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1cm"/>
    </style:style>
    <style:style style:name="co2" style:family="table-column">
      <style:table-column-properties fo:break-before="auto" style:column-width="4.173cm"/>
    </style:style>
    <style:style style:name="co3" style:family="table-column">
      <style:table-column-properties fo:break-before="auto" style:column-width="3.993cm"/>
    </style:style>
    <style:style style:name="co4" style:family="table-column">
      <style:table-column-properties fo:break-before="auto" style:column-width="2.484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027cm"/>
    </style:style>
    <style:style style:name="co8" style:family="table-column">
      <style:table-column-properties fo:break-before="auto" style:column-width="4.692cm"/>
    </style:style>
    <style:style style:name="co9" style:family="table-column">
      <style:table-column-properties fo:break-before="auto" style:column-width="4.002cm"/>
    </style:style>
    <style:style style:name="co10" style:family="table-column">
      <style:table-column-properties fo:break-before="auto" style:column-width="2.475cm"/>
    </style:style>
    <style:style style:name="co11" style:family="table-column">
      <style:table-column-properties fo:break-before="auto" style:column-width="4.202cm"/>
    </style:style>
    <style:style style:name="co12" style:family="table-column">
      <style:table-column-properties fo:break-before="auto" style:column-width="3.856cm"/>
    </style:style>
    <style:style style:name="co13" style:family="table-column">
      <style:table-column-properties fo:break-before="auto" style:column-width="3.649cm"/>
    </style:style>
    <style:style style:name="co14" style:family="table-column">
      <style:table-column-properties fo:break-before="auto" style:column-width="4.787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regular en-t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translations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card number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all verb pop rank</text:p>
          </table:table-cell>
          <table:table-cell table:style-name="ce1" table:number-columns-repeated="1018"/>
        </table:table-row>
        <table:table-row table:style-name="ro1">
          <table:table-cell table:formula="of:=&quot;I &quot; &amp; [.E2]" office:value-type="string" office:string-value="I look" calcext:value-type="string">
            <text:p>I look</text:p>
          </table:table-cell>
          <table:table-cell/>
          <table:table-cell table:formula="of:=&quot;(reg. v) no.&quot; &amp; [.D2] &amp; &quot; Top0100&quot;" office:value-type="string" office:string-value="(reg. v) no.1 Top0100" calcext:value-type="string">
            <text:p>(reg. v) no.1 Top0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formula="of:=&quot;I &quot; &amp; [.E3]" office:value-type="string" office:string-value="I use" calcext:value-type="string">
            <text:p>I use</text:p>
          </table:table-cell>
          <table:table-cell/>
          <table:table-cell table:formula="of:=&quot;(reg. v) no.&quot; &amp; [.D3] &amp; &quot; Top0100&quot;" office:value-type="string" office:string-value="(reg. v) no.2 Top0100" calcext:value-type="string">
            <text:p>(reg. v) no.2 Top0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formula="of:=&quot;I &quot; &amp; [.E4]" office:value-type="string" office:string-value="I want" calcext:value-type="string">
            <text:p>I want</text:p>
          </table:table-cell>
          <table:table-cell/>
          <table:table-cell table:formula="of:=&quot;(reg. v) no.&quot; &amp; [.D4] &amp; &quot; Top0100&quot;" office:value-type="string" office:string-value="(reg. v) no.3 Top0100" calcext:value-type="string">
            <text:p>(reg. v) no.3 Top0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nt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formula="of:=&quot;I &quot; &amp; [.E5]" office:value-type="string" office:string-value="I work" calcext:value-type="string">
            <text:p>I work</text:p>
          </table:table-cell>
          <table:table-cell/>
          <table:table-cell table:formula="of:=&quot;(reg. v) no.&quot; &amp; [.D5] &amp; &quot; Top0100&quot;" office:value-type="string" office:string-value="(reg. v) no.4 Top0100" calcext:value-type="string">
            <text:p>(reg. v) no.4 Top0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k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formula="of:=&quot;I &quot; &amp; [.E6]" office:value-type="string" office:string-value="I need" calcext:value-type="string">
            <text:p>I need</text:p>
          </table:table-cell>
          <table:table-cell/>
          <table:table-cell table:formula="of:=&quot;(reg. v) no.&quot; &amp; [.D6] &amp; &quot; Top0100&quot;" office:value-type="string" office:string-value="(reg. v) no.5 Top0100" calcext:value-type="string">
            <text:p>(reg. v) no.5 Top0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ed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formula="of:=&quot;I &quot; &amp; [.E7]" office:value-type="string" office:string-value="I seem" calcext:value-type="string">
            <text:p>I seem</text:p>
          </table:table-cell>
          <table:table-cell/>
          <table:table-cell table:formula="of:=&quot;(reg. v) no.&quot; &amp; [.D7] &amp; &quot; Top0100&quot;" office:value-type="string" office:string-value="(reg. v) no.6 Top0100" calcext:value-type="string">
            <text:p>(reg. v) no.6 Top0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em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formula="of:=&quot;I &quot; &amp; [.E8]" office:value-type="string" office:string-value="I ask" calcext:value-type="string">
            <text:p>I ask</text:p>
          </table:table-cell>
          <table:table-cell/>
          <table:table-cell table:formula="of:=&quot;(reg. v) no.&quot; &amp; [.D8] &amp; &quot; Top0100&quot;" office:value-type="string" office:string-value="(reg. v) no.7 Top0100" calcext:value-type="string">
            <text:p>(reg. v) no.7 Top0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k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formula="of:=&quot;I &quot; &amp; [.E9]" office:value-type="string" office:string-value="I try" calcext:value-type="string">
            <text:p>I try</text:p>
          </table:table-cell>
          <table:table-cell/>
          <table:table-cell table:formula="of:=&quot;(reg. v) no.&quot; &amp; [.D9] &amp; &quot; Top0100&quot;" office:value-type="string" office:string-value="(reg. v) no.8 Top0100" calcext:value-type="string">
            <text:p>(reg. v) no.8 Top0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y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formula="of:=&quot;I &quot; &amp; [.E10]" office:value-type="string" office:string-value="I call" calcext:value-type="string">
            <text:p>I call</text:p>
          </table:table-cell>
          <table:table-cell/>
          <table:table-cell table:formula="of:=&quot;(reg. v) no.&quot; &amp; [.D10] &amp; &quot; Top0100&quot;" office:value-type="string" office:string-value="(reg. v) no.9 Top0100" calcext:value-type="string">
            <text:p>(reg. v) no.9 Top0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ll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&quot;I &quot; &amp; [.E11]" office:value-type="string" office:string-value="I provide" calcext:value-type="string">
            <text:p>I provide</text:p>
          </table:table-cell>
          <table:table-cell/>
          <table:table-cell table:formula="of:=&quot;(reg. v) no.&quot; &amp; [.D11] &amp; &quot; Top0100&quot;" office:value-type="string" office:string-value="(reg. v) no.10 Top0100" calcext:value-type="string">
            <text:p>(reg. v) no.10 Top0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vide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formula="of:=&quot;I &quot; &amp; [.E12]" office:value-type="string" office:string-value="I turn" calcext:value-type="string">
            <text:p>I turn</text:p>
          </table:table-cell>
          <table:table-cell/>
          <table:table-cell table:formula="of:=&quot;(reg. v) no.&quot; &amp; [.D12] &amp; &quot; Top0100&quot;" office:value-type="string" office:string-value="(reg. v) no.11 Top0100" calcext:value-type="string">
            <text:p>(reg. v) no.11 Top0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rn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formula="of:=&quot;I &quot; &amp; [.E13]" office:value-type="string" office:string-value="I follow" calcext:value-type="string">
            <text:p>I follow</text:p>
          </table:table-cell>
          <table:table-cell/>
          <table:table-cell table:formula="of:=&quot;(reg. v) no.&quot; &amp; [.D13] &amp; &quot; Top0100&quot;" office:value-type="string" office:string-value="(reg. v) no.12 Top0100" calcext:value-type="string">
            <text:p>(reg. v) no.12 Top0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ollow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formula="of:=&quot;I &quot; &amp; [.E14]" office:value-type="string" office:string-value="I like" calcext:value-type="string">
            <text:p>I like</text:p>
          </table:table-cell>
          <table:table-cell/>
          <table:table-cell table:formula="of:=&quot;(reg. v) no.&quot; &amp; [.D14] &amp; &quot; Top0100&quot;" office:value-type="string" office:string-value="(reg. v) no.13 Top0100" calcext:value-type="string">
            <text:p>(reg. v) no.13 Top0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ike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formula="of:=&quot;I &quot; &amp; [.E15]" office:value-type="string" office:string-value="I help" calcext:value-type="string">
            <text:p>I help</text:p>
          </table:table-cell>
          <table:table-cell/>
          <table:table-cell table:formula="of:=&quot;(reg. v) no.&quot; &amp; [.D15] &amp; &quot; Top0100&quot;" office:value-type="string" office:string-value="(reg. v) no.14 Top0100" calcext:value-type="string">
            <text:p>(reg. v) no.14 Top0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lp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formula="of:=&quot;I &quot; &amp; [.E16]" office:value-type="string" office:string-value="I start" calcext:value-type="string">
            <text:p>I start</text:p>
          </table:table-cell>
          <table:table-cell/>
          <table:table-cell table:formula="of:=&quot;(reg. v) no.&quot; &amp; [.D16] &amp; &quot; Top0100&quot;" office:value-type="string" office:string-value="(reg. v) no.15 Top0100" calcext:value-type="string">
            <text:p>(reg. v) no.15 Top0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art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formula="of:=&quot;I &quot; &amp; [.E17]" office:value-type="string" office:string-value="I move" calcext:value-type="string">
            <text:p>I move</text:p>
          </table:table-cell>
          <table:table-cell/>
          <table:table-cell table:formula="of:=&quot;(reg. v) no.&quot; &amp; [.D17] &amp; &quot; Top0100&quot;" office:value-type="string" office:string-value="(reg. v) no.16 Top0100" calcext:value-type="string">
            <text:p>(reg. v) no.16 Top0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ove</text:p>
          </table:table-cell>
          <table:table-cell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formula="of:=&quot;I &quot; &amp; [.E18]" office:value-type="string" office:string-value="I play" calcext:value-type="string">
            <text:p>I play</text:p>
          </table:table-cell>
          <table:table-cell/>
          <table:table-cell table:formula="of:=&quot;(reg. v) no.&quot; &amp; [.D18] &amp; &quot; Top0100&quot;" office:value-type="string" office:string-value="(reg. v) no.17 Top0100" calcext:value-type="string">
            <text:p>(reg. v) no.17 Top0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lay</text:p>
          </table:table-cell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table:formula="of:=&quot;I &quot; &amp; [.E19]" office:value-type="string" office:string-value="I include" calcext:value-type="string">
            <text:p>I include</text:p>
          </table:table-cell>
          <table:table-cell/>
          <table:table-cell table:formula="of:=&quot;(reg. v) no.&quot; &amp; [.D19] &amp; &quot; Top0100&quot;" office:value-type="string" office:string-value="(reg. v) no.18 Top0100" calcext:value-type="string">
            <text:p>(reg. v) no.18 Top0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clude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formula="of:=&quot;I &quot; &amp; [.E20]" office:value-type="string" office:string-value="I believe" calcext:value-type="string">
            <text:p>I believe</text:p>
          </table:table-cell>
          <table:table-cell/>
          <table:table-cell table:formula="of:=&quot;(reg. v) no.&quot; &amp; [.D20] &amp; &quot; Top0100&quot;" office:value-type="string" office:string-value="(reg. v) no.19 Top0100" calcext:value-type="string">
            <text:p>(reg. v) no.19 Top0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lieve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formula="of:=&quot;I &quot; &amp; [.E21]" office:value-type="string" office:string-value="I allow" calcext:value-type="string">
            <text:p>I allow</text:p>
          </table:table-cell>
          <table:table-cell/>
          <table:table-cell table:formula="of:=&quot;(reg. v) no.&quot; &amp; [.D21] &amp; &quot; Top0100&quot;" office:value-type="string" office:string-value="(reg. v) no.20 Top0100" calcext:value-type="string">
            <text:p>(reg. v) no.20 Top0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ow</text:p>
          </table:table-cell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table:formula="of:=&quot;I &quot; &amp; [.E22]" office:value-type="string" office:string-value="I live" calcext:value-type="string">
            <text:p>I live</text:p>
          </table:table-cell>
          <table:table-cell/>
          <table:table-cell table:formula="of:=&quot;(reg. v) no.&quot; &amp; [.D22] &amp; &quot; Top0100&quot;" office:value-type="string" office:string-value="(reg. v) no.21 Top0100" calcext:value-type="string">
            <text:p>(reg. v) no.21 Top0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ive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table:formula="of:=&quot;I &quot; &amp; [.E23]" office:value-type="string" office:string-value="I happen" calcext:value-type="string">
            <text:p>I happen</text:p>
          </table:table-cell>
          <table:table-cell/>
          <table:table-cell table:formula="of:=&quot;(reg. v) no.&quot; &amp; [.D23] &amp; &quot; Top0100&quot;" office:value-type="string" office:string-value="(reg. v) no.22 Top0100" calcext:value-type="string">
            <text:p>(reg. v) no.22 Top0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appen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table:formula="of:=&quot;I &quot; &amp; [.E24]" office:value-type="string" office:string-value="I carry" calcext:value-type="string">
            <text:p>I carry</text:p>
          </table:table-cell>
          <table:table-cell/>
          <table:table-cell table:formula="of:=&quot;(reg. v) no.&quot; &amp; [.D24] &amp; &quot; Top0100&quot;" office:value-type="string" office:string-value="(reg. v) no.23 Top0100" calcext:value-type="string">
            <text:p>(reg. v) no.23 Top0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arry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table:formula="of:=&quot;I &quot; &amp; [.E25]" office:value-type="string" office:string-value="I talk" calcext:value-type="string">
            <text:p>I talk</text:p>
          </table:table-cell>
          <table:table-cell/>
          <table:table-cell table:formula="of:=&quot;(reg. v) no.&quot; &amp; [.D25] &amp; &quot; Top0100&quot;" office:value-type="string" office:string-value="(reg. v) no.24 Top0100" calcext:value-type="string">
            <text:p>(reg. v) no.24 Top01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lk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table:formula="of:=&quot;I &quot; &amp; [.E26]" office:value-type="string" office:string-value="I appear" calcext:value-type="string">
            <text:p>I appear</text:p>
          </table:table-cell>
          <table:table-cell/>
          <table:table-cell table:formula="of:=&quot;(reg. v) no.&quot; &amp; [.D26] &amp; &quot; Top0100&quot;" office:value-type="string" office:string-value="(reg. v) no.25 Top0100" calcext:value-type="string">
            <text:p>(reg. v) no.25 Top0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ppear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table:formula="of:=&quot;I &quot; &amp; [.E27]" office:value-type="string" office:string-value="I produce" calcext:value-type="string">
            <text:p>I produce</text:p>
          </table:table-cell>
          <table:table-cell/>
          <table:table-cell table:formula="of:=&quot;(reg. v) no.&quot; &amp; [.D27] &amp; &quot; Top0100&quot;" office:value-type="string" office:string-value="(reg. v) no.26 Top0100" calcext:value-type="string">
            <text:p>(reg. v) no.26 Top01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oduce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formula="of:=&quot;I &quot; &amp; [.E28]" office:value-type="string" office:string-value="I offer" calcext:value-type="string">
            <text:p>I offer</text:p>
          </table:table-cell>
          <table:table-cell/>
          <table:table-cell table:formula="of:=&quot;(reg. v) no.&quot; &amp; [.D28] &amp; &quot; Top0100&quot;" office:value-type="string" office:string-value="(reg. v) no.27 Top0100" calcext:value-type="string">
            <text:p>(reg. v) no.27 Top01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ffer</text:p>
          </table:table-cell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table:formula="of:=&quot;I &quot; &amp; [.E29]" office:value-type="string" office:string-value="I consider" calcext:value-type="string">
            <text:p>I consider</text:p>
          </table:table-cell>
          <table:table-cell/>
          <table:table-cell table:formula="of:=&quot;(reg. v) no.&quot; &amp; [.D29] &amp; &quot; Top0100&quot;" office:value-type="string" office:string-value="(reg. v) no.28 Top0100" calcext:value-type="string">
            <text:p>(reg. v) no.28 Top01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nsider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table:formula="of:=&quot;I &quot; &amp; [.E30]" office:value-type="string" office:string-value="I expect" calcext:value-type="string">
            <text:p>I expect</text:p>
          </table:table-cell>
          <table:table-cell/>
          <table:table-cell table:formula="of:=&quot;(reg. v) no.&quot; &amp; [.D30] &amp; &quot; Top0100&quot;" office:value-type="string" office:string-value="(reg. v) no.29 Top0100" calcext:value-type="string">
            <text:p>(reg. v) no.29 Top01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pect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formula="of:=&quot;I &quot; &amp; [.E31]" office:value-type="string" office:string-value="I suggest" calcext:value-type="string">
            <text:p>I suggest</text:p>
          </table:table-cell>
          <table:table-cell/>
          <table:table-cell table:formula="of:=&quot;(reg. v) no.&quot; &amp; [.D31] &amp; &quot; Top0100&quot;" office:value-type="string" office:string-value="(reg. v) no.30 Top0100" calcext:value-type="string">
            <text:p>(reg. v) no.30 Top0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uggest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table:formula="of:=&quot;I &quot; &amp; [.E32]" office:value-type="string" office:string-value="I require" calcext:value-type="string">
            <text:p>I require</text:p>
          </table:table-cell>
          <table:table-cell/>
          <table:table-cell table:formula="of:=&quot;(reg. v) no.&quot; &amp; [.D32] &amp; &quot; Top0100&quot;" office:value-type="string" office:string-value="(reg. v) no.31 Top0100" calcext:value-type="string">
            <text:p>(reg. v) no.31 Top01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quire</text:p>
          </table:table-cell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table:formula="of:=&quot;I &quot; &amp; [.E33]" office:value-type="string" office:string-value="I continue" calcext:value-type="string">
            <text:p>I continue</text:p>
          </table:table-cell>
          <table:table-cell/>
          <table:table-cell table:formula="of:=&quot;(reg. v) no.&quot; &amp; [.D33] &amp; &quot; Top0100&quot;" office:value-type="string" office:string-value="(reg. v) no.32 Top0100" calcext:value-type="string">
            <text:p>(reg. v) no.32 Top0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ntinue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table:formula="of:=&quot;I &quot; &amp; [.E34]" office:value-type="string" office:string-value="I add" calcext:value-type="string">
            <text:p>I add</text:p>
          </table:table-cell>
          <table:table-cell/>
          <table:table-cell table:formula="of:=&quot;(reg. v) no.&quot; &amp; [.D34] &amp; &quot; Top0100&quot;" office:value-type="string" office:string-value="(reg. v) no.33 Top0100" calcext:value-type="string">
            <text:p>(reg. v) no.33 Top01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dd</text:p>
          </table:table-cell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table:formula="of:=&quot;I &quot; &amp; [.E35]" office:value-type="string" office:string-value="I change" calcext:value-type="string">
            <text:p>I change</text:p>
          </table:table-cell>
          <table:table-cell/>
          <table:table-cell table:formula="of:=&quot;(reg. v) no.&quot; &amp; [.D35] &amp; &quot; Top0100&quot;" office:value-type="string" office:string-value="(reg. v) no.34 Top0100" calcext:value-type="string">
            <text:p>(reg. v) no.34 Top01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hange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table:formula="of:=&quot;I &quot; &amp; [.E36]" office:value-type="string" office:string-value="I remain" calcext:value-type="string">
            <text:p>I remain</text:p>
          </table:table-cell>
          <table:table-cell/>
          <table:table-cell table:formula="of:=&quot;(reg. v) no.&quot; &amp; [.D36] &amp; &quot; Top0100&quot;" office:value-type="string" office:string-value="(reg. v) no.35 Top0100" calcext:value-type="string">
            <text:p>(reg. v) no.35 Top01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main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1">
          <table:table-cell table:formula="of:=&quot;I &quot; &amp; [.E37]" office:value-type="string" office:string-value="I remember" calcext:value-type="string">
            <text:p>I remember</text:p>
          </table:table-cell>
          <table:table-cell/>
          <table:table-cell table:formula="of:=&quot;(reg. v) no.&quot; &amp; [.D37] &amp; &quot; Top0100&quot;" office:value-type="string" office:string-value="(reg. v) no.36 Top0100" calcext:value-type="string">
            <text:p>(reg. v) no.36 Top01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emember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table:formula="of:=&quot;I &quot; &amp; [.E38]" office:value-type="string" office:string-value="I stop" calcext:value-type="string">
            <text:p>I stop</text:p>
          </table:table-cell>
          <table:table-cell/>
          <table:table-cell table:formula="of:=&quot;(reg. v) no.&quot; &amp; [.D38] &amp; &quot; Top0100&quot;" office:value-type="string" office:string-value="(reg. v) no.37 Top0100" calcext:value-type="string">
            <text:p>(reg. v) no.37 Top01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top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table:formula="of:=&quot;I &quot; &amp; [.E39]" office:value-type="string" office:string-value="I receive" calcext:value-type="string">
            <text:p>I receive</text:p>
          </table:table-cell>
          <table:table-cell/>
          <table:table-cell table:formula="of:=&quot;(reg. v) no.&quot; &amp; [.D39] &amp; &quot; Top0100&quot;" office:value-type="string" office:string-value="(reg. v) no.38 Top0100" calcext:value-type="string">
            <text:p>(reg. v) no.38 Top01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ceive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formula="of:=&quot;I &quot; &amp; [.E40]" office:value-type="string" office:string-value="I decide" calcext:value-type="string">
            <text:p>I decide</text:p>
          </table:table-cell>
          <table:table-cell/>
          <table:table-cell table:formula="of:=&quot;(reg. v) no.&quot; &amp; [.D40] &amp; &quot; Top0100&quot;" office:value-type="string" office:string-value="(reg. v) no.39 Top0100" calcext:value-type="string">
            <text:p>(reg. v) no.39 Top01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ecide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table:formula="of:=&quot;I &quot; &amp; [.E41]" office:value-type="string" office:string-value="I describe" calcext:value-type="string">
            <text:p>I describe</text:p>
          </table:table-cell>
          <table:table-cell/>
          <table:table-cell table:formula="of:=&quot;(reg. v) no.&quot; &amp; [.D41] &amp; &quot; Top0100&quot;" office:value-type="string" office:string-value="(reg. v) no.40 Top0100" calcext:value-type="string">
            <text:p>(reg. v) no.40 Top0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scribe</text:p>
          </table:table-cell>
          <table:table-cell office:value-type="float" office:value="84" calcext:value-type="float">
            <text:p>84</text:p>
          </table:table-cell>
          <table:table-cell table:number-columns-repeated="1018"/>
        </table:table-row>
        <table:table-row table:style-name="ro1">
          <table:table-cell table:formula="of:=&quot;I &quot; &amp; [.E42]" office:value-type="string" office:string-value="I develop" calcext:value-type="string">
            <text:p>I develop</text:p>
          </table:table-cell>
          <table:table-cell/>
          <table:table-cell table:formula="of:=&quot;(reg. v) no.&quot; &amp; [.D42] &amp; &quot; Top0100&quot;" office:value-type="string" office:string-value="(reg. v) no.41 Top0100" calcext:value-type="string">
            <text:p>(reg. v) no.41 Top01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velop</text:p>
          </table:table-cell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table:formula="of:=&quot;I &quot; &amp; [.E43]" office:value-type="string" office:string-value="I agree" calcext:value-type="string">
            <text:p>I agree</text:p>
          </table:table-cell>
          <table:table-cell/>
          <table:table-cell table:formula="of:=&quot;(reg. v) no.&quot; &amp; [.D43] &amp; &quot; Top0100&quot;" office:value-type="string" office:string-value="(reg. v) no.42 Top0100" calcext:value-type="string">
            <text:p>(reg. v) no.42 Top01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gree</text:p>
          </table:table-cell>
          <table:table-cell office:value-type="float" office:value="86" calcext:value-type="float">
            <text:p>86</text:p>
          </table:table-cell>
          <table:table-cell table:number-columns-repeated="1018"/>
        </table:table-row>
        <table:table-row table:style-name="ro1">
          <table:table-cell table:formula="of:=&quot;I &quot; &amp; [.E44]" office:value-type="string" office:string-value="I open" calcext:value-type="string">
            <text:p>I open</text:p>
          </table:table-cell>
          <table:table-cell/>
          <table:table-cell table:formula="of:=&quot;(reg. v) no.&quot; &amp; [.D44] &amp; &quot; Top0100&quot;" office:value-type="string" office:string-value="(reg. v) no.43 Top0100" calcext:value-type="string">
            <text:p>(reg. v) no.43 Top01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pen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table:formula="of:=&quot;I &quot; &amp; [.E45]" office:value-type="string" office:string-value="I reach" calcext:value-type="string">
            <text:p>I reach</text:p>
          </table:table-cell>
          <table:table-cell/>
          <table:table-cell table:formula="of:=&quot;(reg. v) no.&quot; &amp; [.D45] &amp; &quot; Top0100&quot;" office:value-type="string" office:string-value="(reg. v) no.44 Top0100" calcext:value-type="string">
            <text:p>(reg. v) no.44 Top01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each</text:p>
          </table:table-cell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>
          <table:table-cell table:formula="of:=&quot;I &quot; &amp; [.E46]" office:value-type="string" office:string-value="I involve" calcext:value-type="string">
            <text:p>I involve</text:p>
          </table:table-cell>
          <table:table-cell/>
          <table:table-cell table:formula="of:=&quot;(reg. v) no.&quot; &amp; [.D46] &amp; &quot; Top0100&quot;" office:value-type="string" office:string-value="(reg. v) no.45 Top0100" calcext:value-type="string">
            <text:p>(reg. v) no.45 Top01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nvolve</text:p>
          </table:table-cell>
          <table:table-cell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table:formula="of:=&quot;I &quot; &amp; [.E47]" office:value-type="string" office:string-value="I return" calcext:value-type="string">
            <text:p>I return</text:p>
          </table:table-cell>
          <table:table-cell/>
          <table:table-cell table:formula="of:=&quot;(reg. v) no.&quot; &amp; [.D47] &amp; &quot; Top0100&quot;" office:value-type="string" office:string-value="(reg. v) no.46 Top0100" calcext:value-type="string">
            <text:p>(reg. v) no.46 Top01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turn</text:p>
          </table:table-cell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1">
          <table:table-cell table:formula="of:=&quot;I &quot; &amp; [.E48]" office:value-type="string" office:string-value="I die" calcext:value-type="string">
            <text:p>I die</text:p>
          </table:table-cell>
          <table:table-cell/>
          <table:table-cell table:formula="of:=&quot;(reg. v) no.&quot; &amp; [.D48] &amp; &quot; Top0100&quot;" office:value-type="string" office:string-value="(reg. v) no.47 Top0100" calcext:value-type="string">
            <text:p>(reg. v) no.47 Top01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ie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 table:formula="of:=&quot;I &quot; &amp; [.E49]" office:value-type="string" office:string-value="I hope" calcext:value-type="string">
            <text:p>I hope</text:p>
          </table:table-cell>
          <table:table-cell/>
          <table:table-cell table:formula="of:=&quot;(reg. v) no.&quot; &amp; [.D49] &amp; &quot; Top0100&quot;" office:value-type="string" office:string-value="(reg. v) no.48 Top0100" calcext:value-type="string">
            <text:p>(reg. v) no.48 Top01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ope</text:p>
          </table:table-cell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table:formula="of:=&quot;I &quot; &amp; [.E50]" office:value-type="string" office:string-value="I create" calcext:value-type="string">
            <text:p>I create</text:p>
          </table:table-cell>
          <table:table-cell/>
          <table:table-cell table:formula="of:=&quot;(reg. v) no.&quot; &amp; [.D50] &amp; &quot; Top0100&quot;" office:value-type="string" office:string-value="(reg. v) no.49 Top0100" calcext:value-type="string">
            <text:p>(reg. v) no.49 Top01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reate</text:p>
          </table:table-cell>
          <table:table-cell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table:formula="of:=&quot;I &quot; &amp; [.E51]" office:value-type="string" office:string-value="I walk" calcext:value-type="string">
            <text:p>I walk</text:p>
          </table:table-cell>
          <table:table-cell/>
          <table:table-cell table:formula="of:=&quot;(reg. v) no.&quot; &amp; [.D51] &amp; &quot; Top0100&quot;" office:value-type="string" office:string-value="(reg. v) no.50 Top0100" calcext:value-type="string">
            <text:p>(reg. v) no.50 Top0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alk</text:p>
          </table:table-cell>
          <table:table-cell office:value-type="float" office:value="97" calcext:value-type="float">
            <text:p>97</text:p>
          </table:table-cell>
          <table:table-cell table:number-columns-repeated="1018"/>
        </table:table-row>
        <table:table-row table:style-name="ro1">
          <table:table-cell table:formula="of:=&quot;I &quot; &amp; [.E52]" office:value-type="string" office:string-value="I wait" calcext:value-type="string">
            <text:p>I wait</text:p>
          </table:table-cell>
          <table:table-cell/>
          <table:table-cell table:formula="of:=&quot;(reg. v) no.&quot; &amp; [.D52] &amp; &quot; Top0100&quot;" office:value-type="string" office:string-value="(reg. v) no.51 Top0100" calcext:value-type="string">
            <text:p>(reg. v) no.51 Top01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ait</text:p>
          </table:table-cell>
          <table:table-cell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table:formula="of:=&quot;I &quot; &amp; [.E53]" office:value-type="string" office:string-value="I cause" calcext:value-type="string">
            <text:p>I cause</text:p>
          </table:table-cell>
          <table:table-cell/>
          <table:table-cell table:formula="of:=&quot;(reg. v) no.&quot; &amp; [.D53] &amp; &quot; Top0100&quot;" office:value-type="string" office:string-value="(reg. v) no.52 Top0100" calcext:value-type="string">
            <text:p>(reg. v) no.52 Top01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ause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formula="of:=&quot;I &quot; &amp; [.E54]" office:value-type="string" office:string-value="I pass" calcext:value-type="string">
            <text:p>I pass</text:p>
          </table:table-cell>
          <table:table-cell/>
          <table:table-cell table:formula="of:=&quot;(reg. v) no.&quot; &amp; [.D54] &amp; &quot; Top0100&quot;" office:value-type="string" office:string-value="(reg. v) no.53 Top0100" calcext:value-type="string">
            <text:p>(reg. v) no.53 Top010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ss</text:p>
          </table:table-cell>
          <table:table-cell office:value-type="float" office:value="101" calcext:value-type="float">
            <text:p>101</text:p>
          </table:table-cell>
          <table:table-cell table:number-columns-repeated="1018"/>
        </table:table-row>
        <table:table-row table:style-name="ro1">
          <table:table-cell table:formula="of:=&quot;I &quot; &amp; [.E55]" office:value-type="string" office:string-value="I accept" calcext:value-type="string">
            <text:p>I accept</text:p>
          </table:table-cell>
          <table:table-cell/>
          <table:table-cell table:formula="of:=&quot;(reg. v) no.&quot; &amp; [.D55] &amp; &quot; Top0100&quot;" office:value-type="string" office:string-value="(reg. v) no.54 Top0100" calcext:value-type="string">
            <text:p>(reg. v) no.54 Top01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ccept</text:p>
          </table:table-cell>
          <table:table-cell office:value-type="float" office:value="103" calcext:value-type="float">
            <text:p>103</text:p>
          </table:table-cell>
          <table:table-cell table:number-columns-repeated="1018"/>
        </table:table-row>
        <table:table-row table:style-name="ro1">
          <table:table-cell table:formula="of:=&quot;I &quot; &amp; [.E56]" office:value-type="string" office:string-value="I watch" calcext:value-type="string">
            <text:p>I watch</text:p>
          </table:table-cell>
          <table:table-cell/>
          <table:table-cell table:formula="of:=&quot;(reg. v) no.&quot; &amp; [.D56] &amp; &quot; Top0100&quot;" office:value-type="string" office:string-value="(reg. v) no.55 Top0100" calcext:value-type="string">
            <text:p>(reg. v) no.55 Top01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atch</text:p>
          </table:table-cell>
          <table:table-cell office:value-type="float" office:value="104" calcext:value-type="float">
            <text:p>104</text:p>
          </table:table-cell>
          <table:table-cell table:number-columns-repeated="1018"/>
        </table:table-row>
        <table:table-row table:style-name="ro1">
          <table:table-cell table:formula="of:=&quot;I &quot; &amp; [.E57]" office:value-type="string" office:string-value="I raise" calcext:value-type="string">
            <text:p>I raise</text:p>
          </table:table-cell>
          <table:table-cell/>
          <table:table-cell table:formula="of:=&quot;(reg. v) no.&quot; &amp; [.D57] &amp; &quot; Top0100&quot;" office:value-type="string" office:string-value="(reg. v) no.56 Top0100" calcext:value-type="string">
            <text:p>(reg. v) no.56 Top01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aise</text:p>
          </table:table-cell>
          <table:table-cell office:value-type="float" office:value="105" calcext:value-type="float">
            <text:p>105</text:p>
          </table:table-cell>
          <table:table-cell table:number-columns-repeated="1018"/>
        </table:table-row>
        <table:table-row table:style-name="ro1">
          <table:table-cell table:formula="of:=&quot;I &quot; &amp; [.E58]" office:value-type="string" office:string-value="I base" calcext:value-type="string">
            <text:p>I base</text:p>
          </table:table-cell>
          <table:table-cell/>
          <table:table-cell table:formula="of:=&quot;(reg. v) no.&quot; &amp; [.D58] &amp; &quot; Top0100&quot;" office:value-type="string" office:string-value="(reg. v) no.57 Top0100" calcext:value-type="string">
            <text:p>(reg. v) no.57 Top01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ase</text:p>
          </table:table-cell>
          <table:table-cell office:value-type="float" office:value="106" calcext:value-type="float">
            <text:p>106</text:p>
          </table:table-cell>
          <table:table-cell table:number-columns-repeated="1018"/>
        </table:table-row>
        <table:table-row table:style-name="ro1">
          <table:table-cell table:formula="of:=&quot;I &quot; &amp; [.E59]" office:value-type="string" office:string-value="I apply" calcext:value-type="string">
            <text:p>I apply</text:p>
          </table:table-cell>
          <table:table-cell/>
          <table:table-cell table:formula="of:=&quot;(reg. v) no.&quot; &amp; [.D59] &amp; &quot; Top0100&quot;" office:value-type="string" office:string-value="(reg. v) no.58 Top0100" calcext:value-type="string">
            <text:p>(reg. v) no.58 Top01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pply</text:p>
          </table:table-cell>
          <table:table-cell office:value-type="float" office:value="107" calcext:value-type="float">
            <text:p>107</text:p>
          </table:table-cell>
          <table:table-cell table:number-columns-repeated="1018"/>
        </table:table-row>
        <table:table-row table:style-name="ro1">
          <table:table-cell table:formula="of:=&quot;I &quot; &amp; [.E60]" office:value-type="string" office:string-value="I explain" calcext:value-type="string">
            <text:p>I explain</text:p>
          </table:table-cell>
          <table:table-cell/>
          <table:table-cell table:formula="of:=&quot;(reg. v) no.&quot; &amp; [.D60] &amp; &quot; Top0100&quot;" office:value-type="string" office:string-value="(reg. v) no.59 Top0100" calcext:value-type="string">
            <text:p>(reg. v) no.59 Top01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xplain</text:p>
          </table:table-cell>
          <table:table-cell office:value-type="float" office:value="109" calcext:value-type="float">
            <text:p>109</text:p>
          </table:table-cell>
          <table:table-cell table:number-columns-repeated="1018"/>
        </table:table-row>
        <table:table-row table:style-name="ro1">
          <table:table-cell table:formula="of:=&quot;I &quot; &amp; [.E61]" office:value-type="string" office:string-value="I increase" calcext:value-type="string">
            <text:p>I increase</text:p>
          </table:table-cell>
          <table:table-cell/>
          <table:table-cell table:formula="of:=&quot;(reg. v) no.&quot; &amp; [.D61] &amp; &quot; Top0100&quot;" office:value-type="string" office:string-value="(reg. v) no.60 Top0100" calcext:value-type="string">
            <text:p>(reg. v) no.60 Top01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crease</text:p>
          </table:table-cell>
          <table:table-cell office:value-type="float" office:value="111" calcext:value-type="float">
            <text:p>111</text:p>
          </table:table-cell>
          <table:table-cell table:number-columns-repeated="1018"/>
        </table:table-row>
        <table:table-row table:style-name="ro1">
          <table:table-cell table:formula="of:=&quot;I &quot; &amp; [.E62]" office:value-type="string" office:string-value="I cover" calcext:value-type="string">
            <text:p>I cover</text:p>
          </table:table-cell>
          <table:table-cell/>
          <table:table-cell table:formula="of:=&quot;(reg. v) no.&quot; &amp; [.D62] &amp; &quot; Top0100&quot;" office:value-type="string" office:string-value="(reg. v) no.61 Top0100" calcext:value-type="string">
            <text:p>(reg. v) no.61 Top010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over</text:p>
          </table:table-cell>
          <table:table-cell office:value-type="float" office:value="112" calcext:value-type="float">
            <text:p>112</text:p>
          </table:table-cell>
          <table:table-cell table:number-columns-repeated="1018"/>
        </table:table-row>
        <table:table-row table:style-name="ro1">
          <table:table-cell table:formula="of:=&quot;I &quot; &amp; [.E63]" office:value-type="string" office:string-value="I claim" calcext:value-type="string">
            <text:p>I claim</text:p>
          </table:table-cell>
          <table:table-cell/>
          <table:table-cell table:formula="of:=&quot;(reg. v) no.&quot; &amp; [.D63] &amp; &quot; Top0100&quot;" office:value-type="string" office:string-value="(reg. v) no.62 Top0100" calcext:value-type="string">
            <text:p>(reg. v) no.62 Top01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laim</text:p>
          </table:table-cell>
          <table:table-cell office:value-type="float" office:value="114" calcext:value-type="float">
            <text:p>114</text:p>
          </table:table-cell>
          <table:table-cell table:number-columns-repeated="1018"/>
        </table:table-row>
        <table:table-row table:style-name="ro1">
          <table:table-cell table:formula="of:=&quot;I &quot; &amp; [.E64]" office:value-type="string" office:string-value="I report" calcext:value-type="string">
            <text:p>I report</text:p>
          </table:table-cell>
          <table:table-cell/>
          <table:table-cell table:formula="of:=&quot;(reg. v) no.&quot; &amp; [.D64] &amp; &quot; Top0100&quot;" office:value-type="string" office:string-value="(reg. v) no.63 Top0100" calcext:value-type="string">
            <text:p>(reg. v) no.63 Top010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eport</text:p>
          </table:table-cell>
          <table:table-cell office:value-type="float" office:value="115" calcext:value-type="float">
            <text:p>115</text:p>
          </table:table-cell>
          <table:table-cell table:number-columns-repeated="1018"/>
        </table:table-row>
        <table:table-row table:style-name="ro1">
          <table:table-cell table:formula="of:=&quot;I &quot; &amp; [.E65]" office:value-type="string" office:string-value="I support" calcext:value-type="string">
            <text:p>I support</text:p>
          </table:table-cell>
          <table:table-cell/>
          <table:table-cell table:formula="of:=&quot;(reg. v) no.&quot; &amp; [.D65] &amp; &quot; Top0100&quot;" office:value-type="string" office:string-value="(reg. v) no.64 Top0100" calcext:value-type="string">
            <text:p>(reg. v) no.64 Top0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upport</text:p>
          </table:table-cell>
          <table:table-cell office:value-type="float" office:value="116" calcext:value-type="float">
            <text:p>116</text:p>
          </table:table-cell>
          <table:table-cell table:number-columns-repeated="1018"/>
        </table:table-row>
        <table:table-row table:style-name="ro1">
          <table:table-cell table:formula="of:=&quot;I &quot; &amp; [.E66]" office:value-type="string" office:string-value="I form" calcext:value-type="string">
            <text:p>I form</text:p>
          </table:table-cell>
          <table:table-cell/>
          <table:table-cell table:formula="of:=&quot;(reg. v) no.&quot; &amp; [.D66] &amp; &quot; Top0100&quot;" office:value-type="string" office:string-value="(reg. v) no.65 Top0100" calcext:value-type="string">
            <text:p>(reg. v) no.65 Top01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orm</text:p>
          </table:table-cell>
          <table:table-cell office:value-type="float" office:value="118" calcext:value-type="float">
            <text:p>118</text:p>
          </table:table-cell>
          <table:table-cell table:number-columns-repeated="1018"/>
        </table:table-row>
        <table:table-row table:style-name="ro1">
          <table:table-cell table:formula="of:=&quot;I &quot; &amp; [.E67]" office:value-type="string" office:string-value="I stay" calcext:value-type="string">
            <text:p>I stay</text:p>
          </table:table-cell>
          <table:table-cell/>
          <table:table-cell table:formula="of:=&quot;(reg. v) no.&quot; &amp; [.D67] &amp; &quot; Top0100&quot;" office:value-type="string" office:string-value="(reg. v) no.66 Top0100" calcext:value-type="string">
            <text:p>(reg. v) no.66 Top010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tay</text:p>
          </table:table-cell>
          <table:table-cell office:value-type="float" office:value="119" calcext:value-type="float">
            <text:p>119</text:p>
          </table:table-cell>
          <table:table-cell table:number-columns-repeated="1018"/>
        </table:table-row>
        <table:table-row table:style-name="ro1">
          <table:table-cell table:formula="of:=&quot;I &quot; &amp; [.E68]" office:value-type="string" office:string-value="I contain" calcext:value-type="string">
            <text:p>I contain</text:p>
          </table:table-cell>
          <table:table-cell/>
          <table:table-cell table:formula="of:=&quot;(reg. v) no.&quot; &amp; [.D68] &amp; &quot; Top0100&quot;" office:value-type="string" office:string-value="(reg. v) no.67 Top0100" calcext:value-type="string">
            <text:p>(reg. v) no.67 Top0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ontain</text:p>
          </table:table-cell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 table:formula="of:=&quot;I &quot; &amp; [.E69]" office:value-type="string" office:string-value="I reduce" calcext:value-type="string">
            <text:p>I reduce</text:p>
          </table:table-cell>
          <table:table-cell/>
          <table:table-cell table:formula="of:=&quot;(reg. v) no.&quot; &amp; [.D69] &amp; &quot; Top0100&quot;" office:value-type="string" office:string-value="(reg. v) no.68 Top0100" calcext:value-type="string">
            <text:p>(reg. v) no.68 Top010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educe</text:p>
          </table:table-cell>
          <table:table-cell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table:formula="of:=&quot;I &quot; &amp; [.E70]" office:value-type="string" office:string-value="I establish" calcext:value-type="string">
            <text:p>I establish</text:p>
          </table:table-cell>
          <table:table-cell/>
          <table:table-cell table:formula="of:=&quot;(reg. v) no.&quot; &amp; [.D70] &amp; &quot; Top0100&quot;" office:value-type="string" office:string-value="(reg. v) no.69 Top0100" calcext:value-type="string">
            <text:p>(reg. v) no.69 Top01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stablish</text:p>
          </table:table-cell>
          <table:table-cell office:value-type="float" office:value="122" calcext:value-type="float">
            <text:p>122</text:p>
          </table:table-cell>
          <table:table-cell table:number-columns-repeated="1018"/>
        </table:table-row>
        <table:table-row table:style-name="ro1">
          <table:table-cell table:formula="of:=&quot;I &quot; &amp; [.E71]" office:value-type="string" office:string-value="I join" calcext:value-type="string">
            <text:p>I join</text:p>
          </table:table-cell>
          <table:table-cell/>
          <table:table-cell table:formula="of:=&quot;(reg. v) no.&quot; &amp; [.D71] &amp; &quot; Top0100&quot;" office:value-type="string" office:string-value="(reg. v) no.70 Top0100" calcext:value-type="string">
            <text:p>(reg. v) no.70 Top01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oin</text:p>
          </table:table-cell>
          <table:table-cell office:value-type="float" office:value="123" calcext:value-type="float">
            <text:p>123</text:p>
          </table:table-cell>
          <table:table-cell table:number-columns-repeated="1018"/>
        </table:table-row>
        <table:table-row table:style-name="ro1">
          <table:table-cell table:formula="of:=&quot;I &quot; &amp; [.E72]" office:value-type="string" office:string-value="I wish" calcext:value-type="string">
            <text:p>I wish</text:p>
          </table:table-cell>
          <table:table-cell/>
          <table:table-cell table:formula="of:=&quot;(reg. v) no.&quot; &amp; [.D72] &amp; &quot; Top0100&quot;" office:value-type="string" office:string-value="(reg. v) no.71 Top0100" calcext:value-type="string">
            <text:p>(reg. v) no.71 Top01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ish</text:p>
          </table:table-cell>
          <table:table-cell office:value-type="float" office:value="124" calcext:value-type="float">
            <text:p>124</text:p>
          </table:table-cell>
          <table:table-cell table:number-columns-repeated="1018"/>
        </table:table-row>
        <table:table-row table:style-name="ro1">
          <table:table-cell table:formula="of:=&quot;I &quot; &amp; [.E73]" office:value-type="string" office:string-value="I achieve" calcext:value-type="string">
            <text:p>I achieve</text:p>
          </table:table-cell>
          <table:table-cell/>
          <table:table-cell table:formula="of:=&quot;(reg. v) no.&quot; &amp; [.D73] &amp; &quot; Top0100&quot;" office:value-type="string" office:string-value="(reg. v) no.72 Top0100" calcext:value-type="string">
            <text:p>(reg. v) no.72 Top01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chieve</text:p>
          </table:table-cell>
          <table:table-cell office:value-type="float" office:value="125" calcext:value-type="float">
            <text:p>125</text:p>
          </table:table-cell>
          <table:table-cell table:number-columns-repeated="1018"/>
        </table:table-row>
        <table:table-row table:style-name="ro1">
          <table:table-cell table:formula="of:=&quot;I &quot; &amp; [.E74]" office:value-type="string" office:string-value="I face" calcext:value-type="string">
            <text:p>I face</text:p>
          </table:table-cell>
          <table:table-cell/>
          <table:table-cell table:formula="of:=&quot;(reg. v) no.&quot; &amp; [.D74] &amp; &quot; Top0100&quot;" office:value-type="string" office:string-value="(reg. v) no.73 Top0100" calcext:value-type="string">
            <text:p>(reg. v) no.73 Top01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ace</text:p>
          </table:table-cell>
          <table:table-cell office:value-type="float" office:value="129" calcext:value-type="float">
            <text:p>129</text:p>
          </table:table-cell>
          <table:table-cell table:number-columns-repeated="1018"/>
        </table:table-row>
        <table:table-row table:style-name="ro1">
          <table:table-cell table:formula="of:=&quot;I &quot; &amp; [.E75]" office:value-type="string" office:string-value="I fail" calcext:value-type="string">
            <text:p>I fail</text:p>
          </table:table-cell>
          <table:table-cell/>
          <table:table-cell table:formula="of:=&quot;(reg. v) no.&quot; &amp; [.D75] &amp; &quot; Top0100&quot;" office:value-type="string" office:string-value="(reg. v) no.74 Top0100" calcext:value-type="string">
            <text:p>(reg. v) no.74 Top010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ail</text:p>
          </table:table-cell>
          <table:table-cell office:value-type="float" office:value="130" calcext:value-type="float">
            <text:p>130</text:p>
          </table:table-cell>
          <table:table-cell table:number-columns-repeated="1018"/>
        </table:table-row>
        <table:table-row table:style-name="ro1">
          <table:table-cell table:formula="of:=&quot;I &quot; &amp; [.E76]" office:value-type="string" office:string-value="I serve" calcext:value-type="string">
            <text:p>I serve</text:p>
          </table:table-cell>
          <table:table-cell/>
          <table:table-cell table:formula="of:=&quot;(reg. v) no.&quot; &amp; [.D76] &amp; &quot; Top0100&quot;" office:value-type="string" office:string-value="(reg. v) no.75 Top0100" calcext:value-type="string">
            <text:p>(reg. v) no.75 Top01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erve</text:p>
          </table:table-cell>
          <table:table-cell office:value-type="float" office:value="131" calcext:value-type="float">
            <text:p>131</text:p>
          </table:table-cell>
          <table:table-cell table:number-columns-repeated="1018"/>
        </table:table-row>
        <table:table-row table:style-name="ro1">
          <table:table-cell table:formula="of:=&quot;I &quot; &amp; [.E77]" office:value-type="string" office:string-value="I end" calcext:value-type="string">
            <text:p>I end</text:p>
          </table:table-cell>
          <table:table-cell/>
          <table:table-cell table:formula="of:=&quot;(reg. v) no.&quot; &amp; [.D77] &amp; &quot; Top0100&quot;" office:value-type="string" office:string-value="(reg. v) no.76 Top0100" calcext:value-type="string">
            <text:p>(reg. v) no.76 Top01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nd</text:p>
          </table:table-cell>
          <table:table-cell office:value-type="float" office:value="132" calcext:value-type="float">
            <text:p>132</text:p>
          </table:table-cell>
          <table:table-cell table:number-columns-repeated="1018"/>
        </table:table-row>
        <table:table-row table:style-name="ro1">
          <table:table-cell table:formula="of:=&quot;I &quot; &amp; [.E78]" office:value-type="string" office:string-value="I kill" calcext:value-type="string">
            <text:p>I kill</text:p>
          </table:table-cell>
          <table:table-cell/>
          <table:table-cell table:formula="of:=&quot;(reg. v) no.&quot; &amp; [.D78] &amp; &quot; Top0100&quot;" office:value-type="string" office:string-value="(reg. v) no.77 Top0100" calcext:value-type="string">
            <text:p>(reg. v) no.77 Top010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kill</text:p>
          </table:table-cell>
          <table:table-cell office:value-type="float" office:value="133" calcext:value-type="float">
            <text:p>133</text:p>
          </table:table-cell>
          <table:table-cell table:number-columns-repeated="1018"/>
        </table:table-row>
        <table:table-row table:style-name="ro1">
          <table:table-cell table:formula="of:=&quot;I &quot; &amp; [.E79]" office:value-type="string" office:string-value="I occur" calcext:value-type="string">
            <text:p>I occur</text:p>
          </table:table-cell>
          <table:table-cell/>
          <table:table-cell table:formula="of:=&quot;(reg. v) no.&quot; &amp; [.D79] &amp; &quot; Top0100&quot;" office:value-type="string" office:string-value="(reg. v) no.78 Top0100" calcext:value-type="string">
            <text:p>(reg. v) no.78 Top010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ccur</text:p>
          </table:table-cell>
          <table:table-cell office:value-type="float" office:value="134" calcext:value-type="float">
            <text:p>134</text:p>
          </table:table-cell>
          <table:table-cell table:number-columns-repeated="1018"/>
        </table:table-row>
        <table:table-row table:style-name="ro1">
          <table:table-cell table:formula="of:=&quot;I &quot; &amp; [.E80]" office:value-type="string" office:string-value="I represent" calcext:value-type="string">
            <text:p>I represent</text:p>
          </table:table-cell>
          <table:table-cell/>
          <table:table-cell table:formula="of:=&quot;(reg. v) no.&quot; &amp; [.D80] &amp; &quot; Top0100&quot;" office:value-type="string" office:string-value="(reg. v) no.79 Top0100" calcext:value-type="string">
            <text:p>(reg. v) no.79 Top010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epresent</text:p>
          </table:table-cell>
          <table:table-cell office:value-type="float" office:value="136" calcext:value-type="float">
            <text:p>136</text:p>
          </table:table-cell>
          <table:table-cell table:number-columns-repeated="1018"/>
        </table:table-row>
        <table:table-row table:style-name="ro1">
          <table:table-cell table:formula="of:=&quot;I &quot; &amp; [.E81]" office:value-type="string" office:string-value="I discuss" calcext:value-type="string">
            <text:p>I discuss</text:p>
          </table:table-cell>
          <table:table-cell/>
          <table:table-cell table:formula="of:=&quot;(reg. v) no.&quot; &amp; [.D81] &amp; &quot; Top0100&quot;" office:value-type="string" office:string-value="(reg. v) no.80 Top0100" calcext:value-type="string">
            <text:p>(reg. v) no.80 Top01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iscuss</text:p>
          </table:table-cell>
          <table:table-cell office:value-type="float" office:value="138" calcext:value-type="float">
            <text:p>138</text:p>
          </table:table-cell>
          <table:table-cell table:number-columns-repeated="1018"/>
        </table:table-row>
        <table:table-row table:style-name="ro1">
          <table:table-cell table:formula="of:=&quot;I &quot; &amp; [.E82]" office:value-type="string" office:string-value="I love" calcext:value-type="string">
            <text:p>I love</text:p>
          </table:table-cell>
          <table:table-cell/>
          <table:table-cell table:formula="of:=&quot;(reg. v) no.&quot; &amp; [.D82] &amp; &quot; Top0100&quot;" office:value-type="string" office:string-value="(reg. v) no.81 Top0100" calcext:value-type="string">
            <text:p>(reg. v) no.81 Top01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ove</text:p>
          </table:table-cell>
          <table:table-cell office:value-type="float" office:value="139" calcext:value-type="float">
            <text:p>139</text:p>
          </table:table-cell>
          <table:table-cell table:number-columns-repeated="1018"/>
        </table:table-row>
        <table:table-row table:style-name="ro1">
          <table:table-cell table:formula="of:=&quot;I &quot; &amp; [.E83]" office:value-type="string" office:string-value="I pick" calcext:value-type="string">
            <text:p>I pick</text:p>
          </table:table-cell>
          <table:table-cell/>
          <table:table-cell table:formula="of:=&quot;(reg. v) no.&quot; &amp; [.D83] &amp; &quot; Top0100&quot;" office:value-type="string" office:string-value="(reg. v) no.82 Top0100" calcext:value-type="string">
            <text:p>(reg. v) no.82 Top01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ick</text:p>
          </table:table-cell>
          <table:table-cell office:value-type="float" office:value="140" calcext:value-type="float">
            <text:p>140</text:p>
          </table:table-cell>
          <table:table-cell table:number-columns-repeated="1018"/>
        </table:table-row>
        <table:table-row table:style-name="ro1">
          <table:table-cell table:formula="of:=&quot;I &quot; &amp; [.E84]" office:value-type="string" office:string-value="I place" calcext:value-type="string">
            <text:p>I place</text:p>
          </table:table-cell>
          <table:table-cell/>
          <table:table-cell table:formula="of:=&quot;(reg. v) no.&quot; &amp; [.D84] &amp; &quot; Top0100&quot;" office:value-type="string" office:string-value="(reg. v) no.83 Top0100" calcext:value-type="string">
            <text:p>(reg. v) no.83 Top010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lace</text:p>
          </table:table-cell>
          <table:table-cell office:value-type="float" office:value="141" calcext:value-type="float">
            <text:p>141</text:p>
          </table:table-cell>
          <table:table-cell table:number-columns-repeated="1018"/>
        </table:table-row>
        <table:table-row table:style-name="ro1">
          <table:table-cell table:formula="of:=&quot;I &quot; &amp; [.E85]" office:value-type="string" office:string-value="I argue" calcext:value-type="string">
            <text:p>I argue</text:p>
          </table:table-cell>
          <table:table-cell/>
          <table:table-cell table:formula="of:=&quot;(reg. v) no.&quot; &amp; [.D85] &amp; &quot; Top0100&quot;" office:value-type="string" office:string-value="(reg. v) no.84 Top0100" calcext:value-type="string">
            <text:p>(reg. v) no.84 Top010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rgue</text:p>
          </table:table-cell>
          <table:table-cell office:value-type="float" office:value="142" calcext:value-type="float">
            <text:p>142</text:p>
          </table:table-cell>
          <table:table-cell table:number-columns-repeated="1018"/>
        </table:table-row>
        <table:table-row table:style-name="ro1">
          <table:table-cell table:formula="of:=&quot;I &quot; &amp; [.E86]" office:value-type="string" office:string-value="I enjoy" calcext:value-type="string">
            <text:p>I enjoy</text:p>
          </table:table-cell>
          <table:table-cell/>
          <table:table-cell table:formula="of:=&quot;(reg. v) no.&quot; &amp; [.D86] &amp; &quot; Top0100&quot;" office:value-type="string" office:string-value="(reg. v) no.85 Top0100" calcext:value-type="string">
            <text:p>(reg. v) no.85 Top01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njoy</text:p>
          </table:table-cell>
          <table:table-cell office:value-type="float" office:value="146" calcext:value-type="float">
            <text:p>146</text:p>
          </table:table-cell>
          <table:table-cell table:number-columns-repeated="1018"/>
        </table:table-row>
        <table:table-row table:style-name="ro1">
          <table:table-cell table:formula="of:=&quot;I &quot; &amp; [.E87]" office:value-type="string" office:string-value="I introduce" calcext:value-type="string">
            <text:p>I introduce</text:p>
          </table:table-cell>
          <table:table-cell/>
          <table:table-cell table:formula="of:=&quot;(reg. v) no.&quot; &amp; [.D87] &amp; &quot; Top0100&quot;" office:value-type="string" office:string-value="(reg. v) no.86 Top0100" calcext:value-type="string">
            <text:p>(reg. v) no.86 Top010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ntroduce</text:p>
          </table:table-cell>
          <table:table-cell office:value-type="float" office:value="148" calcext:value-type="float">
            <text:p>148</text:p>
          </table:table-cell>
          <table:table-cell table:number-columns-repeated="1018"/>
        </table:table-row>
        <table:table-row table:style-name="ro1">
          <table:table-cell table:formula="of:=&quot;I &quot; &amp; [.E88]" office:value-type="string" office:string-value="I enter" calcext:value-type="string">
            <text:p>I enter</text:p>
          </table:table-cell>
          <table:table-cell/>
          <table:table-cell table:formula="of:=&quot;(reg. v) no.&quot; &amp; [.D88] &amp; &quot; Top0100&quot;" office:value-type="string" office:string-value="(reg. v) no.87 Top0100" calcext:value-type="string">
            <text:p>(reg. v) no.87 Top01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nter</text:p>
          </table:table-cell>
          <table:table-cell office:value-type="float" office:value="149" calcext:value-type="float">
            <text:p>149</text:p>
          </table:table-cell>
          <table:table-cell table:number-columns-repeated="1018"/>
        </table:table-row>
        <table:table-row table:style-name="ro1">
          <table:table-cell table:formula="of:=&quot;I &quot; &amp; [.E89]" office:value-type="string" office:string-value="I present" calcext:value-type="string">
            <text:p>I present</text:p>
          </table:table-cell>
          <table:table-cell/>
          <table:table-cell table:formula="of:=&quot;(reg. v) no.&quot; &amp; [.D89] &amp; &quot; Top0100&quot;" office:value-type="string" office:string-value="(reg. v) no.88 Top0100" calcext:value-type="string">
            <text:p>(reg. v) no.88 Top010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resent</text:p>
          </table:table-cell>
          <table:table-cell office:value-type="float" office:value="150" calcext:value-type="float">
            <text:p>150</text:p>
          </table:table-cell>
          <table:table-cell table:number-columns-repeated="1018"/>
        </table:table-row>
        <table:table-row table:style-name="ro1">
          <table:table-cell table:formula="of:=&quot;I &quot; &amp; [.E90]" office:value-type="string" office:string-value="I arrive" calcext:value-type="string">
            <text:p>I arrive</text:p>
          </table:table-cell>
          <table:table-cell/>
          <table:table-cell table:formula="of:=&quot;(reg. v) no.&quot; &amp; [.D90] &amp; &quot; Top0100&quot;" office:value-type="string" office:string-value="(reg. v) no.89 Top0100" calcext:value-type="string">
            <text:p>(reg. v) no.89 Top010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rrive</text:p>
          </table:table-cell>
          <table:table-cell office:value-type="float" office:value="151" calcext:value-type="float">
            <text:p>151</text:p>
          </table:table-cell>
          <table:table-cell table:number-columns-repeated="1018"/>
        </table:table-row>
        <table:table-row table:style-name="ro1">
          <table:table-cell table:formula="of:=&quot;I &quot; &amp; [.E91]" office:value-type="string" office:string-value="I ensure" calcext:value-type="string">
            <text:p>I ensure</text:p>
          </table:table-cell>
          <table:table-cell/>
          <table:table-cell table:formula="of:=&quot;(reg. v) no.&quot; &amp; [.D91] &amp; &quot; Top0100&quot;" office:value-type="string" office:string-value="(reg. v) no.90 Top0100" calcext:value-type="string">
            <text:p>(reg. v) no.90 Top01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nsure</text:p>
          </table:table-cell>
          <table:table-cell office:value-type="float" office:value="152" calcext:value-type="float">
            <text:p>152</text:p>
          </table:table-cell>
          <table:table-cell table:number-columns-repeated="1018"/>
        </table:table-row>
        <table:table-row table:style-name="ro1">
          <table:table-cell table:formula="of:=&quot;I &quot; &amp; [.E92]" office:value-type="string" office:string-value="I point" calcext:value-type="string">
            <text:p>I point</text:p>
          </table:table-cell>
          <table:table-cell/>
          <table:table-cell table:formula="of:=&quot;(reg. v) no.&quot; &amp; [.D92] &amp; &quot; Top0100&quot;" office:value-type="string" office:string-value="(reg. v) no.91 Top0100" calcext:value-type="string">
            <text:p>(reg. v) no.91 Top010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oint</text:p>
          </table:table-cell>
          <table:table-cell office:value-type="float" office:value="153" calcext:value-type="float">
            <text:p>153</text:p>
          </table:table-cell>
          <table:table-cell table:number-columns-repeated="1018"/>
        </table:table-row>
        <table:table-row table:style-name="ro1">
          <table:table-cell table:formula="of:=&quot;I &quot; &amp; [.E93]" office:value-type="string" office:string-value="I plan" calcext:value-type="string">
            <text:p>I plan</text:p>
          </table:table-cell>
          <table:table-cell/>
          <table:table-cell table:formula="of:=&quot;(reg. v) no.&quot; &amp; [.D93] &amp; &quot; Top0100&quot;" office:value-type="string" office:string-value="(reg. v) no.92 Top0100" calcext:value-type="string">
            <text:p>(reg. v) no.92 Top010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lan</text:p>
          </table:table-cell>
          <table:table-cell office:value-type="float" office:value="154" calcext:value-type="float">
            <text:p>154</text:p>
          </table:table-cell>
          <table:table-cell table:number-columns-repeated="1018"/>
        </table:table-row>
        <table:table-row table:style-name="ro1">
          <table:table-cell table:formula="of:=&quot;I &quot; &amp; [.E94]" office:value-type="string" office:string-value="I pull" calcext:value-type="string">
            <text:p>I pull</text:p>
          </table:table-cell>
          <table:table-cell/>
          <table:table-cell table:formula="of:=&quot;(reg. v) no.&quot; &amp; [.D94] &amp; &quot; Top0100&quot;" office:value-type="string" office:string-value="(reg. v) no.93 Top0100" calcext:value-type="string">
            <text:p>(reg. v) no.93 Top01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ull</text:p>
          </table:table-cell>
          <table:table-cell office:value-type="float" office:value="155" calcext:value-type="float">
            <text:p>155</text:p>
          </table:table-cell>
          <table:table-cell table:number-columns-repeated="1018"/>
        </table:table-row>
        <table:table-row table:style-name="ro1">
          <table:table-cell table:formula="of:=&quot;I &quot; &amp; [.E95]" office:value-type="string" office:string-value="I refer" calcext:value-type="string">
            <text:p>I refer</text:p>
          </table:table-cell>
          <table:table-cell/>
          <table:table-cell table:formula="of:=&quot;(reg. v) no.&quot; &amp; [.D95] &amp; &quot; Top0100&quot;" office:value-type="string" office:string-value="(reg. v) no.94 Top0100" calcext:value-type="string">
            <text:p>(reg. v) no.94 Top01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fer</text:p>
          </table:table-cell>
          <table:table-cell office:value-type="float" office:value="156" calcext:value-type="float">
            <text:p>156</text:p>
          </table:table-cell>
          <table:table-cell table:number-columns-repeated="1018"/>
        </table:table-row>
        <table:table-row table:style-name="ro1">
          <table:table-cell table:formula="of:=&quot;I &quot; &amp; [.E96]" office:value-type="string" office:string-value="I act" calcext:value-type="string">
            <text:p>I act</text:p>
          </table:table-cell>
          <table:table-cell/>
          <table:table-cell table:formula="of:=&quot;(reg. v) no.&quot; &amp; [.D96] &amp; &quot; Top0100&quot;" office:value-type="string" office:string-value="(reg. v) no.95 Top0100" calcext:value-type="string">
            <text:p>(reg. v) no.95 Top0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ct</text:p>
          </table:table-cell>
          <table:table-cell office:value-type="float" office:value="157" calcext:value-type="float">
            <text:p>157</text:p>
          </table:table-cell>
          <table:table-cell table:number-columns-repeated="1018"/>
        </table:table-row>
        <table:table-row table:style-name="ro1">
          <table:table-cell table:formula="of:=&quot;I &quot; &amp; [.E97]" office:value-type="string" office:string-value="I relate" calcext:value-type="string">
            <text:p>I relate</text:p>
          </table:table-cell>
          <table:table-cell/>
          <table:table-cell table:formula="of:=&quot;(reg. v) no.&quot; &amp; [.D97] &amp; &quot; Top0100&quot;" office:value-type="string" office:string-value="(reg. v) no.96 Top0100" calcext:value-type="string">
            <text:p>(reg. v) no.96 Top0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elate</text:p>
          </table:table-cell>
          <table:table-cell office:value-type="float" office:value="158" calcext:value-type="float">
            <text:p>158</text:p>
          </table:table-cell>
          <table:table-cell table:number-columns-repeated="1018"/>
        </table:table-row>
        <table:table-row table:style-name="ro1">
          <table:table-cell table:formula="of:=&quot;I &quot; &amp; [.E98]" office:value-type="string" office:string-value="I affect" calcext:value-type="string">
            <text:p>I affect</text:p>
          </table:table-cell>
          <table:table-cell/>
          <table:table-cell table:formula="of:=&quot;(reg. v) no.&quot; &amp; [.D98] &amp; &quot; Top0100&quot;" office:value-type="string" office:string-value="(reg. v) no.97 Top0100" calcext:value-type="string">
            <text:p>(reg. v) no.97 Top01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ffect</text:p>
          </table:table-cell>
          <table:table-cell office:value-type="float" office:value="159" calcext:value-type="float">
            <text:p>159</text:p>
          </table:table-cell>
          <table:table-cell table:number-columns-repeated="1018"/>
        </table:table-row>
        <table:table-row table:style-name="ro1">
          <table:table-cell table:formula="of:=&quot;I &quot; &amp; [.E99]" office:value-type="string" office:string-value="I close" calcext:value-type="string">
            <text:p>I close</text:p>
          </table:table-cell>
          <table:table-cell/>
          <table:table-cell table:formula="of:=&quot;(reg. v) no.&quot; &amp; [.D99] &amp; &quot; Top0100&quot;" office:value-type="string" office:string-value="(reg. v) no.98 Top0100" calcext:value-type="string">
            <text:p>(reg. v) no.98 Top010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lose</text:p>
          </table:table-cell>
          <table:table-cell office:value-type="float" office:value="160" calcext:value-type="float">
            <text:p>160</text:p>
          </table:table-cell>
          <table:table-cell table:number-columns-repeated="1018"/>
        </table:table-row>
        <table:table-row table:style-name="ro1">
          <table:table-cell table:formula="of:=&quot;I &quot; &amp; [.E100]" office:value-type="string" office:string-value="I identify" calcext:value-type="string">
            <text:p>I identify</text:p>
          </table:table-cell>
          <table:table-cell/>
          <table:table-cell table:formula="of:=&quot;(reg. v) no.&quot; &amp; [.D100] &amp; &quot; Top0100&quot;" office:value-type="string" office:string-value="(reg. v) no.99 Top0100" calcext:value-type="string">
            <text:p>(reg. v) no.99 Top010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dentify</text:p>
          </table:table-cell>
          <table:table-cell office:value-type="float" office:value="161" calcext:value-type="float">
            <text:p>161</text:p>
          </table:table-cell>
          <table:table-cell table:number-columns-repeated="1018"/>
        </table:table-row>
        <table:table-row table:style-name="ro1">
          <table:table-cell table:formula="of:=&quot;I &quot; &amp; [.E101]" office:value-type="string" office:string-value="I manage" calcext:value-type="string">
            <text:p>I manage</text:p>
          </table:table-cell>
          <table:table-cell/>
          <table:table-cell table:formula="of:=&quot;(reg. v) no.&quot; &amp; [.D101] &amp; &quot; Top0100&quot;" office:value-type="string" office:string-value="(reg. v) no.100 Top0100" calcext:value-type="string">
            <text:p>(reg. v) no.100 Top0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nage</text:p>
          </table:table-cell>
          <table:table-cell office:value-type="float" office:value="162" calcext:value-type="float">
            <text:p>162</text:p>
          </table:table-cell>
          <table:table-cell table:number-columns-repeated="1018"/>
        </table:table-row>
        <table:table-row table:style-name="ro1">
          <table:table-cell table:formula="of:=&quot;I &quot; &amp; [.E102]" office:value-type="string" office:string-value="I thank" calcext:value-type="string">
            <text:p>I thank</text:p>
          </table:table-cell>
          <table:table-cell/>
          <table:table-cell table:formula="of:=&quot;(reg. v) no.&quot; &amp; [.D102] &amp; &quot; Top0200&quot;" office:value-type="string" office:string-value="(reg. v) no.101 Top0200" calcext:value-type="string">
            <text:p>(reg. v) no.101 Top0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hank</text:p>
          </table:table-cell>
          <table:table-cell office:value-type="float" office:value="163" calcext:value-type="float">
            <text:p>163</text:p>
          </table:table-cell>
          <table:table-cell table:number-columns-repeated="1018"/>
        </table:table-row>
        <table:table-row table:style-name="ro1">
          <table:table-cell table:formula="of:=&quot;I &quot; &amp; [.E103]" office:value-type="string" office:string-value="I compare" calcext:value-type="string">
            <text:p>I compare</text:p>
          </table:table-cell>
          <table:table-cell/>
          <table:table-cell table:formula="of:=&quot;(reg. v) no.&quot; &amp; [.D103] &amp; &quot; Top0200&quot;" office:value-type="string" office:string-value="(reg. v) no.102 Top0200" calcext:value-type="string">
            <text:p>(reg. v) no.102 Top02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ompare</text:p>
          </table:table-cell>
          <table:table-cell office:value-type="float" office:value="164" calcext:value-type="float">
            <text:p>164</text:p>
          </table:table-cell>
          <table:table-cell table:number-columns-repeated="1018"/>
        </table:table-row>
        <table:table-row table:style-name="ro1">
          <table:table-cell table:formula="of:=&quot;I &quot; &amp; [.E104]" office:value-type="string" office:string-value="I announce" calcext:value-type="string">
            <text:p>I announce</text:p>
          </table:table-cell>
          <table:table-cell/>
          <table:table-cell table:formula="of:=&quot;(reg. v) no.&quot; &amp; [.D104] &amp; &quot; Top0200&quot;" office:value-type="string" office:string-value="(reg. v) no.103 Top0200" calcext:value-type="string">
            <text:p>(reg. v) no.103 Top02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nnounce</text:p>
          </table:table-cell>
          <table:table-cell office:value-type="float" office:value="165" calcext:value-type="float">
            <text:p>165</text:p>
          </table:table-cell>
          <table:table-cell table:number-columns-repeated="1018"/>
        </table:table-row>
        <table:table-row table:style-name="ro1">
          <table:table-cell table:formula="of:=&quot;I &quot; &amp; [.E105]" office:value-type="string" office:string-value="I obtain" calcext:value-type="string">
            <text:p>I obtain</text:p>
          </table:table-cell>
          <table:table-cell/>
          <table:table-cell table:formula="of:=&quot;(reg. v) no.&quot; &amp; [.D105] &amp; &quot; Top0200&quot;" office:value-type="string" office:string-value="(reg. v) no.104 Top0200" calcext:value-type="string">
            <text:p>(reg. v) no.104 Top020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obtain</text:p>
          </table:table-cell>
          <table:table-cell office:value-type="float" office:value="166" calcext:value-type="float">
            <text:p>166</text:p>
          </table:table-cell>
          <table:table-cell table:number-columns-repeated="1018"/>
        </table:table-row>
        <table:table-row table:style-name="ro1">
          <table:table-cell table:formula="of:=&quot;I &quot; &amp; [.E106]" office:value-type="string" office:string-value="I note" calcext:value-type="string">
            <text:p>I note</text:p>
          </table:table-cell>
          <table:table-cell/>
          <table:table-cell table:formula="of:=&quot;(reg. v) no.&quot; &amp; [.D106] &amp; &quot; Top0200&quot;" office:value-type="string" office:string-value="(reg. v) no.105 Top0200" calcext:value-type="string">
            <text:p>(reg. v) no.105 Top020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ote</text:p>
          </table:table-cell>
          <table:table-cell office:value-type="float" office:value="167" calcext:value-type="float">
            <text:p>167</text:p>
          </table:table-cell>
          <table:table-cell table:number-columns-repeated="1018"/>
        </table:table-row>
        <table:table-row table:style-name="ro1">
          <table:table-cell table:formula="of:=&quot;I &quot; &amp; [.E107]" office:value-type="string" office:string-value="I indicate" calcext:value-type="string">
            <text:p>I indicate</text:p>
          </table:table-cell>
          <table:table-cell/>
          <table:table-cell table:formula="of:=&quot;(reg. v) no.&quot; &amp; [.D107] &amp; &quot; Top0200&quot;" office:value-type="string" office:string-value="(reg. v) no.106 Top0200" calcext:value-type="string">
            <text:p>(reg. v) no.106 Top020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ndicate</text:p>
          </table:table-cell>
          <table:table-cell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table:formula="of:=&quot;I &quot; &amp; [.E108]" office:value-type="string" office:string-value="I wonder" calcext:value-type="string">
            <text:p>I wonder</text:p>
          </table:table-cell>
          <table:table-cell/>
          <table:table-cell table:formula="of:=&quot;(reg. v) no.&quot; &amp; [.D108] &amp; &quot; Top0200&quot;" office:value-type="string" office:string-value="(reg. v) no.107 Top0200" calcext:value-type="string">
            <text:p>(reg. v) no.107 Top020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onder</text:p>
          </table:table-cell>
          <table:table-cell office:value-type="float" office:value="170" calcext:value-type="float">
            <text:p>170</text:p>
          </table:table-cell>
          <table:table-cell table:number-columns-repeated="1018"/>
        </table:table-row>
        <table:table-row table:style-name="ro1">
          <table:table-cell table:formula="of:=&quot;I &quot; &amp; [.E109]" office:value-type="string" office:string-value="I maintain" calcext:value-type="string">
            <text:p>I maintain</text:p>
          </table:table-cell>
          <table:table-cell/>
          <table:table-cell table:formula="of:=&quot;(reg. v) no.&quot; &amp; [.D109] &amp; &quot; Top0200&quot;" office:value-type="string" office:string-value="(reg. v) no.108 Top0200" calcext:value-type="string">
            <text:p>(reg. v) no.108 Top020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aintain</text:p>
          </table:table-cell>
          <table:table-cell office:value-type="float" office:value="171" calcext:value-type="float">
            <text:p>171</text:p>
          </table:table-cell>
          <table:table-cell table:number-columns-repeated="1018"/>
        </table:table-row>
        <table:table-row table:style-name="ro1">
          <table:table-cell table:formula="of:=&quot;I &quot; &amp; [.E110]" office:value-type="string" office:string-value="I publish" calcext:value-type="string">
            <text:p>I publish</text:p>
          </table:table-cell>
          <table:table-cell/>
          <table:table-cell table:formula="of:=&quot;(reg. v) no.&quot; &amp; [.D110] &amp; &quot; Top0200&quot;" office:value-type="string" office:string-value="(reg. v) no.109 Top0200" calcext:value-type="string">
            <text:p>(reg. v) no.109 Top020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ublish</text:p>
          </table:table-cell>
          <table:table-cell office:value-type="float" office:value="172" calcext:value-type="float">
            <text:p>172</text:p>
          </table:table-cell>
          <table:table-cell table:number-columns-repeated="1018"/>
        </table:table-row>
        <table:table-row table:style-name="ro1">
          <table:table-cell table:formula="of:=&quot;I &quot; &amp; [.E111]" office:value-type="string" office:string-value="I suffer" calcext:value-type="string">
            <text:p>I suffer</text:p>
          </table:table-cell>
          <table:table-cell/>
          <table:table-cell table:formula="of:=&quot;(reg. v) no.&quot; &amp; [.D111] &amp; &quot; Top0200&quot;" office:value-type="string" office:string-value="(reg. v) no.110 Top0200" calcext:value-type="string">
            <text:p>(reg. v) no.110 Top02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uffer</text:p>
          </table:table-cell>
          <table:table-cell office:value-type="float" office:value="173" calcext:value-type="float">
            <text:p>173</text:p>
          </table:table-cell>
          <table:table-cell table:number-columns-repeated="1018"/>
        </table:table-row>
        <table:table-row table:style-name="ro1">
          <table:table-cell table:formula="of:=&quot;I &quot; &amp; [.E112]" office:value-type="string" office:string-value="I avoid" calcext:value-type="string">
            <text:p>I avoid</text:p>
          </table:table-cell>
          <table:table-cell/>
          <table:table-cell table:formula="of:=&quot;(reg. v) no.&quot; &amp; [.D112] &amp; &quot; Top0200&quot;" office:value-type="string" office:string-value="(reg. v) no.111 Top0200" calcext:value-type="string">
            <text:p>(reg. v) no.111 Top020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void</text:p>
          </table:table-cell>
          <table:table-cell office:value-type="float" office:value="174" calcext:value-type="float">
            <text:p>174</text:p>
          </table:table-cell>
          <table:table-cell table:number-columns-repeated="1018"/>
        </table:table-row>
        <table:table-row table:style-name="ro1">
          <table:table-cell table:formula="of:=&quot;I &quot; &amp; [.E113]" office:value-type="string" office:string-value="I express" calcext:value-type="string">
            <text:p>I express</text:p>
          </table:table-cell>
          <table:table-cell/>
          <table:table-cell table:formula="of:=&quot;(reg. v) no.&quot; &amp; [.D113] &amp; &quot; Top0200&quot;" office:value-type="string" office:string-value="(reg. v) no.112 Top0200" calcext:value-type="string">
            <text:p>(reg. v) no.112 Top020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xpress</text:p>
          </table:table-cell>
          <table:table-cell office:value-type="float" office:value="175" calcext:value-type="float">
            <text:p>175</text:p>
          </table:table-cell>
          <table:table-cell table:number-columns-repeated="1018"/>
        </table:table-row>
        <table:table-row table:style-name="ro1">
          <table:table-cell table:formula="of:=&quot;I &quot; &amp; [.E114]" office:value-type="string" office:string-value="I suppose" calcext:value-type="string">
            <text:p>I suppose</text:p>
          </table:table-cell>
          <table:table-cell/>
          <table:table-cell table:formula="of:=&quot;(reg. v) no.&quot; &amp; [.D114] &amp; &quot; Top0200&quot;" office:value-type="string" office:string-value="(reg. v) no.113 Top0200" calcext:value-type="string">
            <text:p>(reg. v) no.113 Top02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uppose</text:p>
          </table:table-cell>
          <table:table-cell office:value-type="float" office:value="176" calcext:value-type="float">
            <text:p>176</text:p>
          </table:table-cell>
          <table:table-cell table:number-columns-repeated="1018"/>
        </table:table-row>
        <table:table-row table:style-name="ro1">
          <table:table-cell table:formula="of:=&quot;I &quot; &amp; [.E115]" office:value-type="string" office:string-value="I finish" calcext:value-type="string">
            <text:p>I finish</text:p>
          </table:table-cell>
          <table:table-cell/>
          <table:table-cell table:formula="of:=&quot;(reg. v) no.&quot; &amp; [.D115] &amp; &quot; Top0200&quot;" office:value-type="string" office:string-value="(reg. v) no.114 Top0200" calcext:value-type="string">
            <text:p>(reg. v) no.114 Top02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inish</text:p>
          </table:table-cell>
          <table:table-cell office:value-type="float" office:value="177" calcext:value-type="float">
            <text:p>177</text:p>
          </table:table-cell>
          <table:table-cell table:number-columns-repeated="1018"/>
        </table:table-row>
        <table:table-row table:style-name="ro1">
          <table:table-cell table:formula="of:=&quot;I &quot; &amp; [.E116]" office:value-type="string" office:string-value="I determine" calcext:value-type="string">
            <text:p>I determine</text:p>
          </table:table-cell>
          <table:table-cell/>
          <table:table-cell table:formula="of:=&quot;(reg. v) no.&quot; &amp; [.D116] &amp; &quot; Top0200&quot;" office:value-type="string" office:string-value="(reg. v) no.115 Top0200" calcext:value-type="string">
            <text:p>(reg. v) no.115 Top020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etermine</text:p>
          </table:table-cell>
          <table:table-cell office:value-type="float" office:value="178" calcext:value-type="float">
            <text:p>178</text:p>
          </table:table-cell>
          <table:table-cell table:number-columns-repeated="1018"/>
        </table:table-row>
        <table:table-row table:style-name="ro1">
          <table:table-cell table:formula="of:=&quot;I &quot; &amp; [.E117]" office:value-type="string" office:string-value="I design" calcext:value-type="string">
            <text:p>I design</text:p>
          </table:table-cell>
          <table:table-cell/>
          <table:table-cell table:formula="of:=&quot;(reg. v) no.&quot; &amp; [.D117] &amp; &quot; Top0200&quot;" office:value-type="string" office:string-value="(reg. v) no.116 Top0200" calcext:value-type="string">
            <text:p>(reg. v) no.116 Top020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esign</text:p>
          </table:table-cell>
          <table:table-cell office:value-type="float" office:value="179" calcext:value-type="float">
            <text:p>179</text:p>
          </table:table-cell>
          <table:table-cell table:number-columns-repeated="1018"/>
        </table:table-row>
        <table:table-row table:style-name="ro1">
          <table:table-cell table:formula="of:=&quot;I &quot; &amp; [.E118]" office:value-type="string" office:string-value="I listen" calcext:value-type="string">
            <text:p>I listen</text:p>
          </table:table-cell>
          <table:table-cell/>
          <table:table-cell table:formula="of:=&quot;(reg. v) no.&quot; &amp; [.D118] &amp; &quot; Top0200&quot;" office:value-type="string" office:string-value="(reg. v) no.117 Top0200" calcext:value-type="string">
            <text:p>(reg. v) no.117 Top02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listen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formula="of:=&quot;I &quot; &amp; [.E119]" office:value-type="string" office:string-value="I save" calcext:value-type="string">
            <text:p>I save</text:p>
          </table:table-cell>
          <table:table-cell/>
          <table:table-cell table:formula="of:=&quot;(reg. v) no.&quot; &amp; [.D119] &amp; &quot; Top0200&quot;" office:value-type="string" office:string-value="(reg. v) no.118 Top0200" calcext:value-type="string">
            <text:p>(reg. v) no.118 Top020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ave</text:p>
          </table:table-cell>
          <table:table-cell office:value-type="float" office:value="181" calcext:value-type="float">
            <text:p>181</text:p>
          </table:table-cell>
          <table:table-cell table:number-columns-repeated="1018"/>
        </table:table-row>
        <table:table-row table:style-name="ro1">
          <table:table-cell table:formula="of:=&quot;I &quot; &amp; [.E120]" office:value-type="string" office:string-value="I tend" calcext:value-type="string">
            <text:p>I tend</text:p>
          </table:table-cell>
          <table:table-cell/>
          <table:table-cell table:formula="of:=&quot;(reg. v) no.&quot; &amp; [.D120] &amp; &quot; Top0200&quot;" office:value-type="string" office:string-value="(reg. v) no.119 Top0200" calcext:value-type="string">
            <text:p>(reg. v) no.119 Top020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end</text:p>
          </table:table-cell>
          <table:table-cell office:value-type="float" office:value="182" calcext:value-type="float">
            <text:p>182</text:p>
          </table:table-cell>
          <table:table-cell table:number-columns-repeated="1018"/>
        </table:table-row>
        <table:table-row table:style-name="ro1">
          <table:table-cell table:formula="of:=&quot;I &quot; &amp; [.E121]" office:value-type="string" office:string-value="I treat" calcext:value-type="string">
            <text:p>I treat</text:p>
          </table:table-cell>
          <table:table-cell/>
          <table:table-cell table:formula="of:=&quot;(reg. v) no.&quot; &amp; [.D121] &amp; &quot; Top0200&quot;" office:value-type="string" office:string-value="(reg. v) no.120 Top0200" calcext:value-type="string">
            <text:p>(reg. v) no.120 Top02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reat</text:p>
          </table:table-cell>
          <table:table-cell office:value-type="float" office:value="183" calcext:value-type="float">
            <text:p>183</text:p>
          </table:table-cell>
          <table:table-cell table:number-columns-repeated="1018"/>
        </table:table-row>
        <table:table-row table:style-name="ro1">
          <table:table-cell table:formula="of:=&quot;I &quot; &amp; [.E122]" office:value-type="string" office:string-value="I control" calcext:value-type="string">
            <text:p>I control</text:p>
          </table:table-cell>
          <table:table-cell/>
          <table:table-cell table:formula="of:=&quot;(reg. v) no.&quot; &amp; [.D122] &amp; &quot; Top0200&quot;" office:value-type="string" office:string-value="(reg. v) no.121 Top0200" calcext:value-type="string">
            <text:p>(reg. v) no.121 Top020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ontrol</text:p>
          </table:table-cell>
          <table:table-cell office:value-type="float" office:value="184" calcext:value-type="float">
            <text:p>184</text:p>
          </table:table-cell>
          <table:table-cell table:number-columns-repeated="1018"/>
        </table:table-row>
        <table:table-row table:style-name="ro1">
          <table:table-cell table:formula="of:=&quot;I &quot; &amp; [.E123]" office:value-type="string" office:string-value="I share" calcext:value-type="string">
            <text:p>I share</text:p>
          </table:table-cell>
          <table:table-cell/>
          <table:table-cell table:formula="of:=&quot;(reg. v) no.&quot; &amp; [.D123] &amp; &quot; Top0200&quot;" office:value-type="string" office:string-value="(reg. v) no.122 Top0200" calcext:value-type="string">
            <text:p>(reg. v) no.122 Top020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hare</text:p>
          </table:table-cell>
          <table:table-cell office:value-type="float" office:value="185" calcext:value-type="float">
            <text:p>185</text:p>
          </table:table-cell>
          <table:table-cell table:number-columns-repeated="1018"/>
        </table:table-row>
        <table:table-row table:style-name="ro1">
          <table:table-cell table:formula="of:=&quot;I &quot; &amp; [.E124]" office:value-type="string" office:string-value="I remove" calcext:value-type="string">
            <text:p>I remove</text:p>
          </table:table-cell>
          <table:table-cell/>
          <table:table-cell table:formula="of:=&quot;(reg. v) no.&quot; &amp; [.D124] &amp; &quot; Top0200&quot;" office:value-type="string" office:string-value="(reg. v) no.123 Top0200" calcext:value-type="string">
            <text:p>(reg. v) no.123 Top02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emove</text:p>
          </table:table-cell>
          <table:table-cell office:value-type="float" office:value="186" calcext:value-type="float">
            <text:p>186</text:p>
          </table:table-cell>
          <table:table-cell table:number-columns-repeated="1018"/>
        </table:table-row>
        <table:table-row table:style-name="ro1">
          <table:table-cell table:formula="of:=&quot;I &quot; &amp; [.E125]" office:value-type="string" office:string-value="I visit" calcext:value-type="string">
            <text:p>I visit</text:p>
          </table:table-cell>
          <table:table-cell/>
          <table:table-cell table:formula="of:=&quot;(reg. v) no.&quot; &amp; [.D125] &amp; &quot; Top0200&quot;" office:value-type="string" office:string-value="(reg. v) no.124 Top0200" calcext:value-type="string">
            <text:p>(reg. v) no.124 Top020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isit</text:p>
          </table:table-cell>
          <table:table-cell office:value-type="float" office:value="188" calcext:value-type="float">
            <text:p>188</text:p>
          </table:table-cell>
          <table:table-cell table:number-columns-repeated="1018"/>
        </table:table-row>
        <table:table-row table:style-name="ro1">
          <table:table-cell table:formula="of:=&quot;I &quot; &amp; [.E126]" office:value-type="string" office:string-value="I exist" calcext:value-type="string">
            <text:p>I exist</text:p>
          </table:table-cell>
          <table:table-cell/>
          <table:table-cell table:formula="of:=&quot;(reg. v) no.&quot; &amp; [.D126] &amp; &quot; Top0200&quot;" office:value-type="string" office:string-value="(reg. v) no.125 Top0200" calcext:value-type="string">
            <text:p>(reg. v) no.125 Top020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xist</text:p>
          </table:table-cell>
          <table:table-cell office:value-type="float" office:value="189" calcext:value-type="float">
            <text:p>189</text:p>
          </table:table-cell>
          <table:table-cell table:number-columns-repeated="1018"/>
        </table:table-row>
        <table:table-row table:style-name="ro1">
          <table:table-cell table:formula="of:=&quot;I &quot; &amp; [.E127]" office:value-type="string" office:string-value="I encourage" calcext:value-type="string">
            <text:p>I encourage</text:p>
          </table:table-cell>
          <table:table-cell/>
          <table:table-cell table:formula="of:=&quot;(reg. v) no.&quot; &amp; [.D127] &amp; &quot; Top0200&quot;" office:value-type="string" office:string-value="(reg. v) no.126 Top0200" calcext:value-type="string">
            <text:p>(reg. v) no.126 Top020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ncourage</text:p>
          </table:table-cell>
          <table:table-cell office:value-type="float" office:value="190" calcext:value-type="float">
            <text:p>190</text:p>
          </table:table-cell>
          <table:table-cell table:number-columns-repeated="1018"/>
        </table:table-row>
        <table:table-row table:style-name="ro1">
          <table:table-cell table:formula="of:=&quot;I &quot; &amp; [.E128]" office:value-type="string" office:string-value="I force" calcext:value-type="string">
            <text:p>I force</text:p>
          </table:table-cell>
          <table:table-cell/>
          <table:table-cell table:formula="of:=&quot;(reg. v) no.&quot; &amp; [.D128] &amp; &quot; Top0200&quot;" office:value-type="string" office:string-value="(reg. v) no.127 Top0200" calcext:value-type="string">
            <text:p>(reg. v) no.127 Top020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force</text:p>
          </table:table-cell>
          <table:table-cell office:value-type="float" office:value="191" calcext:value-type="float">
            <text:p>191</text:p>
          </table:table-cell>
          <table:table-cell table:number-columns-repeated="1018"/>
        </table:table-row>
        <table:table-row table:style-name="ro1">
          <table:table-cell table:formula="of:=&quot;I &quot; &amp; [.E129]" office:value-type="string" office:string-value="I reflect" calcext:value-type="string">
            <text:p>I reflect</text:p>
          </table:table-cell>
          <table:table-cell/>
          <table:table-cell table:formula="of:=&quot;(reg. v) no.&quot; &amp; [.D129] &amp; &quot; Top0200&quot;" office:value-type="string" office:string-value="(reg. v) no.128 Top0200" calcext:value-type="string">
            <text:p>(reg. v) no.128 Top02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flect</text:p>
          </table:table-cell>
          <table:table-cell office:value-type="float" office:value="192" calcext:value-type="float">
            <text:p>192</text:p>
          </table:table-cell>
          <table:table-cell table:number-columns-repeated="1018"/>
        </table:table-row>
        <table:table-row table:style-name="ro1">
          <table:table-cell table:formula="of:=&quot;I &quot; &amp; [.E130]" office:value-type="string" office:string-value="I admit" calcext:value-type="string">
            <text:p>I admit</text:p>
          </table:table-cell>
          <table:table-cell/>
          <table:table-cell table:formula="of:=&quot;(reg. v) no.&quot; &amp; [.D130] &amp; &quot; Top0200&quot;" office:value-type="string" office:string-value="(reg. v) no.129 Top0200" calcext:value-type="string">
            <text:p>(reg. v) no.129 Top020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dmit</text:p>
          </table:table-cell>
          <table:table-cell office:value-type="float" office:value="193" calcext:value-type="float">
            <text:p>193</text:p>
          </table:table-cell>
          <table:table-cell table:number-columns-repeated="1018"/>
        </table:table-row>
        <table:table-row table:style-name="ro1">
          <table:table-cell table:formula="of:=&quot;I &quot; &amp; [.E131]" office:value-type="string" office:string-value="I assume" calcext:value-type="string">
            <text:p>I assume</text:p>
          </table:table-cell>
          <table:table-cell/>
          <table:table-cell table:formula="of:=&quot;(reg. v) no.&quot; &amp; [.D131] &amp; &quot; Top0200&quot;" office:value-type="string" office:string-value="(reg. v) no.130 Top0200" calcext:value-type="string">
            <text:p>(reg. v) no.130 Top02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ssume</text:p>
          </table:table-cell>
          <table:table-cell office:value-type="float" office:value="194" calcext:value-type="float">
            <text:p>194</text:p>
          </table:table-cell>
          <table:table-cell table:number-columns-repeated="1018"/>
        </table:table-row>
        <table:table-row table:style-name="ro1">
          <table:table-cell table:formula="of:=&quot;I &quot; &amp; [.E132]" office:value-type="string" office:string-value="I smile" calcext:value-type="string">
            <text:p>I smile</text:p>
          </table:table-cell>
          <table:table-cell/>
          <table:table-cell table:formula="of:=&quot;(reg. v) no.&quot; &amp; [.D132] &amp; &quot; Top0200&quot;" office:value-type="string" office:string-value="(reg. v) no.131 Top0200" calcext:value-type="string">
            <text:p>(reg. v) no.131 Top020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mile</text:p>
          </table:table-cell>
          <table:table-cell office:value-type="float" office:value="195" calcext:value-type="float">
            <text:p>195</text:p>
          </table:table-cell>
          <table:table-cell table:number-columns-repeated="1018"/>
        </table:table-row>
        <table:table-row table:style-name="ro1">
          <table:table-cell table:formula="of:=&quot;I &quot; &amp; [.E133]" office:value-type="string" office:string-value="I prepare" calcext:value-type="string">
            <text:p>I prepare</text:p>
          </table:table-cell>
          <table:table-cell/>
          <table:table-cell table:formula="of:=&quot;(reg. v) no.&quot; &amp; [.D133] &amp; &quot; Top0200&quot;" office:value-type="string" office:string-value="(reg. v) no.132 Top0200" calcext:value-type="string">
            <text:p>(reg. v) no.132 Top020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prepare</text:p>
          </table:table-cell>
          <table:table-cell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table:formula="of:=&quot;I &quot; &amp; [.E134]" office:value-type="string" office:string-value="I replace" calcext:value-type="string">
            <text:p>I replace</text:p>
          </table:table-cell>
          <table:table-cell/>
          <table:table-cell table:formula="of:=&quot;(reg. v) no.&quot; &amp; [.D134] &amp; &quot; Top0200&quot;" office:value-type="string" office:string-value="(reg. v) no.133 Top0200" calcext:value-type="string">
            <text:p>(reg. v) no.133 Top020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eplace</text:p>
          </table:table-cell>
          <table:table-cell office:value-type="float" office:value="197" calcext:value-type="float">
            <text:p>197</text:p>
          </table:table-cell>
          <table:table-cell table:number-columns-repeated="1018"/>
        </table:table-row>
        <table:table-row table:style-name="ro1">
          <table:table-cell table:formula="of:=&quot;I &quot; &amp; [.E135]" office:value-type="string" office:string-value="I fill" calcext:value-type="string">
            <text:p>I fill</text:p>
          </table:table-cell>
          <table:table-cell/>
          <table:table-cell table:formula="of:=&quot;(reg. v) no.&quot; &amp; [.D135] &amp; &quot; Top0200&quot;" office:value-type="string" office:string-value="(reg. v) no.134 Top0200" calcext:value-type="string">
            <text:p>(reg. v) no.134 Top020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ill</text:p>
          </table:table-cell>
          <table:table-cell office:value-type="float" office:value="198" calcext:value-type="float">
            <text:p>198</text:p>
          </table:table-cell>
          <table:table-cell table:number-columns-repeated="1018"/>
        </table:table-row>
        <table:table-row table:style-name="ro1">
          <table:table-cell table:formula="of:=&quot;I &quot; &amp; [.E136]" office:value-type="string" office:string-value="I improve" calcext:value-type="string">
            <text:p>I improve</text:p>
          </table:table-cell>
          <table:table-cell/>
          <table:table-cell table:formula="of:=&quot;(reg. v) no.&quot; &amp; [.D136] &amp; &quot; Top0200&quot;" office:value-type="string" office:string-value="(reg. v) no.135 Top0200" calcext:value-type="string">
            <text:p>(reg. v) no.135 Top020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rove</text:p>
          </table:table-cell>
          <table:table-cell office:value-type="float" office:value="199" calcext:value-type="float">
            <text:p>199</text:p>
          </table:table-cell>
          <table:table-cell table:number-columns-repeated="1018"/>
        </table:table-row>
        <table:table-row table:style-name="ro1">
          <table:table-cell table:formula="of:=&quot;I &quot; &amp; [.E137]" office:value-type="string" office:string-value="I mention" calcext:value-type="string">
            <text:p>I mention</text:p>
          </table:table-cell>
          <table:table-cell/>
          <table:table-cell table:formula="of:=&quot;(reg. v) no.&quot; &amp; [.D137] &amp; &quot; Top0200&quot;" office:value-type="string" office:string-value="(reg. v) no.136 Top0200" calcext:value-type="string">
            <text:p>(reg. v) no.136 Top020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ention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 table:formula="of:=&quot;I &quot; &amp; [.E138]" office:value-type="string" office:string-value="I intend" calcext:value-type="string">
            <text:p>I intend</text:p>
          </table:table-cell>
          <table:table-cell/>
          <table:table-cell table:formula="of:=&quot;(reg. v) no.&quot; &amp; [.D138] &amp; &quot; Top0200&quot;" office:value-type="string" office:string-value="(reg. v) no.137 Top0200" calcext:value-type="string">
            <text:p>(reg. v) no.137 Top020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intend</text:p>
          </table:table-cell>
          <table:table-cell office:value-type="float" office:value="202" calcext:value-type="float">
            <text:p>202</text:p>
          </table:table-cell>
          <table:table-cell table:number-columns-repeated="1018"/>
        </table:table-row>
        <table:table-row table:style-name="ro1">
          <table:table-cell table:formula="of:=&quot;I &quot; &amp; [.E139]" office:value-type="string" office:string-value="I miss" calcext:value-type="string">
            <text:p>I miss</text:p>
          </table:table-cell>
          <table:table-cell/>
          <table:table-cell table:formula="of:=&quot;(reg. v) no.&quot; &amp; [.D139] &amp; &quot; Top0200&quot;" office:value-type="string" office:string-value="(reg. v) no.138 Top0200" calcext:value-type="string">
            <text:p>(reg. v) no.138 Top02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iss</text:p>
          </table:table-cell>
          <table:table-cell office:value-type="float" office:value="203" calcext:value-type="float">
            <text:p>203</text:p>
          </table:table-cell>
          <table:table-cell table:number-columns-repeated="1018"/>
        </table:table-row>
        <table:table-row table:style-name="ro1">
          <table:table-cell table:formula="of:=&quot;I &quot; &amp; [.E140]" office:value-type="string" office:string-value="I discover" calcext:value-type="string">
            <text:p>I discover</text:p>
          </table:table-cell>
          <table:table-cell/>
          <table:table-cell table:formula="of:=&quot;(reg. v) no.&quot; &amp; [.D140] &amp; &quot; Top0200&quot;" office:value-type="string" office:string-value="(reg. v) no.139 Top0200" calcext:value-type="string">
            <text:p>(reg. v) no.139 Top020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iscover</text:p>
          </table:table-cell>
          <table:table-cell office:value-type="float" office:value="204" calcext:value-type="float">
            <text:p>204</text:p>
          </table:table-cell>
          <table:table-cell table:number-columns-repeated="1018"/>
        </table:table-row>
        <table:table-row table:style-name="ro1">
          <table:table-cell table:formula="of:=&quot;I &quot; &amp; [.E141]" office:value-type="string" office:string-value="I drop" calcext:value-type="string">
            <text:p>I drop</text:p>
          </table:table-cell>
          <table:table-cell/>
          <table:table-cell table:formula="of:=&quot;(reg. v) no.&quot; &amp; [.D141] &amp; &quot; Top0200&quot;" office:value-type="string" office:string-value="(reg. v) no.140 Top0200" calcext:value-type="string">
            <text:p>(reg. v) no.140 Top020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drop</text:p>
          </table:table-cell>
          <table:table-cell office:value-type="float" office:value="205" calcext:value-type="float">
            <text:p>205</text:p>
          </table:table-cell>
          <table:table-cell table:number-columns-repeated="1018"/>
        </table:table-row>
        <table:table-row table:style-name="ro1">
          <table:table-cell table:formula="of:=&quot;I &quot; &amp; [.E142]" office:value-type="string" office:string-value="I push" calcext:value-type="string">
            <text:p>I push</text:p>
          </table:table-cell>
          <table:table-cell/>
          <table:table-cell table:formula="of:=&quot;(reg. v) no.&quot; &amp; [.D142] &amp; &quot; Top0200&quot;" office:value-type="string" office:string-value="(reg. v) no.141 Top0200" calcext:value-type="string">
            <text:p>(reg. v) no.141 Top020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ush</text:p>
          </table:table-cell>
          <table:table-cell office:value-type="float" office:value="207" calcext:value-type="float">
            <text:p>207</text:p>
          </table:table-cell>
          <table:table-cell table:number-columns-repeated="1018"/>
        </table:table-row>
        <table:table-row table:style-name="ro1">
          <table:table-cell table:formula="of:=&quot;I &quot; &amp; [.E143]" office:value-type="string" office:string-value="I prevent" calcext:value-type="string">
            <text:p>I prevent</text:p>
          </table:table-cell>
          <table:table-cell/>
          <table:table-cell table:formula="of:=&quot;(reg. v) no.&quot; &amp; [.D143] &amp; &quot; Top0200&quot;" office:value-type="string" office:string-value="(reg. v) no.142 Top0200" calcext:value-type="string">
            <text:p>(reg. v) no.142 Top020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revent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>
          <table:table-cell table:formula="of:=&quot;I &quot; &amp; [.E144]" office:value-type="string" office:string-value="I refuse" calcext:value-type="string">
            <text:p>I refuse</text:p>
          </table:table-cell>
          <table:table-cell/>
          <table:table-cell table:formula="of:=&quot;(reg. v) no.&quot; &amp; [.D144] &amp; &quot; Top0200&quot;" office:value-type="string" office:string-value="(reg. v) no.143 Top0200" calcext:value-type="string">
            <text:p>(reg. v) no.143 Top020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refuse</text:p>
          </table:table-cell>
          <table:table-cell office:value-type="float" office:value="209" calcext:value-type="float">
            <text:p>209</text:p>
          </table:table-cell>
          <table:table-cell table:number-columns-repeated="1018"/>
        </table:table-row>
        <table:table-row table:style-name="ro1">
          <table:table-cell table:formula="of:=&quot;I &quot; &amp; [.E145]" office:value-type="string" office:string-value="I regard" calcext:value-type="string">
            <text:p>I regard</text:p>
          </table:table-cell>
          <table:table-cell/>
          <table:table-cell table:formula="of:=&quot;(reg. v) no.&quot; &amp; [.D145] &amp; &quot; Top0200&quot;" office:value-type="string" office:string-value="(reg. v) no.144 Top0200" calcext:value-type="string">
            <text:p>(reg. v) no.144 Top020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regard</text:p>
          </table:table-cell>
          <table:table-cell office:value-type="float" office:value="210" calcext:value-type="float">
            <text:p>210</text:p>
          </table:table-cell>
          <table:table-cell table:number-columns-repeated="1018"/>
        </table:table-row>
        <table:table-row table:style-name="ro1">
          <table:table-cell table:formula="of:=&quot;I &quot; &amp; [.E146]" office:value-type="string" office:string-value="I reveal" calcext:value-type="string">
            <text:p>I reveal</text:p>
          </table:table-cell>
          <table:table-cell/>
          <table:table-cell table:formula="of:=&quot;(reg. v) no.&quot; &amp; [.D146] &amp; &quot; Top0200&quot;" office:value-type="string" office:string-value="(reg. v) no.145 Top0200" calcext:value-type="string">
            <text:p>(reg. v) no.145 Top020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veal</text:p>
          </table:table-cell>
          <table:table-cell office:value-type="float" office:value="212" calcext:value-type="float">
            <text:p>212</text:p>
          </table:table-cell>
          <table:table-cell table:number-columns-repeated="1018"/>
        </table:table-row>
        <table:table-row table:style-name="ro1">
          <table:table-cell table:formula="of:=&quot;I &quot; &amp; [.E147]" office:value-type="string" office:string-value="I answer" calcext:value-type="string">
            <text:p>I answer</text:p>
          </table:table-cell>
          <table:table-cell/>
          <table:table-cell table:formula="of:=&quot;(reg. v) no.&quot; &amp; [.D147] &amp; &quot; Top0200&quot;" office:value-type="string" office:string-value="(reg. v) no.146 Top0200" calcext:value-type="string">
            <text:p>(reg. v) no.146 Top020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nswer</text:p>
          </table:table-cell>
          <table:table-cell office:value-type="float" office:value="214" calcext:value-type="float">
            <text:p>214</text:p>
          </table:table-cell>
          <table:table-cell table:number-columns-repeated="1018"/>
        </table:table-row>
        <table:table-row table:style-name="ro1">
          <table:table-cell table:formula="of:=&quot;I &quot; &amp; [.E148]" office:value-type="string" office:string-value="I operate" calcext:value-type="string">
            <text:p>I operate</text:p>
          </table:table-cell>
          <table:table-cell/>
          <table:table-cell table:formula="of:=&quot;(reg. v) no.&quot; &amp; [.D148] &amp; &quot; Top0200&quot;" office:value-type="string" office:string-value="(reg. v) no.147 Top0200" calcext:value-type="string">
            <text:p>(reg. v) no.147 Top020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operate</text:p>
          </table:table-cell>
          <table:table-cell office:value-type="float" office:value="215" calcext:value-type="float">
            <text:p>215</text:p>
          </table:table-cell>
          <table:table-cell table:number-columns-repeated="1018"/>
        </table:table-row>
        <table:table-row table:style-name="ro1">
          <table:table-cell table:formula="of:=&quot;I &quot; &amp; [.E149]" office:value-type="string" office:string-value="I state" calcext:value-type="string">
            <text:p>I state</text:p>
          </table:table-cell>
          <table:table-cell/>
          <table:table-cell table:formula="of:=&quot;(reg. v) no.&quot; &amp; [.D149] &amp; &quot; Top0200&quot;" office:value-type="string" office:string-value="(reg. v) no.148 Top0200" calcext:value-type="string">
            <text:p>(reg. v) no.148 Top020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tate</text:p>
          </table:table-cell>
          <table:table-cell office:value-type="float" office:value="216" calcext:value-type="float">
            <text:p>216</text:p>
          </table:table-cell>
          <table:table-cell table:number-columns-repeated="1018"/>
        </table:table-row>
        <table:table-row table:style-name="ro1">
          <table:table-cell table:formula="of:=&quot;I &quot; &amp; [.E150]" office:value-type="string" office:string-value="I depend" calcext:value-type="string">
            <text:p>I depend</text:p>
          </table:table-cell>
          <table:table-cell/>
          <table:table-cell table:formula="of:=&quot;(reg. v) no.&quot; &amp; [.D150] &amp; &quot; Top0200&quot;" office:value-type="string" office:string-value="(reg. v) no.149 Top0200" calcext:value-type="string">
            <text:p>(reg. v) no.149 Top020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depend</text:p>
          </table:table-cell>
          <table:table-cell office:value-type="float" office:value="217" calcext:value-type="float">
            <text:p>217</text:p>
          </table:table-cell>
          <table:table-cell table:number-columns-repeated="1018"/>
        </table:table-row>
        <table:table-row table:style-name="ro1">
          <table:table-cell table:formula="of:=&quot;I &quot; &amp; [.E151]" office:value-type="string" office:string-value="I enable" calcext:value-type="string">
            <text:p>I enable</text:p>
          </table:table-cell>
          <table:table-cell/>
          <table:table-cell table:formula="of:=&quot;(reg. v) no.&quot; &amp; [.D151] &amp; &quot; Top0200&quot;" office:value-type="string" office:string-value="(reg. v) no.150 Top0200" calcext:value-type="string">
            <text:p>(reg. v) no.150 Top0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nable</text:p>
          </table:table-cell>
          <table:table-cell office:value-type="float" office:value="218" calcext:value-type="float">
            <text:p>218</text:p>
          </table:table-cell>
          <table:table-cell table:number-columns-repeated="1018"/>
        </table:table-row>
        <table:table-row table:style-name="ro1">
          <table:table-cell table:formula="of:=&quot;I &quot; &amp; [.E152]" office:value-type="string" office:string-value="I record" calcext:value-type="string">
            <text:p>I record</text:p>
          </table:table-cell>
          <table:table-cell/>
          <table:table-cell table:formula="of:=&quot;(reg. v) no.&quot; &amp; [.D152] &amp; &quot; Top0200&quot;" office:value-type="string" office:string-value="(reg. v) no.151 Top0200" calcext:value-type="string">
            <text:p>(reg. v) no.151 Top020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ecord</text:p>
          </table:table-cell>
          <table:table-cell office:value-type="float" office:value="219" calcext:value-type="float">
            <text:p>219</text:p>
          </table:table-cell>
          <table:table-cell table:number-columns-repeated="1018"/>
        </table:table-row>
        <table:table-row table:style-name="ro1">
          <table:table-cell table:formula="of:=&quot;I &quot; &amp; [.E153]" office:value-type="string" office:string-value="I check" calcext:value-type="string">
            <text:p>I check</text:p>
          </table:table-cell>
          <table:table-cell/>
          <table:table-cell table:formula="of:=&quot;(reg. v) no.&quot; &amp; [.D153] &amp; &quot; Top0200&quot;" office:value-type="string" office:string-value="(reg. v) no.152 Top0200" calcext:value-type="string">
            <text:p>(reg. v) no.152 Top020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heck</text:p>
          </table:table-cell>
          <table:table-cell office:value-type="float" office:value="220" calcext:value-type="float">
            <text:p>220</text:p>
          </table:table-cell>
          <table:table-cell table:number-columns-repeated="1018"/>
        </table:table-row>
        <table:table-row table:style-name="ro1">
          <table:table-cell table:formula="of:=&quot;I &quot; &amp; [.E154]" office:value-type="string" office:string-value="I complete" calcext:value-type="string">
            <text:p>I complete</text:p>
          </table:table-cell>
          <table:table-cell/>
          <table:table-cell table:formula="of:=&quot;(reg. v) no.&quot; &amp; [.D154] &amp; &quot; Top0200&quot;" office:value-type="string" office:string-value="(reg. v) no.153 Top0200" calcext:value-type="string">
            <text:p>(reg. v) no.153 Top020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omplete</text:p>
          </table:table-cell>
          <table:table-cell office:value-type="float" office:value="221" calcext:value-type="float">
            <text:p>221</text:p>
          </table:table-cell>
          <table:table-cell table:number-columns-repeated="1018"/>
        </table:table-row>
        <table:table-row table:style-name="ro1">
          <table:table-cell table:formula="of:=&quot;I &quot; &amp; [.E155]" office:value-type="string" office:string-value="I sound" calcext:value-type="string">
            <text:p>I sound</text:p>
          </table:table-cell>
          <table:table-cell/>
          <table:table-cell table:formula="of:=&quot;(reg. v) no.&quot; &amp; [.D155] &amp; &quot; Top0200&quot;" office:value-type="string" office:string-value="(reg. v) no.154 Top0200" calcext:value-type="string">
            <text:p>(reg. v) no.154 Top020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ound</text:p>
          </table:table-cell>
          <table:table-cell office:value-type="float" office:value="223" calcext:value-type="float">
            <text:p>223</text:p>
          </table:table-cell>
          <table:table-cell table:number-columns-repeated="1018"/>
        </table:table-row>
        <table:table-row table:style-name="ro1">
          <table:table-cell table:formula="of:=&quot;I &quot; &amp; [.E156]" office:value-type="string" office:string-value="I laugh" calcext:value-type="string">
            <text:p>I laugh</text:p>
          </table:table-cell>
          <table:table-cell/>
          <table:table-cell table:formula="of:=&quot;(reg. v) no.&quot; &amp; [.D156] &amp; &quot; Top0200&quot;" office:value-type="string" office:string-value="(reg. v) no.155 Top0200" calcext:value-type="string">
            <text:p>(reg. v) no.155 Top020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laugh</text:p>
          </table:table-cell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>
          <table:table-cell table:formula="of:=&quot;I &quot; &amp; [.E157]" office:value-type="string" office:string-value="I realise" calcext:value-type="string">
            <text:p>I realise</text:p>
          </table:table-cell>
          <table:table-cell/>
          <table:table-cell table:formula="of:=&quot;(reg. v) no.&quot; &amp; [.D157] &amp; &quot; Top0200&quot;" office:value-type="string" office:string-value="(reg. v) no.156 Top0200" calcext:value-type="string">
            <text:p>(reg. v) no.156 Top020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realise</text:p>
          </table:table-cell>
          <table:table-cell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table:formula="of:=&quot;I &quot; &amp; [.E158]" office:value-type="string" office:string-value="I extend" calcext:value-type="string">
            <text:p>I extend</text:p>
          </table:table-cell>
          <table:table-cell/>
          <table:table-cell table:formula="of:=&quot;(reg. v) no.&quot; &amp; [.D158] &amp; &quot; Top0200&quot;" office:value-type="string" office:string-value="(reg. v) no.157 Top0200" calcext:value-type="string">
            <text:p>(reg. v) no.157 Top020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extend</text:p>
          </table:table-cell>
          <table:table-cell office:value-type="float" office:value="226" calcext:value-type="float">
            <text:p>226</text:p>
          </table:table-cell>
          <table:table-cell table:number-columns-repeated="1018"/>
        </table:table-row>
        <table:table-row table:style-name="ro1">
          <table:table-cell table:formula="of:=&quot;I &quot; &amp; [.E159]" office:value-type="string" office:string-value="I notice" calcext:value-type="string">
            <text:p>I notice</text:p>
          </table:table-cell>
          <table:table-cell/>
          <table:table-cell table:formula="of:=&quot;(reg. v) no.&quot; &amp; [.D159] &amp; &quot; Top0200&quot;" office:value-type="string" office:string-value="(reg. v) no.158 Top0200" calcext:value-type="string">
            <text:p>(reg. v) no.158 Top020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notice</text:p>
          </table:table-cell>
          <table:table-cell office:value-type="float" office:value="228" calcext:value-type="float">
            <text:p>228</text:p>
          </table:table-cell>
          <table:table-cell table:number-columns-repeated="1018"/>
        </table:table-row>
        <table:table-row table:style-name="ro1">
          <table:table-cell table:formula="of:=&quot;I &quot; &amp; [.E160]" office:value-type="string" office:string-value="I define" calcext:value-type="string">
            <text:p>I define</text:p>
          </table:table-cell>
          <table:table-cell/>
          <table:table-cell table:formula="of:=&quot;(reg. v) no.&quot; &amp; [.D160] &amp; &quot; Top0200&quot;" office:value-type="string" office:string-value="(reg. v) no.159 Top0200" calcext:value-type="string">
            <text:p>(reg. v) no.159 Top020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define</text:p>
          </table:table-cell>
          <table:table-cell office:value-type="float" office:value="229" calcext:value-type="float">
            <text:p>229</text:p>
          </table:table-cell>
          <table:table-cell table:number-columns-repeated="1018"/>
        </table:table-row>
        <table:table-row table:style-name="ro1">
          <table:table-cell table:formula="of:=&quot;I &quot; &amp; [.E161]" office:value-type="string" office:string-value="I examine" calcext:value-type="string">
            <text:p>I examine</text:p>
          </table:table-cell>
          <table:table-cell/>
          <table:table-cell table:formula="of:=&quot;(reg. v) no.&quot; &amp; [.D161] &amp; &quot; Top0200&quot;" office:value-type="string" office:string-value="(reg. v) no.160 Top0200" calcext:value-type="string">
            <text:p>(reg. v) no.160 Top02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amine</text:p>
          </table:table-cell>
          <table:table-cell office:value-type="float" office:value="230" calcext:value-type="float">
            <text:p>230</text:p>
          </table:table-cell>
          <table:table-cell table:number-columns-repeated="1018"/>
        </table:table-row>
        <table:table-row table:style-name="ro1">
          <table:table-cell table:formula="of:=&quot;I &quot; &amp; [.E162]" office:value-type="string" office:string-value="I study" calcext:value-type="string">
            <text:p>I study</text:p>
          </table:table-cell>
          <table:table-cell/>
          <table:table-cell table:formula="of:=&quot;(reg. v) no.&quot; &amp; [.D162] &amp; &quot; Top0200&quot;" office:value-type="string" office:string-value="(reg. v) no.161 Top0200" calcext:value-type="string">
            <text:p>(reg. v) no.161 Top020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udy</text:p>
          </table:table-cell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1">
          <table:table-cell table:formula="of:=&quot;I &quot; &amp; [.E163]" office:value-type="string" office:string-value="I recognise" calcext:value-type="string">
            <text:p>I recognise</text:p>
          </table:table-cell>
          <table:table-cell/>
          <table:table-cell table:formula="of:=&quot;(reg. v) no.&quot; &amp; [.D163] &amp; &quot; Top0200&quot;" office:value-type="string" office:string-value="(reg. v) no.162 Top0200" calcext:value-type="string">
            <text:p>(reg. v) no.162 Top020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recognise</text:p>
          </table:table-cell>
          <table:table-cell office:value-type="float" office:value="235" calcext:value-type="float">
            <text:p>235</text:p>
          </table:table-cell>
          <table:table-cell table:number-columns-repeated="1018"/>
        </table:table-row>
        <table:table-row table:style-name="ro1">
          <table:table-cell table:formula="of:=&quot;I &quot; &amp; [.E164]" office:value-type="string" office:string-value="I sign" calcext:value-type="string">
            <text:p>I sign</text:p>
          </table:table-cell>
          <table:table-cell/>
          <table:table-cell table:formula="of:=&quot;(reg. v) no.&quot; &amp; [.D164] &amp; &quot; Top0200&quot;" office:value-type="string" office:string-value="(reg. v) no.163 Top0200" calcext:value-type="string">
            <text:p>(reg. v) no.163 Top020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ign</text:p>
          </table:table-cell>
          <table:table-cell office:value-type="float" office:value="237" calcext:value-type="float">
            <text:p>237</text:p>
          </table:table-cell>
          <table:table-cell table:number-columns-repeated="1018"/>
        </table:table-row>
        <table:table-row table:style-name="ro1">
          <table:table-cell table:formula="of:=&quot;I &quot; &amp; [.E165]" office:value-type="string" office:string-value="I attend" calcext:value-type="string">
            <text:p>I attend</text:p>
          </table:table-cell>
          <table:table-cell/>
          <table:table-cell table:formula="of:=&quot;(reg. v) no.&quot; &amp; [.D165] &amp; &quot; Top0200&quot;" office:value-type="string" office:string-value="(reg. v) no.164 Top0200" calcext:value-type="string">
            <text:p>(reg. v) no.164 Top020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ttend</text:p>
          </table:table-cell>
          <table:table-cell office:value-type="float" office:value="238" calcext:value-type="float">
            <text:p>238</text:p>
          </table:table-cell>
          <table:table-cell table:number-columns-repeated="1018"/>
        </table:table-row>
        <table:table-row table:style-name="ro1">
          <table:table-cell table:formula="of:=&quot;I &quot; &amp; [.E166]" office:value-type="string" office:string-value="I gain" calcext:value-type="string">
            <text:p>I gain</text:p>
          </table:table-cell>
          <table:table-cell/>
          <table:table-cell table:formula="of:=&quot;(reg. v) no.&quot; &amp; [.D166] &amp; &quot; Top0200&quot;" office:value-type="string" office:string-value="(reg. v) no.165 Top0200" calcext:value-type="string">
            <text:p>(reg. v) no.165 Top020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gain</text:p>
          </table:table-cell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1">
          <table:table-cell table:formula="of:=&quot;I &quot; &amp; [.E167]" office:value-type="string" office:string-value="I perform" calcext:value-type="string">
            <text:p>I perform</text:p>
          </table:table-cell>
          <table:table-cell/>
          <table:table-cell table:formula="of:=&quot;(reg. v) no.&quot; &amp; [.D167] &amp; &quot; Top0200&quot;" office:value-type="string" office:string-value="(reg. v) no.166 Top0200" calcext:value-type="string">
            <text:p>(reg. v) no.166 Top020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erform</text:p>
          </table:table-cell>
          <table:table-cell office:value-type="float" office:value="241" calcext:value-type="float">
            <text:p>241</text:p>
          </table:table-cell>
          <table:table-cell table:number-columns-repeated="1018"/>
        </table:table-row>
        <table:table-row table:style-name="ro1">
          <table:table-cell table:formula="of:=&quot;I &quot; &amp; [.E168]" office:value-type="string" office:string-value="I result" calcext:value-type="string">
            <text:p>I result</text:p>
          </table:table-cell>
          <table:table-cell/>
          <table:table-cell table:formula="of:=&quot;(reg. v) no.&quot; &amp; [.D168] &amp; &quot; Top0200&quot;" office:value-type="string" office:string-value="(reg. v) no.167 Top0200" calcext:value-type="string">
            <text:p>(reg. v) no.167 Top020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result</text:p>
          </table:table-cell>
          <table:table-cell office:value-type="float" office:value="242" calcext:value-type="float">
            <text:p>242</text:p>
          </table:table-cell>
          <table:table-cell table:number-columns-repeated="1018"/>
        </table:table-row>
        <table:table-row table:style-name="ro1">
          <table:table-cell table:formula="of:=&quot;I &quot; &amp; [.E169]" office:value-type="string" office:string-value="I travel" calcext:value-type="string">
            <text:p>I travel</text:p>
          </table:table-cell>
          <table:table-cell/>
          <table:table-cell table:formula="of:=&quot;(reg. v) no.&quot; &amp; [.D169] &amp; &quot; Top0200&quot;" office:value-type="string" office:string-value="(reg. v) no.168 Top0200" calcext:value-type="string">
            <text:p>(reg. v) no.168 Top020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ravel</text:p>
          </table:table-cell>
          <table:table-cell office:value-type="float" office:value="243" calcext:value-type="float">
            <text:p>243</text:p>
          </table:table-cell>
          <table:table-cell table:number-columns-repeated="1018"/>
        </table:table-row>
        <table:table-row table:style-name="ro1">
          <table:table-cell table:formula="of:=&quot;I &quot; &amp; [.E170]" office:value-type="string" office:string-value="I adopt" calcext:value-type="string">
            <text:p>I adopt</text:p>
          </table:table-cell>
          <table:table-cell/>
          <table:table-cell table:formula="of:=&quot;(reg. v) no.&quot; &amp; [.D170] &amp; &quot; Top0200&quot;" office:value-type="string" office:string-value="(reg. v) no.169 Top0200" calcext:value-type="string">
            <text:p>(reg. v) no.169 Top020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dopt</text:p>
          </table:table-cell>
          <table:table-cell office:value-type="float" office:value="244" calcext:value-type="float">
            <text:p>244</text:p>
          </table:table-cell>
          <table:table-cell table:number-columns-repeated="1018"/>
        </table:table-row>
        <table:table-row table:style-name="ro1">
          <table:table-cell table:formula="of:=&quot;I &quot; &amp; [.E171]" office:value-type="string" office:string-value="I confirm" calcext:value-type="string">
            <text:p>I confirm</text:p>
          </table:table-cell>
          <table:table-cell/>
          <table:table-cell table:formula="of:=&quot;(reg. v) no.&quot; &amp; [.D171] &amp; &quot; Top0200&quot;" office:value-type="string" office:string-value="(reg. v) no.170 Top0200" calcext:value-type="string">
            <text:p>(reg. v) no.170 Top020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onfirm</text:p>
          </table:table-cell>
          <table:table-cell office:value-type="float" office:value="245" calcext:value-type="float">
            <text:p>245</text:p>
          </table:table-cell>
          <table:table-cell table:number-columns-repeated="1018"/>
        </table:table-row>
        <table:table-row table:style-name="ro1">
          <table:table-cell table:formula="of:=&quot;I &quot; &amp; [.E172]" office:value-type="string" office:string-value="I protect" calcext:value-type="string">
            <text:p>I protect</text:p>
          </table:table-cell>
          <table:table-cell/>
          <table:table-cell table:formula="of:=&quot;(reg. v) no.&quot; &amp; [.D172] &amp; &quot; Top0200&quot;" office:value-type="string" office:string-value="(reg. v) no.171 Top0200" calcext:value-type="string">
            <text:p>(reg. v) no.171 Top020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protect</text:p>
          </table:table-cell>
          <table:table-cell office:value-type="float" office:value="246" calcext:value-type="float">
            <text:p>246</text:p>
          </table:table-cell>
          <table:table-cell table:number-columns-repeated="1018"/>
        </table:table-row>
        <table:table-row table:style-name="ro1">
          <table:table-cell table:formula="of:=&quot;I &quot; &amp; [.E173]" office:value-type="string" office:string-value="I demand" calcext:value-type="string">
            <text:p>I demand</text:p>
          </table:table-cell>
          <table:table-cell/>
          <table:table-cell table:formula="of:=&quot;(reg. v) no.&quot; &amp; [.D173] &amp; &quot; Top0200&quot;" office:value-type="string" office:string-value="(reg. v) no.172 Top0200" calcext:value-type="string">
            <text:p>(reg. v) no.172 Top020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demand</text:p>
          </table:table-cell>
          <table:table-cell office:value-type="float" office:value="247" calcext:value-type="float">
            <text:p>247</text:p>
          </table:table-cell>
          <table:table-cell table:number-columns-repeated="1018"/>
        </table:table-row>
        <table:table-row table:style-name="ro1">
          <table:table-cell table:formula="of:=&quot;I &quot; &amp; [.E174]" office:value-type="string" office:string-value="I stare" calcext:value-type="string">
            <text:p>I stare</text:p>
          </table:table-cell>
          <table:table-cell/>
          <table:table-cell table:formula="of:=&quot;(reg. v) no.&quot; &amp; [.D174] &amp; &quot; Top0200&quot;" office:value-type="string" office:string-value="(reg. v) no.173 Top0200" calcext:value-type="string">
            <text:p>(reg. v) no.173 Top020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tare</text:p>
          </table:table-cell>
          <table:table-cell office:value-type="float" office:value="248" calcext:value-type="float">
            <text:p>248</text:p>
          </table:table-cell>
          <table:table-cell table:number-columns-repeated="1018"/>
        </table:table-row>
        <table:table-row table:style-name="ro1">
          <table:table-cell table:formula="of:=&quot;I &quot; &amp; [.E175]" office:value-type="string" office:string-value="I imagine" calcext:value-type="string">
            <text:p>I imagine</text:p>
          </table:table-cell>
          <table:table-cell/>
          <table:table-cell table:formula="of:=&quot;(reg. v) no.&quot; &amp; [.D175] &amp; &quot; Top0200&quot;" office:value-type="string" office:string-value="(reg. v) no.174 Top0200" calcext:value-type="string">
            <text:p>(reg. v) no.174 Top020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imagine</text:p>
          </table:table-cell>
          <table:table-cell office:value-type="float" office:value="249" calcext:value-type="float">
            <text:p>249</text:p>
          </table:table-cell>
          <table:table-cell table:number-columns-repeated="1018"/>
        </table:table-row>
        <table:table-row table:style-name="ro1">
          <table:table-cell table:formula="of:=&quot;I &quot; &amp; [.E176]" office:value-type="string" office:string-value="I attempt" calcext:value-type="string">
            <text:p>I attempt</text:p>
          </table:table-cell>
          <table:table-cell/>
          <table:table-cell table:formula="of:=&quot;(reg. v) no.&quot; &amp; [.D176] &amp; &quot; Top0200&quot;" office:value-type="string" office:string-value="(reg. v) no.175 Top0200" calcext:value-type="string">
            <text:p>(reg. v) no.175 Top020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ttempt</text:p>
          </table:table-cell>
          <table:table-cell office:value-type="float" office:value="250" calcext:value-type="float">
            <text:p>250</text:p>
          </table:table-cell>
          <table:table-cell table:number-columns-repeated="1018"/>
        </table:table-row>
        <table:table-row table:style-name="ro1">
          <table:table-cell table:formula="of:=&quot;I &quot; &amp; [.E177]" office:value-type="string" office:string-value="I born" calcext:value-type="string">
            <text:p>I born</text:p>
          </table:table-cell>
          <table:table-cell/>
          <table:table-cell table:formula="of:=&quot;(reg. v) no.&quot; &amp; [.D177] &amp; &quot; Top0200&quot;" office:value-type="string" office:string-value="(reg. v) no.176 Top0200" calcext:value-type="string">
            <text:p>(reg. v) no.176 Top020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born</text:p>
          </table:table-cell>
          <table:table-cell office:value-type="float" office:value="252" calcext:value-type="float">
            <text:p>252</text:p>
          </table:table-cell>
          <table:table-cell table:number-columns-repeated="1018"/>
        </table:table-row>
        <table:table-row table:style-name="ro1">
          <table:table-cell table:formula="of:=&quot;I &quot; &amp; [.E178]" office:value-type="string" office:string-value="I associate" calcext:value-type="string">
            <text:p>I associate</text:p>
          </table:table-cell>
          <table:table-cell/>
          <table:table-cell table:formula="of:=&quot;(reg. v) no.&quot; &amp; [.D178] &amp; &quot; Top0200&quot;" office:value-type="string" office:string-value="(reg. v) no.177 Top0200" calcext:value-type="string">
            <text:p>(reg. v) no.177 Top020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ssociate</text:p>
          </table:table-cell>
          <table:table-cell office:value-type="float" office:value="253" calcext:value-type="float">
            <text:p>253</text:p>
          </table:table-cell>
          <table:table-cell table:number-columns-repeated="1018"/>
        </table:table-row>
        <table:table-row table:style-name="ro1">
          <table:table-cell table:formula="of:=&quot;I &quot; &amp; [.E179]" office:value-type="string" office:string-value="I care" calcext:value-type="string">
            <text:p>I care</text:p>
          </table:table-cell>
          <table:table-cell/>
          <table:table-cell table:formula="of:=&quot;(reg. v) no.&quot; &amp; [.D179] &amp; &quot; Top0200&quot;" office:value-type="string" office:string-value="(reg. v) no.178 Top0200" calcext:value-type="string">
            <text:p>(reg. v) no.178 Top020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are</text:p>
          </table:table-cell>
          <table:table-cell office:value-type="float" office:value="254" calcext:value-type="float">
            <text:p>254</text:p>
          </table:table-cell>
          <table:table-cell table:number-columns-repeated="1018"/>
        </table:table-row>
        <table:table-row table:style-name="ro1">
          <table:table-cell table:formula="of:=&quot;I &quot; &amp; [.E180]" office:value-type="string" office:string-value="I marry" calcext:value-type="string">
            <text:p>I marry</text:p>
          </table:table-cell>
          <table:table-cell/>
          <table:table-cell table:formula="of:=&quot;(reg. v) no.&quot; &amp; [.D180] &amp; &quot; Top0200&quot;" office:value-type="string" office:string-value="(reg. v) no.179 Top0200" calcext:value-type="string">
            <text:p>(reg. v) no.179 Top02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arry</text:p>
          </table:table-cell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table:formula="of:=&quot;I &quot; &amp; [.E181]" office:value-type="string" office:string-value="I collect" calcext:value-type="string">
            <text:p>I collect</text:p>
          </table:table-cell>
          <table:table-cell/>
          <table:table-cell table:formula="of:=&quot;(reg. v) no.&quot; &amp; [.D181] &amp; &quot; Top0200&quot;" office:value-type="string" office:string-value="(reg. v) no.180 Top0200" calcext:value-type="string">
            <text:p>(reg. v) no.180 Top02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llect</text:p>
          </table:table-cell>
          <table:table-cell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table:formula="of:=&quot;I &quot; &amp; [.E182]" office:value-type="string" office:string-value="I voice" calcext:value-type="string">
            <text:p>I voice</text:p>
          </table:table-cell>
          <table:table-cell/>
          <table:table-cell table:formula="of:=&quot;(reg. v) no.&quot; &amp; [.D182] &amp; &quot; Top0200&quot;" office:value-type="string" office:string-value="(reg. v) no.181 Top0200" calcext:value-type="string">
            <text:p>(reg. v) no.181 Top020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voice</text:p>
          </table:table-cell>
          <table:table-cell office:value-type="float" office:value="257" calcext:value-type="float">
            <text:p>257</text:p>
          </table:table-cell>
          <table:table-cell table:number-columns-repeated="1018"/>
        </table:table-row>
        <table:table-row table:style-name="ro1">
          <table:table-cell table:formula="of:=&quot;I &quot; &amp; [.E183]" office:value-type="string" office:string-value="I employ" calcext:value-type="string">
            <text:p>I employ</text:p>
          </table:table-cell>
          <table:table-cell/>
          <table:table-cell table:formula="of:=&quot;(reg. v) no.&quot; &amp; [.D183] &amp; &quot; Top0200&quot;" office:value-type="string" office:string-value="(reg. v) no.182 Top0200" calcext:value-type="string">
            <text:p>(reg. v) no.182 Top020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employ</text:p>
          </table:table-cell>
          <table:table-cell office:value-type="float" office:value="258" calcext:value-type="float">
            <text:p>258</text:p>
          </table:table-cell>
          <table:table-cell table:number-columns-repeated="1018"/>
        </table:table-row>
        <table:table-row table:style-name="ro1">
          <table:table-cell table:formula="of:=&quot;I &quot; &amp; [.E184]" office:value-type="string" office:string-value="I issue" calcext:value-type="string">
            <text:p>I issue</text:p>
          </table:table-cell>
          <table:table-cell/>
          <table:table-cell table:formula="of:=&quot;(reg. v) no.&quot; &amp; [.D184] &amp; &quot; Top0200&quot;" office:value-type="string" office:string-value="(reg. v) no.183 Top0200" calcext:value-type="string">
            <text:p>(reg. v) no.183 Top02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issue</text:p>
          </table:table-cell>
          <table:table-cell office:value-type="float" office:value="259" calcext:value-type="float">
            <text:p>259</text:p>
          </table:table-cell>
          <table:table-cell table:number-columns-repeated="1018"/>
        </table:table-row>
        <table:table-row table:style-name="ro1">
          <table:table-cell table:formula="of:=&quot;I &quot; &amp; [.E185]" office:value-type="string" office:string-value="I release" calcext:value-type="string">
            <text:p>I release</text:p>
          </table:table-cell>
          <table:table-cell/>
          <table:table-cell table:formula="of:=&quot;(reg. v) no.&quot; &amp; [.D185] &amp; &quot; Top0200&quot;" office:value-type="string" office:string-value="(reg. v) no.184 Top0200" calcext:value-type="string">
            <text:p>(reg. v) no.184 Top020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release</text:p>
          </table:table-cell>
          <table:table-cell office:value-type="float" office:value="260" calcext:value-type="float">
            <text:p>260</text:p>
          </table:table-cell>
          <table:table-cell table:number-columns-repeated="1018"/>
        </table:table-row>
        <table:table-row table:style-name="ro1">
          <table:table-cell table:formula="of:=&quot;I &quot; &amp; [.E186]" office:value-type="string" office:string-value="I emerge" calcext:value-type="string">
            <text:p>I emerge</text:p>
          </table:table-cell>
          <table:table-cell/>
          <table:table-cell table:formula="of:=&quot;(reg. v) no.&quot; &amp; [.D186] &amp; &quot; Top0200&quot;" office:value-type="string" office:string-value="(reg. v) no.185 Top0200" calcext:value-type="string">
            <text:p>(reg. v) no.185 Top020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emerge</text:p>
          </table:table-cell>
          <table:table-cell office:value-type="float" office:value="261" calcext:value-type="float">
            <text:p>261</text:p>
          </table:table-cell>
          <table:table-cell table:number-columns-repeated="1018"/>
        </table:table-row>
        <table:table-row table:style-name="ro1">
          <table:table-cell table:formula="of:=&quot;I &quot; &amp; [.E187]" office:value-type="string" office:string-value="I mind" calcext:value-type="string">
            <text:p>I mind</text:p>
          </table:table-cell>
          <table:table-cell/>
          <table:table-cell table:formula="of:=&quot;(reg. v) no.&quot; &amp; [.D187] &amp; &quot; Top0200&quot;" office:value-type="string" office:string-value="(reg. v) no.186 Top0200" calcext:value-type="string">
            <text:p>(reg. v) no.186 Top02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ind</text:p>
          </table:table-cell>
          <table:table-cell office:value-type="float" office:value="262" calcext:value-type="float">
            <text:p>262</text:p>
          </table:table-cell>
          <table:table-cell table:number-columns-repeated="1018"/>
        </table:table-row>
        <table:table-row table:style-name="ro1">
          <table:table-cell table:formula="of:=&quot;I &quot; &amp; [.E188]" office:value-type="string" office:string-value="I aim" calcext:value-type="string">
            <text:p>I aim</text:p>
          </table:table-cell>
          <table:table-cell/>
          <table:table-cell table:formula="of:=&quot;(reg. v) no.&quot; &amp; [.D188] &amp; &quot; Top0200&quot;" office:value-type="string" office:string-value="(reg. v) no.187 Top0200" calcext:value-type="string">
            <text:p>(reg. v) no.187 Top020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aim</text:p>
          </table:table-cell>
          <table:table-cell office:value-type="float" office:value="263" calcext:value-type="float">
            <text:p>263</text:p>
          </table:table-cell>
          <table:table-cell table:number-columns-repeated="1018"/>
        </table:table-row>
        <table:table-row table:style-name="ro1">
          <table:table-cell table:formula="of:=&quot;I &quot; &amp; [.E189]" office:value-type="string" office:string-value="I deny" calcext:value-type="string">
            <text:p>I deny</text:p>
          </table:table-cell>
          <table:table-cell/>
          <table:table-cell table:formula="of:=&quot;(reg. v) no.&quot; &amp; [.D189] &amp; &quot; Top0200&quot;" office:value-type="string" office:string-value="(reg. v) no.188 Top0200" calcext:value-type="string">
            <text:p>(reg. v) no.188 Top020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deny</text:p>
          </table:table-cell>
          <table:table-cell office:value-type="float" office:value="264" calcext:value-type="float">
            <text:p>264</text:p>
          </table:table-cell>
          <table:table-cell table:number-columns-repeated="1018"/>
        </table:table-row>
        <table:table-row table:style-name="ro1">
          <table:table-cell table:formula="of:=&quot;I &quot; &amp; [.E190]" office:value-type="string" office:string-value="I mark" calcext:value-type="string">
            <text:p>I mark</text:p>
          </table:table-cell>
          <table:table-cell/>
          <table:table-cell table:formula="of:=&quot;(reg. v) no.&quot; &amp; [.D190] &amp; &quot; Top0200&quot;" office:value-type="string" office:string-value="(reg. v) no.189 Top0200" calcext:value-type="string">
            <text:p>(reg. v) no.189 Top02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mark</text:p>
          </table:table-cell>
          <table:table-cell office:value-type="float" office:value="265" calcext:value-type="float">
            <text:p>265</text:p>
          </table:table-cell>
          <table:table-cell table:number-columns-repeated="1018"/>
        </table:table-row>
        <table:table-row table:style-name="ro1">
          <table:table-cell table:formula="of:=&quot;I &quot; &amp; [.E191]" office:value-type="string" office:string-value="I appoint" calcext:value-type="string">
            <text:p>I appoint</text:p>
          </table:table-cell>
          <table:table-cell/>
          <table:table-cell table:formula="of:=&quot;(reg. v) no.&quot; &amp; [.D191] &amp; &quot; Top0200&quot;" office:value-type="string" office:string-value="(reg. v) no.190 Top0200" calcext:value-type="string">
            <text:p>(reg. v) no.190 Top020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ppoint</text:p>
          </table:table-cell>
          <table:table-cell office:value-type="float" office:value="267" calcext:value-type="float">
            <text:p>267</text:p>
          </table:table-cell>
          <table:table-cell table:number-columns-repeated="1018"/>
        </table:table-row>
        <table:table-row table:style-name="ro1">
          <table:table-cell table:formula="of:=&quot;I &quot; &amp; [.E192]" office:value-type="string" office:string-value="I order" calcext:value-type="string">
            <text:p>I order</text:p>
          </table:table-cell>
          <table:table-cell/>
          <table:table-cell table:formula="of:=&quot;(reg. v) no.&quot; &amp; [.D192] &amp; &quot; Top0200&quot;" office:value-type="string" office:string-value="(reg. v) no.191 Top0200" calcext:value-type="string">
            <text:p>(reg. v) no.191 Top02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order</text:p>
          </table:table-cell>
          <table:table-cell office:value-type="float" office:value="268" calcext:value-type="float">
            <text:p>268</text:p>
          </table:table-cell>
          <table:table-cell table:number-columns-repeated="1018"/>
        </table:table-row>
        <table:table-row table:style-name="ro1">
          <table:table-cell table:formula="of:=&quot;I &quot; &amp; [.E193]" office:value-type="string" office:string-value="I supply" calcext:value-type="string">
            <text:p>I supply</text:p>
          </table:table-cell>
          <table:table-cell/>
          <table:table-cell table:formula="of:=&quot;(reg. v) no.&quot; &amp; [.D193] &amp; &quot; Top0200&quot;" office:value-type="string" office:string-value="(reg. v) no.192 Top0200" calcext:value-type="string">
            <text:p>(reg. v) no.192 Top020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upply</text:p>
          </table:table-cell>
          <table:table-cell office:value-type="float" office:value="269" calcext:value-type="float">
            <text:p>269</text:p>
          </table:table-cell>
          <table:table-cell table:number-columns-repeated="1018"/>
        </table:table-row>
        <table:table-row table:style-name="ro1">
          <table:table-cell table:formula="of:=&quot;I &quot; &amp; [.E194]" office:value-type="string" office:string-value="I observe" calcext:value-type="string">
            <text:p>I observe</text:p>
          </table:table-cell>
          <table:table-cell/>
          <table:table-cell table:formula="of:=&quot;(reg. v) no.&quot; &amp; [.D194] &amp; &quot; Top0200&quot;" office:value-type="string" office:string-value="(reg. v) no.193 Top0200" calcext:value-type="string">
            <text:p>(reg. v) no.193 Top020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observe</text:p>
          </table:table-cell>
          <table:table-cell office:value-type="float" office:value="271" calcext:value-type="float">
            <text:p>271</text:p>
          </table:table-cell>
          <table:table-cell table:number-columns-repeated="1018"/>
        </table:table-row>
        <table:table-row table:style-name="ro1">
          <table:table-cell table:formula="of:=&quot;I &quot; &amp; [.E195]" office:value-type="string" office:string-value="I reply" calcext:value-type="string">
            <text:p>I reply</text:p>
          </table:table-cell>
          <table:table-cell/>
          <table:table-cell table:formula="of:=&quot;(reg. v) no.&quot; &amp; [.D195] &amp; &quot; Top0200&quot;" office:value-type="string" office:string-value="(reg. v) no.194 Top0200" calcext:value-type="string">
            <text:p>(reg. v) no.194 Top020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reply</text:p>
          </table:table-cell>
          <table:table-cell office:value-type="float" office:value="272" calcext:value-type="float">
            <text:p>272</text:p>
          </table:table-cell>
          <table:table-cell table:number-columns-repeated="1018"/>
        </table:table-row>
        <table:table-row table:style-name="ro1">
          <table:table-cell table:formula="of:=&quot;I &quot; &amp; [.E196]" office:value-type="string" office:string-value="I ignore" calcext:value-type="string">
            <text:p>I ignore</text:p>
          </table:table-cell>
          <table:table-cell/>
          <table:table-cell table:formula="of:=&quot;(reg. v) no.&quot; &amp; [.D196] &amp; &quot; Top0200&quot;" office:value-type="string" office:string-value="(reg. v) no.195 Top0200" calcext:value-type="string">
            <text:p>(reg. v) no.195 Top020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ignore</text:p>
          </table:table-cell>
          <table:table-cell office:value-type="float" office:value="273" calcext:value-type="float">
            <text:p>273</text:p>
          </table:table-cell>
          <table:table-cell table:number-columns-repeated="1018"/>
        </table:table-row>
        <table:table-row table:style-name="ro1">
          <table:table-cell table:formula="of:=&quot;I &quot; &amp; [.E197]" office:value-type="string" office:string-value="I link" calcext:value-type="string">
            <text:p>I link</text:p>
          </table:table-cell>
          <table:table-cell/>
          <table:table-cell table:formula="of:=&quot;(reg. v) no.&quot; &amp; [.D197] &amp; &quot; Top0200&quot;" office:value-type="string" office:string-value="(reg. v) no.196 Top0200" calcext:value-type="string">
            <text:p>(reg. v) no.196 Top020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ink</text:p>
          </table:table-cell>
          <table:table-cell office:value-type="float" office:value="274" calcext:value-type="float">
            <text:p>274</text:p>
          </table:table-cell>
          <table:table-cell table:number-columns-repeated="1018"/>
        </table:table-row>
        <table:table-row table:style-name="ro1">
          <table:table-cell table:formula="of:=&quot;I &quot; &amp; [.E198]" office:value-type="string" office:string-value="I propose" calcext:value-type="string">
            <text:p>I propose</text:p>
          </table:table-cell>
          <table:table-cell/>
          <table:table-cell table:formula="of:=&quot;(reg. v) no.&quot; &amp; [.D198] &amp; &quot; Top0200&quot;" office:value-type="string" office:string-value="(reg. v) no.197 Top0200" calcext:value-type="string">
            <text:p>(reg. v) no.197 Top02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propose</text:p>
          </table:table-cell>
          <table:table-cell office:value-type="float" office:value="275" calcext:value-type="float">
            <text:p>275</text:p>
          </table:table-cell>
          <table:table-cell table:number-columns-repeated="1018"/>
        </table:table-row>
        <table:table-row table:style-name="ro1">
          <table:table-cell table:formula="of:=&quot;I &quot; &amp; [.E199]" office:value-type="string" office:string-value="I settle" calcext:value-type="string">
            <text:p>I settle</text:p>
          </table:table-cell>
          <table:table-cell/>
          <table:table-cell table:formula="of:=&quot;(reg. v) no.&quot; &amp; [.D199] &amp; &quot; Top0200&quot;" office:value-type="string" office:string-value="(reg. v) no.198 Top0200" calcext:value-type="string">
            <text:p>(reg. v) no.198 Top020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ettle</text:p>
          </table:table-cell>
          <table:table-cell office:value-type="float" office:value="277" calcext:value-type="float">
            <text:p>277</text:p>
          </table:table-cell>
          <table:table-cell table:number-columns-repeated="1018"/>
        </table:table-row>
        <table:table-row table:style-name="ro1">
          <table:table-cell table:formula="of:=&quot;I &quot; &amp; [.E200]" office:value-type="string" office:string-value="I press" calcext:value-type="string">
            <text:p>I press</text:p>
          </table:table-cell>
          <table:table-cell/>
          <table:table-cell table:formula="of:=&quot;(reg. v) no.&quot; &amp; [.D200] &amp; &quot; Top0200&quot;" office:value-type="string" office:string-value="(reg. v) no.199 Top0200" calcext:value-type="string">
            <text:p>(reg. v) no.199 Top020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press</text:p>
          </table:table-cell>
          <table:table-cell office:value-type="float" office:value="279" calcext:value-type="float">
            <text:p>279</text:p>
          </table:table-cell>
          <table:table-cell table:number-columns-repeated="1018"/>
        </table:table-row>
        <table:table-row table:style-name="ro1">
          <table:table-cell table:formula="of:=&quot;I &quot; &amp; [.E201]" office:value-type="string" office:string-value="I respond" calcext:value-type="string">
            <text:p>I respond</text:p>
          </table:table-cell>
          <table:table-cell/>
          <table:table-cell table:formula="of:=&quot;(reg. v) no.&quot; &amp; [.D201] &amp; &quot; Top0200&quot;" office:value-type="string" office:string-value="(reg. v) no.200 Top0200" calcext:value-type="string">
            <text:p>(reg. v) no.200 Top0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spond</text:p>
          </table:table-cell>
          <table:table-cell office:value-type="float" office:value="280" calcext:value-type="float">
            <text:p>280</text:p>
          </table:table-cell>
          <table:table-cell table:number-columns-repeated="1018"/>
        </table:table-row>
        <table:table-row table:style-name="ro1">
          <table:table-cell table:formula="of:=&quot;I &quot; &amp; [.E202]" office:value-type="string" office:string-value="I arrange" calcext:value-type="string">
            <text:p>I arrange</text:p>
          </table:table-cell>
          <table:table-cell/>
          <table:table-cell table:formula="of:=&quot;(reg. v) no.&quot; &amp; [.D202] &amp; &quot; Top0500&quot;" office:value-type="string" office:string-value="(reg. v) no.201 Top0500" calcext:value-type="string">
            <text:p>(reg. v) no.201 Top05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rrange</text:p>
          </table:table-cell>
          <table:table-cell office:value-type="float" office:value="281" calcext:value-type="float">
            <text:p>281</text:p>
          </table:table-cell>
          <table:table-cell table:number-columns-repeated="1018"/>
        </table:table-row>
        <table:table-row table:style-name="ro1">
          <table:table-cell table:formula="of:=&quot;I &quot; &amp; [.E203]" office:value-type="string" office:string-value="I survive" calcext:value-type="string">
            <text:p>I survive</text:p>
          </table:table-cell>
          <table:table-cell/>
          <table:table-cell table:formula="of:=&quot;(reg. v) no.&quot; &amp; [.D203] &amp; &quot; Top0500&quot;" office:value-type="string" office:string-value="(reg. v) no.202 Top0500" calcext:value-type="string">
            <text:p>(reg. v) no.202 Top050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urvive</text:p>
          </table:table-cell>
          <table:table-cell office:value-type="float" office:value="282" calcext:value-type="float">
            <text:p>282</text:p>
          </table:table-cell>
          <table:table-cell table:number-columns-repeated="1018"/>
        </table:table-row>
        <table:table-row table:style-name="ro1">
          <table:table-cell table:formula="of:=&quot;I &quot; &amp; [.E204]" office:value-type="string" office:string-value="I concentrate" calcext:value-type="string">
            <text:p>I concentrate</text:p>
          </table:table-cell>
          <table:table-cell/>
          <table:table-cell table:formula="of:=&quot;(reg. v) no.&quot; &amp; [.D204] &amp; &quot; Top0500&quot;" office:value-type="string" office:string-value="(reg. v) no.203 Top0500" calcext:value-type="string">
            <text:p>(reg. v) no.203 Top050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ncentrate</text:p>
          </table:table-cell>
          <table:table-cell office:value-type="float" office:value="283" calcext:value-type="float">
            <text:p>283</text:p>
          </table:table-cell>
          <table:table-cell table:number-columns-repeated="1018"/>
        </table:table-row>
        <table:table-row table:style-name="ro1">
          <table:table-cell table:formula="of:=&quot;I &quot; &amp; [.E205]" office:value-type="string" office:string-value="I lift" calcext:value-type="string">
            <text:p>I lift</text:p>
          </table:table-cell>
          <table:table-cell/>
          <table:table-cell table:formula="of:=&quot;(reg. v) no.&quot; &amp; [.D205] &amp; &quot; Top0500&quot;" office:value-type="string" office:string-value="(reg. v) no.204 Top0500" calcext:value-type="string">
            <text:p>(reg. v) no.204 Top050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ift</text:p>
          </table:table-cell>
          <table:table-cell office:value-type="float" office:value="284" calcext:value-type="float">
            <text:p>284</text:p>
          </table:table-cell>
          <table:table-cell table:number-columns-repeated="1018"/>
        </table:table-row>
        <table:table-row table:style-name="ro1">
          <table:table-cell table:formula="of:=&quot;I &quot; &amp; [.E206]" office:value-type="string" office:string-value="I approach" calcext:value-type="string">
            <text:p>I approach</text:p>
          </table:table-cell>
          <table:table-cell/>
          <table:table-cell table:formula="of:=&quot;(reg. v) no.&quot; &amp; [.D206] &amp; &quot; Top0500&quot;" office:value-type="string" office:string-value="(reg. v) no.205 Top0500" calcext:value-type="string">
            <text:p>(reg. v) no.205 Top050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pproach</text:p>
          </table:table-cell>
          <table:table-cell office:value-type="float" office:value="285" calcext:value-type="float">
            <text:p>285</text:p>
          </table:table-cell>
          <table:table-cell table:number-columns-repeated="1018"/>
        </table:table-row>
        <table:table-row table:style-name="ro1">
          <table:table-cell table:formula="of:=&quot;I &quot; &amp; [.E207]" office:value-type="string" office:string-value="I cross" calcext:value-type="string">
            <text:p>I cross</text:p>
          </table:table-cell>
          <table:table-cell/>
          <table:table-cell table:formula="of:=&quot;(reg. v) no.&quot; &amp; [.D207] &amp; &quot; Top0500&quot;" office:value-type="string" office:string-value="(reg. v) no.206 Top0500" calcext:value-type="string">
            <text:p>(reg. v) no.206 Top050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ross</text:p>
          </table:table-cell>
          <table:table-cell office:value-type="float" office:value="286" calcext:value-type="float">
            <text:p>286</text:p>
          </table:table-cell>
          <table:table-cell table:number-columns-repeated="1018"/>
        </table:table-row>
        <table:table-row table:style-name="ro1">
          <table:table-cell table:formula="of:=&quot;I &quot; &amp; [.E208]" office:value-type="string" office:string-value="I test" calcext:value-type="string">
            <text:p>I test</text:p>
          </table:table-cell>
          <table:table-cell/>
          <table:table-cell table:formula="of:=&quot;(reg. v) no.&quot; &amp; [.D208] &amp; &quot; Top0500&quot;" office:value-type="string" office:string-value="(reg. v) no.207 Top0500" calcext:value-type="string">
            <text:p>(reg. v) no.207 Top050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est</text:p>
          </table:table-cell>
          <table:table-cell office:value-type="float" office:value="287" calcext:value-type="float">
            <text:p>287</text:p>
          </table:table-cell>
          <table:table-cell table:number-columns-repeated="1018"/>
        </table:table-row>
        <table:table-row table:style-name="ro1">
          <table:table-cell table:formula="of:=&quot;I &quot; &amp; [.E209]" office:value-type="string" office:string-value="I charge" calcext:value-type="string">
            <text:p>I charge</text:p>
          </table:table-cell>
          <table:table-cell/>
          <table:table-cell table:formula="of:=&quot;(reg. v) no.&quot; &amp; [.D209] &amp; &quot; Top0500&quot;" office:value-type="string" office:string-value="(reg. v) no.208 Top0500" calcext:value-type="string">
            <text:p>(reg. v) no.208 Top050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harge</text:p>
          </table:table-cell>
          <table:table-cell office:value-type="float" office:value="288" calcext:value-type="float">
            <text:p>288</text:p>
          </table:table-cell>
          <table:table-cell table:number-columns-repeated="1018"/>
        </table:table-row>
        <table:table-row table:style-name="ro1">
          <table:table-cell table:formula="of:=&quot;I &quot; &amp; [.E210]" office:value-type="string" office:string-value="I experience" calcext:value-type="string">
            <text:p>I experience</text:p>
          </table:table-cell>
          <table:table-cell/>
          <table:table-cell table:formula="of:=&quot;(reg. v) no.&quot; &amp; [.D210] &amp; &quot; Top0500&quot;" office:value-type="string" office:string-value="(reg. v) no.209 Top0500" calcext:value-type="string">
            <text:p>(reg. v) no.209 Top050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experience</text:p>
          </table:table-cell>
          <table:table-cell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table:formula="of:=&quot;I &quot; &amp; [.E211]" office:value-type="string" office:string-value="I touch" calcext:value-type="string">
            <text:p>I touch</text:p>
          </table:table-cell>
          <table:table-cell/>
          <table:table-cell table:formula="of:=&quot;(reg. v) no.&quot; &amp; [.D211] &amp; &quot; Top0500&quot;" office:value-type="string" office:string-value="(reg. v) no.210 Top0500" calcext:value-type="string">
            <text:p>(reg. v) no.210 Top050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uch</text:p>
          </table:table-cell>
          <table:table-cell office:value-type="float" office:value="290" calcext:value-type="float">
            <text:p>290</text:p>
          </table:table-cell>
          <table:table-cell table:number-columns-repeated="1018"/>
        </table:table-row>
        <table:table-row table:style-name="ro1">
          <table:table-cell table:formula="of:=&quot;I &quot; &amp; [.E212]" office:value-type="string" office:string-value="I acquire" calcext:value-type="string">
            <text:p>I acquire</text:p>
          </table:table-cell>
          <table:table-cell/>
          <table:table-cell table:formula="of:=&quot;(reg. v) no.&quot; &amp; [.D212] &amp; &quot; Top0500&quot;" office:value-type="string" office:string-value="(reg. v) no.211 Top0500" calcext:value-type="string">
            <text:p>(reg. v) no.211 Top050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acquire</text:p>
          </table:table-cell>
          <table:table-cell office:value-type="float" office:value="291" calcext:value-type="float">
            <text:p>291</text:p>
          </table:table-cell>
          <table:table-cell table:number-columns-repeated="1018"/>
        </table:table-row>
        <table:table-row table:style-name="ro1">
          <table:table-cell table:formula="of:=&quot;I &quot; &amp; [.E213]" office:value-type="string" office:string-value="I commit" calcext:value-type="string">
            <text:p>I commit</text:p>
          </table:table-cell>
          <table:table-cell/>
          <table:table-cell table:formula="of:=&quot;(reg. v) no.&quot; &amp; [.D213] &amp; &quot; Top0500&quot;" office:value-type="string" office:string-value="(reg. v) no.212 Top0500" calcext:value-type="string">
            <text:p>(reg. v) no.212 Top050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ommit</text:p>
          </table:table-cell>
          <table:table-cell office:value-type="float" office:value="292" calcext:value-type="float">
            <text:p>292</text:p>
          </table:table-cell>
          <table:table-cell table:number-columns-repeated="1018"/>
        </table:table-row>
        <table:table-row table:style-name="ro1">
          <table:table-cell table:formula="of:=&quot;I &quot; &amp; [.E214]" office:value-type="string" office:string-value="I demonstrate" calcext:value-type="string">
            <text:p>I demonstrate</text:p>
          </table:table-cell>
          <table:table-cell/>
          <table:table-cell table:formula="of:=&quot;(reg. v) no.&quot; &amp; [.D214] &amp; &quot; Top0500&quot;" office:value-type="string" office:string-value="(reg. v) no.213 Top0500" calcext:value-type="string">
            <text:p>(reg. v) no.213 Top050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demonstrate</text:p>
          </table:table-cell>
          <table:table-cell office:value-type="float" office:value="293" calcext:value-type="float">
            <text:p>293</text:p>
          </table:table-cell>
          <table:table-cell table:number-columns-repeated="1018"/>
        </table:table-row>
        <table:table-row table:style-name="ro1">
          <table:table-cell table:formula="of:=&quot;I &quot; &amp; [.E215]" office:value-type="string" office:string-value="I grant" calcext:value-type="string">
            <text:p>I grant</text:p>
          </table:table-cell>
          <table:table-cell/>
          <table:table-cell table:formula="of:=&quot;(reg. v) no.&quot; &amp; [.D215] &amp; &quot; Top0500&quot;" office:value-type="string" office:string-value="(reg. v) no.214 Top0500" calcext:value-type="string">
            <text:p>(reg. v) no.214 Top050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grant</text:p>
          </table:table-cell>
          <table:table-cell office:value-type="float" office:value="294" calcext:value-type="float">
            <text:p>294</text:p>
          </table:table-cell>
          <table:table-cell table:number-columns-repeated="1018"/>
        </table:table-row>
        <table:table-row table:style-name="ro1">
          <table:table-cell table:formula="of:=&quot;I &quot; &amp; [.E216]" office:value-type="string" office:string-value="I prefer" calcext:value-type="string">
            <text:p>I prefer</text:p>
          </table:table-cell>
          <table:table-cell/>
          <table:table-cell table:formula="of:=&quot;(reg. v) no.&quot; &amp; [.D216] &amp; &quot; Top0500&quot;" office:value-type="string" office:string-value="(reg. v) no.215 Top0500" calcext:value-type="string">
            <text:p>(reg. v) no.215 Top050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prefer</text:p>
          </table:table-cell>
          <table:table-cell office:value-type="float" office:value="295" calcext:value-type="float">
            <text:p>295</text:p>
          </table:table-cell>
          <table:table-cell table:number-columns-repeated="1018"/>
        </table:table-row>
        <table:table-row table:style-name="ro1">
          <table:table-cell table:formula="of:=&quot;I &quot; &amp; [.E217]" office:value-type="string" office:string-value="I repeat" calcext:value-type="string">
            <text:p>I repeat</text:p>
          </table:table-cell>
          <table:table-cell/>
          <table:table-cell table:formula="of:=&quot;(reg. v) no.&quot; &amp; [.D217] &amp; &quot; Top0500&quot;" office:value-type="string" office:string-value="(reg. v) no.216 Top0500" calcext:value-type="string">
            <text:p>(reg. v) no.216 Top050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repeat</text:p>
          </table:table-cell>
          <table:table-cell office:value-type="float" office:value="296" calcext:value-type="float">
            <text:p>296</text:p>
          </table:table-cell>
          <table:table-cell table:number-columns-repeated="1018"/>
        </table:table-row>
        <table:table-row table:style-name="ro1">
          <table:table-cell table:formula="of:=&quot;I &quot; &amp; [.E218]" office:value-type="string" office:string-value="I threaten" calcext:value-type="string">
            <text:p>I threaten</text:p>
          </table:table-cell>
          <table:table-cell/>
          <table:table-cell table:formula="of:=&quot;(reg. v) no.&quot; &amp; [.D218] &amp; &quot; Top0500&quot;" office:value-type="string" office:string-value="(reg. v) no.217 Top0500" calcext:value-type="string">
            <text:p>(reg. v) no.217 Top050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threaten</text:p>
          </table:table-cell>
          <table:table-cell office:value-type="float" office:value="298" calcext:value-type="float">
            <text:p>298</text:p>
          </table:table-cell>
          <table:table-cell table:number-columns-repeated="1018"/>
        </table:table-row>
        <table:table-row table:style-name="ro1">
          <table:table-cell table:formula="of:=&quot;I &quot; &amp; [.E219]" office:value-type="string" office:string-value="I insist" calcext:value-type="string">
            <text:p>I insist</text:p>
          </table:table-cell>
          <table:table-cell/>
          <table:table-cell table:formula="of:=&quot;(reg. v) no.&quot; &amp; [.D219] &amp; &quot; Top0500&quot;" office:value-type="string" office:string-value="(reg. v) no.218 Top0500" calcext:value-type="string">
            <text:p>(reg. v) no.218 Top050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insist</text:p>
          </table:table-cell>
          <table:table-cell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table:formula="of:=&quot;I &quot; &amp; [.E220]" office:value-type="string" office:string-value="I launch" calcext:value-type="string">
            <text:p>I launch</text:p>
          </table:table-cell>
          <table:table-cell/>
          <table:table-cell table:formula="of:=&quot;(reg. v) no.&quot; &amp; [.D220] &amp; &quot; Top0500&quot;" office:value-type="string" office:string-value="(reg. v) no.219 Top0500" calcext:value-type="string">
            <text:p>(reg. v) no.219 Top050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launch</text:p>
          </table:table-cell>
          <table:table-cell office:value-type="float" office:value="301" calcext:value-type="float">
            <text:p>301</text:p>
          </table:table-cell>
          <table:table-cell table:number-columns-repeated="1018"/>
        </table:table-row>
        <table:table-row table:style-name="ro1">
          <table:table-cell table:formula="of:=&quot;I &quot; &amp; [.E221]" office:value-type="string" office:string-value="I limit" calcext:value-type="string">
            <text:p>I limit</text:p>
          </table:table-cell>
          <table:table-cell/>
          <table:table-cell table:formula="of:=&quot;(reg. v) no.&quot; &amp; [.D221] &amp; &quot; Top0500&quot;" office:value-type="string" office:string-value="(reg. v) no.220 Top0500" calcext:value-type="string">
            <text:p>(reg. v) no.220 Top050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limit</text:p>
          </table:table-cell>
          <table:table-cell office:value-type="float" office:value="302" calcext:value-type="float">
            <text:p>302</text:p>
          </table:table-cell>
          <table:table-cell table:number-columns-repeated="1018"/>
        </table:table-row>
        <table:table-row table:style-name="ro1">
          <table:table-cell table:formula="of:=&quot;I &quot; &amp; [.E222]" office:value-type="string" office:string-value="I promote" calcext:value-type="string">
            <text:p>I promote</text:p>
          </table:table-cell>
          <table:table-cell/>
          <table:table-cell table:formula="of:=&quot;(reg. v) no.&quot; &amp; [.D222] &amp; &quot; Top0500&quot;" office:value-type="string" office:string-value="(reg. v) no.221 Top0500" calcext:value-type="string">
            <text:p>(reg. v) no.221 Top050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promote</text:p>
          </table:table-cell>
          <table:table-cell office:value-type="float" office:value="303" calcext:value-type="float">
            <text:p>303</text:p>
          </table:table-cell>
          <table:table-cell table:number-columns-repeated="1018"/>
        </table:table-row>
        <table:table-row table:style-name="ro1">
          <table:table-cell table:formula="of:=&quot;I &quot; &amp; [.E223]" office:value-type="string" office:string-value="I deliver" calcext:value-type="string">
            <text:p>I deliver</text:p>
          </table:table-cell>
          <table:table-cell/>
          <table:table-cell table:formula="of:=&quot;(reg. v) no.&quot; &amp; [.D223] &amp; &quot; Top0500&quot;" office:value-type="string" office:string-value="(reg. v) no.222 Top0500" calcext:value-type="string">
            <text:p>(reg. v) no.222 Top050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deliver</text:p>
          </table:table-cell>
          <table:table-cell office:value-type="float" office:value="304" calcext:value-type="float">
            <text:p>304</text:p>
          </table:table-cell>
          <table:table-cell table:number-columns-repeated="1018"/>
        </table:table-row>
        <table:table-row table:style-name="ro1">
          <table:table-cell table:formula="of:=&quot;I &quot; &amp; [.E224]" office:value-type="string" office:string-value="I measure" calcext:value-type="string">
            <text:p>I measure</text:p>
          </table:table-cell>
          <table:table-cell/>
          <table:table-cell table:formula="of:=&quot;(reg. v) no.&quot; &amp; [.D224] &amp; &quot; Top0500&quot;" office:value-type="string" office:string-value="(reg. v) no.223 Top0500" calcext:value-type="string">
            <text:p>(reg. v) no.223 Top0500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measure</text:p>
          </table:table-cell>
          <table:table-cell office:value-type="float" office:value="305" calcext:value-type="float">
            <text:p>305</text:p>
          </table:table-cell>
          <table:table-cell table:number-columns-repeated="1018"/>
        </table:table-row>
        <table:table-row table:style-name="ro1">
          <table:table-cell table:formula="of:=&quot;I &quot; &amp; [.E225]" office:value-type="string" office:string-value="I own" calcext:value-type="string">
            <text:p>I own</text:p>
          </table:table-cell>
          <table:table-cell/>
          <table:table-cell table:formula="of:=&quot;(reg. v) no.&quot; &amp; [.D225] &amp; &quot; Top0500&quot;" office:value-type="string" office:string-value="(reg. v) no.224 Top0500" calcext:value-type="string">
            <text:p>(reg. v) no.224 Top050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own</text:p>
          </table:table-cell>
          <table:table-cell office:value-type="float" office:value="306" calcext:value-type="float">
            <text:p>306</text:p>
          </table:table-cell>
          <table:table-cell table:number-columns-repeated="1018"/>
        </table:table-row>
        <table:table-row table:style-name="ro1">
          <table:table-cell table:formula="of:=&quot;I &quot; &amp; [.E226]" office:value-type="string" office:string-value="I retain" calcext:value-type="string">
            <text:p>I retain</text:p>
          </table:table-cell>
          <table:table-cell/>
          <table:table-cell table:formula="of:=&quot;(reg. v) no.&quot; &amp; [.D226] &amp; &quot; Top0500&quot;" office:value-type="string" office:string-value="(reg. v) no.225 Top0500" calcext:value-type="string">
            <text:p>(reg. v) no.225 Top050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retain</text:p>
          </table:table-cell>
          <table:table-cell office:value-type="float" office:value="307" calcext:value-type="float">
            <text:p>307</text:p>
          </table:table-cell>
          <table:table-cell table:number-columns-repeated="1018"/>
        </table:table-row>
        <table:table-row table:style-name="ro1">
          <table:table-cell table:formula="of:=&quot;I &quot; &amp; [.E227]" office:value-type="string" office:string-value="I assess" calcext:value-type="string">
            <text:p>I assess</text:p>
          </table:table-cell>
          <table:table-cell/>
          <table:table-cell table:formula="of:=&quot;(reg. v) no.&quot; &amp; [.D227] &amp; &quot; Top0500&quot;" office:value-type="string" office:string-value="(reg. v) no.226 Top0500" calcext:value-type="string">
            <text:p>(reg. v) no.226 Top050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ssess</text:p>
          </table:table-cell>
          <table:table-cell office:value-type="float" office:value="308" calcext:value-type="float">
            <text:p>308</text:p>
          </table:table-cell>
          <table:table-cell table:number-columns-repeated="1018"/>
        </table:table-row>
        <table:table-row table:style-name="ro1">
          <table:table-cell table:formula="of:=&quot;I &quot; &amp; [.E228]" office:value-type="string" office:string-value="I attract" calcext:value-type="string">
            <text:p>I attract</text:p>
          </table:table-cell>
          <table:table-cell/>
          <table:table-cell table:formula="of:=&quot;(reg. v) no.&quot; &amp; [.D228] &amp; &quot; Top0500&quot;" office:value-type="string" office:string-value="(reg. v) no.227 Top0500" calcext:value-type="string">
            <text:p>(reg. v) no.227 Top0500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attract</text:p>
          </table:table-cell>
          <table:table-cell office:value-type="float" office:value="309" calcext:value-type="float">
            <text:p>309</text:p>
          </table:table-cell>
          <table:table-cell table:number-columns-repeated="1018"/>
        </table:table-row>
        <table:table-row table:style-name="ro1">
          <table:table-cell table:formula="of:=&quot;I &quot; &amp; [.E229]" office:value-type="string" office:string-value="I belong" calcext:value-type="string">
            <text:p>I belong</text:p>
          </table:table-cell>
          <table:table-cell/>
          <table:table-cell table:formula="of:=&quot;(reg. v) no.&quot; &amp; [.D229] &amp; &quot; Top0500&quot;" office:value-type="string" office:string-value="(reg. v) no.228 Top0500" calcext:value-type="string">
            <text:p>(reg. v) no.228 Top050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elong</text:p>
          </table:table-cell>
          <table:table-cell office:value-type="float" office:value="310" calcext:value-type="float">
            <text:p>310</text:p>
          </table:table-cell>
          <table:table-cell table:number-columns-repeated="1018"/>
        </table:table-row>
        <table:table-row table:style-name="ro1">
          <table:table-cell table:formula="of:=&quot;I &quot; &amp; [.E230]" office:value-type="string" office:string-value="I consist" calcext:value-type="string">
            <text:p>I consist</text:p>
          </table:table-cell>
          <table:table-cell/>
          <table:table-cell table:formula="of:=&quot;(reg. v) no.&quot; &amp; [.D230] &amp; &quot; Top0500&quot;" office:value-type="string" office:string-value="(reg. v) no.229 Top0500" calcext:value-type="string">
            <text:p>(reg. v) no.229 Top050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consist</text:p>
          </table:table-cell>
          <table:table-cell office:value-type="float" office:value="311" calcext:value-type="float">
            <text:p>311</text:p>
          </table:table-cell>
          <table:table-cell table:number-columns-repeated="1018"/>
        </table:table-row>
        <table:table-row table:style-name="ro1">
          <table:table-cell table:formula="of:=&quot;I &quot; &amp; [.E231]" office:value-type="string" office:string-value="I contribute" calcext:value-type="string">
            <text:p>I contribute</text:p>
          </table:table-cell>
          <table:table-cell/>
          <table:table-cell table:formula="of:=&quot;(reg. v) no.&quot; &amp; [.D231] &amp; &quot; Top0500&quot;" office:value-type="string" office:string-value="(reg. v) no.230 Top0500" calcext:value-type="string">
            <text:p>(reg. v) no.230 Top050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contribute</text:p>
          </table:table-cell>
          <table:table-cell office:value-type="float" office:value="312" calcext:value-type="float">
            <text:p>312</text:p>
          </table:table-cell>
          <table:table-cell table:number-columns-repeated="1018"/>
        </table:table-row>
        <table:table-row table:style-name="ro1">
          <table:table-cell table:formula="of:=&quot;I &quot; &amp; [.E232]" office:value-type="string" office:string-value="I promise" calcext:value-type="string">
            <text:p>I promise</text:p>
          </table:table-cell>
          <table:table-cell/>
          <table:table-cell table:formula="of:=&quot;(reg. v) no.&quot; &amp; [.D232] &amp; &quot; Top0500&quot;" office:value-type="string" office:string-value="(reg. v) no.231 Top0500" calcext:value-type="string">
            <text:p>(reg. v) no.231 Top050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promise</text:p>
          </table:table-cell>
          <table:table-cell office:value-type="float" office:value="314" calcext:value-type="float">
            <text:p>314</text:p>
          </table:table-cell>
          <table:table-cell table:number-columns-repeated="1018"/>
        </table:table-row>
        <table:table-row table:style-name="ro1">
          <table:table-cell table:formula="of:=&quot;I &quot; &amp; [.E233]" office:value-type="string" office:string-value="I reject" calcext:value-type="string">
            <text:p>I reject</text:p>
          </table:table-cell>
          <table:table-cell/>
          <table:table-cell table:formula="of:=&quot;(reg. v) no.&quot; &amp; [.D233] &amp; &quot; Top0500&quot;" office:value-type="string" office:string-value="(reg. v) no.232 Top0500" calcext:value-type="string">
            <text:p>(reg. v) no.232 Top050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ject</text:p>
          </table:table-cell>
          <table:table-cell office:value-type="float" office:value="315" calcext:value-type="float">
            <text:p>315</text:p>
          </table:table-cell>
          <table:table-cell table:number-columns-repeated="1018"/>
        </table:table-row>
        <table:table-row table:style-name="ro1">
          <table:table-cell table:formula="of:=&quot;I &quot; &amp; [.E234]" office:value-type="string" office:string-value="I cry" calcext:value-type="string">
            <text:p>I cry</text:p>
          </table:table-cell>
          <table:table-cell/>
          <table:table-cell table:formula="of:=&quot;(reg. v) no.&quot; &amp; [.D234] &amp; &quot; Top0500&quot;" office:value-type="string" office:string-value="(reg. v) no.233 Top0500" calcext:value-type="string">
            <text:p>(reg. v) no.233 Top050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cry</text:p>
          </table:table-cell>
          <table:table-cell office:value-type="float" office:value="316" calcext:value-type="float">
            <text:p>316</text:p>
          </table:table-cell>
          <table:table-cell table:number-columns-repeated="1018"/>
        </table:table-row>
        <table:table-row table:style-name="ro1">
          <table:table-cell table:formula="of:=&quot;I &quot; &amp; [.E235]" office:value-type="string" office:string-value="I impose" calcext:value-type="string">
            <text:p>I impose</text:p>
          </table:table-cell>
          <table:table-cell/>
          <table:table-cell table:formula="of:=&quot;(reg. v) no.&quot; &amp; [.D235] &amp; &quot; Top0500&quot;" office:value-type="string" office:string-value="(reg. v) no.234 Top0500" calcext:value-type="string">
            <text:p>(reg. v) no.234 Top050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impose</text:p>
          </table:table-cell>
          <table:table-cell office:value-type="float" office:value="317" calcext:value-type="float">
            <text:p>317</text:p>
          </table:table-cell>
          <table:table-cell table:number-columns-repeated="1018"/>
        </table:table-row>
        <table:table-row table:style-name="ro1">
          <table:table-cell table:formula="of:=&quot;I &quot; &amp; [.E236]" office:value-type="string" office:string-value="I invite" calcext:value-type="string">
            <text:p>I invite</text:p>
          </table:table-cell>
          <table:table-cell/>
          <table:table-cell table:formula="of:=&quot;(reg. v) no.&quot; &amp; [.D236] &amp; &quot; Top0500&quot;" office:value-type="string" office:string-value="(reg. v) no.235 Top0500" calcext:value-type="string">
            <text:p>(reg. v) no.235 Top050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nvite</text:p>
          </table:table-cell>
          <table:table-cell office:value-type="float" office:value="318" calcext:value-type="float">
            <text:p>318</text:p>
          </table:table-cell>
          <table:table-cell table:number-columns-repeated="1018"/>
        </table:table-row>
        <table:table-row table:style-name="ro1">
          <table:table-cell table:formula="of:=&quot;I &quot; &amp; [.E237]" office:value-type="string" office:string-value="I vary" calcext:value-type="string">
            <text:p>I vary</text:p>
          </table:table-cell>
          <table:table-cell/>
          <table:table-cell table:formula="of:=&quot;(reg. v) no.&quot; &amp; [.D237] &amp; &quot; Top0500&quot;" office:value-type="string" office:string-value="(reg. v) no.236 Top0500" calcext:value-type="string">
            <text:p>(reg. v) no.236 Top050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vary</text:p>
          </table:table-cell>
          <table:table-cell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 table:formula="of:=&quot;I &quot; &amp; [.E238]" office:value-type="string" office:string-value="I warn" calcext:value-type="string">
            <text:p>I warn</text:p>
          </table:table-cell>
          <table:table-cell/>
          <table:table-cell table:formula="of:=&quot;(reg. v) no.&quot; &amp; [.D238] &amp; &quot; Top0500&quot;" office:value-type="string" office:string-value="(reg. v) no.237 Top0500" calcext:value-type="string">
            <text:p>(reg. v) no.237 Top050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arn</text:p>
          </table:table-cell>
          <table:table-cell office:value-type="float" office:value="321" calcext:value-type="float">
            <text:p>321</text:p>
          </table:table-cell>
          <table:table-cell table:number-columns-repeated="1018"/>
        </table:table-row>
        <table:table-row table:style-name="ro1">
          <table:table-cell table:formula="of:=&quot;I &quot; &amp; [.E239]" office:value-type="string" office:string-value="I address" calcext:value-type="string">
            <text:p>I address</text:p>
          </table:table-cell>
          <table:table-cell/>
          <table:table-cell table:formula="of:=&quot;(reg. v) no.&quot; &amp; [.D239] &amp; &quot; Top0500&quot;" office:value-type="string" office:string-value="(reg. v) no.238 Top0500" calcext:value-type="string">
            <text:p>(reg. v) no.238 Top0500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address</text:p>
          </table:table-cell>
          <table:table-cell office:value-type="float" office:value="322" calcext:value-type="float">
            <text:p>322</text:p>
          </table:table-cell>
          <table:table-cell table:number-columns-repeated="1018"/>
        </table:table-row>
        <table:table-row table:style-name="ro1">
          <table:table-cell table:formula="of:=&quot;I &quot; &amp; [.E240]" office:value-type="string" office:string-value="I declare" calcext:value-type="string">
            <text:p>I declare</text:p>
          </table:table-cell>
          <table:table-cell/>
          <table:table-cell table:formula="of:=&quot;(reg. v) no.&quot; &amp; [.D240] &amp; &quot; Top0500&quot;" office:value-type="string" office:string-value="(reg. v) no.239 Top0500" calcext:value-type="string">
            <text:p>(reg. v) no.239 Top050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declare</text:p>
          </table:table-cell>
          <table:table-cell office:value-type="float" office:value="323" calcext:value-type="float">
            <text:p>323</text:p>
          </table:table-cell>
          <table:table-cell table:number-columns-repeated="1018"/>
        </table:table-row>
        <table:table-row table:style-name="ro1">
          <table:table-cell table:formula="of:=&quot;I &quot; &amp; [.E241]" office:value-type="string" office:string-value="I destroy" calcext:value-type="string">
            <text:p>I destroy</text:p>
          </table:table-cell>
          <table:table-cell/>
          <table:table-cell table:formula="of:=&quot;(reg. v) no.&quot; &amp; [.D241] &amp; &quot; Top0500&quot;" office:value-type="string" office:string-value="(reg. v) no.240 Top0500" calcext:value-type="string">
            <text:p>(reg. v) no.240 Top05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destroy</text:p>
          </table:table-cell>
          <table:table-cell office:value-type="float" office:value="324" calcext:value-type="float">
            <text:p>324</text:p>
          </table:table-cell>
          <table:table-cell table:number-columns-repeated="1018"/>
        </table:table-row>
        <table:table-row table:style-name="ro1">
          <table:table-cell table:formula="of:=&quot;I &quot; &amp; [.E242]" office:value-type="string" office:string-value="I worry" calcext:value-type="string">
            <text:p>I worry</text:p>
          </table:table-cell>
          <table:table-cell/>
          <table:table-cell table:formula="of:=&quot;(reg. v) no.&quot; &amp; [.D242] &amp; &quot; Top0500&quot;" office:value-type="string" office:string-value="(reg. v) no.241 Top0500" calcext:value-type="string">
            <text:p>(reg. v) no.241 Top05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worry</text:p>
          </table:table-cell>
          <table:table-cell office:value-type="float" office:value="325" calcext:value-type="float">
            <text:p>325</text:p>
          </table:table-cell>
          <table:table-cell table:number-columns-repeated="1018"/>
        </table:table-row>
        <table:table-row table:style-name="ro1">
          <table:table-cell table:formula="of:=&quot;I &quot; &amp; [.E243]" office:value-type="string" office:string-value="I divide" calcext:value-type="string">
            <text:p>I divide</text:p>
          </table:table-cell>
          <table:table-cell/>
          <table:table-cell table:formula="of:=&quot;(reg. v) no.&quot; &amp; [.D243] &amp; &quot; Top0500&quot;" office:value-type="string" office:string-value="(reg. v) no.242 Top0500" calcext:value-type="string">
            <text:p>(reg. v) no.242 Top050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divide</text:p>
          </table:table-cell>
          <table:table-cell office:value-type="float" office:value="326" calcext:value-type="float">
            <text:p>326</text:p>
          </table:table-cell>
          <table:table-cell table:number-columns-repeated="1018"/>
        </table:table-row>
        <table:table-row table:style-name="ro1">
          <table:table-cell table:formula="of:=&quot;I &quot; &amp; [.E244]" office:value-type="string" office:string-value="I head" calcext:value-type="string">
            <text:p>I head</text:p>
          </table:table-cell>
          <table:table-cell/>
          <table:table-cell table:formula="of:=&quot;(reg. v) no.&quot; &amp; [.D244] &amp; &quot; Top0500&quot;" office:value-type="string" office:string-value="(reg. v) no.243 Top0500" calcext:value-type="string">
            <text:p>(reg. v) no.243 Top0500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head</text:p>
          </table:table-cell>
          <table:table-cell office:value-type="float" office:value="327" calcext:value-type="float">
            <text:p>327</text:p>
          </table:table-cell>
          <table:table-cell table:number-columns-repeated="1018"/>
        </table:table-row>
        <table:table-row table:style-name="ro1">
          <table:table-cell table:formula="of:=&quot;I &quot; &amp; [.E245]" office:value-type="string" office:string-value="I name" calcext:value-type="string">
            <text:p>I name</text:p>
          </table:table-cell>
          <table:table-cell/>
          <table:table-cell table:formula="of:=&quot;(reg. v) no.&quot; &amp; [.D245] &amp; &quot; Top0500&quot;" office:value-type="string" office:string-value="(reg. v) no.244 Top0500" calcext:value-type="string">
            <text:p>(reg. v) no.244 Top050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name</text:p>
          </table:table-cell>
          <table:table-cell office:value-type="float" office:value="328" calcext:value-type="float">
            <text:p>328</text:p>
          </table:table-cell>
          <table:table-cell table:number-columns-repeated="1018"/>
        </table:table-row>
        <table:table-row table:style-name="ro1">
          <table:table-cell table:formula="of:=&quot;I &quot; &amp; [.E246]" office:value-type="string" office:string-value="I nod" calcext:value-type="string">
            <text:p>I nod</text:p>
          </table:table-cell>
          <table:table-cell/>
          <table:table-cell table:formula="of:=&quot;(reg. v) no.&quot; &amp; [.D246] &amp; &quot; Top0500&quot;" office:value-type="string" office:string-value="(reg. v) no.245 Top0500" calcext:value-type="string">
            <text:p>(reg. v) no.245 Top050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od</text:p>
          </table:table-cell>
          <table:table-cell office:value-type="float" office:value="330" calcext:value-type="float">
            <text:p>330</text:p>
          </table:table-cell>
          <table:table-cell table:number-columns-repeated="1018"/>
        </table:table-row>
        <table:table-row table:style-name="ro1">
          <table:table-cell table:formula="of:=&quot;I &quot; &amp; [.E247]" office:value-type="string" office:string-value="I recognize" calcext:value-type="string">
            <text:p>I recognize</text:p>
          </table:table-cell>
          <table:table-cell/>
          <table:table-cell table:formula="of:=&quot;(reg. v) no.&quot; &amp; [.D247] &amp; &quot; Top0500&quot;" office:value-type="string" office:string-value="(reg. v) no.246 Top0500" calcext:value-type="string">
            <text:p>(reg. v) no.246 Top050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recognize</text:p>
          </table:table-cell>
          <table:table-cell office:value-type="float" office:value="331" calcext:value-type="float">
            <text:p>331</text:p>
          </table:table-cell>
          <table:table-cell table:number-columns-repeated="1018"/>
        </table:table-row>
        <table:table-row table:style-name="ro1">
          <table:table-cell table:formula="of:=&quot;I &quot; &amp; [.E248]" office:value-type="string" office:string-value="I train" calcext:value-type="string">
            <text:p>I train</text:p>
          </table:table-cell>
          <table:table-cell/>
          <table:table-cell table:formula="of:=&quot;(reg. v) no.&quot; &amp; [.D248] &amp; &quot; Top0500&quot;" office:value-type="string" office:string-value="(reg. v) no.247 Top0500" calcext:value-type="string">
            <text:p>(reg. v) no.247 Top0500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train</text:p>
          </table:table-cell>
          <table:table-cell office:value-type="float" office:value="332" calcext:value-type="float">
            <text:p>332</text:p>
          </table:table-cell>
          <table:table-cell table:number-columns-repeated="1018"/>
        </table:table-row>
        <table:table-row table:style-name="ro1">
          <table:table-cell table:formula="of:=&quot;I &quot; &amp; [.E249]" office:value-type="string" office:string-value="I attack" calcext:value-type="string">
            <text:p>I attack</text:p>
          </table:table-cell>
          <table:table-cell/>
          <table:table-cell table:formula="of:=&quot;(reg. v) no.&quot; &amp; [.D249] &amp; &quot; Top0500&quot;" office:value-type="string" office:string-value="(reg. v) no.248 Top0500" calcext:value-type="string">
            <text:p>(reg. v) no.248 Top050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attack</text:p>
          </table:table-cell>
          <table:table-cell office:value-type="float" office:value="333" calcext:value-type="float">
            <text:p>333</text:p>
          </table:table-cell>
          <table:table-cell table:number-columns-repeated="1018"/>
        </table:table-row>
        <table:table-row table:style-name="ro1">
          <table:table-cell table:formula="of:=&quot;I &quot; &amp; [.E250]" office:value-type="string" office:string-value="I clear" calcext:value-type="string">
            <text:p>I clear</text:p>
          </table:table-cell>
          <table:table-cell/>
          <table:table-cell table:formula="of:=&quot;(reg. v) no.&quot; &amp; [.D250] &amp; &quot; Top0500&quot;" office:value-type="string" office:string-value="(reg. v) no.249 Top0500" calcext:value-type="string">
            <text:p>(reg. v) no.249 Top050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clear</text:p>
          </table:table-cell>
          <table:table-cell office:value-type="float" office:value="334" calcext:value-type="float">
            <text:p>334</text:p>
          </table:table-cell>
          <table:table-cell table:number-columns-repeated="1018"/>
        </table:table-row>
        <table:table-row table:style-name="ro1">
          <table:table-cell table:formula="of:=&quot;I &quot; &amp; [.E251]" office:value-type="string" office:string-value="I combine" calcext:value-type="string">
            <text:p>I combine</text:p>
          </table:table-cell>
          <table:table-cell/>
          <table:table-cell table:formula="of:=&quot;(reg. v) no.&quot; &amp; [.D251] &amp; &quot; Top0500&quot;" office:value-type="string" office:string-value="(reg. v) no.250 Top0500" calcext:value-type="string">
            <text:p>(reg. v) no.250 Top05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ombine</text:p>
          </table:table-cell>
          <table:table-cell office:value-type="float" office:value="335" calcext:value-type="float">
            <text:p>335</text:p>
          </table:table-cell>
          <table:table-cell table:number-columns-repeated="1018"/>
        </table:table-row>
        <table:table-row table:style-name="ro1">
          <table:table-cell table:formula="of:=&quot;I &quot; &amp; [.E252]" office:value-type="string" office:string-value="I handle" calcext:value-type="string">
            <text:p>I handle</text:p>
          </table:table-cell>
          <table:table-cell/>
          <table:table-cell table:formula="of:=&quot;(reg. v) no.&quot; &amp; [.D252] &amp; &quot; Top0500&quot;" office:value-type="string" office:string-value="(reg. v) no.251 Top0500" calcext:value-type="string">
            <text:p>(reg. v) no.251 Top050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handle</text:p>
          </table:table-cell>
          <table:table-cell office:value-type="float" office:value="336" calcext:value-type="float">
            <text:p>336</text:p>
          </table:table-cell>
          <table:table-cell table:number-columns-repeated="1018"/>
        </table:table-row>
        <table:table-row table:style-name="ro1">
          <table:table-cell table:formula="of:=&quot;I &quot; &amp; [.E253]" office:value-type="string" office:string-value="I influence" calcext:value-type="string">
            <text:p>I influence</text:p>
          </table:table-cell>
          <table:table-cell/>
          <table:table-cell table:formula="of:=&quot;(reg. v) no.&quot; &amp; [.D253] &amp; &quot; Top0500&quot;" office:value-type="string" office:string-value="(reg. v) no.252 Top0500" calcext:value-type="string">
            <text:p>(reg. v) no.252 Top050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influence</text:p>
          </table:table-cell>
          <table:table-cell office:value-type="float" office:value="337" calcext:value-type="float">
            <text:p>337</text:p>
          </table:table-cell>
          <table:table-cell table:number-columns-repeated="1018"/>
        </table:table-row>
        <table:table-row table:style-name="ro1">
          <table:table-cell table:formula="of:=&quot;I &quot; &amp; [.E254]" office:value-type="string" office:string-value="I realize" calcext:value-type="string">
            <text:p>I realize</text:p>
          </table:table-cell>
          <table:table-cell/>
          <table:table-cell table:formula="of:=&quot;(reg. v) no.&quot; &amp; [.D254] &amp; &quot; Top0500&quot;" office:value-type="string" office:string-value="(reg. v) no.253 Top0500" calcext:value-type="string">
            <text:p>(reg. v) no.253 Top0500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realize</text:p>
          </table:table-cell>
          <table:table-cell office:value-type="float" office:value="338" calcext:value-type="float">
            <text:p>338</text:p>
          </table:table-cell>
          <table:table-cell table:number-columns-repeated="1018"/>
        </table:table-row>
        <table:table-row table:style-name="ro1">
          <table:table-cell table:formula="of:=&quot;I &quot; &amp; [.E255]" office:value-type="string" office:string-value="I recommend" calcext:value-type="string">
            <text:p>I recommend</text:p>
          </table:table-cell>
          <table:table-cell/>
          <table:table-cell table:formula="of:=&quot;(reg. v) no.&quot; &amp; [.D255] &amp; &quot; Top0500&quot;" office:value-type="string" office:string-value="(reg. v) no.254 Top0500" calcext:value-type="string">
            <text:p>(reg. v) no.254 Top050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commend</text:p>
          </table:table-cell>
          <table:table-cell office:value-type="float" office:value="339" calcext:value-type="float">
            <text:p>339</text:p>
          </table:table-cell>
          <table:table-cell table:number-columns-repeated="1018"/>
        </table:table-row>
        <table:table-row table:style-name="ro1">
          <table:table-cell table:formula="of:=&quot;I &quot; &amp; [.E256]" office:value-type="string" office:string-value="I shout" calcext:value-type="string">
            <text:p>I shout</text:p>
          </table:table-cell>
          <table:table-cell/>
          <table:table-cell table:formula="of:=&quot;(reg. v) no.&quot; &amp; [.D256] &amp; &quot; Top0500&quot;" office:value-type="string" office:string-value="(reg. v) no.255 Top0500" calcext:value-type="string">
            <text:p>(reg. v) no.255 Top05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hout</text:p>
          </table:table-cell>
          <table:table-cell office:value-type="float" office:value="340" calcext:value-type="float">
            <text:p>340</text:p>
          </table:table-cell>
          <table:table-cell table:number-columns-repeated="1018"/>
        </table:table-row>
        <table:table-row table:style-name="ro1">
          <table:table-cell table:formula="of:=&quot;I &quot; &amp; [.E257]" office:value-type="string" office:string-value="I account" calcext:value-type="string">
            <text:p>I account</text:p>
          </table:table-cell>
          <table:table-cell/>
          <table:table-cell table:formula="of:=&quot;(reg. v) no.&quot; &amp; [.D257] &amp; &quot; Top0500&quot;" office:value-type="string" office:string-value="(reg. v) no.256 Top0500" calcext:value-type="string">
            <text:p>(reg. v) no.256 Top05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account</text:p>
          </table:table-cell>
          <table:table-cell office:value-type="float" office:value="343" calcext:value-type="float">
            <text:p>343</text:p>
          </table:table-cell>
          <table:table-cell table:number-columns-repeated="1018"/>
        </table:table-row>
        <table:table-row table:style-name="ro1">
          <table:table-cell table:formula="of:=&quot;I &quot; &amp; [.E258]" office:value-type="string" office:string-value="I select" calcext:value-type="string">
            <text:p>I select</text:p>
          </table:table-cell>
          <table:table-cell/>
          <table:table-cell table:formula="of:=&quot;(reg. v) no.&quot; &amp; [.D258] &amp; &quot; Top0500&quot;" office:value-type="string" office:string-value="(reg. v) no.257 Top0500" calcext:value-type="string">
            <text:p>(reg. v) no.257 Top050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select</text:p>
          </table:table-cell>
          <table:table-cell office:value-type="float" office:value="344" calcext:value-type="float">
            <text:p>344</text:p>
          </table:table-cell>
          <table:table-cell table:number-columns-repeated="1018"/>
        </table:table-row>
        <table:table-row table:style-name="ro1">
          <table:table-cell table:formula="of:=&quot;I &quot; &amp; [.E259]" office:value-type="string" office:string-value="I climb" calcext:value-type="string">
            <text:p>I climb</text:p>
          </table:table-cell>
          <table:table-cell/>
          <table:table-cell table:formula="of:=&quot;(reg. v) no.&quot; &amp; [.D259] &amp; &quot; Top0500&quot;" office:value-type="string" office:string-value="(reg. v) no.258 Top0500" calcext:value-type="string">
            <text:p>(reg. v) no.258 Top0500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climb</text:p>
          </table:table-cell>
          <table:table-cell office:value-type="float" office:value="345" calcext:value-type="float">
            <text:p>345</text:p>
          </table:table-cell>
          <table:table-cell table:number-columns-repeated="1018"/>
        </table:table-row>
        <table:table-row table:style-name="ro1">
          <table:table-cell table:formula="of:=&quot;I &quot; &amp; [.E260]" office:value-type="string" office:string-value="I contact" calcext:value-type="string">
            <text:p>I contact</text:p>
          </table:table-cell>
          <table:table-cell/>
          <table:table-cell table:formula="of:=&quot;(reg. v) no.&quot; &amp; [.D260] &amp; &quot; Top0500&quot;" office:value-type="string" office:string-value="(reg. v) no.259 Top0500" calcext:value-type="string">
            <text:p>(reg. v) no.259 Top050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contact</text:p>
          </table:table-cell>
          <table:table-cell office:value-type="float" office:value="346" calcext:value-type="float">
            <text:p>346</text:p>
          </table:table-cell>
          <table:table-cell table:number-columns-repeated="1018"/>
        </table:table-row>
        <table:table-row table:style-name="ro1">
          <table:table-cell table:formula="of:=&quot;I &quot; &amp; [.E261]" office:value-type="string" office:string-value="I recall" calcext:value-type="string">
            <text:p>I recall</text:p>
          </table:table-cell>
          <table:table-cell/>
          <table:table-cell table:formula="of:=&quot;(reg. v) no.&quot; &amp; [.D261] &amp; &quot; Top0500&quot;" office:value-type="string" office:string-value="(reg. v) no.260 Top0500" calcext:value-type="string">
            <text:p>(reg. v) no.260 Top050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recall</text:p>
          </table:table-cell>
          <table:table-cell office:value-type="float" office:value="347" calcext:value-type="float">
            <text:p>347</text:p>
          </table:table-cell>
          <table:table-cell table:number-columns-repeated="1018"/>
        </table:table-row>
        <table:table-row table:style-name="ro1">
          <table:table-cell table:formula="of:=&quot;I &quot; &amp; [.E262]" office:value-type="string" office:string-value="I secure" calcext:value-type="string">
            <text:p>I secure</text:p>
          </table:table-cell>
          <table:table-cell/>
          <table:table-cell table:formula="of:=&quot;(reg. v) no.&quot; &amp; [.D262] &amp; &quot; Top0500&quot;" office:value-type="string" office:string-value="(reg. v) no.261 Top0500" calcext:value-type="string">
            <text:p>(reg. v) no.261 Top050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secure</text:p>
          </table:table-cell>
          <table:table-cell office:value-type="float" office:value="348" calcext:value-type="float">
            <text:p>348</text:p>
          </table:table-cell>
          <table:table-cell table:number-columns-repeated="1018"/>
        </table:table-row>
        <table:table-row table:style-name="ro1">
          <table:table-cell table:formula="of:=&quot;I &quot; &amp; [.E263]" office:value-type="string" office:string-value="I step" calcext:value-type="string">
            <text:p>I step</text:p>
          </table:table-cell>
          <table:table-cell/>
          <table:table-cell table:formula="of:=&quot;(reg. v) no.&quot; &amp; [.D263] &amp; &quot; Top0500&quot;" office:value-type="string" office:string-value="(reg. v) no.262 Top0500" calcext:value-type="string">
            <text:p>(reg. v) no.262 Top0500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step</text:p>
          </table:table-cell>
          <table:table-cell office:value-type="float" office:value="349" calcext:value-type="float">
            <text:p>349</text:p>
          </table:table-cell>
          <table:table-cell table:number-columns-repeated="1018"/>
        </table:table-row>
        <table:table-row table:style-name="ro1">
          <table:table-cell table:formula="of:=&quot;I &quot; &amp; [.E264]" office:value-type="string" office:string-value="I transfer" calcext:value-type="string">
            <text:p>I transfer</text:p>
          </table:table-cell>
          <table:table-cell/>
          <table:table-cell table:formula="of:=&quot;(reg. v) no.&quot; &amp; [.D264] &amp; &quot; Top0500&quot;" office:value-type="string" office:string-value="(reg. v) no.263 Top0500" calcext:value-type="string">
            <text:p>(reg. v) no.263 Top050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transfer</text:p>
          </table:table-cell>
          <table:table-cell office:value-type="float" office:value="350" calcext:value-type="float">
            <text:p>350</text:p>
          </table:table-cell>
          <table:table-cell table:number-columns-repeated="1018"/>
        </table:table-row>
        <table:table-row table:style-name="ro1">
          <table:table-cell table:formula="of:=&quot;I &quot; &amp; [.E265]" office:value-type="string" office:string-value="I welcome" calcext:value-type="string">
            <text:p>I welcome</text:p>
          </table:table-cell>
          <table:table-cell/>
          <table:table-cell table:formula="of:=&quot;(reg. v) no.&quot; &amp; [.D265] &amp; &quot; Top0500&quot;" office:value-type="string" office:string-value="(reg. v) no.264 Top0500" calcext:value-type="string">
            <text:p>(reg. v) no.264 Top0500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welcome</text:p>
          </table:table-cell>
          <table:table-cell office:value-type="float" office:value="351" calcext:value-type="float">
            <text:p>351</text:p>
          </table:table-cell>
          <table:table-cell table:number-columns-repeated="1018"/>
        </table:table-row>
        <table:table-row table:style-name="ro1">
          <table:table-cell table:formula="of:=&quot;I &quot; &amp; [.E266]" office:value-type="string" office:string-value="I conclude" calcext:value-type="string">
            <text:p>I conclude</text:p>
          </table:table-cell>
          <table:table-cell/>
          <table:table-cell table:formula="of:=&quot;(reg. v) no.&quot; &amp; [.D266] &amp; &quot; Top0500&quot;" office:value-type="string" office:string-value="(reg. v) no.265 Top0500" calcext:value-type="string">
            <text:p>(reg. v) no.265 Top050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conclude</text:p>
          </table:table-cell>
          <table:table-cell office:value-type="float" office:value="352" calcext:value-type="float">
            <text:p>352</text:p>
          </table:table-cell>
          <table:table-cell table:number-columns-repeated="1018"/>
        </table:table-row>
        <table:table-row table:style-name="ro1">
          <table:table-cell table:formula="of:=&quot;I &quot; &amp; [.E267]" office:value-type="string" office:string-value="I disappear" calcext:value-type="string">
            <text:p>I disappear</text:p>
          </table:table-cell>
          <table:table-cell/>
          <table:table-cell table:formula="of:=&quot;(reg. v) no.&quot; &amp; [.D267] &amp; &quot; Top0500&quot;" office:value-type="string" office:string-value="(reg. v) no.266 Top0500" calcext:value-type="string">
            <text:p>(reg. v) no.266 Top0500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disappear</text:p>
          </table:table-cell>
          <table:table-cell office:value-type="float" office:value="353" calcext:value-type="float">
            <text:p>353</text:p>
          </table:table-cell>
          <table:table-cell table:number-columns-repeated="1018"/>
        </table:table-row>
        <table:table-row table:style-name="ro1">
          <table:table-cell table:formula="of:=&quot;I &quot; &amp; [.E268]" office:value-type="string" office:string-value="I display" calcext:value-type="string">
            <text:p>I display</text:p>
          </table:table-cell>
          <table:table-cell/>
          <table:table-cell table:formula="of:=&quot;(reg. v) no.&quot; &amp; [.D268] &amp; &quot; Top0500&quot;" office:value-type="string" office:string-value="(reg. v) no.267 Top0500" calcext:value-type="string">
            <text:p>(reg. v) no.267 Top050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display</text:p>
          </table:table-cell>
          <table:table-cell office:value-type="float" office:value="354" calcext:value-type="float">
            <text:p>354</text:p>
          </table:table-cell>
          <table:table-cell table:number-columns-repeated="1018"/>
        </table:table-row>
        <table:table-row table:style-name="ro1">
          <table:table-cell table:formula="of:=&quot;I &quot; &amp; [.E269]" office:value-type="string" office:string-value="I dress" calcext:value-type="string">
            <text:p>I dress</text:p>
          </table:table-cell>
          <table:table-cell/>
          <table:table-cell table:formula="of:=&quot;(reg. v) no.&quot; &amp; [.D269] &amp; &quot; Top0500&quot;" office:value-type="string" office:string-value="(reg. v) no.268 Top0500" calcext:value-type="string">
            <text:p>(reg. v) no.268 Top0500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dress</text:p>
          </table:table-cell>
          <table:table-cell office:value-type="float" office:value="355" calcext:value-type="float">
            <text:p>355</text:p>
          </table:table-cell>
          <table:table-cell table:number-columns-repeated="1018"/>
        </table:table-row>
        <table:table-row table:style-name="ro1">
          <table:table-cell table:formula="of:=&quot;I &quot; &amp; [.E270]" office:value-type="string" office:string-value="I illustrate" calcext:value-type="string">
            <text:p>I illustrate</text:p>
          </table:table-cell>
          <table:table-cell/>
          <table:table-cell table:formula="of:=&quot;(reg. v) no.&quot; &amp; [.D270] &amp; &quot; Top0500&quot;" office:value-type="string" office:string-value="(reg. v) no.269 Top0500" calcext:value-type="string">
            <text:p>(reg. v) no.269 Top050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illustrate</text:p>
          </table:table-cell>
          <table:table-cell office:value-type="float" office:value="356" calcext:value-type="float">
            <text:p>356</text:p>
          </table:table-cell>
          <table:table-cell table:number-columns-repeated="1018"/>
        </table:table-row>
        <table:table-row table:style-name="ro1">
          <table:table-cell table:formula="of:=&quot;I &quot; &amp; [.E271]" office:value-type="string" office:string-value="I imply" calcext:value-type="string">
            <text:p>I imply</text:p>
          </table:table-cell>
          <table:table-cell/>
          <table:table-cell table:formula="of:=&quot;(reg. v) no.&quot; &amp; [.D271] &amp; &quot; Top0500&quot;" office:value-type="string" office:string-value="(reg. v) no.270 Top0500" calcext:value-type="string">
            <text:p>(reg. v) no.270 Top050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imply</text:p>
          </table:table-cell>
          <table:table-cell office:value-type="float" office:value="357" calcext:value-type="float">
            <text:p>357</text:p>
          </table:table-cell>
          <table:table-cell table:number-columns-repeated="1018"/>
        </table:table-row>
        <table:table-row table:style-name="ro1">
          <table:table-cell table:formula="of:=&quot;I &quot; &amp; [.E272]" office:value-type="string" office:string-value="I organise" calcext:value-type="string">
            <text:p>I organise</text:p>
          </table:table-cell>
          <table:table-cell/>
          <table:table-cell table:formula="of:=&quot;(reg. v) no.&quot; &amp; [.D272] &amp; &quot; Top0500&quot;" office:value-type="string" office:string-value="(reg. v) no.271 Top0500" calcext:value-type="string">
            <text:p>(reg. v) no.271 Top050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organise</text:p>
          </table:table-cell>
          <table:table-cell office:value-type="float" office:value="358" calcext:value-type="float">
            <text:p>358</text:p>
          </table:table-cell>
          <table:table-cell table:number-columns-repeated="1018"/>
        </table:table-row>
        <table:table-row table:style-name="ro1">
          <table:table-cell table:formula="of:=&quot;I &quot; &amp; [.E273]" office:value-type="string" office:string-value="I direct" calcext:value-type="string">
            <text:p>I direct</text:p>
          </table:table-cell>
          <table:table-cell/>
          <table:table-cell table:formula="of:=&quot;(reg. v) no.&quot; &amp; [.D273] &amp; &quot; Top0500&quot;" office:value-type="string" office:string-value="(reg. v) no.272 Top0500" calcext:value-type="string">
            <text:p>(reg. v) no.272 Top050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direct</text:p>
          </table:table-cell>
          <table:table-cell office:value-type="float" office:value="359" calcext:value-type="float">
            <text:p>359</text:p>
          </table:table-cell>
          <table:table-cell table:number-columns-repeated="1018"/>
        </table:table-row>
        <table:table-row table:style-name="ro1">
          <table:table-cell table:formula="of:=&quot;I &quot; &amp; [.E274]" office:value-type="string" office:string-value="I escape" calcext:value-type="string">
            <text:p>I escape</text:p>
          </table:table-cell>
          <table:table-cell/>
          <table:table-cell table:formula="of:=&quot;(reg. v) no.&quot; &amp; [.D274] &amp; &quot; Top0500&quot;" office:value-type="string" office:string-value="(reg. v) no.273 Top0500" calcext:value-type="string">
            <text:p>(reg. v) no.273 Top050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escape</text:p>
          </table:table-cell>
          <table:table-cell office:value-type="float" office:value="360" calcext:value-type="float">
            <text:p>360</text:p>
          </table:table-cell>
          <table:table-cell table:number-columns-repeated="1018"/>
        </table:table-row>
        <table:table-row table:style-name="ro1">
          <table:table-cell table:formula="of:=&quot;I &quot; &amp; [.E275]" office:value-type="string" office:string-value="I generate" calcext:value-type="string">
            <text:p>I generate</text:p>
          </table:table-cell>
          <table:table-cell/>
          <table:table-cell table:formula="of:=&quot;(reg. v) no.&quot; &amp; [.D275] &amp; &quot; Top0500&quot;" office:value-type="string" office:string-value="(reg. v) no.274 Top0500" calcext:value-type="string">
            <text:p>(reg. v) no.274 Top050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generate</text:p>
          </table:table-cell>
          <table:table-cell office:value-type="float" office:value="361" calcext:value-type="float">
            <text:p>361</text:p>
          </table:table-cell>
          <table:table-cell table:number-columns-repeated="1018"/>
        </table:table-row>
        <table:table-row table:style-name="ro1">
          <table:table-cell table:formula="of:=&quot;I &quot; &amp; [.E276]" office:value-type="string" office:string-value="I investigate" calcext:value-type="string">
            <text:p>I investigate</text:p>
          </table:table-cell>
          <table:table-cell/>
          <table:table-cell table:formula="of:=&quot;(reg. v) no.&quot; &amp; [.D276] &amp; &quot; Top0500&quot;" office:value-type="string" office:string-value="(reg. v) no.275 Top0500" calcext:value-type="string">
            <text:p>(reg. v) no.275 Top050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investigate</text:p>
          </table:table-cell>
          <table:table-cell office:value-type="float" office:value="362" calcext:value-type="float">
            <text:p>362</text:p>
          </table:table-cell>
          <table:table-cell table:number-columns-repeated="1018"/>
        </table:table-row>
        <table:table-row table:style-name="ro1">
          <table:table-cell table:formula="of:=&quot;I &quot; &amp; [.E277]" office:value-type="string" office:string-value="I remind" calcext:value-type="string">
            <text:p>I remind</text:p>
          </table:table-cell>
          <table:table-cell/>
          <table:table-cell table:formula="of:=&quot;(reg. v) no.&quot; &amp; [.D277] &amp; &quot; Top0500&quot;" office:value-type="string" office:string-value="(reg. v) no.276 Top0500" calcext:value-type="string">
            <text:p>(reg. v) no.276 Top050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remind</text:p>
          </table:table-cell>
          <table:table-cell office:value-type="float" office:value="363" calcext:value-type="float">
            <text:p>363</text:p>
          </table:table-cell>
          <table:table-cell table:number-columns-repeated="1018"/>
        </table:table-row>
        <table:table-row table:style-name="ro1">
          <table:table-cell table:formula="of:=&quot;I &quot; &amp; [.E278]" office:value-type="string" office:string-value="I advise" calcext:value-type="string">
            <text:p>I advise</text:p>
          </table:table-cell>
          <table:table-cell/>
          <table:table-cell table:formula="of:=&quot;(reg. v) no.&quot; &amp; [.D278] &amp; &quot; Top0500&quot;" office:value-type="string" office:string-value="(reg. v) no.277 Top0500" calcext:value-type="string">
            <text:p>(reg. v) no.277 Top050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dvise</text:p>
          </table:table-cell>
          <table:table-cell office:value-type="float" office:value="364" calcext:value-type="float">
            <text:p>364</text:p>
          </table:table-cell>
          <table:table-cell table:number-columns-repeated="1018"/>
        </table:table-row>
        <table:table-row table:style-name="ro1">
          <table:table-cell table:formula="of:=&quot;I &quot; &amp; [.E279]" office:value-type="string" office:string-value="I afford" calcext:value-type="string">
            <text:p>I afford</text:p>
          </table:table-cell>
          <table:table-cell/>
          <table:table-cell table:formula="of:=&quot;(reg. v) no.&quot; &amp; [.D279] &amp; &quot; Top0500&quot;" office:value-type="string" office:string-value="(reg. v) no.278 Top0500" calcext:value-type="string">
            <text:p>(reg. v) no.278 Top050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afford</text:p>
          </table:table-cell>
          <table:table-cell office:value-type="float" office:value="365" calcext:value-type="float">
            <text:p>365</text:p>
          </table:table-cell>
          <table:table-cell table:number-columns-repeated="1018"/>
        </table:table-row>
        <table:table-row table:style-name="ro1">
          <table:table-cell table:formula="of:=&quot;I &quot; &amp; [.E280]" office:value-type="string" office:string-value="I earn" calcext:value-type="string">
            <text:p>I earn</text:p>
          </table:table-cell>
          <table:table-cell/>
          <table:table-cell table:formula="of:=&quot;(reg. v) no.&quot; &amp; [.D280] &amp; &quot; Top0500&quot;" office:value-type="string" office:string-value="(reg. v) no.279 Top0500" calcext:value-type="string">
            <text:p>(reg. v) no.279 Top050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earn</text:p>
          </table:table-cell>
          <table:table-cell office:value-type="float" office:value="366" calcext:value-type="float">
            <text:p>366</text:p>
          </table:table-cell>
          <table:table-cell table:number-columns-repeated="1018"/>
        </table:table-row>
        <table:table-row table:style-name="ro1">
          <table:table-cell table:formula="of:=&quot;I &quot; &amp; [.E281]" office:value-type="string" office:string-value="I hand" calcext:value-type="string">
            <text:p>I hand</text:p>
          </table:table-cell>
          <table:table-cell/>
          <table:table-cell table:formula="of:=&quot;(reg. v) no.&quot; &amp; [.D281] &amp; &quot; Top0500&quot;" office:value-type="string" office:string-value="(reg. v) no.280 Top0500" calcext:value-type="string">
            <text:p>(reg. v) no.280 Top05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hand</text:p>
          </table:table-cell>
          <table:table-cell office:value-type="float" office:value="367" calcext:value-type="float">
            <text:p>367</text:p>
          </table:table-cell>
          <table:table-cell table:number-columns-repeated="1018"/>
        </table:table-row>
        <table:table-row table:style-name="ro1">
          <table:table-cell table:formula="of:=&quot;I &quot; &amp; [.E282]" office:value-type="string" office:string-value="I inform" calcext:value-type="string">
            <text:p>I inform</text:p>
          </table:table-cell>
          <table:table-cell/>
          <table:table-cell table:formula="of:=&quot;(reg. v) no.&quot; &amp; [.D282] &amp; &quot; Top0500&quot;" office:value-type="string" office:string-value="(reg. v) no.281 Top0500" calcext:value-type="string">
            <text:p>(reg. v) no.281 Top050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inform</text:p>
          </table:table-cell>
          <table:table-cell office:value-type="float" office:value="368" calcext:value-type="float">
            <text:p>368</text:p>
          </table:table-cell>
          <table:table-cell table:number-columns-repeated="1018"/>
        </table:table-row>
        <table:table-row table:style-name="ro1">
          <table:table-cell table:formula="of:=&quot;I &quot; &amp; [.E283]" office:value-type="string" office:string-value="I rely" calcext:value-type="string">
            <text:p>I rely</text:p>
          </table:table-cell>
          <table:table-cell/>
          <table:table-cell table:formula="of:=&quot;(reg. v) no.&quot; &amp; [.D283] &amp; &quot; Top0500&quot;" office:value-type="string" office:string-value="(reg. v) no.282 Top0500" calcext:value-type="string">
            <text:p>(reg. v) no.282 Top050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rely</text:p>
          </table:table-cell>
          <table:table-cell office:value-type="float" office:value="369" calcext:value-type="float">
            <text:p>369</text:p>
          </table:table-cell>
          <table:table-cell table:number-columns-repeated="1018"/>
        </table:table-row>
        <table:table-row table:style-name="ro1">
          <table:table-cell table:formula="of:=&quot;I &quot; &amp; [.E284]" office:value-type="string" office:string-value="I succeed" calcext:value-type="string">
            <text:p>I succeed</text:p>
          </table:table-cell>
          <table:table-cell/>
          <table:table-cell table:formula="of:=&quot;(reg. v) no.&quot; &amp; [.D284] &amp; &quot; Top0500&quot;" office:value-type="string" office:string-value="(reg. v) no.283 Top0500" calcext:value-type="string">
            <text:p>(reg. v) no.283 Top050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succeed</text:p>
          </table:table-cell>
          <table:table-cell office:value-type="float" office:value="370" calcext:value-type="float">
            <text:p>370</text:p>
          </table:table-cell>
          <table:table-cell table:number-columns-repeated="1018"/>
        </table:table-row>
        <table:table-row table:style-name="ro1">
          <table:table-cell table:formula="of:=&quot;I &quot; &amp; [.E285]" office:value-type="string" office:string-value="I approve" calcext:value-type="string">
            <text:p>I approve</text:p>
          </table:table-cell>
          <table:table-cell/>
          <table:table-cell table:formula="of:=&quot;(reg. v) no.&quot; &amp; [.D285] &amp; &quot; Top0500&quot;" office:value-type="string" office:string-value="(reg. v) no.284 Top0500" calcext:value-type="string">
            <text:p>(reg. v) no.284 Top050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pprove</text:p>
          </table:table-cell>
          <table:table-cell office:value-type="float" office:value="371" calcext:value-type="float">
            <text:p>371</text:p>
          </table:table-cell>
          <table:table-cell table:number-columns-repeated="1018"/>
        </table:table-row>
        <table:table-row table:style-name="ro1">
          <table:table-cell table:formula="of:=&quot;I &quot; &amp; [.E286]" office:value-type="string" office:string-value="I fear" calcext:value-type="string">
            <text:p>I fear</text:p>
          </table:table-cell>
          <table:table-cell/>
          <table:table-cell table:formula="of:=&quot;(reg. v) no.&quot; &amp; [.D286] &amp; &quot; Top0500&quot;" office:value-type="string" office:string-value="(reg. v) no.285 Top0500" calcext:value-type="string">
            <text:p>(reg. v) no.285 Top050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fear</text:p>
          </table:table-cell>
          <table:table-cell office:value-type="float" office:value="373" calcext:value-type="float">
            <text:p>373</text:p>
          </table:table-cell>
          <table:table-cell table:number-columns-repeated="1018"/>
        </table:table-row>
        <table:table-row table:style-name="ro1">
          <table:table-cell table:formula="of:=&quot;I &quot; &amp; [.E287]" office:value-type="string" office:string-value="I vote" calcext:value-type="string">
            <text:p>I vote</text:p>
          </table:table-cell>
          <table:table-cell/>
          <table:table-cell table:formula="of:=&quot;(reg. v) no.&quot; &amp; [.D287] &amp; &quot; Top0500&quot;" office:value-type="string" office:string-value="(reg. v) no.286 Top0500" calcext:value-type="string">
            <text:p>(reg. v) no.286 Top050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vote</text:p>
          </table:table-cell>
          <table:table-cell office:value-type="float" office:value="374" calcext:value-type="float">
            <text:p>374</text:p>
          </table:table-cell>
          <table:table-cell table:number-columns-repeated="1018"/>
        </table:table-row>
        <table:table-row table:style-name="ro1">
          <table:table-cell table:formula="of:=&quot;I &quot; &amp; [.E288]" office:value-type="string" office:string-value="I conduct" calcext:value-type="string">
            <text:p>I conduct</text:p>
          </table:table-cell>
          <table:table-cell/>
          <table:table-cell table:formula="of:=&quot;(reg. v) no.&quot; &amp; [.D288] &amp; &quot; Top0500&quot;" office:value-type="string" office:string-value="(reg. v) no.287 Top0500" calcext:value-type="string">
            <text:p>(reg. v) no.287 Top050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conduct</text:p>
          </table:table-cell>
          <table:table-cell office:value-type="float" office:value="375" calcext:value-type="float">
            <text:p>375</text:p>
          </table:table-cell>
          <table:table-cell table:number-columns-repeated="1018"/>
        </table:table-row>
        <table:table-row table:style-name="ro1">
          <table:table-cell table:formula="of:=&quot;I &quot; &amp; [.E289]" office:value-type="string" office:string-value="I cope" calcext:value-type="string">
            <text:p>I cope</text:p>
          </table:table-cell>
          <table:table-cell/>
          <table:table-cell table:formula="of:=&quot;(reg. v) no.&quot; &amp; [.D289] &amp; &quot; Top0500&quot;" office:value-type="string" office:string-value="(reg. v) no.288 Top0500" calcext:value-type="string">
            <text:p>(reg. v) no.288 Top050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cope</text:p>
          </table:table-cell>
          <table:table-cell office:value-type="float" office:value="376" calcext:value-type="float">
            <text:p>376</text:p>
          </table:table-cell>
          <table:table-cell table:number-columns-repeated="1018"/>
        </table:table-row>
        <table:table-row table:style-name="ro1">
          <table:table-cell table:formula="of:=&quot;I &quot; &amp; [.E290]" office:value-type="string" office:string-value="I derive" calcext:value-type="string">
            <text:p>I derive</text:p>
          </table:table-cell>
          <table:table-cell/>
          <table:table-cell table:formula="of:=&quot;(reg. v) no.&quot; &amp; [.D290] &amp; &quot; Top0500&quot;" office:value-type="string" office:string-value="(reg. v) no.289 Top0500" calcext:value-type="string">
            <text:p>(reg. v) no.289 Top050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derive</text:p>
          </table:table-cell>
          <table:table-cell office:value-type="float" office:value="377" calcext:value-type="float">
            <text:p>377</text:p>
          </table:table-cell>
          <table:table-cell table:number-columns-repeated="1018"/>
        </table:table-row>
        <table:table-row table:style-name="ro1">
          <table:table-cell table:formula="of:=&quot;I &quot; &amp; [.E291]" office:value-type="string" office:string-value="I elect" calcext:value-type="string">
            <text:p>I elect</text:p>
          </table:table-cell>
          <table:table-cell/>
          <table:table-cell table:formula="of:=&quot;(reg. v) no.&quot; &amp; [.D291] &amp; &quot; Top0500&quot;" office:value-type="string" office:string-value="(reg. v) no.290 Top0500" calcext:value-type="string">
            <text:p>(reg. v) no.290 Top050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ect</text:p>
          </table:table-cell>
          <table:table-cell office:value-type="float" office:value="378" calcext:value-type="float">
            <text:p>378</text:p>
          </table:table-cell>
          <table:table-cell table:number-columns-repeated="1018"/>
        </table:table-row>
        <table:table-row table:style-name="ro1">
          <table:table-cell table:formula="of:=&quot;I &quot; &amp; [.E292]" office:value-type="string" office:string-value="I gather" calcext:value-type="string">
            <text:p>I gather</text:p>
          </table:table-cell>
          <table:table-cell/>
          <table:table-cell table:formula="of:=&quot;(reg. v) no.&quot; &amp; [.D292] &amp; &quot; Top0500&quot;" office:value-type="string" office:string-value="(reg. v) no.291 Top0500" calcext:value-type="string">
            <text:p>(reg. v) no.291 Top050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gather</text:p>
          </table:table-cell>
          <table:table-cell office:value-type="float" office:value="379" calcext:value-type="float">
            <text:p>379</text:p>
          </table:table-cell>
          <table:table-cell table:number-columns-repeated="1018"/>
        </table:table-row>
        <table:table-row table:style-name="ro1">
          <table:table-cell table:formula="of:=&quot;I &quot; &amp; [.E293]" office:value-type="string" office:string-value="I jump" calcext:value-type="string">
            <text:p>I jump</text:p>
          </table:table-cell>
          <table:table-cell/>
          <table:table-cell table:formula="of:=&quot;(reg. v) no.&quot; &amp; [.D293] &amp; &quot; Top0500&quot;" office:value-type="string" office:string-value="(reg. v) no.292 Top0500" calcext:value-type="string">
            <text:p>(reg. v) no.292 Top050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jump</text:p>
          </table:table-cell>
          <table:table-cell office:value-type="float" office:value="380" calcext:value-type="float">
            <text:p>380</text:p>
          </table:table-cell>
          <table:table-cell table:number-columns-repeated="1018"/>
        </table:table-row>
        <table:table-row table:style-name="ro1">
          <table:table-cell table:formula="of:=&quot;I &quot; &amp; [.E294]" office:value-type="string" office:string-value="I last" calcext:value-type="string">
            <text:p>I last</text:p>
          </table:table-cell>
          <table:table-cell/>
          <table:table-cell table:formula="of:=&quot;(reg. v) no.&quot; &amp; [.D294] &amp; &quot; Top0500&quot;" office:value-type="string" office:string-value="(reg. v) no.293 Top0500" calcext:value-type="string">
            <text:p>(reg. v) no.293 Top050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last</text:p>
          </table:table-cell>
          <table:table-cell office:value-type="float" office:value="381" calcext:value-type="float">
            <text:p>381</text:p>
          </table:table-cell>
          <table:table-cell table:number-columns-repeated="1018"/>
        </table:table-row>
        <table:table-row table:style-name="ro1">
          <table:table-cell table:formula="of:=&quot;I &quot; &amp; [.E295]" office:value-type="string" office:string-value="I match" calcext:value-type="string">
            <text:p>I match</text:p>
          </table:table-cell>
          <table:table-cell/>
          <table:table-cell table:formula="of:=&quot;(reg. v) no.&quot; &amp; [.D295] &amp; &quot; Top0500&quot;" office:value-type="string" office:string-value="(reg. v) no.294 Top0500" calcext:value-type="string">
            <text:p>(reg. v) no.294 Top050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match</text:p>
          </table:table-cell>
          <table:table-cell office:value-type="float" office:value="382" calcext:value-type="float">
            <text:p>382</text:p>
          </table:table-cell>
          <table:table-cell table:number-columns-repeated="1018"/>
        </table:table-row>
        <table:table-row table:style-name="ro1">
          <table:table-cell table:formula="of:=&quot;I &quot; &amp; [.E296]" office:value-type="string" office:string-value="I matter" calcext:value-type="string">
            <text:p>I matter</text:p>
          </table:table-cell>
          <table:table-cell/>
          <table:table-cell table:formula="of:=&quot;(reg. v) no.&quot; &amp; [.D296] &amp; &quot; Top0500&quot;" office:value-type="string" office:string-value="(reg. v) no.295 Top0500" calcext:value-type="string">
            <text:p>(reg. v) no.295 Top050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matter</text:p>
          </table:table-cell>
          <table:table-cell office:value-type="float" office:value="383" calcext:value-type="float">
            <text:p>383</text:p>
          </table:table-cell>
          <table:table-cell table:number-columns-repeated="1018"/>
        </table:table-row>
        <table:table-row table:style-name="ro1">
          <table:table-cell table:formula="of:=&quot;I &quot; &amp; [.E297]" office:value-type="string" office:string-value="I persuade" calcext:value-type="string">
            <text:p>I persuade</text:p>
          </table:table-cell>
          <table:table-cell/>
          <table:table-cell table:formula="of:=&quot;(reg. v) no.&quot; &amp; [.D297] &amp; &quot; Top0500&quot;" office:value-type="string" office:string-value="(reg. v) no.296 Top0500" calcext:value-type="string">
            <text:p>(reg. v) no.296 Top050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persuade</text:p>
          </table:table-cell>
          <table:table-cell office:value-type="float" office:value="384" calcext:value-type="float">
            <text:p>384</text:p>
          </table:table-cell>
          <table:table-cell table:number-columns-repeated="1018"/>
        </table:table-row>
        <table:table-row table:style-name="ro1">
          <table:table-cell table:formula="of:=&quot;I &quot; &amp; [.E298]" office:value-type="string" office:string-value="I estimate" calcext:value-type="string">
            <text:p>I estimate</text:p>
          </table:table-cell>
          <table:table-cell/>
          <table:table-cell table:formula="of:=&quot;(reg. v) no.&quot; &amp; [.D298] &amp; &quot; Top0500&quot;" office:value-type="string" office:string-value="(reg. v) no.297 Top0500" calcext:value-type="string">
            <text:p>(reg. v) no.297 Top050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estimate</text:p>
          </table:table-cell>
          <table:table-cell office:value-type="float" office:value="388" calcext:value-type="float">
            <text:p>388</text:p>
          </table:table-cell>
          <table:table-cell table:number-columns-repeated="1018"/>
        </table:table-row>
        <table:table-row table:style-name="ro1">
          <table:table-cell table:formula="of:=&quot;I &quot; &amp; [.E299]" office:value-type="string" office:string-value="I recover" calcext:value-type="string">
            <text:p>I recover</text:p>
          </table:table-cell>
          <table:table-cell/>
          <table:table-cell table:formula="of:=&quot;(reg. v) no.&quot; &amp; [.D299] &amp; &quot; Top0500&quot;" office:value-type="string" office:string-value="(reg. v) no.298 Top0500" calcext:value-type="string">
            <text:p>(reg. v) no.298 Top0500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recover</text:p>
          </table:table-cell>
          <table:table-cell office:value-type="float" office:value="389" calcext:value-type="float">
            <text:p>389</text:p>
          </table:table-cell>
          <table:table-cell table:number-columns-repeated="1018"/>
        </table:table-row>
        <table:table-row table:style-name="ro1">
          <table:table-cell table:formula="of:=&quot;I &quot; &amp; [.E300]" office:value-type="string" office:string-value="I score" calcext:value-type="string">
            <text:p>I score</text:p>
          </table:table-cell>
          <table:table-cell/>
          <table:table-cell table:formula="of:=&quot;(reg. v) no.&quot; &amp; [.D300] &amp; &quot; Top0500&quot;" office:value-type="string" office:string-value="(reg. v) no.299 Top0500" calcext:value-type="string">
            <text:p>(reg. v) no.299 Top050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score</text:p>
          </table:table-cell>
          <table:table-cell office:value-type="float" office:value="390" calcext:value-type="float">
            <text:p>390</text:p>
          </table:table-cell>
          <table:table-cell table:number-columns-repeated="1018"/>
        </table:table-row>
        <table:table-row table:style-name="ro1">
          <table:table-cell table:formula="of:=&quot;I &quot; &amp; [.E301]" office:value-type="string" office:string-value="I slip" calcext:value-type="string">
            <text:p>I slip</text:p>
          </table:table-cell>
          <table:table-cell/>
          <table:table-cell table:formula="of:=&quot;(reg. v) no.&quot; &amp; [.D301] &amp; &quot; Top0500&quot;" office:value-type="string" office:string-value="(reg. v) no.300 Top0500" calcext:value-type="string">
            <text:p>(reg. v) no.300 Top05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lip</text:p>
          </table:table-cell>
          <table:table-cell office:value-type="float" office:value="391" calcext:value-type="float">
            <text:p>391</text:p>
          </table:table-cell>
          <table:table-cell table:number-columns-repeated="1018"/>
        </table:table-row>
        <table:table-row table:style-name="ro1">
          <table:table-cell table:formula="of:=&quot;I &quot; &amp; [.E302]" office:value-type="string" office:string-value="I count" calcext:value-type="string">
            <text:p>I count</text:p>
          </table:table-cell>
          <table:table-cell/>
          <table:table-cell table:formula="of:=&quot;(reg. v) no.&quot; &amp; [.D302] &amp; &quot; Top0500&quot;" office:value-type="string" office:string-value="(reg. v) no.301 Top0500" calcext:value-type="string">
            <text:p>(reg. v) no.301 Top050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count</text:p>
          </table:table-cell>
          <table:table-cell office:value-type="float" office:value="392" calcext:value-type="float">
            <text:p>392</text:p>
          </table:table-cell>
          <table:table-cell table:number-columns-repeated="1018"/>
        </table:table-row>
        <table:table-row table:style-name="ro1">
          <table:table-cell table:formula="of:=&quot;I &quot; &amp; [.E303]" office:value-type="string" office:string-value="I hate" calcext:value-type="string">
            <text:p>I hate</text:p>
          </table:table-cell>
          <table:table-cell/>
          <table:table-cell table:formula="of:=&quot;(reg. v) no.&quot; &amp; [.D303] &amp; &quot; Top0500&quot;" office:value-type="string" office:string-value="(reg. v) no.302 Top0500" calcext:value-type="string">
            <text:p>(reg. v) no.302 Top050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hate</text:p>
          </table:table-cell>
          <table:table-cell office:value-type="float" office:value="393" calcext:value-type="float">
            <text:p>393</text:p>
          </table:table-cell>
          <table:table-cell table:number-columns-repeated="1018"/>
        </table:table-row>
        <table:table-row table:style-name="ro1">
          <table:table-cell table:formula="of:=&quot;I &quot; &amp; [.E304]" office:value-type="string" office:string-value="I attach" calcext:value-type="string">
            <text:p>I attach</text:p>
          </table:table-cell>
          <table:table-cell/>
          <table:table-cell table:formula="of:=&quot;(reg. v) no.&quot; &amp; [.D304] &amp; &quot; Top0500&quot;" office:value-type="string" office:string-value="(reg. v) no.303 Top0500" calcext:value-type="string">
            <text:p>(reg. v) no.303 Top050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ttach</text:p>
          </table:table-cell>
          <table:table-cell office:value-type="float" office:value="394" calcext:value-type="float">
            <text:p>394</text:p>
          </table:table-cell>
          <table:table-cell table:number-columns-repeated="1018"/>
        </table:table-row>
        <table:table-row table:style-name="ro1">
          <table:table-cell table:formula="of:=&quot;I &quot; &amp; [.E305]" office:value-type="string" office:string-value="I exercise" calcext:value-type="string">
            <text:p>I exercise</text:p>
          </table:table-cell>
          <table:table-cell/>
          <table:table-cell table:formula="of:=&quot;(reg. v) no.&quot; &amp; [.D305] &amp; &quot; Top0500&quot;" office:value-type="string" office:string-value="(reg. v) no.304 Top0500" calcext:value-type="string">
            <text:p>(reg. v) no.304 Top050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exercise</text:p>
          </table:table-cell>
          <table:table-cell office:value-type="float" office:value="395" calcext:value-type="float">
            <text:p>395</text:p>
          </table:table-cell>
          <table:table-cell table:number-columns-repeated="1018"/>
        </table:table-row>
        <table:table-row table:style-name="ro1">
          <table:table-cell table:formula="of:=&quot;I &quot; &amp; [.E306]" office:value-type="string" office:string-value="I house" calcext:value-type="string">
            <text:p>I house</text:p>
          </table:table-cell>
          <table:table-cell/>
          <table:table-cell table:formula="of:=&quot;(reg. v) no.&quot; &amp; [.D306] &amp; &quot; Top0500&quot;" office:value-type="string" office:string-value="(reg. v) no.305 Top0500" calcext:value-type="string">
            <text:p>(reg. v) no.305 Top050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house</text:p>
          </table:table-cell>
          <table:table-cell office:value-type="float" office:value="396" calcext:value-type="float">
            <text:p>396</text:p>
          </table:table-cell>
          <table:table-cell table:number-columns-repeated="1018"/>
        </table:table-row>
        <table:table-row table:style-name="ro1">
          <table:table-cell table:formula="of:=&quot;I &quot; &amp; [.E307]" office:value-type="string" office:string-value="I roll" calcext:value-type="string">
            <text:p>I roll</text:p>
          </table:table-cell>
          <table:table-cell/>
          <table:table-cell table:formula="of:=&quot;(reg. v) no.&quot; &amp; [.D307] &amp; &quot; Top0500&quot;" office:value-type="string" office:string-value="(reg. v) no.306 Top0500" calcext:value-type="string">
            <text:p>(reg. v) no.306 Top050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oll</text:p>
          </table:table-cell>
          <table:table-cell office:value-type="float" office:value="398" calcext:value-type="float">
            <text:p>398</text:p>
          </table:table-cell>
          <table:table-cell table:number-columns-repeated="1018"/>
        </table:table-row>
        <table:table-row table:style-name="ro1">
          <table:table-cell table:formula="of:=&quot;I &quot; &amp; [.E308]" office:value-type="string" office:string-value="I wash" calcext:value-type="string">
            <text:p>I wash</text:p>
          </table:table-cell>
          <table:table-cell/>
          <table:table-cell table:formula="of:=&quot;(reg. v) no.&quot; &amp; [.D308] &amp; &quot; Top0500&quot;" office:value-type="string" office:string-value="(reg. v) no.307 Top0500" calcext:value-type="string">
            <text:p>(reg. v) no.307 Top050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wash</text:p>
          </table:table-cell>
          <table:table-cell office:value-type="float" office:value="399" calcext:value-type="float">
            <text:p>399</text:p>
          </table:table-cell>
          <table:table-cell table:number-columns-repeated="1018"/>
        </table:table-row>
        <table:table-row table:style-name="ro1">
          <table:table-cell table:formula="of:=&quot;I &quot; &amp; [.E309]" office:value-type="string" office:string-value="I accompany" calcext:value-type="string">
            <text:p>I accompany</text:p>
          </table:table-cell>
          <table:table-cell/>
          <table:table-cell table:formula="of:=&quot;(reg. v) no.&quot; &amp; [.D309] &amp; &quot; Top0500&quot;" office:value-type="string" office:string-value="(reg. v) no.308 Top0500" calcext:value-type="string">
            <text:p>(reg. v) no.308 Top050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accompany</text:p>
          </table:table-cell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table:formula="of:=&quot;I &quot; &amp; [.E310]" office:value-type="string" office:string-value="I accuse" calcext:value-type="string">
            <text:p>I accuse</text:p>
          </table:table-cell>
          <table:table-cell/>
          <table:table-cell table:formula="of:=&quot;(reg. v) no.&quot; &amp; [.D310] &amp; &quot; Top0500&quot;" office:value-type="string" office:string-value="(reg. v) no.309 Top0500" calcext:value-type="string">
            <text:p>(reg. v) no.309 Top0500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ccuse</text:p>
          </table:table-cell>
          <table:table-cell office:value-type="float" office:value="401" calcext:value-type="float">
            <text:p>401</text:p>
          </table:table-cell>
          <table:table-cell table:number-columns-repeated="1018"/>
        </table:table-row>
        <table:table-row table:style-name="ro1">
          <table:table-cell table:formula="of:=&quot;I &quot; &amp; [.E311]" office:value-type="string" office:string-value="I explore" calcext:value-type="string">
            <text:p>I explore</text:p>
          </table:table-cell>
          <table:table-cell/>
          <table:table-cell table:formula="of:=&quot;(reg. v) no.&quot; &amp; [.D311] &amp; &quot; Top0500&quot;" office:value-type="string" office:string-value="(reg. v) no.310 Top0500" calcext:value-type="string">
            <text:p>(reg. v) no.310 Top050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explore</text:p>
          </table:table-cell>
          <table:table-cell office:value-type="float" office:value="403" calcext:value-type="float">
            <text:p>403</text:p>
          </table:table-cell>
          <table:table-cell table:number-columns-repeated="1018"/>
        </table:table-row>
        <table:table-row table:style-name="ro1">
          <table:table-cell table:formula="of:=&quot;I &quot; &amp; [.E312]" office:value-type="string" office:string-value="I judge" calcext:value-type="string">
            <text:p>I judge</text:p>
          </table:table-cell>
          <table:table-cell/>
          <table:table-cell table:formula="of:=&quot;(reg. v) no.&quot; &amp; [.D312] &amp; &quot; Top0500&quot;" office:value-type="string" office:string-value="(reg. v) no.311 Top0500" calcext:value-type="string">
            <text:p>(reg. v) no.311 Top050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judge</text:p>
          </table:table-cell>
          <table:table-cell office:value-type="float" office:value="404" calcext:value-type="float">
            <text:p>404</text:p>
          </table:table-cell>
          <table:table-cell table:number-columns-repeated="1018"/>
        </table:table-row>
        <table:table-row table:style-name="ro1">
          <table:table-cell table:formula="of:=&quot;I &quot; &amp; [.E313]" office:value-type="string" office:string-value="I rest" calcext:value-type="string">
            <text:p>I rest</text:p>
          </table:table-cell>
          <table:table-cell/>
          <table:table-cell table:formula="of:=&quot;(reg. v) no.&quot; &amp; [.D313] &amp; &quot; Top0500&quot;" office:value-type="string" office:string-value="(reg. v) no.312 Top0500" calcext:value-type="string">
            <text:p>(reg. v) no.312 Top0500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rest</text:p>
          </table:table-cell>
          <table:table-cell office:value-type="float" office:value="405" calcext:value-type="float">
            <text:p>405</text:p>
          </table:table-cell>
          <table:table-cell table:number-columns-repeated="1018"/>
        </table:table-row>
        <table:table-row table:style-name="ro1">
          <table:table-cell table:formula="of:=&quot;I &quot; &amp; [.E314]" office:value-type="string" office:string-value="I comment" calcext:value-type="string">
            <text:p>I comment</text:p>
          </table:table-cell>
          <table:table-cell/>
          <table:table-cell table:formula="of:=&quot;(reg. v) no.&quot; &amp; [.D314] &amp; &quot; Top0500&quot;" office:value-type="string" office:string-value="(reg. v) no.313 Top0500" calcext:value-type="string">
            <text:p>(reg. v) no.313 Top0500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mment</text:p>
          </table:table-cell>
          <table:table-cell office:value-type="float" office:value="407" calcext:value-type="float">
            <text:p>407</text:p>
          </table:table-cell>
          <table:table-cell table:number-columns-repeated="1018"/>
        </table:table-row>
        <table:table-row table:style-name="ro1">
          <table:table-cell table:formula="of:=&quot;I &quot; &amp; [.E315]" office:value-type="string" office:string-value="I exclude" calcext:value-type="string">
            <text:p>I exclude</text:p>
          </table:table-cell>
          <table:table-cell/>
          <table:table-cell table:formula="of:=&quot;(reg. v) no.&quot; &amp; [.D315] &amp; &quot; Top0500&quot;" office:value-type="string" office:string-value="(reg. v) no.314 Top0500" calcext:value-type="string">
            <text:p>(reg. v) no.314 Top050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exclude</text:p>
          </table:table-cell>
          <table:table-cell office:value-type="float" office:value="408" calcext:value-type="float">
            <text:p>408</text:p>
          </table:table-cell>
          <table:table-cell table:number-columns-repeated="1018"/>
        </table:table-row>
        <table:table-row table:style-name="ro1">
          <table:table-cell table:formula="of:=&quot;I &quot; &amp; [.E316]" office:value-type="string" office:string-value="I focus" calcext:value-type="string">
            <text:p>I focus</text:p>
          </table:table-cell>
          <table:table-cell/>
          <table:table-cell table:formula="of:=&quot;(reg. v) no.&quot; &amp; [.D316] &amp; &quot; Top0500&quot;" office:value-type="string" office:string-value="(reg. v) no.315 Top0500" calcext:value-type="string">
            <text:p>(reg. v) no.315 Top050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focus</text:p>
          </table:table-cell>
          <table:table-cell office:value-type="float" office:value="409" calcext:value-type="float">
            <text:p>409</text:p>
          </table:table-cell>
          <table:table-cell table:number-columns-repeated="1018"/>
        </table:table-row>
        <table:table-row table:style-name="ro1">
          <table:table-cell table:formula="of:=&quot;I &quot; &amp; [.E317]" office:value-type="string" office:string-value="I stretch" calcext:value-type="string">
            <text:p>I stretch</text:p>
          </table:table-cell>
          <table:table-cell/>
          <table:table-cell table:formula="of:=&quot;(reg. v) no.&quot; &amp; [.D317] &amp; &quot; Top0500&quot;" office:value-type="string" office:string-value="(reg. v) no.316 Top0500" calcext:value-type="string">
            <text:p>(reg. v) no.316 Top050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retch</text:p>
          </table:table-cell>
          <table:table-cell office:value-type="float" office:value="411" calcext:value-type="float">
            <text:p>411</text:p>
          </table:table-cell>
          <table:table-cell table:number-columns-repeated="1018"/>
        </table:table-row>
        <table:table-row table:style-name="ro1">
          <table:table-cell table:formula="of:=&quot;I &quot; &amp; [.E318]" office:value-type="string" office:string-value="I back" calcext:value-type="string">
            <text:p>I back</text:p>
          </table:table-cell>
          <table:table-cell/>
          <table:table-cell table:formula="of:=&quot;(reg. v) no.&quot; &amp; [.D318] &amp; &quot; Top0500&quot;" office:value-type="string" office:string-value="(reg. v) no.317 Top0500" calcext:value-type="string">
            <text:p>(reg. v) no.317 Top050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back</text:p>
          </table:table-cell>
          <table:table-cell office:value-type="float" office:value="413" calcext:value-type="float">
            <text:p>413</text:p>
          </table:table-cell>
          <table:table-cell table:number-columns-repeated="1018"/>
        </table:table-row>
        <table:table-row table:style-name="ro1">
          <table:table-cell table:formula="of:=&quot;I &quot; &amp; [.E319]" office:value-type="string" office:string-value="I fix" calcext:value-type="string">
            <text:p>I fix</text:p>
          </table:table-cell>
          <table:table-cell/>
          <table:table-cell table:formula="of:=&quot;(reg. v) no.&quot; &amp; [.D319] &amp; &quot; Top0500&quot;" office:value-type="string" office:string-value="(reg. v) no.318 Top0500" calcext:value-type="string">
            <text:p>(reg. v) no.318 Top050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fix</text:p>
          </table:table-cell>
          <table:table-cell office:value-type="float" office:value="414" calcext:value-type="float">
            <text:p>414</text:p>
          </table:table-cell>
          <table:table-cell table:number-columns-repeated="1018"/>
        </table:table-row>
        <table:table-row table:style-name="ro1">
          <table:table-cell table:formula="of:=&quot;I &quot; &amp; [.E320]" office:value-type="string" office:string-value="I justify" calcext:value-type="string">
            <text:p>I justify</text:p>
          </table:table-cell>
          <table:table-cell/>
          <table:table-cell table:formula="of:=&quot;(reg. v) no.&quot; &amp; [.D320] &amp; &quot; Top0500&quot;" office:value-type="string" office:string-value="(reg. v) no.319 Top0500" calcext:value-type="string">
            <text:p>(reg. v) no.319 Top050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justify</text:p>
          </table:table-cell>
          <table:table-cell office:value-type="float" office:value="415" calcext:value-type="float">
            <text:p>415</text:p>
          </table:table-cell>
          <table:table-cell table:number-columns-repeated="1018"/>
        </table:table-row>
        <table:table-row table:style-name="ro1">
          <table:table-cell table:formula="of:=&quot;I &quot; &amp; [.E321]" office:value-type="string" office:string-value="I knock" calcext:value-type="string">
            <text:p>I knock</text:p>
          </table:table-cell>
          <table:table-cell/>
          <table:table-cell table:formula="of:=&quot;(reg. v) no.&quot; &amp; [.D321] &amp; &quot; Top0500&quot;" office:value-type="string" office:string-value="(reg. v) no.320 Top0500" calcext:value-type="string">
            <text:p>(reg. v) no.320 Top05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knock</text:p>
          </table:table-cell>
          <table:table-cell office:value-type="float" office:value="416" calcext:value-type="float">
            <text:p>416</text:p>
          </table:table-cell>
          <table:table-cell table:number-columns-repeated="1018"/>
        </table:table-row>
        <table:table-row table:style-name="ro1">
          <table:table-cell table:formula="of:=&quot;I &quot; &amp; [.E322]" office:value-type="string" office:string-value="I pursue" calcext:value-type="string">
            <text:p>I pursue</text:p>
          </table:table-cell>
          <table:table-cell/>
          <table:table-cell table:formula="of:=&quot;(reg. v) no.&quot; &amp; [.D322] &amp; &quot; Top0500&quot;" office:value-type="string" office:string-value="(reg. v) no.321 Top0500" calcext:value-type="string">
            <text:p>(reg. v) no.321 Top050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pursue</text:p>
          </table:table-cell>
          <table:table-cell office:value-type="float" office:value="417" calcext:value-type="float">
            <text:p>417</text:p>
          </table:table-cell>
          <table:table-cell table:number-columns-repeated="1018"/>
        </table:table-row>
        <table:table-row table:style-name="ro1">
          <table:table-cell table:formula="of:=&quot;I &quot; &amp; [.E323]" office:value-type="string" office:string-value="I switch" calcext:value-type="string">
            <text:p>I switch</text:p>
          </table:table-cell>
          <table:table-cell/>
          <table:table-cell table:formula="of:=&quot;(reg. v) no.&quot; &amp; [.D323] &amp; &quot; Top0500&quot;" office:value-type="string" office:string-value="(reg. v) no.322 Top0500" calcext:value-type="string">
            <text:p>(reg. v) no.322 Top050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switch</text:p>
          </table:table-cell>
          <table:table-cell office:value-type="float" office:value="418" calcext:value-type="float">
            <text:p>418</text:p>
          </table:table-cell>
          <table:table-cell table:number-columns-repeated="1018"/>
        </table:table-row>
        <table:table-row table:style-name="ro1">
          <table:table-cell table:formula="of:=&quot;I &quot; &amp; [.E324]" office:value-type="string" office:string-value="I appreciate" calcext:value-type="string">
            <text:p>I appreciate</text:p>
          </table:table-cell>
          <table:table-cell/>
          <table:table-cell table:formula="of:=&quot;(reg. v) no.&quot; &amp; [.D324] &amp; &quot; Top0500&quot;" office:value-type="string" office:string-value="(reg. v) no.323 Top0500" calcext:value-type="string">
            <text:p>(reg. v) no.323 Top0500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appreciate</text:p>
          </table:table-cell>
          <table:table-cell office:value-type="float" office:value="419" calcext:value-type="float">
            <text:p>419</text:p>
          </table:table-cell>
          <table:table-cell table:number-columns-repeated="1018"/>
        </table:table-row>
        <table:table-row table:style-name="ro1">
          <table:table-cell table:formula="of:=&quot;I &quot; &amp; [.E325]" office:value-type="string" office:string-value="I benefit" calcext:value-type="string">
            <text:p>I benefit</text:p>
          </table:table-cell>
          <table:table-cell/>
          <table:table-cell table:formula="of:=&quot;(reg. v) no.&quot; &amp; [.D325] &amp; &quot; Top0500&quot;" office:value-type="string" office:string-value="(reg. v) no.324 Top0500" calcext:value-type="string">
            <text:p>(reg. v) no.324 Top0500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benefit</text:p>
          </table:table-cell>
          <table:table-cell office:value-type="float" office:value="420" calcext:value-type="float">
            <text:p>420</text:p>
          </table:table-cell>
          <table:table-cell table:number-columns-repeated="1018"/>
        </table:table-row>
        <table:table-row table:style-name="ro1">
          <table:table-cell table:formula="of:=&quot;I &quot; &amp; [.E326]" office:value-type="string" office:string-value="I lack" calcext:value-type="string">
            <text:p>I lack</text:p>
          </table:table-cell>
          <table:table-cell/>
          <table:table-cell table:formula="of:=&quot;(reg. v) no.&quot; &amp; [.D326] &amp; &quot; Top0500&quot;" office:value-type="string" office:string-value="(reg. v) no.325 Top0500" calcext:value-type="string">
            <text:p>(reg. v) no.325 Top050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lack</text:p>
          </table:table-cell>
          <table:table-cell office:value-type="float" office:value="421" calcext:value-type="float">
            <text:p>421</text:p>
          </table:table-cell>
          <table:table-cell table:number-columns-repeated="1018"/>
        </table:table-row>
        <table:table-row table:style-name="ro1">
          <table:table-cell table:formula="of:=&quot;I &quot; &amp; [.E327]" office:value-type="string" office:string-value="I list" calcext:value-type="string">
            <text:p>I list</text:p>
          </table:table-cell>
          <table:table-cell/>
          <table:table-cell table:formula="of:=&quot;(reg. v) no.&quot; &amp; [.D327] &amp; &quot; Top0500&quot;" office:value-type="string" office:string-value="(reg. v) no.326 Top0500" calcext:value-type="string">
            <text:p>(reg. v) no.326 Top050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ist</text:p>
          </table:table-cell>
          <table:table-cell office:value-type="float" office:value="422" calcext:value-type="float">
            <text:p>422</text:p>
          </table:table-cell>
          <table:table-cell table:number-columns-repeated="1018"/>
        </table:table-row>
        <table:table-row table:style-name="ro1">
          <table:table-cell table:formula="of:=&quot;I &quot; &amp; [.E328]" office:value-type="string" office:string-value="I occupy" calcext:value-type="string">
            <text:p>I occupy</text:p>
          </table:table-cell>
          <table:table-cell/>
          <table:table-cell table:formula="of:=&quot;(reg. v) no.&quot; &amp; [.D328] &amp; &quot; Top0500&quot;" office:value-type="string" office:string-value="(reg. v) no.327 Top0500" calcext:value-type="string">
            <text:p>(reg. v) no.327 Top0500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occupy</text:p>
          </table:table-cell>
          <table:table-cell office:value-type="float" office:value="423" calcext:value-type="float">
            <text:p>423</text:p>
          </table:table-cell>
          <table:table-cell table:number-columns-repeated="1018"/>
        </table:table-row>
        <table:table-row table:style-name="ro1">
          <table:table-cell table:formula="of:=&quot;I &quot; &amp; [.E329]" office:value-type="string" office:string-value="I permit" calcext:value-type="string">
            <text:p>I permit</text:p>
          </table:table-cell>
          <table:table-cell/>
          <table:table-cell table:formula="of:=&quot;(reg. v) no.&quot; &amp; [.D329] &amp; &quot; Top0500&quot;" office:value-type="string" office:string-value="(reg. v) no.328 Top0500" calcext:value-type="string">
            <text:p>(reg. v) no.328 Top0500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permit</text:p>
          </table:table-cell>
          <table:table-cell office:value-type="float" office:value="424" calcext:value-type="float">
            <text:p>424</text:p>
          </table:table-cell>
          <table:table-cell table:number-columns-repeated="1018"/>
        </table:table-row>
        <table:table-row table:style-name="ro1">
          <table:table-cell table:formula="of:=&quot;I &quot; &amp; [.E330]" office:value-type="string" office:string-value="I surround" calcext:value-type="string">
            <text:p>I surround</text:p>
          </table:table-cell>
          <table:table-cell/>
          <table:table-cell table:formula="of:=&quot;(reg. v) no.&quot; &amp; [.D330] &amp; &quot; Top0500&quot;" office:value-type="string" office:string-value="(reg. v) no.329 Top0500" calcext:value-type="string">
            <text:p>(reg. v) no.329 Top0500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surround</text:p>
          </table:table-cell>
          <table:table-cell office:value-type="float" office:value="425" calcext:value-type="float">
            <text:p>425</text:p>
          </table:table-cell>
          <table:table-cell table:number-columns-repeated="1018"/>
        </table:table-row>
        <table:table-row table:style-name="ro1">
          <table:table-cell table:formula="of:=&quot;I &quot; &amp; [.E331]" office:value-type="string" office:string-value="I abandon" calcext:value-type="string">
            <text:p>I abandon</text:p>
          </table:table-cell>
          <table:table-cell/>
          <table:table-cell table:formula="of:=&quot;(reg. v) no.&quot; &amp; [.D331] &amp; &quot; Top0500&quot;" office:value-type="string" office:string-value="(reg. v) no.330 Top0500" calcext:value-type="string">
            <text:p>(reg. v) no.330 Top05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bandon</text:p>
          </table:table-cell>
          <table:table-cell office:value-type="float" office:value="426" calcext:value-type="float">
            <text:p>426</text:p>
          </table:table-cell>
          <table:table-cell table:number-columns-repeated="1018"/>
        </table:table-row>
        <table:table-row table:style-name="ro1">
          <table:table-cell table:formula="of:=&quot;I &quot; &amp; [.E332]" office:value-type="string" office:string-value="I blame" calcext:value-type="string">
            <text:p>I blame</text:p>
          </table:table-cell>
          <table:table-cell/>
          <table:table-cell table:formula="of:=&quot;(reg. v) no.&quot; &amp; [.D332] &amp; &quot; Top0500&quot;" office:value-type="string" office:string-value="(reg. v) no.331 Top0500" calcext:value-type="string">
            <text:p>(reg. v) no.331 Top0500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blame</text:p>
          </table:table-cell>
          <table:table-cell office:value-type="float" office:value="427" calcext:value-type="float">
            <text:p>427</text:p>
          </table:table-cell>
          <table:table-cell table:number-columns-repeated="1018"/>
        </table:table-row>
        <table:table-row table:style-name="ro1">
          <table:table-cell table:formula="of:=&quot;I &quot; &amp; [.E333]" office:value-type="string" office:string-value="I complain" calcext:value-type="string">
            <text:p>I complain</text:p>
          </table:table-cell>
          <table:table-cell/>
          <table:table-cell table:formula="of:=&quot;(reg. v) no.&quot; &amp; [.D333] &amp; &quot; Top0500&quot;" office:value-type="string" office:string-value="(reg. v) no.332 Top0500" calcext:value-type="string">
            <text:p>(reg. v) no.332 Top050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complain</text:p>
          </table:table-cell>
          <table:table-cell office:value-type="float" office:value="428" calcext:value-type="float">
            <text:p>428</text:p>
          </table:table-cell>
          <table:table-cell table:number-columns-repeated="1018"/>
        </table:table-row>
        <table:table-row table:style-name="ro1">
          <table:table-cell table:formula="of:=&quot;I &quot; &amp; [.E334]" office:value-type="string" office:string-value="I connect" calcext:value-type="string">
            <text:p>I connect</text:p>
          </table:table-cell>
          <table:table-cell/>
          <table:table-cell table:formula="of:=&quot;(reg. v) no.&quot; &amp; [.D334] &amp; &quot; Top0500&quot;" office:value-type="string" office:string-value="(reg. v) no.333 Top0500" calcext:value-type="string">
            <text:p>(reg. v) no.333 Top0500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connect</text:p>
          </table:table-cell>
          <table:table-cell office:value-type="float" office:value="429" calcext:value-type="float">
            <text:p>429</text:p>
          </table:table-cell>
          <table:table-cell table:number-columns-repeated="1018"/>
        </table:table-row>
        <table:table-row table:style-name="ro1">
          <table:table-cell table:formula="of:=&quot;I &quot; &amp; [.E335]" office:value-type="string" office:string-value="I construct" calcext:value-type="string">
            <text:p>I construct</text:p>
          </table:table-cell>
          <table:table-cell/>
          <table:table-cell table:formula="of:=&quot;(reg. v) no.&quot; &amp; [.D335] &amp; &quot; Top0500&quot;" office:value-type="string" office:string-value="(reg. v) no.334 Top0500" calcext:value-type="string">
            <text:p>(reg. v) no.334 Top0500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construct</text:p>
          </table:table-cell>
          <table:table-cell office:value-type="float" office:value="430" calcext:value-type="float">
            <text:p>430</text:p>
          </table:table-cell>
          <table:table-cell table:number-columns-repeated="1018"/>
        </table:table-row>
        <table:table-row table:style-name="ro1">
          <table:table-cell table:formula="of:=&quot;I &quot; &amp; [.E336]" office:value-type="string" office:string-value="I dominate" calcext:value-type="string">
            <text:p>I dominate</text:p>
          </table:table-cell>
          <table:table-cell/>
          <table:table-cell table:formula="of:=&quot;(reg. v) no.&quot; &amp; [.D336] &amp; &quot; Top0500&quot;" office:value-type="string" office:string-value="(reg. v) no.335 Top0500" calcext:value-type="string">
            <text:p>(reg. v) no.335 Top0500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dominate</text:p>
          </table:table-cell>
          <table:table-cell office:value-type="float" office:value="431" calcext:value-type="float">
            <text:p>431</text:p>
          </table:table-cell>
          <table:table-cell table:number-columns-repeated="1018"/>
        </table:table-row>
        <table:table-row table:style-name="ro1">
          <table:table-cell table:formula="of:=&quot;I &quot; &amp; [.E337]" office:value-type="string" office:string-value="I engage" calcext:value-type="string">
            <text:p>I engage</text:p>
          </table:table-cell>
          <table:table-cell/>
          <table:table-cell table:formula="of:=&quot;(reg. v) no.&quot; &amp; [.D337] &amp; &quot; Top0500&quot;" office:value-type="string" office:string-value="(reg. v) no.336 Top0500" calcext:value-type="string">
            <text:p>(reg. v) no.336 Top050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engage</text:p>
          </table:table-cell>
          <table:table-cell office:value-type="float" office:value="432" calcext:value-type="float">
            <text:p>432</text:p>
          </table:table-cell>
          <table:table-cell table:number-columns-repeated="1018"/>
        </table:table-row>
        <table:table-row table:style-name="ro1">
          <table:table-cell table:formula="of:=&quot;I &quot; &amp; [.E338]" office:value-type="string" office:string-value="I paint" calcext:value-type="string">
            <text:p>I paint</text:p>
          </table:table-cell>
          <table:table-cell/>
          <table:table-cell table:formula="of:=&quot;(reg. v) no.&quot; &amp; [.D338] &amp; &quot; Top0500&quot;" office:value-type="string" office:string-value="(reg. v) no.337 Top0500" calcext:value-type="string">
            <text:p>(reg. v) no.337 Top0500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paint</text:p>
          </table:table-cell>
          <table:table-cell office:value-type="float" office:value="433" calcext:value-type="float">
            <text:p>433</text:p>
          </table:table-cell>
          <table:table-cell table:number-columns-repeated="1018"/>
        </table:table-row>
        <table:table-row table:style-name="ro1">
          <table:table-cell table:formula="of:=&quot;I &quot; &amp; [.E339]" office:value-type="string" office:string-value="I quote" calcext:value-type="string">
            <text:p>I quote</text:p>
          </table:table-cell>
          <table:table-cell/>
          <table:table-cell table:formula="of:=&quot;(reg. v) no.&quot; &amp; [.D339] &amp; &quot; Top0500&quot;" office:value-type="string" office:string-value="(reg. v) no.338 Top0500" calcext:value-type="string">
            <text:p>(reg. v) no.338 Top0500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quote</text:p>
          </table:table-cell>
          <table:table-cell office:value-type="float" office:value="434" calcext:value-type="float">
            <text:p>434</text:p>
          </table:table-cell>
          <table:table-cell table:number-columns-repeated="1018"/>
        </table:table-row>
        <table:table-row table:style-name="ro1">
          <table:table-cell table:formula="of:=&quot;I &quot; &amp; [.E340]" office:value-type="string" office:string-value="I view" calcext:value-type="string">
            <text:p>I view</text:p>
          </table:table-cell>
          <table:table-cell/>
          <table:table-cell table:formula="of:=&quot;(reg. v) no.&quot; &amp; [.D340] &amp; &quot; Top0500&quot;" office:value-type="string" office:string-value="(reg. v) no.339 Top0500" calcext:value-type="string">
            <text:p>(reg. v) no.339 Top0500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view</text:p>
          </table:table-cell>
          <table:table-cell office:value-type="float" office:value="435" calcext:value-type="float">
            <text:p>435</text:p>
          </table:table-cell>
          <table:table-cell table:number-columns-repeated="1018"/>
        </table:table-row>
        <table:table-row table:style-name="ro1">
          <table:table-cell table:formula="of:=&quot;I &quot; &amp; [.E341]" office:value-type="string" office:string-value="I acknowledge" calcext:value-type="string">
            <text:p>I acknowledge</text:p>
          </table:table-cell>
          <table:table-cell/>
          <table:table-cell table:formula="of:=&quot;(reg. v) no.&quot; &amp; [.D341] &amp; &quot; Top0500&quot;" office:value-type="string" office:string-value="(reg. v) no.340 Top0500" calcext:value-type="string">
            <text:p>(reg. v) no.340 Top050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cknowledge</text:p>
          </table:table-cell>
          <table:table-cell office:value-type="float" office:value="436" calcext:value-type="float">
            <text:p>436</text:p>
          </table:table-cell>
          <table:table-cell table:number-columns-repeated="1018"/>
        </table:table-row>
        <table:table-row table:style-name="ro1">
          <table:table-cell table:formula="of:=&quot;I &quot; &amp; [.E342]" office:value-type="string" office:string-value="I dismiss" calcext:value-type="string">
            <text:p>I dismiss</text:p>
          </table:table-cell>
          <table:table-cell/>
          <table:table-cell table:formula="of:=&quot;(reg. v) no.&quot; &amp; [.D342] &amp; &quot; Top0500&quot;" office:value-type="string" office:string-value="(reg. v) no.341 Top0500" calcext:value-type="string">
            <text:p>(reg. v) no.341 Top050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dismiss</text:p>
          </table:table-cell>
          <table:table-cell office:value-type="float" office:value="437" calcext:value-type="float">
            <text:p>437</text:p>
          </table:table-cell>
          <table:table-cell table:number-columns-repeated="1018"/>
        </table:table-row>
        <table:table-row table:style-name="ro1">
          <table:table-cell table:formula="of:=&quot;I &quot; &amp; [.E343]" office:value-type="string" office:string-value="I incorporate" calcext:value-type="string">
            <text:p>I incorporate</text:p>
          </table:table-cell>
          <table:table-cell/>
          <table:table-cell table:formula="of:=&quot;(reg. v) no.&quot; &amp; [.D343] &amp; &quot; Top0500&quot;" office:value-type="string" office:string-value="(reg. v) no.342 Top0500" calcext:value-type="string">
            <text:p>(reg. v) no.342 Top050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incorporate</text:p>
          </table:table-cell>
          <table:table-cell office:value-type="float" office:value="438" calcext:value-type="float">
            <text:p>438</text:p>
          </table:table-cell>
          <table:table-cell table:number-columns-repeated="1018"/>
        </table:table-row>
        <table:table-row table:style-name="ro1">
          <table:table-cell table:formula="of:=&quot;I &quot; &amp; [.E344]" office:value-type="string" office:string-value="I interpret" calcext:value-type="string">
            <text:p>I interpret</text:p>
          </table:table-cell>
          <table:table-cell/>
          <table:table-cell table:formula="of:=&quot;(reg. v) no.&quot; &amp; [.D344] &amp; &quot; Top0500&quot;" office:value-type="string" office:string-value="(reg. v) no.343 Top0500" calcext:value-type="string">
            <text:p>(reg. v) no.343 Top0500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interpret</text:p>
          </table:table-cell>
          <table:table-cell office:value-type="float" office:value="439" calcext:value-type="float">
            <text:p>439</text:p>
          </table:table-cell>
          <table:table-cell table:number-columns-repeated="1018"/>
        </table:table-row>
        <table:table-row table:style-name="ro1">
          <table:table-cell table:formula="of:=&quot;I &quot; &amp; [.E345]" office:value-type="string" office:string-value="I proceed" calcext:value-type="string">
            <text:p>I proceed</text:p>
          </table:table-cell>
          <table:table-cell/>
          <table:table-cell table:formula="of:=&quot;(reg. v) no.&quot; &amp; [.D345] &amp; &quot; Top0500&quot;" office:value-type="string" office:string-value="(reg. v) no.344 Top0500" calcext:value-type="string">
            <text:p>(reg. v) no.344 Top05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proceed</text:p>
          </table:table-cell>
          <table:table-cell office:value-type="float" office:value="440" calcext:value-type="float">
            <text:p>440</text:p>
          </table:table-cell>
          <table:table-cell table:number-columns-repeated="1018"/>
        </table:table-row>
        <table:table-row table:style-name="ro1">
          <table:table-cell table:formula="of:=&quot;I &quot; &amp; [.E346]" office:value-type="string" office:string-value="I search" calcext:value-type="string">
            <text:p>I search</text:p>
          </table:table-cell>
          <table:table-cell/>
          <table:table-cell table:formula="of:=&quot;(reg. v) no.&quot; &amp; [.D346] &amp; &quot; Top0500&quot;" office:value-type="string" office:string-value="(reg. v) no.345 Top0500" calcext:value-type="string">
            <text:p>(reg. v) no.345 Top050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earch</text:p>
          </table:table-cell>
          <table:table-cell office:value-type="float" office:value="441" calcext:value-type="float">
            <text:p>441</text:p>
          </table:table-cell>
          <table:table-cell table:number-columns-repeated="1018"/>
        </table:table-row>
        <table:table-row table:style-name="ro1">
          <table:table-cell table:formula="of:=&quot;I &quot; &amp; [.E347]" office:value-type="string" office:string-value="I separate" calcext:value-type="string">
            <text:p>I separate</text:p>
          </table:table-cell>
          <table:table-cell/>
          <table:table-cell table:formula="of:=&quot;(reg. v) no.&quot; &amp; [.D347] &amp; &quot; Top0500&quot;" office:value-type="string" office:string-value="(reg. v) no.346 Top0500" calcext:value-type="string">
            <text:p>(reg. v) no.346 Top05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eparate</text:p>
          </table:table-cell>
          <table:table-cell office:value-type="float" office:value="442" calcext:value-type="float">
            <text:p>442</text:p>
          </table:table-cell>
          <table:table-cell table:number-columns-repeated="1018"/>
        </table:table-row>
        <table:table-row table:style-name="ro1">
          <table:table-cell table:formula="of:=&quot;I &quot; &amp; [.E348]" office:value-type="string" office:string-value="I stress" calcext:value-type="string">
            <text:p>I stress</text:p>
          </table:table-cell>
          <table:table-cell/>
          <table:table-cell table:formula="of:=&quot;(reg. v) no.&quot; &amp; [.D348] &amp; &quot; Top0500&quot;" office:value-type="string" office:string-value="(reg. v) no.347 Top0500" calcext:value-type="string">
            <text:p>(reg. v) no.347 Top050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ress</text:p>
          </table:table-cell>
          <table:table-cell office:value-type="float" office:value="443" calcext:value-type="float">
            <text:p>443</text:p>
          </table:table-cell>
          <table:table-cell table:number-columns-repeated="1018"/>
        </table:table-row>
        <table:table-row table:style-name="ro1">
          <table:table-cell table:formula="of:=&quot;I &quot; &amp; [.E349]" office:value-type="string" office:string-value="I alter" calcext:value-type="string">
            <text:p>I alter</text:p>
          </table:table-cell>
          <table:table-cell/>
          <table:table-cell table:formula="of:=&quot;(reg. v) no.&quot; &amp; [.D349] &amp; &quot; Top0500&quot;" office:value-type="string" office:string-value="(reg. v) no.348 Top0500" calcext:value-type="string">
            <text:p>(reg. v) no.348 Top050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lter</text:p>
          </table:table-cell>
          <table:table-cell office:value-type="float" office:value="444" calcext:value-type="float">
            <text:p>444</text:p>
          </table:table-cell>
          <table:table-cell table:number-columns-repeated="1018"/>
        </table:table-row>
        <table:table-row table:style-name="ro1">
          <table:table-cell table:formula="of:=&quot;I &quot; &amp; [.E350]" office:value-type="string" office:string-value="I analyse" calcext:value-type="string">
            <text:p>I analyse</text:p>
          </table:table-cell>
          <table:table-cell/>
          <table:table-cell table:formula="of:=&quot;(reg. v) no.&quot; &amp; [.D350] &amp; &quot; Top0500&quot;" office:value-type="string" office:string-value="(reg. v) no.349 Top0500" calcext:value-type="string">
            <text:p>(reg. v) no.349 Top0500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analyse</text:p>
          </table:table-cell>
          <table:table-cell office:value-type="float" office:value="445" calcext:value-type="float">
            <text:p>445</text:p>
          </table:table-cell>
          <table:table-cell table:number-columns-repeated="1018"/>
        </table:table-row>
        <table:table-row table:style-name="ro1">
          <table:table-cell table:formula="of:=&quot;I &quot; &amp; [.E351]" office:value-type="string" office:string-value="I arrest" calcext:value-type="string">
            <text:p>I arrest</text:p>
          </table:table-cell>
          <table:table-cell/>
          <table:table-cell table:formula="of:=&quot;(reg. v) no.&quot; &amp; [.D351] &amp; &quot; Top0500&quot;" office:value-type="string" office:string-value="(reg. v) no.350 Top0500" calcext:value-type="string">
            <text:p>(reg. v) no.350 Top050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rrest</text:p>
          </table:table-cell>
          <table:table-cell office:value-type="float" office:value="446" calcext:value-type="float">
            <text:p>446</text:p>
          </table:table-cell>
          <table:table-cell table:number-columns-repeated="1018"/>
        </table:table-row>
        <table:table-row table:style-name="ro1">
          <table:table-cell table:formula="of:=&quot;I &quot; &amp; [.E352]" office:value-type="string" office:string-value="I bother" calcext:value-type="string">
            <text:p>I bother</text:p>
          </table:table-cell>
          <table:table-cell/>
          <table:table-cell table:formula="of:=&quot;(reg. v) no.&quot; &amp; [.D352] &amp; &quot; Top0500&quot;" office:value-type="string" office:string-value="(reg. v) no.351 Top0500" calcext:value-type="string">
            <text:p>(reg. v) no.351 Top050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bother</text:p>
          </table:table-cell>
          <table:table-cell office:value-type="float" office:value="447" calcext:value-type="float">
            <text:p>447</text:p>
          </table:table-cell>
          <table:table-cell table:number-columns-repeated="1018"/>
        </table:table-row>
        <table:table-row table:style-name="ro1">
          <table:table-cell table:formula="of:=&quot;I &quot; &amp; [.E353]" office:value-type="string" office:string-value="I defend" calcext:value-type="string">
            <text:p>I defend</text:p>
          </table:table-cell>
          <table:table-cell/>
          <table:table-cell table:formula="of:=&quot;(reg. v) no.&quot; &amp; [.D353] &amp; &quot; Top0500&quot;" office:value-type="string" office:string-value="(reg. v) no.352 Top0500" calcext:value-type="string">
            <text:p>(reg. v) no.352 Top050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defend</text:p>
          </table:table-cell>
          <table:table-cell office:value-type="float" office:value="448" calcext:value-type="float">
            <text:p>448</text:p>
          </table:table-cell>
          <table:table-cell table:number-columns-repeated="1018"/>
        </table:table-row>
        <table:table-row table:style-name="ro1">
          <table:table-cell table:formula="of:=&quot;I &quot; &amp; [.E354]" office:value-type="string" office:string-value="I expand" calcext:value-type="string">
            <text:p>I expand</text:p>
          </table:table-cell>
          <table:table-cell/>
          <table:table-cell table:formula="of:=&quot;(reg. v) no.&quot; &amp; [.D354] &amp; &quot; Top0500&quot;" office:value-type="string" office:string-value="(reg. v) no.353 Top0500" calcext:value-type="string">
            <text:p>(reg. v) no.353 Top0500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expand</text:p>
          </table:table-cell>
          <table:table-cell office:value-type="float" office:value="449" calcext:value-type="float">
            <text:p>449</text:p>
          </table:table-cell>
          <table:table-cell table:number-columns-repeated="1018"/>
        </table:table-row>
        <table:table-row table:style-name="ro1">
          <table:table-cell table:formula="of:=&quot;I &quot; &amp; [.E355]" office:value-type="string" office:string-value="I implement" calcext:value-type="string">
            <text:p>I implement</text:p>
          </table:table-cell>
          <table:table-cell/>
          <table:table-cell table:formula="of:=&quot;(reg. v) no.&quot; &amp; [.D355] &amp; &quot; Top0500&quot;" office:value-type="string" office:string-value="(reg. v) no.354 Top0500" calcext:value-type="string">
            <text:p>(reg. v) no.354 Top0500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implement</text:p>
          </table:table-cell>
          <table:table-cell office:value-type="float" office:value="450" calcext:value-type="float">
            <text:p>450</text:p>
          </table:table-cell>
          <table:table-cell table:number-columns-repeated="1018"/>
        </table:table-row>
        <table:table-row table:style-name="ro1">
          <table:table-cell table:formula="of:=&quot;I &quot; &amp; [.E356]" office:value-type="string" office:string-value="I possess" calcext:value-type="string">
            <text:p>I possess</text:p>
          </table:table-cell>
          <table:table-cell/>
          <table:table-cell table:formula="of:=&quot;(reg. v) no.&quot; &amp; [.D356] &amp; &quot; Top0500&quot;" office:value-type="string" office:string-value="(reg. v) no.355 Top0500" calcext:value-type="string">
            <text:p>(reg. v) no.355 Top050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ossess</text:p>
          </table:table-cell>
          <table:table-cell office:value-type="float" office:value="451" calcext:value-type="float">
            <text:p>451</text:p>
          </table:table-cell>
          <table:table-cell table:number-columns-repeated="1018"/>
        </table:table-row>
        <table:table-row table:style-name="ro1">
          <table:table-cell table:formula="of:=&quot;I &quot; &amp; [.E357]" office:value-type="string" office:string-value="I review" calcext:value-type="string">
            <text:p>I review</text:p>
          </table:table-cell>
          <table:table-cell/>
          <table:table-cell table:formula="of:=&quot;(reg. v) no.&quot; &amp; [.D357] &amp; &quot; Top0500&quot;" office:value-type="string" office:string-value="(reg. v) no.356 Top0500" calcext:value-type="string">
            <text:p>(reg. v) no.356 Top0500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review</text:p>
          </table:table-cell>
          <table:table-cell office:value-type="float" office:value="452" calcext:value-type="float">
            <text:p>452</text:p>
          </table:table-cell>
          <table:table-cell table:number-columns-repeated="1018"/>
        </table:table-row>
        <table:table-row table:style-name="ro1">
          <table:table-cell table:formula="of:=&quot;I &quot; &amp; [.E358]" office:value-type="string" office:string-value="I suit" calcext:value-type="string">
            <text:p>I suit</text:p>
          </table:table-cell>
          <table:table-cell/>
          <table:table-cell table:formula="of:=&quot;(reg. v) no.&quot; &amp; [.D358] &amp; &quot; Top0500&quot;" office:value-type="string" office:string-value="(reg. v) no.357 Top0500" calcext:value-type="string">
            <text:p>(reg. v) no.357 Top0500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suit</text:p>
          </table:table-cell>
          <table:table-cell office:value-type="float" office:value="453" calcext:value-type="float">
            <text:p>453</text:p>
          </table:table-cell>
          <table:table-cell table:number-columns-repeated="1018"/>
        </table:table-row>
        <table:table-row table:style-name="ro1">
          <table:table-cell table:formula="of:=&quot;I &quot; &amp; [.E359]" office:value-type="string" office:string-value="I tie" calcext:value-type="string">
            <text:p>I tie</text:p>
          </table:table-cell>
          <table:table-cell/>
          <table:table-cell table:formula="of:=&quot;(reg. v) no.&quot; &amp; [.D359] &amp; &quot; Top0500&quot;" office:value-type="string" office:string-value="(reg. v) no.358 Top0500" calcext:value-type="string">
            <text:p>(reg. v) no.358 Top0500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tie</text:p>
          </table:table-cell>
          <table:table-cell office:value-type="float" office:value="454" calcext:value-type="float">
            <text:p>454</text:p>
          </table:table-cell>
          <table:table-cell table:number-columns-repeated="1018"/>
        </table:table-row>
        <table:table-row table:style-name="ro1">
          <table:table-cell table:formula="of:=&quot;I &quot; &amp; [.E360]" office:value-type="string" office:string-value="I assist" calcext:value-type="string">
            <text:p>I assist</text:p>
          </table:table-cell>
          <table:table-cell/>
          <table:table-cell table:formula="of:=&quot;(reg. v) no.&quot; &amp; [.D360] &amp; &quot; Top0500&quot;" office:value-type="string" office:string-value="(reg. v) no.359 Top0500" calcext:value-type="string">
            <text:p>(reg. v) no.359 Top0500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assist</text:p>
          </table:table-cell>
          <table:table-cell office:value-type="float" office:value="455" calcext:value-type="float">
            <text:p>455</text:p>
          </table:table-cell>
          <table:table-cell table:number-columns-repeated="1018"/>
        </table:table-row>
        <table:table-row table:style-name="ro1">
          <table:table-cell table:formula="of:=&quot;I &quot; &amp; [.E361]" office:value-type="string" office:string-value="I calculate" calcext:value-type="string">
            <text:p>I calculate</text:p>
          </table:table-cell>
          <table:table-cell/>
          <table:table-cell table:formula="of:=&quot;(reg. v) no.&quot; &amp; [.D361] &amp; &quot; Top0500&quot;" office:value-type="string" office:string-value="(reg. v) no.360 Top0500" calcext:value-type="string">
            <text:p>(reg. v) no.360 Top050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calculate</text:p>
          </table:table-cell>
          <table:table-cell office:value-type="float" office:value="456" calcext:value-type="float">
            <text:p>456</text:p>
          </table:table-cell>
          <table:table-cell table:number-columns-repeated="1018"/>
        </table:table-row>
        <table:table-row table:style-name="ro1">
          <table:table-cell table:formula="of:=&quot;I &quot; &amp; [.E362]" office:value-type="string" office:string-value="I glance" calcext:value-type="string">
            <text:p>I glance</text:p>
          </table:table-cell>
          <table:table-cell/>
          <table:table-cell table:formula="of:=&quot;(reg. v) no.&quot; &amp; [.D362] &amp; &quot; Top0500&quot;" office:value-type="string" office:string-value="(reg. v) no.361 Top0500" calcext:value-type="string">
            <text:p>(reg. v) no.361 Top050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glance</text:p>
          </table:table-cell>
          <table:table-cell office:value-type="float" office:value="457" calcext:value-type="float">
            <text:p>457</text:p>
          </table:table-cell>
          <table:table-cell table:number-columns-repeated="1018"/>
        </table:table-row>
        <table:table-row table:style-name="ro1">
          <table:table-cell table:formula="of:=&quot;I &quot; &amp; [.E363]" office:value-type="string" office:string-value="I mix" calcext:value-type="string">
            <text:p>I mix</text:p>
          </table:table-cell>
          <table:table-cell/>
          <table:table-cell table:formula="of:=&quot;(reg. v) no.&quot; &amp; [.D363] &amp; &quot; Top0500&quot;" office:value-type="string" office:string-value="(reg. v) no.362 Top0500" calcext:value-type="string">
            <text:p>(reg. v) no.362 Top050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mix</text:p>
          </table:table-cell>
          <table:table-cell office:value-type="float" office:value="458" calcext:value-type="float">
            <text:p>458</text:p>
          </table:table-cell>
          <table:table-cell table:number-columns-repeated="1018"/>
        </table:table-row>
        <table:table-row table:style-name="ro1">
          <table:table-cell table:formula="of:=&quot;I &quot; &amp; [.E364]" office:value-type="string" office:string-value="I question" calcext:value-type="string">
            <text:p>I question</text:p>
          </table:table-cell>
          <table:table-cell/>
          <table:table-cell table:formula="of:=&quot;(reg. v) no.&quot; &amp; [.D364] &amp; &quot; Top0500&quot;" office:value-type="string" office:string-value="(reg. v) no.363 Top0500" calcext:value-type="string">
            <text:p>(reg. v) no.363 Top0500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question</text:p>
          </table:table-cell>
          <table:table-cell office:value-type="float" office:value="459" calcext:value-type="float">
            <text:p>459</text:p>
          </table:table-cell>
          <table:table-cell table:number-columns-repeated="1018"/>
        </table:table-row>
        <table:table-row table:style-name="ro1">
          <table:table-cell table:formula="of:=&quot;I &quot; &amp; [.E365]" office:value-type="string" office:string-value="I resolve" calcext:value-type="string">
            <text:p>I resolve</text:p>
          </table:table-cell>
          <table:table-cell/>
          <table:table-cell table:formula="of:=&quot;(reg. v) no.&quot; &amp; [.D365] &amp; &quot; Top0500&quot;" office:value-type="string" office:string-value="(reg. v) no.364 Top0500" calcext:value-type="string">
            <text:p>(reg. v) no.364 Top0500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resolve</text:p>
          </table:table-cell>
          <table:table-cell office:value-type="float" office:value="460" calcext:value-type="float">
            <text:p>460</text:p>
          </table:table-cell>
          <table:table-cell table:number-columns-repeated="1018"/>
        </table:table-row>
        <table:table-row table:style-name="ro1">
          <table:table-cell table:formula="of:=&quot;I &quot; &amp; [.E366]" office:value-type="string" office:string-value="I rule" calcext:value-type="string">
            <text:p>I rule</text:p>
          </table:table-cell>
          <table:table-cell/>
          <table:table-cell table:formula="of:=&quot;(reg. v) no.&quot; &amp; [.D366] &amp; &quot; Top0500&quot;" office:value-type="string" office:string-value="(reg. v) no.365 Top0500" calcext:value-type="string">
            <text:p>(reg. v) no.365 Top050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rule</text:p>
          </table:table-cell>
          <table:table-cell office:value-type="float" office:value="461" calcext:value-type="float">
            <text:p>461</text:p>
          </table:table-cell>
          <table:table-cell table:number-columns-repeated="1018"/>
        </table:table-row>
        <table:table-row table:style-name="ro1">
          <table:table-cell table:formula="of:=&quot;I &quot; &amp; [.E367]" office:value-type="string" office:string-value="I suspect" calcext:value-type="string">
            <text:p>I suspect</text:p>
          </table:table-cell>
          <table:table-cell/>
          <table:table-cell table:formula="of:=&quot;(reg. v) no.&quot; &amp; [.D367] &amp; &quot; Top0500&quot;" office:value-type="string" office:string-value="(reg. v) no.366 Top0500" calcext:value-type="string">
            <text:p>(reg. v) no.366 Top0500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suspect</text:p>
          </table:table-cell>
          <table:table-cell office:value-type="float" office:value="462" calcext:value-type="float">
            <text:p>462</text:p>
          </table:table-cell>
          <table:table-cell table:number-columns-repeated="1018"/>
        </table:table-row>
        <table:table-row table:style-name="ro1">
          <table:table-cell table:formula="of:=&quot;I &quot; &amp; [.E368]" office:value-type="string" office:string-value="I appeal" calcext:value-type="string">
            <text:p>I appeal</text:p>
          </table:table-cell>
          <table:table-cell/>
          <table:table-cell table:formula="of:=&quot;(reg. v) no.&quot; &amp; [.D368] &amp; &quot; Top0500&quot;" office:value-type="string" office:string-value="(reg. v) no.367 Top0500" calcext:value-type="string">
            <text:p>(reg. v) no.367 Top0500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appeal</text:p>
          </table:table-cell>
          <table:table-cell office:value-type="float" office:value="464" calcext:value-type="float">
            <text:p>464</text:p>
          </table:table-cell>
          <table:table-cell table:number-columns-repeated="1018"/>
        </table:table-row>
        <table:table-row table:style-name="ro1">
          <table:table-cell table:formula="of:=&quot;I &quot; &amp; [.E369]" office:value-type="string" office:string-value="I challenge" calcext:value-type="string">
            <text:p>I challenge</text:p>
          </table:table-cell>
          <table:table-cell/>
          <table:table-cell table:formula="of:=&quot;(reg. v) no.&quot; &amp; [.D369] &amp; &quot; Top0500&quot;" office:value-type="string" office:string-value="(reg. v) no.368 Top0500" calcext:value-type="string">
            <text:p>(reg. v) no.368 Top0500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challenge</text:p>
          </table:table-cell>
          <table:table-cell office:value-type="float" office:value="465" calcext:value-type="float">
            <text:p>465</text:p>
          </table:table-cell>
          <table:table-cell table:number-columns-repeated="1018"/>
        </table:table-row>
        <table:table-row table:style-name="ro1">
          <table:table-cell table:formula="of:=&quot;I &quot; &amp; [.E370]" office:value-type="string" office:string-value="I clean" calcext:value-type="string">
            <text:p>I clean</text:p>
          </table:table-cell>
          <table:table-cell/>
          <table:table-cell table:formula="of:=&quot;(reg. v) no.&quot; &amp; [.D370] &amp; &quot; Top0500&quot;" office:value-type="string" office:string-value="(reg. v) no.369 Top0500" calcext:value-type="string">
            <text:p>(reg. v) no.369 Top050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clean</text:p>
          </table:table-cell>
          <table:table-cell office:value-type="float" office:value="466" calcext:value-type="float">
            <text:p>466</text:p>
          </table:table-cell>
          <table:table-cell table:number-columns-repeated="1018"/>
        </table:table-row>
        <table:table-row table:style-name="ro1">
          <table:table-cell table:formula="of:=&quot;I &quot; &amp; [.E371]" office:value-type="string" office:string-value="I damage" calcext:value-type="string">
            <text:p>I damage</text:p>
          </table:table-cell>
          <table:table-cell/>
          <table:table-cell table:formula="of:=&quot;(reg. v) no.&quot; &amp; [.D371] &amp; &quot; Top0500&quot;" office:value-type="string" office:string-value="(reg. v) no.370 Top0500" calcext:value-type="string">
            <text:p>(reg. v) no.370 Top050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damage</text:p>
          </table:table-cell>
          <table:table-cell office:value-type="float" office:value="467" calcext:value-type="float">
            <text:p>467</text:p>
          </table:table-cell>
          <table:table-cell table:number-columns-repeated="1018"/>
        </table:table-row>
        <table:table-row table:style-name="ro1">
          <table:table-cell table:formula="of:=&quot;I &quot; &amp; [.E372]" office:value-type="string" office:string-value="I guess" calcext:value-type="string">
            <text:p>I guess</text:p>
          </table:table-cell>
          <table:table-cell/>
          <table:table-cell table:formula="of:=&quot;(reg. v) no.&quot; &amp; [.D372] &amp; &quot; Top0500&quot;" office:value-type="string" office:string-value="(reg. v) no.371 Top0500" calcext:value-type="string">
            <text:p>(reg. v) no.371 Top0500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guess</text:p>
          </table:table-cell>
          <table:table-cell office:value-type="float" office:value="468" calcext:value-type="float">
            <text:p>468</text:p>
          </table:table-cell>
          <table:table-cell table:number-columns-repeated="1018"/>
        </table:table-row>
        <table:table-row table:style-name="ro1">
          <table:table-cell table:formula="of:=&quot;I &quot; &amp; [.E373]" office:value-type="string" office:string-value="I reckon" calcext:value-type="string">
            <text:p>I reckon</text:p>
          </table:table-cell>
          <table:table-cell/>
          <table:table-cell table:formula="of:=&quot;(reg. v) no.&quot; &amp; [.D373] &amp; &quot; Top0500&quot;" office:value-type="string" office:string-value="(reg. v) no.372 Top0500" calcext:value-type="string">
            <text:p>(reg. v) no.372 Top0500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reckon</text:p>
          </table:table-cell>
          <table:table-cell office:value-type="float" office:value="469" calcext:value-type="float">
            <text:p>469</text:p>
          </table:table-cell>
          <table:table-cell table:number-columns-repeated="1018"/>
        </table:table-row>
        <table:table-row table:style-name="ro1">
          <table:table-cell table:formula="of:=&quot;I &quot; &amp; [.E374]" office:value-type="string" office:string-value="I restore" calcext:value-type="string">
            <text:p>I restore</text:p>
          </table:table-cell>
          <table:table-cell/>
          <table:table-cell table:formula="of:=&quot;(reg. v) no.&quot; &amp; [.D374] &amp; &quot; Top0500&quot;" office:value-type="string" office:string-value="(reg. v) no.373 Top0500" calcext:value-type="string">
            <text:p>(reg. v) no.373 Top050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restore</text:p>
          </table:table-cell>
          <table:table-cell office:value-type="float" office:value="470" calcext:value-type="float">
            <text:p>470</text:p>
          </table:table-cell>
          <table:table-cell table:number-columns-repeated="1018"/>
        </table:table-row>
        <table:table-row table:style-name="ro1">
          <table:table-cell table:formula="of:=&quot;I &quot; &amp; [.E375]" office:value-type="string" office:string-value="I restrict" calcext:value-type="string">
            <text:p>I restrict</text:p>
          </table:table-cell>
          <table:table-cell/>
          <table:table-cell table:formula="of:=&quot;(reg. v) no.&quot; &amp; [.D375] &amp; &quot; Top0500&quot;" office:value-type="string" office:string-value="(reg. v) no.374 Top0500" calcext:value-type="string">
            <text:p>(reg. v) no.374 Top0500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restrict</text:p>
          </table:table-cell>
          <table:table-cell office:value-type="float" office:value="471" calcext:value-type="float">
            <text:p>471</text:p>
          </table:table-cell>
          <table:table-cell table:number-columns-repeated="1018"/>
        </table:table-row>
        <table:table-row table:style-name="ro1">
          <table:table-cell table:formula="of:=&quot;I &quot; &amp; [.E376]" office:value-type="string" office:string-value="I specify" calcext:value-type="string">
            <text:p>I specify</text:p>
          </table:table-cell>
          <table:table-cell/>
          <table:table-cell table:formula="of:=&quot;(reg. v) no.&quot; &amp; [.D376] &amp; &quot; Top0500&quot;" office:value-type="string" office:string-value="(reg. v) no.375 Top0500" calcext:value-type="string">
            <text:p>(reg. v) no.375 Top050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specify</text:p>
          </table:table-cell>
          <table:table-cell office:value-type="float" office:value="472" calcext:value-type="float">
            <text:p>472</text:p>
          </table:table-cell>
          <table:table-cell table:number-columns-repeated="1018"/>
        </table:table-row>
        <table:table-row table:style-name="ro1">
          <table:table-cell table:formula="of:=&quot;I &quot; &amp; [.E377]" office:value-type="string" office:string-value="I constitute" calcext:value-type="string">
            <text:p>I constitute</text:p>
          </table:table-cell>
          <table:table-cell/>
          <table:table-cell table:formula="of:=&quot;(reg. v) no.&quot; &amp; [.D377] &amp; &quot; Top0500&quot;" office:value-type="string" office:string-value="(reg. v) no.376 Top0500" calcext:value-type="string">
            <text:p>(reg. v) no.376 Top050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onstitute</text:p>
          </table:table-cell>
          <table:table-cell office:value-type="float" office:value="473" calcext:value-type="float">
            <text:p>473</text:p>
          </table:table-cell>
          <table:table-cell table:number-columns-repeated="1018"/>
        </table:table-row>
        <table:table-row table:style-name="ro1">
          <table:table-cell table:formula="of:=&quot;I &quot; &amp; [.E378]" office:value-type="string" office:string-value="I convert" calcext:value-type="string">
            <text:p>I convert</text:p>
          </table:table-cell>
          <table:table-cell/>
          <table:table-cell table:formula="of:=&quot;(reg. v) no.&quot; &amp; [.D378] &amp; &quot; Top0500&quot;" office:value-type="string" office:string-value="(reg. v) no.377 Top0500" calcext:value-type="string">
            <text:p>(reg. v) no.377 Top0500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convert</text:p>
          </table:table-cell>
          <table:table-cell office:value-type="float" office:value="474" calcext:value-type="float">
            <text:p>474</text:p>
          </table:table-cell>
          <table:table-cell table:number-columns-repeated="1018"/>
        </table:table-row>
        <table:table-row table:style-name="ro1">
          <table:table-cell table:formula="of:=&quot;I &quot; &amp; [.E379]" office:value-type="string" office:string-value="I distinguish" calcext:value-type="string">
            <text:p>I distinguish</text:p>
          </table:table-cell>
          <table:table-cell/>
          <table:table-cell table:formula="of:=&quot;(reg. v) no.&quot; &amp; [.D379] &amp; &quot; Top0500&quot;" office:value-type="string" office:string-value="(reg. v) no.378 Top0500" calcext:value-type="string">
            <text:p>(reg. v) no.378 Top0500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distinguish</text:p>
          </table:table-cell>
          <table:table-cell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formula="of:=&quot;I &quot; &amp; [.E380]" office:value-type="string" office:string-value="I submit" calcext:value-type="string">
            <text:p>I submit</text:p>
          </table:table-cell>
          <table:table-cell/>
          <table:table-cell table:formula="of:=&quot;(reg. v) no.&quot; &amp; [.D380] &amp; &quot; Top0500&quot;" office:value-type="string" office:string-value="(reg. v) no.379 Top0500" calcext:value-type="string">
            <text:p>(reg. v) no.379 Top050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submit</text:p>
          </table:table-cell>
          <table:table-cell office:value-type="float" office:value="476" calcext:value-type="float">
            <text:p>476</text:p>
          </table:table-cell>
          <table:table-cell table:number-columns-repeated="1018"/>
        </table:table-row>
        <table:table-row table:style-name="ro1">
          <table:table-cell table:formula="of:=&quot;I &quot; &amp; [.E381]" office:value-type="string" office:string-value="I trust" calcext:value-type="string">
            <text:p>I trust</text:p>
          </table:table-cell>
          <table:table-cell/>
          <table:table-cell table:formula="of:=&quot;(reg. v) no.&quot; &amp; [.D381] &amp; &quot; Top0500&quot;" office:value-type="string" office:string-value="(reg. v) no.380 Top0500" calcext:value-type="string">
            <text:p>(reg. v) no.380 Top0500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trust</text:p>
          </table:table-cell>
          <table:table-cell office:value-type="float" office:value="477" calcext:value-type="float">
            <text:p>477</text:p>
          </table:table-cell>
          <table:table-cell table:number-columns-repeated="1018"/>
        </table:table-row>
        <table:table-row table:style-name="ro1">
          <table:table-cell table:formula="of:=&quot;I &quot; &amp; [.E382]" office:value-type="string" office:string-value="I urge" calcext:value-type="string">
            <text:p>I urge</text:p>
          </table:table-cell>
          <table:table-cell/>
          <table:table-cell table:formula="of:=&quot;(reg. v) no.&quot; &amp; [.D382] &amp; &quot; Top0500&quot;" office:value-type="string" office:string-value="(reg. v) no.381 Top0500" calcext:value-type="string">
            <text:p>(reg. v) no.381 Top0500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urge</text:p>
          </table:table-cell>
          <table:table-cell office:value-type="float" office:value="478" calcext:value-type="float">
            <text:p>478</text:p>
          </table:table-cell>
          <table:table-cell table:number-columns-repeated="1018"/>
        </table:table-row>
        <table:table-row table:style-name="ro1">
          <table:table-cell table:formula="of:=&quot;I &quot; &amp; [.E383]" office:value-type="string" office:string-value="I feature" calcext:value-type="string">
            <text:p>I feature</text:p>
          </table:table-cell>
          <table:table-cell/>
          <table:table-cell table:formula="of:=&quot;(reg. v) no.&quot; &amp; [.D383] &amp; &quot; Top0500&quot;" office:value-type="string" office:string-value="(reg. v) no.382 Top0500" calcext:value-type="string">
            <text:p>(reg. v) no.382 Top0500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feature</text:p>
          </table:table-cell>
          <table:table-cell office:value-type="float" office:value="479" calcext:value-type="float">
            <text:p>479</text:p>
          </table:table-cell>
          <table:table-cell table:number-columns-repeated="1018"/>
        </table:table-row>
        <table:table-row table:style-name="ro1">
          <table:table-cell table:formula="of:=&quot;I &quot; &amp; [.E384]" office:value-type="string" office:string-value="I land" calcext:value-type="string">
            <text:p>I land</text:p>
          </table:table-cell>
          <table:table-cell/>
          <table:table-cell table:formula="of:=&quot;(reg. v) no.&quot; &amp; [.D384] &amp; &quot; Top0500&quot;" office:value-type="string" office:string-value="(reg. v) no.383 Top0500" calcext:value-type="string">
            <text:p>(reg. v) no.383 Top050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land</text:p>
          </table:table-cell>
          <table:table-cell office:value-type="float" office:value="480" calcext:value-type="float">
            <text:p>480</text:p>
          </table:table-cell>
          <table:table-cell table:number-columns-repeated="1018"/>
        </table:table-row>
        <table:table-row table:style-name="ro1">
          <table:table-cell table:formula="of:=&quot;I &quot; &amp; [.E385]" office:value-type="string" office:string-value="I locate" calcext:value-type="string">
            <text:p>I locate</text:p>
          </table:table-cell>
          <table:table-cell/>
          <table:table-cell table:formula="of:=&quot;(reg. v) no.&quot; &amp; [.D385] &amp; &quot; Top0500&quot;" office:value-type="string" office:string-value="(reg. v) no.384 Top0500" calcext:value-type="string">
            <text:p>(reg. v) no.384 Top050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locate</text:p>
          </table:table-cell>
          <table:table-cell office:value-type="float" office:value="481" calcext:value-type="float">
            <text:p>481</text:p>
          </table:table-cell>
          <table:table-cell table:number-columns-repeated="1018"/>
        </table:table-row>
        <table:table-row table:style-name="ro1">
          <table:table-cell table:formula="of:=&quot;I &quot; &amp; [.E386]" office:value-type="string" office:string-value="I predict" calcext:value-type="string">
            <text:p>I predict</text:p>
          </table:table-cell>
          <table:table-cell/>
          <table:table-cell table:formula="of:=&quot;(reg. v) no.&quot; &amp; [.D386] &amp; &quot; Top0500&quot;" office:value-type="string" office:string-value="(reg. v) no.385 Top0500" calcext:value-type="string">
            <text:p>(reg. v) no.385 Top050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predict</text:p>
          </table:table-cell>
          <table:table-cell office:value-type="float" office:value="482" calcext:value-type="float">
            <text:p>482</text:p>
          </table:table-cell>
          <table:table-cell table:number-columns-repeated="1018"/>
        </table:table-row>
        <table:table-row table:style-name="ro1">
          <table:table-cell table:formula="of:=&quot;I &quot; &amp; [.E387]" office:value-type="string" office:string-value="I preserve" calcext:value-type="string">
            <text:p>I preserve</text:p>
          </table:table-cell>
          <table:table-cell/>
          <table:table-cell table:formula="of:=&quot;(reg. v) no.&quot; &amp; [.D387] &amp; &quot; Top0500&quot;" office:value-type="string" office:string-value="(reg. v) no.386 Top0500" calcext:value-type="string">
            <text:p>(reg. v) no.386 Top050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preserve</text:p>
          </table:table-cell>
          <table:table-cell office:value-type="float" office:value="483" calcext:value-type="float">
            <text:p>483</text:p>
          </table:table-cell>
          <table:table-cell table:number-columns-repeated="1018"/>
        </table:table-row>
        <table:table-row table:style-name="ro1">
          <table:table-cell table:formula="of:=&quot;I &quot; &amp; [.E388]" office:value-type="string" office:string-value="I solve" calcext:value-type="string">
            <text:p>I solve</text:p>
          </table:table-cell>
          <table:table-cell/>
          <table:table-cell table:formula="of:=&quot;(reg. v) no.&quot; &amp; [.D388] &amp; &quot; Top0500&quot;" office:value-type="string" office:string-value="(reg. v) no.387 Top0500" calcext:value-type="string">
            <text:p>(reg. v) no.387 Top050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solve</text:p>
          </table:table-cell>
          <table:table-cell office:value-type="float" office:value="484" calcext:value-type="float">
            <text:p>484</text:p>
          </table:table-cell>
          <table:table-cell table:number-columns-repeated="1018"/>
        </table:table-row>
        <table:table-row table:style-name="ro1">
          <table:table-cell table:formula="of:=&quot;I &quot; &amp; [.E389]" office:value-type="string" office:string-value="I sort" calcext:value-type="string">
            <text:p>I sort</text:p>
          </table:table-cell>
          <table:table-cell/>
          <table:table-cell table:formula="of:=&quot;(reg. v) no.&quot; &amp; [.D389] &amp; &quot; Top0500&quot;" office:value-type="string" office:string-value="(reg. v) no.388 Top0500" calcext:value-type="string">
            <text:p>(reg. v) no.388 Top05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sort</text:p>
          </table:table-cell>
          <table:table-cell office:value-type="float" office:value="485" calcext:value-type="float">
            <text:p>485</text:p>
          </table:table-cell>
          <table:table-cell table:number-columns-repeated="1018"/>
        </table:table-row>
        <table:table-row table:style-name="ro1">
          <table:table-cell table:formula="of:=&quot;I &quot; &amp; [.E390]" office:value-type="string" office:string-value="I struggle" calcext:value-type="string">
            <text:p>I struggle</text:p>
          </table:table-cell>
          <table:table-cell/>
          <table:table-cell table:formula="of:=&quot;(reg. v) no.&quot; &amp; [.D390] &amp; &quot; Top0500&quot;" office:value-type="string" office:string-value="(reg. v) no.389 Top0500" calcext:value-type="string">
            <text:p>(reg. v) no.389 Top0500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struggle</text:p>
          </table:table-cell>
          <table:table-cell office:value-type="float" office:value="486" calcext:value-type="float">
            <text:p>486</text:p>
          </table:table-cell>
          <table:table-cell table:number-columns-repeated="1018"/>
        </table:table-row>
        <table:table-row table:style-name="ro1">
          <table:table-cell table:formula="of:=&quot;I &quot; &amp; [.E391]" office:value-type="string" office:string-value="I cook" calcext:value-type="string">
            <text:p>I cook</text:p>
          </table:table-cell>
          <table:table-cell/>
          <table:table-cell table:formula="of:=&quot;(reg. v) no.&quot; &amp; [.D391] &amp; &quot; Top0500&quot;" office:value-type="string" office:string-value="(reg. v) no.390 Top0500" calcext:value-type="string">
            <text:p>(reg. v) no.390 Top050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ook</text:p>
          </table:table-cell>
          <table:table-cell office:value-type="float" office:value="488" calcext:value-type="float">
            <text:p>488</text:p>
          </table:table-cell>
          <table:table-cell table:number-columns-repeated="1018"/>
        </table:table-row>
        <table:table-row table:style-name="ro1">
          <table:table-cell table:formula="of:=&quot;I &quot; &amp; [.E392]" office:value-type="string" office:string-value="I dance" calcext:value-type="string">
            <text:p>I dance</text:p>
          </table:table-cell>
          <table:table-cell/>
          <table:table-cell table:formula="of:=&quot;(reg. v) no.&quot; &amp; [.D392] &amp; &quot; Top0500&quot;" office:value-type="string" office:string-value="(reg. v) no.391 Top0500" calcext:value-type="string">
            <text:p>(reg. v) no.391 Top050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dance</text:p>
          </table:table-cell>
          <table:table-cell office:value-type="float" office:value="489" calcext:value-type="float">
            <text:p>489</text:p>
          </table:table-cell>
          <table:table-cell table:number-columns-repeated="1018"/>
        </table:table-row>
        <table:table-row table:style-name="ro1">
          <table:table-cell table:formula="of:=&quot;I &quot; &amp; [.E393]" office:value-type="string" office:string-value="I invest" calcext:value-type="string">
            <text:p>I invest</text:p>
          </table:table-cell>
          <table:table-cell/>
          <table:table-cell table:formula="of:=&quot;(reg. v) no.&quot; &amp; [.D393] &amp; &quot; Top0500&quot;" office:value-type="string" office:string-value="(reg. v) no.392 Top0500" calcext:value-type="string">
            <text:p>(reg. v) no.392 Top050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invest</text:p>
          </table:table-cell>
          <table:table-cell office:value-type="float" office:value="490" calcext:value-type="float">
            <text:p>490</text:p>
          </table:table-cell>
          <table:table-cell table:number-columns-repeated="1018"/>
        </table:table-row>
        <table:table-row table:style-name="ro1">
          <table:table-cell table:formula="of:=&quot;I &quot; &amp; [.E394]" office:value-type="string" office:string-value="I lock" calcext:value-type="string">
            <text:p>I lock</text:p>
          </table:table-cell>
          <table:table-cell/>
          <table:table-cell table:formula="of:=&quot;(reg. v) no.&quot; &amp; [.D394] &amp; &quot; Top0500&quot;" office:value-type="string" office:string-value="(reg. v) no.393 Top0500" calcext:value-type="string">
            <text:p>(reg. v) no.393 Top050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lock</text:p>
          </table:table-cell>
          <table:table-cell office:value-type="float" office:value="491" calcext:value-type="float">
            <text:p>491</text:p>
          </table:table-cell>
          <table:table-cell table:number-columns-repeated="1018"/>
        </table:table-row>
        <table:table-row table:style-name="ro1">
          <table:table-cell table:formula="of:=&quot;I &quot; &amp; [.E395]" office:value-type="string" office:string-value="I owe" calcext:value-type="string">
            <text:p>I owe</text:p>
          </table:table-cell>
          <table:table-cell/>
          <table:table-cell table:formula="of:=&quot;(reg. v) no.&quot; &amp; [.D395] &amp; &quot; Top0500&quot;" office:value-type="string" office:string-value="(reg. v) no.394 Top0500" calcext:value-type="string">
            <text:p>(reg. v) no.394 Top050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owe</text:p>
          </table:table-cell>
          <table:table-cell office:value-type="float" office:value="492" calcext:value-type="float">
            <text:p>492</text:p>
          </table:table-cell>
          <table:table-cell table:number-columns-repeated="1018"/>
        </table:table-row>
        <table:table-row table:style-name="ro1">
          <table:table-cell table:formula="of:=&quot;I &quot; &amp; [.E396]" office:value-type="string" office:string-value="I pour" calcext:value-type="string">
            <text:p>I pour</text:p>
          </table:table-cell>
          <table:table-cell/>
          <table:table-cell table:formula="of:=&quot;(reg. v) no.&quot; &amp; [.D396] &amp; &quot; Top0500&quot;" office:value-type="string" office:string-value="(reg. v) no.395 Top0500" calcext:value-type="string">
            <text:p>(reg. v) no.395 Top050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pour</text:p>
          </table:table-cell>
          <table:table-cell office:value-type="float" office:value="493" calcext:value-type="float">
            <text:p>493</text:p>
          </table:table-cell>
          <table:table-cell table:number-columns-repeated="1018"/>
        </table:table-row>
        <table:table-row table:style-name="ro1">
          <table:table-cell table:formula="of:=&quot;I &quot; &amp; [.E397]" office:value-type="string" office:string-value="I shift" calcext:value-type="string">
            <text:p>I shift</text:p>
          </table:table-cell>
          <table:table-cell/>
          <table:table-cell table:formula="of:=&quot;(reg. v) no.&quot; &amp; [.D397] &amp; &quot; Top0500&quot;" office:value-type="string" office:string-value="(reg. v) no.396 Top0500" calcext:value-type="string">
            <text:p>(reg. v) no.396 Top0500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shift</text:p>
          </table:table-cell>
          <table:table-cell office:value-type="float" office:value="494" calcext:value-type="float">
            <text:p>494</text:p>
          </table:table-cell>
          <table:table-cell table:number-columns-repeated="1018"/>
        </table:table-row>
        <table:table-row table:style-name="ro1">
          <table:table-cell table:formula="of:=&quot;I &quot; &amp; [.E398]" office:value-type="string" office:string-value="I kick" calcext:value-type="string">
            <text:p>I kick</text:p>
          </table:table-cell>
          <table:table-cell/>
          <table:table-cell table:formula="of:=&quot;(reg. v) no.&quot; &amp; [.D398] &amp; &quot; Top0500&quot;" office:value-type="string" office:string-value="(reg. v) no.397 Top0500" calcext:value-type="string">
            <text:p>(reg. v) no.397 Top0500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kick</text:p>
          </table:table-cell>
          <table:table-cell office:value-type="float" office:value="495" calcext:value-type="float">
            <text:p>495</text:p>
          </table:table-cell>
          <table:table-cell table:number-columns-repeated="1018"/>
        </table:table-row>
        <table:table-row table:style-name="ro1">
          <table:table-cell table:formula="of:=&quot;I &quot; &amp; [.E399]" office:value-type="string" office:string-value="I kiss" calcext:value-type="string">
            <text:p>I kiss</text:p>
          </table:table-cell>
          <table:table-cell/>
          <table:table-cell table:formula="of:=&quot;(reg. v) no.&quot; &amp; [.D399] &amp; &quot; Top0500&quot;" office:value-type="string" office:string-value="(reg. v) no.398 Top0500" calcext:value-type="string">
            <text:p>(reg. v) no.398 Top0500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kiss</text:p>
          </table:table-cell>
          <table:table-cell office:value-type="float" office:value="496" calcext:value-type="float">
            <text:p>496</text:p>
          </table:table-cell>
          <table:table-cell table:number-columns-repeated="1018"/>
        </table:table-row>
        <table:table-row table:style-name="ro1">
          <table:table-cell table:formula="of:=&quot;I &quot; &amp; [.E400]" office:value-type="string" office:string-value="I purchase" calcext:value-type="string">
            <text:p>I purchase</text:p>
          </table:table-cell>
          <table:table-cell/>
          <table:table-cell table:formula="of:=&quot;(reg. v) no.&quot; &amp; [.D400] &amp; &quot; Top0500&quot;" office:value-type="string" office:string-value="(reg. v) no.399 Top0500" calcext:value-type="string">
            <text:p>(reg. v) no.399 Top05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purchase</text:p>
          </table:table-cell>
          <table:table-cell office:value-type="float" office:value="498" calcext:value-type="float">
            <text:p>498</text:p>
          </table:table-cell>
          <table:table-cell table:number-columns-repeated="1018"/>
        </table:table-row>
        <table:table-row table:style-name="ro1">
          <table:table-cell table:formula="of:=&quot;I &quot; &amp; [.E401]" office:value-type="string" office:string-value="I race" calcext:value-type="string">
            <text:p>I race</text:p>
          </table:table-cell>
          <table:table-cell/>
          <table:table-cell table:formula="of:=&quot;(reg. v) no.&quot; &amp; [.D401] &amp; &quot; Top0500&quot;" office:value-type="string" office:string-value="(reg. v) no.400 Top0500" calcext:value-type="string">
            <text:p>(reg. v) no.400 Top05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ce</text:p>
          </table:table-cell>
          <table:table-cell office:value-type="float" office:value="499" calcext:value-type="float">
            <text:p>499</text:p>
          </table:table-cell>
          <table:table-cell table:number-columns-repeated="1018"/>
        </table:table-row>
        <table:table-row table:style-name="ro1">
          <table:table-cell table:formula="of:=&quot;I &quot; &amp; [.E402]" office:value-type="string" office:string-value="I retire" calcext:value-type="string">
            <text:p>I retire</text:p>
          </table:table-cell>
          <table:table-cell/>
          <table:table-cell table:formula="of:=&quot;(reg. v) no.&quot; &amp; [.D402] &amp; &quot; Top0500&quot;" office:value-type="string" office:string-value="(reg. v) no.401 Top0500" calcext:value-type="string">
            <text:p>(reg. v) no.401 Top05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retire</text:p>
          </table:table-cell>
          <table:table-cell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table:formula="of:=&quot;I &quot; &amp; [.E403]" office:value-type="string" office:string-value="I breathe" calcext:value-type="string">
            <text:p>I breathe</text:p>
          </table:table-cell>
          <table:table-cell/>
          <table:table-cell table:formula="of:=&quot;(reg. v) no.&quot; &amp; [.D403] &amp; &quot; Top0500&quot;" office:value-type="string" office:string-value="(reg. v) no.402 Top0500" calcext:value-type="string">
            <text:p>(reg. v) no.402 Top050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breathe</text:p>
          </table:table-cell>
          <table:table-cell office:value-type="float" office:value="502" calcext:value-type="float">
            <text:p>502</text:p>
          </table:table-cell>
          <table:table-cell table:number-columns-repeated="1018"/>
        </table:table-row>
        <table:table-row table:style-name="ro1">
          <table:table-cell table:formula="of:=&quot;I &quot; &amp; [.E404]" office:value-type="string" office:string-value="I celebrate" calcext:value-type="string">
            <text:p>I celebrate</text:p>
          </table:table-cell>
          <table:table-cell/>
          <table:table-cell table:formula="of:=&quot;(reg. v) no.&quot; &amp; [.D404] &amp; &quot; Top0500&quot;" office:value-type="string" office:string-value="(reg. v) no.403 Top0500" calcext:value-type="string">
            <text:p>(reg. v) no.403 Top050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celebrate</text:p>
          </table:table-cell>
          <table:table-cell office:value-type="float" office:value="503" calcext:value-type="float">
            <text:p>503</text:p>
          </table:table-cell>
          <table:table-cell table:number-columns-repeated="1018"/>
        </table:table-row>
        <table:table-row table:style-name="ro1">
          <table:table-cell table:formula="of:=&quot;I &quot; &amp; [.E405]" office:value-type="string" office:string-value="I date" calcext:value-type="string">
            <text:p>I date</text:p>
          </table:table-cell>
          <table:table-cell/>
          <table:table-cell table:formula="of:=&quot;(reg. v) no.&quot; &amp; [.D405] &amp; &quot; Top0500&quot;" office:value-type="string" office:string-value="(reg. v) no.404 Top0500" calcext:value-type="string">
            <text:p>(reg. v) no.404 Top050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date</text:p>
          </table:table-cell>
          <table:table-cell office:value-type="float" office:value="504" calcext:value-type="float">
            <text:p>504</text:p>
          </table:table-cell>
          <table:table-cell table:number-columns-repeated="1018"/>
        </table:table-row>
        <table:table-row table:style-name="ro1">
          <table:table-cell table:formula="of:=&quot;I &quot; &amp; [.E406]" office:value-type="string" office:string-value="I fire" calcext:value-type="string">
            <text:p>I fire</text:p>
          </table:table-cell>
          <table:table-cell/>
          <table:table-cell table:formula="of:=&quot;(reg. v) no.&quot; &amp; [.D406] &amp; &quot; Top0500&quot;" office:value-type="string" office:string-value="(reg. v) no.405 Top0500" calcext:value-type="string">
            <text:p>(reg. v) no.405 Top050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fire</text:p>
          </table:table-cell>
          <table:table-cell office:value-type="float" office:value="505" calcext:value-type="float">
            <text:p>505</text:p>
          </table:table-cell>
          <table:table-cell table:number-columns-repeated="1018"/>
        </table:table-row>
        <table:table-row table:style-name="ro1">
          <table:table-cell table:formula="of:=&quot;I &quot; &amp; [.E407]" office:value-type="string" office:string-value="I monitor" calcext:value-type="string">
            <text:p>I monitor</text:p>
          </table:table-cell>
          <table:table-cell/>
          <table:table-cell table:formula="of:=&quot;(reg. v) no.&quot; &amp; [.D407] &amp; &quot; Top0500&quot;" office:value-type="string" office:string-value="(reg. v) no.406 Top0500" calcext:value-type="string">
            <text:p>(reg. v) no.406 Top0500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onitor</text:p>
          </table:table-cell>
          <table:table-cell office:value-type="float" office:value="506" calcext:value-type="float">
            <text:p>506</text:p>
          </table:table-cell>
          <table:table-cell table:number-columns-repeated="1018"/>
        </table:table-row>
        <table:table-row table:style-name="ro1">
          <table:table-cell table:formula="of:=&quot;I &quot; &amp; [.E408]" office:value-type="string" office:string-value="I print" calcext:value-type="string">
            <text:p>I print</text:p>
          </table:table-cell>
          <table:table-cell/>
          <table:table-cell table:formula="of:=&quot;(reg. v) no.&quot; &amp; [.D408] &amp; &quot; Top0500&quot;" office:value-type="string" office:string-value="(reg. v) no.407 Top0500" calcext:value-type="string">
            <text:p>(reg. v) no.407 Top050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print</text:p>
          </table:table-cell>
          <table:table-cell office:value-type="float" office:value="507" calcext:value-type="float">
            <text:p>507</text:p>
          </table:table-cell>
          <table:table-cell table:number-columns-repeated="1018"/>
        </table:table-row>
        <table:table-row table:style-name="ro1">
          <table:table-cell table:formula="of:=&quot;I &quot; &amp; [.E409]" office:value-type="string" office:string-value="I register" calcext:value-type="string">
            <text:p>I register</text:p>
          </table:table-cell>
          <table:table-cell/>
          <table:table-cell table:formula="of:=&quot;(reg. v) no.&quot; &amp; [.D409] &amp; &quot; Top0500&quot;" office:value-type="string" office:string-value="(reg. v) no.408 Top0500" calcext:value-type="string">
            <text:p>(reg. v) no.408 Top050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register</text:p>
          </table:table-cell>
          <table:table-cell office:value-type="float" office:value="508" calcext:value-type="float">
            <text:p>508</text:p>
          </table:table-cell>
          <table:table-cell table:number-columns-repeated="1018"/>
        </table:table-row>
        <table:table-row table:style-name="ro1">
          <table:table-cell table:formula="of:=&quot;I &quot; &amp; [.E410]" office:value-type="string" office:string-value="I resist" calcext:value-type="string">
            <text:p>I resist</text:p>
          </table:table-cell>
          <table:table-cell/>
          <table:table-cell table:formula="of:=&quot;(reg. v) no.&quot; &amp; [.D410] &amp; &quot; Top0500&quot;" office:value-type="string" office:string-value="(reg. v) no.409 Top0500" calcext:value-type="string">
            <text:p>(reg. v) no.409 Top050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esist</text:p>
          </table:table-cell>
          <table:table-cell office:value-type="float" office:value="509" calcext:value-type="float">
            <text:p>509</text:p>
          </table:table-cell>
          <table:table-cell table:number-columns-repeated="1018"/>
        </table:table-row>
        <table:table-row table:style-name="ro1">
          <table:table-cell table:formula="of:=&quot;I &quot; &amp; [.E411]" office:value-type="string" office:string-value="I behave" calcext:value-type="string">
            <text:p>I behave</text:p>
          </table:table-cell>
          <table:table-cell/>
          <table:table-cell table:formula="of:=&quot;(reg. v) no.&quot; &amp; [.D411] &amp; &quot; Top0500&quot;" office:value-type="string" office:string-value="(reg. v) no.410 Top0500" calcext:value-type="string">
            <text:p>(reg. v) no.410 Top050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behave</text:p>
          </table:table-cell>
          <table:table-cell office:value-type="float" office:value="510" calcext:value-type="float">
            <text:p>510</text:p>
          </table:table-cell>
          <table:table-cell table:number-columns-repeated="1018"/>
        </table:table-row>
        <table:table-row table:style-name="ro1">
          <table:table-cell table:formula="of:=&quot;I &quot; &amp; [.E412]" office:value-type="string" office:string-value="I comprise" calcext:value-type="string">
            <text:p>I comprise</text:p>
          </table:table-cell>
          <table:table-cell/>
          <table:table-cell table:formula="of:=&quot;(reg. v) no.&quot; &amp; [.D412] &amp; &quot; Top0500&quot;" office:value-type="string" office:string-value="(reg. v) no.411 Top0500" calcext:value-type="string">
            <text:p>(reg. v) no.411 Top050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comprise</text:p>
          </table:table-cell>
          <table:table-cell office:value-type="float" office:value="511" calcext:value-type="float">
            <text:p>511</text:p>
          </table:table-cell>
          <table:table-cell table:number-columns-repeated="1018"/>
        </table:table-row>
        <table:table-row table:style-name="ro1">
          <table:table-cell table:formula="of:=&quot;I &quot; &amp; [.E413]" office:value-type="string" office:string-value="I decline" calcext:value-type="string">
            <text:p>I decline</text:p>
          </table:table-cell>
          <table:table-cell/>
          <table:table-cell table:formula="of:=&quot;(reg. v) no.&quot; &amp; [.D413] &amp; &quot; Top0500&quot;" office:value-type="string" office:string-value="(reg. v) no.412 Top0500" calcext:value-type="string">
            <text:p>(reg. v) no.412 Top050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decline</text:p>
          </table:table-cell>
          <table:table-cell office:value-type="float" office:value="512" calcext:value-type="float">
            <text:p>512</text:p>
          </table:table-cell>
          <table:table-cell table:number-columns-repeated="1018"/>
        </table:table-row>
        <table:table-row table:style-name="ro1">
          <table:table-cell table:formula="of:=&quot;I &quot; &amp; [.E414]" office:value-type="string" office:string-value="I detect" calcext:value-type="string">
            <text:p>I detect</text:p>
          </table:table-cell>
          <table:table-cell/>
          <table:table-cell table:formula="of:=&quot;(reg. v) no.&quot; &amp; [.D414] &amp; &quot; Top0500&quot;" office:value-type="string" office:string-value="(reg. v) no.413 Top0500" calcext:value-type="string">
            <text:p>(reg. v) no.413 Top0500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detect</text:p>
          </table:table-cell>
          <table:table-cell office:value-type="float" office:value="513" calcext:value-type="float">
            <text:p>513</text:p>
          </table:table-cell>
          <table:table-cell table:number-columns-repeated="1018"/>
        </table:table-row>
        <table:table-row table:style-name="ro1">
          <table:table-cell table:formula="of:=&quot;I &quot; &amp; [.E415]" office:value-type="string" office:string-value="I finance" calcext:value-type="string">
            <text:p>I finance</text:p>
          </table:table-cell>
          <table:table-cell/>
          <table:table-cell table:formula="of:=&quot;(reg. v) no.&quot; &amp; [.D415] &amp; &quot; Top0500&quot;" office:value-type="string" office:string-value="(reg. v) no.414 Top0500" calcext:value-type="string">
            <text:p>(reg. v) no.414 Top0500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finance</text:p>
          </table:table-cell>
          <table:table-cell office:value-type="float" office:value="514" calcext:value-type="float">
            <text:p>514</text:p>
          </table:table-cell>
          <table:table-cell table:number-columns-repeated="1018"/>
        </table:table-row>
        <table:table-row table:style-name="ro1">
          <table:table-cell table:formula="of:=&quot;I &quot; &amp; [.E416]" office:value-type="string" office:string-value="I organize" calcext:value-type="string">
            <text:p>I organize</text:p>
          </table:table-cell>
          <table:table-cell/>
          <table:table-cell table:formula="of:=&quot;(reg. v) no.&quot; &amp; [.D416] &amp; &quot; Top0500&quot;" office:value-type="string" office:string-value="(reg. v) no.415 Top0500" calcext:value-type="string">
            <text:p>(reg. v) no.415 Top0500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organize</text:p>
          </table:table-cell>
          <table:table-cell office:value-type="float" office:value="515" calcext:value-type="float">
            <text:p>515</text:p>
          </table:table-cell>
          <table:table-cell table:number-columns-repeated="1018"/>
        </table:table-row>
        <table:table-row table:style-name="ro1">
          <table:table-cell table:formula="of:=&quot;I &quot; &amp; [.E417]" office:value-type="string" office:string-value="I overcome" calcext:value-type="string">
            <text:p>I overcome</text:p>
          </table:table-cell>
          <table:table-cell/>
          <table:table-cell table:formula="of:=&quot;(reg. v) no.&quot; &amp; [.D417] &amp; &quot; Top0500&quot;" office:value-type="string" office:string-value="(reg. v) no.416 Top0500" calcext:value-type="string">
            <text:p>(reg. v) no.416 Top050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overcome</text:p>
          </table:table-cell>
          <table:table-cell office:value-type="float" office:value="516" calcext:value-type="float">
            <text:p>516</text:p>
          </table:table-cell>
          <table:table-cell table:number-columns-repeated="1018"/>
        </table:table-row>
        <table:table-row table:style-name="ro1">
          <table:table-cell table:formula="of:=&quot;I &quot; &amp; [.E418]" office:value-type="string" office:string-value="I range" calcext:value-type="string">
            <text:p>I range</text:p>
          </table:table-cell>
          <table:table-cell/>
          <table:table-cell table:formula="of:=&quot;(reg. v) no.&quot; &amp; [.D418] &amp; &quot; Top0500&quot;" office:value-type="string" office:string-value="(reg. v) no.417 Top0500" calcext:value-type="string">
            <text:p>(reg. v) no.417 Top0500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range</text:p>
          </table:table-cell>
          <table:table-cell office:value-type="float" office:value="517" calcext:value-type="float">
            <text:p>517</text:p>
          </table:table-cell>
          <table:table-cell table:number-columns-repeated="1018"/>
        </table:table-row>
        <table:table-row table:style-name="ro1">
          <table:table-cell table:formula="of:=&quot;I &quot; &amp; [.E419]" office:value-type="string" office:string-value="I differ" calcext:value-type="string">
            <text:p>I differ</text:p>
          </table:table-cell>
          <table:table-cell/>
          <table:table-cell table:formula="of:=&quot;(reg. v) no.&quot; &amp; [.D419] &amp; &quot; Top0500&quot;" office:value-type="string" office:string-value="(reg. v) no.418 Top0500" calcext:value-type="string">
            <text:p>(reg. v) no.418 Top0500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differ</text:p>
          </table:table-cell>
          <table:table-cell office:value-type="float" office:value="519" calcext:value-type="float">
            <text:p>519</text:p>
          </table:table-cell>
          <table:table-cell table:number-columns-repeated="1018"/>
        </table:table-row>
        <table:table-row table:style-name="ro1">
          <table:table-cell table:formula="of:=&quot;I &quot; &amp; [.E420]" office:value-type="string" office:string-value="I drag" calcext:value-type="string">
            <text:p>I drag</text:p>
          </table:table-cell>
          <table:table-cell/>
          <table:table-cell table:formula="of:=&quot;(reg. v) no.&quot; &amp; [.D420] &amp; &quot; Top0500&quot;" office:value-type="string" office:string-value="(reg. v) no.419 Top0500" calcext:value-type="string">
            <text:p>(reg. v) no.419 Top0500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drag</text:p>
          </table:table-cell>
          <table:table-cell office:value-type="float" office:value="520" calcext:value-type="float">
            <text:p>520</text:p>
          </table:table-cell>
          <table:table-cell table:number-columns-repeated="1018"/>
        </table:table-row>
        <table:table-row table:style-name="ro1">
          <table:table-cell table:formula="of:=&quot;I &quot; &amp; [.E421]" office:value-type="string" office:string-value="I guarantee" calcext:value-type="string">
            <text:p>I guarantee</text:p>
          </table:table-cell>
          <table:table-cell/>
          <table:table-cell table:formula="of:=&quot;(reg. v) no.&quot; &amp; [.D421] &amp; &quot; Top0500&quot;" office:value-type="string" office:string-value="(reg. v) no.420 Top0500" calcext:value-type="string">
            <text:p>(reg. v) no.420 Top050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guarantee</text:p>
          </table:table-cell>
          <table:table-cell office:value-type="float" office:value="521" calcext:value-type="float">
            <text:p>521</text:p>
          </table:table-cell>
          <table:table-cell table:number-columns-repeated="1018"/>
        </table:table-row>
        <table:table-row table:style-name="ro1">
          <table:table-cell table:formula="of:=&quot;I &quot; &amp; [.E422]" office:value-type="string" office:string-value="I oppose" calcext:value-type="string">
            <text:p>I oppose</text:p>
          </table:table-cell>
          <table:table-cell/>
          <table:table-cell table:formula="of:=&quot;(reg. v) no.&quot; &amp; [.D422] &amp; &quot; Top0500&quot;" office:value-type="string" office:string-value="(reg. v) no.421 Top0500" calcext:value-type="string">
            <text:p>(reg. v) no.421 Top0500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oppose</text:p>
          </table:table-cell>
          <table:table-cell office:value-type="float" office:value="522" calcext:value-type="float">
            <text:p>522</text:p>
          </table:table-cell>
          <table:table-cell table:number-columns-repeated="1018"/>
        </table:table-row>
        <table:table-row table:style-name="ro1">
          <table:table-cell table:formula="of:=&quot;I &quot; &amp; [.E423]" office:value-type="string" office:string-value="I pack" calcext:value-type="string">
            <text:p>I pack</text:p>
          </table:table-cell>
          <table:table-cell/>
          <table:table-cell table:formula="of:=&quot;(reg. v) no.&quot; &amp; [.D423] &amp; &quot; Top0500&quot;" office:value-type="string" office:string-value="(reg. v) no.422 Top0500" calcext:value-type="string">
            <text:p>(reg. v) no.422 Top050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pack</text:p>
          </table:table-cell>
          <table:table-cell office:value-type="float" office:value="523" calcext:value-type="float">
            <text:p>523</text:p>
          </table:table-cell>
          <table:table-cell table:number-columns-repeated="1018"/>
        </table:table-row>
        <table:table-row table:style-name="ro1">
          <table:table-cell table:formula="of:=&quot;I &quot; &amp; [.E424]" office:value-type="string" office:string-value="I pause" calcext:value-type="string">
            <text:p>I pause</text:p>
          </table:table-cell>
          <table:table-cell/>
          <table:table-cell table:formula="of:=&quot;(reg. v) no.&quot; &amp; [.D424] &amp; &quot; Top0500&quot;" office:value-type="string" office:string-value="(reg. v) no.423 Top0500" calcext:value-type="string">
            <text:p>(reg. v) no.423 Top0500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pause</text:p>
          </table:table-cell>
          <table:table-cell office:value-type="float" office:value="524" calcext:value-type="float">
            <text:p>524</text:p>
          </table:table-cell>
          <table:table-cell table:number-columns-repeated="1018"/>
        </table:table-row>
        <table:table-row table:style-name="ro1">
          <table:table-cell table:formula="of:=&quot;I &quot; &amp; [.E425]" office:value-type="string" office:string-value="I relax" calcext:value-type="string">
            <text:p>I relax</text:p>
          </table:table-cell>
          <table:table-cell/>
          <table:table-cell table:formula="of:=&quot;(reg. v) no.&quot; &amp; [.D425] &amp; &quot; Top0500&quot;" office:value-type="string" office:string-value="(reg. v) no.424 Top0500" calcext:value-type="string">
            <text:p>(reg. v) no.424 Top0500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relax</text:p>
          </table:table-cell>
          <table:table-cell office:value-type="float" office:value="525" calcext:value-type="float">
            <text:p>525</text:p>
          </table:table-cell>
          <table:table-cell table:number-columns-repeated="1018"/>
        </table:table-row>
        <table:table-row table:style-name="ro1">
          <table:table-cell table:formula="of:=&quot;I &quot; &amp; [.E426]" office:value-type="string" office:string-value="I resign" calcext:value-type="string">
            <text:p>I resign</text:p>
          </table:table-cell>
          <table:table-cell/>
          <table:table-cell table:formula="of:=&quot;(reg. v) no.&quot; &amp; [.D426] &amp; &quot; Top0500&quot;" office:value-type="string" office:string-value="(reg. v) no.425 Top0500" calcext:value-type="string">
            <text:p>(reg. v) no.425 Top050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resign</text:p>
          </table:table-cell>
          <table:table-cell office:value-type="float" office:value="526" calcext:value-type="float">
            <text:p>526</text:p>
          </table:table-cell>
          <table:table-cell table:number-columns-repeated="1018"/>
        </table:table-row>
        <table:table-row table:style-name="ro1">
          <table:table-cell table:formula="of:=&quot;I &quot; &amp; [.E427]" office:value-type="string" office:string-value="I rush" calcext:value-type="string">
            <text:p>I rush</text:p>
          </table:table-cell>
          <table:table-cell/>
          <table:table-cell table:formula="of:=&quot;(reg. v) no.&quot; &amp; [.D427] &amp; &quot; Top0500&quot;" office:value-type="string" office:string-value="(reg. v) no.426 Top0500" calcext:value-type="string">
            <text:p>(reg. v) no.426 Top0500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rush</text:p>
          </table:table-cell>
          <table:table-cell office:value-type="float" office:value="527" calcext:value-type="float">
            <text:p>527</text:p>
          </table:table-cell>
          <table:table-cell table:number-columns-repeated="1018"/>
        </table:table-row>
        <table:table-row table:style-name="ro1">
          <table:table-cell table:formula="of:=&quot;I &quot; &amp; [.E428]" office:value-type="string" office:string-value="I store" calcext:value-type="string">
            <text:p>I store</text:p>
          </table:table-cell>
          <table:table-cell/>
          <table:table-cell table:formula="of:=&quot;(reg. v) no.&quot; &amp; [.D428] &amp; &quot; Top0500&quot;" office:value-type="string" office:string-value="(reg. v) no.427 Top0500" calcext:value-type="string">
            <text:p>(reg. v) no.427 Top0500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store</text:p>
          </table:table-cell>
          <table:table-cell office:value-type="float" office:value="528" calcext:value-type="float">
            <text:p>528</text:p>
          </table:table-cell>
          <table:table-cell table:number-columns-repeated="1018"/>
        </table:table-row>
        <table:table-row table:style-name="ro1">
          <table:table-cell table:formula="of:=&quot;I &quot; &amp; [.E429]" office:value-type="string" office:string-value="I waste" calcext:value-type="string">
            <text:p>I waste</text:p>
          </table:table-cell>
          <table:table-cell/>
          <table:table-cell table:formula="of:=&quot;(reg. v) no.&quot; &amp; [.D429] &amp; &quot; Top0500&quot;" office:value-type="string" office:string-value="(reg. v) no.428 Top0500" calcext:value-type="string">
            <text:p>(reg. v) no.428 Top0500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waste</text:p>
          </table:table-cell>
          <table:table-cell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table:formula="of:=&quot;I &quot; &amp; [.E430]" office:value-type="string" office:string-value="I compete" calcext:value-type="string">
            <text:p>I compete</text:p>
          </table:table-cell>
          <table:table-cell/>
          <table:table-cell table:formula="of:=&quot;(reg. v) no.&quot; &amp; [.D430] &amp; &quot; Top0500&quot;" office:value-type="string" office:string-value="(reg. v) no.429 Top0500" calcext:value-type="string">
            <text:p>(reg. v) no.429 Top0500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compete</text:p>
          </table:table-cell>
          <table:table-cell office:value-type="float" office:value="530" calcext:value-type="float">
            <text:p>530</text:p>
          </table:table-cell>
          <table:table-cell table:number-columns-repeated="1018"/>
        </table:table-row>
        <table:table-row table:style-name="ro1">
          <table:table-cell table:formula="of:=&quot;I &quot; &amp; [.E431]" office:value-type="string" office:string-value="I expose" calcext:value-type="string">
            <text:p>I expose</text:p>
          </table:table-cell>
          <table:table-cell/>
          <table:table-cell table:formula="of:=&quot;(reg. v) no.&quot; &amp; [.D431] &amp; &quot; Top0500&quot;" office:value-type="string" office:string-value="(reg. v) no.430 Top0500" calcext:value-type="string">
            <text:p>(reg. v) no.430 Top050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expose</text:p>
          </table:table-cell>
          <table:table-cell office:value-type="float" office:value="531" calcext:value-type="float">
            <text:p>531</text:p>
          </table:table-cell>
          <table:table-cell table:number-columns-repeated="1018"/>
        </table:table-row>
        <table:table-row table:style-name="ro1">
          <table:table-cell table:formula="of:=&quot;I &quot; &amp; [.E432]" office:value-type="string" office:string-value="I found" calcext:value-type="string">
            <text:p>I found</text:p>
          </table:table-cell>
          <table:table-cell/>
          <table:table-cell table:formula="of:=&quot;(reg. v) no.&quot; &amp; [.D432] &amp; &quot; Top0500&quot;" office:value-type="string" office:string-value="(reg. v) no.431 Top0500" calcext:value-type="string">
            <text:p>(reg. v) no.431 Top050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found</text:p>
          </table:table-cell>
          <table:table-cell office:value-type="float" office:value="532" calcext:value-type="float">
            <text:p>532</text:p>
          </table:table-cell>
          <table:table-cell table:number-columns-repeated="1018"/>
        </table:table-row>
        <table:table-row table:style-name="ro1">
          <table:table-cell table:formula="of:=&quot;I &quot; &amp; [.E433]" office:value-type="string" office:string-value="I install" calcext:value-type="string">
            <text:p>I install</text:p>
          </table:table-cell>
          <table:table-cell/>
          <table:table-cell table:formula="of:=&quot;(reg. v) no.&quot; &amp; [.D433] &amp; &quot; Top0500&quot;" office:value-type="string" office:string-value="(reg. v) no.432 Top0500" calcext:value-type="string">
            <text:p>(reg. v) no.432 Top050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install</text:p>
          </table:table-cell>
          <table:table-cell office:value-type="float" office:value="533" calcext:value-type="float">
            <text:p>533</text:p>
          </table:table-cell>
          <table:table-cell table:number-columns-repeated="1018"/>
        </table:table-row>
        <table:table-row table:style-name="ro1">
          <table:table-cell table:formula="of:=&quot;I &quot; &amp; [.E434]" office:value-type="string" office:string-value="I mount" calcext:value-type="string">
            <text:p>I mount</text:p>
          </table:table-cell>
          <table:table-cell/>
          <table:table-cell table:formula="of:=&quot;(reg. v) no.&quot; &amp; [.D434] &amp; &quot; Top0500&quot;" office:value-type="string" office:string-value="(reg. v) no.433 Top0500" calcext:value-type="string">
            <text:p>(reg. v) no.433 Top0500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mount</text:p>
          </table:table-cell>
          <table:table-cell office:value-type="float" office:value="534" calcext:value-type="float">
            <text:p>534</text:p>
          </table:table-cell>
          <table:table-cell table:number-columns-repeated="1018"/>
        </table:table-row>
        <table:table-row table:style-name="ro1">
          <table:table-cell table:formula="of:=&quot;I &quot; &amp; [.E435]" office:value-type="string" office:string-value="I negotiate" calcext:value-type="string">
            <text:p>I negotiate</text:p>
          </table:table-cell>
          <table:table-cell/>
          <table:table-cell table:formula="of:=&quot;(reg. v) no.&quot; &amp; [.D435] &amp; &quot; Top0500&quot;" office:value-type="string" office:string-value="(reg. v) no.434 Top0500" calcext:value-type="string">
            <text:p>(reg. v) no.434 Top0500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negotiate</text:p>
          </table:table-cell>
          <table:table-cell office:value-type="float" office:value="535" calcext:value-type="float">
            <text:p>535</text:p>
          </table:table-cell>
          <table:table-cell table:number-columns-repeated="1018"/>
        </table:table-row>
        <table:table-row table:style-name="ro1">
          <table:table-cell table:formula="of:=&quot;I &quot; &amp; [.E436]" office:value-type="string" office:string-value="I whisper" calcext:value-type="string">
            <text:p>I whisper</text:p>
          </table:table-cell>
          <table:table-cell/>
          <table:table-cell table:formula="of:=&quot;(reg. v) no.&quot; &amp; [.D436] &amp; &quot; Top0500&quot;" office:value-type="string" office:string-value="(reg. v) no.435 Top0500" calcext:value-type="string">
            <text:p>(reg. v) no.435 Top050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whisper</text:p>
          </table:table-cell>
          <table:table-cell office:value-type="float" office:value="538" calcext:value-type="float">
            <text:p>538</text:p>
          </table:table-cell>
          <table:table-cell table:number-columns-repeated="1018"/>
        </table:table-row>
        <table:table-row table:style-name="ro1">
          <table:table-cell table:formula="of:=&quot;I &quot; &amp; [.E437]" office:value-type="string" office:string-value="I assure" calcext:value-type="string">
            <text:p>I assure</text:p>
          </table:table-cell>
          <table:table-cell/>
          <table:table-cell table:formula="of:=&quot;(reg. v) no.&quot; &amp; [.D437] &amp; &quot; Top0500&quot;" office:value-type="string" office:string-value="(reg. v) no.436 Top0500" calcext:value-type="string">
            <text:p>(reg. v) no.436 Top0500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ssure</text:p>
          </table:table-cell>
          <table:table-cell office:value-type="float" office:value="539" calcext:value-type="float">
            <text:p>539</text:p>
          </table:table-cell>
          <table:table-cell table:number-columns-repeated="1018"/>
        </table:table-row>
        <table:table-row table:style-name="ro1">
          <table:table-cell table:formula="of:=&quot;I &quot; &amp; [.E438]" office:value-type="string" office:string-value="I award" calcext:value-type="string">
            <text:p>I award</text:p>
          </table:table-cell>
          <table:table-cell/>
          <table:table-cell table:formula="of:=&quot;(reg. v) no.&quot; &amp; [.D438] &amp; &quot; Top0500&quot;" office:value-type="string" office:string-value="(reg. v) no.437 Top0500" calcext:value-type="string">
            <text:p>(reg. v) no.437 Top050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award</text:p>
          </table:table-cell>
          <table:table-cell office:value-type="float" office:value="540" calcext:value-type="float">
            <text:p>540</text:p>
          </table:table-cell>
          <table:table-cell table:number-columns-repeated="1018"/>
        </table:table-row>
        <table:table-row table:style-name="ro1">
          <table:table-cell table:formula="of:=&quot;I &quot; &amp; [.E439]" office:value-type="string" office:string-value="I borrow" calcext:value-type="string">
            <text:p>I borrow</text:p>
          </table:table-cell>
          <table:table-cell/>
          <table:table-cell table:formula="of:=&quot;(reg. v) no.&quot; &amp; [.D439] &amp; &quot; Top0500&quot;" office:value-type="string" office:string-value="(reg. v) no.438 Top0500" calcext:value-type="string">
            <text:p>(reg. v) no.438 Top0500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borrow</text:p>
          </table:table-cell>
          <table:table-cell office:value-type="float" office:value="541" calcext:value-type="float">
            <text:p>541</text:p>
          </table:table-cell>
          <table:table-cell table:number-columns-repeated="1018"/>
        </table:table-row>
        <table:table-row table:style-name="ro1">
          <table:table-cell table:formula="of:=&quot;I &quot; &amp; [.E440]" office:value-type="string" office:string-value="I bury" calcext:value-type="string">
            <text:p>I bury</text:p>
          </table:table-cell>
          <table:table-cell/>
          <table:table-cell table:formula="of:=&quot;(reg. v) no.&quot; &amp; [.D440] &amp; &quot; Top0500&quot;" office:value-type="string" office:string-value="(reg. v) no.439 Top0500" calcext:value-type="string">
            <text:p>(reg. v) no.439 Top0500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bury</text:p>
          </table:table-cell>
          <table:table-cell office:value-type="float" office:value="542" calcext:value-type="float">
            <text:p>542</text:p>
          </table:table-cell>
          <table:table-cell table:number-columns-repeated="1018"/>
        </table:table-row>
        <table:table-row table:style-name="ro1">
          <table:table-cell table:formula="of:=&quot;I &quot; &amp; [.E441]" office:value-type="string" office:string-value="I capture" calcext:value-type="string">
            <text:p>I capture</text:p>
          </table:table-cell>
          <table:table-cell/>
          <table:table-cell table:formula="of:=&quot;(reg. v) no.&quot; &amp; [.D441] &amp; &quot; Top0500&quot;" office:value-type="string" office:string-value="(reg. v) no.440 Top0500" calcext:value-type="string">
            <text:p>(reg. v) no.440 Top050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capture</text:p>
          </table:table-cell>
          <table:table-cell office:value-type="float" office:value="543" calcext:value-type="float">
            <text:p>543</text:p>
          </table:table-cell>
          <table:table-cell table:number-columns-repeated="1018"/>
        </table:table-row>
        <table:table-row table:style-name="ro1">
          <table:table-cell table:formula="of:=&quot;I &quot; &amp; [.E442]" office:value-type="string" office:string-value="I deserve" calcext:value-type="string">
            <text:p>I deserve</text:p>
          </table:table-cell>
          <table:table-cell/>
          <table:table-cell table:formula="of:=&quot;(reg. v) no.&quot; &amp; [.D442] &amp; &quot; Top0500&quot;" office:value-type="string" office:string-value="(reg. v) no.441 Top0500" calcext:value-type="string">
            <text:p>(reg. v) no.441 Top0500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deserve</text:p>
          </table:table-cell>
          <table:table-cell office:value-type="float" office:value="544" calcext:value-type="float">
            <text:p>544</text:p>
          </table:table-cell>
          <table:table-cell table:number-columns-repeated="1018"/>
        </table:table-row>
        <table:table-row table:style-name="ro1">
          <table:table-cell table:formula="of:=&quot;I &quot; &amp; [.E443]" office:value-type="string" office:string-value="I distribute" calcext:value-type="string">
            <text:p>I distribute</text:p>
          </table:table-cell>
          <table:table-cell/>
          <table:table-cell table:formula="of:=&quot;(reg. v) no.&quot; &amp; [.D443] &amp; &quot; Top0500&quot;" office:value-type="string" office:string-value="(reg. v) no.442 Top0500" calcext:value-type="string">
            <text:p>(reg. v) no.442 Top0500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distribute</text:p>
          </table:table-cell>
          <table:table-cell office:value-type="float" office:value="545" calcext:value-type="float">
            <text:p>545</text:p>
          </table:table-cell>
          <table:table-cell table:number-columns-repeated="1018"/>
        </table:table-row>
        <table:table-row table:style-name="ro1">
          <table:table-cell table:formula="of:=&quot;I &quot; &amp; [.E444]" office:value-type="string" office:string-value="I doubt" calcext:value-type="string">
            <text:p>I doubt</text:p>
          </table:table-cell>
          <table:table-cell/>
          <table:table-cell table:formula="of:=&quot;(reg. v) no.&quot; &amp; [.D444] &amp; &quot; Top0500&quot;" office:value-type="string" office:string-value="(reg. v) no.443 Top0500" calcext:value-type="string">
            <text:p>(reg. v) no.443 Top0500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doubt</text:p>
          </table:table-cell>
          <table:table-cell office:value-type="float" office:value="546" calcext:value-type="float">
            <text:p>546</text:p>
          </table:table-cell>
          <table:table-cell table:number-columns-repeated="1018"/>
        </table:table-row>
        <table:table-row table:style-name="ro1">
          <table:table-cell table:formula="of:=&quot;I &quot; &amp; [.E445]" office:value-type="string" office:string-value="I enhance" calcext:value-type="string">
            <text:p>I enhance</text:p>
          </table:table-cell>
          <table:table-cell/>
          <table:table-cell table:formula="of:=&quot;(reg. v) no.&quot; &amp; [.D445] &amp; &quot; Top0500&quot;" office:value-type="string" office:string-value="(reg. v) no.444 Top0500" calcext:value-type="string">
            <text:p>(reg. v) no.444 Top0500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enhance</text:p>
          </table:table-cell>
          <table:table-cell office:value-type="float" office:value="547" calcext:value-type="float">
            <text:p>547</text:p>
          </table:table-cell>
          <table:table-cell table:number-columns-repeated="1018"/>
        </table:table-row>
        <table:table-row table:style-name="ro1">
          <table:table-cell table:formula="of:=&quot;I &quot; &amp; [.E446]" office:value-type="string" office:string-value="I phone" calcext:value-type="string">
            <text:p>I phone</text:p>
          </table:table-cell>
          <table:table-cell/>
          <table:table-cell table:formula="of:=&quot;(reg. v) no.&quot; &amp; [.D446] &amp; &quot; Top0500&quot;" office:value-type="string" office:string-value="(reg. v) no.445 Top0500" calcext:value-type="string">
            <text:p>(reg. v) no.445 Top0500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phone</text:p>
          </table:table-cell>
          <table:table-cell office:value-type="float" office:value="548" calcext:value-type="float">
            <text:p>548</text:p>
          </table:table-cell>
          <table:table-cell table:number-columns-repeated="1018"/>
        </table:table-row>
        <table:table-row table:style-name="ro1">
          <table:table-cell table:formula="of:=&quot;I &quot; &amp; [.E447]" office:value-type="string" office:string-value="I tackle" calcext:value-type="string">
            <text:p>I tackle</text:p>
          </table:table-cell>
          <table:table-cell/>
          <table:table-cell table:formula="of:=&quot;(reg. v) no.&quot; &amp; [.D447] &amp; &quot; Top0500&quot;" office:value-type="string" office:string-value="(reg. v) no.446 Top0500" calcext:value-type="string">
            <text:p>(reg. v) no.446 Top0500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tackle</text:p>
          </table:table-cell>
          <table:table-cell office:value-type="float" office:value="550" calcext:value-type="float">
            <text:p>550</text:p>
          </table:table-cell>
          <table:table-cell table:number-columns-repeated="1018"/>
        </table:table-row>
        <table:table-row table:style-name="ro1">
          <table:table-cell table:formula="of:=&quot;I &quot; &amp; [.E448]" office:value-type="string" office:string-value="I advance" calcext:value-type="string">
            <text:p>I advance</text:p>
          </table:table-cell>
          <table:table-cell/>
          <table:table-cell table:formula="of:=&quot;(reg. v) no.&quot; &amp; [.D448] &amp; &quot; Top0500&quot;" office:value-type="string" office:string-value="(reg. v) no.447 Top0500" calcext:value-type="string">
            <text:p>(reg. v) no.447 Top0500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advance</text:p>
          </table:table-cell>
          <table:table-cell office:value-type="float" office:value="551" calcext:value-type="float">
            <text:p>551</text:p>
          </table:table-cell>
          <table:table-cell table:number-columns-repeated="1018"/>
        </table:table-row>
        <table:table-row table:style-name="ro1">
          <table:table-cell table:formula="of:=&quot;I &quot; &amp; [.E449]" office:value-type="string" office:string-value="I cease" calcext:value-type="string">
            <text:p>I cease</text:p>
          </table:table-cell>
          <table:table-cell/>
          <table:table-cell table:formula="of:=&quot;(reg. v) no.&quot; &amp; [.D449] &amp; &quot; Top0500&quot;" office:value-type="string" office:string-value="(reg. v) no.448 Top0500" calcext:value-type="string">
            <text:p>(reg. v) no.448 Top050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cease</text:p>
          </table:table-cell>
          <table:table-cell office:value-type="float" office:value="552" calcext:value-type="float">
            <text:p>552</text:p>
          </table:table-cell>
          <table:table-cell table:number-columns-repeated="1018"/>
        </table:table-row>
        <table:table-row table:style-name="ro1">
          <table:table-cell table:formula="of:=&quot;I &quot; &amp; [.E450]" office:value-type="string" office:string-value="I concern" calcext:value-type="string">
            <text:p>I concern</text:p>
          </table:table-cell>
          <table:table-cell/>
          <table:table-cell table:formula="of:=&quot;(reg. v) no.&quot; &amp; [.D450] &amp; &quot; Top0500&quot;" office:value-type="string" office:string-value="(reg. v) no.449 Top0500" calcext:value-type="string">
            <text:p>(reg. v) no.449 Top0500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concern</text:p>
          </table:table-cell>
          <table:table-cell office:value-type="float" office:value="553" calcext:value-type="float">
            <text:p>553</text:p>
          </table:table-cell>
          <table:table-cell table:number-columns-repeated="1018"/>
        </table:table-row>
        <table:table-row table:style-name="ro1">
          <table:table-cell table:formula="of:=&quot;I &quot; &amp; [.E451]" office:value-type="string" office:string-value="I emphasise" calcext:value-type="string">
            <text:p>I emphasise</text:p>
          </table:table-cell>
          <table:table-cell/>
          <table:table-cell table:formula="of:=&quot;(reg. v) no.&quot; &amp; [.D451] &amp; &quot; Top0500&quot;" office:value-type="string" office:string-value="(reg. v) no.450 Top0500" calcext:value-type="string">
            <text:p>(reg. v) no.450 Top05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emphasise</text:p>
          </table:table-cell>
          <table:table-cell office:value-type="float" office:value="554" calcext:value-type="float">
            <text:p>554</text:p>
          </table:table-cell>
          <table:table-cell table:number-columns-repeated="1018"/>
        </table:table-row>
        <table:table-row table:style-name="ro1">
          <table:table-cell table:formula="of:=&quot;I &quot; &amp; [.E452]" office:value-type="string" office:string-value="I exceed" calcext:value-type="string">
            <text:p>I exceed</text:p>
          </table:table-cell>
          <table:table-cell/>
          <table:table-cell table:formula="of:=&quot;(reg. v) no.&quot; &amp; [.D452] &amp; &quot; Top0500&quot;" office:value-type="string" office:string-value="(reg. v) no.451 Top0500" calcext:value-type="string">
            <text:p>(reg. v) no.451 Top050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exceed</text:p>
          </table:table-cell>
          <table:table-cell office:value-type="float" office:value="555" calcext:value-type="float">
            <text:p>555</text:p>
          </table:table-cell>
          <table:table-cell table:number-columns-repeated="1018"/>
        </table:table-row>
        <table:table-row table:style-name="ro1">
          <table:table-cell table:formula="of:=&quot;I &quot; &amp; [.E453]" office:value-type="string" office:string-value="I qualify" calcext:value-type="string">
            <text:p>I qualify</text:p>
          </table:table-cell>
          <table:table-cell/>
          <table:table-cell table:formula="of:=&quot;(reg. v) no.&quot; &amp; [.D453] &amp; &quot; Top0500&quot;" office:value-type="string" office:string-value="(reg. v) no.452 Top0500" calcext:value-type="string">
            <text:p>(reg. v) no.452 Top0500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qualify</text:p>
          </table:table-cell>
          <table:table-cell office:value-type="float" office:value="556" calcext:value-type="float">
            <text:p>556</text:p>
          </table:table-cell>
          <table:table-cell table:number-columns-repeated="1018"/>
        </table:table-row>
        <table:table-row table:style-name="ro1">
          <table:table-cell table:formula="of:=&quot;I &quot; &amp; [.E454]" office:value-type="string" office:string-value="I strengthen" calcext:value-type="string">
            <text:p>I strengthen</text:p>
          </table:table-cell>
          <table:table-cell/>
          <table:table-cell table:formula="of:=&quot;(reg. v) no.&quot; &amp; [.D454] &amp; &quot; Top0500&quot;" office:value-type="string" office:string-value="(reg. v) no.453 Top0500" calcext:value-type="string">
            <text:p>(reg. v) no.453 Top0500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strengthen</text:p>
          </table:table-cell>
          <table:table-cell office:value-type="float" office:value="558" calcext:value-type="float">
            <text:p>558</text:p>
          </table:table-cell>
          <table:table-cell table:number-columns-repeated="1018"/>
        </table:table-row>
        <table:table-row table:style-name="ro1">
          <table:table-cell table:formula="of:=&quot;I &quot; &amp; [.E455]" office:value-type="string" office:string-value="I transform" calcext:value-type="string">
            <text:p>I transform</text:p>
          </table:table-cell>
          <table:table-cell/>
          <table:table-cell table:formula="of:=&quot;(reg. v) no.&quot; &amp; [.D455] &amp; &quot; Top0500&quot;" office:value-type="string" office:string-value="(reg. v) no.454 Top0500" calcext:value-type="string">
            <text:p>(reg. v) no.454 Top0500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transform</text:p>
          </table:table-cell>
          <table:table-cell office:value-type="float" office:value="559" calcext:value-type="float">
            <text:p>559</text:p>
          </table:table-cell>
          <table:table-cell table:number-columns-repeated="1018"/>
        </table:table-row>
        <table:table-row table:style-name="ro1">
          <table:table-cell table:formula="of:=&quot;I &quot; &amp; [.E456]" office:value-type="string" office:string-value="I favour" calcext:value-type="string">
            <text:p>I favour</text:p>
          </table:table-cell>
          <table:table-cell/>
          <table:table-cell table:formula="of:=&quot;(reg. v) no.&quot; &amp; [.D456] &amp; &quot; Top0500&quot;" office:value-type="string" office:string-value="(reg. v) no.455 Top0500" calcext:value-type="string">
            <text:p>(reg. v) no.455 Top050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favour</text:p>
          </table:table-cell>
          <table:table-cell office:value-type="float" office:value="560" calcext:value-type="float">
            <text:p>560</text:p>
          </table:table-cell>
          <table:table-cell table:number-columns-repeated="1018"/>
        </table:table-row>
        <table:table-row table:style-name="ro1">
          <table:table-cell table:formula="of:=&quot;I &quot; &amp; [.E457]" office:value-type="string" office:string-value="I grab" calcext:value-type="string">
            <text:p>I grab</text:p>
          </table:table-cell>
          <table:table-cell/>
          <table:table-cell table:formula="of:=&quot;(reg. v) no.&quot; &amp; [.D457] &amp; &quot; Top0500&quot;" office:value-type="string" office:string-value="(reg. v) no.456 Top0500" calcext:value-type="string">
            <text:p>(reg. v) no.456 Top050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grab</text:p>
          </table:table-cell>
          <table:table-cell office:value-type="float" office:value="561" calcext:value-type="float">
            <text:p>561</text:p>
          </table:table-cell>
          <table:table-cell table:number-columns-repeated="1018"/>
        </table:table-row>
        <table:table-row table:style-name="ro1">
          <table:table-cell table:formula="of:=&quot;I &quot; &amp; [.E458]" office:value-type="string" office:string-value="I participate" calcext:value-type="string">
            <text:p>I participate</text:p>
          </table:table-cell>
          <table:table-cell/>
          <table:table-cell table:formula="of:=&quot;(reg. v) no.&quot; &amp; [.D458] &amp; &quot; Top0500&quot;" office:value-type="string" office:string-value="(reg. v) no.457 Top0500" calcext:value-type="string">
            <text:p>(reg. v) no.457 Top050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participate</text:p>
          </table:table-cell>
          <table:table-cell office:value-type="float" office:value="563" calcext:value-type="float">
            <text:p>563</text:p>
          </table:table-cell>
          <table:table-cell table:number-columns-repeated="1018"/>
        </table:table-row>
        <table:table-row table:style-name="ro1">
          <table:table-cell table:formula="of:=&quot;I &quot; &amp; [.E459]" office:value-type="string" office:string-value="I perceive" calcext:value-type="string">
            <text:p>I perceive</text:p>
          </table:table-cell>
          <table:table-cell/>
          <table:table-cell table:formula="of:=&quot;(reg. v) no.&quot; &amp; [.D459] &amp; &quot; Top0500&quot;" office:value-type="string" office:string-value="(reg. v) no.458 Top0500" calcext:value-type="string">
            <text:p>(reg. v) no.458 Top0500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perceive</text:p>
          </table:table-cell>
          <table:table-cell office:value-type="float" office:value="564" calcext:value-type="float">
            <text:p>564</text:p>
          </table:table-cell>
          <table:table-cell table:number-columns-repeated="1018"/>
        </table:table-row>
        <table:table-row table:style-name="ro1">
          <table:table-cell table:formula="of:=&quot;I &quot; &amp; [.E460]" office:value-type="string" office:string-value="I pose" calcext:value-type="string">
            <text:p>I pose</text:p>
          </table:table-cell>
          <table:table-cell/>
          <table:table-cell table:formula="of:=&quot;(reg. v) no.&quot; &amp; [.D460] &amp; &quot; Top0500&quot;" office:value-type="string" office:string-value="(reg. v) no.459 Top0500" calcext:value-type="string">
            <text:p>(reg. v) no.459 Top0500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pose</text:p>
          </table:table-cell>
          <table:table-cell office:value-type="float" office:value="565" calcext:value-type="float">
            <text:p>565</text:p>
          </table:table-cell>
          <table:table-cell table:number-columns-repeated="1018"/>
        </table:table-row>
        <table:table-row table:style-name="ro1">
          <table:table-cell table:formula="of:=&quot;I &quot; &amp; [.E461]" office:value-type="string" office:string-value="I practise" calcext:value-type="string">
            <text:p>I practise</text:p>
          </table:table-cell>
          <table:table-cell/>
          <table:table-cell table:formula="of:=&quot;(reg. v) no.&quot; &amp; [.D461] &amp; &quot; Top0500&quot;" office:value-type="string" office:string-value="(reg. v) no.460 Top0500" calcext:value-type="string">
            <text:p>(reg. v) no.460 Top050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practise</text:p>
          </table:table-cell>
          <table:table-cell office:value-type="float" office:value="566" calcext:value-type="float">
            <text:p>566</text:p>
          </table:table-cell>
          <table:table-cell table:number-columns-repeated="1018"/>
        </table:table-row>
        <table:table-row table:style-name="ro1">
          <table:table-cell table:formula="of:=&quot;I &quot; &amp; [.E462]" office:value-type="string" office:string-value="I satisfy" calcext:value-type="string">
            <text:p>I satisfy</text:p>
          </table:table-cell>
          <table:table-cell/>
          <table:table-cell table:formula="of:=&quot;(reg. v) no.&quot; &amp; [.D462] &amp; &quot; Top0500&quot;" office:value-type="string" office:string-value="(reg. v) no.461 Top0500" calcext:value-type="string">
            <text:p>(reg. v) no.461 Top05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satisfy</text:p>
          </table:table-cell>
          <table:table-cell office:value-type="float" office:value="567" calcext:value-type="float">
            <text:p>567</text:p>
          </table:table-cell>
          <table:table-cell table:number-columns-repeated="1018"/>
        </table:table-row>
        <table:table-row table:style-name="ro1">
          <table:table-cell table:formula="of:=&quot;I &quot; &amp; [.E463]" office:value-type="string" office:string-value="I scream" calcext:value-type="string">
            <text:p>I scream</text:p>
          </table:table-cell>
          <table:table-cell/>
          <table:table-cell table:formula="of:=&quot;(reg. v) no.&quot; &amp; [.D463] &amp; &quot; Top0500&quot;" office:value-type="string" office:string-value="(reg. v) no.462 Top0500" calcext:value-type="string">
            <text:p>(reg. v) no.462 Top050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scream</text:p>
          </table:table-cell>
          <table:table-cell office:value-type="float" office:value="568" calcext:value-type="float">
            <text:p>568</text:p>
          </table:table-cell>
          <table:table-cell table:number-columns-repeated="1018"/>
        </table:table-row>
        <table:table-row table:style-name="ro1">
          <table:table-cell table:formula="of:=&quot;I &quot; &amp; [.E464]" office:value-type="string" office:string-value="I smoke" calcext:value-type="string">
            <text:p>I smoke</text:p>
          </table:table-cell>
          <table:table-cell/>
          <table:table-cell table:formula="of:=&quot;(reg. v) no.&quot; &amp; [.D464] &amp; &quot; Top0500&quot;" office:value-type="string" office:string-value="(reg. v) no.463 Top0500" calcext:value-type="string">
            <text:p>(reg. v) no.463 Top0500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smoke</text:p>
          </table:table-cell>
          <table:table-cell office:value-type="float" office:value="569" calcext:value-type="float">
            <text:p>569</text:p>
          </table:table-cell>
          <table:table-cell table:number-columns-repeated="1018"/>
        </table:table-row>
        <table:table-row table:style-name="ro1">
          <table:table-cell table:formula="of:=&quot;I &quot; &amp; [.E465]" office:value-type="string" office:string-value="I sustain" calcext:value-type="string">
            <text:p>I sustain</text:p>
          </table:table-cell>
          <table:table-cell/>
          <table:table-cell table:formula="of:=&quot;(reg. v) no.&quot; &amp; [.D465] &amp; &quot; Top0500&quot;" office:value-type="string" office:string-value="(reg. v) no.464 Top0500" calcext:value-type="string">
            <text:p>(reg. v) no.464 Top050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sustain</text:p>
          </table:table-cell>
          <table:table-cell office:value-type="float" office:value="570" calcext:value-type="float">
            <text:p>570</text:p>
          </table:table-cell>
          <table:table-cell table:number-columns-repeated="1018"/>
        </table:table-row>
        <table:table-row table:style-name="ro1">
          <table:table-cell table:formula="of:=&quot;I &quot; &amp; [.E466]" office:value-type="string" office:string-value="I adapt" calcext:value-type="string">
            <text:p>I adapt</text:p>
          </table:table-cell>
          <table:table-cell/>
          <table:table-cell table:formula="of:=&quot;(reg. v) no.&quot; &amp; [.D466] &amp; &quot; Top0500&quot;" office:value-type="string" office:string-value="(reg. v) no.465 Top0500" calcext:value-type="string">
            <text:p>(reg. v) no.465 Top050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adapt</text:p>
          </table:table-cell>
          <table:table-cell office:value-type="float" office:value="572" calcext:value-type="float">
            <text:p>572</text:p>
          </table:table-cell>
          <table:table-cell table:number-columns-repeated="1018"/>
        </table:table-row>
        <table:table-row table:style-name="ro1">
          <table:table-cell table:formula="of:=&quot;I &quot; &amp; [.E467]" office:value-type="string" office:string-value="I adjust" calcext:value-type="string">
            <text:p>I adjust</text:p>
          </table:table-cell>
          <table:table-cell/>
          <table:table-cell table:formula="of:=&quot;(reg. v) no.&quot; &amp; [.D467] &amp; &quot; Top0500&quot;" office:value-type="string" office:string-value="(reg. v) no.466 Top0500" calcext:value-type="string">
            <text:p>(reg. v) no.466 Top0500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adjust</text:p>
          </table:table-cell>
          <table:table-cell office:value-type="float" office:value="573" calcext:value-type="float">
            <text:p>573</text:p>
          </table:table-cell>
          <table:table-cell table:number-columns-repeated="1018"/>
        </table:table-row>
        <table:table-row table:style-name="ro1">
          <table:table-cell table:formula="of:=&quot;I &quot; &amp; [.E468]" office:value-type="string" office:string-value="I ban" calcext:value-type="string">
            <text:p>I ban</text:p>
          </table:table-cell>
          <table:table-cell/>
          <table:table-cell table:formula="of:=&quot;(reg. v) no.&quot; &amp; [.D468] &amp; &quot; Top0500&quot;" office:value-type="string" office:string-value="(reg. v) no.467 Top0500" calcext:value-type="string">
            <text:p>(reg. v) no.467 Top050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ban</text:p>
          </table:table-cell>
          <table:table-cell office:value-type="float" office:value="574" calcext:value-type="float">
            <text:p>574</text:p>
          </table:table-cell>
          <table:table-cell table:number-columns-repeated="1018"/>
        </table:table-row>
        <table:table-row table:style-name="ro1">
          <table:table-cell table:formula="of:=&quot;I &quot; &amp; [.E469]" office:value-type="string" office:string-value="I consult" calcext:value-type="string">
            <text:p>I consult</text:p>
          </table:table-cell>
          <table:table-cell/>
          <table:table-cell table:formula="of:=&quot;(reg. v) no.&quot; &amp; [.D469] &amp; &quot; Top0500&quot;" office:value-type="string" office:string-value="(reg. v) no.468 Top0500" calcext:value-type="string">
            <text:p>(reg. v) no.468 Top0500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consult</text:p>
          </table:table-cell>
          <table:table-cell office:value-type="float" office:value="575" calcext:value-type="float">
            <text:p>575</text:p>
          </table:table-cell>
          <table:table-cell table:number-columns-repeated="1018"/>
        </table:table-row>
        <table:table-row table:style-name="ro1">
          <table:table-cell table:formula="of:=&quot;I &quot; &amp; [.E470]" office:value-type="string" office:string-value="I dry" calcext:value-type="string">
            <text:p>I dry</text:p>
          </table:table-cell>
          <table:table-cell/>
          <table:table-cell table:formula="of:=&quot;(reg. v) no.&quot; &amp; [.D470] &amp; &quot; Top0500&quot;" office:value-type="string" office:string-value="(reg. v) no.469 Top0500" calcext:value-type="string">
            <text:p>(reg. v) no.469 Top0500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dry</text:p>
          </table:table-cell>
          <table:table-cell office:value-type="float" office:value="577" calcext:value-type="float">
            <text:p>577</text:p>
          </table:table-cell>
          <table:table-cell table:number-columns-repeated="1018"/>
        </table:table-row>
        <table:table-row table:style-name="ro1">
          <table:table-cell table:formula="of:=&quot;I &quot; &amp; [.E471]" office:value-type="string" office:string-value="I highlight" calcext:value-type="string">
            <text:p>I highlight</text:p>
          </table:table-cell>
          <table:table-cell/>
          <table:table-cell table:formula="of:=&quot;(reg. v) no.&quot; &amp; [.D471] &amp; &quot; Top0500&quot;" office:value-type="string" office:string-value="(reg. v) no.470 Top0500" calcext:value-type="string">
            <text:p>(reg. v) no.470 Top050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highlight</text:p>
          </table:table-cell>
          <table:table-cell office:value-type="float" office:value="578" calcext:value-type="float">
            <text:p>578</text:p>
          </table:table-cell>
          <table:table-cell table:number-columns-repeated="1018"/>
        </table:table-row>
        <table:table-row table:style-name="ro1">
          <table:table-cell table:formula="of:=&quot;I &quot; &amp; [.E472]" office:value-type="string" office:string-value="I outline" calcext:value-type="string">
            <text:p>I outline</text:p>
          </table:table-cell>
          <table:table-cell/>
          <table:table-cell table:formula="of:=&quot;(reg. v) no.&quot; &amp; [.D472] &amp; &quot; Top0500&quot;" office:value-type="string" office:string-value="(reg. v) no.471 Top0500" calcext:value-type="string">
            <text:p>(reg. v) no.471 Top0500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outline</text:p>
          </table:table-cell>
          <table:table-cell office:value-type="float" office:value="579" calcext:value-type="float">
            <text:p>579</text:p>
          </table:table-cell>
          <table:table-cell table:number-columns-repeated="1018"/>
        </table:table-row>
        <table:table-row table:style-name="ro1">
          <table:table-cell table:formula="of:=&quot;I &quot; &amp; [.E473]" office:value-type="string" office:string-value="I reinforce" calcext:value-type="string">
            <text:p>I reinforce</text:p>
          </table:table-cell>
          <table:table-cell/>
          <table:table-cell table:formula="of:=&quot;(reg. v) no.&quot; &amp; [.D473] &amp; &quot; Top0500&quot;" office:value-type="string" office:string-value="(reg. v) no.472 Top0500" calcext:value-type="string">
            <text:p>(reg. v) no.472 Top0500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reinforce</text:p>
          </table:table-cell>
          <table:table-cell office:value-type="float" office:value="580" calcext:value-type="float">
            <text:p>580</text:p>
          </table:table-cell>
          <table:table-cell table:number-columns-repeated="1018"/>
        </table:table-row>
        <table:table-row table:style-name="ro1">
          <table:table-cell table:formula="of:=&quot;I &quot; &amp; [.E474]" office:value-type="string" office:string-value="I shrug" calcext:value-type="string">
            <text:p>I shrug</text:p>
          </table:table-cell>
          <table:table-cell/>
          <table:table-cell table:formula="of:=&quot;(reg. v) no.&quot; &amp; [.D474] &amp; &quot; Top0500&quot;" office:value-type="string" office:string-value="(reg. v) no.473 Top0500" calcext:value-type="string">
            <text:p>(reg. v) no.473 Top050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shrug</text:p>
          </table:table-cell>
          <table:table-cell office:value-type="float" office:value="581" calcext:value-type="float">
            <text:p>581</text:p>
          </table:table-cell>
          <table:table-cell table:number-columns-repeated="1018"/>
        </table:table-row>
        <table:table-row table:style-name="ro1">
          <table:table-cell table:formula="of:=&quot;I &quot; &amp; [.E475]" office:value-type="string" office:string-value="I snap" calcext:value-type="string">
            <text:p>I snap</text:p>
          </table:table-cell>
          <table:table-cell/>
          <table:table-cell table:formula="of:=&quot;(reg. v) no.&quot; &amp; [.D475] &amp; &quot; Top0500&quot;" office:value-type="string" office:string-value="(reg. v) no.474 Top0500" calcext:value-type="string">
            <text:p>(reg. v) no.474 Top0500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snap</text:p>
          </table:table-cell>
          <table:table-cell office:value-type="float" office:value="582" calcext:value-type="float">
            <text:p>582</text:p>
          </table:table-cell>
          <table:table-cell table:number-columns-repeated="1018"/>
        </table:table-row>
        <table:table-row table:style-name="ro1">
          <table:table-cell table:formula="of:=&quot;I &quot; &amp; [.E476]" office:value-type="string" office:string-value="I absorb" calcext:value-type="string">
            <text:p>I absorb</text:p>
          </table:table-cell>
          <table:table-cell/>
          <table:table-cell table:formula="of:=&quot;(reg. v) no.&quot; &amp; [.D476] &amp; &quot; Top0500&quot;" office:value-type="string" office:string-value="(reg. v) no.475 Top0500" calcext:value-type="string">
            <text:p>(reg. v) no.475 Top0500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absorb</text:p>
          </table:table-cell>
          <table:table-cell office:value-type="float" office:value="583" calcext:value-type="float">
            <text:p>583</text:p>
          </table:table-cell>
          <table:table-cell table:number-columns-repeated="1018"/>
        </table:table-row>
        <table:table-row table:style-name="ro1">
          <table:table-cell table:formula="of:=&quot;I &quot; &amp; [.E477]" office:value-type="string" office:string-value="I amount" calcext:value-type="string">
            <text:p>I amount</text:p>
          </table:table-cell>
          <table:table-cell/>
          <table:table-cell table:formula="of:=&quot;(reg. v) no.&quot; &amp; [.D477] &amp; &quot; Top0500&quot;" office:value-type="string" office:string-value="(reg. v) no.476 Top0500" calcext:value-type="string">
            <text:p>(reg. v) no.476 Top050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amount</text:p>
          </table:table-cell>
          <table:table-cell office:value-type="float" office:value="584" calcext:value-type="float">
            <text:p>584</text:p>
          </table:table-cell>
          <table:table-cell table:number-columns-repeated="1018"/>
        </table:table-row>
        <table:table-row table:style-name="ro1">
          <table:table-cell table:formula="of:=&quot;I &quot; &amp; [.E478]" office:value-type="string" office:string-value="I block" calcext:value-type="string">
            <text:p>I block</text:p>
          </table:table-cell>
          <table:table-cell/>
          <table:table-cell table:formula="of:=&quot;(reg. v) no.&quot; &amp; [.D478] &amp; &quot; Top0500&quot;" office:value-type="string" office:string-value="(reg. v) no.477 Top0500" calcext:value-type="string">
            <text:p>(reg. v) no.477 Top0500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block</text:p>
          </table:table-cell>
          <table:table-cell office:value-type="float" office:value="585" calcext:value-type="float">
            <text:p>585</text:p>
          </table:table-cell>
          <table:table-cell table:number-columns-repeated="1018"/>
        </table:table-row>
        <table:table-row table:style-name="ro1">
          <table:table-cell table:formula="of:=&quot;I &quot; &amp; [.E479]" office:value-type="string" office:string-value="I confine" calcext:value-type="string">
            <text:p>I confine</text:p>
          </table:table-cell>
          <table:table-cell/>
          <table:table-cell table:formula="of:=&quot;(reg. v) no.&quot; &amp; [.D479] &amp; &quot; Top0500&quot;" office:value-type="string" office:string-value="(reg. v) no.478 Top0500" calcext:value-type="string">
            <text:p>(reg. v) no.478 Top0500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confine</text:p>
          </table:table-cell>
          <table:table-cell office:value-type="float" office:value="586" calcext:value-type="float">
            <text:p>586</text:p>
          </table:table-cell>
          <table:table-cell table:number-columns-repeated="1018"/>
        </table:table-row>
        <table:table-row table:style-name="ro1">
          <table:table-cell table:formula="of:=&quot;I &quot; &amp; [.E480]" office:value-type="string" office:string-value="I delay" calcext:value-type="string">
            <text:p>I delay</text:p>
          </table:table-cell>
          <table:table-cell/>
          <table:table-cell table:formula="of:=&quot;(reg. v) no.&quot; &amp; [.D480] &amp; &quot; Top0500&quot;" office:value-type="string" office:string-value="(reg. v) no.479 Top0500" calcext:value-type="string">
            <text:p>(reg. v) no.479 Top0500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delay</text:p>
          </table:table-cell>
          <table:table-cell office:value-type="float" office:value="587" calcext:value-type="float">
            <text:p>587</text:p>
          </table:table-cell>
          <table:table-cell table:number-columns-repeated="1018"/>
        </table:table-row>
        <table:table-row table:style-name="ro1">
          <table:table-cell table:formula="of:=&quot;I &quot; &amp; [.E481]" office:value-type="string" office:string-value="I encounter" calcext:value-type="string">
            <text:p>I encounter</text:p>
          </table:table-cell>
          <table:table-cell/>
          <table:table-cell table:formula="of:=&quot;(reg. v) no.&quot; &amp; [.D481] &amp; &quot; Top0500&quot;" office:value-type="string" office:string-value="(reg. v) no.480 Top0500" calcext:value-type="string">
            <text:p>(reg. v) no.480 Top050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encounter</text:p>
          </table:table-cell>
          <table:table-cell office:value-type="float" office:value="588" calcext:value-type="float">
            <text:p>588</text:p>
          </table:table-cell>
          <table:table-cell table:number-columns-repeated="1018"/>
        </table:table-row>
        <table:table-row table:style-name="ro1">
          <table:table-cell table:formula="of:=&quot;I &quot; &amp; [.E482]" office:value-type="string" office:string-value="I entitle" calcext:value-type="string">
            <text:p>I entitle</text:p>
          </table:table-cell>
          <table:table-cell/>
          <table:table-cell table:formula="of:=&quot;(reg. v) no.&quot; &amp; [.D482] &amp; &quot; Top0500&quot;" office:value-type="string" office:string-value="(reg. v) no.481 Top0500" calcext:value-type="string">
            <text:p>(reg. v) no.481 Top0500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entitle</text:p>
          </table:table-cell>
          <table:table-cell office:value-type="float" office:value="589" calcext:value-type="float">
            <text:p>589</text:p>
          </table:table-cell>
          <table:table-cell table:number-columns-repeated="1018"/>
        </table:table-row>
        <table:table-row table:style-name="ro1">
          <table:table-cell table:formula="of:=&quot;I &quot; &amp; [.E483]" office:value-type="string" office:string-value="I plant" calcext:value-type="string">
            <text:p>I plant</text:p>
          </table:table-cell>
          <table:table-cell/>
          <table:table-cell table:formula="of:=&quot;(reg. v) no.&quot; &amp; [.D483] &amp; &quot; Top0500&quot;" office:value-type="string" office:string-value="(reg. v) no.482 Top0500" calcext:value-type="string">
            <text:p>(reg. v) no.482 Top0500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plant</text:p>
          </table:table-cell>
          <table:table-cell office:value-type="float" office:value="590" calcext:value-type="float">
            <text:p>590</text:p>
          </table:table-cell>
          <table:table-cell table:number-columns-repeated="1018"/>
        </table:table-row>
        <table:table-row table:style-name="ro1">
          <table:table-cell table:formula="of:=&quot;I &quot; &amp; [.E484]" office:value-type="string" office:string-value="I pretend" calcext:value-type="string">
            <text:p>I pretend</text:p>
          </table:table-cell>
          <table:table-cell/>
          <table:table-cell table:formula="of:=&quot;(reg. v) no.&quot; &amp; [.D484] &amp; &quot; Top0500&quot;" office:value-type="string" office:string-value="(reg. v) no.483 Top0500" calcext:value-type="string">
            <text:p>(reg. v) no.483 Top0500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pretend</text:p>
          </table:table-cell>
          <table:table-cell office:value-type="float" office:value="591" calcext:value-type="float">
            <text:p>591</text:p>
          </table:table-cell>
          <table:table-cell table:number-columns-repeated="1018"/>
        </table:table-row>
        <table:table-row table:style-name="ro1">
          <table:table-cell table:formula="of:=&quot;I &quot; &amp; [.E485]" office:value-type="string" office:string-value="I request" calcext:value-type="string">
            <text:p>I request</text:p>
          </table:table-cell>
          <table:table-cell/>
          <table:table-cell table:formula="of:=&quot;(reg. v) no.&quot; &amp; [.D485] &amp; &quot; Top0500&quot;" office:value-type="string" office:string-value="(reg. v) no.484 Top0500" calcext:value-type="string">
            <text:p>(reg. v) no.484 Top0500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request</text:p>
          </table:table-cell>
          <table:table-cell office:value-type="float" office:value="592" calcext:value-type="float">
            <text:p>592</text:p>
          </table:table-cell>
          <table:table-cell table:number-columns-repeated="1018"/>
        </table:table-row>
        <table:table-row table:style-name="ro1">
          <table:table-cell table:formula="of:=&quot;I &quot; &amp; [.E486]" office:value-type="string" office:string-value="I sail" calcext:value-type="string">
            <text:p>I sail</text:p>
          </table:table-cell>
          <table:table-cell/>
          <table:table-cell table:formula="of:=&quot;(reg. v) no.&quot; &amp; [.D486] &amp; &quot; Top0500&quot;" office:value-type="string" office:string-value="(reg. v) no.485 Top0500" calcext:value-type="string">
            <text:p>(reg. v) no.485 Top050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sail</text:p>
          </table:table-cell>
          <table:table-cell office:value-type="float" office:value="594" calcext:value-type="float">
            <text:p>594</text:p>
          </table:table-cell>
          <table:table-cell table:number-columns-repeated="1018"/>
        </table:table-row>
        <table:table-row table:style-name="ro1">
          <table:table-cell table:formula="of:=&quot;I &quot; &amp; [.E487]" office:value-type="string" office:string-value="I trace" calcext:value-type="string">
            <text:p>I trace</text:p>
          </table:table-cell>
          <table:table-cell/>
          <table:table-cell table:formula="of:=&quot;(reg. v) no.&quot; &amp; [.D487] &amp; &quot; Top0500&quot;" office:value-type="string" office:string-value="(reg. v) no.486 Top0500" calcext:value-type="string">
            <text:p>(reg. v) no.486 Top050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trace</text:p>
          </table:table-cell>
          <table:table-cell office:value-type="float" office:value="595" calcext:value-type="float">
            <text:p>595</text:p>
          </table:table-cell>
          <table:table-cell table:number-columns-repeated="1018"/>
        </table:table-row>
        <table:table-row table:style-name="ro1">
          <table:table-cell table:formula="of:=&quot;I &quot; &amp; [.E488]" office:value-type="string" office:string-value="I trade" calcext:value-type="string">
            <text:p>I trade</text:p>
          </table:table-cell>
          <table:table-cell/>
          <table:table-cell table:formula="of:=&quot;(reg. v) no.&quot; &amp; [.D488] &amp; &quot; Top0500&quot;" office:value-type="string" office:string-value="(reg. v) no.487 Top0500" calcext:value-type="string">
            <text:p>(reg. v) no.487 Top0500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trade</text:p>
          </table:table-cell>
          <table:table-cell office:value-type="float" office:value="596" calcext:value-type="float">
            <text:p>596</text:p>
          </table:table-cell>
          <table:table-cell table:number-columns-repeated="1018"/>
        </table:table-row>
        <table:table-row table:style-name="ro1">
          <table:table-cell table:formula="of:=&quot;I &quot; &amp; [.E489]" office:value-type="string" office:string-value="I wave" calcext:value-type="string">
            <text:p>I wave</text:p>
          </table:table-cell>
          <table:table-cell/>
          <table:table-cell table:formula="of:=&quot;(reg. v) no.&quot; &amp; [.D489] &amp; &quot; Top0500&quot;" office:value-type="string" office:string-value="(reg. v) no.488 Top0500" calcext:value-type="string">
            <text:p>(reg. v) no.488 Top0500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wave</text:p>
          </table:table-cell>
          <table:table-cell office:value-type="float" office:value="597" calcext:value-type="float">
            <text:p>597</text:p>
          </table:table-cell>
          <table:table-cell table:number-columns-repeated="1018"/>
        </table:table-row>
        <table:table-row table:style-name="ro1">
          <table:table-cell table:formula="of:=&quot;I &quot; &amp; [.E490]" office:value-type="string" office:string-value="I cite" calcext:value-type="string">
            <text:p>I cite</text:p>
          </table:table-cell>
          <table:table-cell/>
          <table:table-cell table:formula="of:=&quot;(reg. v) no.&quot; &amp; [.D490] &amp; &quot; Top0500&quot;" office:value-type="string" office:string-value="(reg. v) no.489 Top0500" calcext:value-type="string">
            <text:p>(reg. v) no.489 Top0500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cite</text:p>
          </table:table-cell>
          <table:table-cell office:value-type="float" office:value="598" calcext:value-type="float">
            <text:p>598</text:p>
          </table:table-cell>
          <table:table-cell table:number-columns-repeated="1018"/>
        </table:table-row>
        <table:table-row table:style-name="ro1">
          <table:table-cell table:formula="of:=&quot;I &quot; &amp; [.E491]" office:value-type="string" office:string-value="I flow" calcext:value-type="string">
            <text:p>I flow</text:p>
          </table:table-cell>
          <table:table-cell/>
          <table:table-cell table:formula="of:=&quot;(reg. v) no.&quot; &amp; [.D491] &amp; &quot; Top0500&quot;" office:value-type="string" office:string-value="(reg. v) no.490 Top0500" calcext:value-type="string">
            <text:p>(reg. v) no.490 Top050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flow</text:p>
          </table:table-cell>
          <table:table-cell office:value-type="float" office:value="600" calcext:value-type="float">
            <text:p>600</text:p>
          </table:table-cell>
          <table:table-cell table:number-columns-repeated="1018"/>
        </table:table-row>
        <table:table-row table:style-name="ro1">
          <table:table-cell table:formula="of:=&quot;I &quot; &amp; [.E492]" office:value-type="string" office:string-value="I fulfil" calcext:value-type="string">
            <text:p>I fulfil</text:p>
          </table:table-cell>
          <table:table-cell/>
          <table:table-cell table:formula="of:=&quot;(reg. v) no.&quot; &amp; [.D492] &amp; &quot; Top0500&quot;" office:value-type="string" office:string-value="(reg. v) no.491 Top0500" calcext:value-type="string">
            <text:p>(reg. v) no.491 Top0500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fulfil</text:p>
          </table:table-cell>
          <table:table-cell office:value-type="float" office:value="601" calcext:value-type="float">
            <text:p>601</text:p>
          </table:table-cell>
          <table:table-cell table:number-columns-repeated="1018"/>
        </table:table-row>
        <table:table-row table:style-name="ro1">
          <table:table-cell table:formula="of:=&quot;I &quot; &amp; [.E493]" office:value-type="string" office:string-value="I lower" calcext:value-type="string">
            <text:p>I lower</text:p>
          </table:table-cell>
          <table:table-cell/>
          <table:table-cell table:formula="of:=&quot;(reg. v) no.&quot; &amp; [.D493] &amp; &quot; Top0500&quot;" office:value-type="string" office:string-value="(reg. v) no.492 Top0500" calcext:value-type="string">
            <text:p>(reg. v) no.492 Top0500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lower</text:p>
          </table:table-cell>
          <table:table-cell office:value-type="float" office:value="602" calcext:value-type="float">
            <text:p>602</text:p>
          </table:table-cell>
          <table:table-cell table:number-columns-repeated="1018"/>
        </table:table-row>
        <table:table-row table:style-name="ro1">
          <table:table-cell table:formula="of:=&quot;I &quot; &amp; [.E494]" office:value-type="string" office:string-value="I process" calcext:value-type="string">
            <text:p>I process</text:p>
          </table:table-cell>
          <table:table-cell/>
          <table:table-cell table:formula="of:=&quot;(reg. v) no.&quot; &amp; [.D494] &amp; &quot; Top0500&quot;" office:value-type="string" office:string-value="(reg. v) no.493 Top0500" calcext:value-type="string">
            <text:p>(reg. v) no.493 Top0500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process</text:p>
          </table:table-cell>
          <table:table-cell office:value-type="float" office:value="603" calcext:value-type="float">
            <text:p>603</text:p>
          </table:table-cell>
          <table:table-cell table:number-columns-repeated="1018"/>
        </table:table-row>
        <table:table-row table:style-name="ro1">
          <table:table-cell table:formula="of:=&quot;I &quot; &amp; [.E495]" office:value-type="string" office:string-value="I react" calcext:value-type="string">
            <text:p>I react</text:p>
          </table:table-cell>
          <table:table-cell/>
          <table:table-cell table:formula="of:=&quot;(reg. v) no.&quot; &amp; [.D495] &amp; &quot; Top0500&quot;" office:value-type="string" office:string-value="(reg. v) no.494 Top0500" calcext:value-type="string">
            <text:p>(reg. v) no.494 Top0500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react</text:p>
          </table:table-cell>
          <table:table-cell office:value-type="float" office:value="604" calcext:value-type="float">
            <text:p>604</text:p>
          </table:table-cell>
          <table:table-cell table:number-columns-repeated="1018"/>
        </table:table-row>
        <table:table-row table:style-name="ro1">
          <table:table-cell table:formula="of:=&quot;I &quot; &amp; [.E496]" office:value-type="string" office:string-value="I seize" calcext:value-type="string">
            <text:p>I seize</text:p>
          </table:table-cell>
          <table:table-cell/>
          <table:table-cell table:formula="of:=&quot;(reg. v) no.&quot; &amp; [.D496] &amp; &quot; Top0500&quot;" office:value-type="string" office:string-value="(reg. v) no.495 Top0500" calcext:value-type="string">
            <text:p>(reg. v) no.495 Top0500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seize</text:p>
          </table:table-cell>
          <table:table-cell office:value-type="float" office:value="605" calcext:value-type="float">
            <text:p>605</text:p>
          </table:table-cell>
          <table:table-cell table:number-columns-repeated="1018"/>
        </table:table-row>
        <table:table-row table:style-name="ro1">
          <table:table-cell table:formula="of:=&quot;I &quot; &amp; [.E497]" office:value-type="string" office:string-value="I allocate" calcext:value-type="string">
            <text:p>I allocate</text:p>
          </table:table-cell>
          <table:table-cell/>
          <table:table-cell table:formula="of:=&quot;(reg. v) no.&quot; &amp; [.D497] &amp; &quot; Top0500&quot;" office:value-type="string" office:string-value="(reg. v) no.496 Top0500" calcext:value-type="string">
            <text:p>(reg. v) no.496 Top050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allocate</text:p>
          </table:table-cell>
          <table:table-cell office:value-type="float" office:value="606" calcext:value-type="float">
            <text:p>606</text:p>
          </table:table-cell>
          <table:table-cell table:number-columns-repeated="1018"/>
        </table:table-row>
        <table:table-row table:style-name="ro1">
          <table:table-cell table:formula="of:=&quot;I &quot; &amp; [.E498]" office:value-type="string" office:string-value="I communicate" calcext:value-type="string">
            <text:p>I communicate</text:p>
          </table:table-cell>
          <table:table-cell/>
          <table:table-cell table:formula="of:=&quot;(reg. v) no.&quot; &amp; [.D498] &amp; &quot; Top0500&quot;" office:value-type="string" office:string-value="(reg. v) no.497 Top0500" calcext:value-type="string">
            <text:p>(reg. v) no.497 Top0500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communicate</text:p>
          </table:table-cell>
          <table:table-cell office:value-type="float" office:value="608" calcext:value-type="float">
            <text:p>608</text:p>
          </table:table-cell>
          <table:table-cell table:number-columns-repeated="1018"/>
        </table:table-row>
        <table:table-row table:style-name="ro1">
          <table:table-cell table:formula="of:=&quot;I &quot; &amp; [.E499]" office:value-type="string" office:string-value="I defeat" calcext:value-type="string">
            <text:p>I defeat</text:p>
          </table:table-cell>
          <table:table-cell/>
          <table:table-cell table:formula="of:=&quot;(reg. v) no.&quot; &amp; [.D499] &amp; &quot; Top0500&quot;" office:value-type="string" office:string-value="(reg. v) no.498 Top0500" calcext:value-type="string">
            <text:p>(reg. v) no.498 Top0500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defeat</text:p>
          </table:table-cell>
          <table:table-cell office:value-type="float" office:value="609" calcext:value-type="float">
            <text:p>609</text:p>
          </table:table-cell>
          <table:table-cell table:number-columns-repeated="1018"/>
        </table:table-row>
        <table:table-row table:style-name="ro1">
          <table:table-cell table:formula="of:=&quot;I &quot; &amp; [.E500]" office:value-type="string" office:string-value="I double" calcext:value-type="string">
            <text:p>I double</text:p>
          </table:table-cell>
          <table:table-cell/>
          <table:table-cell table:formula="of:=&quot;(reg. v) no.&quot; &amp; [.D500] &amp; &quot; Top0500&quot;" office:value-type="string" office:string-value="(reg. v) no.499 Top0500" calcext:value-type="string">
            <text:p>(reg. v) no.499 Top0500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double</text:p>
          </table:table-cell>
          <table:table-cell office:value-type="float" office:value="610" calcext:value-type="float">
            <text:p>610</text:p>
          </table:table-cell>
          <table:table-cell table:number-columns-repeated="1018"/>
        </table:table-row>
        <table:table-row table:style-name="ro1">
          <table:table-cell table:formula="of:=&quot;I &quot; &amp; [.E501]" office:value-type="string" office:string-value="I exploit" calcext:value-type="string">
            <text:p>I exploit</text:p>
          </table:table-cell>
          <table:table-cell/>
          <table:table-cell table:formula="of:=&quot;(reg. v) no.&quot; &amp; [.D501] &amp; &quot; Top0500&quot;" office:value-type="string" office:string-value="(reg. v) no.500 Top0500" calcext:value-type="string">
            <text:p>(reg. v) no.500 Top05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xploit</text:p>
          </table:table-cell>
          <table:table-cell office:value-type="float" office:value="611" calcext:value-type="float">
            <text:p>611</text:p>
          </table:table-cell>
          <table:table-cell table:number-columns-repeated="1018"/>
        </table:table-row>
        <table:table-row table:style-name="ro1">
          <table:table-cell table:formula="of:=&quot;I &quot; &amp; [.E502]" office:value-type="string" office:string-value="I fund" calcext:value-type="string">
            <text:p>I fund</text:p>
          </table:table-cell>
          <table:table-cell/>
          <table:table-cell table:formula="of:=&quot;(reg. v) no.&quot; &amp; [.D502] &amp; &quot; Top1000&quot;" office:value-type="string" office:string-value="(reg. v) no.501 Top1000" calcext:value-type="string">
            <text:p>(reg. v) no.501 Top1000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fund</text:p>
          </table:table-cell>
          <table:table-cell office:value-type="float" office:value="612" calcext:value-type="float">
            <text:p>612</text:p>
          </table:table-cell>
          <table:table-cell table:number-columns-repeated="1018"/>
        </table:table-row>
        <table:table-row table:style-name="ro1">
          <table:table-cell table:formula="of:=&quot;I &quot; &amp; [.E503]" office:value-type="string" office:string-value="I govern" calcext:value-type="string">
            <text:p>I govern</text:p>
          </table:table-cell>
          <table:table-cell/>
          <table:table-cell table:formula="of:=&quot;(reg. v) no.&quot; &amp; [.D503] &amp; &quot; Top1000&quot;" office:value-type="string" office:string-value="(reg. v) no.502 Top1000" calcext:value-type="string">
            <text:p>(reg. v) no.502 Top1000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govern</text:p>
          </table:table-cell>
          <table:table-cell office:value-type="float" office:value="613" calcext:value-type="float">
            <text:p>613</text:p>
          </table:table-cell>
          <table:table-cell table:number-columns-repeated="1018"/>
        </table:table-row>
        <table:table-row table:style-name="ro1">
          <table:table-cell table:formula="of:=&quot;I &quot; &amp; [.E504]" office:value-type="string" office:string-value="I hurry" calcext:value-type="string">
            <text:p>I hurry</text:p>
          </table:table-cell>
          <table:table-cell/>
          <table:table-cell table:formula="of:=&quot;(reg. v) no.&quot; &amp; [.D504] &amp; &quot; Top1000&quot;" office:value-type="string" office:string-value="(reg. v) no.503 Top1000" calcext:value-type="string">
            <text:p>(reg. v) no.503 Top1000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hurry</text:p>
          </table:table-cell>
          <table:table-cell office:value-type="float" office:value="614" calcext:value-type="float">
            <text:p>614</text:p>
          </table:table-cell>
          <table:table-cell table:number-columns-repeated="1018"/>
        </table:table-row>
        <table:table-row table:style-name="ro1">
          <table:table-cell table:formula="of:=&quot;I &quot; &amp; [.E505]" office:value-type="string" office:string-value="I injure" calcext:value-type="string">
            <text:p>I injure</text:p>
          </table:table-cell>
          <table:table-cell/>
          <table:table-cell table:formula="of:=&quot;(reg. v) no.&quot; &amp; [.D505] &amp; &quot; Top1000&quot;" office:value-type="string" office:string-value="(reg. v) no.504 Top1000" calcext:value-type="string">
            <text:p>(reg. v) no.504 Top10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injure</text:p>
          </table:table-cell>
          <table:table-cell office:value-type="float" office:value="615" calcext:value-type="float">
            <text:p>615</text:p>
          </table:table-cell>
          <table:table-cell table:number-columns-repeated="1018"/>
        </table:table-row>
        <table:table-row table:style-name="ro1">
          <table:table-cell table:formula="of:=&quot;I &quot; &amp; [.E506]" office:value-type="string" office:string-value="I pray" calcext:value-type="string">
            <text:p>I pray</text:p>
          </table:table-cell>
          <table:table-cell/>
          <table:table-cell table:formula="of:=&quot;(reg. v) no.&quot; &amp; [.D506] &amp; &quot; Top1000&quot;" office:value-type="string" office:string-value="(reg. v) no.505 Top1000" calcext:value-type="string">
            <text:p>(reg. v) no.505 Top1000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pray</text:p>
          </table:table-cell>
          <table:table-cell office:value-type="float" office:value="616" calcext:value-type="float">
            <text:p>616</text:p>
          </table:table-cell>
          <table:table-cell table:number-columns-repeated="1018"/>
        </table:table-row>
        <table:table-row table:style-name="ro1">
          <table:table-cell table:formula="of:=&quot;I &quot; &amp; [.E507]" office:value-type="string" office:string-value="I protest" calcext:value-type="string">
            <text:p>I protest</text:p>
          </table:table-cell>
          <table:table-cell/>
          <table:table-cell table:formula="of:=&quot;(reg. v) no.&quot; &amp; [.D507] &amp; &quot; Top1000&quot;" office:value-type="string" office:string-value="(reg. v) no.506 Top1000" calcext:value-type="string">
            <text:p>(reg. v) no.506 Top1000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protest</text:p>
          </table:table-cell>
          <table:table-cell office:value-type="float" office:value="617" calcext:value-type="float">
            <text:p>617</text:p>
          </table:table-cell>
          <table:table-cell table:number-columns-repeated="1018"/>
        </table:table-row>
        <table:table-row table:style-name="ro1">
          <table:table-cell table:formula="of:=&quot;I &quot; &amp; [.E508]" office:value-type="string" office:string-value="I sigh" calcext:value-type="string">
            <text:p>I sigh</text:p>
          </table:table-cell>
          <table:table-cell/>
          <table:table-cell table:formula="of:=&quot;(reg. v) no.&quot; &amp; [.D508] &amp; &quot; Top1000&quot;" office:value-type="string" office:string-value="(reg. v) no.507 Top1000" calcext:value-type="string">
            <text:p>(reg. v) no.507 Top1000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sigh</text:p>
          </table:table-cell>
          <table:table-cell office:value-type="float" office:value="618" calcext:value-type="float">
            <text:p>618</text:p>
          </table:table-cell>
          <table:table-cell table:number-columns-repeated="1018"/>
        </table:table-row>
        <table:table-row table:style-name="ro1">
          <table:table-cell table:formula="of:=&quot;I &quot; &amp; [.E509]" office:value-type="string" office:string-value="I stir" calcext:value-type="string">
            <text:p>I stir</text:p>
          </table:table-cell>
          <table:table-cell/>
          <table:table-cell table:formula="of:=&quot;(reg. v) no.&quot; &amp; [.D509] &amp; &quot; Top1000&quot;" office:value-type="string" office:string-value="(reg. v) no.508 Top1000" calcext:value-type="string">
            <text:p>(reg. v) no.508 Top1000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stir</text:p>
          </table:table-cell>
          <table:table-cell office:value-type="float" office:value="620" calcext:value-type="float">
            <text:p>620</text:p>
          </table:table-cell>
          <table:table-cell table:number-columns-repeated="1018"/>
        </table:table-row>
        <table:table-row table:style-name="ro1">
          <table:table-cell table:formula="of:=&quot;I &quot; &amp; [.E510]" office:value-type="string" office:string-value="I wander" calcext:value-type="string">
            <text:p>I wander</text:p>
          </table:table-cell>
          <table:table-cell/>
          <table:table-cell table:formula="of:=&quot;(reg. v) no.&quot; &amp; [.D510] &amp; &quot; Top1000&quot;" office:value-type="string" office:string-value="(reg. v) no.509 Top1000" calcext:value-type="string">
            <text:p>(reg. v) no.509 Top1000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wander</text:p>
          </table:table-cell>
          <table:table-cell office:value-type="float" office:value="623" calcext:value-type="float">
            <text:p>623</text:p>
          </table:table-cell>
          <table:table-cell table:number-columns-repeated="1018"/>
        </table:table-row>
        <table:table-row table:style-name="ro1">
          <table:table-cell table:formula="of:=&quot;I &quot; &amp; [.E511]" office:value-type="string" office:string-value="I anticipate" calcext:value-type="string">
            <text:p>I anticipate</text:p>
          </table:table-cell>
          <table:table-cell/>
          <table:table-cell table:formula="of:=&quot;(reg. v) no.&quot; &amp; [.D511] &amp; &quot; Top1000&quot;" office:value-type="string" office:string-value="(reg. v) no.510 Top1000" calcext:value-type="string">
            <text:p>(reg. v) no.510 Top100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anticipate</text:p>
          </table:table-cell>
          <table:table-cell office:value-type="float" office:value="624" calcext:value-type="float">
            <text:p>624</text:p>
          </table:table-cell>
          <table:table-cell table:number-columns-repeated="1018"/>
        </table:table-row>
        <table:table-row table:style-name="ro1">
          <table:table-cell table:formula="of:=&quot;I &quot; &amp; [.E512]" office:value-type="string" office:string-value="I collapse" calcext:value-type="string">
            <text:p>I collapse</text:p>
          </table:table-cell>
          <table:table-cell/>
          <table:table-cell table:formula="of:=&quot;(reg. v) no.&quot; &amp; [.D512] &amp; &quot; Top1000&quot;" office:value-type="string" office:string-value="(reg. v) no.511 Top1000" calcext:value-type="string">
            <text:p>(reg. v) no.511 Top1000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collapse</text:p>
          </table:table-cell>
          <table:table-cell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table:formula="of:=&quot;I &quot; &amp; [.E513]" office:value-type="string" office:string-value="I compose" calcext:value-type="string">
            <text:p>I compose</text:p>
          </table:table-cell>
          <table:table-cell/>
          <table:table-cell table:formula="of:=&quot;(reg. v) no.&quot; &amp; [.D513] &amp; &quot; Top1000&quot;" office:value-type="string" office:string-value="(reg. v) no.512 Top1000" calcext:value-type="string">
            <text:p>(reg. v) no.512 Top10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ompose</text:p>
          </table:table-cell>
          <table:table-cell office:value-type="float" office:value="626" calcext:value-type="float">
            <text:p>626</text:p>
          </table:table-cell>
          <table:table-cell table:number-columns-repeated="1018"/>
        </table:table-row>
        <table:table-row table:style-name="ro1">
          <table:table-cell table:formula="of:=&quot;I &quot; &amp; [.E514]" office:value-type="string" office:string-value="I confront" calcext:value-type="string">
            <text:p>I confront</text:p>
          </table:table-cell>
          <table:table-cell/>
          <table:table-cell table:formula="of:=&quot;(reg. v) no.&quot; &amp; [.D514] &amp; &quot; Top1000&quot;" office:value-type="string" office:string-value="(reg. v) no.513 Top1000" calcext:value-type="string">
            <text:p>(reg. v) no.513 Top100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confront</text:p>
          </table:table-cell>
          <table:table-cell office:value-type="float" office:value="627" calcext:value-type="float">
            <text:p>627</text:p>
          </table:table-cell>
          <table:table-cell table:number-columns-repeated="1018"/>
        </table:table-row>
        <table:table-row table:style-name="ro1">
          <table:table-cell table:formula="of:=&quot;I &quot; &amp; [.E515]" office:value-type="string" office:string-value="I ease" calcext:value-type="string">
            <text:p>I ease</text:p>
          </table:table-cell>
          <table:table-cell/>
          <table:table-cell table:formula="of:=&quot;(reg. v) no.&quot; &amp; [.D515] &amp; &quot; Top1000&quot;" office:value-type="string" office:string-value="(reg. v) no.514 Top1000" calcext:value-type="string">
            <text:p>(reg. v) no.514 Top1000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ease</text:p>
          </table:table-cell>
          <table:table-cell office:value-type="float" office:value="628" calcext:value-type="float">
            <text:p>628</text:p>
          </table:table-cell>
          <table:table-cell table:number-columns-repeated="1018"/>
        </table:table-row>
        <table:table-row table:style-name="ro1">
          <table:table-cell table:formula="of:=&quot;I &quot; &amp; [.E516]" office:value-type="string" office:string-value="I eliminate" calcext:value-type="string">
            <text:p>I eliminate</text:p>
          </table:table-cell>
          <table:table-cell/>
          <table:table-cell table:formula="of:=&quot;(reg. v) no.&quot; &amp; [.D516] &amp; &quot; Top1000&quot;" office:value-type="string" office:string-value="(reg. v) no.515 Top1000" calcext:value-type="string">
            <text:p>(reg. v) no.515 Top100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eliminate</text:p>
          </table:table-cell>
          <table:table-cell office:value-type="float" office:value="629" calcext:value-type="float">
            <text:p>629</text:p>
          </table:table-cell>
          <table:table-cell table:number-columns-repeated="1018"/>
        </table:table-row>
        <table:table-row table:style-name="ro1">
          <table:table-cell table:formula="of:=&quot;I &quot; &amp; [.E517]" office:value-type="string" office:string-value="I evaluate" calcext:value-type="string">
            <text:p>I evaluate</text:p>
          </table:table-cell>
          <table:table-cell/>
          <table:table-cell table:formula="of:=&quot;(reg. v) no.&quot; &amp; [.D517] &amp; &quot; Top1000&quot;" office:value-type="string" office:string-value="(reg. v) no.516 Top1000" calcext:value-type="string">
            <text:p>(reg. v) no.516 Top1000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evaluate</text:p>
          </table:table-cell>
          <table:table-cell office:value-type="float" office:value="630" calcext:value-type="float">
            <text:p>630</text:p>
          </table:table-cell>
          <table:table-cell table:number-columns-repeated="1018"/>
        </table:table-row>
        <table:table-row table:style-name="ro1">
          <table:table-cell table:formula="of:=&quot;I &quot; &amp; [.E518]" office:value-type="string" office:string-value="I grin" calcext:value-type="string">
            <text:p>I grin</text:p>
          </table:table-cell>
          <table:table-cell/>
          <table:table-cell table:formula="of:=&quot;(reg. v) no.&quot; &amp; [.D518] &amp; &quot; Top1000&quot;" office:value-type="string" office:string-value="(reg. v) no.517 Top1000" calcext:value-type="string">
            <text:p>(reg. v) no.517 Top1000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grin</text:p>
          </table:table-cell>
          <table:table-cell office:value-type="float" office:value="631" calcext:value-type="float">
            <text:p>631</text:p>
          </table:table-cell>
          <table:table-cell table:number-columns-repeated="1018"/>
        </table:table-row>
        <table:table-row table:style-name="ro1">
          <table:table-cell table:formula="of:=&quot;I &quot; &amp; [.E519]" office:value-type="string" office:string-value="I interview" calcext:value-type="string">
            <text:p>I interview</text:p>
          </table:table-cell>
          <table:table-cell/>
          <table:table-cell table:formula="of:=&quot;(reg. v) no.&quot; &amp; [.D519] &amp; &quot; Top1000&quot;" office:value-type="string" office:string-value="(reg. v) no.518 Top1000" calcext:value-type="string">
            <text:p>(reg. v) no.518 Top1000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interview</text:p>
          </table:table-cell>
          <table:table-cell office:value-type="float" office:value="632" calcext:value-type="float">
            <text:p>632</text:p>
          </table:table-cell>
          <table:table-cell table:number-columns-repeated="1018"/>
        </table:table-row>
        <table:table-row table:style-name="ro1">
          <table:table-cell table:formula="of:=&quot;I &quot; &amp; [.E520]" office:value-type="string" office:string-value="I remark" calcext:value-type="string">
            <text:p>I remark</text:p>
          </table:table-cell>
          <table:table-cell/>
          <table:table-cell table:formula="of:=&quot;(reg. v) no.&quot; &amp; [.D520] &amp; &quot; Top1000&quot;" office:value-type="string" office:string-value="(reg. v) no.519 Top1000" calcext:value-type="string">
            <text:p>(reg. v) no.519 Top1000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remark</text:p>
          </table:table-cell>
          <table:table-cell office:value-type="float" office:value="633" calcext:value-type="float">
            <text:p>633</text:p>
          </table:table-cell>
          <table:table-cell table:number-columns-repeated="1018"/>
        </table:table-row>
        <table:table-row table:style-name="ro1">
          <table:table-cell table:formula="of:=&quot;I &quot; &amp; [.E521]" office:value-type="string" office:string-value="I suspend" calcext:value-type="string">
            <text:p>I suspend</text:p>
          </table:table-cell>
          <table:table-cell/>
          <table:table-cell table:formula="of:=&quot;(reg. v) no.&quot; &amp; [.D521] &amp; &quot; Top1000&quot;" office:value-type="string" office:string-value="(reg. v) no.520 Top1000" calcext:value-type="string">
            <text:p>(reg. v) no.520 Top100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suspend</text:p>
          </table:table-cell>
          <table:table-cell office:value-type="float" office:value="634" calcext:value-type="float">
            <text:p>634</text:p>
          </table:table-cell>
          <table:table-cell table:number-columns-repeated="1018"/>
        </table:table-row>
        <table:table-row table:style-name="ro1">
          <table:table-cell table:formula="of:=&quot;I &quot; &amp; [.E522]" office:value-type="string" office:string-value="I weigh" calcext:value-type="string">
            <text:p>I weigh</text:p>
          </table:table-cell>
          <table:table-cell/>
          <table:table-cell table:formula="of:=&quot;(reg. v) no.&quot; &amp; [.D522] &amp; &quot; Top1000&quot;" office:value-type="string" office:string-value="(reg. v) no.521 Top1000" calcext:value-type="string">
            <text:p>(reg. v) no.521 Top1000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weigh</text:p>
          </table:table-cell>
          <table:table-cell office:value-type="float" office:value="635" calcext:value-type="float">
            <text:p>635</text:p>
          </table:table-cell>
          <table:table-cell table:number-columns-repeated="1018"/>
        </table:table-row>
        <table:table-row table:style-name="ro1">
          <table:table-cell table:formula="of:=&quot;I &quot; &amp; [.E523]" office:value-type="string" office:string-value="I wipe" calcext:value-type="string">
            <text:p>I wipe</text:p>
          </table:table-cell>
          <table:table-cell/>
          <table:table-cell table:formula="of:=&quot;(reg. v) no.&quot; &amp; [.D523] &amp; &quot; Top1000&quot;" office:value-type="string" office:string-value="(reg. v) no.522 Top1000" calcext:value-type="string">
            <text:p>(reg. v) no.522 Top1000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wipe</text:p>
          </table:table-cell>
          <table:table-cell office:value-type="float" office:value="636" calcext:value-type="float">
            <text:p>636</text:p>
          </table:table-cell>
          <table:table-cell table:number-columns-repeated="1018"/>
        </table:table-row>
        <table:table-row table:style-name="ro1">
          <table:table-cell table:formula="of:=&quot;I &quot; &amp; [.E524]" office:value-type="string" office:string-value="I wrap" calcext:value-type="string">
            <text:p>I wrap</text:p>
          </table:table-cell>
          <table:table-cell/>
          <table:table-cell table:formula="of:=&quot;(reg. v) no.&quot; &amp; [.D524] &amp; &quot; Top1000&quot;" office:value-type="string" office:string-value="(reg. v) no.523 Top1000" calcext:value-type="string">
            <text:p>(reg. v) no.523 Top1000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wrap</text:p>
          </table:table-cell>
          <table:table-cell office:value-type="float" office:value="637" calcext:value-type="float">
            <text:p>637</text:p>
          </table:table-cell>
          <table:table-cell table:number-columns-repeated="1018"/>
        </table:table-row>
        <table:table-row table:style-name="ro1">
          <table:table-cell table:formula="of:=&quot;I &quot; &amp; [.E525]" office:value-type="string" office:string-value="I attribute" calcext:value-type="string">
            <text:p>I attribute</text:p>
          </table:table-cell>
          <table:table-cell/>
          <table:table-cell table:formula="of:=&quot;(reg. v) no.&quot; &amp; [.D525] &amp; &quot; Top1000&quot;" office:value-type="string" office:string-value="(reg. v) no.524 Top1000" calcext:value-type="string">
            <text:p>(reg. v) no.524 Top1000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attribute</text:p>
          </table:table-cell>
          <table:table-cell office:value-type="float" office:value="638" calcext:value-type="float">
            <text:p>638</text:p>
          </table:table-cell>
          <table:table-cell table:number-columns-repeated="1018"/>
        </table:table-row>
        <table:table-row table:style-name="ro1">
          <table:table-cell table:formula="of:=&quot;I &quot; &amp; [.E526]" office:value-type="string" office:string-value="I balance" calcext:value-type="string">
            <text:p>I balance</text:p>
          </table:table-cell>
          <table:table-cell/>
          <table:table-cell table:formula="of:=&quot;(reg. v) no.&quot; &amp; [.D526] &amp; &quot; Top1000&quot;" office:value-type="string" office:string-value="(reg. v) no.525 Top1000" calcext:value-type="string">
            <text:p>(reg. v) no.525 Top1000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balance</text:p>
          </table:table-cell>
          <table:table-cell office:value-type="float" office:value="639" calcext:value-type="float">
            <text:p>639</text:p>
          </table:table-cell>
          <table:table-cell table:number-columns-repeated="1018"/>
        </table:table-row>
        <table:table-row table:style-name="ro1">
          <table:table-cell table:formula="of:=&quot;I &quot; &amp; [.E527]" office:value-type="string" office:string-value="I bound" calcext:value-type="string">
            <text:p>I bound</text:p>
          </table:table-cell>
          <table:table-cell/>
          <table:table-cell table:formula="of:=&quot;(reg. v) no.&quot; &amp; [.D527] &amp; &quot; Top1000&quot;" office:value-type="string" office:string-value="(reg. v) no.526 Top1000" calcext:value-type="string">
            <text:p>(reg. v) no.526 Top1000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bound</text:p>
          </table:table-cell>
          <table:table-cell office:value-type="float" office:value="641" calcext:value-type="float">
            <text:p>641</text:p>
          </table:table-cell>
          <table:table-cell table:number-columns-repeated="1018"/>
        </table:table-row>
        <table:table-row table:style-name="ro1">
          <table:table-cell table:formula="of:=&quot;I &quot; &amp; [.E528]" office:value-type="string" office:string-value="I cancel" calcext:value-type="string">
            <text:p>I cancel</text:p>
          </table:table-cell>
          <table:table-cell/>
          <table:table-cell table:formula="of:=&quot;(reg. v) no.&quot; &amp; [.D528] &amp; &quot; Top1000&quot;" office:value-type="string" office:string-value="(reg. v) no.527 Top1000" calcext:value-type="string">
            <text:p>(reg. v) no.527 Top1000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cancel</text:p>
          </table:table-cell>
          <table:table-cell office:value-type="float" office:value="642" calcext:value-type="float">
            <text:p>642</text:p>
          </table:table-cell>
          <table:table-cell table:number-columns-repeated="1018"/>
        </table:table-row>
        <table:table-row table:style-name="ro1">
          <table:table-cell table:formula="of:=&quot;I &quot; &amp; [.E529]" office:value-type="string" office:string-value="I condemn" calcext:value-type="string">
            <text:p>I condemn</text:p>
          </table:table-cell>
          <table:table-cell/>
          <table:table-cell table:formula="of:=&quot;(reg. v) no.&quot; &amp; [.D529] &amp; &quot; Top1000&quot;" office:value-type="string" office:string-value="(reg. v) no.528 Top1000" calcext:value-type="string">
            <text:p>(reg. v) no.528 Top1000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condemn</text:p>
          </table:table-cell>
          <table:table-cell office:value-type="float" office:value="643" calcext:value-type="float">
            <text:p>643</text:p>
          </table:table-cell>
          <table:table-cell table:number-columns-repeated="1018"/>
        </table:table-row>
        <table:table-row table:style-name="ro1">
          <table:table-cell table:formula="of:=&quot;I &quot; &amp; [.E530]" office:value-type="string" office:string-value="I convince" calcext:value-type="string">
            <text:p>I convince</text:p>
          </table:table-cell>
          <table:table-cell/>
          <table:table-cell table:formula="of:=&quot;(reg. v) no.&quot; &amp; [.D530] &amp; &quot; Top1000&quot;" office:value-type="string" office:string-value="(reg. v) no.529 Top1000" calcext:value-type="string">
            <text:p>(reg. v) no.529 Top1000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convince</text:p>
          </table:table-cell>
          <table:table-cell office:value-type="float" office:value="644" calcext:value-type="float">
            <text:p>644</text:p>
          </table:table-cell>
          <table:table-cell table:number-columns-repeated="1018"/>
        </table:table-row>
        <table:table-row table:style-name="ro1">
          <table:table-cell table:formula="of:=&quot;I &quot; &amp; [.E531]" office:value-type="string" office:string-value="I correspond" calcext:value-type="string">
            <text:p>I correspond</text:p>
          </table:table-cell>
          <table:table-cell/>
          <table:table-cell table:formula="of:=&quot;(reg. v) no.&quot; &amp; [.D531] &amp; &quot; Top1000&quot;" office:value-type="string" office:string-value="(reg. v) no.530 Top1000" calcext:value-type="string">
            <text:p>(reg. v) no.530 Top100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correspond</text:p>
          </table:table-cell>
          <table:table-cell office:value-type="float" office:value="645" calcext:value-type="float">
            <text:p>645</text:p>
          </table:table-cell>
          <table:table-cell table:number-columns-repeated="1018"/>
        </table:table-row>
        <table:table-row table:style-name="ro1">
          <table:table-cell table:formula="of:=&quot;I &quot; &amp; [.E532]" office:value-type="string" office:string-value="I devise" calcext:value-type="string">
            <text:p>I devise</text:p>
          </table:table-cell>
          <table:table-cell/>
          <table:table-cell table:formula="of:=&quot;(reg. v) no.&quot; &amp; [.D532] &amp; &quot; Top1000&quot;" office:value-type="string" office:string-value="(reg. v) no.531 Top1000" calcext:value-type="string">
            <text:p>(reg. v) no.531 Top1000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devise</text:p>
          </table:table-cell>
          <table:table-cell office:value-type="float" office:value="647" calcext:value-type="float">
            <text:p>647</text:p>
          </table:table-cell>
          <table:table-cell table:number-columns-repeated="1018"/>
        </table:table-row>
        <table:table-row table:style-name="ro1">
          <table:table-cell table:formula="of:=&quot;I &quot; &amp; [.E533]" office:value-type="string" office:string-value="I free" calcext:value-type="string">
            <text:p>I free</text:p>
          </table:table-cell>
          <table:table-cell/>
          <table:table-cell table:formula="of:=&quot;(reg. v) no.&quot; &amp; [.D533] &amp; &quot; Top1000&quot;" office:value-type="string" office:string-value="(reg. v) no.532 Top1000" calcext:value-type="string">
            <text:p>(reg. v) no.532 Top1000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free</text:p>
          </table:table-cell>
          <table:table-cell office:value-type="float" office:value="648" calcext:value-type="float">
            <text:p>648</text:p>
          </table:table-cell>
          <table:table-cell table:number-columns-repeated="1018"/>
        </table:table-row>
        <table:table-row table:style-name="ro1">
          <table:table-cell table:formula="of:=&quot;I &quot; &amp; [.E534]" office:value-type="string" office:string-value="I gaze" calcext:value-type="string">
            <text:p>I gaze</text:p>
          </table:table-cell>
          <table:table-cell/>
          <table:table-cell table:formula="of:=&quot;(reg. v) no.&quot; &amp; [.D534] &amp; &quot; Top1000&quot;" office:value-type="string" office:string-value="(reg. v) no.533 Top1000" calcext:value-type="string">
            <text:p>(reg. v) no.533 Top1000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gaze</text:p>
          </table:table-cell>
          <table:table-cell office:value-type="float" office:value="649" calcext:value-type="float">
            <text:p>649</text:p>
          </table:table-cell>
          <table:table-cell table:number-columns-repeated="1018"/>
        </table:table-row>
        <table:table-row table:style-name="ro1">
          <table:table-cell table:formula="of:=&quot;I &quot; &amp; [.E535]" office:value-type="string" office:string-value="I guide" calcext:value-type="string">
            <text:p>I guide</text:p>
          </table:table-cell>
          <table:table-cell/>
          <table:table-cell table:formula="of:=&quot;(reg. v) no.&quot; &amp; [.D535] &amp; &quot; Top1000&quot;" office:value-type="string" office:string-value="(reg. v) no.534 Top1000" calcext:value-type="string">
            <text:p>(reg. v) no.534 Top1000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guide</text:p>
          </table:table-cell>
          <table:table-cell office:value-type="float" office:value="650" calcext:value-type="float">
            <text:p>650</text:p>
          </table:table-cell>
          <table:table-cell table:number-columns-repeated="1018"/>
        </table:table-row>
        <table:table-row table:style-name="ro1">
          <table:table-cell table:formula="of:=&quot;I &quot; &amp; [.E536]" office:value-type="string" office:string-value="I inspire" calcext:value-type="string">
            <text:p>I inspire</text:p>
          </table:table-cell>
          <table:table-cell/>
          <table:table-cell table:formula="of:=&quot;(reg. v) no.&quot; &amp; [.D536] &amp; &quot; Top1000&quot;" office:value-type="string" office:string-value="(reg. v) no.535 Top1000" calcext:value-type="string">
            <text:p>(reg. v) no.535 Top100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inspire</text:p>
          </table:table-cell>
          <table:table-cell office:value-type="float" office:value="651" calcext:value-type="float">
            <text:p>651</text:p>
          </table:table-cell>
          <table:table-cell table:number-columns-repeated="1018"/>
        </table:table-row>
        <table:table-row table:style-name="ro1">
          <table:table-cell table:formula="of:=&quot;I &quot; &amp; [.E537]" office:value-type="string" office:string-value="I modify" calcext:value-type="string">
            <text:p>I modify</text:p>
          </table:table-cell>
          <table:table-cell/>
          <table:table-cell table:formula="of:=&quot;(reg. v) no.&quot; &amp; [.D537] &amp; &quot; Top1000&quot;" office:value-type="string" office:string-value="(reg. v) no.536 Top1000" calcext:value-type="string">
            <text:p>(reg. v) no.536 Top1000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modify</text:p>
          </table:table-cell>
          <table:table-cell office:value-type="float" office:value="652" calcext:value-type="float">
            <text:p>652</text:p>
          </table:table-cell>
          <table:table-cell table:number-columns-repeated="1018"/>
        </table:table-row>
        <table:table-row table:style-name="ro1">
          <table:table-cell table:formula="of:=&quot;I &quot; &amp; [.E538]" office:value-type="string" office:string-value="I murder" calcext:value-type="string">
            <text:p>I murder</text:p>
          </table:table-cell>
          <table:table-cell/>
          <table:table-cell table:formula="of:=&quot;(reg. v) no.&quot; &amp; [.D538] &amp; &quot; Top1000&quot;" office:value-type="string" office:string-value="(reg. v) no.537 Top1000" calcext:value-type="string">
            <text:p>(reg. v) no.537 Top1000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murder</text:p>
          </table:table-cell>
          <table:table-cell office:value-type="float" office:value="653" calcext:value-type="float">
            <text:p>653</text:p>
          </table:table-cell>
          <table:table-cell table:number-columns-repeated="1018"/>
        </table:table-row>
        <table:table-row table:style-name="ro1">
          <table:table-cell table:formula="of:=&quot;I &quot; &amp; [.E539]" office:value-type="string" office:string-value="I prompt" calcext:value-type="string">
            <text:p>I prompt</text:p>
          </table:table-cell>
          <table:table-cell/>
          <table:table-cell table:formula="of:=&quot;(reg. v) no.&quot; &amp; [.D539] &amp; &quot; Top1000&quot;" office:value-type="string" office:string-value="(reg. v) no.538 Top1000" calcext:value-type="string">
            <text:p>(reg. v) no.538 Top100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prompt</text:p>
          </table:table-cell>
          <table:table-cell office:value-type="float" office:value="654" calcext:value-type="float">
            <text:p>654</text:p>
          </table:table-cell>
          <table:table-cell table:number-columns-repeated="1018"/>
        </table:table-row>
        <table:table-row table:style-name="ro1">
          <table:table-cell table:formula="of:=&quot;I &quot; &amp; [.E540]" office:value-type="string" office:string-value="I reverse" calcext:value-type="string">
            <text:p>I reverse</text:p>
          </table:table-cell>
          <table:table-cell/>
          <table:table-cell table:formula="of:=&quot;(reg. v) no.&quot; &amp; [.D540] &amp; &quot; Top1000&quot;" office:value-type="string" office:string-value="(reg. v) no.539 Top1000" calcext:value-type="string">
            <text:p>(reg. v) no.539 Top1000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reverse</text:p>
          </table:table-cell>
          <table:table-cell office:value-type="float" office:value="655" calcext:value-type="float">
            <text:p>655</text:p>
          </table:table-cell>
          <table:table-cell table:number-columns-repeated="1018"/>
        </table:table-row>
        <table:table-row table:style-name="ro1">
          <table:table-cell table:formula="of:=&quot;I &quot; &amp; [.E541]" office:value-type="string" office:string-value="I rub" calcext:value-type="string">
            <text:p>I rub</text:p>
          </table:table-cell>
          <table:table-cell/>
          <table:table-cell table:formula="of:=&quot;(reg. v) no.&quot; &amp; [.D541] &amp; &quot; Top1000&quot;" office:value-type="string" office:string-value="(reg. v) no.540 Top1000" calcext:value-type="string">
            <text:p>(reg. v) no.540 Top100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rub</text:p>
          </table:table-cell>
          <table:table-cell office:value-type="float" office:value="656" calcext:value-type="float">
            <text:p>656</text:p>
          </table:table-cell>
          <table:table-cell table:number-columns-repeated="1018"/>
        </table:table-row>
        <table:table-row table:style-name="ro1">
          <table:table-cell table:formula="of:=&quot;I &quot; &amp; [.E542]" office:value-type="string" office:string-value="I slow" calcext:value-type="string">
            <text:p>I slow</text:p>
          </table:table-cell>
          <table:table-cell/>
          <table:table-cell table:formula="of:=&quot;(reg. v) no.&quot; &amp; [.D542] &amp; &quot; Top1000&quot;" office:value-type="string" office:string-value="(reg. v) no.541 Top1000" calcext:value-type="string">
            <text:p>(reg. v) no.541 Top1000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slow</text:p>
          </table:table-cell>
          <table:table-cell office:value-type="float" office:value="657" calcext:value-type="float">
            <text:p>657</text:p>
          </table:table-cell>
          <table:table-cell table:number-columns-repeated="1018"/>
        </table:table-row>
        <table:table-row table:style-name="ro1">
          <table:table-cell table:formula="of:=&quot;I &quot; &amp; [.E543]" office:value-type="string" office:string-value="I spot" calcext:value-type="string">
            <text:p>I spot</text:p>
          </table:table-cell>
          <table:table-cell/>
          <table:table-cell table:formula="of:=&quot;(reg. v) no.&quot; &amp; [.D543] &amp; &quot; Top1000&quot;" office:value-type="string" office:string-value="(reg. v) no.542 Top1000" calcext:value-type="string">
            <text:p>(reg. v) no.542 Top1000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spot</text:p>
          </table:table-cell>
          <table:table-cell office:value-type="float" office:value="658" calcext:value-type="float">
            <text:p>658</text:p>
          </table:table-cell>
          <table:table-cell table:number-columns-repeated="1018"/>
        </table:table-row>
        <table:table-row table:style-name="ro1">
          <table:table-cell table:formula="of:=&quot;I &quot; &amp; [.E544]" office:value-type="string" office:string-value="I telephone" calcext:value-type="string">
            <text:p>I telephone</text:p>
          </table:table-cell>
          <table:table-cell/>
          <table:table-cell table:formula="of:=&quot;(reg. v) no.&quot; &amp; [.D544] &amp; &quot; Top1000&quot;" office:value-type="string" office:string-value="(reg. v) no.543 Top1000" calcext:value-type="string">
            <text:p>(reg. v) no.543 Top1000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telephone</text:p>
          </table:table-cell>
          <table:table-cell office:value-type="float" office:value="660" calcext:value-type="float">
            <text:p>660</text:p>
          </table:table-cell>
          <table:table-cell table:number-columns-repeated="1018"/>
        </table:table-row>
        <table:table-row table:style-name="ro1">
          <table:table-cell table:formula="of:=&quot;I &quot; &amp; [.E545]" office:value-type="string" office:string-value="I admire" calcext:value-type="string">
            <text:p>I admire</text:p>
          </table:table-cell>
          <table:table-cell/>
          <table:table-cell table:formula="of:=&quot;(reg. v) no.&quot; &amp; [.D545] &amp; &quot; Top1000&quot;" office:value-type="string" office:string-value="(reg. v) no.544 Top1000" calcext:value-type="string">
            <text:p>(reg. v) no.544 Top10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admire</text:p>
          </table:table-cell>
          <table:table-cell office:value-type="float" office:value="662" calcext:value-type="float">
            <text:p>662</text:p>
          </table:table-cell>
          <table:table-cell table:number-columns-repeated="1018"/>
        </table:table-row>
        <table:table-row table:style-name="ro1">
          <table:table-cell table:formula="of:=&quot;I &quot; &amp; [.E546]" office:value-type="string" office:string-value="I crash" calcext:value-type="string">
            <text:p>I crash</text:p>
          </table:table-cell>
          <table:table-cell/>
          <table:table-cell table:formula="of:=&quot;(reg. v) no.&quot; &amp; [.D546] &amp; &quot; Top1000&quot;" office:value-type="string" office:string-value="(reg. v) no.545 Top1000" calcext:value-type="string">
            <text:p>(reg. v) no.545 Top1000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crash</text:p>
          </table:table-cell>
          <table:table-cell office:value-type="float" office:value="664" calcext:value-type="float">
            <text:p>664</text:p>
          </table:table-cell>
          <table:table-cell table:number-columns-repeated="1018"/>
        </table:table-row>
        <table:table-row table:style-name="ro1">
          <table:table-cell table:formula="of:=&quot;I &quot; &amp; [.E547]" office:value-type="string" office:string-value="I disturb" calcext:value-type="string">
            <text:p>I disturb</text:p>
          </table:table-cell>
          <table:table-cell/>
          <table:table-cell table:formula="of:=&quot;(reg. v) no.&quot; &amp; [.D547] &amp; &quot; Top1000&quot;" office:value-type="string" office:string-value="(reg. v) no.546 Top1000" calcext:value-type="string">
            <text:p>(reg. v) no.546 Top1000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disturb</text:p>
          </table:table-cell>
          <table:table-cell office:value-type="float" office:value="665" calcext:value-type="float">
            <text:p>665</text:p>
          </table:table-cell>
          <table:table-cell table:number-columns-repeated="1018"/>
        </table:table-row>
        <table:table-row table:style-name="ro1">
          <table:table-cell table:formula="of:=&quot;I &quot; &amp; [.E548]" office:value-type="string" office:string-value="I greet" calcext:value-type="string">
            <text:p>I greet</text:p>
          </table:table-cell>
          <table:table-cell/>
          <table:table-cell table:formula="of:=&quot;(reg. v) no.&quot; &amp; [.D548] &amp; &quot; Top1000&quot;" office:value-type="string" office:string-value="(reg. v) no.547 Top1000" calcext:value-type="string">
            <text:p>(reg. v) no.547 Top1000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greet</text:p>
          </table:table-cell>
          <table:table-cell office:value-type="float" office:value="666" calcext:value-type="float">
            <text:p>666</text:p>
          </table:table-cell>
          <table:table-cell table:number-columns-repeated="1018"/>
        </table:table-row>
        <table:table-row table:style-name="ro1">
          <table:table-cell table:formula="of:=&quot;I &quot; &amp; [.E549]" office:value-type="string" office:string-value="I hesitate" calcext:value-type="string">
            <text:p>I hesitate</text:p>
          </table:table-cell>
          <table:table-cell/>
          <table:table-cell table:formula="of:=&quot;(reg. v) no.&quot; &amp; [.D549] &amp; &quot; Top1000&quot;" office:value-type="string" office:string-value="(reg. v) no.548 Top1000" calcext:value-type="string">
            <text:p>(reg. v) no.548 Top1000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hesitate</text:p>
          </table:table-cell>
          <table:table-cell office:value-type="float" office:value="667" calcext:value-type="float">
            <text:p>667</text:p>
          </table:table-cell>
          <table:table-cell table:number-columns-repeated="1018"/>
        </table:table-row>
        <table:table-row table:style-name="ro1">
          <table:table-cell table:formula="of:=&quot;I &quot; &amp; [.E550]" office:value-type="string" office:string-value="I induce" calcext:value-type="string">
            <text:p>I induce</text:p>
          </table:table-cell>
          <table:table-cell/>
          <table:table-cell table:formula="of:=&quot;(reg. v) no.&quot; &amp; [.D550] &amp; &quot; Top1000&quot;" office:value-type="string" office:string-value="(reg. v) no.549 Top1000" calcext:value-type="string">
            <text:p>(reg. v) no.549 Top1000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induce</text:p>
          </table:table-cell>
          <table:table-cell office:value-type="float" office:value="668" calcext:value-type="float">
            <text:p>668</text:p>
          </table:table-cell>
          <table:table-cell table:number-columns-repeated="1018"/>
        </table:table-row>
        <table:table-row table:style-name="ro1">
          <table:table-cell table:formula="of:=&quot;I &quot; &amp; [.E551]" office:value-type="string" office:string-value="I integrate" calcext:value-type="string">
            <text:p>I integrate</text:p>
          </table:table-cell>
          <table:table-cell/>
          <table:table-cell table:formula="of:=&quot;(reg. v) no.&quot; &amp; [.D551] &amp; &quot; Top1000&quot;" office:value-type="string" office:string-value="(reg. v) no.550 Top1000" calcext:value-type="string">
            <text:p>(reg. v) no.550 Top10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ntegrate</text:p>
          </table:table-cell>
          <table:table-cell office:value-type="float" office:value="669" calcext:value-type="float">
            <text:p>669</text:p>
          </table:table-cell>
          <table:table-cell table:number-columns-repeated="1018"/>
        </table:table-row>
        <table:table-row table:style-name="ro1">
          <table:table-cell table:formula="of:=&quot;I &quot; &amp; [.E552]" office:value-type="string" office:string-value="I line" calcext:value-type="string">
            <text:p>I line</text:p>
          </table:table-cell>
          <table:table-cell/>
          <table:table-cell table:formula="of:=&quot;(reg. v) no.&quot; &amp; [.D552] &amp; &quot; Top1000&quot;" office:value-type="string" office:string-value="(reg. v) no.551 Top1000" calcext:value-type="string">
            <text:p>(reg. v) no.551 Top1000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line</text:p>
          </table:table-cell>
          <table:table-cell office:value-type="float" office:value="671" calcext:value-type="float">
            <text:p>671</text:p>
          </table:table-cell>
          <table:table-cell table:number-columns-repeated="1018"/>
        </table:table-row>
        <table:table-row table:style-name="ro1">
          <table:table-cell table:formula="of:=&quot;I &quot; &amp; [.E553]" office:value-type="string" office:string-value="I load" calcext:value-type="string">
            <text:p>I load</text:p>
          </table:table-cell>
          <table:table-cell/>
          <table:table-cell table:formula="of:=&quot;(reg. v) no.&quot; &amp; [.D553] &amp; &quot; Top1000&quot;" office:value-type="string" office:string-value="(reg. v) no.552 Top1000" calcext:value-type="string">
            <text:p>(reg. v) no.552 Top1000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load</text:p>
          </table:table-cell>
          <table:table-cell office:value-type="float" office:value="672" calcext:value-type="float">
            <text:p>672</text:p>
          </table:table-cell>
          <table:table-cell table:number-columns-repeated="1018"/>
        </table:table-row>
        <table:table-row table:style-name="ro1">
          <table:table-cell table:formula="of:=&quot;I &quot; &amp; [.E554]" office:value-type="string" office:string-value="I murmur" calcext:value-type="string">
            <text:p>I murmur</text:p>
          </table:table-cell>
          <table:table-cell/>
          <table:table-cell table:formula="of:=&quot;(reg. v) no.&quot; &amp; [.D554] &amp; &quot; Top1000&quot;" office:value-type="string" office:string-value="(reg. v) no.553 Top1000" calcext:value-type="string">
            <text:p>(reg. v) no.553 Top1000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murmur</text:p>
          </table:table-cell>
          <table:table-cell office:value-type="float" office:value="673" calcext:value-type="float">
            <text:p>673</text:p>
          </table:table-cell>
          <table:table-cell table:number-columns-repeated="1018"/>
        </table:table-row>
        <table:table-row table:style-name="ro1">
          <table:table-cell table:formula="of:=&quot;I &quot; &amp; [.E555]" office:value-type="string" office:string-value="I render" calcext:value-type="string">
            <text:p>I render</text:p>
          </table:table-cell>
          <table:table-cell/>
          <table:table-cell table:formula="of:=&quot;(reg. v) no.&quot; &amp; [.D555] &amp; &quot; Top1000&quot;" office:value-type="string" office:string-value="(reg. v) no.554 Top1000" calcext:value-type="string">
            <text:p>(reg. v) no.554 Top1000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render</text:p>
          </table:table-cell>
          <table:table-cell office:value-type="float" office:value="674" calcext:value-type="float">
            <text:p>674</text:p>
          </table:table-cell>
          <table:table-cell table:number-columns-repeated="1018"/>
        </table:table-row>
        <table:table-row table:style-name="ro1">
          <table:table-cell table:formula="of:=&quot;I &quot; &amp; [.E556]" office:value-type="string" office:string-value="I swallow" calcext:value-type="string">
            <text:p>I swallow</text:p>
          </table:table-cell>
          <table:table-cell/>
          <table:table-cell table:formula="of:=&quot;(reg. v) no.&quot; &amp; [.D556] &amp; &quot; Top1000&quot;" office:value-type="string" office:string-value="(reg. v) no.555 Top1000" calcext:value-type="string">
            <text:p>(reg. v) no.555 Top1000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swallow</text:p>
          </table:table-cell>
          <table:table-cell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table:formula="of:=&quot;I &quot; &amp; [.E557]" office:value-type="string" office:string-value="I tap" calcext:value-type="string">
            <text:p>I tap</text:p>
          </table:table-cell>
          <table:table-cell/>
          <table:table-cell table:formula="of:=&quot;(reg. v) no.&quot; &amp; [.D557] &amp; &quot; Top1000&quot;" office:value-type="string" office:string-value="(reg. v) no.556 Top1000" calcext:value-type="string">
            <text:p>(reg. v) no.556 Top1000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tap</text:p>
          </table:table-cell>
          <table:table-cell office:value-type="float" office:value="677" calcext:value-type="float">
            <text:p>677</text:p>
          </table:table-cell>
          <table:table-cell table:number-columns-repeated="1018"/>
        </table:table-row>
        <table:table-row table:style-name="ro1">
          <table:table-cell table:formula="of:=&quot;I &quot; &amp; [.E558]" office:value-type="string" office:string-value="I translate" calcext:value-type="string">
            <text:p>I translate</text:p>
          </table:table-cell>
          <table:table-cell/>
          <table:table-cell table:formula="of:=&quot;(reg. v) no.&quot; &amp; [.D558] &amp; &quot; Top1000&quot;" office:value-type="string" office:string-value="(reg. v) no.557 Top1000" calcext:value-type="string">
            <text:p>(reg. v) no.557 Top100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translate</text:p>
          </table:table-cell>
          <table:table-cell office:value-type="float" office:value="678" calcext:value-type="float">
            <text:p>678</text:p>
          </table:table-cell>
          <table:table-cell table:number-columns-repeated="1018"/>
        </table:table-row>
        <table:table-row table:style-name="ro1">
          <table:table-cell table:formula="of:=&quot;I &quot; &amp; [.E559]" office:value-type="string" office:string-value="I yield" calcext:value-type="string">
            <text:p>I yield</text:p>
          </table:table-cell>
          <table:table-cell/>
          <table:table-cell table:formula="of:=&quot;(reg. v) no.&quot; &amp; [.D559] &amp; &quot; Top1000&quot;" office:value-type="string" office:string-value="(reg. v) no.558 Top1000" calcext:value-type="string">
            <text:p>(reg. v) no.558 Top1000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yield</text:p>
          </table:table-cell>
          <table:table-cell office:value-type="float" office:value="679" calcext:value-type="float">
            <text:p>679</text:p>
          </table:table-cell>
          <table:table-cell table:number-columns-repeated="1018"/>
        </table:table-row>
        <table:table-row table:style-name="ro1">
          <table:table-cell table:formula="of:=&quot;I &quot; &amp; [.E560]" office:value-type="string" office:string-value="I accommodate" calcext:value-type="string">
            <text:p>I accommodate</text:p>
          </table:table-cell>
          <table:table-cell/>
          <table:table-cell table:formula="of:=&quot;(reg. v) no.&quot; &amp; [.D560] &amp; &quot; Top1000&quot;" office:value-type="string" office:string-value="(reg. v) no.559 Top1000" calcext:value-type="string">
            <text:p>(reg. v) no.559 Top1000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accommodate</text:p>
          </table:table-cell>
          <table:table-cell office:value-type="float" office:value="680" calcext:value-type="float">
            <text:p>680</text:p>
          </table:table-cell>
          <table:table-cell table:number-columns-repeated="1018"/>
        </table:table-row>
        <table:table-row table:style-name="ro1">
          <table:table-cell table:formula="of:=&quot;I &quot; &amp; [.E561]" office:value-type="string" office:string-value="I age" calcext:value-type="string">
            <text:p>I age</text:p>
          </table:table-cell>
          <table:table-cell/>
          <table:table-cell table:formula="of:=&quot;(reg. v) no.&quot; &amp; [.D561] &amp; &quot; Top1000&quot;" office:value-type="string" office:string-value="(reg. v) no.560 Top1000" calcext:value-type="string">
            <text:p>(reg. v) no.560 Top100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age</text:p>
          </table:table-cell>
          <table:table-cell office:value-type="float" office:value="681" calcext:value-type="float">
            <text:p>681</text:p>
          </table:table-cell>
          <table:table-cell table:number-columns-repeated="1018"/>
        </table:table-row>
        <table:table-row table:style-name="ro1">
          <table:table-cell table:formula="of:=&quot;I &quot; &amp; [.E562]" office:value-type="string" office:string-value="I assert" calcext:value-type="string">
            <text:p>I assert</text:p>
          </table:table-cell>
          <table:table-cell/>
          <table:table-cell table:formula="of:=&quot;(reg. v) no.&quot; &amp; [.D562] &amp; &quot; Top1000&quot;" office:value-type="string" office:string-value="(reg. v) no.561 Top1000" calcext:value-type="string">
            <text:p>(reg. v) no.561 Top1000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assert</text:p>
          </table:table-cell>
          <table:table-cell office:value-type="float" office:value="682" calcext:value-type="float">
            <text:p>682</text:p>
          </table:table-cell>
          <table:table-cell table:number-columns-repeated="1018"/>
        </table:table-row>
        <table:table-row table:style-name="ro1">
          <table:table-cell table:formula="of:=&quot;I &quot; &amp; [.E563]" office:value-type="string" office:string-value="I await" calcext:value-type="string">
            <text:p>I await</text:p>
          </table:table-cell>
          <table:table-cell/>
          <table:table-cell table:formula="of:=&quot;(reg. v) no.&quot; &amp; [.D563] &amp; &quot; Top1000&quot;" office:value-type="string" office:string-value="(reg. v) no.562 Top1000" calcext:value-type="string">
            <text:p>(reg. v) no.562 Top1000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await</text:p>
          </table:table-cell>
          <table:table-cell office:value-type="float" office:value="683" calcext:value-type="float">
            <text:p>683</text:p>
          </table:table-cell>
          <table:table-cell table:number-columns-repeated="1018"/>
        </table:table-row>
        <table:table-row table:style-name="ro1">
          <table:table-cell table:formula="of:=&quot;I &quot; &amp; [.E564]" office:value-type="string" office:string-value="I book" calcext:value-type="string">
            <text:p>I book</text:p>
          </table:table-cell>
          <table:table-cell/>
          <table:table-cell table:formula="of:=&quot;(reg. v) no.&quot; &amp; [.D564] &amp; &quot; Top1000&quot;" office:value-type="string" office:string-value="(reg. v) no.563 Top1000" calcext:value-type="string">
            <text:p>(reg. v) no.563 Top100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book</text:p>
          </table:table-cell>
          <table:table-cell office:value-type="float" office:value="684" calcext:value-type="float">
            <text:p>684</text:p>
          </table:table-cell>
          <table:table-cell table:number-columns-repeated="1018"/>
        </table:table-row>
        <table:table-row table:style-name="ro1">
          <table:table-cell table:formula="of:=&quot;I &quot; &amp; [.E565]" office:value-type="string" office:string-value="I brush" calcext:value-type="string">
            <text:p>I brush</text:p>
          </table:table-cell>
          <table:table-cell/>
          <table:table-cell table:formula="of:=&quot;(reg. v) no.&quot; &amp; [.D565] &amp; &quot; Top1000&quot;" office:value-type="string" office:string-value="(reg. v) no.564 Top1000" calcext:value-type="string">
            <text:p>(reg. v) no.564 Top1000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brush</text:p>
          </table:table-cell>
          <table:table-cell office:value-type="float" office:value="685" calcext:value-type="float">
            <text:p>685</text:p>
          </table:table-cell>
          <table:table-cell table:number-columns-repeated="1018"/>
        </table:table-row>
        <table:table-row table:style-name="ro1">
          <table:table-cell table:formula="of:=&quot;I &quot; &amp; [.E566]" office:value-type="string" office:string-value="I chase" calcext:value-type="string">
            <text:p>I chase</text:p>
          </table:table-cell>
          <table:table-cell/>
          <table:table-cell table:formula="of:=&quot;(reg. v) no.&quot; &amp; [.D566] &amp; &quot; Top1000&quot;" office:value-type="string" office:string-value="(reg. v) no.565 Top1000" calcext:value-type="string">
            <text:p>(reg. v) no.565 Top1000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chase</text:p>
          </table:table-cell>
          <table:table-cell office:value-type="float" office:value="686" calcext:value-type="float">
            <text:p>686</text:p>
          </table:table-cell>
          <table:table-cell table:number-columns-repeated="1018"/>
        </table:table-row>
        <table:table-row table:style-name="ro1">
          <table:table-cell table:formula="of:=&quot;I &quot; &amp; [.E567]" office:value-type="string" office:string-value="I comply" calcext:value-type="string">
            <text:p>I comply</text:p>
          </table:table-cell>
          <table:table-cell/>
          <table:table-cell table:formula="of:=&quot;(reg. v) no.&quot; &amp; [.D567] &amp; &quot; Top1000&quot;" office:value-type="string" office:string-value="(reg. v) no.566 Top1000" calcext:value-type="string">
            <text:p>(reg. v) no.566 Top1000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comply</text:p>
          </table:table-cell>
          <table:table-cell office:value-type="float" office:value="687" calcext:value-type="float">
            <text:p>687</text:p>
          </table:table-cell>
          <table:table-cell table:number-columns-repeated="1018"/>
        </table:table-row>
        <table:table-row table:style-name="ro1">
          <table:table-cell table:formula="of:=&quot;I &quot; &amp; [.E568]" office:value-type="string" office:string-value="I copy" calcext:value-type="string">
            <text:p>I copy</text:p>
          </table:table-cell>
          <table:table-cell/>
          <table:table-cell table:formula="of:=&quot;(reg. v) no.&quot; &amp; [.D568] &amp; &quot; Top1000&quot;" office:value-type="string" office:string-value="(reg. v) no.567 Top1000" calcext:value-type="string">
            <text:p>(reg. v) no.567 Top1000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copy</text:p>
          </table:table-cell>
          <table:table-cell office:value-type="float" office:value="688" calcext:value-type="float">
            <text:p>688</text:p>
          </table:table-cell>
          <table:table-cell table:number-columns-repeated="1018"/>
        </table:table-row>
        <table:table-row table:style-name="ro1">
          <table:table-cell table:formula="of:=&quot;I &quot; &amp; [.E569]" office:value-type="string" office:string-value="I criticise" calcext:value-type="string">
            <text:p>I criticise</text:p>
          </table:table-cell>
          <table:table-cell/>
          <table:table-cell table:formula="of:=&quot;(reg. v) no.&quot; &amp; [.D569] &amp; &quot; Top1000&quot;" office:value-type="string" office:string-value="(reg. v) no.568 Top1000" calcext:value-type="string">
            <text:p>(reg. v) no.568 Top1000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criticise</text:p>
          </table:table-cell>
          <table:table-cell office:value-type="float" office:value="689" calcext:value-type="float">
            <text:p>689</text:p>
          </table:table-cell>
          <table:table-cell table:number-columns-repeated="1018"/>
        </table:table-row>
        <table:table-row table:style-name="ro1">
          <table:table-cell table:formula="of:=&quot;I &quot; &amp; [.E570]" office:value-type="string" office:string-value="I devote" calcext:value-type="string">
            <text:p>I devote</text:p>
          </table:table-cell>
          <table:table-cell/>
          <table:table-cell table:formula="of:=&quot;(reg. v) no.&quot; &amp; [.D570] &amp; &quot; Top1000&quot;" office:value-type="string" office:string-value="(reg. v) no.569 Top1000" calcext:value-type="string">
            <text:p>(reg. v) no.569 Top100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devote</text:p>
          </table:table-cell>
          <table:table-cell office:value-type="float" office:value="690" calcext:value-type="float">
            <text:p>690</text:p>
          </table:table-cell>
          <table:table-cell table:number-columns-repeated="1018"/>
        </table:table-row>
        <table:table-row table:style-name="ro1">
          <table:table-cell table:formula="of:=&quot;I &quot; &amp; [.E571]" office:value-type="string" office:string-value="I evolve" calcext:value-type="string">
            <text:p>I evolve</text:p>
          </table:table-cell>
          <table:table-cell/>
          <table:table-cell table:formula="of:=&quot;(reg. v) no.&quot; &amp; [.D571] &amp; &quot; Top1000&quot;" office:value-type="string" office:string-value="(reg. v) no.570 Top1000" calcext:value-type="string">
            <text:p>(reg. v) no.570 Top100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evolve</text:p>
          </table:table-cell>
          <table:table-cell office:value-type="float" office:value="691" calcext:value-type="float">
            <text:p>691</text:p>
          </table:table-cell>
          <table:table-cell table:number-columns-repeated="1018"/>
        </table:table-row>
        <table:table-row table:style-name="ro1">
          <table:table-cell table:formula="of:=&quot;I &quot; &amp; [.E572]" office:value-type="string" office:string-value="I initiate" calcext:value-type="string">
            <text:p>I initiate</text:p>
          </table:table-cell>
          <table:table-cell/>
          <table:table-cell table:formula="of:=&quot;(reg. v) no.&quot; &amp; [.D572] &amp; &quot; Top1000&quot;" office:value-type="string" office:string-value="(reg. v) no.571 Top1000" calcext:value-type="string">
            <text:p>(reg. v) no.571 Top1000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initiate</text:p>
          </table:table-cell>
          <table:table-cell office:value-type="float" office:value="694" calcext:value-type="float">
            <text:p>694</text:p>
          </table:table-cell>
          <table:table-cell table:number-columns-repeated="1018"/>
        </table:table-row>
        <table:table-row table:style-name="ro1">
          <table:table-cell table:formula="of:=&quot;I &quot; &amp; [.E573]" office:value-type="string" office:string-value="I interrupt" calcext:value-type="string">
            <text:p>I interrupt</text:p>
          </table:table-cell>
          <table:table-cell/>
          <table:table-cell table:formula="of:=&quot;(reg. v) no.&quot; &amp; [.D573] &amp; &quot; Top1000&quot;" office:value-type="string" office:string-value="(reg. v) no.572 Top1000" calcext:value-type="string">
            <text:p>(reg. v) no.572 Top1000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interrupt</text:p>
          </table:table-cell>
          <table:table-cell office:value-type="float" office:value="695" calcext:value-type="float">
            <text:p>695</text:p>
          </table:table-cell>
          <table:table-cell table:number-columns-repeated="1018"/>
        </table:table-row>
        <table:table-row table:style-name="ro1">
          <table:table-cell table:formula="of:=&quot;I &quot; &amp; [.E574]" office:value-type="string" office:string-value="I mutter" calcext:value-type="string">
            <text:p>I mutter</text:p>
          </table:table-cell>
          <table:table-cell/>
          <table:table-cell table:formula="of:=&quot;(reg. v) no.&quot; &amp; [.D574] &amp; &quot; Top1000&quot;" office:value-type="string" office:string-value="(reg. v) no.573 Top1000" calcext:value-type="string">
            <text:p>(reg. v) no.573 Top1000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mutter</text:p>
          </table:table-cell>
          <table:table-cell office:value-type="float" office:value="697" calcext:value-type="float">
            <text:p>697</text:p>
          </table:table-cell>
          <table:table-cell table:number-columns-repeated="1018"/>
        </table:table-row>
        <table:table-row table:style-name="ro1">
          <table:table-cell table:formula="of:=&quot;I &quot; &amp; [.E575]" office:value-type="string" office:string-value="I overlook" calcext:value-type="string">
            <text:p>I overlook</text:p>
          </table:table-cell>
          <table:table-cell/>
          <table:table-cell table:formula="of:=&quot;(reg. v) no.&quot; &amp; [.D575] &amp; &quot; Top1000&quot;" office:value-type="string" office:string-value="(reg. v) no.574 Top1000" calcext:value-type="string">
            <text:p>(reg. v) no.574 Top1000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overlook</text:p>
          </table:table-cell>
          <table:table-cell office:value-type="float" office:value="698" calcext:value-type="float">
            <text:p>698</text:p>
          </table:table-cell>
          <table:table-cell table:number-columns-repeated="1018"/>
        </table:table-row>
        <table:table-row table:style-name="ro1">
          <table:table-cell table:formula="of:=&quot;I &quot; &amp; [.E576]" office:value-type="string" office:string-value="I risk" calcext:value-type="string">
            <text:p>I risk</text:p>
          </table:table-cell>
          <table:table-cell/>
          <table:table-cell table:formula="of:=&quot;(reg. v) no.&quot; &amp; [.D576] &amp; &quot; Top1000&quot;" office:value-type="string" office:string-value="(reg. v) no.575 Top1000" calcext:value-type="string">
            <text:p>(reg. v) no.575 Top1000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risk</text:p>
          </table:table-cell>
          <table:table-cell office:value-type="float" office:value="699" calcext:value-type="float">
            <text:p>699</text:p>
          </table:table-cell>
          <table:table-cell table:number-columns-repeated="1018"/>
        </table:table-row>
        <table:table-row table:style-name="ro1">
          <table:table-cell table:formula="of:=&quot;I &quot; &amp; [.E577]" office:value-type="string" office:string-value="I shape" calcext:value-type="string">
            <text:p>I shape</text:p>
          </table:table-cell>
          <table:table-cell/>
          <table:table-cell table:formula="of:=&quot;(reg. v) no.&quot; &amp; [.D577] &amp; &quot; Top1000&quot;" office:value-type="string" office:string-value="(reg. v) no.576 Top1000" calcext:value-type="string">
            <text:p>(reg. v) no.576 Top10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shape</text:p>
          </table:table-cell>
          <table:table-cell office:value-type="float" office:value="700" calcext:value-type="float">
            <text:p>700</text:p>
          </table:table-cell>
          <table:table-cell table:number-columns-repeated="1018"/>
        </table:table-row>
        <table:table-row table:style-name="ro1">
          <table:table-cell table:formula="of:=&quot;I &quot; &amp; [.E578]" office:value-type="string" office:string-value="I squeeze" calcext:value-type="string">
            <text:p>I squeeze</text:p>
          </table:table-cell>
          <table:table-cell/>
          <table:table-cell table:formula="of:=&quot;(reg. v) no.&quot; &amp; [.D578] &amp; &quot; Top1000&quot;" office:value-type="string" office:string-value="(reg. v) no.577 Top1000" calcext:value-type="string">
            <text:p>(reg. v) no.577 Top1000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squeeze</text:p>
          </table:table-cell>
          <table:table-cell office:value-type="float" office:value="702" calcext:value-type="float">
            <text:p>702</text:p>
          </table:table-cell>
          <table:table-cell table:number-columns-repeated="1018"/>
        </table:table-row>
        <table:table-row table:style-name="ro1">
          <table:table-cell table:formula="of:=&quot;I &quot; &amp; [.E579]" office:value-type="string" office:string-value="I trap" calcext:value-type="string">
            <text:p>I trap</text:p>
          </table:table-cell>
          <table:table-cell/>
          <table:table-cell table:formula="of:=&quot;(reg. v) no.&quot; &amp; [.D579] &amp; &quot; Top1000&quot;" office:value-type="string" office:string-value="(reg. v) no.578 Top1000" calcext:value-type="string">
            <text:p>(reg. v) no.578 Top1000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trap</text:p>
          </table:table-cell>
          <table:table-cell office:value-type="float" office:value="703" calcext:value-type="float">
            <text:p>703</text:p>
          </table:table-cell>
          <table:table-cell table:number-columns-repeated="1018"/>
        </table:table-row>
        <table:table-row table:style-name="ro1">
          <table:table-cell table:formula="of:=&quot;I &quot; &amp; [.E580]" office:value-type="string" office:string-value="I undermine" calcext:value-type="string">
            <text:p>I undermine</text:p>
          </table:table-cell>
          <table:table-cell/>
          <table:table-cell table:formula="of:=&quot;(reg. v) no.&quot; &amp; [.D580] &amp; &quot; Top1000&quot;" office:value-type="string" office:string-value="(reg. v) no.579 Top1000" calcext:value-type="string">
            <text:p>(reg. v) no.579 Top1000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undermine</text:p>
          </table:table-cell>
          <table:table-cell office:value-type="float" office:value="704" calcext:value-type="float">
            <text:p>704</text:p>
          </table:table-cell>
          <table:table-cell table:number-columns-repeated="1018"/>
        </table:table-row>
        <table:table-row table:style-name="ro1">
          <table:table-cell table:formula="of:=&quot;I &quot; &amp; [.E581]" office:value-type="string" office:string-value="I witness" calcext:value-type="string">
            <text:p>I witness</text:p>
          </table:table-cell>
          <table:table-cell/>
          <table:table-cell table:formula="of:=&quot;(reg. v) no.&quot; &amp; [.D581] &amp; &quot; Top1000&quot;" office:value-type="string" office:string-value="(reg. v) no.580 Top1000" calcext:value-type="string">
            <text:p>(reg. v) no.580 Top1000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witness</text:p>
          </table:table-cell>
          <table:table-cell office:value-type="float" office:value="705" calcext:value-type="float">
            <text:p>705</text:p>
          </table:table-cell>
          <table:table-cell table:number-columns-repeated="1018"/>
        </table:table-row>
        <table:table-row table:style-name="ro1">
          <table:table-cell table:formula="of:=&quot;I &quot; &amp; [.E582]" office:value-type="string" office:string-value="I beg" calcext:value-type="string">
            <text:p>I beg</text:p>
          </table:table-cell>
          <table:table-cell/>
          <table:table-cell table:formula="of:=&quot;(reg. v) no.&quot; &amp; [.D582] &amp; &quot; Top1000&quot;" office:value-type="string" office:string-value="(reg. v) no.581 Top1000" calcext:value-type="string">
            <text:p>(reg. v) no.581 Top1000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beg</text:p>
          </table:table-cell>
          <table:table-cell office:value-type="float" office:value="706" calcext:value-type="float">
            <text:p>706</text:p>
          </table:table-cell>
          <table:table-cell table:number-columns-repeated="1018"/>
        </table:table-row>
        <table:table-row table:style-name="ro1">
          <table:table-cell table:formula="of:=&quot;I &quot; &amp; [.E583]" office:value-type="string" office:string-value="I drift" calcext:value-type="string">
            <text:p>I drift</text:p>
          </table:table-cell>
          <table:table-cell/>
          <table:table-cell table:formula="of:=&quot;(reg. v) no.&quot; &amp; [.D583] &amp; &quot; Top1000&quot;" office:value-type="string" office:string-value="(reg. v) no.582 Top1000" calcext:value-type="string">
            <text:p>(reg. v) no.582 Top1000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drift</text:p>
          </table:table-cell>
          <table:table-cell office:value-type="float" office:value="707" calcext:value-type="float">
            <text:p>707</text:p>
          </table:table-cell>
          <table:table-cell table:number-columns-repeated="1018"/>
        </table:table-row>
        <table:table-row table:style-name="ro1">
          <table:table-cell table:formula="of:=&quot;I &quot; &amp; [.E584]" office:value-type="string" office:string-value="I echo" calcext:value-type="string">
            <text:p>I echo</text:p>
          </table:table-cell>
          <table:table-cell/>
          <table:table-cell table:formula="of:=&quot;(reg. v) no.&quot; &amp; [.D584] &amp; &quot; Top1000&quot;" office:value-type="string" office:string-value="(reg. v) no.583 Top1000" calcext:value-type="string">
            <text:p>(reg. v) no.583 Top1000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echo</text:p>
          </table:table-cell>
          <table:table-cell office:value-type="float" office:value="708" calcext:value-type="float">
            <text:p>708</text:p>
          </table:table-cell>
          <table:table-cell table:number-columns-repeated="1018"/>
        </table:table-row>
        <table:table-row table:style-name="ro1">
          <table:table-cell table:formula="of:=&quot;I &quot; &amp; [.E585]" office:value-type="string" office:string-value="I emphasize" calcext:value-type="string">
            <text:p>I emphasize</text:p>
          </table:table-cell>
          <table:table-cell/>
          <table:table-cell table:formula="of:=&quot;(reg. v) no.&quot; &amp; [.D585] &amp; &quot; Top1000&quot;" office:value-type="string" office:string-value="(reg. v) no.584 Top1000" calcext:value-type="string">
            <text:p>(reg. v) no.584 Top1000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emphasize</text:p>
          </table:table-cell>
          <table:table-cell office:value-type="float" office:value="709" calcext:value-type="float">
            <text:p>709</text:p>
          </table:table-cell>
          <table:table-cell table:number-columns-repeated="1018"/>
        </table:table-row>
        <table:table-row table:style-name="ro1">
          <table:table-cell table:formula="of:=&quot;I &quot; &amp; [.E586]" office:value-type="string" office:string-value="I enforce" calcext:value-type="string">
            <text:p>I enforce</text:p>
          </table:table-cell>
          <table:table-cell/>
          <table:table-cell table:formula="of:=&quot;(reg. v) no.&quot; &amp; [.D586] &amp; &quot; Top1000&quot;" office:value-type="string" office:string-value="(reg. v) no.585 Top1000" calcext:value-type="string">
            <text:p>(reg. v) no.585 Top100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enforce</text:p>
          </table:table-cell>
          <table:table-cell office:value-type="float" office:value="710" calcext:value-type="float">
            <text:p>710</text:p>
          </table:table-cell>
          <table:table-cell table:number-columns-repeated="1018"/>
        </table:table-row>
        <table:table-row table:style-name="ro1">
          <table:table-cell table:formula="of:=&quot;I &quot; &amp; [.E587]" office:value-type="string" office:string-value="I exchange" calcext:value-type="string">
            <text:p>I exchange</text:p>
          </table:table-cell>
          <table:table-cell/>
          <table:table-cell table:formula="of:=&quot;(reg. v) no.&quot; &amp; [.D587] &amp; &quot; Top1000&quot;" office:value-type="string" office:string-value="(reg. v) no.586 Top1000" calcext:value-type="string">
            <text:p>(reg. v) no.586 Top1000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exchange</text:p>
          </table:table-cell>
          <table:table-cell office:value-type="float" office:value="711" calcext:value-type="float">
            <text:p>711</text:p>
          </table:table-cell>
          <table:table-cell table:number-columns-repeated="1018"/>
        </table:table-row>
        <table:table-row table:style-name="ro1">
          <table:table-cell table:formula="of:=&quot;I &quot; &amp; [.E588]" office:value-type="string" office:string-value="I fade" calcext:value-type="string">
            <text:p>I fade</text:p>
          </table:table-cell>
          <table:table-cell/>
          <table:table-cell table:formula="of:=&quot;(reg. v) no.&quot; &amp; [.D588] &amp; &quot; Top1000&quot;" office:value-type="string" office:string-value="(reg. v) no.587 Top1000" calcext:value-type="string">
            <text:p>(reg. v) no.587 Top1000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fade</text:p>
          </table:table-cell>
          <table:table-cell office:value-type="float" office:value="712" calcext:value-type="float">
            <text:p>712</text:p>
          </table:table-cell>
          <table:table-cell table:number-columns-repeated="1018"/>
        </table:table-row>
        <table:table-row table:style-name="ro1">
          <table:table-cell table:formula="of:=&quot;I &quot; &amp; [.E589]" office:value-type="string" office:string-value="I float" calcext:value-type="string">
            <text:p>I float</text:p>
          </table:table-cell>
          <table:table-cell/>
          <table:table-cell table:formula="of:=&quot;(reg. v) no.&quot; &amp; [.D589] &amp; &quot; Top1000&quot;" office:value-type="string" office:string-value="(reg. v) no.588 Top1000" calcext:value-type="string">
            <text:p>(reg. v) no.588 Top1000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float</text:p>
          </table:table-cell>
          <table:table-cell office:value-type="float" office:value="713" calcext:value-type="float">
            <text:p>713</text:p>
          </table:table-cell>
          <table:table-cell table:number-columns-repeated="1018"/>
        </table:table-row>
        <table:table-row table:style-name="ro1">
          <table:table-cell table:formula="of:=&quot;I &quot; &amp; [.E590]" office:value-type="string" office:string-value="I hire" calcext:value-type="string">
            <text:p>I hire</text:p>
          </table:table-cell>
          <table:table-cell/>
          <table:table-cell table:formula="of:=&quot;(reg. v) no.&quot; &amp; [.D590] &amp; &quot; Top1000&quot;" office:value-type="string" office:string-value="(reg. v) no.589 Top1000" calcext:value-type="string">
            <text:p>(reg. v) no.589 Top1000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ire</text:p>
          </table:table-cell>
          <table:table-cell office:value-type="float" office:value="715" calcext:value-type="float">
            <text:p>715</text:p>
          </table:table-cell>
          <table:table-cell table:number-columns-repeated="1018"/>
        </table:table-row>
        <table:table-row table:style-name="ro1">
          <table:table-cell table:formula="of:=&quot;I &quot; &amp; [.E591]" office:value-type="string" office:string-value="I in" calcext:value-type="string">
            <text:p>I in</text:p>
          </table:table-cell>
          <table:table-cell/>
          <table:table-cell table:formula="of:=&quot;(reg. v) no.&quot; &amp; [.D591] &amp; &quot; Top1000&quot;" office:value-type="string" office:string-value="(reg. v) no.590 Top1000" calcext:value-type="string">
            <text:p>(reg. v) no.590 Top1000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in</text:p>
          </table:table-cell>
          <table:table-cell office:value-type="float" office:value="716" calcext:value-type="float">
            <text:p>716</text:p>
          </table:table-cell>
          <table:table-cell table:number-columns-repeated="1018"/>
        </table:table-row>
        <table:table-row table:style-name="ro1">
          <table:table-cell table:formula="of:=&quot;I &quot; &amp; [.E592]" office:value-type="string" office:string-value="I object" calcext:value-type="string">
            <text:p>I object</text:p>
          </table:table-cell>
          <table:table-cell/>
          <table:table-cell table:formula="of:=&quot;(reg. v) no.&quot; &amp; [.D592] &amp; &quot; Top1000&quot;" office:value-type="string" office:string-value="(reg. v) no.591 Top1000" calcext:value-type="string">
            <text:p>(reg. v) no.591 Top1000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object</text:p>
          </table:table-cell>
          <table:table-cell office:value-type="float" office:value="717" calcext:value-type="float">
            <text:p>717</text:p>
          </table:table-cell>
          <table:table-cell table:number-columns-repeated="1018"/>
        </table:table-row>
        <table:table-row table:style-name="ro1">
          <table:table-cell table:formula="of:=&quot;I &quot; &amp; [.E593]" office:value-type="string" office:string-value="I pop" calcext:value-type="string">
            <text:p>I pop</text:p>
          </table:table-cell>
          <table:table-cell/>
          <table:table-cell table:formula="of:=&quot;(reg. v) no.&quot; &amp; [.D593] &amp; &quot; Top1000&quot;" office:value-type="string" office:string-value="(reg. v) no.592 Top1000" calcext:value-type="string">
            <text:p>(reg. v) no.592 Top1000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pop</text:p>
          </table:table-cell>
          <table:table-cell office:value-type="float" office:value="718" calcext:value-type="float">
            <text:p>718</text:p>
          </table:table-cell>
          <table:table-cell table:number-columns-repeated="1018"/>
        </table:table-row>
        <table:table-row table:style-name="ro1">
          <table:table-cell table:formula="of:=&quot;I &quot; &amp; [.E594]" office:value-type="string" office:string-value="I provoke" calcext:value-type="string">
            <text:p>I provoke</text:p>
          </table:table-cell>
          <table:table-cell/>
          <table:table-cell table:formula="of:=&quot;(reg. v) no.&quot; &amp; [.D594] &amp; &quot; Top1000&quot;" office:value-type="string" office:string-value="(reg. v) no.593 Top1000" calcext:value-type="string">
            <text:p>(reg. v) no.593 Top1000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provoke</text:p>
          </table:table-cell>
          <table:table-cell office:value-type="float" office:value="719" calcext:value-type="float">
            <text:p>719</text:p>
          </table:table-cell>
          <table:table-cell table:number-columns-repeated="1018"/>
        </table:table-row>
        <table:table-row table:style-name="ro1">
          <table:table-cell table:formula="of:=&quot;I &quot; &amp; [.E595]" office:value-type="string" office:string-value="I recruit" calcext:value-type="string">
            <text:p>I recruit</text:p>
          </table:table-cell>
          <table:table-cell/>
          <table:table-cell table:formula="of:=&quot;(reg. v) no.&quot; &amp; [.D595] &amp; &quot; Top1000&quot;" office:value-type="string" office:string-value="(reg. v) no.594 Top1000" calcext:value-type="string">
            <text:p>(reg. v) no.594 Top1000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recruit</text:p>
          </table:table-cell>
          <table:table-cell office:value-type="float" office:value="720" calcext:value-type="float">
            <text:p>720</text:p>
          </table:table-cell>
          <table:table-cell table:number-columns-repeated="1018"/>
        </table:table-row>
        <table:table-row table:style-name="ro1">
          <table:table-cell table:formula="of:=&quot;I &quot; &amp; [.E596]" office:value-type="string" office:string-value="I research" calcext:value-type="string">
            <text:p>I research</text:p>
          </table:table-cell>
          <table:table-cell/>
          <table:table-cell table:formula="of:=&quot;(reg. v) no.&quot; &amp; [.D596] &amp; &quot; Top1000&quot;" office:value-type="string" office:string-value="(reg. v) no.595 Top1000" calcext:value-type="string">
            <text:p>(reg. v) no.595 Top1000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research</text:p>
          </table:table-cell>
          <table:table-cell office:value-type="float" office:value="721" calcext:value-type="float">
            <text:p>721</text:p>
          </table:table-cell>
          <table:table-cell table:number-columns-repeated="1018"/>
        </table:table-row>
        <table:table-row table:style-name="ro1">
          <table:table-cell table:formula="of:=&quot;I &quot; &amp; [.E597]" office:value-type="string" office:string-value="I sense" calcext:value-type="string">
            <text:p>I sense</text:p>
          </table:table-cell>
          <table:table-cell/>
          <table:table-cell table:formula="of:=&quot;(reg. v) no.&quot; &amp; [.D597] &amp; &quot; Top1000&quot;" office:value-type="string" office:string-value="(reg. v) no.596 Top1000" calcext:value-type="string">
            <text:p>(reg. v) no.596 Top1000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sense</text:p>
          </table:table-cell>
          <table:table-cell office:value-type="float" office:value="722" calcext:value-type="float">
            <text:p>722</text:p>
          </table:table-cell>
          <table:table-cell table:number-columns-repeated="1018"/>
        </table:table-row>
        <table:table-row table:style-name="ro1">
          <table:table-cell table:formula="of:=&quot;I &quot; &amp; [.E598]" office:value-type="string" office:string-value="I situate" calcext:value-type="string">
            <text:p>I situate</text:p>
          </table:table-cell>
          <table:table-cell/>
          <table:table-cell table:formula="of:=&quot;(reg. v) no.&quot; &amp; [.D598] &amp; &quot; Top1000&quot;" office:value-type="string" office:string-value="(reg. v) no.597 Top1000" calcext:value-type="string">
            <text:p>(reg. v) no.597 Top1000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situate</text:p>
          </table:table-cell>
          <table:table-cell office:value-type="float" office:value="723" calcext:value-type="float">
            <text:p>723</text:p>
          </table:table-cell>
          <table:table-cell table:number-columns-repeated="1018"/>
        </table:table-row>
        <table:table-row table:style-name="ro1">
          <table:table-cell table:formula="of:=&quot;I &quot; &amp; [.E599]" office:value-type="string" office:string-value="I stimulate" calcext:value-type="string">
            <text:p>I stimulate</text:p>
          </table:table-cell>
          <table:table-cell/>
          <table:table-cell table:formula="of:=&quot;(reg. v) no.&quot; &amp; [.D599] &amp; &quot; Top1000&quot;" office:value-type="string" office:string-value="(reg. v) no.598 Top1000" calcext:value-type="string">
            <text:p>(reg. v) no.598 Top1000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stimulate</text:p>
          </table:table-cell>
          <table:table-cell office:value-type="float" office:value="724" calcext:value-type="float">
            <text:p>724</text:p>
          </table:table-cell>
          <table:table-cell table:number-columns-repeated="1018"/>
        </table:table-row>
        <table:table-row table:style-name="ro1">
          <table:table-cell table:formula="of:=&quot;I &quot; &amp; [.E600]" office:value-type="string" office:string-value="I abolish" calcext:value-type="string">
            <text:p>I abolish</text:p>
          </table:table-cell>
          <table:table-cell/>
          <table:table-cell table:formula="of:=&quot;(reg. v) no.&quot; &amp; [.D600] &amp; &quot; Top1000&quot;" office:value-type="string" office:string-value="(reg. v) no.599 Top1000" calcext:value-type="string">
            <text:p>(reg. v) no.599 Top1000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abolish</text:p>
          </table:table-cell>
          <table:table-cell office:value-type="float" office:value="725" calcext:value-type="float">
            <text:p>725</text:p>
          </table:table-cell>
          <table:table-cell table:number-columns-repeated="1018"/>
        </table:table-row>
        <table:table-row table:style-name="ro1">
          <table:table-cell table:formula="of:=&quot;I &quot; &amp; [.E601]" office:value-type="string" office:string-value="I administer" calcext:value-type="string">
            <text:p>I administer</text:p>
          </table:table-cell>
          <table:table-cell/>
          <table:table-cell table:formula="of:=&quot;(reg. v) no.&quot; &amp; [.D601] &amp; &quot; Top1000&quot;" office:value-type="string" office:string-value="(reg. v) no.600 Top1000" calcext:value-type="string">
            <text:p>(reg. v) no.600 Top1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dminister</text:p>
          </table:table-cell>
          <table:table-cell office:value-type="float" office:value="726" calcext:value-type="float">
            <text:p>726</text:p>
          </table:table-cell>
          <table:table-cell table:number-columns-repeated="1018"/>
        </table:table-row>
        <table:table-row table:style-name="ro1">
          <table:table-cell table:formula="of:=&quot;I &quot; &amp; [.E602]" office:value-type="string" office:string-value="I allege" calcext:value-type="string">
            <text:p>I allege</text:p>
          </table:table-cell>
          <table:table-cell/>
          <table:table-cell table:formula="of:=&quot;(reg. v) no.&quot; &amp; [.D602] &amp; &quot; Top1000&quot;" office:value-type="string" office:string-value="(reg. v) no.601 Top1000" calcext:value-type="string">
            <text:p>(reg. v) no.601 Top1000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allege</text:p>
          </table:table-cell>
          <table:table-cell office:value-type="float" office:value="727" calcext:value-type="float">
            <text:p>727</text:p>
          </table:table-cell>
          <table:table-cell table:number-columns-repeated="1018"/>
        </table:table-row>
        <table:table-row table:style-name="ro1">
          <table:table-cell table:formula="of:=&quot;I &quot; &amp; [.E603]" office:value-type="string" office:string-value="I command" calcext:value-type="string">
            <text:p>I command</text:p>
          </table:table-cell>
          <table:table-cell/>
          <table:table-cell table:formula="of:=&quot;(reg. v) no.&quot; &amp; [.D603] &amp; &quot; Top1000&quot;" office:value-type="string" office:string-value="(reg. v) no.602 Top1000" calcext:value-type="string">
            <text:p>(reg. v) no.602 Top1000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command</text:p>
          </table:table-cell>
          <table:table-cell office:value-type="float" office:value="728" calcext:value-type="float">
            <text:p>728</text:p>
          </table:table-cell>
          <table:table-cell table:number-columns-repeated="1018"/>
        </table:table-row>
        <table:table-row table:style-name="ro1">
          <table:table-cell table:formula="of:=&quot;I &quot; &amp; [.E604]" office:value-type="string" office:string-value="I consume" calcext:value-type="string">
            <text:p>I consume</text:p>
          </table:table-cell>
          <table:table-cell/>
          <table:table-cell table:formula="of:=&quot;(reg. v) no.&quot; &amp; [.D604] &amp; &quot; Top1000&quot;" office:value-type="string" office:string-value="(reg. v) no.603 Top1000" calcext:value-type="string">
            <text:p>(reg. v) no.603 Top1000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consume</text:p>
          </table:table-cell>
          <table:table-cell office:value-type="float" office:value="729" calcext:value-type="float">
            <text:p>729</text:p>
          </table:table-cell>
          <table:table-cell table:number-columns-repeated="1018"/>
        </table:table-row>
        <table:table-row table:style-name="ro1">
          <table:table-cell table:formula="of:=&quot;I &quot; &amp; [.E605]" office:value-type="string" office:string-value="I convey" calcext:value-type="string">
            <text:p>I convey</text:p>
          </table:table-cell>
          <table:table-cell/>
          <table:table-cell table:formula="of:=&quot;(reg. v) no.&quot; &amp; [.D605] &amp; &quot; Top1000&quot;" office:value-type="string" office:string-value="(reg. v) no.604 Top1000" calcext:value-type="string">
            <text:p>(reg. v) no.604 Top1000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convey</text:p>
          </table:table-cell>
          <table:table-cell office:value-type="float" office:value="730" calcext:value-type="float">
            <text:p>730</text:p>
          </table:table-cell>
          <table:table-cell table:number-columns-repeated="1018"/>
        </table:table-row>
        <table:table-row table:style-name="ro1">
          <table:table-cell table:formula="of:=&quot;I &quot; &amp; [.E606]" office:value-type="string" office:string-value="I correct" calcext:value-type="string">
            <text:p>I correct</text:p>
          </table:table-cell>
          <table:table-cell/>
          <table:table-cell table:formula="of:=&quot;(reg. v) no.&quot; &amp; [.D606] &amp; &quot; Top1000&quot;" office:value-type="string" office:string-value="(reg. v) no.605 Top1000" calcext:value-type="string">
            <text:p>(reg. v) no.605 Top1000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correct</text:p>
          </table:table-cell>
          <table:table-cell office:value-type="float" office:value="731" calcext:value-type="float">
            <text:p>731</text:p>
          </table:table-cell>
          <table:table-cell table:number-columns-repeated="1018"/>
        </table:table-row>
        <table:table-row table:style-name="ro1">
          <table:table-cell table:formula="of:=&quot;I &quot; &amp; [.E607]" office:value-type="string" office:string-value="I educate" calcext:value-type="string">
            <text:p>I educate</text:p>
          </table:table-cell>
          <table:table-cell/>
          <table:table-cell table:formula="of:=&quot;(reg. v) no.&quot; &amp; [.D607] &amp; &quot; Top1000&quot;" office:value-type="string" office:string-value="(reg. v) no.606 Top1000" calcext:value-type="string">
            <text:p>(reg. v) no.606 Top1000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educate</text:p>
          </table:table-cell>
          <table:table-cell office:value-type="float" office:value="732" calcext:value-type="float">
            <text:p>732</text:p>
          </table:table-cell>
          <table:table-cell table:number-columns-repeated="1018"/>
        </table:table-row>
        <table:table-row table:style-name="ro1">
          <table:table-cell table:formula="of:=&quot;I &quot; &amp; [.E608]" office:value-type="string" office:string-value="I equip" calcext:value-type="string">
            <text:p>I equip</text:p>
          </table:table-cell>
          <table:table-cell/>
          <table:table-cell table:formula="of:=&quot;(reg. v) no.&quot; &amp; [.D608] &amp; &quot; Top1000&quot;" office:value-type="string" office:string-value="(reg. v) no.607 Top1000" calcext:value-type="string">
            <text:p>(reg. v) no.607 Top1000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equip</text:p>
          </table:table-cell>
          <table:table-cell office:value-type="float" office:value="733" calcext:value-type="float">
            <text:p>733</text:p>
          </table:table-cell>
          <table:table-cell table:number-columns-repeated="1018"/>
        </table:table-row>
        <table:table-row table:style-name="ro1">
          <table:table-cell table:formula="of:=&quot;I &quot; &amp; [.E609]" office:value-type="string" office:string-value="I execute" calcext:value-type="string">
            <text:p>I execute</text:p>
          </table:table-cell>
          <table:table-cell/>
          <table:table-cell table:formula="of:=&quot;(reg. v) no.&quot; &amp; [.D609] &amp; &quot; Top1000&quot;" office:value-type="string" office:string-value="(reg. v) no.608 Top1000" calcext:value-type="string">
            <text:p>(reg. v) no.608 Top100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execute</text:p>
          </table:table-cell>
          <table:table-cell office:value-type="float" office:value="734" calcext:value-type="float">
            <text:p>734</text:p>
          </table:table-cell>
          <table:table-cell table:number-columns-repeated="1018"/>
        </table:table-row>
        <table:table-row table:style-name="ro1">
          <table:table-cell table:formula="of:=&quot;I &quot; &amp; [.E610]" office:value-type="string" office:string-value="I fetch" calcext:value-type="string">
            <text:p>I fetch</text:p>
          </table:table-cell>
          <table:table-cell/>
          <table:table-cell table:formula="of:=&quot;(reg. v) no.&quot; &amp; [.D610] &amp; &quot; Top1000&quot;" office:value-type="string" office:string-value="(reg. v) no.609 Top1000" calcext:value-type="string">
            <text:p>(reg. v) no.609 Top1000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fetch</text:p>
          </table:table-cell>
          <table:table-cell office:value-type="float" office:value="735" calcext:value-type="float">
            <text:p>735</text:p>
          </table:table-cell>
          <table:table-cell table:number-columns-repeated="1018"/>
        </table:table-row>
        <table:table-row table:style-name="ro1">
          <table:table-cell table:formula="of:=&quot;I &quot; &amp; [.E611]" office:value-type="string" office:string-value="I frown" calcext:value-type="string">
            <text:p>I frown</text:p>
          </table:table-cell>
          <table:table-cell/>
          <table:table-cell table:formula="of:=&quot;(reg. v) no.&quot; &amp; [.D611] &amp; &quot; Top1000&quot;" office:value-type="string" office:string-value="(reg. v) no.610 Top1000" calcext:value-type="string">
            <text:p>(reg. v) no.610 Top1000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frown</text:p>
          </table:table-cell>
          <table:table-cell office:value-type="float" office:value="736" calcext:value-type="float">
            <text:p>736</text:p>
          </table:table-cell>
          <table:table-cell table:number-columns-repeated="1018"/>
        </table:table-row>
        <table:table-row table:style-name="ro1">
          <table:table-cell table:formula="of:=&quot;I &quot; &amp; [.E612]" office:value-type="string" office:string-value="I invent" calcext:value-type="string">
            <text:p>I invent</text:p>
          </table:table-cell>
          <table:table-cell/>
          <table:table-cell table:formula="of:=&quot;(reg. v) no.&quot; &amp; [.D612] &amp; &quot; Top1000&quot;" office:value-type="string" office:string-value="(reg. v) no.611 Top1000" calcext:value-type="string">
            <text:p>(reg. v) no.611 Top1000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invent</text:p>
          </table:table-cell>
          <table:table-cell office:value-type="float" office:value="737" calcext:value-type="float">
            <text:p>737</text:p>
          </table:table-cell>
          <table:table-cell table:number-columns-repeated="1018"/>
        </table:table-row>
        <table:table-row table:style-name="ro1">
          <table:table-cell table:formula="of:=&quot;I &quot; &amp; [.E613]" office:value-type="string" office:string-value="I march" calcext:value-type="string">
            <text:p>I march</text:p>
          </table:table-cell>
          <table:table-cell/>
          <table:table-cell table:formula="of:=&quot;(reg. v) no.&quot; &amp; [.D613] &amp; &quot; Top1000&quot;" office:value-type="string" office:string-value="(reg. v) no.612 Top1000" calcext:value-type="string">
            <text:p>(reg. v) no.612 Top1000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march</text:p>
          </table:table-cell>
          <table:table-cell office:value-type="float" office:value="738" calcext:value-type="float">
            <text:p>738</text:p>
          </table:table-cell>
          <table:table-cell table:number-columns-repeated="1018"/>
        </table:table-row>
        <table:table-row table:style-name="ro1">
          <table:table-cell table:formula="of:=&quot;I &quot; &amp; [.E614]" office:value-type="string" office:string-value="I park" calcext:value-type="string">
            <text:p>I park</text:p>
          </table:table-cell>
          <table:table-cell/>
          <table:table-cell table:formula="of:=&quot;(reg. v) no.&quot; &amp; [.D614] &amp; &quot; Top1000&quot;" office:value-type="string" office:string-value="(reg. v) no.613 Top1000" calcext:value-type="string">
            <text:p>(reg. v) no.613 Top1000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park</text:p>
          </table:table-cell>
          <table:table-cell office:value-type="float" office:value="739" calcext:value-type="float">
            <text:p>739</text:p>
          </table:table-cell>
          <table:table-cell table:number-columns-repeated="1018"/>
        </table:table-row>
        <table:table-row table:style-name="ro1">
          <table:table-cell table:formula="of:=&quot;I &quot; &amp; [.E615]" office:value-type="string" office:string-value="I progress" calcext:value-type="string">
            <text:p>I progress</text:p>
          </table:table-cell>
          <table:table-cell/>
          <table:table-cell table:formula="of:=&quot;(reg. v) no.&quot; &amp; [.D615] &amp; &quot; Top1000&quot;" office:value-type="string" office:string-value="(reg. v) no.614 Top1000" calcext:value-type="string">
            <text:p>(reg. v) no.614 Top100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progress</text:p>
          </table:table-cell>
          <table:table-cell office:value-type="float" office:value="740" calcext:value-type="float">
            <text:p>740</text:p>
          </table:table-cell>
          <table:table-cell table:number-columns-repeated="1018"/>
        </table:table-row>
        <table:table-row table:style-name="ro1">
          <table:table-cell table:formula="of:=&quot;I &quot; &amp; [.E616]" office:value-type="string" office:string-value="I reserve" calcext:value-type="string">
            <text:p>I reserve</text:p>
          </table:table-cell>
          <table:table-cell/>
          <table:table-cell table:formula="of:=&quot;(reg. v) no.&quot; &amp; [.D616] &amp; &quot; Top1000&quot;" office:value-type="string" office:string-value="(reg. v) no.615 Top1000" calcext:value-type="string">
            <text:p>(reg. v) no.615 Top1000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reserve</text:p>
          </table:table-cell>
          <table:table-cell office:value-type="float" office:value="741" calcext:value-type="float">
            <text:p>741</text:p>
          </table:table-cell>
          <table:table-cell table:number-columns-repeated="1018"/>
        </table:table-row>
        <table:table-row table:style-name="ro1">
          <table:table-cell table:formula="of:=&quot;I &quot; &amp; [.E617]" office:value-type="string" office:string-value="I respect" calcext:value-type="string">
            <text:p>I respect</text:p>
          </table:table-cell>
          <table:table-cell/>
          <table:table-cell table:formula="of:=&quot;(reg. v) no.&quot; &amp; [.D617] &amp; &quot; Top1000&quot;" office:value-type="string" office:string-value="(reg. v) no.616 Top1000" calcext:value-type="string">
            <text:p>(reg. v) no.616 Top1000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respect</text:p>
          </table:table-cell>
          <table:table-cell office:value-type="float" office:value="742" calcext:value-type="float">
            <text:p>742</text:p>
          </table:table-cell>
          <table:table-cell table:number-columns-repeated="1018"/>
        </table:table-row>
        <table:table-row table:style-name="ro1">
          <table:table-cell table:formula="of:=&quot;I &quot; &amp; [.E618]" office:value-type="string" office:string-value="I twist" calcext:value-type="string">
            <text:p>I twist</text:p>
          </table:table-cell>
          <table:table-cell/>
          <table:table-cell table:formula="of:=&quot;(reg. v) no.&quot; &amp; [.D618] &amp; &quot; Top1000&quot;" office:value-type="string" office:string-value="(reg. v) no.617 Top1000" calcext:value-type="string">
            <text:p>(reg. v) no.617 Top1000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twist</text:p>
          </table:table-cell>
          <table:table-cell office:value-type="float" office:value="743" calcext:value-type="float">
            <text:p>743</text:p>
          </table:table-cell>
          <table:table-cell table:number-columns-repeated="1018"/>
        </table:table-row>
        <table:table-row table:style-name="ro1">
          <table:table-cell table:formula="of:=&quot;I &quot; &amp; [.E619]" office:value-type="string" office:string-value="I unite" calcext:value-type="string">
            <text:p>I unite</text:p>
          </table:table-cell>
          <table:table-cell/>
          <table:table-cell table:formula="of:=&quot;(reg. v) no.&quot; &amp; [.D619] &amp; &quot; Top1000&quot;" office:value-type="string" office:string-value="(reg. v) no.618 Top1000" calcext:value-type="string">
            <text:p>(reg. v) no.618 Top1000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unite</text:p>
          </table:table-cell>
          <table:table-cell office:value-type="float" office:value="744" calcext:value-type="float">
            <text:p>744</text:p>
          </table:table-cell>
          <table:table-cell table:number-columns-repeated="1018"/>
        </table:table-row>
        <table:table-row table:style-name="ro1">
          <table:table-cell table:formula="of:=&quot;I &quot; &amp; [.E620]" office:value-type="string" office:string-value="I value" calcext:value-type="string">
            <text:p>I value</text:p>
          </table:table-cell>
          <table:table-cell/>
          <table:table-cell table:formula="of:=&quot;(reg. v) no.&quot; &amp; [.D620] &amp; &quot; Top1000&quot;" office:value-type="string" office:string-value="(reg. v) no.619 Top1000" calcext:value-type="string">
            <text:p>(reg. v) no.619 Top1000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value</text:p>
          </table:table-cell>
          <table:table-cell office:value-type="float" office:value="745" calcext:value-type="float">
            <text:p>745</text:p>
          </table:table-cell>
          <table:table-cell table:number-columns-repeated="1018"/>
        </table:table-row>
        <table:table-row table:style-name="ro1">
          <table:table-cell table:formula="of:=&quot;I &quot; &amp; [.E621]" office:value-type="string" office:string-value="I assign" calcext:value-type="string">
            <text:p>I assign</text:p>
          </table:table-cell>
          <table:table-cell/>
          <table:table-cell table:formula="of:=&quot;(reg. v) no.&quot; &amp; [.D621] &amp; &quot; Top1000&quot;" office:value-type="string" office:string-value="(reg. v) no.620 Top1000" calcext:value-type="string">
            <text:p>(reg. v) no.620 Top1000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ssign</text:p>
          </table:table-cell>
          <table:table-cell office:value-type="float" office:value="746" calcext:value-type="float">
            <text:p>746</text:p>
          </table:table-cell>
          <table:table-cell table:number-columns-repeated="1018"/>
        </table:table-row>
        <table:table-row table:style-name="ro1">
          <table:table-cell table:formula="of:=&quot;I &quot; &amp; [.E622]" office:value-type="string" office:string-value="I cater" calcext:value-type="string">
            <text:p>I cater</text:p>
          </table:table-cell>
          <table:table-cell/>
          <table:table-cell table:formula="of:=&quot;(reg. v) no.&quot; &amp; [.D622] &amp; &quot; Top1000&quot;" office:value-type="string" office:string-value="(reg. v) no.621 Top1000" calcext:value-type="string">
            <text:p>(reg. v) no.621 Top1000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cater</text:p>
          </table:table-cell>
          <table:table-cell office:value-type="float" office:value="747" calcext:value-type="float">
            <text:p>747</text:p>
          </table:table-cell>
          <table:table-cell table:number-columns-repeated="1018"/>
        </table:table-row>
        <table:table-row table:style-name="ro1">
          <table:table-cell table:formula="of:=&quot;I &quot; &amp; [.E623]" office:value-type="string" office:string-value="I concede" calcext:value-type="string">
            <text:p>I concede</text:p>
          </table:table-cell>
          <table:table-cell/>
          <table:table-cell table:formula="of:=&quot;(reg. v) no.&quot; &amp; [.D623] &amp; &quot; Top1000&quot;" office:value-type="string" office:string-value="(reg. v) no.622 Top1000" calcext:value-type="string">
            <text:p>(reg. v) no.622 Top1000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concede</text:p>
          </table:table-cell>
          <table:table-cell office:value-type="float" office:value="748" calcext:value-type="float">
            <text:p>748</text:p>
          </table:table-cell>
          <table:table-cell table:number-columns-repeated="1018"/>
        </table:table-row>
        <table:table-row table:style-name="ro1">
          <table:table-cell table:formula="of:=&quot;I &quot; &amp; [.E624]" office:value-type="string" office:string-value="I conceive" calcext:value-type="string">
            <text:p>I conceive</text:p>
          </table:table-cell>
          <table:table-cell/>
          <table:table-cell table:formula="of:=&quot;(reg. v) no.&quot; &amp; [.D624] &amp; &quot; Top1000&quot;" office:value-type="string" office:string-value="(reg. v) no.623 Top1000" calcext:value-type="string">
            <text:p>(reg. v) no.623 Top1000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conceive</text:p>
          </table:table-cell>
          <table:table-cell office:value-type="float" office:value="749" calcext:value-type="float">
            <text:p>749</text:p>
          </table:table-cell>
          <table:table-cell table:number-columns-repeated="1018"/>
        </table:table-row>
        <table:table-row table:style-name="ro1">
          <table:table-cell table:formula="of:=&quot;I &quot; &amp; [.E625]" office:value-type="string" office:string-value="I disclose" calcext:value-type="string">
            <text:p>I disclose</text:p>
          </table:table-cell>
          <table:table-cell/>
          <table:table-cell table:formula="of:=&quot;(reg. v) no.&quot; &amp; [.D625] &amp; &quot; Top1000&quot;" office:value-type="string" office:string-value="(reg. v) no.624 Top1000" calcext:value-type="string">
            <text:p>(reg. v) no.624 Top1000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disclose</text:p>
          </table:table-cell>
          <table:table-cell office:value-type="float" office:value="750" calcext:value-type="float">
            <text:p>750</text:p>
          </table:table-cell>
          <table:table-cell table:number-columns-repeated="1018"/>
        </table:table-row>
        <table:table-row table:style-name="ro1">
          <table:table-cell table:formula="of:=&quot;I &quot; &amp; [.E626]" office:value-type="string" office:string-value="I envisage" calcext:value-type="string">
            <text:p>I envisage</text:p>
          </table:table-cell>
          <table:table-cell/>
          <table:table-cell table:formula="of:=&quot;(reg. v) no.&quot; &amp; [.D626] &amp; &quot; Top1000&quot;" office:value-type="string" office:string-value="(reg. v) no.625 Top1000" calcext:value-type="string">
            <text:p>(reg. v) no.625 Top1000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envisage</text:p>
          </table:table-cell>
          <table:table-cell office:value-type="float" office:value="751" calcext:value-type="float">
            <text:p>751</text:p>
          </table:table-cell>
          <table:table-cell table:number-columns-repeated="1018"/>
        </table:table-row>
        <table:table-row table:style-name="ro1">
          <table:table-cell table:formula="of:=&quot;I &quot; &amp; [.E627]" office:value-type="string" office:string-value="I exhibit" calcext:value-type="string">
            <text:p>I exhibit</text:p>
          </table:table-cell>
          <table:table-cell/>
          <table:table-cell table:formula="of:=&quot;(reg. v) no.&quot; &amp; [.D627] &amp; &quot; Top1000&quot;" office:value-type="string" office:string-value="(reg. v) no.626 Top1000" calcext:value-type="string">
            <text:p>(reg. v) no.626 Top1000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exhibit</text:p>
          </table:table-cell>
          <table:table-cell office:value-type="float" office:value="752" calcext:value-type="float">
            <text:p>752</text:p>
          </table:table-cell>
          <table:table-cell table:number-columns-repeated="1018"/>
        </table:table-row>
        <table:table-row table:style-name="ro1">
          <table:table-cell table:formula="of:=&quot;I &quot; &amp; [.E628]" office:value-type="string" office:string-value="I export" calcext:value-type="string">
            <text:p>I export</text:p>
          </table:table-cell>
          <table:table-cell/>
          <table:table-cell table:formula="of:=&quot;(reg. v) no.&quot; &amp; [.D628] &amp; &quot; Top1000&quot;" office:value-type="string" office:string-value="(reg. v) no.627 Top1000" calcext:value-type="string">
            <text:p>(reg. v) no.627 Top1000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export</text:p>
          </table:table-cell>
          <table:table-cell office:value-type="float" office:value="753" calcext:value-type="float">
            <text:p>753</text:p>
          </table:table-cell>
          <table:table-cell table:number-columns-repeated="1018"/>
        </table:table-row>
        <table:table-row table:style-name="ro1">
          <table:table-cell table:formula="of:=&quot;I &quot; &amp; [.E629]" office:value-type="string" office:string-value="I extract" calcext:value-type="string">
            <text:p>I extract</text:p>
          </table:table-cell>
          <table:table-cell/>
          <table:table-cell table:formula="of:=&quot;(reg. v) no.&quot; &amp; [.D629] &amp; &quot; Top1000&quot;" office:value-type="string" office:string-value="(reg. v) no.628 Top1000" calcext:value-type="string">
            <text:p>(reg. v) no.628 Top1000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extract</text:p>
          </table:table-cell>
          <table:table-cell office:value-type="float" office:value="754" calcext:value-type="float">
            <text:p>754</text:p>
          </table:table-cell>
          <table:table-cell table:number-columns-repeated="1018"/>
        </table:table-row>
        <table:table-row table:style-name="ro1">
          <table:table-cell table:formula="of:=&quot;I &quot; &amp; [.E630]" office:value-type="string" office:string-value="I fancy" calcext:value-type="string">
            <text:p>I fancy</text:p>
          </table:table-cell>
          <table:table-cell/>
          <table:table-cell table:formula="of:=&quot;(reg. v) no.&quot; &amp; [.D630] &amp; &quot; Top1000&quot;" office:value-type="string" office:string-value="(reg. v) no.629 Top1000" calcext:value-type="string">
            <text:p>(reg. v) no.629 Top1000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fancy</text:p>
          </table:table-cell>
          <table:table-cell office:value-type="float" office:value="755" calcext:value-type="float">
            <text:p>755</text:p>
          </table:table-cell>
          <table:table-cell table:number-columns-repeated="1018"/>
        </table:table-row>
        <table:table-row table:style-name="ro1">
          <table:table-cell table:formula="of:=&quot;I &quot; &amp; [.E631]" office:value-type="string" office:string-value="I inherit" calcext:value-type="string">
            <text:p>I inherit</text:p>
          </table:table-cell>
          <table:table-cell/>
          <table:table-cell table:formula="of:=&quot;(reg. v) no.&quot; &amp; [.D631] &amp; &quot; Top1000&quot;" office:value-type="string" office:string-value="(reg. v) no.630 Top1000" calcext:value-type="string">
            <text:p>(reg. v) no.630 Top100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inherit</text:p>
          </table:table-cell>
          <table:table-cell office:value-type="float" office:value="756" calcext:value-type="float">
            <text:p>756</text:p>
          </table:table-cell>
          <table:table-cell table:number-columns-repeated="1018"/>
        </table:table-row>
        <table:table-row table:style-name="ro1">
          <table:table-cell table:formula="of:=&quot;I &quot; &amp; [.E632]" office:value-type="string" office:string-value="I insert" calcext:value-type="string">
            <text:p>I insert</text:p>
          </table:table-cell>
          <table:table-cell/>
          <table:table-cell table:formula="of:=&quot;(reg. v) no.&quot; &amp; [.D632] &amp; &quot; Top1000&quot;" office:value-type="string" office:string-value="(reg. v) no.631 Top1000" calcext:value-type="string">
            <text:p>(reg. v) no.631 Top1000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insert</text:p>
          </table:table-cell>
          <table:table-cell office:value-type="float" office:value="757" calcext:value-type="float">
            <text:p>757</text:p>
          </table:table-cell>
          <table:table-cell table:number-columns-repeated="1018"/>
        </table:table-row>
        <table:table-row table:style-name="ro1">
          <table:table-cell table:formula="of:=&quot;I &quot; &amp; [.E633]" office:value-type="string" office:string-value="I instruct" calcext:value-type="string">
            <text:p>I instruct</text:p>
          </table:table-cell>
          <table:table-cell/>
          <table:table-cell table:formula="of:=&quot;(reg. v) no.&quot; &amp; [.D633] &amp; &quot; Top1000&quot;" office:value-type="string" office:string-value="(reg. v) no.632 Top1000" calcext:value-type="string">
            <text:p>(reg. v) no.632 Top1000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instruct</text:p>
          </table:table-cell>
          <table:table-cell office:value-type="float" office:value="758" calcext:value-type="float">
            <text:p>758</text:p>
          </table:table-cell>
          <table:table-cell table:number-columns-repeated="1018"/>
        </table:table-row>
        <table:table-row table:style-name="ro1">
          <table:table-cell table:formula="of:=&quot;I &quot; &amp; [.E634]" office:value-type="string" office:string-value="I interfere" calcext:value-type="string">
            <text:p>I interfere</text:p>
          </table:table-cell>
          <table:table-cell/>
          <table:table-cell table:formula="of:=&quot;(reg. v) no.&quot; &amp; [.D634] &amp; &quot; Top1000&quot;" office:value-type="string" office:string-value="(reg. v) no.633 Top1000" calcext:value-type="string">
            <text:p>(reg. v) no.633 Top1000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interfere</text:p>
          </table:table-cell>
          <table:table-cell office:value-type="float" office:value="759" calcext:value-type="float">
            <text:p>759</text:p>
          </table:table-cell>
          <table:table-cell table:number-columns-repeated="1018"/>
        </table:table-row>
        <table:table-row table:style-name="ro1">
          <table:table-cell table:formula="of:=&quot;I &quot; &amp; [.E635]" office:value-type="string" office:string-value="I isolate" calcext:value-type="string">
            <text:p>I isolate</text:p>
          </table:table-cell>
          <table:table-cell/>
          <table:table-cell table:formula="of:=&quot;(reg. v) no.&quot; &amp; [.D635] &amp; &quot; Top1000&quot;" office:value-type="string" office:string-value="(reg. v) no.634 Top1000" calcext:value-type="string">
            <text:p>(reg. v) no.634 Top1000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isolate</text:p>
          </table:table-cell>
          <table:table-cell office:value-type="float" office:value="760" calcext:value-type="float">
            <text:p>760</text:p>
          </table:table-cell>
          <table:table-cell table:number-columns-repeated="1018"/>
        </table:table-row>
        <table:table-row table:style-name="ro1">
          <table:table-cell table:formula="of:=&quot;I &quot; &amp; [.E636]" office:value-type="string" office:string-value="I opt" calcext:value-type="string">
            <text:p>I opt</text:p>
          </table:table-cell>
          <table:table-cell/>
          <table:table-cell table:formula="of:=&quot;(reg. v) no.&quot; &amp; [.D636] &amp; &quot; Top1000&quot;" office:value-type="string" office:string-value="(reg. v) no.635 Top1000" calcext:value-type="string">
            <text:p>(reg. v) no.635 Top1000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opt</text:p>
          </table:table-cell>
          <table:table-cell office:value-type="float" office:value="761" calcext:value-type="float">
            <text:p>761</text:p>
          </table:table-cell>
          <table:table-cell table:number-columns-repeated="1018"/>
        </table:table-row>
        <table:table-row table:style-name="ro1">
          <table:table-cell table:formula="of:=&quot;I &quot; &amp; [.E637]" office:value-type="string" office:string-value="I peer" calcext:value-type="string">
            <text:p>I peer</text:p>
          </table:table-cell>
          <table:table-cell/>
          <table:table-cell table:formula="of:=&quot;(reg. v) no.&quot; &amp; [.D637] &amp; &quot; Top1000&quot;" office:value-type="string" office:string-value="(reg. v) no.636 Top1000" calcext:value-type="string">
            <text:p>(reg. v) no.636 Top1000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peer</text:p>
          </table:table-cell>
          <table:table-cell office:value-type="float" office:value="762" calcext:value-type="float">
            <text:p>762</text:p>
          </table:table-cell>
          <table:table-cell table:number-columns-repeated="1018"/>
        </table:table-row>
        <table:table-row table:style-name="ro1">
          <table:table-cell table:formula="of:=&quot;I &quot; &amp; [.E638]" office:value-type="string" office:string-value="I persist" calcext:value-type="string">
            <text:p>I persist</text:p>
          </table:table-cell>
          <table:table-cell/>
          <table:table-cell table:formula="of:=&quot;(reg. v) no.&quot; &amp; [.D638] &amp; &quot; Top1000&quot;" office:value-type="string" office:string-value="(reg. v) no.637 Top1000" calcext:value-type="string">
            <text:p>(reg. v) no.637 Top1000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persist</text:p>
          </table:table-cell>
          <table:table-cell office:value-type="float" office:value="763" calcext:value-type="float">
            <text:p>763</text:p>
          </table:table-cell>
          <table:table-cell table:number-columns-repeated="1018"/>
        </table:table-row>
        <table:table-row table:style-name="ro1">
          <table:table-cell table:formula="of:=&quot;I &quot; &amp; [.E639]" office:value-type="string" office:string-value="I plead" calcext:value-type="string">
            <text:p>I plead</text:p>
          </table:table-cell>
          <table:table-cell/>
          <table:table-cell table:formula="of:=&quot;(reg. v) no.&quot; &amp; [.D639] &amp; &quot; Top1000&quot;" office:value-type="string" office:string-value="(reg. v) no.638 Top1000" calcext:value-type="string">
            <text:p>(reg. v) no.638 Top1000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plead</text:p>
          </table:table-cell>
          <table:table-cell office:value-type="float" office:value="764" calcext:value-type="float">
            <text:p>764</text:p>
          </table:table-cell>
          <table:table-cell table:number-columns-repeated="1018"/>
        </table:table-row>
        <table:table-row table:style-name="ro1">
          <table:table-cell table:formula="of:=&quot;I &quot; &amp; [.E640]" office:value-type="string" office:string-value="I price" calcext:value-type="string">
            <text:p>I price</text:p>
          </table:table-cell>
          <table:table-cell/>
          <table:table-cell table:formula="of:=&quot;(reg. v) no.&quot; &amp; [.D640] &amp; &quot; Top1000&quot;" office:value-type="string" office:string-value="(reg. v) no.639 Top1000" calcext:value-type="string">
            <text:p>(reg. v) no.639 Top1000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price</text:p>
          </table:table-cell>
          <table:table-cell office:value-type="float" office:value="765" calcext:value-type="float">
            <text:p>765</text:p>
          </table:table-cell>
          <table:table-cell table:number-columns-repeated="1018"/>
        </table:table-row>
        <table:table-row table:style-name="ro1">
          <table:table-cell table:formula="of:=&quot;I &quot; &amp; [.E641]" office:value-type="string" office:string-value="I regret" calcext:value-type="string">
            <text:p>I regret</text:p>
          </table:table-cell>
          <table:table-cell/>
          <table:table-cell table:formula="of:=&quot;(reg. v) no.&quot; &amp; [.D641] &amp; &quot; Top1000&quot;" office:value-type="string" office:string-value="(reg. v) no.640 Top1000" calcext:value-type="string">
            <text:p>(reg. v) no.640 Top10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regret</text:p>
          </table:table-cell>
          <table:table-cell office:value-type="float" office:value="766" calcext:value-type="float">
            <text:p>766</text:p>
          </table:table-cell>
          <table:table-cell table:number-columns-repeated="1018"/>
        </table:table-row>
        <table:table-row table:style-name="ro1">
          <table:table-cell table:formula="of:=&quot;I &quot; &amp; [.E642]" office:value-type="string" office:string-value="I regulate" calcext:value-type="string">
            <text:p>I regulate</text:p>
          </table:table-cell>
          <table:table-cell/>
          <table:table-cell table:formula="of:=&quot;(reg. v) no.&quot; &amp; [.D642] &amp; &quot; Top1000&quot;" office:value-type="string" office:string-value="(reg. v) no.641 Top1000" calcext:value-type="string">
            <text:p>(reg. v) no.641 Top1000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regulate</text:p>
          </table:table-cell>
          <table:table-cell office:value-type="float" office:value="767" calcext:value-type="float">
            <text:p>767</text:p>
          </table:table-cell>
          <table:table-cell table:number-columns-repeated="1018"/>
        </table:table-row>
        <table:table-row table:style-name="ro1">
          <table:table-cell table:formula="of:=&quot;I &quot; &amp; [.E643]" office:value-type="string" office:string-value="I repair" calcext:value-type="string">
            <text:p>I repair</text:p>
          </table:table-cell>
          <table:table-cell/>
          <table:table-cell table:formula="of:=&quot;(reg. v) no.&quot; &amp; [.D643] &amp; &quot; Top1000&quot;" office:value-type="string" office:string-value="(reg. v) no.642 Top1000" calcext:value-type="string">
            <text:p>(reg. v) no.642 Top1000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repair</text:p>
          </table:table-cell>
          <table:table-cell office:value-type="float" office:value="768" calcext:value-type="float">
            <text:p>768</text:p>
          </table:table-cell>
          <table:table-cell table:number-columns-repeated="1018"/>
        </table:table-row>
        <table:table-row table:style-name="ro1">
          <table:table-cell table:formula="of:=&quot;I &quot; &amp; [.E644]" office:value-type="string" office:string-value="I resemble" calcext:value-type="string">
            <text:p>I resemble</text:p>
          </table:table-cell>
          <table:table-cell/>
          <table:table-cell table:formula="of:=&quot;(reg. v) no.&quot; &amp; [.D644] &amp; &quot; Top1000&quot;" office:value-type="string" office:string-value="(reg. v) no.643 Top1000" calcext:value-type="string">
            <text:p>(reg. v) no.643 Top1000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resemble</text:p>
          </table:table-cell>
          <table:table-cell office:value-type="float" office:value="769" calcext:value-type="float">
            <text:p>769</text:p>
          </table:table-cell>
          <table:table-cell table:number-columns-repeated="1018"/>
        </table:table-row>
        <table:table-row table:style-name="ro1">
          <table:table-cell table:formula="of:=&quot;I &quot; &amp; [.E645]" office:value-type="string" office:string-value="I resume" calcext:value-type="string">
            <text:p>I resume</text:p>
          </table:table-cell>
          <table:table-cell/>
          <table:table-cell table:formula="of:=&quot;(reg. v) no.&quot; &amp; [.D645] &amp; &quot; Top1000&quot;" office:value-type="string" office:string-value="(reg. v) no.644 Top1000" calcext:value-type="string">
            <text:p>(reg. v) no.644 Top1000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resume</text:p>
          </table:table-cell>
          <table:table-cell office:value-type="float" office:value="770" calcext:value-type="float">
            <text:p>770</text:p>
          </table:table-cell>
          <table:table-cell table:number-columns-repeated="1018"/>
        </table:table-row>
        <table:table-row table:style-name="ro1">
          <table:table-cell table:formula="of:=&quot;I &quot; &amp; [.E646]" office:value-type="string" office:string-value="I update" calcext:value-type="string">
            <text:p>I update</text:p>
          </table:table-cell>
          <table:table-cell/>
          <table:table-cell table:formula="of:=&quot;(reg. v) no.&quot; &amp; [.D646] &amp; &quot; Top1000&quot;" office:value-type="string" office:string-value="(reg. v) no.645 Top1000" calcext:value-type="string">
            <text:p>(reg. v) no.645 Top1000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update</text:p>
          </table:table-cell>
          <table:table-cell office:value-type="float" office:value="774" calcext:value-type="float">
            <text:p>774</text:p>
          </table:table-cell>
          <table:table-cell table:number-columns-repeated="1018"/>
        </table:table-row>
        <table:table-row table:style-name="ro1">
          <table:table-cell table:formula="of:=&quot;I &quot; &amp; [.E647]" office:value-type="string" office:string-value="I advocate" calcext:value-type="string">
            <text:p>I advocate</text:p>
          </table:table-cell>
          <table:table-cell/>
          <table:table-cell table:formula="of:=&quot;(reg. v) no.&quot; &amp; [.D647] &amp; &quot; Top1000&quot;" office:value-type="string" office:string-value="(reg. v) no.646 Top1000" calcext:value-type="string">
            <text:p>(reg. v) no.646 Top1000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advocate</text:p>
          </table:table-cell>
          <table:table-cell office:value-type="float" office:value="775" calcext:value-type="float">
            <text:p>775</text:p>
          </table:table-cell>
          <table:table-cell table:number-columns-repeated="1018"/>
        </table:table-row>
        <table:table-row table:style-name="ro1">
          <table:table-cell table:formula="of:=&quot;I &quot; &amp; [.E648]" office:value-type="string" office:string-value="I assemble" calcext:value-type="string">
            <text:p>I assemble</text:p>
          </table:table-cell>
          <table:table-cell/>
          <table:table-cell table:formula="of:=&quot;(reg. v) no.&quot; &amp; [.D648] &amp; &quot; Top1000&quot;" office:value-type="string" office:string-value="(reg. v) no.647 Top1000" calcext:value-type="string">
            <text:p>(reg. v) no.647 Top1000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assemble</text:p>
          </table:table-cell>
          <table:table-cell office:value-type="float" office:value="776" calcext:value-type="float">
            <text:p>776</text:p>
          </table:table-cell>
          <table:table-cell table:number-columns-repeated="1018"/>
        </table:table-row>
        <table:table-row table:style-name="ro1">
          <table:table-cell table:formula="of:=&quot;I &quot; &amp; [.E649]" office:value-type="string" office:string-value="I boost" calcext:value-type="string">
            <text:p>I boost</text:p>
          </table:table-cell>
          <table:table-cell/>
          <table:table-cell table:formula="of:=&quot;(reg. v) no.&quot; &amp; [.D649] &amp; &quot; Top1000&quot;" office:value-type="string" office:string-value="(reg. v) no.648 Top1000" calcext:value-type="string">
            <text:p>(reg. v) no.648 Top1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boost</text:p>
          </table:table-cell>
          <table:table-cell office:value-type="float" office:value="777" calcext:value-type="float">
            <text:p>777</text:p>
          </table:table-cell>
          <table:table-cell table:number-columns-repeated="1018"/>
        </table:table-row>
        <table:table-row table:style-name="ro1">
          <table:table-cell table:formula="of:=&quot;I &quot; &amp; [.E650]" office:value-type="string" office:string-value="I commission" calcext:value-type="string">
            <text:p>I commission</text:p>
          </table:table-cell>
          <table:table-cell/>
          <table:table-cell table:formula="of:=&quot;(reg. v) no.&quot; &amp; [.D650] &amp; &quot; Top1000&quot;" office:value-type="string" office:string-value="(reg. v) no.649 Top1000" calcext:value-type="string">
            <text:p>(reg. v) no.649 Top1000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commission</text:p>
          </table:table-cell>
          <table:table-cell office:value-type="float" office:value="780" calcext:value-type="float">
            <text:p>780</text:p>
          </table:table-cell>
          <table:table-cell table:number-columns-repeated="1018"/>
        </table:table-row>
        <table:table-row table:style-name="ro1">
          <table:table-cell table:formula="of:=&quot;I &quot; &amp; [.E651]" office:value-type="string" office:string-value="I conceal" calcext:value-type="string">
            <text:p>I conceal</text:p>
          </table:table-cell>
          <table:table-cell/>
          <table:table-cell table:formula="of:=&quot;(reg. v) no.&quot; &amp; [.D651] &amp; &quot; Top1000&quot;" office:value-type="string" office:string-value="(reg. v) no.650 Top1000" calcext:value-type="string">
            <text:p>(reg. v) no.650 Top100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conceal</text:p>
          </table:table-cell>
          <table:table-cell office:value-type="float" office:value="781" calcext:value-type="float">
            <text:p>781</text:p>
          </table:table-cell>
          <table:table-cell table:number-columns-repeated="1018"/>
        </table:table-row>
        <table:table-row table:style-name="ro1">
          <table:table-cell table:formula="of:=&quot;I &quot; &amp; [.E652]" office:value-type="string" office:string-value="I contemplate" calcext:value-type="string">
            <text:p>I contemplate</text:p>
          </table:table-cell>
          <table:table-cell/>
          <table:table-cell table:formula="of:=&quot;(reg. v) no.&quot; &amp; [.D652] &amp; &quot; Top1000&quot;" office:value-type="string" office:string-value="(reg. v) no.651 Top1000" calcext:value-type="string">
            <text:p>(reg. v) no.651 Top1000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contemplate</text:p>
          </table:table-cell>
          <table:table-cell office:value-type="float" office:value="782" calcext:value-type="float">
            <text:p>782</text:p>
          </table:table-cell>
          <table:table-cell table:number-columns-repeated="1018"/>
        </table:table-row>
        <table:table-row table:style-name="ro1">
          <table:table-cell table:formula="of:=&quot;I &quot; &amp; [.E653]" office:value-type="string" office:string-value="I criticize" calcext:value-type="string">
            <text:p>I criticize</text:p>
          </table:table-cell>
          <table:table-cell/>
          <table:table-cell table:formula="of:=&quot;(reg. v) no.&quot; &amp; [.D653] &amp; &quot; Top1000&quot;" office:value-type="string" office:string-value="(reg. v) no.652 Top1000" calcext:value-type="string">
            <text:p>(reg. v) no.652 Top1000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criticize</text:p>
          </table:table-cell>
          <table:table-cell office:value-type="float" office:value="783" calcext:value-type="float">
            <text:p>783</text:p>
          </table:table-cell>
          <table:table-cell table:number-columns-repeated="1018"/>
        </table:table-row>
        <table:table-row table:style-name="ro1">
          <table:table-cell table:formula="of:=&quot;I &quot; &amp; [.E654]" office:value-type="string" office:string-value="I decorate" calcext:value-type="string">
            <text:p>I decorate</text:p>
          </table:table-cell>
          <table:table-cell/>
          <table:table-cell table:formula="of:=&quot;(reg. v) no.&quot; &amp; [.D654] &amp; &quot; Top1000&quot;" office:value-type="string" office:string-value="(reg. v) no.653 Top1000" calcext:value-type="string">
            <text:p>(reg. v) no.653 Top1000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decorate</text:p>
          </table:table-cell>
          <table:table-cell office:value-type="float" office:value="784" calcext:value-type="float">
            <text:p>784</text:p>
          </table:table-cell>
          <table:table-cell table:number-columns-repeated="1018"/>
        </table:table-row>
        <table:table-row table:style-name="ro1">
          <table:table-cell table:formula="of:=&quot;I &quot; &amp; [.E655]" office:value-type="string" office:string-value="I descend" calcext:value-type="string">
            <text:p>I descend</text:p>
          </table:table-cell>
          <table:table-cell/>
          <table:table-cell table:formula="of:=&quot;(reg. v) no.&quot; &amp; [.D655] &amp; &quot; Top1000&quot;" office:value-type="string" office:string-value="(reg. v) no.654 Top1000" calcext:value-type="string">
            <text:p>(reg. v) no.654 Top100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descend</text:p>
          </table:table-cell>
          <table:table-cell office:value-type="float" office:value="785" calcext:value-type="float">
            <text:p>785</text:p>
          </table:table-cell>
          <table:table-cell table:number-columns-repeated="1018"/>
        </table:table-row>
        <table:table-row table:style-name="ro1">
          <table:table-cell table:formula="of:=&quot;I &quot; &amp; [.E656]" office:value-type="string" office:string-value="I drain" calcext:value-type="string">
            <text:p>I drain</text:p>
          </table:table-cell>
          <table:table-cell/>
          <table:table-cell table:formula="of:=&quot;(reg. v) no.&quot; &amp; [.D656] &amp; &quot; Top1000&quot;" office:value-type="string" office:string-value="(reg. v) no.655 Top1000" calcext:value-type="string">
            <text:p>(reg. v) no.655 Top1000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drain</text:p>
          </table:table-cell>
          <table:table-cell office:value-type="float" office:value="786" calcext:value-type="float">
            <text:p>786</text:p>
          </table:table-cell>
          <table:table-cell table:number-columns-repeated="1018"/>
        </table:table-row>
        <table:table-row table:style-name="ro1">
          <table:table-cell table:formula="of:=&quot;I &quot; &amp; [.E657]" office:value-type="string" office:string-value="I edit" calcext:value-type="string">
            <text:p>I edit</text:p>
          </table:table-cell>
          <table:table-cell/>
          <table:table-cell table:formula="of:=&quot;(reg. v) no.&quot; &amp; [.D657] &amp; &quot; Top1000&quot;" office:value-type="string" office:string-value="(reg. v) no.656 Top1000" calcext:value-type="string">
            <text:p>(reg. v) no.656 Top1000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edit</text:p>
          </table:table-cell>
          <table:table-cell office:value-type="float" office:value="787" calcext:value-type="float">
            <text:p>787</text:p>
          </table:table-cell>
          <table:table-cell table:number-columns-repeated="1018"/>
        </table:table-row>
        <table:table-row table:style-name="ro1">
          <table:table-cell table:formula="of:=&quot;I &quot; &amp; [.E658]" office:value-type="string" office:string-value="I embrace" calcext:value-type="string">
            <text:p>I embrace</text:p>
          </table:table-cell>
          <table:table-cell/>
          <table:table-cell table:formula="of:=&quot;(reg. v) no.&quot; &amp; [.D658] &amp; &quot; Top1000&quot;" office:value-type="string" office:string-value="(reg. v) no.657 Top1000" calcext:value-type="string">
            <text:p>(reg. v) no.657 Top1000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embrace</text:p>
          </table:table-cell>
          <table:table-cell office:value-type="float" office:value="788" calcext:value-type="float">
            <text:p>788</text:p>
          </table:table-cell>
          <table:table-cell table:number-columns-repeated="1018"/>
        </table:table-row>
        <table:table-row table:style-name="ro1">
          <table:table-cell table:formula="of:=&quot;I &quot; &amp; [.E659]" office:value-type="string" office:string-value="I excuse" calcext:value-type="string">
            <text:p>I excuse</text:p>
          </table:table-cell>
          <table:table-cell/>
          <table:table-cell table:formula="of:=&quot;(reg. v) no.&quot; &amp; [.D659] &amp; &quot; Top1000&quot;" office:value-type="string" office:string-value="(reg. v) no.658 Top1000" calcext:value-type="string">
            <text:p>(reg. v) no.658 Top1000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excuse</text:p>
          </table:table-cell>
          <table:table-cell office:value-type="float" office:value="789" calcext:value-type="float">
            <text:p>789</text:p>
          </table:table-cell>
          <table:table-cell table:number-columns-repeated="1018"/>
        </table:table-row>
        <table:table-row table:style-name="ro1">
          <table:table-cell table:formula="of:=&quot;I &quot; &amp; [.E660]" office:value-type="string" office:string-value="I explode" calcext:value-type="string">
            <text:p>I explode</text:p>
          </table:table-cell>
          <table:table-cell/>
          <table:table-cell table:formula="of:=&quot;(reg. v) no.&quot; &amp; [.D660] &amp; &quot; Top1000&quot;" office:value-type="string" office:string-value="(reg. v) no.659 Top1000" calcext:value-type="string">
            <text:p>(reg. v) no.659 Top1000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explode</text:p>
          </table:table-cell>
          <table:table-cell office:value-type="float" office:value="790" calcext:value-type="float">
            <text:p>790</text:p>
          </table:table-cell>
          <table:table-cell table:number-columns-repeated="1018"/>
        </table:table-row>
        <table:table-row table:style-name="ro1">
          <table:table-cell table:formula="of:=&quot;I &quot; &amp; [.E661]" office:value-type="string" office:string-value="I facilitate" calcext:value-type="string">
            <text:p>I facilitate</text:p>
          </table:table-cell>
          <table:table-cell/>
          <table:table-cell table:formula="of:=&quot;(reg. v) no.&quot; &amp; [.D661] &amp; &quot; Top1000&quot;" office:value-type="string" office:string-value="(reg. v) no.660 Top1000" calcext:value-type="string">
            <text:p>(reg. v) no.660 Top1000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facilitate</text:p>
          </table:table-cell>
          <table:table-cell office:value-type="float" office:value="791" calcext:value-type="float">
            <text:p>791</text:p>
          </table:table-cell>
          <table:table-cell table:number-columns-repeated="1018"/>
        </table:table-row>
        <table:table-row table:style-name="ro1">
          <table:table-cell table:formula="of:=&quot;I &quot; &amp; [.E662]" office:value-type="string" office:string-value="I flash" calcext:value-type="string">
            <text:p>I flash</text:p>
          </table:table-cell>
          <table:table-cell/>
          <table:table-cell table:formula="of:=&quot;(reg. v) no.&quot; &amp; [.D662] &amp; &quot; Top1000&quot;" office:value-type="string" office:string-value="(reg. v) no.661 Top1000" calcext:value-type="string">
            <text:p>(reg. v) no.661 Top1000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flash</text:p>
          </table:table-cell>
          <table:table-cell office:value-type="float" office:value="792" calcext:value-type="float">
            <text:p>792</text:p>
          </table:table-cell>
          <table:table-cell table:number-columns-repeated="1018"/>
        </table:table-row>
        <table:table-row table:style-name="ro1">
          <table:table-cell table:formula="of:=&quot;I &quot; &amp; [.E663]" office:value-type="string" office:string-value="I fold" calcext:value-type="string">
            <text:p>I fold</text:p>
          </table:table-cell>
          <table:table-cell/>
          <table:table-cell table:formula="of:=&quot;(reg. v) no.&quot; &amp; [.D663] &amp; &quot; Top1000&quot;" office:value-type="string" office:string-value="(reg. v) no.662 Top1000" calcext:value-type="string">
            <text:p>(reg. v) no.662 Top1000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fold</text:p>
          </table:table-cell>
          <table:table-cell office:value-type="float" office:value="793" calcext:value-type="float">
            <text:p>793</text:p>
          </table:table-cell>
          <table:table-cell table:number-columns-repeated="1018"/>
        </table:table-row>
        <table:table-row table:style-name="ro1">
          <table:table-cell table:formula="of:=&quot;I &quot; &amp; [.E664]" office:value-type="string" office:string-value="I function" calcext:value-type="string">
            <text:p>I function</text:p>
          </table:table-cell>
          <table:table-cell/>
          <table:table-cell table:formula="of:=&quot;(reg. v) no.&quot; &amp; [.D664] &amp; &quot; Top1000&quot;" office:value-type="string" office:string-value="(reg. v) no.663 Top1000" calcext:value-type="string">
            <text:p>(reg. v) no.663 Top1000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function</text:p>
          </table:table-cell>
          <table:table-cell office:value-type="float" office:value="794" calcext:value-type="float">
            <text:p>794</text:p>
          </table:table-cell>
          <table:table-cell table:number-columns-repeated="1018"/>
        </table:table-row>
        <table:table-row table:style-name="ro1">
          <table:table-cell table:formula="of:=&quot;I &quot; &amp; [.E665]" office:value-type="string" office:string-value="I grasp" calcext:value-type="string">
            <text:p>I grasp</text:p>
          </table:table-cell>
          <table:table-cell/>
          <table:table-cell table:formula="of:=&quot;(reg. v) no.&quot; &amp; [.D665] &amp; &quot; Top1000&quot;" office:value-type="string" office:string-value="(reg. v) no.664 Top1000" calcext:value-type="string">
            <text:p>(reg. v) no.664 Top1000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grasp</text:p>
          </table:table-cell>
          <table:table-cell office:value-type="float" office:value="795" calcext:value-type="float">
            <text:p>795</text:p>
          </table:table-cell>
          <table:table-cell table:number-columns-repeated="1018"/>
        </table:table-row>
        <table:table-row table:style-name="ro1">
          <table:table-cell table:formula="of:=&quot;I &quot; &amp; [.E666]" office:value-type="string" office:string-value="I incur" calcext:value-type="string">
            <text:p>I incur</text:p>
          </table:table-cell>
          <table:table-cell/>
          <table:table-cell table:formula="of:=&quot;(reg. v) no.&quot; &amp; [.D666] &amp; &quot; Top1000&quot;" office:value-type="string" office:string-value="(reg. v) no.665 Top1000" calcext:value-type="string">
            <text:p>(reg. v) no.665 Top1000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incur</text:p>
          </table:table-cell>
          <table:table-cell office:value-type="float" office:value="796" calcext:value-type="float">
            <text:p>796</text:p>
          </table:table-cell>
          <table:table-cell table:number-columns-repeated="1018"/>
        </table:table-row>
        <table:table-row table:style-name="ro1">
          <table:table-cell table:formula="of:=&quot;I &quot; &amp; [.E667]" office:value-type="string" office:string-value="I intervene" calcext:value-type="string">
            <text:p>I intervene</text:p>
          </table:table-cell>
          <table:table-cell/>
          <table:table-cell table:formula="of:=&quot;(reg. v) no.&quot; &amp; [.D667] &amp; &quot; Top1000&quot;" office:value-type="string" office:string-value="(reg. v) no.666 Top1000" calcext:value-type="string">
            <text:p>(reg. v) no.666 Top1000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intervene</text:p>
          </table:table-cell>
          <table:table-cell office:value-type="float" office:value="797" calcext:value-type="float">
            <text:p>797</text:p>
          </table:table-cell>
          <table:table-cell table:number-columns-repeated="1018"/>
        </table:table-row>
        <table:table-row table:style-name="ro1">
          <table:table-cell table:formula="of:=&quot;I &quot; &amp; [.E668]" office:value-type="string" office:string-value="I label" calcext:value-type="string">
            <text:p>I label</text:p>
          </table:table-cell>
          <table:table-cell/>
          <table:table-cell table:formula="of:=&quot;(reg. v) no.&quot; &amp; [.D668] &amp; &quot; Top1000&quot;" office:value-type="string" office:string-value="(reg. v) no.667 Top1000" calcext:value-type="string">
            <text:p>(reg. v) no.667 Top1000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label</text:p>
          </table:table-cell>
          <table:table-cell office:value-type="float" office:value="798" calcext:value-type="float">
            <text:p>798</text:p>
          </table:table-cell>
          <table:table-cell table:number-columns-repeated="1018"/>
        </table:table-row>
        <table:table-row table:style-name="ro1">
          <table:table-cell table:formula="of:=&quot;I &quot; &amp; [.E669]" office:value-type="string" office:string-value="I please" calcext:value-type="string">
            <text:p>I please</text:p>
          </table:table-cell>
          <table:table-cell/>
          <table:table-cell table:formula="of:=&quot;(reg. v) no.&quot; &amp; [.D669] &amp; &quot; Top1000&quot;" office:value-type="string" office:string-value="(reg. v) no.668 Top1000" calcext:value-type="string">
            <text:p>(reg. v) no.668 Top1000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please</text:p>
          </table:table-cell>
          <table:table-cell office:value-type="float" office:value="799" calcext:value-type="float">
            <text:p>799</text:p>
          </table:table-cell>
          <table:table-cell table:number-columns-repeated="1018"/>
        </table:table-row>
        <table:table-row table:style-name="ro1">
          <table:table-cell table:formula="of:=&quot;I &quot; &amp; [.E670]" office:value-type="string" office:string-value="I rescue" calcext:value-type="string">
            <text:p>I rescue</text:p>
          </table:table-cell>
          <table:table-cell/>
          <table:table-cell table:formula="of:=&quot;(reg. v) no.&quot; &amp; [.D670] &amp; &quot; Top1000&quot;" office:value-type="string" office:string-value="(reg. v) no.669 Top1000" calcext:value-type="string">
            <text:p>(reg. v) no.669 Top1000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rescue</text:p>
          </table:table-cell>
          <table:table-cell office:value-type="float" office:value="800" calcext:value-type="float">
            <text:p>800</text:p>
          </table:table-cell>
          <table:table-cell table:number-columns-repeated="1018"/>
        </table:table-row>
        <table:table-row table:style-name="ro1">
          <table:table-cell table:formula="of:=&quot;I &quot; &amp; [.E671]" office:value-type="string" office:string-value="I tip" calcext:value-type="string">
            <text:p>I tip</text:p>
          </table:table-cell>
          <table:table-cell/>
          <table:table-cell table:formula="of:=&quot;(reg. v) no.&quot; &amp; [.D671] &amp; &quot; Top1000&quot;" office:value-type="string" office:string-value="(reg. v) no.670 Top1000" calcext:value-type="string">
            <text:p>(reg. v) no.670 Top100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tip</text:p>
          </table:table-cell>
          <table:table-cell office:value-type="float" office:value="802" calcext:value-type="float">
            <text:p>802</text:p>
          </table:table-cell>
          <table:table-cell table:number-columns-repeated="1018"/>
        </table:table-row>
        <table:table-row table:style-name="ro1">
          <table:table-cell table:formula="of:=&quot;I &quot; &amp; [.E672]" office:value-type="string" office:string-value="I advertise" calcext:value-type="string">
            <text:p>I advertise</text:p>
          </table:table-cell>
          <table:table-cell/>
          <table:table-cell table:formula="of:=&quot;(reg. v) no.&quot; &amp; [.D672] &amp; &quot; Top1000&quot;" office:value-type="string" office:string-value="(reg. v) no.671 Top1000" calcext:value-type="string">
            <text:p>(reg. v) no.671 Top1000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advertise</text:p>
          </table:table-cell>
          <table:table-cell office:value-type="float" office:value="804" calcext:value-type="float">
            <text:p>804</text:p>
          </table:table-cell>
          <table:table-cell table:number-columns-repeated="1018"/>
        </table:table-row>
        <table:table-row table:style-name="ro1">
          <table:table-cell table:formula="of:=&quot;I &quot; &amp; [.E673]" office:value-type="string" office:string-value="I aid" calcext:value-type="string">
            <text:p>I aid</text:p>
          </table:table-cell>
          <table:table-cell/>
          <table:table-cell table:formula="of:=&quot;(reg. v) no.&quot; &amp; [.D673] &amp; &quot; Top1000&quot;" office:value-type="string" office:string-value="(reg. v) no.672 Top1000" calcext:value-type="string">
            <text:p>(reg. v) no.672 Top100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aid</text:p>
          </table:table-cell>
          <table:table-cell office:value-type="float" office:value="805" calcext:value-type="float">
            <text:p>805</text:p>
          </table:table-cell>
          <table:table-cell table:number-columns-repeated="1018"/>
        </table:table-row>
        <table:table-row table:style-name="ro1">
          <table:table-cell table:formula="of:=&quot;I &quot; &amp; [.E674]" office:value-type="string" office:string-value="I centre" calcext:value-type="string">
            <text:p>I centre</text:p>
          </table:table-cell>
          <table:table-cell/>
          <table:table-cell table:formula="of:=&quot;(reg. v) no.&quot; &amp; [.D674] &amp; &quot; Top1000&quot;" office:value-type="string" office:string-value="(reg. v) no.673 Top1000" calcext:value-type="string">
            <text:p>(reg. v) no.673 Top1000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centre</text:p>
          </table:table-cell>
          <table:table-cell office:value-type="float" office:value="806" calcext:value-type="float">
            <text:p>806</text:p>
          </table:table-cell>
          <table:table-cell table:number-columns-repeated="1018"/>
        </table:table-row>
        <table:table-row table:style-name="ro1">
          <table:table-cell table:formula="of:=&quot;I &quot; &amp; [.E675]" office:value-type="string" office:string-value="I classify" calcext:value-type="string">
            <text:p>I classify</text:p>
          </table:table-cell>
          <table:table-cell/>
          <table:table-cell table:formula="of:=&quot;(reg. v) no.&quot; &amp; [.D675] &amp; &quot; Top1000&quot;" office:value-type="string" office:string-value="(reg. v) no.674 Top1000" calcext:value-type="string">
            <text:p>(reg. v) no.674 Top1000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classify</text:p>
          </table:table-cell>
          <table:table-cell office:value-type="float" office:value="807" calcext:value-type="float">
            <text:p>807</text:p>
          </table:table-cell>
          <table:table-cell table:number-columns-repeated="1018"/>
        </table:table-row>
        <table:table-row table:style-name="ro1">
          <table:table-cell table:formula="of:=&quot;I &quot; &amp; [.E676]" office:value-type="string" office:string-value="I coincide" calcext:value-type="string">
            <text:p>I coincide</text:p>
          </table:table-cell>
          <table:table-cell/>
          <table:table-cell table:formula="of:=&quot;(reg. v) no.&quot; &amp; [.D676] &amp; &quot; Top1000&quot;" office:value-type="string" office:string-value="(reg. v) no.675 Top1000" calcext:value-type="string">
            <text:p>(reg. v) no.675 Top100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coincide</text:p>
          </table:table-cell>
          <table:table-cell office:value-type="float" office:value="808" calcext:value-type="float">
            <text:p>808</text:p>
          </table:table-cell>
          <table:table-cell table:number-columns-repeated="1018"/>
        </table:table-row>
        <table:table-row table:style-name="ro1">
          <table:table-cell table:formula="of:=&quot;I &quot; &amp; [.E677]" office:value-type="string" office:string-value="I confess" calcext:value-type="string">
            <text:p>I confess</text:p>
          </table:table-cell>
          <table:table-cell/>
          <table:table-cell table:formula="of:=&quot;(reg. v) no.&quot; &amp; [.D677] &amp; &quot; Top1000&quot;" office:value-type="string" office:string-value="(reg. v) no.676 Top1000" calcext:value-type="string">
            <text:p>(reg. v) no.676 Top1000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confess</text:p>
          </table:table-cell>
          <table:table-cell office:value-type="float" office:value="809" calcext:value-type="float">
            <text:p>809</text:p>
          </table:table-cell>
          <table:table-cell table:number-columns-repeated="1018"/>
        </table:table-row>
        <table:table-row table:style-name="ro1">
          <table:table-cell table:formula="of:=&quot;I &quot; &amp; [.E678]" office:value-type="string" office:string-value="I contract" calcext:value-type="string">
            <text:p>I contract</text:p>
          </table:table-cell>
          <table:table-cell/>
          <table:table-cell table:formula="of:=&quot;(reg. v) no.&quot; &amp; [.D678] &amp; &quot; Top1000&quot;" office:value-type="string" office:string-value="(reg. v) no.677 Top1000" calcext:value-type="string">
            <text:p>(reg. v) no.677 Top1000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contract</text:p>
          </table:table-cell>
          <table:table-cell office:value-type="float" office:value="810" calcext:value-type="float">
            <text:p>810</text:p>
          </table:table-cell>
          <table:table-cell table:number-columns-repeated="1018"/>
        </table:table-row>
        <table:table-row table:style-name="ro1">
          <table:table-cell table:formula="of:=&quot;I &quot; &amp; [.E679]" office:value-type="string" office:string-value="I crack" calcext:value-type="string">
            <text:p>I crack</text:p>
          </table:table-cell>
          <table:table-cell/>
          <table:table-cell table:formula="of:=&quot;(reg. v) no.&quot; &amp; [.D679] &amp; &quot; Top1000&quot;" office:value-type="string" office:string-value="(reg. v) no.678 Top1000" calcext:value-type="string">
            <text:p>(reg. v) no.678 Top100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crack</text:p>
          </table:table-cell>
          <table:table-cell office:value-type="float" office:value="811" calcext:value-type="float">
            <text:p>811</text:p>
          </table:table-cell>
          <table:table-cell table:number-columns-repeated="1018"/>
        </table:table-row>
        <table:table-row table:style-name="ro1">
          <table:table-cell table:formula="of:=&quot;I &quot; &amp; [.E680]" office:value-type="string" office:string-value="I decrease" calcext:value-type="string">
            <text:p>I decrease</text:p>
          </table:table-cell>
          <table:table-cell/>
          <table:table-cell table:formula="of:=&quot;(reg. v) no.&quot; &amp; [.D680] &amp; &quot; Top1000&quot;" office:value-type="string" office:string-value="(reg. v) no.679 Top1000" calcext:value-type="string">
            <text:p>(reg. v) no.679 Top1000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decrease</text:p>
          </table:table-cell>
          <table:table-cell office:value-type="float" office:value="813" calcext:value-type="float">
            <text:p>813</text:p>
          </table:table-cell>
          <table:table-cell table:number-columns-repeated="1018"/>
        </table:table-row>
        <table:table-row table:style-name="ro1">
          <table:table-cell table:formula="of:=&quot;I &quot; &amp; [.E681]" office:value-type="string" office:string-value="I deem" calcext:value-type="string">
            <text:p>I deem</text:p>
          </table:table-cell>
          <table:table-cell/>
          <table:table-cell table:formula="of:=&quot;(reg. v) no.&quot; &amp; [.D681] &amp; &quot; Top1000&quot;" office:value-type="string" office:string-value="(reg. v) no.680 Top1000" calcext:value-type="string">
            <text:p>(reg. v) no.680 Top1000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deem</text:p>
          </table:table-cell>
          <table:table-cell office:value-type="float" office:value="814" calcext:value-type="float">
            <text:p>814</text:p>
          </table:table-cell>
          <table:table-cell table:number-columns-repeated="1018"/>
        </table:table-row>
        <table:table-row table:style-name="ro1">
          <table:table-cell table:formula="of:=&quot;I &quot; &amp; [.E682]" office:value-type="string" office:string-value="I dispose" calcext:value-type="string">
            <text:p>I dispose</text:p>
          </table:table-cell>
          <table:table-cell/>
          <table:table-cell table:formula="of:=&quot;(reg. v) no.&quot; &amp; [.D682] &amp; &quot; Top1000&quot;" office:value-type="string" office:string-value="(reg. v) no.681 Top1000" calcext:value-type="string">
            <text:p>(reg. v) no.681 Top1000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dispose</text:p>
          </table:table-cell>
          <table:table-cell office:value-type="float" office:value="815" calcext:value-type="float">
            <text:p>815</text:p>
          </table:table-cell>
          <table:table-cell table:number-columns-repeated="1018"/>
        </table:table-row>
        <table:table-row table:style-name="ro1">
          <table:table-cell table:formula="of:=&quot;I &quot; &amp; [.E683]" office:value-type="string" office:string-value="I dissolve" calcext:value-type="string">
            <text:p>I dissolve</text:p>
          </table:table-cell>
          <table:table-cell/>
          <table:table-cell table:formula="of:=&quot;(reg. v) no.&quot; &amp; [.D683] &amp; &quot; Top1000&quot;" office:value-type="string" office:string-value="(reg. v) no.682 Top1000" calcext:value-type="string">
            <text:p>(reg. v) no.682 Top1000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dissolve</text:p>
          </table:table-cell>
          <table:table-cell office:value-type="float" office:value="816" calcext:value-type="float">
            <text:p>816</text:p>
          </table:table-cell>
          <table:table-cell table:number-columns-repeated="1018"/>
        </table:table-row>
        <table:table-row table:style-name="ro1">
          <table:table-cell table:formula="of:=&quot;I &quot; &amp; [.E684]" office:value-type="string" office:string-value="I dump" calcext:value-type="string">
            <text:p>I dump</text:p>
          </table:table-cell>
          <table:table-cell/>
          <table:table-cell table:formula="of:=&quot;(reg. v) no.&quot; &amp; [.D684] &amp; &quot; Top1000&quot;" office:value-type="string" office:string-value="(reg. v) no.683 Top1000" calcext:value-type="string">
            <text:p>(reg. v) no.683 Top1000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dump</text:p>
          </table:table-cell>
          <table:table-cell office:value-type="float" office:value="817" calcext:value-type="float">
            <text:p>817</text:p>
          </table:table-cell>
          <table:table-cell table:number-columns-repeated="1018"/>
        </table:table-row>
        <table:table-row table:style-name="ro1">
          <table:table-cell table:formula="of:=&quot;I &quot; &amp; [.E685]" office:value-type="string" office:string-value="I endorse" calcext:value-type="string">
            <text:p>I endorse</text:p>
          </table:table-cell>
          <table:table-cell/>
          <table:table-cell table:formula="of:=&quot;(reg. v) no.&quot; &amp; [.D685] &amp; &quot; Top1000&quot;" office:value-type="string" office:string-value="(reg. v) no.684 Top1000" calcext:value-type="string">
            <text:p>(reg. v) no.684 Top1000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endorse</text:p>
          </table:table-cell>
          <table:table-cell office:value-type="float" office:value="818" calcext:value-type="float">
            <text:p>818</text:p>
          </table:table-cell>
          <table:table-cell table:number-columns-repeated="1018"/>
        </table:table-row>
        <table:table-row table:style-name="ro1">
          <table:table-cell table:formula="of:=&quot;I &quot; &amp; [.E686]" office:value-type="string" office:string-value="I formulate" calcext:value-type="string">
            <text:p>I formulate</text:p>
          </table:table-cell>
          <table:table-cell/>
          <table:table-cell table:formula="of:=&quot;(reg. v) no.&quot; &amp; [.D686] &amp; &quot; Top1000&quot;" office:value-type="string" office:string-value="(reg. v) no.685 Top1000" calcext:value-type="string">
            <text:p>(reg. v) no.685 Top1000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formulate</text:p>
          </table:table-cell>
          <table:table-cell office:value-type="float" office:value="819" calcext:value-type="float">
            <text:p>819</text:p>
          </table:table-cell>
          <table:table-cell table:number-columns-repeated="1018"/>
        </table:table-row>
        <table:table-row table:style-name="ro1">
          <table:table-cell table:formula="of:=&quot;I &quot; &amp; [.E687]" office:value-type="string" office:string-value="I import" calcext:value-type="string">
            <text:p>I import</text:p>
          </table:table-cell>
          <table:table-cell/>
          <table:table-cell table:formula="of:=&quot;(reg. v) no.&quot; &amp; [.D687] &amp; &quot; Top1000&quot;" office:value-type="string" office:string-value="(reg. v) no.686 Top1000" calcext:value-type="string">
            <text:p>(reg. v) no.686 Top100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import</text:p>
          </table:table-cell>
          <table:table-cell office:value-type="float" office:value="820" calcext:value-type="float">
            <text:p>820</text:p>
          </table:table-cell>
          <table:table-cell table:number-columns-repeated="1018"/>
        </table:table-row>
        <table:table-row table:style-name="ro1">
          <table:table-cell table:formula="of:=&quot;I &quot; &amp; [.E688]" office:value-type="string" office:string-value="I impress" calcext:value-type="string">
            <text:p>I impress</text:p>
          </table:table-cell>
          <table:table-cell/>
          <table:table-cell table:formula="of:=&quot;(reg. v) no.&quot; &amp; [.D688] &amp; &quot; Top1000&quot;" office:value-type="string" office:string-value="(reg. v) no.687 Top1000" calcext:value-type="string">
            <text:p>(reg. v) no.687 Top1000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impress</text:p>
          </table:table-cell>
          <table:table-cell office:value-type="float" office:value="821" calcext:value-type="float">
            <text:p>821</text:p>
          </table:table-cell>
          <table:table-cell table:number-columns-repeated="1018"/>
        </table:table-row>
        <table:table-row table:style-name="ro1">
          <table:table-cell table:formula="of:=&quot;I &quot; &amp; [.E689]" office:value-type="string" office:string-value="I market" calcext:value-type="string">
            <text:p>I market</text:p>
          </table:table-cell>
          <table:table-cell/>
          <table:table-cell table:formula="of:=&quot;(reg. v) no.&quot; &amp; [.D689] &amp; &quot; Top1000&quot;" office:value-type="string" office:string-value="(reg. v) no.688 Top1000" calcext:value-type="string">
            <text:p>(reg. v) no.688 Top1000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market</text:p>
          </table:table-cell>
          <table:table-cell office:value-type="float" office:value="822" calcext:value-type="float">
            <text:p>822</text:p>
          </table:table-cell>
          <table:table-cell table:number-columns-repeated="1018"/>
        </table:table-row>
        <table:table-row table:style-name="ro1">
          <table:table-cell table:formula="of:=&quot;I &quot; &amp; [.E690]" office:value-type="string" office:string-value="I reproduce" calcext:value-type="string">
            <text:p>I reproduce</text:p>
          </table:table-cell>
          <table:table-cell/>
          <table:table-cell table:formula="of:=&quot;(reg. v) no.&quot; &amp; [.D690] &amp; &quot; Top1000&quot;" office:value-type="string" office:string-value="(reg. v) no.689 Top1000" calcext:value-type="string">
            <text:p>(reg. v) no.689 Top1000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reproduce</text:p>
          </table:table-cell>
          <table:table-cell office:value-type="float" office:value="823" calcext:value-type="float">
            <text:p>823</text:p>
          </table:table-cell>
          <table:table-cell table:number-columns-repeated="1018"/>
        </table:table-row>
        <table:table-row table:style-name="ro1">
          <table:table-cell table:formula="of:=&quot;I &quot; &amp; [.E691]" office:value-type="string" office:string-value="I scatter" calcext:value-type="string">
            <text:p>I scatter</text:p>
          </table:table-cell>
          <table:table-cell/>
          <table:table-cell table:formula="of:=&quot;(reg. v) no.&quot; &amp; [.D691] &amp; &quot; Top1000&quot;" office:value-type="string" office:string-value="(reg. v) no.690 Top1000" calcext:value-type="string">
            <text:p>(reg. v) no.690 Top1000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scatter</text:p>
          </table:table-cell>
          <table:table-cell office:value-type="float" office:value="824" calcext:value-type="float">
            <text:p>824</text:p>
          </table:table-cell>
          <table:table-cell table:number-columns-repeated="1018"/>
        </table:table-row>
        <table:table-row table:style-name="ro1">
          <table:table-cell table:formula="of:=&quot;I &quot; &amp; [.E692]" office:value-type="string" office:string-value="I schedule" calcext:value-type="string">
            <text:p>I schedule</text:p>
          </table:table-cell>
          <table:table-cell/>
          <table:table-cell table:formula="of:=&quot;(reg. v) no.&quot; &amp; [.D692] &amp; &quot; Top1000&quot;" office:value-type="string" office:string-value="(reg. v) no.691 Top1000" calcext:value-type="string">
            <text:p>(reg. v) no.691 Top10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schedule</text:p>
          </table:table-cell>
          <table:table-cell office:value-type="float" office:value="825" calcext:value-type="float">
            <text:p>825</text:p>
          </table:table-cell>
          <table:table-cell table:number-columns-repeated="1018"/>
        </table:table-row>
        <table:table-row table:style-name="ro1">
          <table:table-cell table:formula="of:=&quot;I &quot; &amp; [.E693]" office:value-type="string" office:string-value="I ship" calcext:value-type="string">
            <text:p>I ship</text:p>
          </table:table-cell>
          <table:table-cell/>
          <table:table-cell table:formula="of:=&quot;(reg. v) no.&quot; &amp; [.D693] &amp; &quot; Top1000&quot;" office:value-type="string" office:string-value="(reg. v) no.692 Top1000" calcext:value-type="string">
            <text:p>(reg. v) no.692 Top1000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ship</text:p>
          </table:table-cell>
          <table:table-cell office:value-type="float" office:value="826" calcext:value-type="float">
            <text:p>826</text:p>
          </table:table-cell>
          <table:table-cell table:number-columns-repeated="1018"/>
        </table:table-row>
        <table:table-row table:style-name="ro1">
          <table:table-cell table:formula="of:=&quot;I &quot; &amp; [.E694]" office:value-type="string" office:string-value="I shop" calcext:value-type="string">
            <text:p>I shop</text:p>
          </table:table-cell>
          <table:table-cell/>
          <table:table-cell table:formula="of:=&quot;(reg. v) no.&quot; &amp; [.D694] &amp; &quot; Top1000&quot;" office:value-type="string" office:string-value="(reg. v) no.693 Top1000" calcext:value-type="string">
            <text:p>(reg. v) no.693 Top1000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shop</text:p>
          </table:table-cell>
          <table:table-cell office:value-type="float" office:value="827" calcext:value-type="float">
            <text:p>827</text:p>
          </table:table-cell>
          <table:table-cell table:number-columns-repeated="1018"/>
        </table:table-row>
        <table:table-row table:style-name="ro1">
          <table:table-cell table:formula="of:=&quot;I &quot; &amp; [.E695]" office:value-type="string" office:string-value="I spare" calcext:value-type="string">
            <text:p>I spare</text:p>
          </table:table-cell>
          <table:table-cell/>
          <table:table-cell table:formula="of:=&quot;(reg. v) no.&quot; &amp; [.D695] &amp; &quot; Top1000&quot;" office:value-type="string" office:string-value="(reg. v) no.694 Top1000" calcext:value-type="string">
            <text:p>(reg. v) no.694 Top100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spare</text:p>
          </table:table-cell>
          <table:table-cell office:value-type="float" office:value="828" calcext:value-type="float">
            <text:p>828</text:p>
          </table:table-cell>
          <table:table-cell table:number-columns-repeated="1018"/>
        </table:table-row>
        <table:table-row table:style-name="ro1">
          <table:table-cell table:formula="of:=&quot;I &quot; &amp; [.E696]" office:value-type="string" office:string-value="I sponsor" calcext:value-type="string">
            <text:p>I sponsor</text:p>
          </table:table-cell>
          <table:table-cell/>
          <table:table-cell table:formula="of:=&quot;(reg. v) no.&quot; &amp; [.D696] &amp; &quot; Top1000&quot;" office:value-type="string" office:string-value="(reg. v) no.695 Top1000" calcext:value-type="string">
            <text:p>(reg. v) no.695 Top1000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sponsor</text:p>
          </table:table-cell>
          <table:table-cell office:value-type="float" office:value="829" calcext:value-type="float">
            <text:p>829</text:p>
          </table:table-cell>
          <table:table-cell table:number-columns-repeated="1018"/>
        </table:table-row>
        <table:table-row table:style-name="ro1">
          <table:table-cell table:formula="of:=&quot;I &quot; &amp; [.E697]" office:value-type="string" office:string-value="I stage" calcext:value-type="string">
            <text:p>I stage</text:p>
          </table:table-cell>
          <table:table-cell/>
          <table:table-cell table:formula="of:=&quot;(reg. v) no.&quot; &amp; [.D697] &amp; &quot; Top1000&quot;" office:value-type="string" office:string-value="(reg. v) no.696 Top1000" calcext:value-type="string">
            <text:p>(reg. v) no.696 Top1000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stage</text:p>
          </table:table-cell>
          <table:table-cell office:value-type="float" office:value="830" calcext:value-type="float">
            <text:p>830</text:p>
          </table:table-cell>
          <table:table-cell table:number-columns-repeated="1018"/>
        </table:table-row>
        <table:table-row table:style-name="ro1">
          <table:table-cell table:formula="of:=&quot;I &quot; &amp; [.E698]" office:value-type="string" office:string-value="I suck" calcext:value-type="string">
            <text:p>I suck</text:p>
          </table:table-cell>
          <table:table-cell/>
          <table:table-cell table:formula="of:=&quot;(reg. v) no.&quot; &amp; [.D698] &amp; &quot; Top1000&quot;" office:value-type="string" office:string-value="(reg. v) no.697 Top1000" calcext:value-type="string">
            <text:p>(reg. v) no.697 Top1000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suck</text:p>
          </table:table-cell>
          <table:table-cell office:value-type="float" office:value="831" calcext:value-type="float">
            <text:p>831</text:p>
          </table:table-cell>
          <table:table-cell table:number-columns-repeated="1018"/>
        </table:table-row>
        <table:table-row table:style-name="ro1">
          <table:table-cell table:formula="of:=&quot;I &quot; &amp; [.E699]" office:value-type="string" office:string-value="I sue" calcext:value-type="string">
            <text:p>I sue</text:p>
          </table:table-cell>
          <table:table-cell/>
          <table:table-cell table:formula="of:=&quot;(reg. v) no.&quot; &amp; [.D699] &amp; &quot; Top1000&quot;" office:value-type="string" office:string-value="(reg. v) no.698 Top1000" calcext:value-type="string">
            <text:p>(reg. v) no.698 Top1000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sue</text:p>
          </table:table-cell>
          <table:table-cell office:value-type="float" office:value="832" calcext:value-type="float">
            <text:p>832</text:p>
          </table:table-cell>
          <table:table-cell table:number-columns-repeated="1018"/>
        </table:table-row>
        <table:table-row table:style-name="ro1">
          <table:table-cell table:formula="of:=&quot;I &quot; &amp; [.E700]" office:value-type="string" office:string-value="I tempt" calcext:value-type="string">
            <text:p>I tempt</text:p>
          </table:table-cell>
          <table:table-cell/>
          <table:table-cell table:formula="of:=&quot;(reg. v) no.&quot; &amp; [.D700] &amp; &quot; Top1000&quot;" office:value-type="string" office:string-value="(reg. v) no.699 Top1000" calcext:value-type="string">
            <text:p>(reg. v) no.699 Top1000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tempt</text:p>
          </table:table-cell>
          <table:table-cell office:value-type="float" office:value="833" calcext:value-type="float">
            <text:p>833</text:p>
          </table:table-cell>
          <table:table-cell table:number-columns-repeated="1018"/>
        </table:table-row>
        <table:table-row table:style-name="ro1">
          <table:table-cell table:formula="of:=&quot;I &quot; &amp; [.E701]" office:value-type="string" office:string-value="I vanish" calcext:value-type="string">
            <text:p>I vanish</text:p>
          </table:table-cell>
          <table:table-cell/>
          <table:table-cell table:formula="of:=&quot;(reg. v) no.&quot; &amp; [.D701] &amp; &quot; Top1000&quot;" office:value-type="string" office:string-value="(reg. v) no.700 Top1000" calcext:value-type="string">
            <text:p>(reg. v) no.700 Top10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vanish</text:p>
          </table:table-cell>
          <table:table-cell office:value-type="float" office:value="834" calcext:value-type="float">
            <text:p>834</text:p>
          </table:table-cell>
          <table:table-cell table:number-columns-repeated="1018"/>
        </table:table-row>
        <table:table-row table:style-name="ro1">
          <table:table-cell table:formula="of:=&quot;I &quot; &amp; [.E702]" office:value-type="string" office:string-value="I access" calcext:value-type="string">
            <text:p>I access</text:p>
          </table:table-cell>
          <table:table-cell/>
          <table:table-cell table:formula="of:=&quot;(reg. v) no.&quot; &amp; [.D702] &amp; &quot; Top1000&quot;" office:value-type="string" office:string-value="(reg. v) no.701 Top1000" calcext:value-type="string">
            <text:p>(reg. v) no.701 Top1000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ccess</text:p>
          </table:table-cell>
          <table:table-cell office:value-type="float" office:value="835" calcext:value-type="float">
            <text:p>835</text:p>
          </table:table-cell>
          <table:table-cell table:number-columns-repeated="1018"/>
        </table:table-row>
        <table:table-row table:style-name="ro1">
          <table:table-cell table:formula="of:=&quot;I &quot; &amp; [.E703]" office:value-type="string" office:string-value="I commence" calcext:value-type="string">
            <text:p>I commence</text:p>
          </table:table-cell>
          <table:table-cell/>
          <table:table-cell table:formula="of:=&quot;(reg. v) no.&quot; &amp; [.D703] &amp; &quot; Top1000&quot;" office:value-type="string" office:string-value="(reg. v) no.702 Top1000" calcext:value-type="string">
            <text:p>(reg. v) no.702 Top1000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commence</text:p>
          </table:table-cell>
          <table:table-cell office:value-type="float" office:value="836" calcext:value-type="float">
            <text:p>836</text:p>
          </table:table-cell>
          <table:table-cell table:number-columns-repeated="1018"/>
        </table:table-row>
        <table:table-row table:style-name="ro1">
          <table:table-cell table:formula="of:=&quot;I &quot; &amp; [.E704]" office:value-type="string" office:string-value="I contrast" calcext:value-type="string">
            <text:p>I contrast</text:p>
          </table:table-cell>
          <table:table-cell/>
          <table:table-cell table:formula="of:=&quot;(reg. v) no.&quot; &amp; [.D704] &amp; &quot; Top1000&quot;" office:value-type="string" office:string-value="(reg. v) no.703 Top1000" calcext:value-type="string">
            <text:p>(reg. v) no.703 Top1000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contrast</text:p>
          </table:table-cell>
          <table:table-cell office:value-type="float" office:value="837" calcext:value-type="float">
            <text:p>837</text:p>
          </table:table-cell>
          <table:table-cell table:number-columns-repeated="1018"/>
        </table:table-row>
        <table:table-row table:style-name="ro1">
          <table:table-cell table:formula="of:=&quot;I &quot; &amp; [.E705]" office:value-type="string" office:string-value="I depict" calcext:value-type="string">
            <text:p>I depict</text:p>
          </table:table-cell>
          <table:table-cell/>
          <table:table-cell table:formula="of:=&quot;(reg. v) no.&quot; &amp; [.D705] &amp; &quot; Top1000&quot;" office:value-type="string" office:string-value="(reg. v) no.704 Top1000" calcext:value-type="string">
            <text:p>(reg. v) no.704 Top10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depict</text:p>
          </table:table-cell>
          <table:table-cell office:value-type="float" office:value="838" calcext:value-type="float">
            <text:p>838</text:p>
          </table:table-cell>
          <table:table-cell table:number-columns-repeated="1018"/>
        </table:table-row>
        <table:table-row table:style-name="ro1">
          <table:table-cell table:formula="of:=&quot;I &quot; &amp; [.E706]" office:value-type="string" office:string-value="I discharge" calcext:value-type="string">
            <text:p>I discharge</text:p>
          </table:table-cell>
          <table:table-cell/>
          <table:table-cell table:formula="of:=&quot;(reg. v) no.&quot; &amp; [.D706] &amp; &quot; Top1000&quot;" office:value-type="string" office:string-value="(reg. v) no.705 Top1000" calcext:value-type="string">
            <text:p>(reg. v) no.705 Top1000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discharge</text:p>
          </table:table-cell>
          <table:table-cell office:value-type="float" office:value="839" calcext:value-type="float">
            <text:p>839</text:p>
          </table:table-cell>
          <table:table-cell table:number-columns-repeated="1018"/>
        </table:table-row>
        <table:table-row table:style-name="ro1">
          <table:table-cell table:formula="of:=&quot;I &quot; &amp; [.E707]" office:value-type="string" office:string-value="I draft" calcext:value-type="string">
            <text:p>I draft</text:p>
          </table:table-cell>
          <table:table-cell/>
          <table:table-cell table:formula="of:=&quot;(reg. v) no.&quot; &amp; [.D707] &amp; &quot; Top1000&quot;" office:value-type="string" office:string-value="(reg. v) no.706 Top1000" calcext:value-type="string">
            <text:p>(reg. v) no.706 Top1000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draft</text:p>
          </table:table-cell>
          <table:table-cell office:value-type="float" office:value="840" calcext:value-type="float">
            <text:p>840</text:p>
          </table:table-cell>
          <table:table-cell table:number-columns-repeated="1018"/>
        </table:table-row>
        <table:table-row table:style-name="ro1">
          <table:table-cell table:formula="of:=&quot;I &quot; &amp; [.E708]" office:value-type="string" office:string-value="I enclose" calcext:value-type="string">
            <text:p>I enclose</text:p>
          </table:table-cell>
          <table:table-cell/>
          <table:table-cell table:formula="of:=&quot;(reg. v) no.&quot; &amp; [.D708] &amp; &quot; Top1000&quot;" office:value-type="string" office:string-value="(reg. v) no.707 Top1000" calcext:value-type="string">
            <text:p>(reg. v) no.707 Top1000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enclose</text:p>
          </table:table-cell>
          <table:table-cell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table:formula="of:=&quot;I &quot; &amp; [.E709]" office:value-type="string" office:string-value="I enquire" calcext:value-type="string">
            <text:p>I enquire</text:p>
          </table:table-cell>
          <table:table-cell/>
          <table:table-cell table:formula="of:=&quot;(reg. v) no.&quot; &amp; [.D709] &amp; &quot; Top1000&quot;" office:value-type="string" office:string-value="(reg. v) no.708 Top1000" calcext:value-type="string">
            <text:p>(reg. v) no.708 Top1000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enquire</text:p>
          </table:table-cell>
          <table:table-cell office:value-type="float" office:value="842" calcext:value-type="float">
            <text:p>842</text:p>
          </table:table-cell>
          <table:table-cell table:number-columns-repeated="1018"/>
        </table:table-row>
        <table:table-row table:style-name="ro1">
          <table:table-cell table:formula="of:=&quot;I &quot; &amp; [.E710]" office:value-type="string" office:string-value="I erect" calcext:value-type="string">
            <text:p>I erect</text:p>
          </table:table-cell>
          <table:table-cell/>
          <table:table-cell table:formula="of:=&quot;(reg. v) no.&quot; &amp; [.D710] &amp; &quot; Top1000&quot;" office:value-type="string" office:string-value="(reg. v) no.709 Top1000" calcext:value-type="string">
            <text:p>(reg. v) no.709 Top1000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erect</text:p>
          </table:table-cell>
          <table:table-cell office:value-type="float" office:value="843" calcext:value-type="float">
            <text:p>843</text:p>
          </table:table-cell>
          <table:table-cell table:number-columns-repeated="1018"/>
        </table:table-row>
        <table:table-row table:style-name="ro1">
          <table:table-cell table:formula="of:=&quot;I &quot; &amp; [.E711]" office:value-type="string" office:string-value="I file" calcext:value-type="string">
            <text:p>I file</text:p>
          </table:table-cell>
          <table:table-cell/>
          <table:table-cell table:formula="of:=&quot;(reg. v) no.&quot; &amp; [.D711] &amp; &quot; Top1000&quot;" office:value-type="string" office:string-value="(reg. v) no.710 Top1000" calcext:value-type="string">
            <text:p>(reg. v) no.710 Top1000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file</text:p>
          </table:table-cell>
          <table:table-cell office:value-type="float" office:value="844" calcext:value-type="float">
            <text:p>844</text:p>
          </table:table-cell>
          <table:table-cell table:number-columns-repeated="1018"/>
        </table:table-row>
        <table:table-row table:style-name="ro1">
          <table:table-cell table:formula="of:=&quot;I &quot; &amp; [.E712]" office:value-type="string" office:string-value="I halt" calcext:value-type="string">
            <text:p>I halt</text:p>
          </table:table-cell>
          <table:table-cell/>
          <table:table-cell table:formula="of:=&quot;(reg. v) no.&quot; &amp; [.D712] &amp; &quot; Top1000&quot;" office:value-type="string" office:string-value="(reg. v) no.711 Top1000" calcext:value-type="string">
            <text:p>(reg. v) no.711 Top1000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halt</text:p>
          </table:table-cell>
          <table:table-cell office:value-type="float" office:value="845" calcext:value-type="float">
            <text:p>845</text:p>
          </table:table-cell>
          <table:table-cell table:number-columns-repeated="1018"/>
        </table:table-row>
        <table:table-row table:style-name="ro1">
          <table:table-cell table:formula="of:=&quot;I &quot; &amp; [.E713]" office:value-type="string" office:string-value="I hunt" calcext:value-type="string">
            <text:p>I hunt</text:p>
          </table:table-cell>
          <table:table-cell/>
          <table:table-cell table:formula="of:=&quot;(reg. v) no.&quot; &amp; [.D713] &amp; &quot; Top1000&quot;" office:value-type="string" office:string-value="(reg. v) no.712 Top1000" calcext:value-type="string">
            <text:p>(reg. v) no.712 Top1000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hunt</text:p>
          </table:table-cell>
          <table:table-cell office:value-type="float" office:value="846" calcext:value-type="float">
            <text:p>846</text:p>
          </table:table-cell>
          <table:table-cell table:number-columns-repeated="1018"/>
        </table:table-row>
        <table:table-row table:style-name="ro1">
          <table:table-cell table:formula="of:=&quot;I &quot; &amp; [.E714]" office:value-type="string" office:string-value="I inspect" calcext:value-type="string">
            <text:p>I inspect</text:p>
          </table:table-cell>
          <table:table-cell/>
          <table:table-cell table:formula="of:=&quot;(reg. v) no.&quot; &amp; [.D714] &amp; &quot; Top1000&quot;" office:value-type="string" office:string-value="(reg. v) no.713 Top1000" calcext:value-type="string">
            <text:p>(reg. v) no.713 Top1000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inspect</text:p>
          </table:table-cell>
          <table:table-cell office:value-type="float" office:value="847" calcext:value-type="float">
            <text:p>847</text:p>
          </table:table-cell>
          <table:table-cell table:number-columns-repeated="1018"/>
        </table:table-row>
        <table:table-row table:style-name="ro1">
          <table:table-cell table:formula="of:=&quot;I &quot; &amp; [.E715]" office:value-type="string" office:string-value="I omit" calcext:value-type="string">
            <text:p>I omit</text:p>
          </table:table-cell>
          <table:table-cell/>
          <table:table-cell table:formula="of:=&quot;(reg. v) no.&quot; &amp; [.D715] &amp; &quot; Top1000&quot;" office:value-type="string" office:string-value="(reg. v) no.714 Top1000" calcext:value-type="string">
            <text:p>(reg. v) no.714 Top1000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omit</text:p>
          </table:table-cell>
          <table:table-cell office:value-type="float" office:value="848" calcext:value-type="float">
            <text:p>848</text:p>
          </table:table-cell>
          <table:table-cell table:number-columns-repeated="1018"/>
        </table:table-row>
        <table:table-row table:style-name="ro1">
          <table:table-cell table:formula="of:=&quot;I &quot; &amp; [.E716]" office:value-type="string" office:string-value="I originate" calcext:value-type="string">
            <text:p>I originate</text:p>
          </table:table-cell>
          <table:table-cell/>
          <table:table-cell table:formula="of:=&quot;(reg. v) no.&quot; &amp; [.D716] &amp; &quot; Top1000&quot;" office:value-type="string" office:string-value="(reg. v) no.715 Top1000" calcext:value-type="string">
            <text:p>(reg. v) no.715 Top1000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originate</text:p>
          </table:table-cell>
          <table:table-cell office:value-type="float" office:value="849" calcext:value-type="float">
            <text:p>849</text:p>
          </table:table-cell>
          <table:table-cell table:number-columns-repeated="1018"/>
        </table:table-row>
        <table:table-row table:style-name="ro1">
          <table:table-cell table:formula="of:=&quot;I &quot; &amp; [.E717]" office:value-type="string" office:string-value="I praise" calcext:value-type="string">
            <text:p>I praise</text:p>
          </table:table-cell>
          <table:table-cell/>
          <table:table-cell table:formula="of:=&quot;(reg. v) no.&quot; &amp; [.D717] &amp; &quot; Top1000&quot;" office:value-type="string" office:string-value="(reg. v) no.716 Top1000" calcext:value-type="string">
            <text:p>(reg. v) no.716 Top1000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praise</text:p>
          </table:table-cell>
          <table:table-cell office:value-type="float" office:value="850" calcext:value-type="float">
            <text:p>850</text:p>
          </table:table-cell>
          <table:table-cell table:number-columns-repeated="1018"/>
        </table:table-row>
        <table:table-row table:style-name="ro1">
          <table:table-cell table:formula="of:=&quot;I &quot; &amp; [.E718]" office:value-type="string" office:string-value="I precede" calcext:value-type="string">
            <text:p>I precede</text:p>
          </table:table-cell>
          <table:table-cell/>
          <table:table-cell table:formula="of:=&quot;(reg. v) no.&quot; &amp; [.D718] &amp; &quot; Top1000&quot;" office:value-type="string" office:string-value="(reg. v) no.717 Top1000" calcext:value-type="string">
            <text:p>(reg. v) no.717 Top100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precede</text:p>
          </table:table-cell>
          <table:table-cell office:value-type="float" office:value="851" calcext:value-type="float">
            <text:p>851</text:p>
          </table:table-cell>
          <table:table-cell table:number-columns-repeated="1018"/>
        </table:table-row>
        <table:table-row table:style-name="ro1">
          <table:table-cell table:formula="of:=&quot;I &quot; &amp; [.E719]" office:value-type="string" office:string-value="I relieve" calcext:value-type="string">
            <text:p>I relieve</text:p>
          </table:table-cell>
          <table:table-cell/>
          <table:table-cell table:formula="of:=&quot;(reg. v) no.&quot; &amp; [.D719] &amp; &quot; Top1000&quot;" office:value-type="string" office:string-value="(reg. v) no.718 Top1000" calcext:value-type="string">
            <text:p>(reg. v) no.718 Top1000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relieve</text:p>
          </table:table-cell>
          <table:table-cell office:value-type="float" office:value="852" calcext:value-type="float">
            <text:p>852</text:p>
          </table:table-cell>
          <table:table-cell table:number-columns-repeated="1018"/>
        </table:table-row>
        <table:table-row table:style-name="ro1">
          <table:table-cell table:formula="of:=&quot;I &quot; &amp; [.E720]" office:value-type="string" office:string-value="I reward" calcext:value-type="string">
            <text:p>I reward</text:p>
          </table:table-cell>
          <table:table-cell/>
          <table:table-cell table:formula="of:=&quot;(reg. v) no.&quot; &amp; [.D720] &amp; &quot; Top1000&quot;" office:value-type="string" office:string-value="(reg. v) no.719 Top1000" calcext:value-type="string">
            <text:p>(reg. v) no.719 Top1000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reward</text:p>
          </table:table-cell>
          <table:table-cell office:value-type="float" office:value="853" calcext:value-type="float">
            <text:p>853</text:p>
          </table:table-cell>
          <table:table-cell table:number-columns-repeated="1018"/>
        </table:table-row>
        <table:table-row table:style-name="ro1">
          <table:table-cell table:formula="of:=&quot;I &quot; &amp; [.E721]" office:value-type="string" office:string-value="I round" calcext:value-type="string">
            <text:p>I round</text:p>
          </table:table-cell>
          <table:table-cell/>
          <table:table-cell table:formula="of:=&quot;(reg. v) no.&quot; &amp; [.D721] &amp; &quot; Top1000&quot;" office:value-type="string" office:string-value="(reg. v) no.720 Top1000" calcext:value-type="string">
            <text:p>(reg. v) no.720 Top100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round</text:p>
          </table:table-cell>
          <table:table-cell office:value-type="float" office:value="854" calcext:value-type="float">
            <text:p>854</text:p>
          </table:table-cell>
          <table:table-cell table:number-columns-repeated="1018"/>
        </table:table-row>
        <table:table-row table:style-name="ro1">
          <table:table-cell table:formula="of:=&quot;I &quot; &amp; [.E722]" office:value-type="string" office:string-value="I seal" calcext:value-type="string">
            <text:p>I seal</text:p>
          </table:table-cell>
          <table:table-cell/>
          <table:table-cell table:formula="of:=&quot;(reg. v) no.&quot; &amp; [.D722] &amp; &quot; Top1000&quot;" office:value-type="string" office:string-value="(reg. v) no.721 Top1000" calcext:value-type="string">
            <text:p>(reg. v) no.721 Top1000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seal</text:p>
          </table:table-cell>
          <table:table-cell office:value-type="float" office:value="855" calcext:value-type="float">
            <text:p>855</text:p>
          </table:table-cell>
          <table:table-cell table:number-columns-repeated="1018"/>
        </table:table-row>
        <table:table-row table:style-name="ro1">
          <table:table-cell table:formula="of:=&quot;I &quot; &amp; [.E723]" office:value-type="string" office:string-value="I signal" calcext:value-type="string">
            <text:p>I signal</text:p>
          </table:table-cell>
          <table:table-cell/>
          <table:table-cell table:formula="of:=&quot;(reg. v) no.&quot; &amp; [.D723] &amp; &quot; Top1000&quot;" office:value-type="string" office:string-value="(reg. v) no.722 Top1000" calcext:value-type="string">
            <text:p>(reg. v) no.722 Top1000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signal</text:p>
          </table:table-cell>
          <table:table-cell office:value-type="float" office:value="856" calcext:value-type="float">
            <text:p>856</text:p>
          </table:table-cell>
          <table:table-cell table:number-columns-repeated="1018"/>
        </table:table-row>
        <table:table-row table:style-name="ro1">
          <table:table-cell table:formula="of:=&quot;I &quot; &amp; [.E724]" office:value-type="string" office:string-value="I smash" calcext:value-type="string">
            <text:p>I smash</text:p>
          </table:table-cell>
          <table:table-cell/>
          <table:table-cell table:formula="of:=&quot;(reg. v) no.&quot; &amp; [.D724] &amp; &quot; Top1000&quot;" office:value-type="string" office:string-value="(reg. v) no.723 Top1000" calcext:value-type="string">
            <text:p>(reg. v) no.723 Top1000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smash</text:p>
          </table:table-cell>
          <table:table-cell office:value-type="float" office:value="857" calcext:value-type="float">
            <text:p>857</text:p>
          </table:table-cell>
          <table:table-cell table:number-columns-repeated="1018"/>
        </table:table-row>
        <table:table-row table:style-name="ro1">
          <table:table-cell table:formula="of:=&quot;I &quot; &amp; [.E725]" office:value-type="string" office:string-value="I subject" calcext:value-type="string">
            <text:p>I subject</text:p>
          </table:table-cell>
          <table:table-cell/>
          <table:table-cell table:formula="of:=&quot;(reg. v) no.&quot; &amp; [.D725] &amp; &quot; Top1000&quot;" office:value-type="string" office:string-value="(reg. v) no.724 Top1000" calcext:value-type="string">
            <text:p>(reg. v) no.724 Top1000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subject</text:p>
          </table:table-cell>
          <table:table-cell office:value-type="float" office:value="859" calcext:value-type="float">
            <text:p>859</text:p>
          </table:table-cell>
          <table:table-cell table:number-columns-repeated="1018"/>
        </table:table-row>
        <table:table-row table:style-name="ro1">
          <table:table-cell table:formula="of:=&quot;I &quot; &amp; [.E726]" office:value-type="string" office:string-value="I target" calcext:value-type="string">
            <text:p>I target</text:p>
          </table:table-cell>
          <table:table-cell/>
          <table:table-cell table:formula="of:=&quot;(reg. v) no.&quot; &amp; [.D726] &amp; &quot; Top1000&quot;" office:value-type="string" office:string-value="(reg. v) no.725 Top1000" calcext:value-type="string">
            <text:p>(reg. v) no.725 Top1000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target</text:p>
          </table:table-cell>
          <table:table-cell office:value-type="float" office:value="860" calcext:value-type="float">
            <text:p>860</text:p>
          </table:table-cell>
          <table:table-cell table:number-columns-repeated="1018"/>
        </table:table-row>
        <table:table-row table:style-name="ro1">
          <table:table-cell table:formula="of:=&quot;I &quot; &amp; [.E727]" office:value-type="string" office:string-value="I taste" calcext:value-type="string">
            <text:p>I taste</text:p>
          </table:table-cell>
          <table:table-cell/>
          <table:table-cell table:formula="of:=&quot;(reg. v) no.&quot; &amp; [.D727] &amp; &quot; Top1000&quot;" office:value-type="string" office:string-value="(reg. v) no.726 Top1000" calcext:value-type="string">
            <text:p>(reg. v) no.726 Top1000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taste</text:p>
          </table:table-cell>
          <table:table-cell office:value-type="float" office:value="861" calcext:value-type="float">
            <text:p>861</text:p>
          </table:table-cell>
          <table:table-cell table:number-columns-repeated="1018"/>
        </table:table-row>
        <table:table-row table:style-name="ro1">
          <table:table-cell table:formula="of:=&quot;I &quot; &amp; [.E728]" office:value-type="string" office:string-value="I tighten" calcext:value-type="string">
            <text:p>I tighten</text:p>
          </table:table-cell>
          <table:table-cell/>
          <table:table-cell table:formula="of:=&quot;(reg. v) no.&quot; &amp; [.D728] &amp; &quot; Top1000&quot;" office:value-type="string" office:string-value="(reg. v) no.727 Top1000" calcext:value-type="string">
            <text:p>(reg. v) no.727 Top1000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tighten</text:p>
          </table:table-cell>
          <table:table-cell office:value-type="float" office:value="862" calcext:value-type="float">
            <text:p>862</text:p>
          </table:table-cell>
          <table:table-cell table:number-columns-repeated="1018"/>
        </table:table-row>
        <table:table-row table:style-name="ro1">
          <table:table-cell table:formula="of:=&quot;I &quot; &amp; [.E729]" office:value-type="string" office:string-value="I top" calcext:value-type="string">
            <text:p>I top</text:p>
          </table:table-cell>
          <table:table-cell/>
          <table:table-cell table:formula="of:=&quot;(reg. v) no.&quot; &amp; [.D729] &amp; &quot; Top1000&quot;" office:value-type="string" office:string-value="(reg. v) no.728 Top1000" calcext:value-type="string">
            <text:p>(reg. v) no.728 Top1000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top</text:p>
          </table:table-cell>
          <table:table-cell office:value-type="float" office:value="863" calcext:value-type="float">
            <text:p>863</text:p>
          </table:table-cell>
          <table:table-cell table:number-columns-repeated="1018"/>
        </table:table-row>
        <table:table-row table:style-name="ro1">
          <table:table-cell table:formula="of:=&quot;I &quot; &amp; [.E730]" office:value-type="string" office:string-value="I tremble" calcext:value-type="string">
            <text:p>I tremble</text:p>
          </table:table-cell>
          <table:table-cell/>
          <table:table-cell table:formula="of:=&quot;(reg. v) no.&quot; &amp; [.D730] &amp; &quot; Top1000&quot;" office:value-type="string" office:string-value="(reg. v) no.729 Top1000" calcext:value-type="string">
            <text:p>(reg. v) no.729 Top1000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tremble</text:p>
          </table:table-cell>
          <table:table-cell office:value-type="float" office:value="864" calcext:value-type="float">
            <text:p>864</text:p>
          </table:table-cell>
          <table:table-cell table:number-columns-repeated="1018"/>
        </table:table-row>
        <table:table-row table:style-name="ro1">
          <table:table-cell table:formula="of:=&quot;I &quot; &amp; [.E731]" office:value-type="string" office:string-value="I tuck" calcext:value-type="string">
            <text:p>I tuck</text:p>
          </table:table-cell>
          <table:table-cell/>
          <table:table-cell table:formula="of:=&quot;(reg. v) no.&quot; &amp; [.D731] &amp; &quot; Top1000&quot;" office:value-type="string" office:string-value="(reg. v) no.730 Top1000" calcext:value-type="string">
            <text:p>(reg. v) no.730 Top1000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tuck</text:p>
          </table:table-cell>
          <table:table-cell office:value-type="float" office:value="865" calcext:value-type="float">
            <text:p>865</text:p>
          </table:table-cell>
          <table:table-cell table:number-columns-repeated="1018"/>
        </table:table-row>
        <table:table-row table:style-name="ro1">
          <table:table-cell table:formula="of:=&quot;I &quot; &amp; [.E732]" office:value-type="string" office:string-value="I warm" calcext:value-type="string">
            <text:p>I warm</text:p>
          </table:table-cell>
          <table:table-cell/>
          <table:table-cell table:formula="of:=&quot;(reg. v) no.&quot; &amp; [.D732] &amp; &quot; Top1000&quot;" office:value-type="string" office:string-value="(reg. v) no.731 Top1000" calcext:value-type="string">
            <text:p>(reg. v) no.731 Top1000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warm</text:p>
          </table:table-cell>
          <table:table-cell office:value-type="float" office:value="866" calcext:value-type="float">
            <text:p>866</text:p>
          </table:table-cell>
          <table:table-cell table:number-columns-repeated="1018"/>
        </table:table-row>
        <table:table-row table:style-name="ro1">
          <table:table-cell table:formula="of:=&quot;I &quot; &amp; [.E733]" office:value-type="string" office:string-value="I activate" calcext:value-type="string">
            <text:p>I activate</text:p>
          </table:table-cell>
          <table:table-cell/>
          <table:table-cell table:formula="of:=&quot;(reg. v) no.&quot; &amp; [.D733] &amp; &quot; Top1000&quot;" office:value-type="string" office:string-value="(reg. v) no.732 Top1000" calcext:value-type="string">
            <text:p>(reg. v) no.732 Top1000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activate</text:p>
          </table:table-cell>
          <table:table-cell office:value-type="float" office:value="867" calcext:value-type="float">
            <text:p>867</text:p>
          </table:table-cell>
          <table:table-cell table:number-columns-repeated="1018"/>
        </table:table-row>
        <table:table-row table:style-name="ro1">
          <table:table-cell table:formula="of:=&quot;I &quot; &amp; [.E734]" office:value-type="string" office:string-value="I amend" calcext:value-type="string">
            <text:p>I amend</text:p>
          </table:table-cell>
          <table:table-cell/>
          <table:table-cell table:formula="of:=&quot;(reg. v) no.&quot; &amp; [.D734] &amp; &quot; Top1000&quot;" office:value-type="string" office:string-value="(reg. v) no.733 Top1000" calcext:value-type="string">
            <text:p>(reg. v) no.733 Top100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amend</text:p>
          </table:table-cell>
          <table:table-cell office:value-type="float" office:value="868" calcext:value-type="float">
            <text:p>868</text:p>
          </table:table-cell>
          <table:table-cell table:number-columns-repeated="1018"/>
        </table:table-row>
        <table:table-row table:style-name="ro1">
          <table:table-cell table:formula="of:=&quot;I &quot; &amp; [.E735]" office:value-type="string" office:string-value="I arouse" calcext:value-type="string">
            <text:p>I arouse</text:p>
          </table:table-cell>
          <table:table-cell/>
          <table:table-cell table:formula="of:=&quot;(reg. v) no.&quot; &amp; [.D735] &amp; &quot; Top1000&quot;" office:value-type="string" office:string-value="(reg. v) no.734 Top1000" calcext:value-type="string">
            <text:p>(reg. v) no.734 Top1000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arouse</text:p>
          </table:table-cell>
          <table:table-cell office:value-type="float" office:value="869" calcext:value-type="float">
            <text:p>869</text:p>
          </table:table-cell>
          <table:table-cell table:number-columns-repeated="1018"/>
        </table:table-row>
        <table:table-row table:style-name="ro1">
          <table:table-cell table:formula="of:=&quot;I &quot; &amp; [.E736]" office:value-type="string" office:string-value="I bang" calcext:value-type="string">
            <text:p>I bang</text:p>
          </table:table-cell>
          <table:table-cell/>
          <table:table-cell table:formula="of:=&quot;(reg. v) no.&quot; &amp; [.D736] &amp; &quot; Top1000&quot;" office:value-type="string" office:string-value="(reg. v) no.735 Top1000" calcext:value-type="string">
            <text:p>(reg. v) no.735 Top1000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bang</text:p>
          </table:table-cell>
          <table:table-cell office:value-type="float" office:value="870" calcext:value-type="float">
            <text:p>870</text:p>
          </table:table-cell>
          <table:table-cell table:number-columns-repeated="1018"/>
        </table:table-row>
        <table:table-row table:style-name="ro1">
          <table:table-cell table:formula="of:=&quot;I &quot; &amp; [.E737]" office:value-type="string" office:string-value="I bow" calcext:value-type="string">
            <text:p>I bow</text:p>
          </table:table-cell>
          <table:table-cell/>
          <table:table-cell table:formula="of:=&quot;(reg. v) no.&quot; &amp; [.D737] &amp; &quot; Top1000&quot;" office:value-type="string" office:string-value="(reg. v) no.736 Top1000" calcext:value-type="string">
            <text:p>(reg. v) no.736 Top10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bow</text:p>
          </table:table-cell>
          <table:table-cell office:value-type="float" office:value="872" calcext:value-type="float">
            <text:p>872</text:p>
          </table:table-cell>
          <table:table-cell table:number-columns-repeated="1018"/>
        </table:table-row>
        <table:table-row table:style-name="ro1">
          <table:table-cell table:formula="of:=&quot;I &quot; &amp; [.E738]" office:value-type="string" office:string-value="I campaign" calcext:value-type="string">
            <text:p>I campaign</text:p>
          </table:table-cell>
          <table:table-cell/>
          <table:table-cell table:formula="of:=&quot;(reg. v) no.&quot; &amp; [.D738] &amp; &quot; Top1000&quot;" office:value-type="string" office:string-value="(reg. v) no.737 Top1000" calcext:value-type="string">
            <text:p>(reg. v) no.737 Top1000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campaign</text:p>
          </table:table-cell>
          <table:table-cell office:value-type="float" office:value="873" calcext:value-type="float">
            <text:p>873</text:p>
          </table:table-cell>
          <table:table-cell table:number-columns-repeated="1018"/>
        </table:table-row>
        <table:table-row table:style-name="ro1">
          <table:table-cell table:formula="of:=&quot;I &quot; &amp; [.E739]" office:value-type="string" office:string-value="I characterise" calcext:value-type="string">
            <text:p>I characterise</text:p>
          </table:table-cell>
          <table:table-cell/>
          <table:table-cell table:formula="of:=&quot;(reg. v) no.&quot; &amp; [.D739] &amp; &quot; Top1000&quot;" office:value-type="string" office:string-value="(reg. v) no.738 Top1000" calcext:value-type="string">
            <text:p>(reg. v) no.738 Top1000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characterise</text:p>
          </table:table-cell>
          <table:table-cell office:value-type="float" office:value="874" calcext:value-type="float">
            <text:p>874</text:p>
          </table:table-cell>
          <table:table-cell table:number-columns-repeated="1018"/>
        </table:table-row>
        <table:table-row table:style-name="ro1">
          <table:table-cell table:formula="of:=&quot;I &quot; &amp; [.E740]" office:value-type="string" office:string-value="I circulate" calcext:value-type="string">
            <text:p>I circulate</text:p>
          </table:table-cell>
          <table:table-cell/>
          <table:table-cell table:formula="of:=&quot;(reg. v) no.&quot; &amp; [.D740] &amp; &quot; Top1000&quot;" office:value-type="string" office:string-value="(reg. v) no.739 Top1000" calcext:value-type="string">
            <text:p>(reg. v) no.739 Top1000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circulate</text:p>
          </table:table-cell>
          <table:table-cell office:value-type="float" office:value="875" calcext:value-type="float">
            <text:p>875</text:p>
          </table:table-cell>
          <table:table-cell table:number-columns-repeated="1018"/>
        </table:table-row>
        <table:table-row table:style-name="ro1">
          <table:table-cell table:formula="of:=&quot;I &quot; &amp; [.E741]" office:value-type="string" office:string-value="I clarify" calcext:value-type="string">
            <text:p>I clarify</text:p>
          </table:table-cell>
          <table:table-cell/>
          <table:table-cell table:formula="of:=&quot;(reg. v) no.&quot; &amp; [.D741] &amp; &quot; Top1000&quot;" office:value-type="string" office:string-value="(reg. v) no.740 Top1000" calcext:value-type="string">
            <text:p>(reg. v) no.740 Top1000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clarify</text:p>
          </table:table-cell>
          <table:table-cell office:value-type="float" office:value="876" calcext:value-type="float">
            <text:p>876</text:p>
          </table:table-cell>
          <table:table-cell table:number-columns-repeated="1018"/>
        </table:table-row>
        <table:table-row table:style-name="ro1">
          <table:table-cell table:formula="of:=&quot;I &quot; &amp; [.E742]" office:value-type="string" office:string-value="I compensate" calcext:value-type="string">
            <text:p>I compensate</text:p>
          </table:table-cell>
          <table:table-cell/>
          <table:table-cell table:formula="of:=&quot;(reg. v) no.&quot; &amp; [.D742] &amp; &quot; Top1000&quot;" office:value-type="string" office:string-value="(reg. v) no.741 Top1000" calcext:value-type="string">
            <text:p>(reg. v) no.741 Top1000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compensate</text:p>
          </table:table-cell>
          <table:table-cell office:value-type="float" office:value="877" calcext:value-type="float">
            <text:p>877</text:p>
          </table:table-cell>
          <table:table-cell table:number-columns-repeated="1018"/>
        </table:table-row>
        <table:table-row table:style-name="ro1">
          <table:table-cell table:formula="of:=&quot;I &quot; &amp; [.E743]" office:value-type="string" office:string-value="I compile" calcext:value-type="string">
            <text:p>I compile</text:p>
          </table:table-cell>
          <table:table-cell/>
          <table:table-cell table:formula="of:=&quot;(reg. v) no.&quot; &amp; [.D743] &amp; &quot; Top1000&quot;" office:value-type="string" office:string-value="(reg. v) no.742 Top1000" calcext:value-type="string">
            <text:p>(reg. v) no.742 Top1000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compile</text:p>
          </table:table-cell>
          <table:table-cell office:value-type="float" office:value="878" calcext:value-type="float">
            <text:p>878</text:p>
          </table:table-cell>
          <table:table-cell table:number-columns-repeated="1018"/>
        </table:table-row>
        <table:table-row table:style-name="ro1">
          <table:table-cell table:formula="of:=&quot;I &quot; &amp; [.E744]" office:value-type="string" office:string-value="I cool" calcext:value-type="string">
            <text:p>I cool</text:p>
          </table:table-cell>
          <table:table-cell/>
          <table:table-cell table:formula="of:=&quot;(reg. v) no.&quot; &amp; [.D744] &amp; &quot; Top1000&quot;" office:value-type="string" office:string-value="(reg. v) no.743 Top1000" calcext:value-type="string">
            <text:p>(reg. v) no.743 Top1000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cool</text:p>
          </table:table-cell>
          <table:table-cell office:value-type="float" office:value="879" calcext:value-type="float">
            <text:p>879</text:p>
          </table:table-cell>
          <table:table-cell table:number-columns-repeated="1018"/>
        </table:table-row>
        <table:table-row table:style-name="ro1">
          <table:table-cell table:formula="of:=&quot;I &quot; &amp; [.E745]" office:value-type="string" office:string-value="I couple" calcext:value-type="string">
            <text:p>I couple</text:p>
          </table:table-cell>
          <table:table-cell/>
          <table:table-cell table:formula="of:=&quot;(reg. v) no.&quot; &amp; [.D745] &amp; &quot; Top1000&quot;" office:value-type="string" office:string-value="(reg. v) no.744 Top1000" calcext:value-type="string">
            <text:p>(reg. v) no.744 Top1000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couple</text:p>
          </table:table-cell>
          <table:table-cell office:value-type="float" office:value="880" calcext:value-type="float">
            <text:p>880</text:p>
          </table:table-cell>
          <table:table-cell table:number-columns-repeated="1018"/>
        </table:table-row>
        <table:table-row table:style-name="ro1">
          <table:table-cell table:formula="of:=&quot;I &quot; &amp; [.E746]" office:value-type="string" office:string-value="I depart" calcext:value-type="string">
            <text:p>I depart</text:p>
          </table:table-cell>
          <table:table-cell/>
          <table:table-cell table:formula="of:=&quot;(reg. v) no.&quot; &amp; [.D746] &amp; &quot; Top1000&quot;" office:value-type="string" office:string-value="(reg. v) no.745 Top1000" calcext:value-type="string">
            <text:p>(reg. v) no.745 Top1000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depart</text:p>
          </table:table-cell>
          <table:table-cell office:value-type="float" office:value="881" calcext:value-type="float">
            <text:p>881</text:p>
          </table:table-cell>
          <table:table-cell table:number-columns-repeated="1018"/>
        </table:table-row>
        <table:table-row table:style-name="ro1">
          <table:table-cell table:formula="of:=&quot;I &quot; &amp; [.E747]" office:value-type="string" office:string-value="I deprive" calcext:value-type="string">
            <text:p>I deprive</text:p>
          </table:table-cell>
          <table:table-cell/>
          <table:table-cell table:formula="of:=&quot;(reg. v) no.&quot; &amp; [.D747] &amp; &quot; Top1000&quot;" office:value-type="string" office:string-value="(reg. v) no.746 Top1000" calcext:value-type="string">
            <text:p>(reg. v) no.746 Top100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deprive</text:p>
          </table:table-cell>
          <table:table-cell office:value-type="float" office:value="882" calcext:value-type="float">
            <text:p>882</text:p>
          </table:table-cell>
          <table:table-cell table:number-columns-repeated="1018"/>
        </table:table-row>
        <table:table-row table:style-name="ro1">
          <table:table-cell table:formula="of:=&quot;I &quot; &amp; [.E748]" office:value-type="string" office:string-value="I desire" calcext:value-type="string">
            <text:p>I desire</text:p>
          </table:table-cell>
          <table:table-cell/>
          <table:table-cell table:formula="of:=&quot;(reg. v) no.&quot; &amp; [.D748] &amp; &quot; Top1000&quot;" office:value-type="string" office:string-value="(reg. v) no.747 Top1000" calcext:value-type="string">
            <text:p>(reg. v) no.747 Top1000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desire</text:p>
          </table:table-cell>
          <table:table-cell office:value-type="float" office:value="883" calcext:value-type="float">
            <text:p>883</text:p>
          </table:table-cell>
          <table:table-cell table:number-columns-repeated="1018"/>
        </table:table-row>
        <table:table-row table:style-name="ro1">
          <table:table-cell table:formula="of:=&quot;I &quot; &amp; [.E749]" office:value-type="string" office:string-value="I diminish" calcext:value-type="string">
            <text:p>I diminish</text:p>
          </table:table-cell>
          <table:table-cell/>
          <table:table-cell table:formula="of:=&quot;(reg. v) no.&quot; &amp; [.D749] &amp; &quot; Top1000&quot;" office:value-type="string" office:string-value="(reg. v) no.748 Top1000" calcext:value-type="string">
            <text:p>(reg. v) no.748 Top1000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diminish</text:p>
          </table:table-cell>
          <table:table-cell office:value-type="float" office:value="884" calcext:value-type="float">
            <text:p>884</text:p>
          </table:table-cell>
          <table:table-cell table:number-columns-repeated="1018"/>
        </table:table-row>
        <table:table-row table:style-name="ro1">
          <table:table-cell table:formula="of:=&quot;I &quot; &amp; [.E750]" office:value-type="string" office:string-value="I drown" calcext:value-type="string">
            <text:p>I drown</text:p>
          </table:table-cell>
          <table:table-cell/>
          <table:table-cell table:formula="of:=&quot;(reg. v) no.&quot; &amp; [.D750] &amp; &quot; Top1000&quot;" office:value-type="string" office:string-value="(reg. v) no.749 Top1000" calcext:value-type="string">
            <text:p>(reg. v) no.749 Top1000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drown</text:p>
          </table:table-cell>
          <table:table-cell office:value-type="float" office:value="885" calcext:value-type="float">
            <text:p>885</text:p>
          </table:table-cell>
          <table:table-cell table:number-columns-repeated="1018"/>
        </table:table-row>
        <table:table-row table:style-name="ro1">
          <table:table-cell table:formula="of:=&quot;I &quot; &amp; [.E751]" office:value-type="string" office:string-value="I embark" calcext:value-type="string">
            <text:p>I embark</text:p>
          </table:table-cell>
          <table:table-cell/>
          <table:table-cell table:formula="of:=&quot;(reg. v) no.&quot; &amp; [.D751] &amp; &quot; Top1000&quot;" office:value-type="string" office:string-value="(reg. v) no.750 Top1000" calcext:value-type="string">
            <text:p>(reg. v) no.750 Top10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mbark</text:p>
          </table:table-cell>
          <table:table-cell office:value-type="float" office:value="886" calcext:value-type="float">
            <text:p>886</text:p>
          </table:table-cell>
          <table:table-cell table:number-columns-repeated="1018"/>
        </table:table-row>
        <table:table-row table:style-name="ro1">
          <table:table-cell table:formula="of:=&quot;I &quot; &amp; [.E752]" office:value-type="string" office:string-value="I entail" calcext:value-type="string">
            <text:p>I entail</text:p>
          </table:table-cell>
          <table:table-cell/>
          <table:table-cell table:formula="of:=&quot;(reg. v) no.&quot; &amp; [.D752] &amp; &quot; Top1000&quot;" office:value-type="string" office:string-value="(reg. v) no.751 Top1000" calcext:value-type="string">
            <text:p>(reg. v) no.751 Top1000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entail</text:p>
          </table:table-cell>
          <table:table-cell office:value-type="float" office:value="887" calcext:value-type="float">
            <text:p>887</text:p>
          </table:table-cell>
          <table:table-cell table:number-columns-repeated="1018"/>
        </table:table-row>
        <table:table-row table:style-name="ro1">
          <table:table-cell table:formula="of:=&quot;I &quot; &amp; [.E753]" office:value-type="string" office:string-value="I entertain" calcext:value-type="string">
            <text:p>I entertain</text:p>
          </table:table-cell>
          <table:table-cell/>
          <table:table-cell table:formula="of:=&quot;(reg. v) no.&quot; &amp; [.D753] &amp; &quot; Top1000&quot;" office:value-type="string" office:string-value="(reg. v) no.752 Top1000" calcext:value-type="string">
            <text:p>(reg. v) no.752 Top1000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entertain</text:p>
          </table:table-cell>
          <table:table-cell office:value-type="float" office:value="888" calcext:value-type="float">
            <text:p>888</text:p>
          </table:table-cell>
          <table:table-cell table:number-columns-repeated="1018"/>
        </table:table-row>
        <table:table-row table:style-name="ro1">
          <table:table-cell table:formula="of:=&quot;I &quot; &amp; [.E754]" office:value-type="string" office:string-value="I figure" calcext:value-type="string">
            <text:p>I figure</text:p>
          </table:table-cell>
          <table:table-cell/>
          <table:table-cell table:formula="of:=&quot;(reg. v) no.&quot; &amp; [.D754] &amp; &quot; Top1000&quot;" office:value-type="string" office:string-value="(reg. v) no.753 Top1000" calcext:value-type="string">
            <text:p>(reg. v) no.753 Top1000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figure</text:p>
          </table:table-cell>
          <table:table-cell office:value-type="float" office:value="889" calcext:value-type="float">
            <text:p>889</text:p>
          </table:table-cell>
          <table:table-cell table:number-columns-repeated="1018"/>
        </table:table-row>
        <table:table-row table:style-name="ro1">
          <table:table-cell table:formula="of:=&quot;I &quot; &amp; [.E755]" office:value-type="string" office:string-value="I guard" calcext:value-type="string">
            <text:p>I guard</text:p>
          </table:table-cell>
          <table:table-cell/>
          <table:table-cell table:formula="of:=&quot;(reg. v) no.&quot; &amp; [.D755] &amp; &quot; Top1000&quot;" office:value-type="string" office:string-value="(reg. v) no.754 Top1000" calcext:value-type="string">
            <text:p>(reg. v) no.754 Top1000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guard</text:p>
          </table:table-cell>
          <table:table-cell office:value-type="float" office:value="891" calcext:value-type="float">
            <text:p>891</text:p>
          </table:table-cell>
          <table:table-cell table:number-columns-repeated="1018"/>
        </table:table-row>
        <table:table-row table:style-name="ro1">
          <table:table-cell table:formula="of:=&quot;I &quot; &amp; [.E756]" office:value-type="string" office:string-value="I manufacture" calcext:value-type="string">
            <text:p>I manufacture</text:p>
          </table:table-cell>
          <table:table-cell/>
          <table:table-cell table:formula="of:=&quot;(reg. v) no.&quot; &amp; [.D756] &amp; &quot; Top1000&quot;" office:value-type="string" office:string-value="(reg. v) no.755 Top1000" calcext:value-type="string">
            <text:p>(reg. v) no.755 Top1000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manufacture</text:p>
          </table:table-cell>
          <table:table-cell office:value-type="float" office:value="892" calcext:value-type="float">
            <text:p>892</text:p>
          </table:table-cell>
          <table:table-cell table:number-columns-repeated="1018"/>
        </table:table-row>
        <table:table-row table:style-name="ro1">
          <table:table-cell table:formula="of:=&quot;I &quot; &amp; [.E757]" office:value-type="string" office:string-value="I neglect" calcext:value-type="string">
            <text:p>I neglect</text:p>
          </table:table-cell>
          <table:table-cell/>
          <table:table-cell table:formula="of:=&quot;(reg. v) no.&quot; &amp; [.D757] &amp; &quot; Top1000&quot;" office:value-type="string" office:string-value="(reg. v) no.756 Top1000" calcext:value-type="string">
            <text:p>(reg. v) no.756 Top1000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neglect</text:p>
          </table:table-cell>
          <table:table-cell office:value-type="float" office:value="894" calcext:value-type="float">
            <text:p>894</text:p>
          </table:table-cell>
          <table:table-cell table:number-columns-repeated="1018"/>
        </table:table-row>
        <table:table-row table:style-name="ro1">
          <table:table-cell table:formula="of:=&quot;I &quot; &amp; [.E758]" office:value-type="string" office:string-value="I plunge" calcext:value-type="string">
            <text:p>I plunge</text:p>
          </table:table-cell>
          <table:table-cell/>
          <table:table-cell table:formula="of:=&quot;(reg. v) no.&quot; &amp; [.D758] &amp; &quot; Top1000&quot;" office:value-type="string" office:string-value="(reg. v) no.757 Top1000" calcext:value-type="string">
            <text:p>(reg. v) no.757 Top1000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plunge</text:p>
          </table:table-cell>
          <table:table-cell office:value-type="float" office:value="895" calcext:value-type="float">
            <text:p>895</text:p>
          </table:table-cell>
          <table:table-cell table:number-columns-repeated="1018"/>
        </table:table-row>
        <table:table-row table:style-name="ro1">
          <table:table-cell table:formula="of:=&quot;I &quot; &amp; [.E759]" office:value-type="string" office:string-value="I project" calcext:value-type="string">
            <text:p>I project</text:p>
          </table:table-cell>
          <table:table-cell/>
          <table:table-cell table:formula="of:=&quot;(reg. v) no.&quot; &amp; [.D759] &amp; &quot; Top1000&quot;" office:value-type="string" office:string-value="(reg. v) no.758 Top1000" calcext:value-type="string">
            <text:p>(reg. v) no.758 Top100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project</text:p>
          </table:table-cell>
          <table:table-cell office:value-type="float" office:value="896" calcext:value-type="float">
            <text:p>896</text:p>
          </table:table-cell>
          <table:table-cell table:number-columns-repeated="1018"/>
        </table:table-row>
        <table:table-row table:style-name="ro1">
          <table:table-cell table:formula="of:=&quot;I &quot; &amp; [.E760]" office:value-type="string" office:string-value="I rain" calcext:value-type="string">
            <text:p>I rain</text:p>
          </table:table-cell>
          <table:table-cell/>
          <table:table-cell table:formula="of:=&quot;(reg. v) no.&quot; &amp; [.D760] &amp; &quot; Top1000&quot;" office:value-type="string" office:string-value="(reg. v) no.759 Top1000" calcext:value-type="string">
            <text:p>(reg. v) no.759 Top1000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rain</text:p>
          </table:table-cell>
          <table:table-cell office:value-type="float" office:value="897" calcext:value-type="float">
            <text:p>897</text:p>
          </table:table-cell>
          <table:table-cell table:number-columns-repeated="1018"/>
        </table:table-row>
        <table:table-row table:style-name="ro1">
          <table:table-cell table:formula="of:=&quot;I &quot; &amp; [.E761]" office:value-type="string" office:string-value="I reassure" calcext:value-type="string">
            <text:p>I reassure</text:p>
          </table:table-cell>
          <table:table-cell/>
          <table:table-cell table:formula="of:=&quot;(reg. v) no.&quot; &amp; [.D761] &amp; &quot; Top1000&quot;" office:value-type="string" office:string-value="(reg. v) no.760 Top1000" calcext:value-type="string">
            <text:p>(reg. v) no.760 Top100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reassure</text:p>
          </table:table-cell>
          <table:table-cell office:value-type="float" office:value="898" calcext:value-type="float">
            <text:p>898</text:p>
          </table:table-cell>
          <table:table-cell table:number-columns-repeated="1018"/>
        </table:table-row>
        <table:table-row table:style-name="ro1">
          <table:table-cell table:formula="of:=&quot;I &quot; &amp; [.E762]" office:value-type="string" office:string-value="I rent" calcext:value-type="string">
            <text:p>I rent</text:p>
          </table:table-cell>
          <table:table-cell/>
          <table:table-cell table:formula="of:=&quot;(reg. v) no.&quot; &amp; [.D762] &amp; &quot; Top1000&quot;" office:value-type="string" office:string-value="(reg. v) no.761 Top1000" calcext:value-type="string">
            <text:p>(reg. v) no.761 Top100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rent</text:p>
          </table:table-cell>
          <table:table-cell office:value-type="float" office:value="899" calcext:value-type="float">
            <text:p>899</text:p>
          </table:table-cell>
          <table:table-cell table:number-columns-repeated="1018"/>
        </table:table-row>
        <table:table-row table:style-name="ro1">
          <table:table-cell table:formula="of:=&quot;I &quot; &amp; [.E763]" office:value-type="string" office:string-value="I revive" calcext:value-type="string">
            <text:p>I revive</text:p>
          </table:table-cell>
          <table:table-cell/>
          <table:table-cell table:formula="of:=&quot;(reg. v) no.&quot; &amp; [.D763] &amp; &quot; Top1000&quot;" office:value-type="string" office:string-value="(reg. v) no.762 Top1000" calcext:value-type="string">
            <text:p>(reg. v) no.762 Top100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revive</text:p>
          </table:table-cell>
          <table:table-cell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 table:formula="of:=&quot;I &quot; &amp; [.E764]" office:value-type="string" office:string-value="I sentence" calcext:value-type="string">
            <text:p>I sentence</text:p>
          </table:table-cell>
          <table:table-cell/>
          <table:table-cell table:formula="of:=&quot;(reg. v) no.&quot; &amp; [.D764] &amp; &quot; Top1000&quot;" office:value-type="string" office:string-value="(reg. v) no.763 Top1000" calcext:value-type="string">
            <text:p>(reg. v) no.763 Top1000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sentence</text:p>
          </table:table-cell>
          <table:table-cell office:value-type="float" office:value="901" calcext:value-type="float">
            <text:p>901</text:p>
          </table:table-cell>
          <table:table-cell table:number-columns-repeated="1018"/>
        </table:table-row>
        <table:table-row table:style-name="ro1">
          <table:table-cell table:formula="of:=&quot;I &quot; &amp; [.E765]" office:value-type="string" office:string-value="I slam" calcext:value-type="string">
            <text:p>I slam</text:p>
          </table:table-cell>
          <table:table-cell/>
          <table:table-cell table:formula="of:=&quot;(reg. v) no.&quot; &amp; [.D765] &amp; &quot; Top1000&quot;" office:value-type="string" office:string-value="(reg. v) no.764 Top1000" calcext:value-type="string">
            <text:p>(reg. v) no.764 Top1000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slam</text:p>
          </table:table-cell>
          <table:table-cell office:value-type="float" office:value="903" calcext:value-type="float">
            <text:p>903</text:p>
          </table:table-cell>
          <table:table-cell table:number-columns-repeated="1018"/>
        </table:table-row>
        <table:table-row table:style-name="ro1">
          <table:table-cell table:formula="of:=&quot;I &quot; &amp; [.E766]" office:value-type="string" office:string-value="I stem" calcext:value-type="string">
            <text:p>I stem</text:p>
          </table:table-cell>
          <table:table-cell/>
          <table:table-cell table:formula="of:=&quot;(reg. v) no.&quot; &amp; [.D766] &amp; &quot; Top1000&quot;" office:value-type="string" office:string-value="(reg. v) no.765 Top1000" calcext:value-type="string">
            <text:p>(reg. v) no.765 Top100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stem</text:p>
          </table:table-cell>
          <table:table-cell office:value-type="float" office:value="905" calcext:value-type="float">
            <text:p>905</text:p>
          </table:table-cell>
          <table:table-cell table:number-columns-repeated="1018"/>
        </table:table-row>
        <table:table-row table:style-name="ro1">
          <table:table-cell table:formula="of:=&quot;I &quot; &amp; [.E767]" office:value-type="string" office:string-value="I sum" calcext:value-type="string">
            <text:p>I sum</text:p>
          </table:table-cell>
          <table:table-cell/>
          <table:table-cell table:formula="of:=&quot;(reg. v) no.&quot; &amp; [.D767] &amp; &quot; Top1000&quot;" office:value-type="string" office:string-value="(reg. v) no.766 Top1000" calcext:value-type="string">
            <text:p>(reg. v) no.766 Top1000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sum</text:p>
          </table:table-cell>
          <table:table-cell office:value-type="float" office:value="906" calcext:value-type="float">
            <text:p>906</text:p>
          </table:table-cell>
          <table:table-cell table:number-columns-repeated="1018"/>
        </table:table-row>
        <table:table-row table:style-name="ro1">
          <table:table-cell table:formula="of:=&quot;I &quot; &amp; [.E768]" office:value-type="string" office:string-value="I summon" calcext:value-type="string">
            <text:p>I summon</text:p>
          </table:table-cell>
          <table:table-cell/>
          <table:table-cell table:formula="of:=&quot;(reg. v) no.&quot; &amp; [.D768] &amp; &quot; Top1000&quot;" office:value-type="string" office:string-value="(reg. v) no.767 Top1000" calcext:value-type="string">
            <text:p>(reg. v) no.767 Top100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summon</text:p>
          </table:table-cell>
          <table:table-cell office:value-type="float" office:value="907" calcext:value-type="float">
            <text:p>907</text:p>
          </table:table-cell>
          <table:table-cell table:number-columns-repeated="1018"/>
        </table:table-row>
        <table:table-row table:style-name="ro1">
          <table:table-cell table:formula="of:=&quot;I &quot; &amp; [.E769]" office:value-type="string" office:string-value="I supplement" calcext:value-type="string">
            <text:p>I supplement</text:p>
          </table:table-cell>
          <table:table-cell/>
          <table:table-cell table:formula="of:=&quot;(reg. v) no.&quot; &amp; [.D769] &amp; &quot; Top1000&quot;" office:value-type="string" office:string-value="(reg. v) no.768 Top1000" calcext:value-type="string">
            <text:p>(reg. v) no.768 Top10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supplement</text:p>
          </table:table-cell>
          <table:table-cell office:value-type="float" office:value="908" calcext:value-type="float">
            <text:p>908</text:p>
          </table:table-cell>
          <table:table-cell table:number-columns-repeated="1018"/>
        </table:table-row>
        <table:table-row table:style-name="ro1">
          <table:table-cell table:formula="of:=&quot;I &quot; &amp; [.E770]" office:value-type="string" office:string-value="I suppress" calcext:value-type="string">
            <text:p>I suppress</text:p>
          </table:table-cell>
          <table:table-cell/>
          <table:table-cell table:formula="of:=&quot;(reg. v) no.&quot; &amp; [.D770] &amp; &quot; Top1000&quot;" office:value-type="string" office:string-value="(reg. v) no.769 Top1000" calcext:value-type="string">
            <text:p>(reg. v) no.769 Top1000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suppress</text:p>
          </table:table-cell>
          <table:table-cell office:value-type="float" office:value="909" calcext:value-type="float">
            <text:p>909</text:p>
          </table:table-cell>
          <table:table-cell table:number-columns-repeated="1018"/>
        </table:table-row>
        <table:table-row table:style-name="ro1">
          <table:table-cell table:formula="of:=&quot;I &quot; &amp; [.E771]" office:value-type="string" office:string-value="I surprise" calcext:value-type="string">
            <text:p>I surprise</text:p>
          </table:table-cell>
          <table:table-cell/>
          <table:table-cell table:formula="of:=&quot;(reg. v) no.&quot; &amp; [.D771] &amp; &quot; Top1000&quot;" office:value-type="string" office:string-value="(reg. v) no.770 Top1000" calcext:value-type="string">
            <text:p>(reg. v) no.770 Top100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surprise</text:p>
          </table:table-cell>
          <table:table-cell office:value-type="float" office:value="910" calcext:value-type="float">
            <text:p>910</text:p>
          </table:table-cell>
          <table:table-cell table:number-columns-repeated="1018"/>
        </table:table-row>
        <table:table-row table:style-name="ro1">
          <table:table-cell table:formula="of:=&quot;I &quot; &amp; [.E772]" office:value-type="string" office:string-value="I tax" calcext:value-type="string">
            <text:p>I tax</text:p>
          </table:table-cell>
          <table:table-cell/>
          <table:table-cell table:formula="of:=&quot;(reg. v) no.&quot; &amp; [.D772] &amp; &quot; Top1000&quot;" office:value-type="string" office:string-value="(reg. v) no.771 Top1000" calcext:value-type="string">
            <text:p>(reg. v) no.771 Top1000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tax</text:p>
          </table:table-cell>
          <table:table-cell office:value-type="float" office:value="911" calcext:value-type="float">
            <text:p>911</text:p>
          </table:table-cell>
          <table:table-cell table:number-columns-repeated="1018"/>
        </table:table-row>
        <table:table-row table:style-name="ro1">
          <table:table-cell table:formula="of:=&quot;I &quot; &amp; [.E773]" office:value-type="string" office:string-value="I tour" calcext:value-type="string">
            <text:p>I tour</text:p>
          </table:table-cell>
          <table:table-cell/>
          <table:table-cell table:formula="of:=&quot;(reg. v) no.&quot; &amp; [.D773] &amp; &quot; Top1000&quot;" office:value-type="string" office:string-value="(reg. v) no.772 Top1000" calcext:value-type="string">
            <text:p>(reg. v) no.772 Top1000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tour</text:p>
          </table:table-cell>
          <table:table-cell office:value-type="float" office:value="913" calcext:value-type="float">
            <text:p>913</text:p>
          </table:table-cell>
          <table:table-cell table:number-columns-repeated="1018"/>
        </table:table-row>
        <table:table-row table:style-name="ro1">
          <table:table-cell table:formula="of:=&quot;I &quot; &amp; [.E774]" office:value-type="string" office:string-value="I transmit" calcext:value-type="string">
            <text:p>I transmit</text:p>
          </table:table-cell>
          <table:table-cell/>
          <table:table-cell table:formula="of:=&quot;(reg. v) no.&quot; &amp; [.D774] &amp; &quot; Top1000&quot;" office:value-type="string" office:string-value="(reg. v) no.773 Top1000" calcext:value-type="string">
            <text:p>(reg. v) no.773 Top1000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transmit</text:p>
          </table:table-cell>
          <table:table-cell office:value-type="float" office:value="914" calcext:value-type="float">
            <text:p>914</text:p>
          </table:table-cell>
          <table:table-cell table:number-columns-repeated="1018"/>
        </table:table-row>
        <table:table-row table:style-name="ro1">
          <table:table-cell table:formula="of:=&quot;I &quot; &amp; [.E775]" office:value-type="string" office:string-value="I transport" calcext:value-type="string">
            <text:p>I transport</text:p>
          </table:table-cell>
          <table:table-cell/>
          <table:table-cell table:formula="of:=&quot;(reg. v) no.&quot; &amp; [.D775] &amp; &quot; Top1000&quot;" office:value-type="string" office:string-value="(reg. v) no.774 Top1000" calcext:value-type="string">
            <text:p>(reg. v) no.774 Top1000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transport</text:p>
          </table:table-cell>
          <table:table-cell office:value-type="float" office:value="915" calcext:value-type="float">
            <text:p>915</text:p>
          </table:table-cell>
          <table:table-cell table:number-columns-repeated="1018"/>
        </table:table-row>
        <table:table-row table:style-name="ro1">
          <table:table-cell table:formula="of:=&quot;I &quot; &amp; [.E776]" office:value-type="string" office:string-value="I weaken" calcext:value-type="string">
            <text:p>I weaken</text:p>
          </table:table-cell>
          <table:table-cell/>
          <table:table-cell table:formula="of:=&quot;(reg. v) no.&quot; &amp; [.D776] &amp; &quot; Top1000&quot;" office:value-type="string" office:string-value="(reg. v) no.775 Top1000" calcext:value-type="string">
            <text:p>(reg. v) no.775 Top1000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weaken</text:p>
          </table:table-cell>
          <table:table-cell office:value-type="float" office:value="916" calcext:value-type="float">
            <text:p>916</text:p>
          </table:table-cell>
          <table:table-cell table:number-columns-repeated="1018"/>
        </table:table-row>
        <table:table-row table:style-name="ro1">
          <table:table-cell table:formula="of:=&quot;I &quot; &amp; [.E777]" office:value-type="string" office:string-value="I widen" calcext:value-type="string">
            <text:p>I widen</text:p>
          </table:table-cell>
          <table:table-cell/>
          <table:table-cell table:formula="of:=&quot;(reg. v) no.&quot; &amp; [.D777] &amp; &quot; Top1000&quot;" office:value-type="string" office:string-value="(reg. v) no.776 Top1000" calcext:value-type="string">
            <text:p>(reg. v) no.776 Top1000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widen</text:p>
          </table:table-cell>
          <table:table-cell office:value-type="float" office:value="917" calcext:value-type="float">
            <text:p>917</text:p>
          </table:table-cell>
          <table:table-cell table:number-columns-repeated="1018"/>
        </table:table-row>
        <table:table-row table:style-name="ro1">
          <table:table-cell table:formula="of:=&quot;I &quot; &amp; [.E778]" office:value-type="string" office:string-value="I bounce" calcext:value-type="string">
            <text:p>I bounce</text:p>
          </table:table-cell>
          <table:table-cell/>
          <table:table-cell table:formula="of:=&quot;(reg. v) no.&quot; &amp; [.D778] &amp; &quot; Top1000&quot;" office:value-type="string" office:string-value="(reg. v) no.777 Top1000" calcext:value-type="string">
            <text:p>(reg. v) no.777 Top1000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bounce</text:p>
          </table:table-cell>
          <table:table-cell office:value-type="float" office:value="918" calcext:value-type="float">
            <text:p>918</text:p>
          </table:table-cell>
          <table:table-cell table:number-columns-repeated="1018"/>
        </table:table-row>
        <table:table-row table:style-name="ro1">
          <table:table-cell table:formula="of:=&quot;I &quot; &amp; [.E779]" office:value-type="string" office:string-value="I calm" calcext:value-type="string">
            <text:p>I calm</text:p>
          </table:table-cell>
          <table:table-cell/>
          <table:table-cell table:formula="of:=&quot;(reg. v) no.&quot; &amp; [.D779] &amp; &quot; Top1000&quot;" office:value-type="string" office:string-value="(reg. v) no.778 Top1000" calcext:value-type="string">
            <text:p>(reg. v) no.778 Top1000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calm</text:p>
          </table:table-cell>
          <table:table-cell office:value-type="float" office:value="919" calcext:value-type="float">
            <text:p>919</text:p>
          </table:table-cell>
          <table:table-cell table:number-columns-repeated="1018"/>
        </table:table-row>
        <table:table-row table:style-name="ro1">
          <table:table-cell table:formula="of:=&quot;I &quot; &amp; [.E780]" office:value-type="string" office:string-value="I characterize" calcext:value-type="string">
            <text:p>I characterize</text:p>
          </table:table-cell>
          <table:table-cell/>
          <table:table-cell table:formula="of:=&quot;(reg. v) no.&quot; &amp; [.D780] &amp; &quot; Top1000&quot;" office:value-type="string" office:string-value="(reg. v) no.779 Top1000" calcext:value-type="string">
            <text:p>(reg. v) no.779 Top1000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characterize</text:p>
          </table:table-cell>
          <table:table-cell office:value-type="float" office:value="920" calcext:value-type="float">
            <text:p>920</text:p>
          </table:table-cell>
          <table:table-cell table:number-columns-repeated="1018"/>
        </table:table-row>
        <table:table-row table:style-name="ro1">
          <table:table-cell table:formula="of:=&quot;I &quot; &amp; [.E781]" office:value-type="string" office:string-value="I chat" calcext:value-type="string">
            <text:p>I chat</text:p>
          </table:table-cell>
          <table:table-cell/>
          <table:table-cell table:formula="of:=&quot;(reg. v) no.&quot; &amp; [.D781] &amp; &quot; Top1000&quot;" office:value-type="string" office:string-value="(reg. v) no.780 Top1000" calcext:value-type="string">
            <text:p>(reg. v) no.780 Top100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chat</text:p>
          </table:table-cell>
          <table:table-cell office:value-type="float" office:value="921" calcext:value-type="float">
            <text:p>921</text:p>
          </table:table-cell>
          <table:table-cell table:number-columns-repeated="1018"/>
        </table:table-row>
        <table:table-row table:style-name="ro1">
          <table:table-cell table:formula="of:=&quot;I &quot; &amp; [.E782]" office:value-type="string" office:string-value="I clutch" calcext:value-type="string">
            <text:p>I clutch</text:p>
          </table:table-cell>
          <table:table-cell/>
          <table:table-cell table:formula="of:=&quot;(reg. v) no.&quot; &amp; [.D782] &amp; &quot; Top1000&quot;" office:value-type="string" office:string-value="(reg. v) no.781 Top1000" calcext:value-type="string">
            <text:p>(reg. v) no.781 Top1000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clutch</text:p>
          </table:table-cell>
          <table:table-cell office:value-type="float" office:value="922" calcext:value-type="float">
            <text:p>922</text:p>
          </table:table-cell>
          <table:table-cell table:number-columns-repeated="1018"/>
        </table:table-row>
        <table:table-row table:style-name="ro1">
          <table:table-cell table:formula="of:=&quot;I &quot; &amp; [.E783]" office:value-type="string" office:string-value="I confer" calcext:value-type="string">
            <text:p>I confer</text:p>
          </table:table-cell>
          <table:table-cell/>
          <table:table-cell table:formula="of:=&quot;(reg. v) no.&quot; &amp; [.D783] &amp; &quot; Top1000&quot;" office:value-type="string" office:string-value="(reg. v) no.782 Top1000" calcext:value-type="string">
            <text:p>(reg. v) no.782 Top1000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confer</text:p>
          </table:table-cell>
          <table:table-cell office:value-type="float" office:value="923" calcext:value-type="float">
            <text:p>923</text:p>
          </table:table-cell>
          <table:table-cell table:number-columns-repeated="1018"/>
        </table:table-row>
        <table:table-row table:style-name="ro1">
          <table:table-cell table:formula="of:=&quot;I &quot; &amp; [.E784]" office:value-type="string" office:string-value="I conform" calcext:value-type="string">
            <text:p>I conform</text:p>
          </table:table-cell>
          <table:table-cell/>
          <table:table-cell table:formula="of:=&quot;(reg. v) no.&quot; &amp; [.D784] &amp; &quot; Top1000&quot;" office:value-type="string" office:string-value="(reg. v) no.783 Top1000" calcext:value-type="string">
            <text:p>(reg. v) no.783 Top1000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conform</text:p>
          </table:table-cell>
          <table:table-cell office:value-type="float" office:value="924" calcext:value-type="float">
            <text:p>924</text:p>
          </table:table-cell>
          <table:table-cell table:number-columns-repeated="1018"/>
        </table:table-row>
        <table:table-row table:style-name="ro1">
          <table:table-cell table:formula="of:=&quot;I &quot; &amp; [.E785]" office:value-type="string" office:string-value="I confuse" calcext:value-type="string">
            <text:p>I confuse</text:p>
          </table:table-cell>
          <table:table-cell/>
          <table:table-cell table:formula="of:=&quot;(reg. v) no.&quot; &amp; [.D785] &amp; &quot; Top1000&quot;" office:value-type="string" office:string-value="(reg. v) no.784 Top1000" calcext:value-type="string">
            <text:p>(reg. v) no.784 Top1000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confuse</text:p>
          </table:table-cell>
          <table:table-cell office:value-type="float" office:value="925" calcext:value-type="float">
            <text:p>925</text:p>
          </table:table-cell>
          <table:table-cell table:number-columns-repeated="1018"/>
        </table:table-row>
        <table:table-row table:style-name="ro1">
          <table:table-cell table:formula="of:=&quot;I &quot; &amp; [.E786]" office:value-type="string" office:string-value="I convict" calcext:value-type="string">
            <text:p>I convict</text:p>
          </table:table-cell>
          <table:table-cell/>
          <table:table-cell table:formula="of:=&quot;(reg. v) no.&quot; &amp; [.D786] &amp; &quot; Top1000&quot;" office:value-type="string" office:string-value="(reg. v) no.785 Top1000" calcext:value-type="string">
            <text:p>(reg. v) no.785 Top1000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convict</text:p>
          </table:table-cell>
          <table:table-cell office:value-type="float" office:value="926" calcext:value-type="float">
            <text:p>926</text:p>
          </table:table-cell>
          <table:table-cell table:number-columns-repeated="1018"/>
        </table:table-row>
        <table:table-row table:style-name="ro1">
          <table:table-cell table:formula="of:=&quot;I &quot; &amp; [.E787]" office:value-type="string" office:string-value="I counter" calcext:value-type="string">
            <text:p>I counter</text:p>
          </table:table-cell>
          <table:table-cell/>
          <table:table-cell table:formula="of:=&quot;(reg. v) no.&quot; &amp; [.D787] &amp; &quot; Top1000&quot;" office:value-type="string" office:string-value="(reg. v) no.786 Top1000" calcext:value-type="string">
            <text:p>(reg. v) no.786 Top1000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counter</text:p>
          </table:table-cell>
          <table:table-cell office:value-type="float" office:value="927" calcext:value-type="float">
            <text:p>927</text:p>
          </table:table-cell>
          <table:table-cell table:number-columns-repeated="1018"/>
        </table:table-row>
        <table:table-row table:style-name="ro1">
          <table:table-cell table:formula="of:=&quot;I &quot; &amp; [.E788]" office:value-type="string" office:string-value="I debate" calcext:value-type="string">
            <text:p>I debate</text:p>
          </table:table-cell>
          <table:table-cell/>
          <table:table-cell table:formula="of:=&quot;(reg. v) no.&quot; &amp; [.D788] &amp; &quot; Top1000&quot;" office:value-type="string" office:string-value="(reg. v) no.787 Top1000" calcext:value-type="string">
            <text:p>(reg. v) no.787 Top1000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debate</text:p>
          </table:table-cell>
          <table:table-cell office:value-type="float" office:value="928" calcext:value-type="float">
            <text:p>928</text:p>
          </table:table-cell>
          <table:table-cell table:number-columns-repeated="1018"/>
        </table:table-row>
        <table:table-row table:style-name="ro1">
          <table:table-cell table:formula="of:=&quot;I &quot; &amp; [.E789]" office:value-type="string" office:string-value="I dedicate" calcext:value-type="string">
            <text:p>I dedicate</text:p>
          </table:table-cell>
          <table:table-cell/>
          <table:table-cell table:formula="of:=&quot;(reg. v) no.&quot; &amp; [.D789] &amp; &quot; Top1000&quot;" office:value-type="string" office:string-value="(reg. v) no.788 Top1000" calcext:value-type="string">
            <text:p>(reg. v) no.788 Top1000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dedicate</text:p>
          </table:table-cell>
          <table:table-cell office:value-type="float" office:value="929" calcext:value-type="float">
            <text:p>929</text:p>
          </table:table-cell>
          <table:table-cell table:number-columns-repeated="1018"/>
        </table:table-row>
        <table:table-row table:style-name="ro1">
          <table:table-cell table:formula="of:=&quot;I &quot; &amp; [.E790]" office:value-type="string" office:string-value="I dictate" calcext:value-type="string">
            <text:p>I dictate</text:p>
          </table:table-cell>
          <table:table-cell/>
          <table:table-cell table:formula="of:=&quot;(reg. v) no.&quot; &amp; [.D790] &amp; &quot; Top1000&quot;" office:value-type="string" office:string-value="(reg. v) no.789 Top1000" calcext:value-type="string">
            <text:p>(reg. v) no.789 Top1000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dictate</text:p>
          </table:table-cell>
          <table:table-cell office:value-type="float" office:value="930" calcext:value-type="float">
            <text:p>930</text:p>
          </table:table-cell>
          <table:table-cell table:number-columns-repeated="1018"/>
        </table:table-row>
        <table:table-row table:style-name="ro1">
          <table:table-cell table:formula="of:=&quot;I &quot; &amp; [.E791]" office:value-type="string" office:string-value="I disagree" calcext:value-type="string">
            <text:p>I disagree</text:p>
          </table:table-cell>
          <table:table-cell/>
          <table:table-cell table:formula="of:=&quot;(reg. v) no.&quot; &amp; [.D791] &amp; &quot; Top1000&quot;" office:value-type="string" office:string-value="(reg. v) no.790 Top1000" calcext:value-type="string">
            <text:p>(reg. v) no.790 Top100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disagree</text:p>
          </table:table-cell>
          <table:table-cell office:value-type="float" office:value="931" calcext:value-type="float">
            <text:p>931</text:p>
          </table:table-cell>
          <table:table-cell table:number-columns-repeated="1018"/>
        </table:table-row>
        <table:table-row table:style-name="ro1">
          <table:table-cell table:formula="of:=&quot;I &quot; &amp; [.E792]" office:value-type="string" office:string-value="I effect" calcext:value-type="string">
            <text:p>I effect</text:p>
          </table:table-cell>
          <table:table-cell/>
          <table:table-cell table:formula="of:=&quot;(reg. v) no.&quot; &amp; [.D792] &amp; &quot; Top1000&quot;" office:value-type="string" office:string-value="(reg. v) no.791 Top1000" calcext:value-type="string">
            <text:p>(reg. v) no.791 Top1000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effect</text:p>
          </table:table-cell>
          <table:table-cell office:value-type="float" office:value="932" calcext:value-type="float">
            <text:p>932</text:p>
          </table:table-cell>
          <table:table-cell table:number-columns-repeated="1018"/>
        </table:table-row>
        <table:table-row table:style-name="ro1">
          <table:table-cell table:formula="of:=&quot;I &quot; &amp; [.E793]" office:value-type="string" office:string-value="I flood" calcext:value-type="string">
            <text:p>I flood</text:p>
          </table:table-cell>
          <table:table-cell/>
          <table:table-cell table:formula="of:=&quot;(reg. v) no.&quot; &amp; [.D793] &amp; &quot; Top1000&quot;" office:value-type="string" office:string-value="(reg. v) no.792 Top1000" calcext:value-type="string">
            <text:p>(reg. v) no.792 Top1000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flood</text:p>
          </table:table-cell>
          <table:table-cell office:value-type="float" office:value="933" calcext:value-type="float">
            <text:p>933</text:p>
          </table:table-cell>
          <table:table-cell table:number-columns-repeated="1018"/>
        </table:table-row>
        <table:table-row table:style-name="ro1">
          <table:table-cell table:formula="of:=&quot;I &quot; &amp; [.E794]" office:value-type="string" office:string-value="I grip" calcext:value-type="string">
            <text:p>I grip</text:p>
          </table:table-cell>
          <table:table-cell/>
          <table:table-cell table:formula="of:=&quot;(reg. v) no.&quot; &amp; [.D794] &amp; &quot; Top1000&quot;" office:value-type="string" office:string-value="(reg. v) no.793 Top1000" calcext:value-type="string">
            <text:p>(reg. v) no.793 Top1000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grip</text:p>
          </table:table-cell>
          <table:table-cell office:value-type="float" office:value="935" calcext:value-type="float">
            <text:p>935</text:p>
          </table:table-cell>
          <table:table-cell table:number-columns-repeated="1018"/>
        </table:table-row>
        <table:table-row table:style-name="ro1">
          <table:table-cell table:formula="of:=&quot;I &quot; &amp; [.E795]" office:value-type="string" office:string-value="I heat" calcext:value-type="string">
            <text:p>I heat</text:p>
          </table:table-cell>
          <table:table-cell/>
          <table:table-cell table:formula="of:=&quot;(reg. v) no.&quot; &amp; [.D795] &amp; &quot; Top1000&quot;" office:value-type="string" office:string-value="(reg. v) no.794 Top1000" calcext:value-type="string">
            <text:p>(reg. v) no.794 Top1000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heat</text:p>
          </table:table-cell>
          <table:table-cell office:value-type="float" office:value="936" calcext:value-type="float">
            <text:p>936</text:p>
          </table:table-cell>
          <table:table-cell table:number-columns-repeated="1018"/>
        </table:table-row>
        <table:table-row table:style-name="ro1">
          <table:table-cell table:formula="of:=&quot;I &quot; &amp; [.E796]" office:value-type="string" office:string-value="I long" calcext:value-type="string">
            <text:p>I long</text:p>
          </table:table-cell>
          <table:table-cell/>
          <table:table-cell table:formula="of:=&quot;(reg. v) no.&quot; &amp; [.D796] &amp; &quot; Top1000&quot;" office:value-type="string" office:string-value="(reg. v) no.795 Top1000" calcext:value-type="string">
            <text:p>(reg. v) no.795 Top100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long</text:p>
          </table:table-cell>
          <table:table-cell office:value-type="float" office:value="937" calcext:value-type="float">
            <text:p>937</text:p>
          </table:table-cell>
          <table:table-cell table:number-columns-repeated="1018"/>
        </table:table-row>
        <table:table-row table:style-name="ro1">
          <table:table-cell table:formula="of:=&quot;I &quot; &amp; [.E797]" office:value-type="string" office:string-value="I manipulate" calcext:value-type="string">
            <text:p>I manipulate</text:p>
          </table:table-cell>
          <table:table-cell/>
          <table:table-cell table:formula="of:=&quot;(reg. v) no.&quot; &amp; [.D797] &amp; &quot; Top1000&quot;" office:value-type="string" office:string-value="(reg. v) no.796 Top1000" calcext:value-type="string">
            <text:p>(reg. v) no.796 Top1000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manipulate</text:p>
          </table:table-cell>
          <table:table-cell office:value-type="float" office:value="938" calcext:value-type="float">
            <text:p>938</text:p>
          </table:table-cell>
          <table:table-cell table:number-columns-repeated="1018"/>
        </table:table-row>
        <table:table-row table:style-name="ro1">
          <table:table-cell table:formula="of:=&quot;I &quot; &amp; [.E798]" office:value-type="string" office:string-value="I merge" calcext:value-type="string">
            <text:p>I merge</text:p>
          </table:table-cell>
          <table:table-cell/>
          <table:table-cell table:formula="of:=&quot;(reg. v) no.&quot; &amp; [.D798] &amp; &quot; Top1000&quot;" office:value-type="string" office:string-value="(reg. v) no.797 Top1000" calcext:value-type="string">
            <text:p>(reg. v) no.797 Top1000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merge</text:p>
          </table:table-cell>
          <table:table-cell office:value-type="float" office:value="939" calcext:value-type="float">
            <text:p>939</text:p>
          </table:table-cell>
          <table:table-cell table:number-columns-repeated="1018"/>
        </table:table-row>
        <table:table-row table:style-name="ro1">
          <table:table-cell table:formula="of:=&quot;I &quot; &amp; [.E799]" office:value-type="string" office:string-value="I part" calcext:value-type="string">
            <text:p>I part</text:p>
          </table:table-cell>
          <table:table-cell/>
          <table:table-cell table:formula="of:=&quot;(reg. v) no.&quot; &amp; [.D799] &amp; &quot; Top1000&quot;" office:value-type="string" office:string-value="(reg. v) no.798 Top1000" calcext:value-type="string">
            <text:p>(reg. v) no.798 Top1000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part</text:p>
          </table:table-cell>
          <table:table-cell office:value-type="float" office:value="940" calcext:value-type="float">
            <text:p>940</text:p>
          </table:table-cell>
          <table:table-cell table:number-columns-repeated="1018"/>
        </table:table-row>
        <table:table-row table:style-name="ro1">
          <table:table-cell table:formula="of:=&quot;I &quot; &amp; [.E800]" office:value-type="string" office:string-value="I pin" calcext:value-type="string">
            <text:p>I pin</text:p>
          </table:table-cell>
          <table:table-cell/>
          <table:table-cell table:formula="of:=&quot;(reg. v) no.&quot; &amp; [.D800] &amp; &quot; Top1000&quot;" office:value-type="string" office:string-value="(reg. v) no.799 Top1000" calcext:value-type="string">
            <text:p>(reg. v) no.799 Top1000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pin</text:p>
          </table:table-cell>
          <table:table-cell office:value-type="float" office:value="941" calcext:value-type="float">
            <text:p>941</text:p>
          </table:table-cell>
          <table:table-cell table:number-columns-repeated="1018"/>
        </table:table-row>
        <table:table-row table:style-name="ro1">
          <table:table-cell table:formula="of:=&quot;I &quot; &amp; [.E801]" office:value-type="string" office:string-value="I position" calcext:value-type="string">
            <text:p>I position</text:p>
          </table:table-cell>
          <table:table-cell/>
          <table:table-cell table:formula="of:=&quot;(reg. v) no.&quot; &amp; [.D801] &amp; &quot; Top1000&quot;" office:value-type="string" office:string-value="(reg. v) no.800 Top1000" calcext:value-type="string">
            <text:p>(reg. v) no.800 Top10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osition</text:p>
          </table:table-cell>
          <table:table-cell office:value-type="float" office:value="942" calcext:value-type="float">
            <text:p>942</text:p>
          </table:table-cell>
          <table:table-cell table:number-columns-repeated="1018"/>
        </table:table-row>
        <table:table-row table:style-name="ro1">
          <table:table-cell table:formula="of:=&quot;I &quot; &amp; [.E802]" office:value-type="string" office:string-value="I prescribe" calcext:value-type="string">
            <text:p>I prescribe</text:p>
          </table:table-cell>
          <table:table-cell/>
          <table:table-cell table:formula="of:=&quot;(reg. v) no.&quot; &amp; [.D802] &amp; &quot; Top1000&quot;" office:value-type="string" office:string-value="(reg. v) no.801 Top1000" calcext:value-type="string">
            <text:p>(reg. v) no.801 Top1000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prescribe</text:p>
          </table:table-cell>
          <table:table-cell office:value-type="float" office:value="943" calcext:value-type="float">
            <text:p>943</text:p>
          </table:table-cell>
          <table:table-cell table:number-columns-repeated="1018"/>
        </table:table-row>
        <table:table-row table:style-name="ro1">
          <table:table-cell table:formula="of:=&quot;I &quot; &amp; [.E803]" office:value-type="string" office:string-value="I proclaim" calcext:value-type="string">
            <text:p>I proclaim</text:p>
          </table:table-cell>
          <table:table-cell/>
          <table:table-cell table:formula="of:=&quot;(reg. v) no.&quot; &amp; [.D803] &amp; &quot; Top1000&quot;" office:value-type="string" office:string-value="(reg. v) no.802 Top1000" calcext:value-type="string">
            <text:p>(reg. v) no.802 Top1000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roclaim</text:p>
          </table:table-cell>
          <table:table-cell office:value-type="float" office:value="944" calcext:value-type="float">
            <text:p>944</text:p>
          </table:table-cell>
          <table:table-cell table:number-columns-repeated="1018"/>
        </table:table-row>
        <table:table-row table:style-name="ro1">
          <table:table-cell table:formula="of:=&quot;I &quot; &amp; [.E804]" office:value-type="string" office:string-value="I punish" calcext:value-type="string">
            <text:p>I punish</text:p>
          </table:table-cell>
          <table:table-cell/>
          <table:table-cell table:formula="of:=&quot;(reg. v) no.&quot; &amp; [.D804] &amp; &quot; Top1000&quot;" office:value-type="string" office:string-value="(reg. v) no.803 Top1000" calcext:value-type="string">
            <text:p>(reg. v) no.803 Top1000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punish</text:p>
          </table:table-cell>
          <table:table-cell office:value-type="float" office:value="945" calcext:value-type="float">
            <text:p>945</text:p>
          </table:table-cell>
          <table:table-cell table:number-columns-repeated="1018"/>
        </table:table-row>
        <table:table-row table:style-name="ro1">
          <table:table-cell table:formula="of:=&quot;I &quot; &amp; [.E805]" office:value-type="string" office:string-value="I rebuild" calcext:value-type="string">
            <text:p>I rebuild</text:p>
          </table:table-cell>
          <table:table-cell/>
          <table:table-cell table:formula="of:=&quot;(reg. v) no.&quot; &amp; [.D805] &amp; &quot; Top1000&quot;" office:value-type="string" office:string-value="(reg. v) no.804 Top1000" calcext:value-type="string">
            <text:p>(reg. v) no.804 Top1000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rebuild</text:p>
          </table:table-cell>
          <table:table-cell office:value-type="float" office:value="946" calcext:value-type="float">
            <text:p>946</text:p>
          </table:table-cell>
          <table:table-cell table:number-columns-repeated="1018"/>
        </table:table-row>
        <table:table-row table:style-name="ro1">
          <table:table-cell table:formula="of:=&quot;I &quot; &amp; [.E806]" office:value-type="string" office:string-value="I regain" calcext:value-type="string">
            <text:p>I regain</text:p>
          </table:table-cell>
          <table:table-cell/>
          <table:table-cell table:formula="of:=&quot;(reg. v) no.&quot; &amp; [.D806] &amp; &quot; Top1000&quot;" office:value-type="string" office:string-value="(reg. v) no.805 Top1000" calcext:value-type="string">
            <text:p>(reg. v) no.805 Top1000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egain</text:p>
          </table:table-cell>
          <table:table-cell office:value-type="float" office:value="947" calcext:value-type="float">
            <text:p>947</text:p>
          </table:table-cell>
          <table:table-cell table:number-columns-repeated="1018"/>
        </table:table-row>
        <table:table-row table:style-name="ro1">
          <table:table-cell table:formula="of:=&quot;I &quot; &amp; [.E807]" office:value-type="string" office:string-value="I sack" calcext:value-type="string">
            <text:p>I sack</text:p>
          </table:table-cell>
          <table:table-cell/>
          <table:table-cell table:formula="of:=&quot;(reg. v) no.&quot; &amp; [.D807] &amp; &quot; Top1000&quot;" office:value-type="string" office:string-value="(reg. v) no.806 Top1000" calcext:value-type="string">
            <text:p>(reg. v) no.806 Top1000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sack</text:p>
          </table:table-cell>
          <table:table-cell office:value-type="float" office:value="948" calcext:value-type="float">
            <text:p>948</text:p>
          </table:table-cell>
          <table:table-cell table:number-columns-repeated="1018"/>
        </table:table-row>
        <table:table-row table:style-name="ro1">
          <table:table-cell table:formula="of:=&quot;I &quot; &amp; [.E808]" office:value-type="string" office:string-value="I strain" calcext:value-type="string">
            <text:p>I strain</text:p>
          </table:table-cell>
          <table:table-cell/>
          <table:table-cell table:formula="of:=&quot;(reg. v) no.&quot; &amp; [.D808] &amp; &quot; Top1000&quot;" office:value-type="string" office:string-value="(reg. v) no.807 Top1000" calcext:value-type="string">
            <text:p>(reg. v) no.807 Top1000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strain</text:p>
          </table:table-cell>
          <table:table-cell office:value-type="float" office:value="949" calcext:value-type="float">
            <text:p>949</text:p>
          </table:table-cell>
          <table:table-cell table:number-columns-repeated="1018"/>
        </table:table-row>
        <table:table-row table:style-name="ro1">
          <table:table-cell table:formula="of:=&quot;I &quot; &amp; [.E809]" office:value-type="string" office:string-value="I stroke" calcext:value-type="string">
            <text:p>I stroke</text:p>
          </table:table-cell>
          <table:table-cell/>
          <table:table-cell table:formula="of:=&quot;(reg. v) no.&quot; &amp; [.D809] &amp; &quot; Top1000&quot;" office:value-type="string" office:string-value="(reg. v) no.808 Top1000" calcext:value-type="string">
            <text:p>(reg. v) no.808 Top1000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stroke</text:p>
          </table:table-cell>
          <table:table-cell office:value-type="float" office:value="950" calcext:value-type="float">
            <text:p>950</text:p>
          </table:table-cell>
          <table:table-cell table:number-columns-repeated="1018"/>
        </table:table-row>
        <table:table-row table:style-name="ro1">
          <table:table-cell table:formula="of:=&quot;I &quot; &amp; [.E810]" office:value-type="string" office:string-value="I substitute" calcext:value-type="string">
            <text:p>I substitute</text:p>
          </table:table-cell>
          <table:table-cell/>
          <table:table-cell table:formula="of:=&quot;(reg. v) no.&quot; &amp; [.D810] &amp; &quot; Top1000&quot;" office:value-type="string" office:string-value="(reg. v) no.809 Top1000" calcext:value-type="string">
            <text:p>(reg. v) no.809 Top1000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substitute</text:p>
          </table:table-cell>
          <table:table-cell office:value-type="float" office:value="951" calcext:value-type="float">
            <text:p>951</text:p>
          </table:table-cell>
          <table:table-cell table:number-columns-repeated="1018"/>
        </table:table-row>
        <table:table-row table:style-name="ro1">
          <table:table-cell table:formula="of:=&quot;I &quot; &amp; [.E811]" office:value-type="string" office:string-value="I supervise" calcext:value-type="string">
            <text:p>I supervise</text:p>
          </table:table-cell>
          <table:table-cell/>
          <table:table-cell table:formula="of:=&quot;(reg. v) no.&quot; &amp; [.D811] &amp; &quot; Top1000&quot;" office:value-type="string" office:string-value="(reg. v) no.810 Top1000" calcext:value-type="string">
            <text:p>(reg. v) no.810 Top100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supervise</text:p>
          </table:table-cell>
          <table:table-cell office:value-type="float" office:value="952" calcext:value-type="float">
            <text:p>952</text:p>
          </table:table-cell>
          <table:table-cell table:number-columns-repeated="1018"/>
        </table:table-row>
        <table:table-row table:style-name="ro1">
          <table:table-cell table:formula="of:=&quot;I &quot; &amp; [.E812]" office:value-type="string" office:string-value="I term" calcext:value-type="string">
            <text:p>I term</text:p>
          </table:table-cell>
          <table:table-cell/>
          <table:table-cell table:formula="of:=&quot;(reg. v) no.&quot; &amp; [.D812] &amp; &quot; Top1000&quot;" office:value-type="string" office:string-value="(reg. v) no.811 Top1000" calcext:value-type="string">
            <text:p>(reg. v) no.811 Top1000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term</text:p>
          </table:table-cell>
          <table:table-cell office:value-type="float" office:value="953" calcext:value-type="float">
            <text:p>953</text:p>
          </table:table-cell>
          <table:table-cell table:number-columns-repeated="1018"/>
        </table:table-row>
        <table:table-row table:style-name="ro1">
          <table:table-cell table:formula="of:=&quot;I &quot; &amp; [.E813]" office:value-type="string" office:string-value="I time" calcext:value-type="string">
            <text:p>I time</text:p>
          </table:table-cell>
          <table:table-cell/>
          <table:table-cell table:formula="of:=&quot;(reg. v) no.&quot; &amp; [.D813] &amp; &quot; Top1000&quot;" office:value-type="string" office:string-value="(reg. v) no.812 Top1000" calcext:value-type="string">
            <text:p>(reg. v) no.812 Top1000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time</text:p>
          </table:table-cell>
          <table:table-cell office:value-type="float" office:value="954" calcext:value-type="float">
            <text:p>954</text:p>
          </table:table-cell>
          <table:table-cell table:number-columns-repeated="1018"/>
        </table:table-row>
        <table:table-row table:style-name="ro1">
          <table:table-cell table:formula="of:=&quot;I &quot; &amp; [.E814]" office:value-type="string" office:string-value="I toss" calcext:value-type="string">
            <text:p>I toss</text:p>
          </table:table-cell>
          <table:table-cell/>
          <table:table-cell table:formula="of:=&quot;(reg. v) no.&quot; &amp; [.D814] &amp; &quot; Top1000&quot;" office:value-type="string" office:string-value="(reg. v) no.813 Top1000" calcext:value-type="string">
            <text:p>(reg. v) no.813 Top1000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toss</text:p>
          </table:table-cell>
          <table:table-cell office:value-type="float" office:value="955" calcext:value-type="float">
            <text:p>955</text:p>
          </table:table-cell>
          <table:table-cell table:number-columns-repeated="1018"/>
        </table:table-row>
        <table:table-row table:style-name="ro1">
          <table:table-cell table:formula="of:=&quot;I &quot; &amp; [.E815]" office:value-type="string" office:string-value="I underline" calcext:value-type="string">
            <text:p>I underline</text:p>
          </table:table-cell>
          <table:table-cell/>
          <table:table-cell table:formula="of:=&quot;(reg. v) no.&quot; &amp; [.D815] &amp; &quot; Top1000&quot;" office:value-type="string" office:string-value="(reg. v) no.814 Top1000" calcext:value-type="string">
            <text:p>(reg. v) no.814 Top1000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underline</text:p>
          </table:table-cell>
          <table:table-cell office:value-type="float" office:value="956" calcext:value-type="float">
            <text:p>956</text:p>
          </table:table-cell>
          <table:table-cell table:number-columns-repeated="1018"/>
        </table:table-row>
        <table:table-row table:style-name="ro1">
          <table:table-cell table:formula="of:=&quot;I &quot; &amp; [.E816]" office:value-type="string" office:string-value="I abuse" calcext:value-type="string">
            <text:p>I abuse</text:p>
          </table:table-cell>
          <table:table-cell/>
          <table:table-cell table:formula="of:=&quot;(reg. v) no.&quot; &amp; [.D816] &amp; &quot; Top1000&quot;" office:value-type="string" office:string-value="(reg. v) no.815 Top1000" calcext:value-type="string">
            <text:p>(reg. v) no.815 Top1000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abuse</text:p>
          </table:table-cell>
          <table:table-cell office:value-type="float" office:value="957" calcext:value-type="float">
            <text:p>957</text:p>
          </table:table-cell>
          <table:table-cell table:number-columns-repeated="1018"/>
        </table:table-row>
        <table:table-row table:style-name="ro1">
          <table:table-cell table:formula="of:=&quot;I &quot; &amp; [.E817]" office:value-type="string" office:string-value="I accumulate" calcext:value-type="string">
            <text:p>I accumulate</text:p>
          </table:table-cell>
          <table:table-cell/>
          <table:table-cell table:formula="of:=&quot;(reg. v) no.&quot; &amp; [.D817] &amp; &quot; Top1000&quot;" office:value-type="string" office:string-value="(reg. v) no.816 Top1000" calcext:value-type="string">
            <text:p>(reg. v) no.816 Top1000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accumulate</text:p>
          </table:table-cell>
          <table:table-cell office:value-type="float" office:value="958" calcext:value-type="float">
            <text:p>958</text:p>
          </table:table-cell>
          <table:table-cell table:number-columns-repeated="1018"/>
        </table:table-row>
        <table:table-row table:style-name="ro1">
          <table:table-cell table:formula="of:=&quot;I &quot; &amp; [.E818]" office:value-type="string" office:string-value="I alert" calcext:value-type="string">
            <text:p>I alert</text:p>
          </table:table-cell>
          <table:table-cell/>
          <table:table-cell table:formula="of:=&quot;(reg. v) no.&quot; &amp; [.D818] &amp; &quot; Top1000&quot;" office:value-type="string" office:string-value="(reg. v) no.817 Top1000" calcext:value-type="string">
            <text:p>(reg. v) no.817 Top1000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alert</text:p>
          </table:table-cell>
          <table:table-cell office:value-type="float" office:value="959" calcext:value-type="float">
            <text:p>959</text:p>
          </table:table-cell>
          <table:table-cell table:number-columns-repeated="1018"/>
        </table:table-row>
        <table:table-row table:style-name="ro1">
          <table:table-cell table:formula="of:=&quot;I &quot; &amp; [.E819]" office:value-type="string" office:string-value="I arm" calcext:value-type="string">
            <text:p>I arm</text:p>
          </table:table-cell>
          <table:table-cell/>
          <table:table-cell table:formula="of:=&quot;(reg. v) no.&quot; &amp; [.D819] &amp; &quot; Top1000&quot;" office:value-type="string" office:string-value="(reg. v) no.818 Top1000" calcext:value-type="string">
            <text:p>(reg. v) no.818 Top1000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arm</text:p>
          </table:table-cell>
          <table:table-cell office:value-type="float" office:value="960" calcext:value-type="float">
            <text:p>960</text:p>
          </table:table-cell>
          <table:table-cell table:number-columns-repeated="1018"/>
        </table:table-row>
        <table:table-row table:style-name="ro1">
          <table:table-cell table:formula="of:=&quot;I &quot; &amp; [.E820]" office:value-type="string" office:string-value="I attain" calcext:value-type="string">
            <text:p>I attain</text:p>
          </table:table-cell>
          <table:table-cell/>
          <table:table-cell table:formula="of:=&quot;(reg. v) no.&quot; &amp; [.D820] &amp; &quot; Top1000&quot;" office:value-type="string" office:string-value="(reg. v) no.819 Top1000" calcext:value-type="string">
            <text:p>(reg. v) no.819 Top1000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attain</text:p>
          </table:table-cell>
          <table:table-cell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table:formula="of:=&quot;I &quot; &amp; [.E821]" office:value-type="string" office:string-value="I boast" calcext:value-type="string">
            <text:p>I boast</text:p>
          </table:table-cell>
          <table:table-cell/>
          <table:table-cell table:formula="of:=&quot;(reg. v) no.&quot; &amp; [.D821] &amp; &quot; Top1000&quot;" office:value-type="string" office:string-value="(reg. v) no.820 Top1000" calcext:value-type="string">
            <text:p>(reg. v) no.820 Top1000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boast</text:p>
          </table:table-cell>
          <table:table-cell office:value-type="float" office:value="962" calcext:value-type="float">
            <text:p>962</text:p>
          </table:table-cell>
          <table:table-cell table:number-columns-repeated="1018"/>
        </table:table-row>
        <table:table-row table:style-name="ro1">
          <table:table-cell table:formula="of:=&quot;I &quot; &amp; [.E822]" office:value-type="string" office:string-value="I boil" calcext:value-type="string">
            <text:p>I boil</text:p>
          </table:table-cell>
          <table:table-cell/>
          <table:table-cell table:formula="of:=&quot;(reg. v) no.&quot; &amp; [.D822] &amp; &quot; Top1000&quot;" office:value-type="string" office:string-value="(reg. v) no.821 Top1000" calcext:value-type="string">
            <text:p>(reg. v) no.821 Top1000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boil</text:p>
          </table:table-cell>
          <table:table-cell office:value-type="float" office:value="963" calcext:value-type="float">
            <text:p>963</text:p>
          </table:table-cell>
          <table:table-cell table:number-columns-repeated="1018"/>
        </table:table-row>
        <table:table-row table:style-name="ro1">
          <table:table-cell table:formula="of:=&quot;I &quot; &amp; [.E823]" office:value-type="string" office:string-value="I carve" calcext:value-type="string">
            <text:p>I carve</text:p>
          </table:table-cell>
          <table:table-cell/>
          <table:table-cell table:formula="of:=&quot;(reg. v) no.&quot; &amp; [.D823] &amp; &quot; Top1000&quot;" office:value-type="string" office:string-value="(reg. v) no.822 Top1000" calcext:value-type="string">
            <text:p>(reg. v) no.822 Top1000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carve</text:p>
          </table:table-cell>
          <table:table-cell office:value-type="float" office:value="964" calcext:value-type="float">
            <text:p>964</text:p>
          </table:table-cell>
          <table:table-cell table:number-columns-repeated="1018"/>
        </table:table-row>
        <table:table-row table:style-name="ro1">
          <table:table-cell table:formula="of:=&quot;I &quot; &amp; [.E824]" office:value-type="string" office:string-value="I cheer" calcext:value-type="string">
            <text:p>I cheer</text:p>
          </table:table-cell>
          <table:table-cell/>
          <table:table-cell table:formula="of:=&quot;(reg. v) no.&quot; &amp; [.D824] &amp; &quot; Top1000&quot;" office:value-type="string" office:string-value="(reg. v) no.823 Top1000" calcext:value-type="string">
            <text:p>(reg. v) no.823 Top1000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cheer</text:p>
          </table:table-cell>
          <table:table-cell office:value-type="float" office:value="965" calcext:value-type="float">
            <text:p>965</text:p>
          </table:table-cell>
          <table:table-cell table:number-columns-repeated="1018"/>
        </table:table-row>
        <table:table-row table:style-name="ro1">
          <table:table-cell table:formula="of:=&quot;I &quot; &amp; [.E825]" office:value-type="string" office:string-value="I colour" calcext:value-type="string">
            <text:p>I colour</text:p>
          </table:table-cell>
          <table:table-cell/>
          <table:table-cell table:formula="of:=&quot;(reg. v) no.&quot; &amp; [.D825] &amp; &quot; Top1000&quot;" office:value-type="string" office:string-value="(reg. v) no.824 Top1000" calcext:value-type="string">
            <text:p>(reg. v) no.824 Top1000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colour</text:p>
          </table:table-cell>
          <table:table-cell office:value-type="float" office:value="966" calcext:value-type="float">
            <text:p>966</text:p>
          </table:table-cell>
          <table:table-cell table:number-columns-repeated="1018"/>
        </table:table-row>
        <table:table-row table:style-name="ro1">
          <table:table-cell table:formula="of:=&quot;I &quot; &amp; [.E826]" office:value-type="string" office:string-value="I compel" calcext:value-type="string">
            <text:p>I compel</text:p>
          </table:table-cell>
          <table:table-cell/>
          <table:table-cell table:formula="of:=&quot;(reg. v) no.&quot; &amp; [.D826] &amp; &quot; Top1000&quot;" office:value-type="string" office:string-value="(reg. v) no.825 Top1000" calcext:value-type="string">
            <text:p>(reg. v) no.825 Top1000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compel</text:p>
          </table:table-cell>
          <table:table-cell office:value-type="float" office:value="967" calcext:value-type="float">
            <text:p>967</text:p>
          </table:table-cell>
          <table:table-cell table:number-columns-repeated="1018"/>
        </table:table-row>
        <table:table-row table:style-name="ro1">
          <table:table-cell table:formula="of:=&quot;I &quot; &amp; [.E827]" office:value-type="string" office:string-value="I crawl" calcext:value-type="string">
            <text:p>I crawl</text:p>
          </table:table-cell>
          <table:table-cell/>
          <table:table-cell table:formula="of:=&quot;(reg. v) no.&quot; &amp; [.D827] &amp; &quot; Top1000&quot;" office:value-type="string" office:string-value="(reg. v) no.826 Top1000" calcext:value-type="string">
            <text:p>(reg. v) no.826 Top1000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crawl</text:p>
          </table:table-cell>
          <table:table-cell office:value-type="float" office:value="968" calcext:value-type="float">
            <text:p>968</text:p>
          </table:table-cell>
          <table:table-cell table:number-columns-repeated="1018"/>
        </table:table-row>
        <table:table-row table:style-name="ro1">
          <table:table-cell table:formula="of:=&quot;I &quot; &amp; [.E828]" office:value-type="string" office:string-value="I crush" calcext:value-type="string">
            <text:p>I crush</text:p>
          </table:table-cell>
          <table:table-cell/>
          <table:table-cell table:formula="of:=&quot;(reg. v) no.&quot; &amp; [.D828] &amp; &quot; Top1000&quot;" office:value-type="string" office:string-value="(reg. v) no.827 Top1000" calcext:value-type="string">
            <text:p>(reg. v) no.827 Top1000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crush</text:p>
          </table:table-cell>
          <table:table-cell office:value-type="float" office:value="969" calcext:value-type="float">
            <text:p>969</text:p>
          </table:table-cell>
          <table:table-cell table:number-columns-repeated="1018"/>
        </table:table-row>
        <table:table-row table:style-name="ro1">
          <table:table-cell table:formula="of:=&quot;I &quot; &amp; [.E829]" office:value-type="string" office:string-value="I curl" calcext:value-type="string">
            <text:p>I curl</text:p>
          </table:table-cell>
          <table:table-cell/>
          <table:table-cell table:formula="of:=&quot;(reg. v) no.&quot; &amp; [.D829] &amp; &quot; Top1000&quot;" office:value-type="string" office:string-value="(reg. v) no.828 Top1000" calcext:value-type="string">
            <text:p>(reg. v) no.828 Top1000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curl</text:p>
          </table:table-cell>
          <table:table-cell office:value-type="float" office:value="970" calcext:value-type="float">
            <text:p>970</text:p>
          </table:table-cell>
          <table:table-cell table:number-columns-repeated="1018"/>
        </table:table-row>
        <table:table-row table:style-name="ro1">
          <table:table-cell table:formula="of:=&quot;I &quot; &amp; [.E830]" office:value-type="string" office:string-value="I deposit" calcext:value-type="string">
            <text:p>I deposit</text:p>
          </table:table-cell>
          <table:table-cell/>
          <table:table-cell table:formula="of:=&quot;(reg. v) no.&quot; &amp; [.D830] &amp; &quot; Top1000&quot;" office:value-type="string" office:string-value="(reg. v) no.829 Top1000" calcext:value-type="string">
            <text:p>(reg. v) no.829 Top1000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deposit</text:p>
          </table:table-cell>
          <table:table-cell office:value-type="float" office:value="971" calcext:value-type="float">
            <text:p>971</text:p>
          </table:table-cell>
          <table:table-cell table:number-columns-repeated="1018"/>
        </table:table-row>
        <table:table-row table:style-name="ro1">
          <table:table-cell table:formula="of:=&quot;I &quot; &amp; [.E831]" office:value-type="string" office:string-value="I differentiate" calcext:value-type="string">
            <text:p>I differentiate</text:p>
          </table:table-cell>
          <table:table-cell/>
          <table:table-cell table:formula="of:=&quot;(reg. v) no.&quot; &amp; [.D831] &amp; &quot; Top1000&quot;" office:value-type="string" office:string-value="(reg. v) no.830 Top1000" calcext:value-type="string">
            <text:p>(reg. v) no.830 Top1000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differentiate</text:p>
          </table:table-cell>
          <table:table-cell office:value-type="float" office:value="972" calcext:value-type="float">
            <text:p>972</text:p>
          </table:table-cell>
          <table:table-cell table:number-columns-repeated="1018"/>
        </table:table-row>
        <table:table-row table:style-name="ro1">
          <table:table-cell table:formula="of:=&quot;I &quot; &amp; [.E832]" office:value-type="string" office:string-value="I dip" calcext:value-type="string">
            <text:p>I dip</text:p>
          </table:table-cell>
          <table:table-cell/>
          <table:table-cell table:formula="of:=&quot;(reg. v) no.&quot; &amp; [.D832] &amp; &quot; Top1000&quot;" office:value-type="string" office:string-value="(reg. v) no.831 Top1000" calcext:value-type="string">
            <text:p>(reg. v) no.831 Top1000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dip</text:p>
          </table:table-cell>
          <table:table-cell office:value-type="float" office:value="973" calcext:value-type="float">
            <text:p>973</text:p>
          </table:table-cell>
          <table:table-cell table:number-columns-repeated="1018"/>
        </table:table-row>
        <table:table-row table:style-name="ro1">
          <table:table-cell table:formula="of:=&quot;I &quot; &amp; [.E833]" office:value-type="string" office:string-value="I dislike" calcext:value-type="string">
            <text:p>I dislike</text:p>
          </table:table-cell>
          <table:table-cell/>
          <table:table-cell table:formula="of:=&quot;(reg. v) no.&quot; &amp; [.D833] &amp; &quot; Top1000&quot;" office:value-type="string" office:string-value="(reg. v) no.832 Top1000" calcext:value-type="string">
            <text:p>(reg. v) no.832 Top1000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dislike</text:p>
          </table:table-cell>
          <table:table-cell office:value-type="float" office:value="974" calcext:value-type="float">
            <text:p>974</text:p>
          </table:table-cell>
          <table:table-cell table:number-columns-repeated="1018"/>
        </table:table-row>
        <table:table-row table:style-name="ro1">
          <table:table-cell table:formula="of:=&quot;I &quot; &amp; [.E834]" office:value-type="string" office:string-value="I divert" calcext:value-type="string">
            <text:p>I divert</text:p>
          </table:table-cell>
          <table:table-cell/>
          <table:table-cell table:formula="of:=&quot;(reg. v) no.&quot; &amp; [.D834] &amp; &quot; Top1000&quot;" office:value-type="string" office:string-value="(reg. v) no.833 Top1000" calcext:value-type="string">
            <text:p>(reg. v) no.833 Top1000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divert</text:p>
          </table:table-cell>
          <table:table-cell office:value-type="float" office:value="975" calcext:value-type="float">
            <text:p>975</text:p>
          </table:table-cell>
          <table:table-cell table:number-columns-repeated="1018"/>
        </table:table-row>
        <table:table-row table:style-name="ro1">
          <table:table-cell table:formula="of:=&quot;I &quot; &amp; [.E835]" office:value-type="string" office:string-value="I embody" calcext:value-type="string">
            <text:p>I embody</text:p>
          </table:table-cell>
          <table:table-cell/>
          <table:table-cell table:formula="of:=&quot;(reg. v) no.&quot; &amp; [.D835] &amp; &quot; Top1000&quot;" office:value-type="string" office:string-value="(reg. v) no.834 Top1000" calcext:value-type="string">
            <text:p>(reg. v) no.834 Top1000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embody</text:p>
          </table:table-cell>
          <table:table-cell office:value-type="float" office:value="976" calcext:value-type="float">
            <text:p>976</text:p>
          </table:table-cell>
          <table:table-cell table:number-columns-repeated="1018"/>
        </table:table-row>
        <table:table-row table:style-name="ro1">
          <table:table-cell table:formula="of:=&quot;I &quot; &amp; [.E836]" office:value-type="string" office:string-value="I exert" calcext:value-type="string">
            <text:p>I exert</text:p>
          </table:table-cell>
          <table:table-cell/>
          <table:table-cell table:formula="of:=&quot;(reg. v) no.&quot; &amp; [.D836] &amp; &quot; Top1000&quot;" office:value-type="string" office:string-value="(reg. v) no.835 Top1000" calcext:value-type="string">
            <text:p>(reg. v) no.835 Top1000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exert</text:p>
          </table:table-cell>
          <table:table-cell office:value-type="float" office:value="977" calcext:value-type="float">
            <text:p>977</text:p>
          </table:table-cell>
          <table:table-cell table:number-columns-repeated="1018"/>
        </table:table-row>
        <table:table-row table:style-name="ro1">
          <table:table-cell table:formula="of:=&quot;I &quot; &amp; [.E837]" office:value-type="string" office:string-value="I exhaust" calcext:value-type="string">
            <text:p>I exhaust</text:p>
          </table:table-cell>
          <table:table-cell/>
          <table:table-cell table:formula="of:=&quot;(reg. v) no.&quot; &amp; [.D837] &amp; &quot; Top1000&quot;" office:value-type="string" office:string-value="(reg. v) no.836 Top1000" calcext:value-type="string">
            <text:p>(reg. v) no.836 Top1000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exhaust</text:p>
          </table:table-cell>
          <table:table-cell office:value-type="float" office:value="978" calcext:value-type="float">
            <text:p>978</text:p>
          </table:table-cell>
          <table:table-cell table:number-columns-repeated="1018"/>
        </table:table-row>
        <table:table-row table:style-name="ro1">
          <table:table-cell table:formula="of:=&quot;I &quot; &amp; [.E838]" office:value-type="string" office:string-value="I fine" calcext:value-type="string">
            <text:p>I fine</text:p>
          </table:table-cell>
          <table:table-cell/>
          <table:table-cell table:formula="of:=&quot;(reg. v) no.&quot; &amp; [.D838] &amp; &quot; Top1000&quot;" office:value-type="string" office:string-value="(reg. v) no.837 Top1000" calcext:value-type="string">
            <text:p>(reg. v) no.837 Top1000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fine</text:p>
          </table:table-cell>
          <table:table-cell office:value-type="float" office:value="979" calcext:value-type="float">
            <text:p>979</text:p>
          </table:table-cell>
          <table:table-cell table:number-columns-repeated="1018"/>
        </table:table-row>
        <table:table-row table:style-name="ro1">
          <table:table-cell table:formula="of:=&quot;I &quot; &amp; [.E839]" office:value-type="string" office:string-value="I frighten" calcext:value-type="string">
            <text:p>I frighten</text:p>
          </table:table-cell>
          <table:table-cell/>
          <table:table-cell table:formula="of:=&quot;(reg. v) no.&quot; &amp; [.D839] &amp; &quot; Top1000&quot;" office:value-type="string" office:string-value="(reg. v) no.838 Top1000" calcext:value-type="string">
            <text:p>(reg. v) no.838 Top1000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frighten</text:p>
          </table:table-cell>
          <table:table-cell office:value-type="float" office:value="980" calcext:value-type="float">
            <text:p>980</text:p>
          </table:table-cell>
          <table:table-cell table:number-columns-repeated="1018"/>
        </table:table-row>
        <table:table-row table:style-name="ro1">
          <table:table-cell table:formula="of:=&quot;I &quot; &amp; [.E840]" office:value-type="string" office:string-value="I fuck" calcext:value-type="string">
            <text:p>I fuck</text:p>
          </table:table-cell>
          <table:table-cell/>
          <table:table-cell table:formula="of:=&quot;(reg. v) no.&quot; &amp; [.D840] &amp; &quot; Top1000&quot;" office:value-type="string" office:string-value="(reg. v) no.839 Top1000" calcext:value-type="string">
            <text:p>(reg. v) no.839 Top1000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fuck</text:p>
          </table:table-cell>
          <table:table-cell office:value-type="float" office:value="981" calcext:value-type="float">
            <text:p>981</text:p>
          </table:table-cell>
          <table:table-cell table:number-columns-repeated="1018"/>
        </table:table-row>
        <table:table-row table:style-name="ro1">
          <table:table-cell table:formula="of:=&quot;I &quot; &amp; [.E841]" office:value-type="string" office:string-value="I gasp" calcext:value-type="string">
            <text:p>I gasp</text:p>
          </table:table-cell>
          <table:table-cell/>
          <table:table-cell table:formula="of:=&quot;(reg. v) no.&quot; &amp; [.D841] &amp; &quot; Top1000&quot;" office:value-type="string" office:string-value="(reg. v) no.840 Top1000" calcext:value-type="string">
            <text:p>(reg. v) no.840 Top100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gasp</text:p>
          </table:table-cell>
          <table:table-cell office:value-type="float" office:value="982" calcext:value-type="float">
            <text:p>982</text:p>
          </table:table-cell>
          <table:table-cell table:number-columns-repeated="1018"/>
        </table:table-row>
        <table:table-row table:style-name="ro1">
          <table:table-cell table:formula="of:=&quot;I &quot; &amp; [.E842]" office:value-type="string" office:string-value="I honour" calcext:value-type="string">
            <text:p>I honour</text:p>
          </table:table-cell>
          <table:table-cell/>
          <table:table-cell table:formula="of:=&quot;(reg. v) no.&quot; &amp; [.D842] &amp; &quot; Top1000&quot;" office:value-type="string" office:string-value="(reg. v) no.841 Top1000" calcext:value-type="string">
            <text:p>(reg. v) no.841 Top1000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honour</text:p>
          </table:table-cell>
          <table:table-cell office:value-type="float" office:value="983" calcext:value-type="float">
            <text:p>983</text:p>
          </table:table-cell>
          <table:table-cell table:number-columns-repeated="1018"/>
        </table:table-row>
        <table:table-row table:style-name="ro1">
          <table:table-cell table:formula="of:=&quot;I &quot; &amp; [.E843]" office:value-type="string" office:string-value="I inhibit" calcext:value-type="string">
            <text:p>I inhibit</text:p>
          </table:table-cell>
          <table:table-cell/>
          <table:table-cell table:formula="of:=&quot;(reg. v) no.&quot; &amp; [.D843] &amp; &quot; Top1000&quot;" office:value-type="string" office:string-value="(reg. v) no.842 Top1000" calcext:value-type="string">
            <text:p>(reg. v) no.842 Top1000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inhibit</text:p>
          </table:table-cell>
          <table:table-cell office:value-type="float" office:value="984" calcext:value-type="float">
            <text:p>984</text:p>
          </table:table-cell>
          <table:table-cell table:number-columns-repeated="1018"/>
        </table:table-row>
        <table:table-row table:style-name="ro1">
          <table:table-cell table:formula="of:=&quot;I &quot; &amp; [.E844]" office:value-type="string" office:string-value="I motivate" calcext:value-type="string">
            <text:p>I motivate</text:p>
          </table:table-cell>
          <table:table-cell/>
          <table:table-cell table:formula="of:=&quot;(reg. v) no.&quot; &amp; [.D844] &amp; &quot; Top1000&quot;" office:value-type="string" office:string-value="(reg. v) no.843 Top1000" calcext:value-type="string">
            <text:p>(reg. v) no.843 Top1000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motivate</text:p>
          </table:table-cell>
          <table:table-cell office:value-type="float" office:value="985" calcext:value-type="float">
            <text:p>985</text:p>
          </table:table-cell>
          <table:table-cell table:number-columns-repeated="1018"/>
        </table:table-row>
        <table:table-row table:style-name="ro1">
          <table:table-cell table:formula="of:=&quot;I &quot; &amp; [.E845]" office:value-type="string" office:string-value="I multiply" calcext:value-type="string">
            <text:p>I multiply</text:p>
          </table:table-cell>
          <table:table-cell/>
          <table:table-cell table:formula="of:=&quot;(reg. v) no.&quot; &amp; [.D845] &amp; &quot; Top1000&quot;" office:value-type="string" office:string-value="(reg. v) no.844 Top1000" calcext:value-type="string">
            <text:p>(reg. v) no.844 Top1000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multiply</text:p>
          </table:table-cell>
          <table:table-cell office:value-type="float" office:value="986" calcext:value-type="float">
            <text:p>986</text:p>
          </table:table-cell>
          <table:table-cell table:number-columns-repeated="1018"/>
        </table:table-row>
        <table:table-row table:style-name="ro1">
          <table:table-cell table:formula="of:=&quot;I &quot; &amp; [.E846]" office:value-type="string" office:string-value="I narrow" calcext:value-type="string">
            <text:p>I narrow</text:p>
          </table:table-cell>
          <table:table-cell/>
          <table:table-cell table:formula="of:=&quot;(reg. v) no.&quot; &amp; [.D846] &amp; &quot; Top1000&quot;" office:value-type="string" office:string-value="(reg. v) no.845 Top1000" calcext:value-type="string">
            <text:p>(reg. v) no.845 Top1000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narrow</text:p>
          </table:table-cell>
          <table:table-cell office:value-type="float" office:value="987" calcext:value-type="float">
            <text:p>987</text:p>
          </table:table-cell>
          <table:table-cell table:number-columns-repeated="1018"/>
        </table:table-row>
        <table:table-row table:style-name="ro1">
          <table:table-cell table:formula="of:=&quot;I &quot; &amp; [.E847]" office:value-type="string" office:string-value="I obey" calcext:value-type="string">
            <text:p>I obey</text:p>
          </table:table-cell>
          <table:table-cell/>
          <table:table-cell table:formula="of:=&quot;(reg. v) no.&quot; &amp; [.D847] &amp; &quot; Top1000&quot;" office:value-type="string" office:string-value="(reg. v) no.846 Top1000" calcext:value-type="string">
            <text:p>(reg. v) no.846 Top1000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obey</text:p>
          </table:table-cell>
          <table:table-cell office:value-type="float" office:value="988" calcext:value-type="float">
            <text:p>988</text:p>
          </table:table-cell>
          <table:table-cell table:number-columns-repeated="1018"/>
        </table:table-row>
        <table:table-row table:style-name="ro1">
          <table:table-cell table:formula="of:=&quot;I &quot; &amp; [.E848]" office:value-type="string" office:string-value="I penetrate" calcext:value-type="string">
            <text:p>I penetrate</text:p>
          </table:table-cell>
          <table:table-cell/>
          <table:table-cell table:formula="of:=&quot;(reg. v) no.&quot; &amp; [.D848] &amp; &quot; Top1000&quot;" office:value-type="string" office:string-value="(reg. v) no.847 Top1000" calcext:value-type="string">
            <text:p>(reg. v) no.847 Top1000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penetrate</text:p>
          </table:table-cell>
          <table:table-cell office:value-type="float" office:value="989" calcext:value-type="float">
            <text:p>989</text:p>
          </table:table-cell>
          <table:table-cell table:number-columns-repeated="1018"/>
        </table:table-row>
        <table:table-row table:style-name="ro1">
          <table:table-cell table:formula="of:=&quot;I &quot; &amp; [.E849]" office:value-type="string" office:string-value="I picture" calcext:value-type="string">
            <text:p>I picture</text:p>
          </table:table-cell>
          <table:table-cell/>
          <table:table-cell table:formula="of:=&quot;(reg. v) no.&quot; &amp; [.D849] &amp; &quot; Top1000&quot;" office:value-type="string" office:string-value="(reg. v) no.848 Top1000" calcext:value-type="string">
            <text:p>(reg. v) no.848 Top1000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picture</text:p>
          </table:table-cell>
          <table:table-cell office:value-type="float" office:value="990" calcext:value-type="float">
            <text:p>990</text:p>
          </table:table-cell>
          <table:table-cell table:number-columns-repeated="1018"/>
        </table:table-row>
        <table:table-row table:style-name="ro1">
          <table:table-cell table:formula="of:=&quot;I &quot; &amp; [.E850]" office:value-type="string" office:string-value="I presume" calcext:value-type="string">
            <text:p>I presume</text:p>
          </table:table-cell>
          <table:table-cell/>
          <table:table-cell table:formula="of:=&quot;(reg. v) no.&quot; &amp; [.D850] &amp; &quot; Top1000&quot;" office:value-type="string" office:string-value="(reg. v) no.849 Top1000" calcext:value-type="string">
            <text:p>(reg. v) no.849 Top1000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presume</text:p>
          </table:table-cell>
          <table:table-cell office:value-type="float" office:value="991" calcext:value-type="float">
            <text:p>991</text:p>
          </table:table-cell>
          <table:table-cell table:number-columns-repeated="1018"/>
        </table:table-row>
        <table:table-row table:style-name="ro1">
          <table:table-cell table:formula="of:=&quot;I &quot; &amp; [.E851]" office:value-type="string" office:string-value="I prevail" calcext:value-type="string">
            <text:p>I prevail</text:p>
          </table:table-cell>
          <table:table-cell/>
          <table:table-cell table:formula="of:=&quot;(reg. v) no.&quot; &amp; [.D851] &amp; &quot; Top1000&quot;" office:value-type="string" office:string-value="(reg. v) no.850 Top1000" calcext:value-type="string">
            <text:p>(reg. v) no.850 Top1000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prevail</text:p>
          </table:table-cell>
          <table:table-cell office:value-type="float" office:value="992" calcext:value-type="float">
            <text:p>992</text:p>
          </table:table-cell>
          <table:table-cell table:number-columns-repeated="1018"/>
        </table:table-row>
        <table:table-row table:style-name="ro1">
          <table:table-cell table:formula="of:=&quot;I &quot; &amp; [.E852]" office:value-type="string" office:string-value="I pronounce" calcext:value-type="string">
            <text:p>I pronounce</text:p>
          </table:table-cell>
          <table:table-cell/>
          <table:table-cell table:formula="of:=&quot;(reg. v) no.&quot; &amp; [.D852] &amp; &quot; Top1000&quot;" office:value-type="string" office:string-value="(reg. v) no.851 Top1000" calcext:value-type="string">
            <text:p>(reg. v) no.851 Top1000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pronounce</text:p>
          </table:table-cell>
          <table:table-cell office:value-type="float" office:value="993" calcext:value-type="float">
            <text:p>993</text:p>
          </table:table-cell>
          <table:table-cell table:number-columns-repeated="1018"/>
        </table:table-row>
        <table:table-row table:style-name="ro1">
          <table:table-cell table:formula="of:=&quot;I &quot; &amp; [.E853]" office:value-type="string" office:string-value="I rate" calcext:value-type="string">
            <text:p>I rate</text:p>
          </table:table-cell>
          <table:table-cell/>
          <table:table-cell table:formula="of:=&quot;(reg. v) no.&quot; &amp; [.D853] &amp; &quot; Top1000&quot;" office:value-type="string" office:string-value="(reg. v) no.852 Top1000" calcext:value-type="string">
            <text:p>(reg. v) no.852 Top1000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rate</text:p>
          </table:table-cell>
          <table:table-cell office:value-type="float" office:value="994" calcext:value-type="float">
            <text:p>994</text:p>
          </table:table-cell>
          <table:table-cell table:number-columns-repeated="1018"/>
        </table:table-row>
        <table:table-row table:style-name="ro1">
          <table:table-cell table:formula="of:=&quot;I &quot; &amp; [.E854]" office:value-type="string" office:string-value="I renew" calcext:value-type="string">
            <text:p>I renew</text:p>
          </table:table-cell>
          <table:table-cell/>
          <table:table-cell table:formula="of:=&quot;(reg. v) no.&quot; &amp; [.D854] &amp; &quot; Top1000&quot;" office:value-type="string" office:string-value="(reg. v) no.853 Top1000" calcext:value-type="string">
            <text:p>(reg. v) no.853 Top1000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renew</text:p>
          </table:table-cell>
          <table:table-cell office:value-type="float" office:value="995" calcext:value-type="float">
            <text:p>995</text:p>
          </table:table-cell>
          <table:table-cell table:number-columns-repeated="1018"/>
        </table:table-row>
        <table:table-row table:style-name="ro1">
          <table:table-cell table:formula="of:=&quot;I &quot; &amp; [.E855]" office:value-type="string" office:string-value="I revise" calcext:value-type="string">
            <text:p>I revise</text:p>
          </table:table-cell>
          <table:table-cell/>
          <table:table-cell table:formula="of:=&quot;(reg. v) no.&quot; &amp; [.D855] &amp; &quot; Top1000&quot;" office:value-type="string" office:string-value="(reg. v) no.854 Top1000" calcext:value-type="string">
            <text:p>(reg. v) no.854 Top1000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revise</text:p>
          </table:table-cell>
          <table:table-cell office:value-type="float" office:value="996" calcext:value-type="float">
            <text:p>996</text:p>
          </table:table-cell>
          <table:table-cell table:number-columns-repeated="1018"/>
        </table:table-row>
        <table:table-row table:style-name="ro1">
          <table:table-cell table:formula="of:=&quot;I &quot; &amp; [.E856]" office:value-type="string" office:string-value="I rip" calcext:value-type="string">
            <text:p>I rip</text:p>
          </table:table-cell>
          <table:table-cell/>
          <table:table-cell table:formula="of:=&quot;(reg. v) no.&quot; &amp; [.D856] &amp; &quot; Top1000&quot;" office:value-type="string" office:string-value="(reg. v) no.855 Top1000" calcext:value-type="string">
            <text:p>(reg. v) no.855 Top1000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rip</text:p>
          </table:table-cell>
          <table:table-cell office:value-type="float" office:value="997" calcext:value-type="float">
            <text:p>997</text:p>
          </table:table-cell>
          <table:table-cell table:number-columns-repeated="1018"/>
        </table:table-row>
        <table:table-row table:style-name="ro1">
          <table:table-cell table:formula="of:=&quot;I &quot; &amp; [.E857]" office:value-type="string" office:string-value="I scan" calcext:value-type="string">
            <text:p>I scan</text:p>
          </table:table-cell>
          <table:table-cell/>
          <table:table-cell table:formula="of:=&quot;(reg. v) no.&quot; &amp; [.D857] &amp; &quot; Top1000&quot;" office:value-type="string" office:string-value="(reg. v) no.856 Top1000" calcext:value-type="string">
            <text:p>(reg. v) no.856 Top1000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scan</text:p>
          </table:table-cell>
          <table:table-cell office:value-type="float" office:value="998" calcext:value-type="float">
            <text:p>998</text:p>
          </table:table-cell>
          <table:table-cell table:number-columns-repeated="1018"/>
        </table:table-row>
        <table:table-row table:style-name="ro1">
          <table:table-cell table:formula="of:=&quot;I &quot; &amp; [.E858]" office:value-type="string" office:string-value="I scratch" calcext:value-type="string">
            <text:p>I scratch</text:p>
          </table:table-cell>
          <table:table-cell/>
          <table:table-cell table:formula="of:=&quot;(reg. v) no.&quot; &amp; [.D858] &amp; &quot; Top1000&quot;" office:value-type="string" office:string-value="(reg. v) no.857 Top1000" calcext:value-type="string">
            <text:p>(reg. v) no.857 Top1000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scratch</text:p>
          </table:table-cell>
          <table:table-cell office:value-type="float" office:value="999" calcext:value-type="float">
            <text:p>999</text:p>
          </table:table-cell>
          <table:table-cell table:number-columns-repeated="1018"/>
        </table:table-row>
        <table:table-row table:style-name="ro1">
          <table:table-cell table:formula="of:=&quot;I &quot; &amp; [.E859]" office:value-type="string" office:string-value="I shiver" calcext:value-type="string">
            <text:p>I shiver</text:p>
          </table:table-cell>
          <table:table-cell/>
          <table:table-cell table:formula="of:=&quot;(reg. v) no.&quot; &amp; [.D859] &amp; &quot; Top1000&quot;" office:value-type="string" office:string-value="(reg. v) no.858 Top1000" calcext:value-type="string">
            <text:p>(reg. v) no.858 Top1000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shiver</text:p>
          </table:table-cell>
          <table:table-cell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 table:number-rows-repeated="10477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regular en-th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translations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card number</text:p>
          </table:table-cell>
          <table:table-cell table:style-name="ce1" office:value-type="string" calcext:value-type="string">
            <text:p>base form</text:p>
          </table:table-cell>
          <table:table-cell table:style-name="ce1" office:value-type="string" calcext:value-type="string">
            <text:p>past simple</text:p>
          </table:table-cell>
          <table:table-cell table:style-name="ce1" office:value-type="string" calcext:value-type="string">
            <text:p>past participle</text:p>
          </table:table-cell>
          <table:table-cell table:style-name="ce1" office:value-type="string" calcext:value-type="string">
            <text:p>3rd person singular</text:p>
          </table:table-cell>
          <table:table-cell table:style-name="ce1" office:value-type="string" calcext:value-type="string">
            <text:p>present participle / gerund</text:p>
          </table:table-cell>
          <table:table-cell table:style-name="ce1" office:value-type="string" calcext:value-type="string">
            <text:p>all verb pop rank</text:p>
          </table:table-cell>
          <table:table-cell table:style-name="ce1" table:number-columns-repeated="1014"/>
        </table:table-row>
        <table:table-row table:style-name="ro1">
          <table:table-cell table:formula="of:=&quot;I &quot; &amp; [.E2]" office:value-type="string" office:string-value="I am" calcext:value-type="string">
            <text:p>I am</text:p>
          </table:table-cell>
          <table:table-cell/>
          <table:table-cell table:style-name="ce2" table:formula="of:=&quot;(irreg. v) no.&quot; &amp; [.D2] &amp; &quot; Top0100&quot;" office:value-type="string" office:string-value="(irreg. v) no.1 Top0100" calcext:value-type="string">
            <text:p>(irreg. v) no.1 Top0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was/wer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eing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formula="of:=&quot;I &quot; &amp; [.E3]" office:value-type="string" office:string-value="I have" calcext:value-type="string">
            <text:p>I have</text:p>
          </table:table-cell>
          <table:table-cell/>
          <table:table-cell table:style-name="ce2" table:formula="of:=&quot;(irreg. v) no.&quot; &amp; [.D3] &amp; &quot; Top0100&quot;" office:value-type="string" office:string-value="(irreg. v) no.2 Top0100" calcext:value-type="string">
            <text:p>(irreg. v) no.2 Top0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ve</text:p>
          </table:table-cell>
          <table:table-cell table:number-columns-repeated="2" office:value-type="string" calcext:value-type="string">
            <text:p>had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having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formula="of:=&quot;I &quot; &amp; [.E4]" office:value-type="string" office:string-value="I do" calcext:value-type="string">
            <text:p>I do</text:p>
          </table:table-cell>
          <table:table-cell/>
          <table:table-cell table:style-name="ce2" table:formula="of:=&quot;(irreg. v) no.&quot; &amp; [.D4] &amp; &quot; Top0100&quot;" office:value-type="string" office:string-value="(irreg. v) no.3 Top0100" calcext:value-type="string">
            <text:p>(irreg. v) no.3 Top0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id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es</text:p>
          </table:table-cell>
          <table:table-cell office:value-type="string" calcext:value-type="string">
            <text:p>doing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formula="of:=&quot;I &quot; &amp; [.E5]" office:value-type="string" office:string-value="I say" calcext:value-type="string">
            <text:p>I say</text:p>
          </table:table-cell>
          <table:table-cell/>
          <table:table-cell table:style-name="ce2" table:formula="of:=&quot;(irreg. v) no.&quot; &amp; [.D5] &amp; &quot; Top0100&quot;" office:value-type="string" office:string-value="(irreg. v) no.4 Top0100" calcext:value-type="string">
            <text:p>(irreg. v) no.4 Top0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y</text:p>
          </table:table-cell>
          <table:table-cell table:number-columns-repeated="2" office:value-type="string" calcext:value-type="string">
            <text:p>said</text:p>
          </table:table-cell>
          <table:table-cell office:value-type="string" calcext:value-type="string">
            <text:p>says</text:p>
          </table:table-cell>
          <table:table-cell office:value-type="string" calcext:value-type="string">
            <text:p>saying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formula="of:=&quot;I &quot; &amp; [.E6]" office:value-type="string" office:string-value="I get" calcext:value-type="string">
            <text:p>I get</text:p>
          </table:table-cell>
          <table:table-cell/>
          <table:table-cell table:style-name="ce2" table:formula="of:=&quot;(irreg. v) no.&quot; &amp; [.D6] &amp; &quot; Top0100&quot;" office:value-type="string" office:string-value="(irreg. v) no.5 Top0100" calcext:value-type="string">
            <text:p>(irreg. v) no.5 Top0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got/gotten</text:p>
          </table:table-cell>
          <table:table-cell office:value-type="string" calcext:value-type="string">
            <text:p>gets</text:p>
          </table:table-cell>
          <table:table-cell office:value-type="string" calcext:value-type="string">
            <text:p>getting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formula="of:=&quot;I &quot; &amp; [.E7]" office:value-type="string" office:string-value="I make" calcext:value-type="string">
            <text:p>I make</text:p>
          </table:table-cell>
          <table:table-cell/>
          <table:table-cell table:style-name="ce2" table:formula="of:=&quot;(irreg. v) no.&quot; &amp; [.D7] &amp; &quot; Top0100&quot;" office:value-type="string" office:string-value="(irreg. v) no.6 Top0100" calcext:value-type="string">
            <text:p>(irreg. v) no.6 Top0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ke</text:p>
          </table:table-cell>
          <table:table-cell table:number-columns-repeated="2" office:value-type="string" calcext:value-type="string">
            <text:p>made</text:p>
          </table:table-cell>
          <table:table-cell office:value-type="string" calcext:value-type="string">
            <text:p>makes</text:p>
          </table:table-cell>
          <table:table-cell office:value-type="string" calcext:value-type="string">
            <text:p>making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formula="of:=&quot;I &quot; &amp; [.E8]" office:value-type="string" office:string-value="I go" calcext:value-type="string">
            <text:p>I go</text:p>
          </table:table-cell>
          <table:table-cell/>
          <table:table-cell table:style-name="ce2" table:formula="of:=&quot;(irreg. v) no.&quot; &amp; [.D8] &amp; &quot; Top0100&quot;" office:value-type="string" office:string-value="(irreg. v) no.7 Top0100" calcext:value-type="string">
            <text:p>(irreg. v) no.7 Top0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went</text:p>
          </table:table-cell>
          <table:table-cell office:value-type="string" calcext:value-type="string">
            <text:p>gone/been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going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formula="of:=&quot;I &quot; &amp; [.E9]" office:value-type="string" office:string-value="I see" calcext:value-type="string">
            <text:p>I see</text:p>
          </table:table-cell>
          <table:table-cell/>
          <table:table-cell table:style-name="ce2" table:formula="of:=&quot;(irreg. v) no.&quot; &amp; [.D9] &amp; &quot; Top0100&quot;" office:value-type="string" office:string-value="(irreg. v) no.8 Top0100" calcext:value-type="string">
            <text:p>(irreg. v) no.8 Top0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sees</text:p>
          </table:table-cell>
          <table:table-cell office:value-type="string" calcext:value-type="string">
            <text:p>seeing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formula="of:=&quot;I &quot; &amp; [.E10]" office:value-type="string" office:string-value="I know" calcext:value-type="string">
            <text:p>I know</text:p>
          </table:table-cell>
          <table:table-cell/>
          <table:table-cell table:style-name="ce2" table:formula="of:=&quot;(irreg. v) no.&quot; &amp; [.D10] &amp; &quot; Top0100&quot;" office:value-type="string" office:string-value="(irreg. v) no.9 Top0100" calcext:value-type="string">
            <text:p>(irreg. v) no.9 Top0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knew</text:p>
          </table:table-cell>
          <table:table-cell office:value-type="string" calcext:value-type="string">
            <text:p>known</text:p>
          </table:table-cell>
          <table:table-cell office:value-type="string" calcext:value-type="string">
            <text:p>knows</text:p>
          </table:table-cell>
          <table:table-cell office:value-type="string" calcext:value-type="string">
            <text:p>knowing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formula="of:=&quot;I &quot; &amp; [.E11]" office:value-type="string" office:string-value="I take" calcext:value-type="string">
            <text:p>I take</text:p>
          </table:table-cell>
          <table:table-cell/>
          <table:table-cell table:style-name="ce2" table:formula="of:=&quot;(irreg. v) no.&quot; &amp; [.D11] &amp; &quot; Top0100&quot;" office:value-type="string" office:string-value="(irreg. v) no.10 Top0100" calcext:value-type="string">
            <text:p>(irreg. v) no.10 Top0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took</text:p>
          </table:table-cell>
          <table:table-cell office:value-type="string" calcext:value-type="string">
            <text:p>taken</text:p>
          </table:table-cell>
          <table:table-cell office:value-type="string" calcext:value-type="string">
            <text:p>takes</text:p>
          </table:table-cell>
          <table:table-cell office:value-type="string" calcext:value-type="string">
            <text:p>taking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formula="of:=&quot;I &quot; &amp; [.E12]" office:value-type="string" office:string-value="I think" calcext:value-type="string">
            <text:p>I think</text:p>
          </table:table-cell>
          <table:table-cell/>
          <table:table-cell table:style-name="ce2" table:formula="of:=&quot;(irreg. v) no.&quot; &amp; [.D12] &amp; &quot; Top0100&quot;" office:value-type="string" office:string-value="(irreg. v) no.11 Top0100" calcext:value-type="string">
            <text:p>(irreg. v) no.11 Top0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ink</text:p>
          </table:table-cell>
          <table:table-cell table:number-columns-repeated="2" office:value-type="string" calcext:value-type="string">
            <text:p>thought</text:p>
          </table:table-cell>
          <table:table-cell office:value-type="string" calcext:value-type="string">
            <text:p>thinks</text:p>
          </table:table-cell>
          <table:table-cell office:value-type="string" calcext:value-type="string">
            <text:p>thinking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table:formula="of:=&quot;I &quot; &amp; [.E13]" office:value-type="string" office:string-value="I come" calcext:value-type="string">
            <text:p>I come</text:p>
          </table:table-cell>
          <table:table-cell/>
          <table:table-cell table:style-name="ce2" table:formula="of:=&quot;(irreg. v) no.&quot; &amp; [.D13] &amp; &quot; Top0100&quot;" office:value-type="string" office:string-value="(irreg. v) no.12 Top0100" calcext:value-type="string">
            <text:p>(irreg. v) no.12 Top0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comes</text:p>
          </table:table-cell>
          <table:table-cell office:value-type="string" calcext:value-type="string">
            <text:p>comin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formula="of:=&quot;I &quot; &amp; [.E14]" office:value-type="string" office:string-value="I give" calcext:value-type="string">
            <text:p>I give</text:p>
          </table:table-cell>
          <table:table-cell/>
          <table:table-cell table:style-name="ce2" table:formula="of:=&quot;(irreg. v) no.&quot; &amp; [.D14] &amp; &quot; Top0100&quot;" office:value-type="string" office:string-value="(irreg. v) no.13 Top0100" calcext:value-type="string">
            <text:p>(irreg. v) no.13 Top0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gave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gives</text:p>
          </table:table-cell>
          <table:table-cell office:value-type="string" calcext:value-type="string">
            <text:p>giving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formula="of:=&quot;I &quot; &amp; [.E15]" office:value-type="string" office:string-value="I find" calcext:value-type="string">
            <text:p>I find</text:p>
          </table:table-cell>
          <table:table-cell/>
          <table:table-cell table:style-name="ce2" table:formula="of:=&quot;(irreg. v) no.&quot; &amp; [.D15] &amp; &quot; Top0100&quot;" office:value-type="string" office:string-value="(irreg. v) no.14 Top0100" calcext:value-type="string">
            <text:p>(irreg. v) no.14 Top01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ind</text:p>
          </table:table-cell>
          <table:table-cell table:number-columns-repeated="2" office:value-type="string" calcext:value-type="string">
            <text:p>found</text:p>
          </table:table-cell>
          <table:table-cell office:value-type="string" calcext:value-type="string">
            <text:p>finds</text:p>
          </table:table-cell>
          <table:table-cell office:value-type="string" calcext:value-type="string">
            <text:p>finding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formula="of:=&quot;I &quot; &amp; [.E16]" office:value-type="string" office:string-value="I tell" calcext:value-type="string">
            <text:p>I tell</text:p>
          </table:table-cell>
          <table:table-cell/>
          <table:table-cell table:style-name="ce2" table:formula="of:=&quot;(irreg. v) no.&quot; &amp; [.D16] &amp; &quot; Top0100&quot;" office:value-type="string" office:string-value="(irreg. v) no.15 Top0100" calcext:value-type="string">
            <text:p>(irreg. v) no.15 Top0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ll</text:p>
          </table:table-cell>
          <table:table-cell table:number-columns-repeated="2" office:value-type="string" calcext:value-type="string">
            <text:p>told</text:p>
          </table:table-cell>
          <table:table-cell office:value-type="string" calcext:value-type="string">
            <text:p>tells</text:p>
          </table:table-cell>
          <table:table-cell office:value-type="string" calcext:value-type="string">
            <text:p>telling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formula="of:=&quot;I &quot; &amp; [.E17]" office:value-type="string" office:string-value="I put" calcext:value-type="string">
            <text:p>I put</text:p>
          </table:table-cell>
          <table:table-cell/>
          <table:table-cell table:style-name="ce2" table:formula="of:=&quot;(irreg. v) no.&quot; &amp; [.D17] &amp; &quot; Top0100&quot;" office:value-type="string" office:string-value="(irreg. v) no.16 Top0100" calcext:value-type="string">
            <text:p>(irreg. v) no.16 Top01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put</text:p>
          </table:table-cell>
          <table:table-cell office:value-type="string" calcext:value-type="string">
            <text:p>puts</text:p>
          </table:table-cell>
          <table:table-cell office:value-type="string" calcext:value-type="string">
            <text:p>putting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table:formula="of:=&quot;I &quot; &amp; [.E18]" office:value-type="string" office:string-value="I mean" calcext:value-type="string">
            <text:p>I mean</text:p>
          </table:table-cell>
          <table:table-cell/>
          <table:table-cell table:style-name="ce2" table:formula="of:=&quot;(irreg. v) no.&quot; &amp; [.D18] &amp; &quot; Top0100&quot;" office:value-type="string" office:string-value="(irreg. v) no.17 Top0100" calcext:value-type="string">
            <text:p>(irreg. v) no.17 Top01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an</text:p>
          </table:table-cell>
          <table:table-cell table:number-columns-repeated="2" office:value-type="string" calcext:value-type="string">
            <text:p>meant</text:p>
          </table:table-cell>
          <table:table-cell office:value-type="string" calcext:value-type="string">
            <text:p>means</text:p>
          </table:table-cell>
          <table:table-cell office:value-type="string" calcext:value-type="string">
            <text:p>meaning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formula="of:=&quot;I &quot; &amp; [.E19]" office:value-type="string" office:string-value="I become" calcext:value-type="string">
            <text:p>I become</text:p>
          </table:table-cell>
          <table:table-cell/>
          <table:table-cell table:style-name="ce2" table:formula="of:=&quot;(irreg. v) no.&quot; &amp; [.D19] &amp; &quot; Top0100&quot;" office:value-type="string" office:string-value="(irreg. v) no.18 Top0100" calcext:value-type="string">
            <text:p>(irreg. v) no.18 Top0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ecome</text:p>
          </table:table-cell>
          <table:table-cell office:value-type="string" calcext:value-type="string">
            <text:p>became</text:p>
          </table:table-cell>
          <table:table-cell office:value-type="string" calcext:value-type="string">
            <text:p>become</text:p>
          </table:table-cell>
          <table:table-cell office:value-type="string" calcext:value-type="string">
            <text:p>becomes</text:p>
          </table:table-cell>
          <table:table-cell office:value-type="string" calcext:value-type="string">
            <text:p>becoming</text:p>
          </table:table-cell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formula="of:=&quot;I &quot; &amp; [.E20]" office:value-type="string" office:string-value="I leave" calcext:value-type="string">
            <text:p>I leave</text:p>
          </table:table-cell>
          <table:table-cell/>
          <table:table-cell table:style-name="ce2" table:formula="of:=&quot;(irreg. v) no.&quot; &amp; [.D20] &amp; &quot; Top0100&quot;" office:value-type="string" office:string-value="(irreg. v) no.19 Top0100" calcext:value-type="string">
            <text:p>(irreg. v) no.19 Top01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eave</text:p>
          </table:table-cell>
          <table:table-cell table:number-columns-repeated="2" office:value-type="string" calcext:value-type="string">
            <text:p>left</text:p>
          </table:table-cell>
          <table:table-cell office:value-type="string" calcext:value-type="string">
            <text:p>leaves</text:p>
          </table:table-cell>
          <table:table-cell office:value-type="string" calcext:value-type="string">
            <text:p>leaving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formula="of:=&quot;I &quot; &amp; [.E21]" office:value-type="string" office:string-value="I feel" calcext:value-type="string">
            <text:p>I feel</text:p>
          </table:table-cell>
          <table:table-cell/>
          <table:table-cell table:style-name="ce2" table:formula="of:=&quot;(irreg. v) no.&quot; &amp; [.D21] &amp; &quot; Top0100&quot;" office:value-type="string" office:string-value="(irreg. v) no.20 Top0100" calcext:value-type="string">
            <text:p>(irreg. v) no.20 Top0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el</text:p>
          </table:table-cell>
          <table:table-cell table:number-columns-repeated="2" office:value-type="string" calcext:value-type="string">
            <text:p>felt</text:p>
          </table:table-cell>
          <table:table-cell office:value-type="string" calcext:value-type="string">
            <text:p>feels</text:p>
          </table:table-cell>
          <table:table-cell office:value-type="string" calcext:value-type="string">
            <text:p>feeling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formula="of:=&quot;I &quot; &amp; [.E22]" office:value-type="string" office:string-value="I show" calcext:value-type="string">
            <text:p>I show</text:p>
          </table:table-cell>
          <table:table-cell/>
          <table:table-cell table:style-name="ce2" table:formula="of:=&quot;(irreg. v) no.&quot; &amp; [.D22] &amp; &quot; Top0100&quot;" office:value-type="string" office:string-value="(irreg. v) no.21 Top0100" calcext:value-type="string">
            <text:p>(irreg. v) no.21 Top01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showed</text:p>
          </table:table-cell>
          <table:table-cell office:value-type="string" calcext:value-type="string">
            <text:p>shown</text:p>
          </table:table-cell>
          <table:table-cell office:value-type="string" calcext:value-type="string">
            <text:p>shows</text:p>
          </table:table-cell>
          <table:table-cell office:value-type="string" calcext:value-type="string">
            <text:p>showing</text:p>
          </table:table-cell>
          <table:table-cell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table:formula="of:=&quot;I &quot; &amp; [.E23]" office:value-type="string" office:string-value="I keep" calcext:value-type="string">
            <text:p>I keep</text:p>
          </table:table-cell>
          <table:table-cell/>
          <table:table-cell table:style-name="ce2" table:formula="of:=&quot;(irreg. v) no.&quot; &amp; [.D23] &amp; &quot; Top0100&quot;" office:value-type="string" office:string-value="(irreg. v) no.22 Top0100" calcext:value-type="string">
            <text:p>(irreg. v) no.22 Top0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eep</text:p>
          </table:table-cell>
          <table:table-cell table:number-columns-repeated="2" office:value-type="string" calcext:value-type="string">
            <text:p>kept</text:p>
          </table:table-cell>
          <table:table-cell office:value-type="string" calcext:value-type="string">
            <text:p>keeps</text:p>
          </table:table-cell>
          <table:table-cell office:value-type="string" calcext:value-type="string">
            <text:p>keeping</text:p>
          </table:table-cell>
          <table:table-cell office:value-type="float" office:value="31" calcext:value-type="float">
            <text:p>31</text:p>
          </table:table-cell>
          <table:table-cell table:number-columns-repeated="1014"/>
        </table:table-row>
        <table:table-row table:style-name="ro1">
          <table:table-cell table:formula="of:=&quot;I &quot; &amp; [.E24]" office:value-type="string" office:string-value="I hold" calcext:value-type="string">
            <text:p>I hold</text:p>
          </table:table-cell>
          <table:table-cell/>
          <table:table-cell table:style-name="ce2" table:formula="of:=&quot;(irreg. v) no.&quot; &amp; [.D24] &amp; &quot; Top0100&quot;" office:value-type="string" office:string-value="(irreg. v) no.23 Top0100" calcext:value-type="string">
            <text:p>(irreg. v) no.23 Top01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ld</text:p>
          </table:table-cell>
          <table:table-cell table:number-columns-repeated="2" office:value-type="string" calcext:value-type="string">
            <text:p>held</text:p>
          </table:table-cell>
          <table:table-cell office:value-type="string" calcext:value-type="string">
            <text:p>holds</text:p>
          </table:table-cell>
          <table:table-cell office:value-type="string" calcext:value-type="string">
            <text:p>holding</text:p>
          </table:table-cell>
          <table:table-cell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formula="of:=&quot;I &quot; &amp; [.E25]" office:value-type="string" office:string-value="I begin" calcext:value-type="string">
            <text:p>I begin</text:p>
          </table:table-cell>
          <table:table-cell/>
          <table:table-cell table:style-name="ce2" table:formula="of:=&quot;(irreg. v) no.&quot; &amp; [.D25] &amp; &quot; Top0100&quot;" office:value-type="string" office:string-value="(irreg. v) no.24 Top0100" calcext:value-type="string">
            <text:p>(irreg. v) no.24 Top01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began</text:p>
          </table:table-cell>
          <table:table-cell office:value-type="string" calcext:value-type="string">
            <text:p>begun</text:p>
          </table:table-cell>
          <table:table-cell office:value-type="string" calcext:value-type="string">
            <text:p>begins</text:p>
          </table:table-cell>
          <table:table-cell office:value-type="string" calcext:value-type="string">
            <text:p>beginning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formula="of:=&quot;I &quot; &amp; [.E26]" office:value-type="string" office:string-value="I bring" calcext:value-type="string">
            <text:p>I bring</text:p>
          </table:table-cell>
          <table:table-cell/>
          <table:table-cell table:style-name="ce2" table:formula="of:=&quot;(irreg. v) no.&quot; &amp; [.D26] &amp; &quot; Top0100&quot;" office:value-type="string" office:string-value="(irreg. v) no.25 Top0100" calcext:value-type="string">
            <text:p>(irreg. v) no.25 Top0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ing</text:p>
          </table:table-cell>
          <table:table-cell table:number-columns-repeated="2" office:value-type="string" calcext:value-type="string">
            <text:p>brought</text:p>
          </table:table-cell>
          <table:table-cell office:value-type="string" calcext:value-type="string">
            <text:p>brings</text:p>
          </table:table-cell>
          <table:table-cell office:value-type="string" calcext:value-type="string">
            <text:p>bringing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formula="of:=&quot;I &quot; &amp; [.E27]" office:value-type="string" office:string-value="I run" calcext:value-type="string">
            <text:p>I run</text:p>
          </table:table-cell>
          <table:table-cell/>
          <table:table-cell table:style-name="ce2" table:formula="of:=&quot;(irreg. v) no.&quot; &amp; [.D27] &amp; &quot; Top0100&quot;" office:value-type="string" office:string-value="(irreg. v) no.26 Top0100" calcext:value-type="string">
            <text:p>(irreg. v) no.26 Top01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an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running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formula="of:=&quot;I &quot; &amp; [.E28]" office:value-type="string" office:string-value="I write" calcext:value-type="string">
            <text:p>I write</text:p>
          </table:table-cell>
          <table:table-cell/>
          <table:table-cell table:style-name="ce2" table:formula="of:=&quot;(irreg. v) no.&quot; &amp; [.D28] &amp; &quot; Top0100&quot;" office:value-type="string" office:string-value="(irreg. v) no.27 Top0100" calcext:value-type="string">
            <text:p>(irreg. v) no.27 Top01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wrote</text:p>
          </table:table-cell>
          <table:table-cell office:value-type="string" calcext:value-type="string">
            <text:p>written</text:p>
          </table:table-cell>
          <table:table-cell office:value-type="string" calcext:value-type="string">
            <text:p>writes</text:p>
          </table:table-cell>
          <table:table-cell office:value-type="string" calcext:value-type="string">
            <text:p>writing</text:p>
          </table:table-cell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formula="of:=&quot;I &quot; &amp; [.E29]" office:value-type="string" office:string-value="I set" calcext:value-type="string">
            <text:p>I set</text:p>
          </table:table-cell>
          <table:table-cell/>
          <table:table-cell table:style-name="ce2" table:formula="of:=&quot;(irreg. v) no.&quot; &amp; [.D29] &amp; &quot; Top0100&quot;" office:value-type="string" office:string-value="(irreg. v) no.28 Top0100" calcext:value-type="string">
            <text:p>(irreg. v) no.28 Top010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set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setting</text:p>
          </table:table-cell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formula="of:=&quot;I &quot; &amp; [.E30]" office:value-type="string" office:string-value="I pay" calcext:value-type="string">
            <text:p>I pay</text:p>
          </table:table-cell>
          <table:table-cell/>
          <table:table-cell table:style-name="ce2" table:formula="of:=&quot;(irreg. v) no.&quot; &amp; [.D30] &amp; &quot; Top0100&quot;" office:value-type="string" office:string-value="(irreg. v) no.29 Top0100" calcext:value-type="string">
            <text:p>(irreg. v) no.29 Top01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y</text:p>
          </table:table-cell>
          <table:table-cell table:number-columns-repeated="2" office:value-type="string" calcext:value-type="string">
            <text:p>paid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paying</text:p>
          </table:table-cell>
          <table:table-cell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table:formula="of:=&quot;I &quot; &amp; [.E31]" office:value-type="string" office:string-value="I hear" calcext:value-type="string">
            <text:p>I hear</text:p>
          </table:table-cell>
          <table:table-cell/>
          <table:table-cell table:style-name="ce2" table:formula="of:=&quot;(irreg. v) no.&quot; &amp; [.D31] &amp; &quot; Top0100&quot;" office:value-type="string" office:string-value="(irreg. v) no.30 Top0100" calcext:value-type="string">
            <text:p>(irreg. v) no.30 Top0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r</text:p>
          </table:table-cell>
          <table:table-cell table:number-columns-repeated="2" office:value-type="string" calcext:value-type="string">
            <text:p>heard</text:p>
          </table:table-cell>
          <table:table-cell office:value-type="string" calcext:value-type="string">
            <text:p>hears</text:p>
          </table:table-cell>
          <table:table-cell office:value-type="string" calcext:value-type="string">
            <text:p>hearing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formula="of:=&quot;I &quot; &amp; [.E32]" office:value-type="string" office:string-value="I meet" calcext:value-type="string">
            <text:p>I meet</text:p>
          </table:table-cell>
          <table:table-cell/>
          <table:table-cell table:style-name="ce2" table:formula="of:=&quot;(irreg. v) no.&quot; &amp; [.D32] &amp; &quot; Top0100&quot;" office:value-type="string" office:string-value="(irreg. v) no.31 Top0100" calcext:value-type="string">
            <text:p>(irreg. v) no.31 Top01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eet</text:p>
          </table:table-cell>
          <table:table-cell table:number-columns-repeated="2" office:value-type="string" calcext:value-type="string">
            <text:p>met</text:p>
          </table:table-cell>
          <table:table-cell office:value-type="string" calcext:value-type="string">
            <text:p>meets</text:p>
          </table:table-cell>
          <table:table-cell office:value-type="string" calcext:value-type="string">
            <text:p>meeting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formula="of:=&quot;I &quot; &amp; [.E33]" office:value-type="string" office:string-value="I lead" calcext:value-type="string">
            <text:p>I lead</text:p>
          </table:table-cell>
          <table:table-cell/>
          <table:table-cell table:style-name="ce2" table:formula="of:=&quot;(irreg. v) no.&quot; &amp; [.D33] &amp; &quot; Top0100&quot;" office:value-type="string" office:string-value="(irreg. v) no.32 Top0100" calcext:value-type="string">
            <text:p>(irreg. v) no.32 Top0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ad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ads</text:p>
          </table:table-cell>
          <table:table-cell office:value-type="string" calcext:value-type="string">
            <text:p>leading</text:p>
          </table:table-cell>
          <table:table-cell office:value-type="float" office:value="53" calcext:value-type="float">
            <text:p>53</text:p>
          </table:table-cell>
          <table:table-cell table:number-columns-repeated="1014"/>
        </table:table-row>
        <table:table-row table:style-name="ro1">
          <table:table-cell table:formula="of:=&quot;I &quot; &amp; [.E34]" office:value-type="string" office:string-value="I stand" calcext:value-type="string">
            <text:p>I stand</text:p>
          </table:table-cell>
          <table:table-cell/>
          <table:table-cell table:style-name="ce2" table:formula="of:=&quot;(irreg. v) no.&quot; &amp; [.D34] &amp; &quot; Top0100&quot;" office:value-type="string" office:string-value="(irreg. v) no.33 Top0100" calcext:value-type="string">
            <text:p>(irreg. v) no.33 Top01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tand</text:p>
          </table:table-cell>
          <table:table-cell table:number-columns-repeated="2" office:value-type="string" calcext:value-type="string">
            <text:p>stood</text:p>
          </table:table-cell>
          <table:table-cell office:value-type="string" calcext:value-type="string">
            <text:p>stands</text:p>
          </table:table-cell>
          <table:table-cell office:value-type="string" calcext:value-type="string">
            <text:p>standing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formula="of:=&quot;I &quot; &amp; [.E35]" office:value-type="string" office:string-value="I sit" calcext:value-type="string">
            <text:p>I sit</text:p>
          </table:table-cell>
          <table:table-cell/>
          <table:table-cell table:style-name="ce2" table:formula="of:=&quot;(irreg. v) no.&quot; &amp; [.D35] &amp; &quot; Top0100&quot;" office:value-type="string" office:string-value="(irreg. v) no.34 Top0100" calcext:value-type="string">
            <text:p>(irreg. v) no.34 Top01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t</text:p>
          </table:table-cell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sits</text:p>
          </table:table-cell>
          <table:table-cell office:value-type="string" calcext:value-type="string">
            <text:p>sitting</text:p>
          </table:table-cell>
          <table:table-cell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table:formula="of:=&quot;I &quot; &amp; [.E36]" office:value-type="string" office:string-value="I let" calcext:value-type="string">
            <text:p>I let</text:p>
          </table:table-cell>
          <table:table-cell/>
          <table:table-cell table:style-name="ce2" table:formula="of:=&quot;(irreg. v) no.&quot; &amp; [.D36] &amp; &quot; Top0100&quot;" office:value-type="string" office:string-value="(irreg. v) no.35 Top0100" calcext:value-type="string">
            <text:p>(irreg. v) no.35 Top010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let</text:p>
          </table:table-cell>
          <table:table-cell office:value-type="string" calcext:value-type="string">
            <text:p>lets</text:p>
          </table:table-cell>
          <table:table-cell office:value-type="string" calcext:value-type="string">
            <text:p>letting</text:p>
          </table:table-cell>
          <table:table-cell office:value-type="float" office:value="66" calcext:value-type="float">
            <text:p>66</text:p>
          </table:table-cell>
          <table:table-cell table:number-columns-repeated="1014"/>
        </table:table-row>
        <table:table-row table:style-name="ro1">
          <table:table-cell table:formula="of:=&quot;I &quot; &amp; [.E37]" office:value-type="string" office:string-value="I read" calcext:value-type="string">
            <text:p>I read</text:p>
          </table:table-cell>
          <table:table-cell/>
          <table:table-cell table:style-name="ce2" table:formula="of:=&quot;(irreg. v) no.&quot; &amp; [.D37] &amp; &quot; Top0100&quot;" office:value-type="string" office:string-value="(irreg. v) no.36 Top0100" calcext:value-type="string">
            <text:p>(irreg. v) no.36 Top010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read</text:p>
          </table:table-cell>
          <table:table-cell office:value-type="string" calcext:value-type="string">
            <text:p>reads</text:p>
          </table:table-cell>
          <table:table-cell office:value-type="string" calcext:value-type="string">
            <text:p>reading</text:p>
          </table:table-cell>
          <table:table-cell office:value-type="float" office:value="67" calcext:value-type="float">
            <text:p>67</text:p>
          </table:table-cell>
          <table:table-cell table:number-columns-repeated="1014"/>
        </table:table-row>
        <table:table-row table:style-name="ro1">
          <table:table-cell table:formula="of:=&quot;I &quot; &amp; [.E38]" office:value-type="string" office:string-value="I lose" calcext:value-type="string">
            <text:p>I lose</text:p>
          </table:table-cell>
          <table:table-cell/>
          <table:table-cell table:style-name="ce2" table:formula="of:=&quot;(irreg. v) no.&quot; &amp; [.D38] &amp; &quot; Top0100&quot;" office:value-type="string" office:string-value="(irreg. v) no.37 Top0100" calcext:value-type="string">
            <text:p>(irreg. v) no.37 Top01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ose</text:p>
          </table:table-cell>
          <table:table-cell table:number-columns-repeated="2" office:value-type="string" calcext:value-type="string">
            <text:p>lost</text:p>
          </table:table-cell>
          <table:table-cell office:value-type="string" calcext:value-type="string">
            <text:p>loses</text:p>
          </table:table-cell>
          <table:table-cell office:value-type="string" calcext:value-type="string">
            <text:p>losing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formula="of:=&quot;I &quot; &amp; [.E39]" office:value-type="string" office:string-value="I fall" calcext:value-type="string">
            <text:p>I fall</text:p>
          </table:table-cell>
          <table:table-cell/>
          <table:table-cell table:style-name="ce2" table:formula="of:=&quot;(irreg. v) no.&quot; &amp; [.D39] &amp; &quot; Top0100&quot;" office:value-type="string" office:string-value="(irreg. v) no.38 Top0100" calcext:value-type="string">
            <text:p>(irreg. v) no.38 Top01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ell</text:p>
          </table:table-cell>
          <table:table-cell office:value-type="string" calcext:value-type="string">
            <text:p>fallen</text:p>
          </table:table-cell>
          <table:table-cell office:value-type="string" calcext:value-type="string">
            <text:p>falls</text:p>
          </table:table-cell>
          <table:table-cell office:value-type="string" calcext:value-type="string">
            <text:p>falling</text:p>
          </table:table-cell>
          <table:table-cell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 table:formula="of:=&quot;I &quot; &amp; [.E40]" office:value-type="string" office:string-value="I buy" calcext:value-type="string">
            <text:p>I buy</text:p>
          </table:table-cell>
          <table:table-cell/>
          <table:table-cell table:style-name="ce2" table:formula="of:=&quot;(irreg. v) no.&quot; &amp; [.D40] &amp; &quot; Top0100&quot;" office:value-type="string" office:string-value="(irreg. v) no.39 Top0100" calcext:value-type="string">
            <text:p>(irreg. v) no.39 Top01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bought</text:p>
          </table:table-cell>
          <table:table-cell office:value-type="string" calcext:value-type="string">
            <text:p>buys</text:p>
          </table:table-cell>
          <table:table-cell office:value-type="string" calcext:value-type="string">
            <text:p>buying</text:p>
          </table:table-cell>
          <table:table-cell office:value-type="float" office:value="76" calcext:value-type="float">
            <text:p>76</text:p>
          </table:table-cell>
          <table:table-cell table:number-columns-repeated="1014"/>
        </table:table-row>
        <table:table-row table:style-name="ro1">
          <table:table-cell table:formula="of:=&quot;I &quot; &amp; [.E41]" office:value-type="string" office:string-value="I speak" calcext:value-type="string">
            <text:p>I speak</text:p>
          </table:table-cell>
          <table:table-cell/>
          <table:table-cell table:style-name="ce2" table:formula="of:=&quot;(irreg. v) no.&quot; &amp; [.D41] &amp; &quot; Top0100&quot;" office:value-type="string" office:string-value="(irreg. v) no.40 Top0100" calcext:value-type="string">
            <text:p>(irreg. v) no.40 Top0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spoke</text:p>
          </table:table-cell>
          <table:table-cell office:value-type="string" calcext:value-type="string">
            <text:p>spoken</text:p>
          </table:table-cell>
          <table:table-cell office:value-type="string" calcext:value-type="string">
            <text:p>speaks</text:p>
          </table:table-cell>
          <table:table-cell office:value-type="string" calcext:value-type="string">
            <text:p>speaking</text:p>
          </table:table-cell>
          <table:table-cell office:value-type="float" office:value="77" calcext:value-type="float">
            <text:p>77</text:p>
          </table:table-cell>
          <table:table-cell table:number-columns-repeated="1014"/>
        </table:table-row>
        <table:table-row table:style-name="ro1">
          <table:table-cell table:formula="of:=&quot;I &quot; &amp; [.E42]" office:value-type="string" office:string-value="I send" calcext:value-type="string">
            <text:p>I send</text:p>
          </table:table-cell>
          <table:table-cell/>
          <table:table-cell table:style-name="ce2" table:formula="of:=&quot;(irreg. v) no.&quot; &amp; [.D42] &amp; &quot; Top0100&quot;" office:value-type="string" office:string-value="(irreg. v) no.41 Top0100" calcext:value-type="string">
            <text:p>(irreg. v) no.41 Top01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nd</text:p>
          </table:table-cell>
          <table:table-cell table:number-columns-repeated="2" office:value-type="string" calcext:value-type="string">
            <text:p>sent</text:p>
          </table:table-cell>
          <table:table-cell office:value-type="string" calcext:value-type="string">
            <text:p>sends</text:p>
          </table:table-cell>
          <table:table-cell office:value-type="string" calcext:value-type="string">
            <text:p>sending</text:p>
          </table:table-cell>
          <table:table-cell office:value-type="float" office:value="79" calcext:value-type="float">
            <text:p>79</text:p>
          </table:table-cell>
          <table:table-cell table:number-columns-repeated="1014"/>
        </table:table-row>
        <table:table-row table:style-name="ro1">
          <table:table-cell table:formula="of:=&quot;I &quot; &amp; [.E43]" office:value-type="string" office:string-value="I win" calcext:value-type="string">
            <text:p>I win</text:p>
          </table:table-cell>
          <table:table-cell/>
          <table:table-cell table:style-name="ce2" table:formula="of:=&quot;(irreg. v) no.&quot; &amp; [.D43] &amp; &quot; Top0100&quot;" office:value-type="string" office:string-value="(irreg. v) no.42 Top0100" calcext:value-type="string">
            <text:p>(irreg. v) no.42 Top01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in</text:p>
          </table:table-cell>
          <table:table-cell table:number-columns-repeated="2" office:value-type="string" calcext:value-type="string">
            <text:p>won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winning</text:p>
          </table:table-cell>
          <table:table-cell office:value-type="float" office:value="82" calcext:value-type="float">
            <text:p>82</text:p>
          </table:table-cell>
          <table:table-cell table:number-columns-repeated="1014"/>
        </table:table-row>
        <table:table-row table:style-name="ro1">
          <table:table-cell table:formula="of:=&quot;I &quot; &amp; [.E44]" office:value-type="string" office:string-value="I understand" calcext:value-type="string">
            <text:p>I understand</text:p>
          </table:table-cell>
          <table:table-cell/>
          <table:table-cell table:style-name="ce2" table:formula="of:=&quot;(irreg. v) no.&quot; &amp; [.D44] &amp; &quot; Top0100&quot;" office:value-type="string" office:string-value="(irreg. v) no.43 Top0100" calcext:value-type="string">
            <text:p>(irreg. v) no.43 Top01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understand</text:p>
          </table:table-cell>
          <table:table-cell table:number-columns-repeated="2" office:value-type="string" calcext:value-type="string">
            <text:p>understood</text:p>
          </table:table-cell>
          <table:table-cell office:value-type="string" calcext:value-type="string">
            <text:p>understands</text:p>
          </table:table-cell>
          <table:table-cell office:value-type="string" calcext:value-type="string">
            <text:p>understanding</text:p>
          </table:table-cell>
          <table:table-cell office:value-type="float" office:value="83" calcext:value-type="float">
            <text:p>83</text:p>
          </table:table-cell>
          <table:table-cell table:number-columns-repeated="1014"/>
        </table:table-row>
        <table:table-row table:style-name="ro1">
          <table:table-cell table:formula="of:=&quot;I &quot; &amp; [.E45]" office:value-type="string" office:string-value="I build" calcext:value-type="string">
            <text:p>I build</text:p>
          </table:table-cell>
          <table:table-cell/>
          <table:table-cell table:style-name="ce2" table:formula="of:=&quot;(irreg. v) no.&quot; &amp; [.D45] &amp; &quot; Top0100&quot;" office:value-type="string" office:string-value="(irreg. v) no.44 Top0100" calcext:value-type="string">
            <text:p>(irreg. v) no.44 Top01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uild</text:p>
          </table:table-cell>
          <table:table-cell table:number-columns-repeated="2" office:value-type="string" calcext:value-type="string">
            <text:p>built</text:p>
          </table:table-cell>
          <table:table-cell office:value-type="string" calcext:value-type="string">
            <text:p>builds</text:p>
          </table:table-cell>
          <table:table-cell office:value-type="string" calcext:value-type="string">
            <text:p>building</text:p>
          </table:table-cell>
          <table:table-cell office:value-type="float" office:value="89" calcext:value-type="float">
            <text:p>89</text:p>
          </table:table-cell>
          <table:table-cell table:number-columns-repeated="1014"/>
        </table:table-row>
        <table:table-row table:style-name="ro1">
          <table:table-cell table:formula="of:=&quot;I &quot; &amp; [.E46]" office:value-type="string" office:string-value="I spend" calcext:value-type="string">
            <text:p>I spend</text:p>
          </table:table-cell>
          <table:table-cell/>
          <table:table-cell table:style-name="ce2" table:formula="of:=&quot;(irreg. v) no.&quot; &amp; [.D46] &amp; &quot; Top0100&quot;" office:value-type="string" office:string-value="(irreg. v) no.45 Top0100" calcext:value-type="string">
            <text:p>(irreg. v) no.45 Top01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pend</text:p>
          </table:table-cell>
          <table:table-cell table:number-columns-repeated="2" office:value-type="string" calcext:value-type="string">
            <text:p>spent</text:p>
          </table:table-cell>
          <table:table-cell office:value-type="string" calcext:value-type="string">
            <text:p>spends</text:p>
          </table:table-cell>
          <table:table-cell office:value-type="string" calcext:value-type="string">
            <text:p>spending</text:p>
          </table:table-cell>
          <table:table-cell office:value-type="float" office:value="91" calcext:value-type="float">
            <text:p>91</text:p>
          </table:table-cell>
          <table:table-cell table:number-columns-repeated="1014"/>
        </table:table-row>
        <table:table-row table:style-name="ro1">
          <table:table-cell table:formula="of:=&quot;I &quot; &amp; [.E47]" office:value-type="string" office:string-value="I draw" calcext:value-type="string">
            <text:p>I draw</text:p>
          </table:table-cell>
          <table:table-cell/>
          <table:table-cell table:style-name="ce2" table:formula="of:=&quot;(irreg. v) no.&quot; &amp; [.D47] &amp; &quot; Top0100&quot;" office:value-type="string" office:string-value="(irreg. v) no.46 Top0100" calcext:value-type="string">
            <text:p>(irreg. v) no.46 Top01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drawn</text:p>
          </table:table-cell>
          <table:table-cell office:value-type="string" calcext:value-type="string">
            <text:p>draws</text:p>
          </table:table-cell>
          <table:table-cell office:value-type="string" calcext:value-type="string">
            <text:p>drawing</text:p>
          </table:table-cell>
          <table:table-cell office:value-type="float" office:value="93" calcext:value-type="float">
            <text:p>93</text:p>
          </table:table-cell>
          <table:table-cell table:number-columns-repeated="1014"/>
        </table:table-row>
        <table:table-row table:style-name="ro1">
          <table:table-cell table:formula="of:=&quot;I &quot; &amp; [.E48]" office:value-type="string" office:string-value="I sell" calcext:value-type="string">
            <text:p>I sell</text:p>
          </table:table-cell>
          <table:table-cell/>
          <table:table-cell table:style-name="ce2" table:formula="of:=&quot;(irreg. v) no.&quot; &amp; [.D48] &amp; &quot; Top0100&quot;" office:value-type="string" office:string-value="(irreg. v) no.47 Top0100" calcext:value-type="string">
            <text:p>(irreg. v) no.47 Top01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ll</text:p>
          </table:table-cell>
          <table:table-cell table:number-columns-repeated="2" office:value-type="string" calcext:value-type="string">
            <text:p>sold</text:p>
          </table:table-cell>
          <table:table-cell office:value-type="string" calcext:value-type="string">
            <text:p>sells</text:p>
          </table:table-cell>
          <table:table-cell office:value-type="string" calcext:value-type="string">
            <text:p>selling</text:p>
          </table:table-cell>
          <table:table-cell office:value-type="float" office:value="98" calcext:value-type="float">
            <text:p>98</text:p>
          </table:table-cell>
          <table:table-cell table:number-columns-repeated="1014"/>
        </table:table-row>
        <table:table-row table:style-name="ro1">
          <table:table-cell table:formula="of:=&quot;I &quot; &amp; [.E49]" office:value-type="string" office:string-value="I lie" calcext:value-type="string">
            <text:p>I lie</text:p>
          </table:table-cell>
          <table:table-cell/>
          <table:table-cell table:style-name="ce2" table:formula="of:=&quot;(irreg. v) no.&quot; &amp; [.D49] &amp; &quot; Top0100&quot;" office:value-type="string" office:string-value="(irreg. v) no.48 Top0100" calcext:value-type="string">
            <text:p>(irreg. v) no.48 Top01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lain</text:p>
          </table:table-cell>
          <table:table-cell office:value-type="string" calcext:value-type="string">
            <text:p>lies</text:p>
          </table:table-cell>
          <table:table-cell office:value-type="string" calcext:value-type="string">
            <text:p>lying</text:p>
          </table:table-cell>
          <table:table-cell office:value-type="float" office:value="102" calcext:value-type="float">
            <text:p>102</text:p>
          </table:table-cell>
          <table:table-cell table:number-columns-repeated="1014"/>
        </table:table-row>
        <table:table-row table:style-name="ro1">
          <table:table-cell table:formula="of:=&quot;I &quot; &amp; [.E50]" office:value-type="string" office:string-value="I break" calcext:value-type="string">
            <text:p>I break</text:p>
          </table:table-cell>
          <table:table-cell/>
          <table:table-cell table:style-name="ce2" table:formula="of:=&quot;(irreg. v) no.&quot; &amp; [.D50] &amp; &quot; Top0100&quot;" office:value-type="string" office:string-value="(irreg. v) no.49 Top0100" calcext:value-type="string">
            <text:p>(irreg. v) no.49 Top01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broke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eaks</text:p>
          </table:table-cell>
          <table:table-cell office:value-type="string" calcext:value-type="string">
            <text:p>breaking</text:p>
          </table:table-cell>
          <table:table-cell office:value-type="float" office:value="108" calcext:value-type="float">
            <text:p>108</text:p>
          </table:table-cell>
          <table:table-cell table:number-columns-repeated="1014"/>
        </table:table-row>
        <table:table-row table:style-name="ro1">
          <table:table-cell table:formula="of:=&quot;I &quot; &amp; [.E51]" office:value-type="string" office:string-value="I learn" calcext:value-type="string">
            <text:p>I learn</text:p>
          </table:table-cell>
          <table:table-cell/>
          <table:table-cell table:style-name="ce2" table:formula="of:=&quot;(irreg. v) no.&quot; &amp; [.D51] &amp; &quot; Top0100&quot;" office:value-type="string" office:string-value="(irreg. v) no.50 Top0100" calcext:value-type="string">
            <text:p>(irreg. v) no.50 Top0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earn</text:p>
          </table:table-cell>
          <table:table-cell table:number-columns-repeated="2" office:value-type="string" calcext:value-type="string">
            <text:p>learnt/learned</text:p>
          </table:table-cell>
          <table:table-cell office:value-type="string" calcext:value-type="string">
            <text:p>learns</text:p>
          </table:table-cell>
          <table:table-cell office:value-type="string" calcext:value-type="string">
            <text:p>learning</text:p>
          </table:table-cell>
          <table:table-cell office:value-type="float" office:value="110" calcext:value-type="float">
            <text:p>110</text:p>
          </table:table-cell>
          <table:table-cell table:number-columns-repeated="1014"/>
        </table:table-row>
        <table:table-row table:style-name="ro1">
          <table:table-cell table:formula="of:=&quot;I &quot; &amp; [.E52]" office:value-type="string" office:string-value="I grow" calcext:value-type="string">
            <text:p>I grow</text:p>
          </table:table-cell>
          <table:table-cell/>
          <table:table-cell table:style-name="ce2" table:formula="of:=&quot;(irreg. v) no.&quot; &amp; [.D52] &amp; &quot; Top0100&quot;" office:value-type="string" office:string-value="(irreg. v) no.51 Top0100" calcext:value-type="string">
            <text:p>(irreg. v) no.51 Top01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grew</text:p>
          </table:table-cell>
          <table:table-cell office:value-type="string" calcext:value-type="string">
            <text:p>grown</text:p>
          </table:table-cell>
          <table:table-cell office:value-type="string" calcext:value-type="string">
            <text:p>grows</text:p>
          </table:table-cell>
          <table:table-cell office:value-type="string" calcext:value-type="string">
            <text:p>growing</text:p>
          </table:table-cell>
          <table:table-cell office:value-type="float" office:value="113" calcext:value-type="float">
            <text:p>113</text:p>
          </table:table-cell>
          <table:table-cell table:number-columns-repeated="1014"/>
        </table:table-row>
        <table:table-row table:style-name="ro1">
          <table:table-cell table:formula="of:=&quot;I &quot; &amp; [.E53]" office:value-type="string" office:string-value="I cut" calcext:value-type="string">
            <text:p>I cut</text:p>
          </table:table-cell>
          <table:table-cell/>
          <table:table-cell table:style-name="ce2" table:formula="of:=&quot;(irreg. v) no.&quot; &amp; [.D53] &amp; &quot; Top0100&quot;" office:value-type="string" office:string-value="(irreg. v) no.52 Top0100" calcext:value-type="string">
            <text:p>(irreg. v) no.52 Top010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string" calcext:value-type="string">
            <text:p>cut</text:p>
          </table:table-cell>
          <table:table-cell office:value-type="string" calcext:value-type="string">
            <text:p>cuts</text:p>
          </table:table-cell>
          <table:table-cell office:value-type="string" calcext:value-type="string">
            <text:p>cutting</text:p>
          </table:table-cell>
          <table:table-cell office:value-type="float" office:value="117" calcext:value-type="float">
            <text:p>117</text:p>
          </table:table-cell>
          <table:table-cell table:number-columns-repeated="1014"/>
        </table:table-row>
        <table:table-row table:style-name="ro1">
          <table:table-cell table:formula="of:=&quot;I &quot; &amp; [.E54]" office:value-type="string" office:string-value="I seek" calcext:value-type="string">
            <text:p>I seek</text:p>
          </table:table-cell>
          <table:table-cell/>
          <table:table-cell table:style-name="ce2" table:formula="of:=&quot;(irreg. v) no.&quot; &amp; [.D54] &amp; &quot; Top0100&quot;" office:value-type="string" office:string-value="(irreg. v) no.53 Top0100" calcext:value-type="string">
            <text:p>(irreg. v) no.53 Top010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ek</text:p>
          </table:table-cell>
          <table:table-cell table:number-columns-repeated="2" office:value-type="string" calcext:value-type="string">
            <text:p>sought</text:p>
          </table:table-cell>
          <table:table-cell office:value-type="string" calcext:value-type="string">
            <text:p>seeks</text:p>
          </table:table-cell>
          <table:table-cell office:value-type="string" calcext:value-type="string">
            <text:p>seeking</text:p>
          </table:table-cell>
          <table:table-cell office:value-type="float" office:value="126" calcext:value-type="float">
            <text:p>126</text:p>
          </table:table-cell>
          <table:table-cell table:number-columns-repeated="1014"/>
        </table:table-row>
        <table:table-row table:style-name="ro1">
          <table:table-cell table:formula="of:=&quot;I &quot; &amp; [.E55]" office:value-type="string" office:string-value="I choose" calcext:value-type="string">
            <text:p>I choose</text:p>
          </table:table-cell>
          <table:table-cell/>
          <table:table-cell table:style-name="ce2" table:formula="of:=&quot;(irreg. v) no.&quot; &amp; [.D55] &amp; &quot; Top0100&quot;" office:value-type="string" office:string-value="(irreg. v) no.54 Top0100" calcext:value-type="string">
            <text:p>(irreg. v) no.54 Top01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chose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chooses</text:p>
          </table:table-cell>
          <table:table-cell office:value-type="string" calcext:value-type="string">
            <text:p>choosing</text:p>
          </table:table-cell>
          <table:table-cell office:value-type="float" office:value="127" calcext:value-type="float">
            <text:p>127</text:p>
          </table:table-cell>
          <table:table-cell table:number-columns-repeated="1014"/>
        </table:table-row>
        <table:table-row table:style-name="ro1">
          <table:table-cell table:formula="of:=&quot;I &quot; &amp; [.E56]" office:value-type="string" office:string-value="I deal" calcext:value-type="string">
            <text:p>I deal</text:p>
          </table:table-cell>
          <table:table-cell/>
          <table:table-cell table:style-name="ce2" table:formula="of:=&quot;(irreg. v) no.&quot; &amp; [.D56] &amp; &quot; Top0100&quot;" office:value-type="string" office:string-value="(irreg. v) no.55 Top0100" calcext:value-type="string">
            <text:p>(irreg. v) no.55 Top01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eal</text:p>
          </table:table-cell>
          <table:table-cell table:number-columns-repeated="2" office:value-type="string" calcext:value-type="string">
            <text:p>dealt</text:p>
          </table:table-cell>
          <table:table-cell office:value-type="string" calcext:value-type="string">
            <text:p>deals</text:p>
          </table:table-cell>
          <table:table-cell office:value-type="string" calcext:value-type="string">
            <text:p>dealing</text:p>
          </table:table-cell>
          <table:table-cell office:value-type="float" office:value="128" calcext:value-type="float">
            <text:p>128</text:p>
          </table:table-cell>
          <table:table-cell table:number-columns-repeated="1014"/>
        </table:table-row>
        <table:table-row table:style-name="ro1">
          <table:table-cell table:formula="of:=&quot;I &quot; &amp; [.E57]" office:value-type="string" office:string-value="I drive" calcext:value-type="string">
            <text:p>I drive</text:p>
          </table:table-cell>
          <table:table-cell/>
          <table:table-cell table:style-name="ce2" table:formula="of:=&quot;(irreg. v) no.&quot; &amp; [.D57] &amp; &quot; Top0100&quot;" office:value-type="string" office:string-value="(irreg. v) no.56 Top0100" calcext:value-type="string">
            <text:p>(irreg. v) no.56 Top01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drove</text:p>
          </table:table-cell>
          <table:table-cell office:value-type="string" calcext:value-type="string">
            <text:p>driven</text:p>
          </table:table-cell>
          <table:table-cell office:value-type="string" calcext:value-type="string">
            <text:p>drives</text:p>
          </table:table-cell>
          <table:table-cell office:value-type="string" calcext:value-type="string">
            <text:p>driving</text:p>
          </table:table-cell>
          <table:table-cell office:value-type="float" office:value="135" calcext:value-type="float">
            <text:p>135</text:p>
          </table:table-cell>
          <table:table-cell table:number-columns-repeated="1014"/>
        </table:table-row>
        <table:table-row table:style-name="ro1">
          <table:table-cell table:formula="of:=&quot;I &quot; &amp; [.E58]" office:value-type="string" office:string-value="I rise" calcext:value-type="string">
            <text:p>I rise</text:p>
          </table:table-cell>
          <table:table-cell/>
          <table:table-cell table:style-name="ce2" table:formula="of:=&quot;(irreg. v) no.&quot; &amp; [.D58] &amp; &quot; Top0100&quot;" office:value-type="string" office:string-value="(irreg. v) no.57 Top0100" calcext:value-type="string">
            <text:p>(irreg. v) no.57 Top01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isen</text:p>
          </table:table-cell>
          <table:table-cell office:value-type="string" calcext:value-type="string">
            <text:p>rises</text:p>
          </table:table-cell>
          <table:table-cell office:value-type="string" calcext:value-type="string">
            <text:p>rising</text:p>
          </table:table-cell>
          <table:table-cell office:value-type="float" office:value="137" calcext:value-type="float">
            <text:p>137</text:p>
          </table:table-cell>
          <table:table-cell table:number-columns-repeated="1014"/>
        </table:table-row>
        <table:table-row table:style-name="ro1">
          <table:table-cell table:formula="of:=&quot;I &quot; &amp; [.E59]" office:value-type="string" office:string-value="I prove" calcext:value-type="string">
            <text:p>I prove</text:p>
          </table:table-cell>
          <table:table-cell/>
          <table:table-cell table:style-name="ce2" table:formula="of:=&quot;(irreg. v) no.&quot; &amp; [.D59] &amp; &quot; Top0100&quot;" office:value-type="string" office:string-value="(irreg. v) no.58 Top0100" calcext:value-type="string">
            <text:p>(irreg. v) no.58 Top01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rove</text:p>
          </table:table-cell>
          <table:table-cell office:value-type="string" calcext:value-type="string">
            <text:p>proved</text:p>
          </table:table-cell>
          <table:table-cell office:value-type="string" calcext:value-type="string">
            <text:p>proven/proved</text:p>
          </table:table-cell>
          <table:table-cell office:value-type="string" calcext:value-type="string">
            <text:p>proves</text:p>
          </table:table-cell>
          <table:table-cell office:value-type="string" calcext:value-type="string">
            <text:p>proving</text:p>
          </table:table-cell>
          <table:table-cell office:value-type="float" office:value="143" calcext:value-type="float">
            <text:p>143</text:p>
          </table:table-cell>
          <table:table-cell table:number-columns-repeated="1014"/>
        </table:table-row>
        <table:table-row table:style-name="ro1">
          <table:table-cell table:formula="of:=&quot;I &quot; &amp; [.E60]" office:value-type="string" office:string-value="I wear" calcext:value-type="string">
            <text:p>I wear</text:p>
          </table:table-cell>
          <table:table-cell/>
          <table:table-cell table:style-name="ce2" table:formula="of:=&quot;(irreg. v) no.&quot; &amp; [.D60] &amp; &quot; Top0100&quot;" office:value-type="string" office:string-value="(irreg. v) no.59 Top0100" calcext:value-type="string">
            <text:p>(irreg. v) no.59 Top01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wore</text:p>
          </table:table-cell>
          <table:table-cell office:value-type="string" calcext:value-type="string">
            <text:p>worn</text:p>
          </table:table-cell>
          <table:table-cell office:value-type="string" calcext:value-type="string">
            <text:p>wears</text:p>
          </table:table-cell>
          <table:table-cell office:value-type="string" calcext:value-type="string">
            <text:p>wearing</text:p>
          </table:table-cell>
          <table:table-cell office:value-type="float" office:value="144" calcext:value-type="float">
            <text:p>144</text:p>
          </table:table-cell>
          <table:table-cell table:number-columns-repeated="1014"/>
        </table:table-row>
        <table:table-row table:style-name="ro1">
          <table:table-cell table:formula="of:=&quot;I &quot; &amp; [.E61]" office:value-type="string" office:string-value="I catch" calcext:value-type="string">
            <text:p>I catch</text:p>
          </table:table-cell>
          <table:table-cell/>
          <table:table-cell table:style-name="ce2" table:formula="of:=&quot;(irreg. v) no.&quot; &amp; [.D61] &amp; &quot; Top0100&quot;" office:value-type="string" office:string-value="(irreg. v) no.60 Top0100" calcext:value-type="string">
            <text:p>(irreg. v) no.60 Top01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atch</text:p>
          </table:table-cell>
          <table:table-cell table:number-columns-repeated="2" office:value-type="string" calcext:value-type="string">
            <text:p>caught</text:p>
          </table:table-cell>
          <table:table-cell office:value-type="string" calcext:value-type="string">
            <text:p>catches</text:p>
          </table:table-cell>
          <table:table-cell office:value-type="string" calcext:value-type="string">
            <text:p>catching</text:p>
          </table:table-cell>
          <table:table-cell office:value-type="float" office:value="145" calcext:value-type="float">
            <text:p>145</text:p>
          </table:table-cell>
          <table:table-cell table:number-columns-repeated="1014"/>
        </table:table-row>
        <table:table-row table:style-name="ro1">
          <table:table-cell table:formula="of:=&quot;I &quot; &amp; [.E62]" office:value-type="string" office:string-value="I eat" calcext:value-type="string">
            <text:p>I eat</text:p>
          </table:table-cell>
          <table:table-cell/>
          <table:table-cell table:style-name="ce2" table:formula="of:=&quot;(irreg. v) no.&quot; &amp; [.D62] &amp; &quot; Top0100&quot;" office:value-type="string" office:string-value="(irreg. v) no.61 Top0100" calcext:value-type="string">
            <text:p>(irreg. v) no.61 Top010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eaten</text:p>
          </table:table-cell>
          <table:table-cell office:value-type="string" calcext:value-type="string">
            <text:p>eats</text:p>
          </table:table-cell>
          <table:table-cell office:value-type="string" calcext:value-type="string">
            <text:p>eating</text:p>
          </table:table-cell>
          <table:table-cell office:value-type="float" office:value="147" calcext:value-type="float">
            <text:p>147</text:p>
          </table:table-cell>
          <table:table-cell table:number-columns-repeated="1014"/>
        </table:table-row>
        <table:table-row table:style-name="ro1">
          <table:table-cell table:formula="of:=&quot;I &quot; &amp; [.E63]" office:value-type="string" office:string-value="I forget" calcext:value-type="string">
            <text:p>I forget</text:p>
          </table:table-cell>
          <table:table-cell/>
          <table:table-cell table:style-name="ce2" table:formula="of:=&quot;(irreg. v) no.&quot; &amp; [.D63] &amp; &quot; Top0100&quot;" office:value-type="string" office:string-value="(irreg. v) no.62 Top0100" calcext:value-type="string">
            <text:p>(irreg. v) no.62 Top01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forgot</text:p>
          </table:table-cell>
          <table:table-cell office:value-type="string" calcext:value-type="string">
            <text:p>forgotten</text:p>
          </table:table-cell>
          <table:table-cell office:value-type="string" calcext:value-type="string">
            <text:p>forgets</text:p>
          </table:table-cell>
          <table:table-cell office:value-type="string" calcext:value-type="string">
            <text:p>foregetting</text:p>
          </table:table-cell>
          <table:table-cell office:value-type="float" office:value="168" calcext:value-type="float">
            <text:p>168</text:p>
          </table:table-cell>
          <table:table-cell table:number-columns-repeated="1014"/>
        </table:table-row>
        <table:table-row table:style-name="ro1">
          <table:table-cell table:formula="of:=&quot;I &quot; &amp; [.E64]" office:value-type="string" office:string-value="I throw" calcext:value-type="string">
            <text:p>I throw</text:p>
          </table:table-cell>
          <table:table-cell/>
          <table:table-cell table:style-name="ce2" table:formula="of:=&quot;(irreg. v) no.&quot; &amp; [.D64] &amp; &quot; Top0100&quot;" office:value-type="string" office:string-value="(irreg. v) no.63 Top0100" calcext:value-type="string">
            <text:p>(irreg. v) no.63 Top010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threw</text:p>
          </table:table-cell>
          <table:table-cell office:value-type="string" calcext:value-type="string">
            <text:p>thrown</text:p>
          </table:table-cell>
          <table:table-cell office:value-type="string" calcext:value-type="string">
            <text:p>throws</text:p>
          </table:table-cell>
          <table:table-cell office:value-type="string" calcext:value-type="string">
            <text:p>throwing</text:p>
          </table:table-cell>
          <table:table-cell office:value-type="float" office:value="187" calcext:value-type="float">
            <text:p>187</text:p>
          </table:table-cell>
          <table:table-cell table:number-columns-repeated="1014"/>
        </table:table-row>
        <table:table-row table:style-name="ro1">
          <table:table-cell table:formula="of:=&quot;I &quot; &amp; [.E65]" office:value-type="string" office:string-value="I fight" calcext:value-type="string">
            <text:p>I fight</text:p>
          </table:table-cell>
          <table:table-cell/>
          <table:table-cell table:style-name="ce2" table:formula="of:=&quot;(irreg. v) no.&quot; &amp; [.D65] &amp; &quot; Top0100&quot;" office:value-type="string" office:string-value="(irreg. v) no.64 Top0100" calcext:value-type="string">
            <text:p>(irreg. v) no.64 Top0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ight</text:p>
          </table:table-cell>
          <table:table-cell table:number-columns-repeated="2" office:value-type="string" calcext:value-type="string">
            <text:p>fought</text:p>
          </table:table-cell>
          <table:table-cell office:value-type="string" calcext:value-type="string">
            <text:p>fights</text:p>
          </table:table-cell>
          <table:table-cell office:value-type="string" calcext:value-type="string">
            <text:p>fighting</text:p>
          </table:table-cell>
          <table:table-cell office:value-type="float" office:value="201" calcext:value-type="float">
            <text:p>201</text:p>
          </table:table-cell>
          <table:table-cell table:number-columns-repeated="1014"/>
        </table:table-row>
        <table:table-row table:style-name="ro1">
          <table:table-cell table:formula="of:=&quot;I &quot; &amp; [.E66]" office:value-type="string" office:string-value="I hit" calcext:value-type="string">
            <text:p>I hit</text:p>
          </table:table-cell>
          <table:table-cell/>
          <table:table-cell table:style-name="ce2" table:formula="of:=&quot;(irreg. v) no.&quot; &amp; [.D66] &amp; &quot; Top0100&quot;" office:value-type="string" office:string-value="(irreg. v) no.65 Top0100" calcext:value-type="string">
            <text:p>(irreg. v) no.65 Top010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hit</text:p>
          </table:table-cell>
          <table:table-cell office:value-type="string" calcext:value-type="string">
            <text:p>hits</text:p>
          </table:table-cell>
          <table:table-cell office:value-type="string" calcext:value-type="string">
            <text:p>hitting</text:p>
          </table:table-cell>
          <table:table-cell office:value-type="float" office:value="206" calcext:value-type="float">
            <text:p>206</text:p>
          </table:table-cell>
          <table:table-cell table:number-columns-repeated="1014"/>
        </table:table-row>
        <table:table-row table:style-name="ro1">
          <table:table-cell table:formula="of:=&quot;I &quot; &amp; [.E67]" office:value-type="string" office:string-value="I lay" calcext:value-type="string">
            <text:p>I lay</text:p>
          </table:table-cell>
          <table:table-cell/>
          <table:table-cell table:style-name="ce2" table:formula="of:=&quot;(irreg. v) no.&quot; &amp; [.D67] &amp; &quot; Top0100&quot;" office:value-type="string" office:string-value="(irreg. v) no.66 Top0100" calcext:value-type="string">
            <text:p>(irreg. v) no.66 Top010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ay</text:p>
          </table:table-cell>
          <table:table-cell table:number-columns-repeated="2" office:value-type="string" calcext:value-type="string">
            <text:p>laid</text:p>
          </table:table-cell>
          <table:table-cell office:value-type="string" calcext:value-type="string">
            <text:p>lays</text:p>
          </table:table-cell>
          <table:table-cell office:value-type="string" calcext:value-type="string">
            <text:p>laying</text:p>
          </table:table-cell>
          <table:table-cell office:value-type="float" office:value="211" calcext:value-type="float">
            <text:p>211</text:p>
          </table:table-cell>
          <table:table-cell table:number-columns-repeated="1014"/>
        </table:table-row>
        <table:table-row table:style-name="ro1">
          <table:table-cell table:formula="of:=&quot;I &quot; &amp; [.E68]" office:value-type="string" office:string-value="I teach" calcext:value-type="string">
            <text:p>I teach</text:p>
          </table:table-cell>
          <table:table-cell/>
          <table:table-cell table:style-name="ce2" table:formula="of:=&quot;(irreg. v) no.&quot; &amp; [.D68] &amp; &quot; Top0100&quot;" office:value-type="string" office:string-value="(irreg. v) no.67 Top0100" calcext:value-type="string">
            <text:p>(irreg. v) no.67 Top0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each</text:p>
          </table:table-cell>
          <table:table-cell table:number-columns-repeated="2" office:value-type="string" calcext:value-type="string">
            <text:p>taught</text:p>
          </table:table-cell>
          <table:table-cell office:value-type="string" calcext:value-type="string">
            <text:p>teaches</text:p>
          </table:table-cell>
          <table:table-cell office:value-type="string" calcext:value-type="string">
            <text:p>teaching</text:p>
          </table:table-cell>
          <table:table-cell office:value-type="float" office:value="213" calcext:value-type="float">
            <text:p>213</text:p>
          </table:table-cell>
          <table:table-cell table:number-columns-repeated="1014"/>
        </table:table-row>
        <table:table-row table:style-name="ro1">
          <table:table-cell table:formula="of:=&quot;I &quot; &amp; [.E69]" office:value-type="string" office:string-value="I cost" calcext:value-type="string">
            <text:p>I cost</text:p>
          </table:table-cell>
          <table:table-cell/>
          <table:table-cell table:style-name="ce2" table:formula="of:=&quot;(irreg. v) no.&quot; &amp; [.D69] &amp; &quot; Top0100&quot;" office:value-type="string" office:string-value="(irreg. v) no.68 Top0100" calcext:value-type="string">
            <text:p>(irreg. v) no.68 Top0100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cost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costing</text:p>
          </table:table-cell>
          <table:table-cell office:value-type="float" office:value="222" calcext:value-type="float">
            <text:p>222</text:p>
          </table:table-cell>
          <table:table-cell table:number-columns-repeated="1014"/>
        </table:table-row>
        <table:table-row table:style-name="ro1">
          <table:table-cell table:formula="of:=&quot;I &quot; &amp; [.E70]" office:value-type="string" office:string-value="I arise" calcext:value-type="string">
            <text:p>I arise</text:p>
          </table:table-cell>
          <table:table-cell/>
          <table:table-cell table:style-name="ce2" table:formula="of:=&quot;(irreg. v) no.&quot; &amp; [.D70] &amp; &quot; Top0100&quot;" office:value-type="string" office:string-value="(irreg. v) no.69 Top0100" calcext:value-type="string">
            <text:p>(irreg. v) no.69 Top01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arose</text:p>
          </table:table-cell>
          <table:table-cell office:value-type="string" calcext:value-type="string">
            <text:p>arisen</text:p>
          </table:table-cell>
          <table:table-cell office:value-type="string" calcext:value-type="string">
            <text:p>arises</text:p>
          </table:table-cell>
          <table:table-cell office:value-type="string" calcext:value-type="string">
            <text:p>arising</text:p>
          </table:table-cell>
          <table:table-cell office:value-type="float" office:value="227" calcext:value-type="float">
            <text:p>227</text:p>
          </table:table-cell>
          <table:table-cell table:number-columns-repeated="1014"/>
        </table:table-row>
        <table:table-row table:style-name="ro1">
          <table:table-cell table:formula="of:=&quot;I &quot; &amp; [.E71]" office:value-type="string" office:string-value="I fit" calcext:value-type="string">
            <text:p>I fit</text:p>
          </table:table-cell>
          <table:table-cell/>
          <table:table-cell table:style-name="ce2" table:formula="of:=&quot;(irreg. v) no.&quot; &amp; [.D71] &amp; &quot; Top0100&quot;" office:value-type="string" office:string-value="(irreg. v) no.70 Top0100" calcext:value-type="string">
            <text:p>(irreg. v) no.70 Top01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it</text:p>
          </table:table-cell>
          <table:table-cell table:number-columns-repeated="2" office:value-type="string" calcext:value-type="string">
            <text:p>fit/fitted</text:p>
          </table:table-cell>
          <table:table-cell office:value-type="string" calcext:value-type="string">
            <text:p>fits</text:p>
          </table:table-cell>
          <table:table-cell office:value-type="string" calcext:value-type="string">
            <text:p>fitting</text:p>
          </table:table-cell>
          <table:table-cell office:value-type="float" office:value="231" calcext:value-type="float">
            <text:p>231</text:p>
          </table:table-cell>
          <table:table-cell table:number-columns-repeated="1014"/>
        </table:table-row>
        <table:table-row table:style-name="ro1">
          <table:table-cell table:formula="of:=&quot;I &quot; &amp; [.E72]" office:value-type="string" office:string-value="I bear" calcext:value-type="string">
            <text:p>I bear</text:p>
          </table:table-cell>
          <table:table-cell/>
          <table:table-cell table:style-name="ce2" table:formula="of:=&quot;(irreg. v) no.&quot; &amp; [.D72] &amp; &quot; Top0100&quot;" office:value-type="string" office:string-value="(irreg. v) no.71 Top0100" calcext:value-type="string">
            <text:p>(irreg. v) no.71 Top01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ore</text:p>
          </table:table-cell>
          <table:table-cell office:value-type="string" calcext:value-type="string">
            <text:p>born/borne</text:p>
          </table:table-cell>
          <table:table-cell office:value-type="string" calcext:value-type="string">
            <text:p>bears</text:p>
          </table:table-cell>
          <table:table-cell office:value-type="string" calcext:value-type="string">
            <text:p>bearing</text:p>
          </table:table-cell>
          <table:table-cell office:value-type="float" office:value="233" calcext:value-type="float">
            <text:p>233</text:p>
          </table:table-cell>
          <table:table-cell table:number-columns-repeated="1014"/>
        </table:table-row>
        <table:table-row table:style-name="ro1">
          <table:table-cell table:formula="of:=&quot;I &quot; &amp; [.E73]" office:value-type="string" office:string-value="I hang" calcext:value-type="string">
            <text:p>I hang</text:p>
          </table:table-cell>
          <table:table-cell/>
          <table:table-cell table:style-name="ce2" table:formula="of:=&quot;(irreg. v) no.&quot; &amp; [.D73] &amp; &quot; Top0100&quot;" office:value-type="string" office:string-value="(irreg. v) no.72 Top0100" calcext:value-type="string">
            <text:p>(irreg. v) no.72 Top01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ang</text:p>
          </table:table-cell>
          <table:table-cell table:number-columns-repeated="2" office:value-type="string" calcext:value-type="string">
            <text:p>hung/hanged</text:p>
          </table:table-cell>
          <table:table-cell office:value-type="string" calcext:value-type="string">
            <text:p>hangs</text:p>
          </table:table-cell>
          <table:table-cell office:value-type="string" calcext:value-type="string">
            <text:p>hanging</text:p>
          </table:table-cell>
          <table:table-cell office:value-type="float" office:value="234" calcext:value-type="float">
            <text:p>234</text:p>
          </table:table-cell>
          <table:table-cell table:number-columns-repeated="1014"/>
        </table:table-row>
        <table:table-row table:style-name="ro1">
          <table:table-cell table:formula="of:=&quot;I &quot; &amp; [.E74]" office:value-type="string" office:string-value="I shake" calcext:value-type="string">
            <text:p>I shake</text:p>
          </table:table-cell>
          <table:table-cell/>
          <table:table-cell table:style-name="ce2" table:formula="of:=&quot;(irreg. v) no.&quot; &amp; [.D74] &amp; &quot; Top0100&quot;" office:value-type="string" office:string-value="(irreg. v) no.73 Top0100" calcext:value-type="string">
            <text:p>(irreg. v) no.73 Top01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shook</text:p>
          </table:table-cell>
          <table:table-cell office:value-type="string" calcext:value-type="string">
            <text:p>shaken</text:p>
          </table:table-cell>
          <table:table-cell office:value-type="string" calcext:value-type="string">
            <text:p>shakes</text:p>
          </table:table-cell>
          <table:table-cell office:value-type="string" calcext:value-type="string">
            <text:p>shaking</text:p>
          </table:table-cell>
          <table:table-cell office:value-type="float" office:value="236" calcext:value-type="float">
            <text:p>236</text:p>
          </table:table-cell>
          <table:table-cell table:number-columns-repeated="1014"/>
        </table:table-row>
        <table:table-row table:style-name="ro1">
          <table:table-cell table:formula="of:=&quot;I &quot; &amp; [.E75]" office:value-type="string" office:string-value="I fly" calcext:value-type="string">
            <text:p>I fly</text:p>
          </table:table-cell>
          <table:table-cell/>
          <table:table-cell table:style-name="ce2" table:formula="of:=&quot;(irreg. v) no.&quot; &amp; [.D75] &amp; &quot; Top0100&quot;" office:value-type="string" office:string-value="(irreg. v) no.74 Top0100" calcext:value-type="string">
            <text:p>(irreg. v) no.74 Top010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flew</text:p>
          </table:table-cell>
          <table:table-cell office:value-type="string" calcext:value-type="string">
            <text:p>flown</text:p>
          </table:table-cell>
          <table:table-cell office:value-type="string" calcext:value-type="string">
            <text:p>flies</text:p>
          </table:table-cell>
          <table:table-cell office:value-type="string" calcext:value-type="string">
            <text:p>flying</text:p>
          </table:table-cell>
          <table:table-cell office:value-type="float" office:value="239" calcext:value-type="float">
            <text:p>239</text:p>
          </table:table-cell>
          <table:table-cell table:number-columns-repeated="1014"/>
        </table:table-row>
        <table:table-row table:style-name="ro1">
          <table:table-cell table:formula="of:=&quot;I &quot; &amp; [.E76]" office:value-type="string" office:string-value="I beat" calcext:value-type="string">
            <text:p>I beat</text:p>
          </table:table-cell>
          <table:table-cell/>
          <table:table-cell table:style-name="ce2" table:formula="of:=&quot;(irreg. v) no.&quot; &amp; [.D76] &amp; &quot; Top0100&quot;" office:value-type="string" office:string-value="(irreg. v) no.75 Top0100" calcext:value-type="string">
            <text:p>(irreg. v) no.75 Top0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beat</text:p>
          </table:table-cell>
          <table:table-cell office:value-type="string" calcext:value-type="string">
            <text:p>beaten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beating</text:p>
          </table:table-cell>
          <table:table-cell office:value-type="float" office:value="251" calcext:value-type="float">
            <text:p>251</text:p>
          </table:table-cell>
          <table:table-cell table:number-columns-repeated="1014"/>
        </table:table-row>
        <table:table-row table:style-name="ro1">
          <table:table-cell table:formula="of:=&quot;I &quot; &amp; [.E77]" office:value-type="string" office:string-value="I shoot" calcext:value-type="string">
            <text:p>I shoot</text:p>
          </table:table-cell>
          <table:table-cell/>
          <table:table-cell table:style-name="ce2" table:formula="of:=&quot;(irreg. v) no.&quot; &amp; [.D77] &amp; &quot; Top0100&quot;" office:value-type="string" office:string-value="(irreg. v) no.76 Top0100" calcext:value-type="string">
            <text:p>(irreg. v) no.76 Top01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hoot</text:p>
          </table:table-cell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shoots</text:p>
          </table:table-cell>
          <table:table-cell office:value-type="string" calcext:value-type="string">
            <text:p>shooting</text:p>
          </table:table-cell>
          <table:table-cell office:value-type="float" office:value="266" calcext:value-type="float">
            <text:p>266</text:p>
          </table:table-cell>
          <table:table-cell table:number-columns-repeated="1014"/>
        </table:table-row>
        <table:table-row table:style-name="ro1">
          <table:table-cell table:formula="of:=&quot;I &quot; &amp; [.E78]" office:value-type="string" office:string-value="I drink" calcext:value-type="string">
            <text:p>I drink</text:p>
          </table:table-cell>
          <table:table-cell/>
          <table:table-cell table:style-name="ce2" table:formula="of:=&quot;(irreg. v) no.&quot; &amp; [.D78] &amp; &quot; Top0100&quot;" office:value-type="string" office:string-value="(irreg. v) no.77 Top0100" calcext:value-type="string">
            <text:p>(irreg. v) no.77 Top010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drinks</text:p>
          </table:table-cell>
          <table:table-cell office:value-type="string" calcext:value-type="string">
            <text:p>drinking</text:p>
          </table:table-cell>
          <table:table-cell office:value-type="float" office:value="270" calcext:value-type="float">
            <text:p>270</text:p>
          </table:table-cell>
          <table:table-cell table:number-columns-repeated="1014"/>
        </table:table-row>
        <table:table-row table:style-name="ro1">
          <table:table-cell table:formula="of:=&quot;I &quot; &amp; [.E79]" office:value-type="string" office:string-value="I ring" calcext:value-type="string">
            <text:p>I ring</text:p>
          </table:table-cell>
          <table:table-cell/>
          <table:table-cell table:style-name="ce2" table:formula="of:=&quot;(irreg. v) no.&quot; &amp; [.D79] &amp; &quot; Top0100&quot;" office:value-type="string" office:string-value="(irreg. v) no.78 Top0100" calcext:value-type="string">
            <text:p>(irreg. v) no.78 Top010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rang</text:p>
          </table:table-cell>
          <table:table-cell office:value-type="string" calcext:value-type="string">
            <text:p>rung</text:p>
          </table:table-cell>
          <table:table-cell office:value-type="string" calcext:value-type="string">
            <text:p>rings</text:p>
          </table:table-cell>
          <table:table-cell office:value-type="string" calcext:value-type="string">
            <text:p>ringing</text:p>
          </table:table-cell>
          <table:table-cell office:value-type="float" office:value="276" calcext:value-type="float">
            <text:p>276</text:p>
          </table:table-cell>
          <table:table-cell table:number-columns-repeated="1014"/>
        </table:table-row>
        <table:table-row table:style-name="ro1">
          <table:table-cell table:formula="of:=&quot;I &quot; &amp; [.E80]" office:value-type="string" office:string-value="I strike" calcext:value-type="string">
            <text:p>I strike</text:p>
          </table:table-cell>
          <table:table-cell/>
          <table:table-cell table:style-name="ce2" table:formula="of:=&quot;(irreg. v) no.&quot; &amp; [.D80] &amp; &quot; Top0100&quot;" office:value-type="string" office:string-value="(irreg. v) no.79 Top0100" calcext:value-type="string">
            <text:p>(irreg. v) no.79 Top010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struck</text:p>
          </table:table-cell>
          <table:table-cell office:value-type="string" calcext:value-type="string">
            <text:p>struck/stricken</text:p>
          </table:table-cell>
          <table:table-cell office:value-type="string" calcext:value-type="string">
            <text:p>strikes</text:p>
          </table:table-cell>
          <table:table-cell office:value-type="string" calcext:value-type="string">
            <text:p>striking</text:p>
          </table:table-cell>
          <table:table-cell office:value-type="float" office:value="278" calcext:value-type="float">
            <text:p>278</text:p>
          </table:table-cell>
          <table:table-cell table:number-columns-repeated="1014"/>
        </table:table-row>
        <table:table-row table:style-name="ro1">
          <table:table-cell table:formula="of:=&quot;I &quot; &amp; [.E81]" office:value-type="string" office:string-value="I sleep" calcext:value-type="string">
            <text:p>I sleep</text:p>
          </table:table-cell>
          <table:table-cell/>
          <table:table-cell table:style-name="ce2" table:formula="of:=&quot;(irreg. v) no.&quot; &amp; [.D81] &amp; &quot; Top0100&quot;" office:value-type="string" office:string-value="(irreg. v) no.80 Top0100" calcext:value-type="string">
            <text:p>(irreg. v) no.80 Top01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slept</text:p>
          </table:table-cell>
          <table:table-cell office:value-type="string" calcext:value-type="string">
            <text:p>sleeps</text:p>
          </table:table-cell>
          <table:table-cell office:value-type="string" calcext:value-type="string">
            <text:p>sleeping</text:p>
          </table:table-cell>
          <table:table-cell office:value-type="float" office:value="297" calcext:value-type="float">
            <text:p>297</text:p>
          </table:table-cell>
          <table:table-cell table:number-columns-repeated="1014"/>
        </table:table-row>
        <table:table-row table:style-name="ro1">
          <table:table-cell table:formula="of:=&quot;I &quot; &amp; [.E82]" office:value-type="string" office:string-value="I feed" calcext:value-type="string">
            <text:p>I feed</text:p>
          </table:table-cell>
          <table:table-cell/>
          <table:table-cell table:style-name="ce2" table:formula="of:=&quot;(irreg. v) no.&quot; &amp; [.D82] &amp; &quot; Top0100&quot;" office:value-type="string" office:string-value="(irreg. v) no.81 Top0100" calcext:value-type="string">
            <text:p>(irreg. v) no.81 Top01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eed</text:p>
          </table:table-cell>
          <table:table-cell table:number-columns-repeated="2" office:value-type="string" calcext:value-type="string">
            <text:p>fed</text:p>
          </table:table-cell>
          <table:table-cell office:value-type="string" calcext:value-type="string">
            <text:p>feeds</text:p>
          </table:table-cell>
          <table:table-cell office:value-type="string" calcext:value-type="string">
            <text:p>feeding</text:p>
          </table:table-cell>
          <table:table-cell office:value-type="float" office:value="299" calcext:value-type="float">
            <text:p>299</text:p>
          </table:table-cell>
          <table:table-cell table:number-columns-repeated="1014"/>
        </table:table-row>
        <table:table-row table:style-name="ro1">
          <table:table-cell table:formula="of:=&quot;I &quot; &amp; [.E83]" office:value-type="string" office:string-value="I hide" calcext:value-type="string">
            <text:p>I hide</text:p>
          </table:table-cell>
          <table:table-cell/>
          <table:table-cell table:style-name="ce2" table:formula="of:=&quot;(irreg. v) no.&quot; &amp; [.D83] &amp; &quot; Top0100&quot;" office:value-type="string" office:string-value="(irreg. v) no.82 Top0100" calcext:value-type="string">
            <text:p>(irreg. v) no.82 Top01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hides</text:p>
          </table:table-cell>
          <table:table-cell office:value-type="string" calcext:value-type="string">
            <text:p>hiding</text:p>
          </table:table-cell>
          <table:table-cell office:value-type="float" office:value="313" calcext:value-type="float">
            <text:p>313</text:p>
          </table:table-cell>
          <table:table-cell table:number-columns-repeated="1014"/>
        </table:table-row>
        <table:table-row table:style-name="ro1">
          <table:table-cell table:formula="of:=&quot;I &quot; &amp; [.E84]" office:value-type="string" office:string-value="I sing" calcext:value-type="string">
            <text:p>I sing</text:p>
          </table:table-cell>
          <table:table-cell/>
          <table:table-cell table:style-name="ce2" table:formula="of:=&quot;(irreg. v) no.&quot; &amp; [.D84] &amp; &quot; Top0100&quot;" office:value-type="string" office:string-value="(irreg. v) no.83 Top0100" calcext:value-type="string">
            <text:p>(irreg. v) no.83 Top010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sang</text:p>
          </table:table-cell>
          <table:table-cell office:value-type="string" calcext:value-type="string">
            <text:p>sung</text:p>
          </table:table-cell>
          <table:table-cell office:value-type="string" calcext:value-type="string">
            <text:p>sings</text:p>
          </table:table-cell>
          <table:table-cell office:value-type="string" calcext:value-type="string">
            <text:p>singing</text:p>
          </table:table-cell>
          <table:table-cell office:value-type="float" office:value="319" calcext:value-type="float">
            <text:p>319</text:p>
          </table:table-cell>
          <table:table-cell table:number-columns-repeated="1014"/>
        </table:table-row>
        <table:table-row table:style-name="ro1">
          <table:table-cell table:formula="of:=&quot;I &quot; &amp; [.E85]" office:value-type="string" office:string-value="I stick" calcext:value-type="string">
            <text:p>I stick</text:p>
          </table:table-cell>
          <table:table-cell/>
          <table:table-cell table:style-name="ce2" table:formula="of:=&quot;(irreg. v) no.&quot; &amp; [.D85] &amp; &quot; Top0100&quot;" office:value-type="string" office:string-value="(irreg. v) no.84 Top0100" calcext:value-type="string">
            <text:p>(irreg. v) no.84 Top010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tick</text:p>
          </table:table-cell>
          <table:table-cell table:number-columns-repeated="2" office:value-type="string" calcext:value-type="string">
            <text:p>stuck</text:p>
          </table:table-cell>
          <table:table-cell office:value-type="string" calcext:value-type="string">
            <text:p>sticks</text:p>
          </table:table-cell>
          <table:table-cell office:value-type="string" calcext:value-type="string">
            <text:p>sticking</text:p>
          </table:table-cell>
          <table:table-cell office:value-type="float" office:value="329" calcext:value-type="float">
            <text:p>329</text:p>
          </table:table-cell>
          <table:table-cell table:number-columns-repeated="1014"/>
        </table:table-row>
        <table:table-row table:style-name="ro1">
          <table:table-cell table:formula="of:=&quot;I &quot; &amp; [.E86]" office:value-type="string" office:string-value="I spread" calcext:value-type="string">
            <text:p>I spread</text:p>
          </table:table-cell>
          <table:table-cell/>
          <table:table-cell table:style-name="ce2" table:formula="of:=&quot;(irreg. v) no.&quot; &amp; [.D86] &amp; &quot; Top0100&quot;" office:value-type="string" office:string-value="(irreg. v) no.85 Top0100" calcext:value-type="string">
            <text:p>(irreg. v) no.85 Top010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string" calcext:value-type="string">
            <text:p>spread</text:p>
          </table:table-cell>
          <table:table-cell office:value-type="string" calcext:value-type="string">
            <text:p>spreads</text:p>
          </table:table-cell>
          <table:table-cell office:value-type="string" calcext:value-type="string">
            <text:p>spreading</text:p>
          </table:table-cell>
          <table:table-cell office:value-type="float" office:value="341" calcext:value-type="float">
            <text:p>341</text:p>
          </table:table-cell>
          <table:table-cell table:number-columns-repeated="1014"/>
        </table:table-row>
        <table:table-row table:style-name="ro1">
          <table:table-cell table:formula="of:=&quot;I &quot; &amp; [.E87]" office:value-type="string" office:string-value="I undertake" calcext:value-type="string">
            <text:p>I undertake</text:p>
          </table:table-cell>
          <table:table-cell/>
          <table:table-cell table:style-name="ce2" table:formula="of:=&quot;(irreg. v) no.&quot; &amp; [.D87] &amp; &quot; Top0100&quot;" office:value-type="string" office:string-value="(irreg. v) no.86 Top0100" calcext:value-type="string">
            <text:p>(irreg. v) no.86 Top010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undertake</text:p>
          </table:table-cell>
          <table:table-cell office:value-type="string" calcext:value-type="string">
            <text:p>undertook</text:p>
          </table:table-cell>
          <table:table-cell office:value-type="string" calcext:value-type="string">
            <text:p>undertaken</text:p>
          </table:table-cell>
          <table:table-cell office:value-type="string" calcext:value-type="string">
            <text:p>undertakes</text:p>
          </table:table-cell>
          <table:table-cell office:value-type="string" calcext:value-type="string">
            <text:p>undertaking</text:p>
          </table:table-cell>
          <table:table-cell office:value-type="float" office:value="342" calcext:value-type="float">
            <text:p>342</text:p>
          </table:table-cell>
          <table:table-cell table:number-columns-repeated="1014"/>
        </table:table-row>
        <table:table-row table:style-name="ro1">
          <table:table-cell table:formula="of:=&quot;I &quot; &amp; [.E88]" office:value-type="string" office:string-value="I burn" calcext:value-type="string">
            <text:p>I burn</text:p>
          </table:table-cell>
          <table:table-cell/>
          <table:table-cell table:style-name="ce2" table:formula="of:=&quot;(irreg. v) no.&quot; &amp; [.D88] &amp; &quot; Top0100&quot;" office:value-type="string" office:string-value="(irreg. v) no.87 Top0100" calcext:value-type="string">
            <text:p>(irreg. v) no.87 Top01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urn</text:p>
          </table:table-cell>
          <table:table-cell table:number-columns-repeated="2" office:value-type="string" calcext:value-type="string">
            <text:p>burnt/burned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burning</text:p>
          </table:table-cell>
          <table:table-cell office:value-type="float" office:value="372" calcext:value-type="float">
            <text:p>372</text:p>
          </table:table-cell>
          <table:table-cell table:number-columns-repeated="1014"/>
        </table:table-row>
        <table:table-row table:style-name="ro1">
          <table:table-cell table:formula="of:=&quot;I &quot; &amp; [.E89]" office:value-type="string" office:string-value="I ride" calcext:value-type="string">
            <text:p>I ride</text:p>
          </table:table-cell>
          <table:table-cell/>
          <table:table-cell table:style-name="ce2" table:formula="of:=&quot;(irreg. v) no.&quot; &amp; [.D89] &amp; &quot; Top0100&quot;" office:value-type="string" office:string-value="(irreg. v) no.88 Top0100" calcext:value-type="string">
            <text:p>(irreg. v) no.88 Top010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ide</text:p>
          </table:table-cell>
          <table:table-cell office:value-type="string" calcext:value-type="string">
            <text:p>rode</text:p>
          </table:table-cell>
          <table:table-cell office:value-type="string" calcext:value-type="string">
            <text:p>ridden</text:p>
          </table:table-cell>
          <table:table-cell office:value-type="string" calcext:value-type="string">
            <text:p>rides</text:p>
          </table:table-cell>
          <table:table-cell office:value-type="string" calcext:value-type="string">
            <text:p>riding</text:p>
          </table:table-cell>
          <table:table-cell office:value-type="float" office:value="385" calcext:value-type="float">
            <text:p>385</text:p>
          </table:table-cell>
          <table:table-cell table:number-columns-repeated="1014"/>
        </table:table-row>
        <table:table-row table:style-name="ro1">
          <table:table-cell table:formula="of:=&quot;I &quot; &amp; [.E90]" office:value-type="string" office:string-value="I shut" calcext:value-type="string">
            <text:p>I shut</text:p>
          </table:table-cell>
          <table:table-cell/>
          <table:table-cell table:style-name="ce2" table:formula="of:=&quot;(irreg. v) no.&quot; &amp; [.D90] &amp; &quot; Top0100&quot;" office:value-type="string" office:string-value="(irreg. v) no.89 Top0100" calcext:value-type="string">
            <text:p>(irreg. v) no.89 Top0100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string" calcext:value-type="string">
            <text:p>shut</text:p>
          </table:table-cell>
          <table:table-cell office:value-type="string" calcext:value-type="string">
            <text:p>shuts</text:p>
          </table:table-cell>
          <table:table-cell office:value-type="string" calcext:value-type="string">
            <text:p>shutting</text:p>
          </table:table-cell>
          <table:table-cell office:value-type="float" office:value="386" calcext:value-type="float">
            <text:p>386</text:p>
          </table:table-cell>
          <table:table-cell table:number-columns-repeated="1014"/>
        </table:table-row>
        <table:table-row table:style-name="ro1">
          <table:table-cell table:formula="of:=&quot;I &quot; &amp; [.E91]" office:value-type="string" office:string-value="I blow" calcext:value-type="string">
            <text:p>I blow</text:p>
          </table:table-cell>
          <table:table-cell/>
          <table:table-cell table:style-name="ce2" table:formula="of:=&quot;(irreg. v) no.&quot; &amp; [.D91] &amp; &quot; Top0100&quot;" office:value-type="string" office:string-value="(irreg. v) no.90 Top0100" calcext:value-type="string">
            <text:p>(irreg. v) no.90 Top01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low</text:p>
          </table:table-cell>
          <table:table-cell office:value-type="string" calcext:value-type="string">
            <text:p>blew</text:p>
          </table:table-cell>
          <table:table-cell office:value-type="string" calcext:value-type="string">
            <text:p>blown</text:p>
          </table:table-cell>
          <table:table-cell office:value-type="string" calcext:value-type="string">
            <text:p>blows</text:p>
          </table:table-cell>
          <table:table-cell office:value-type="string" calcext:value-type="string">
            <text:p>blowing</text:p>
          </table:table-cell>
          <table:table-cell office:value-type="float" office:value="387" calcext:value-type="float">
            <text:p>387</text:p>
          </table:table-cell>
          <table:table-cell table:number-columns-repeated="1014"/>
        </table:table-row>
        <table:table-row table:style-name="ro1">
          <table:table-cell table:formula="of:=&quot;I &quot; &amp; [.E92]" office:value-type="string" office:string-value="I lean" calcext:value-type="string">
            <text:p>I lean</text:p>
          </table:table-cell>
          <table:table-cell/>
          <table:table-cell table:style-name="ce2" table:formula="of:=&quot;(irreg. v) no.&quot; &amp; [.D92] &amp; &quot; Top0100&quot;" office:value-type="string" office:string-value="(irreg. v) no.91 Top0100" calcext:value-type="string">
            <text:p>(irreg. v) no.91 Top010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ean</text:p>
          </table:table-cell>
          <table:table-cell table:number-columns-repeated="2" office:value-type="string" calcext:value-type="string">
            <text:p>leant/leaned</text:p>
          </table:table-cell>
          <table:table-cell office:value-type="string" calcext:value-type="string">
            <text:p>leans</text:p>
          </table:table-cell>
          <table:table-cell office:value-type="string" calcext:value-type="string">
            <text:p>leaning</text:p>
          </table:table-cell>
          <table:table-cell office:value-type="float" office:value="397" calcext:value-type="float">
            <text:p>397</text:p>
          </table:table-cell>
          <table:table-cell table:number-columns-repeated="1014"/>
        </table:table-row>
        <table:table-row table:style-name="ro1">
          <table:table-cell table:formula="of:=&quot;I &quot; &amp; [.E93]" office:value-type="string" office:string-value="I bind" calcext:value-type="string">
            <text:p>I bind</text:p>
          </table:table-cell>
          <table:table-cell/>
          <table:table-cell table:style-name="ce2" table:formula="of:=&quot;(irreg. v) no.&quot; &amp; [.D93] &amp; &quot; Top0100&quot;" office:value-type="string" office:string-value="(irreg. v) no.92 Top0100" calcext:value-type="string">
            <text:p>(irreg. v) no.92 Top010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ind</text:p>
          </table:table-cell>
          <table:table-cell table:number-columns-repeated="2" office:value-type="string" calcext:value-type="string">
            <text:p>bound</text:p>
          </table:table-cell>
          <table:table-cell office:value-type="string" calcext:value-type="string">
            <text:p>binds</text:p>
          </table:table-cell>
          <table:table-cell office:value-type="string" calcext:value-type="string">
            <text:p>binding</text:p>
          </table:table-cell>
          <table:table-cell office:value-type="float" office:value="402" calcext:value-type="float">
            <text:p>402</text:p>
          </table:table-cell>
          <table:table-cell table:number-columns-repeated="1014"/>
        </table:table-row>
        <table:table-row table:style-name="ro1">
          <table:table-cell table:formula="of:=&quot;I &quot; &amp; [.E94]" office:value-type="string" office:string-value="I steal" calcext:value-type="string">
            <text:p>I steal</text:p>
          </table:table-cell>
          <table:table-cell/>
          <table:table-cell table:style-name="ce2" table:formula="of:=&quot;(irreg. v) no.&quot; &amp; [.D94] &amp; &quot; Top0100&quot;" office:value-type="string" office:string-value="(irreg. v) no.93 Top0100" calcext:value-type="string">
            <text:p>(irreg. v) no.93 Top01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stole</text:p>
          </table:table-cell>
          <table:table-cell office:value-type="string" calcext:value-type="string">
            <text:p>stolen</text:p>
          </table:table-cell>
          <table:table-cell office:value-type="string" calcext:value-type="string">
            <text:p>steals</text:p>
          </table:table-cell>
          <table:table-cell office:value-type="string" calcext:value-type="string">
            <text:p>stealing</text:p>
          </table:table-cell>
          <table:table-cell office:value-type="float" office:value="406" calcext:value-type="float">
            <text:p>406</text:p>
          </table:table-cell>
          <table:table-cell table:number-columns-repeated="1014"/>
        </table:table-row>
        <table:table-row table:style-name="ro1">
          <table:table-cell table:formula="of:=&quot;I &quot; &amp; [.E95]" office:value-type="string" office:string-value="I hurt" calcext:value-type="string">
            <text:p>I hurt</text:p>
          </table:table-cell>
          <table:table-cell/>
          <table:table-cell table:style-name="ce2" table:formula="of:=&quot;(irreg. v) no.&quot; &amp; [.D95] &amp; &quot; Top0100&quot;" office:value-type="string" office:string-value="(irreg. v) no.94 Top0100" calcext:value-type="string">
            <text:p>(irreg. v) no.94 Top010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string" calcext:value-type="string">
            <text:p>hurt</text:p>
          </table:table-cell>
          <table:table-cell office:value-type="string" calcext:value-type="string">
            <text:p>hurts</text:p>
          </table:table-cell>
          <table:table-cell office:value-type="string" calcext:value-type="string">
            <text:p>hurting</text:p>
          </table:table-cell>
          <table:table-cell office:value-type="float" office:value="410" calcext:value-type="float">
            <text:p>410</text:p>
          </table:table-cell>
          <table:table-cell table:number-columns-repeated="1014"/>
        </table:table-row>
        <table:table-row table:style-name="ro1">
          <table:table-cell table:formula="of:=&quot;I &quot; &amp; [.E96]" office:value-type="string" office:string-value="I withdraw" calcext:value-type="string">
            <text:p>I withdraw</text:p>
          </table:table-cell>
          <table:table-cell/>
          <table:table-cell table:style-name="ce2" table:formula="of:=&quot;(irreg. v) no.&quot; &amp; [.D96] &amp; &quot; Top0100&quot;" office:value-type="string" office:string-value="(irreg. v) no.95 Top0100" calcext:value-type="string">
            <text:p>(irreg. v) no.95 Top01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withdraw</text:p>
          </table:table-cell>
          <table:table-cell office:value-type="string" calcext:value-type="string">
            <text:p>withdrew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withdraws</text:p>
          </table:table-cell>
          <table:table-cell office:value-type="string" calcext:value-type="string">
            <text:p>withdrawing</text:p>
          </table:table-cell>
          <table:table-cell office:value-type="float" office:value="412" calcext:value-type="float">
            <text:p>412</text:p>
          </table:table-cell>
          <table:table-cell table:number-columns-repeated="1014"/>
        </table:table-row>
        <table:table-row table:style-name="ro1">
          <table:table-cell table:formula="of:=&quot;I &quot; &amp; [.E97]" office:value-type="string" office:string-value="I wake" calcext:value-type="string">
            <text:p>I wake</text:p>
          </table:table-cell>
          <table:table-cell/>
          <table:table-cell table:style-name="ce2" table:formula="of:=&quot;(irreg. v) no.&quot; &amp; [.D97] &amp; &quot; Top0100&quot;" office:value-type="string" office:string-value="(irreg. v) no.96 Top0100" calcext:value-type="string">
            <text:p>(irreg. v) no.96 Top0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ake</text:p>
          </table:table-cell>
          <table:table-cell office:value-type="string" calcext:value-type="string">
            <text:p>woke</text:p>
          </table:table-cell>
          <table:table-cell office:value-type="string" calcext:value-type="string">
            <text:p>woken</text:p>
          </table:table-cell>
          <table:table-cell office:value-type="string" calcext:value-type="string">
            <text:p>wakes</text:p>
          </table:table-cell>
          <table:table-cell office:value-type="string" calcext:value-type="string">
            <text:p>waking</text:p>
          </table:table-cell>
          <table:table-cell office:value-type="float" office:value="463" calcext:value-type="float">
            <text:p>463</text:p>
          </table:table-cell>
          <table:table-cell table:number-columns-repeated="1014"/>
        </table:table-row>
        <table:table-row table:style-name="ro1">
          <table:table-cell table:formula="of:=&quot;I &quot; &amp; [.E98]" office:value-type="string" office:string-value="I cast" calcext:value-type="string">
            <text:p>I cast</text:p>
          </table:table-cell>
          <table:table-cell/>
          <table:table-cell table:style-name="ce2" table:formula="of:=&quot;(irreg. v) no.&quot; &amp; [.D98] &amp; &quot; Top0100&quot;" office:value-type="string" office:string-value="(irreg. v) no.97 Top0100" calcext:value-type="string">
            <text:p>(irreg. v) no.97 Top010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string" calcext:value-type="string">
            <text:p>cast</text:p>
          </table:table-cell>
          <table:table-cell office:value-type="string" calcext:value-type="string">
            <text:p>casts</text:p>
          </table:table-cell>
          <table:table-cell office:value-type="string" calcext:value-type="string">
            <text:p>casting</text:p>
          </table:table-cell>
          <table:table-cell office:value-type="float" office:value="487" calcext:value-type="float">
            <text:p>487</text:p>
          </table:table-cell>
          <table:table-cell table:number-columns-repeated="1014"/>
        </table:table-row>
        <table:table-row table:style-name="ro1">
          <table:table-cell table:formula="of:=&quot;I &quot; &amp; [.E99]" office:value-type="string" office:string-value="I light" calcext:value-type="string">
            <text:p>I light</text:p>
          </table:table-cell>
          <table:table-cell/>
          <table:table-cell table:style-name="ce2" table:formula="of:=&quot;(irreg. v) no.&quot; &amp; [.D99] &amp; &quot; Top0100&quot;" office:value-type="string" office:string-value="(irreg. v) no.98 Top0100" calcext:value-type="string">
            <text:p>(irreg. v) no.98 Top010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ight</text:p>
          </table:table-cell>
          <table:table-cell table:number-columns-repeated="2" office:value-type="string" calcext:value-type="string">
            <text:p>lit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ighting</text:p>
          </table:table-cell>
          <table:table-cell office:value-type="float" office:value="497" calcext:value-type="float">
            <text:p>497</text:p>
          </table:table-cell>
          <table:table-cell table:number-columns-repeated="1014"/>
        </table:table-row>
        <table:table-row table:style-name="ro1">
          <table:table-cell table:formula="of:=&quot;I &quot; &amp; [.E100]" office:value-type="string" office:string-value="I bend" calcext:value-type="string">
            <text:p>I bend</text:p>
          </table:table-cell>
          <table:table-cell/>
          <table:table-cell table:style-name="ce2" table:formula="of:=&quot;(irreg. v) no.&quot; &amp; [.D100] &amp; &quot; Top0100&quot;" office:value-type="string" office:string-value="(irreg. v) no.99 Top0100" calcext:value-type="string">
            <text:p>(irreg. v) no.99 Top010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end</text:p>
          </table:table-cell>
          <table:table-cell table:number-columns-repeated="2" office:value-type="string" calcext:value-type="string">
            <text:p>bent</text:p>
          </table:table-cell>
          <table:table-cell office:value-type="string" calcext:value-type="string">
            <text:p>bends</text:p>
          </table:table-cell>
          <table:table-cell office:value-type="string" calcext:value-type="string">
            <text:p>bending</text:p>
          </table:table-cell>
          <table:table-cell office:value-type="float" office:value="501" calcext:value-type="float">
            <text:p>501</text:p>
          </table:table-cell>
          <table:table-cell table:number-columns-repeated="1014"/>
        </table:table-row>
        <table:table-row table:style-name="ro1">
          <table:table-cell table:formula="of:=&quot;I &quot; &amp; [.E101]" office:value-type="string" office:string-value="I swing" calcext:value-type="string">
            <text:p>I swing</text:p>
          </table:table-cell>
          <table:table-cell/>
          <table:table-cell table:style-name="ce2" table:formula="of:=&quot;(irreg. v) no.&quot; &amp; [.D101] &amp; &quot; Top0100&quot;" office:value-type="string" office:string-value="(irreg. v) no.100 Top0100" calcext:value-type="string">
            <text:p>(irreg. v) no.100 Top0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wing</text:p>
          </table:table-cell>
          <table:table-cell table:number-columns-repeated="2" office:value-type="string" calcext:value-type="string">
            <text:p>swung</text:p>
          </table:table-cell>
          <table:table-cell office:value-type="string" calcext:value-type="string">
            <text:p>swings</text:p>
          </table:table-cell>
          <table:table-cell office:value-type="string" calcext:value-type="string">
            <text:p>swinging</text:p>
          </table:table-cell>
          <table:table-cell office:value-type="float" office:value="518" calcext:value-type="float">
            <text:p>518</text:p>
          </table:table-cell>
          <table:table-cell table:number-columns-repeated="1014"/>
        </table:table-row>
        <table:table-row table:style-name="ro1">
          <table:table-cell table:formula="of:=&quot;I &quot; &amp; [.E102]" office:value-type="string" office:string-value="I sink" calcext:value-type="string">
            <text:p>I sink</text:p>
          </table:table-cell>
          <table:table-cell/>
          <table:table-cell table:style-name="ce2" table:formula="of:=&quot;(irreg. v) no.&quot; &amp; [.D102] &amp; &quot; Top0200&quot;" office:value-type="string" office:string-value="(irreg. v) no.101 Top0200" calcext:value-type="string">
            <text:p>(irreg. v) no.101 Top02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sank</text:p>
          </table:table-cell>
          <table:table-cell office:value-type="string" calcext:value-type="string">
            <text:p>sunk</text:p>
          </table:table-cell>
          <table:table-cell office:value-type="string" calcext:value-type="string">
            <text:p>sinks</text:p>
          </table:table-cell>
          <table:table-cell office:value-type="string" calcext:value-type="string">
            <text:p>sinking</text:p>
          </table:table-cell>
          <table:table-cell office:value-type="float" office:value="536" calcext:value-type="float">
            <text:p>536</text:p>
          </table:table-cell>
          <table:table-cell table:number-columns-repeated="1014"/>
        </table:table-row>
        <table:table-row table:style-name="ro1">
          <table:table-cell table:formula="of:=&quot;I &quot; &amp; [.E103]" office:value-type="string" office:string-value="I split" calcext:value-type="string">
            <text:p>I split</text:p>
          </table:table-cell>
          <table:table-cell/>
          <table:table-cell table:style-name="ce2" table:formula="of:=&quot;(irreg. v) no.&quot; &amp; [.D103] &amp; &quot; Top0200&quot;" office:value-type="string" office:string-value="(irreg. v) no.102 Top0200" calcext:value-type="string">
            <text:p>(irreg. v) no.102 Top0200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string" calcext:value-type="string">
            <text:p>split</text:p>
          </table:table-cell>
          <table:table-cell office:value-type="string" calcext:value-type="string">
            <text:p>splits</text:p>
          </table:table-cell>
          <table:table-cell office:value-type="string" calcext:value-type="string">
            <text:p>splitting</text:p>
          </table:table-cell>
          <table:table-cell office:value-type="float" office:value="537" calcext:value-type="float">
            <text:p>537</text:p>
          </table:table-cell>
          <table:table-cell table:number-columns-repeated="1014"/>
        </table:table-row>
        <table:table-row table:style-name="ro1">
          <table:table-cell table:formula="of:=&quot;I &quot; &amp; [.E104]" office:value-type="string" office:string-value="I sweep" calcext:value-type="string">
            <text:p>I sweep</text:p>
          </table:table-cell>
          <table:table-cell/>
          <table:table-cell table:style-name="ce2" table:formula="of:=&quot;(irreg. v) no.&quot; &amp; [.D104] &amp; &quot; Top0200&quot;" office:value-type="string" office:string-value="(irreg. v) no.103 Top0200" calcext:value-type="string">
            <text:p>(irreg. v) no.103 Top02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weep</text:p>
          </table:table-cell>
          <table:table-cell table:number-columns-repeated="2" office:value-type="string" calcext:value-type="string">
            <text:p>swept/sweeped</text:p>
          </table:table-cell>
          <table:table-cell office:value-type="string" calcext:value-type="string">
            <text:p>sweeps</text:p>
          </table:table-cell>
          <table:table-cell office:value-type="string" calcext:value-type="string">
            <text:p>sweeping</text:p>
          </table:table-cell>
          <table:table-cell office:value-type="float" office:value="549" calcext:value-type="float">
            <text:p>549</text:p>
          </table:table-cell>
          <table:table-cell table:number-columns-repeated="1014"/>
        </table:table-row>
        <table:table-row table:style-name="ro1">
          <table:table-cell table:formula="of:=&quot;I &quot; &amp; [.E105]" office:value-type="string" office:string-value="I slide" calcext:value-type="string">
            <text:p>I slide</text:p>
          </table:table-cell>
          <table:table-cell/>
          <table:table-cell table:style-name="ce2" table:formula="of:=&quot;(irreg. v) no.&quot; &amp; [.D105] &amp; &quot; Top0200&quot;" office:value-type="string" office:string-value="(irreg. v) no.104 Top0200" calcext:value-type="string">
            <text:p>(irreg. v) no.104 Top020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slid</text:p>
          </table:table-cell>
          <table:table-cell office:value-type="string" calcext:value-type="string">
            <text:p>slid/slidden</text:p>
          </table:table-cell>
          <table:table-cell office:value-type="string" calcext:value-type="string">
            <text:p>slides</text:p>
          </table:table-cell>
          <table:table-cell office:value-type="string" calcext:value-type="string">
            <text:p>sliding</text:p>
          </table:table-cell>
          <table:table-cell office:value-type="float" office:value="557" calcext:value-type="float">
            <text:p>557</text:p>
          </table:table-cell>
          <table:table-cell table:number-columns-repeated="1014"/>
        </table:table-row>
        <table:table-row table:style-name="ro1">
          <table:table-cell table:formula="of:=&quot;I &quot; &amp; [.E106]" office:value-type="string" office:string-value="I lend" calcext:value-type="string">
            <text:p>I lend</text:p>
          </table:table-cell>
          <table:table-cell/>
          <table:table-cell table:style-name="ce2" table:formula="of:=&quot;(irreg. v) no.&quot; &amp; [.D106] &amp; &quot; Top0200&quot;" office:value-type="string" office:string-value="(irreg. v) no.105 Top0200" calcext:value-type="string">
            <text:p>(irreg. v) no.105 Top020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end</text:p>
          </table:table-cell>
          <table:table-cell table:number-columns-repeated="2" office:value-type="string" calcext:value-type="string">
            <text:p>lent</text:p>
          </table:table-cell>
          <table:table-cell office:value-type="string" calcext:value-type="string">
            <text:p>lends</text:p>
          </table:table-cell>
          <table:table-cell office:value-type="string" calcext:value-type="string">
            <text:p>lending</text:p>
          </table:table-cell>
          <table:table-cell office:value-type="float" office:value="562" calcext:value-type="float">
            <text:p>562</text:p>
          </table:table-cell>
          <table:table-cell table:number-columns-repeated="1014"/>
        </table:table-row>
        <table:table-row table:style-name="ro1">
          <table:table-cell table:formula="of:=&quot;I &quot; &amp; [.E107]" office:value-type="string" office:string-value="I tear" calcext:value-type="string">
            <text:p>I tear</text:p>
          </table:table-cell>
          <table:table-cell/>
          <table:table-cell table:style-name="ce2" table:formula="of:=&quot;(irreg. v) no.&quot; &amp; [.D107] &amp; &quot; Top0200&quot;" office:value-type="string" office:string-value="(irreg. v) no.106 Top0200" calcext:value-type="string">
            <text:p>(irreg. v) no.106 Top020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ear</text:p>
          </table:table-cell>
          <table:table-cell office:value-type="string" calcext:value-type="string">
            <text:p>tore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tears</text:p>
          </table:table-cell>
          <table:table-cell office:value-type="string" calcext:value-type="string">
            <text:p>tearing</text:p>
          </table:table-cell>
          <table:table-cell office:value-type="float" office:value="571" calcext:value-type="float">
            <text:p>571</text:p>
          </table:table-cell>
          <table:table-cell table:number-columns-repeated="1014"/>
        </table:table-row>
        <table:table-row table:style-name="ro1">
          <table:table-cell table:formula="of:=&quot;I &quot; &amp; [.E108]" office:value-type="string" office:string-value="I dig" calcext:value-type="string">
            <text:p>I dig</text:p>
          </table:table-cell>
          <table:table-cell/>
          <table:table-cell table:style-name="ce2" table:formula="of:=&quot;(irreg. v) no.&quot; &amp; [.D108] &amp; &quot; Top0200&quot;" office:value-type="string" office:string-value="(irreg. v) no.107 Top0200" calcext:value-type="string">
            <text:p>(irreg. v) no.107 Top020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dig</text:p>
          </table:table-cell>
          <table:table-cell table:number-columns-repeated="2" office:value-type="string" calcext:value-type="string">
            <text:p>dug</text:p>
          </table:table-cell>
          <table:table-cell office:value-type="string" calcext:value-type="string">
            <text:p>digs</text:p>
          </table:table-cell>
          <table:table-cell office:value-type="string" calcext:value-type="string">
            <text:p>digging</text:p>
          </table:table-cell>
          <table:table-cell office:value-type="float" office:value="576" calcext:value-type="float">
            <text:p>576</text:p>
          </table:table-cell>
          <table:table-cell table:number-columns-repeated="1014"/>
        </table:table-row>
        <table:table-row table:style-name="ro1">
          <table:table-cell table:formula="of:=&quot;I &quot; &amp; [.E109]" office:value-type="string" office:string-value="I rid" calcext:value-type="string">
            <text:p>I rid</text:p>
          </table:table-cell>
          <table:table-cell/>
          <table:table-cell table:style-name="ce2" table:formula="of:=&quot;(irreg. v) no.&quot; &amp; [.D109] &amp; &quot; Top0200&quot;" office:value-type="string" office:string-value="(irreg. v) no.108 Top0200" calcext:value-type="string">
            <text:p>(irreg. v) no.108 Top020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id</text:p>
          </table:table-cell>
          <table:table-cell table:number-columns-repeated="2" office:value-type="string" calcext:value-type="string">
            <text:p>rid/ridded</text:p>
          </table:table-cell>
          <table:table-cell office:value-type="string" calcext:value-type="string">
            <text:p>rids</text:p>
          </table:table-cell>
          <table:table-cell office:value-type="string" calcext:value-type="string">
            <text:p>ridding</text:p>
          </table:table-cell>
          <table:table-cell office:value-type="float" office:value="593" calcext:value-type="float">
            <text:p>593</text:p>
          </table:table-cell>
          <table:table-cell table:number-columns-repeated="1014"/>
        </table:table-row>
        <table:table-row table:style-name="ro1">
          <table:table-cell table:formula="of:=&quot;I &quot; &amp; [.E110]" office:value-type="string" office:string-value="I dream" calcext:value-type="string">
            <text:p>I dream</text:p>
          </table:table-cell>
          <table:table-cell/>
          <table:table-cell table:style-name="ce2" table:formula="of:=&quot;(irreg. v) no.&quot; &amp; [.D110] &amp; &quot; Top0200&quot;" office:value-type="string" office:string-value="(irreg. v) no.109 Top0200" calcext:value-type="string">
            <text:p>(irreg. v) no.109 Top020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dream</text:p>
          </table:table-cell>
          <table:table-cell table:number-columns-repeated="2" office:value-type="string" calcext:value-type="string">
            <text:p>dreamt/dreamed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dreaming</text:p>
          </table:table-cell>
          <table:table-cell office:value-type="float" office:value="599" calcext:value-type="float">
            <text:p>599</text:p>
          </table:table-cell>
          <table:table-cell table:number-columns-repeated="1014"/>
        </table:table-row>
        <table:table-row table:style-name="ro1">
          <table:table-cell table:formula="of:=&quot;I &quot; &amp; [.E111]" office:value-type="string" office:string-value="I burst" calcext:value-type="string">
            <text:p>I burst</text:p>
          </table:table-cell>
          <table:table-cell/>
          <table:table-cell table:style-name="ce2" table:formula="of:=&quot;(irreg. v) no.&quot; &amp; [.D111] &amp; &quot; Top0200&quot;" office:value-type="string" office:string-value="(irreg. v) no.110 Top0200" calcext:value-type="string">
            <text:p>(irreg. v) no.110 Top0200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string" calcext:value-type="string">
            <text:p>burst</text:p>
          </table:table-cell>
          <table:table-cell office:value-type="string" calcext:value-type="string">
            <text:p>bursts</text:p>
          </table:table-cell>
          <table:table-cell office:value-type="string" calcext:value-type="string">
            <text:p>bursting</text:p>
          </table:table-cell>
          <table:table-cell office:value-type="float" office:value="607" calcext:value-type="float">
            <text:p>607</text:p>
          </table:table-cell>
          <table:table-cell table:number-columns-repeated="1014"/>
        </table:table-row>
        <table:table-row table:style-name="ro1">
          <table:table-cell table:formula="of:=&quot;I &quot; &amp; [.E112]" office:value-type="string" office:string-value="I smell" calcext:value-type="string">
            <text:p>I smell</text:p>
          </table:table-cell>
          <table:table-cell/>
          <table:table-cell table:style-name="ce2" table:formula="of:=&quot;(irreg. v) no.&quot; &amp; [.D112] &amp; &quot; Top0200&quot;" office:value-type="string" office:string-value="(irreg. v) no.111 Top0200" calcext:value-type="string">
            <text:p>(irreg. v) no.111 Top020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mell</text:p>
          </table:table-cell>
          <table:table-cell table:number-columns-repeated="2" office:value-type="string" calcext:value-type="string">
            <text:p>smelt/smelled</text:p>
          </table:table-cell>
          <table:table-cell office:value-type="string" calcext:value-type="string">
            <text:p>smells</text:p>
          </table:table-cell>
          <table:table-cell office:value-type="string" calcext:value-type="string">
            <text:p>smelling</text:p>
          </table:table-cell>
          <table:table-cell office:value-type="float" office:value="619" calcext:value-type="float">
            <text:p>619</text:p>
          </table:table-cell>
          <table:table-cell table:number-columns-repeated="1014"/>
        </table:table-row>
        <table:table-row table:style-name="ro1">
          <table:table-cell table:formula="of:=&quot;I &quot; &amp; [.E113]" office:value-type="string" office:string-value="I swim" calcext:value-type="string">
            <text:p>I swim</text:p>
          </table:table-cell>
          <table:table-cell/>
          <table:table-cell table:style-name="ce2" table:formula="of:=&quot;(irreg. v) no.&quot; &amp; [.D113] &amp; &quot; Top0200&quot;" office:value-type="string" office:string-value="(irreg. v) no.112 Top0200" calcext:value-type="string">
            <text:p>(irreg. v) no.112 Top020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swam</text:p>
          </table:table-cell>
          <table:table-cell office:value-type="string" calcext:value-type="string">
            <text:p>swum</text:p>
          </table:table-cell>
          <table:table-cell office:value-type="string" calcext:value-type="string">
            <text:p>swims</text:p>
          </table:table-cell>
          <table:table-cell office:value-type="string" calcext:value-type="string">
            <text:p>swimming</text:p>
          </table:table-cell>
          <table:table-cell office:value-type="float" office:value="621" calcext:value-type="float">
            <text:p>621</text:p>
          </table:table-cell>
          <table:table-cell table:number-columns-repeated="1014"/>
        </table:table-row>
        <table:table-row table:style-name="ro1">
          <table:table-cell table:formula="of:=&quot;I &quot; &amp; [.E114]" office:value-type="string" office:string-value="I undergo" calcext:value-type="string">
            <text:p>I undergo</text:p>
          </table:table-cell>
          <table:table-cell/>
          <table:table-cell table:style-name="ce2" table:formula="of:=&quot;(irreg. v) no.&quot; &amp; [.D114] &amp; &quot; Top0200&quot;" office:value-type="string" office:string-value="(irreg. v) no.113 Top0200" calcext:value-type="string">
            <text:p>(irreg. v) no.113 Top02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undergo</text:p>
          </table:table-cell>
          <table:table-cell office:value-type="string" calcext:value-type="string">
            <text:p>underwent</text:p>
          </table:table-cell>
          <table:table-cell office:value-type="string" calcext:value-type="string">
            <text:p>undergone</text:p>
          </table:table-cell>
          <table:table-cell office:value-type="string" calcext:value-type="string">
            <text:p>undergoes</text:p>
          </table:table-cell>
          <table:table-cell office:value-type="string" calcext:value-type="string">
            <text:p>undergoing</text:p>
          </table:table-cell>
          <table:table-cell office:value-type="float" office:value="622" calcext:value-type="float">
            <text:p>622</text:p>
          </table:table-cell>
          <table:table-cell table:number-columns-repeated="1014"/>
        </table:table-row>
        <table:table-row table:style-name="ro1">
          <table:table-cell table:formula="of:=&quot;I &quot; &amp; [.E115]" office:value-type="string" office:string-value="I bet" calcext:value-type="string">
            <text:p>I bet</text:p>
          </table:table-cell>
          <table:table-cell/>
          <table:table-cell table:style-name="ce2" table:formula="of:=&quot;(irreg. v) no.&quot; &amp; [.D115] &amp; &quot; Top0200&quot;" office:value-type="string" office:string-value="(irreg. v) no.114 Top0200" calcext:value-type="string">
            <text:p>(irreg. v) no.114 Top0200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string" calcext:value-type="string">
            <text:p>bet</text:p>
          </table:table-cell>
          <table:table-cell office:value-type="string" calcext:value-type="string">
            <text:p>bets</text:p>
          </table:table-cell>
          <table:table-cell office:value-type="string" calcext:value-type="string">
            <text:p>betting</text:p>
          </table:table-cell>
          <table:table-cell office:value-type="float" office:value="640" calcext:value-type="float">
            <text:p>640</text:p>
          </table:table-cell>
          <table:table-cell table:number-columns-repeated="1014"/>
        </table:table-row>
        <table:table-row table:style-name="ro1">
          <table:table-cell table:formula="of:=&quot;I &quot; &amp; [.E116]" office:value-type="string" office:string-value="I dare" calcext:value-type="string">
            <text:p>I dare</text:p>
          </table:table-cell>
          <table:table-cell/>
          <table:table-cell table:style-name="ce2" table:formula="of:=&quot;(irreg. v) no.&quot; &amp; [.D116] &amp; &quot; Top0200&quot;" office:value-type="string" office:string-value="(irreg. v) no.115 Top0200" calcext:value-type="string">
            <text:p>(irreg. v) no.115 Top020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are</text:p>
          </table:table-cell>
          <table:table-cell office:value-type="string" calcext:value-type="string">
            <text:p>dared/durst</text:p>
          </table:table-cell>
          <table:table-cell office:value-type="string" calcext:value-type="string">
            <text:p>dared</text:p>
          </table:table-cell>
          <table:table-cell office:value-type="string" calcext:value-type="string">
            <text:p>dares</text:p>
          </table:table-cell>
          <table:table-cell office:value-type="string" calcext:value-type="string">
            <text:p>daring</text:p>
          </table:table-cell>
          <table:table-cell office:value-type="float" office:value="646" calcext:value-type="float">
            <text:p>646</text:p>
          </table:table-cell>
          <table:table-cell table:number-columns-repeated="1014"/>
        </table:table-row>
        <table:table-row table:style-name="ro1">
          <table:table-cell table:formula="of:=&quot;I &quot; &amp; [.E117]" office:value-type="string" office:string-value="I swear" calcext:value-type="string">
            <text:p>I swear</text:p>
          </table:table-cell>
          <table:table-cell/>
          <table:table-cell table:style-name="ce2" table:formula="of:=&quot;(irreg. v) no.&quot; &amp; [.D117] &amp; &quot; Top0200&quot;" office:value-type="string" office:string-value="(irreg. v) no.116 Top0200" calcext:value-type="string">
            <text:p>(irreg. v) no.116 Top020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wear</text:p>
          </table:table-cell>
          <table:table-cell office:value-type="string" calcext:value-type="string">
            <text:p>swore</text:p>
          </table:table-cell>
          <table:table-cell office:value-type="string" calcext:value-type="string">
            <text:p>sworn</text:p>
          </table:table-cell>
          <table:table-cell office:value-type="string" calcext:value-type="string">
            <text:p>swears</text:p>
          </table:table-cell>
          <table:table-cell office:value-type="string" calcext:value-type="string">
            <text:p>swearing</text:p>
          </table:table-cell>
          <table:table-cell office:value-type="float" office:value="659" calcext:value-type="float">
            <text:p>659</text:p>
          </table:table-cell>
          <table:table-cell table:number-columns-repeated="1014"/>
        </table:table-row>
        <table:table-row table:style-name="ro1">
          <table:table-cell table:formula="of:=&quot;I &quot; &amp; [.E118]" office:value-type="string" office:string-value="I wind" calcext:value-type="string">
            <text:p>I wind</text:p>
          </table:table-cell>
          <table:table-cell/>
          <table:table-cell table:style-name="ce2" table:formula="of:=&quot;(irreg. v) no.&quot; &amp; [.D118] &amp; &quot; Top0200&quot;" office:value-type="string" office:string-value="(irreg. v) no.117 Top0200" calcext:value-type="string">
            <text:p>(irreg. v) no.117 Top02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ind</text:p>
          </table:table-cell>
          <table:table-cell table:number-columns-repeated="2" office:value-type="string" calcext:value-type="string">
            <text:p>wound</text:p>
          </table:table-cell>
          <table:table-cell office:value-type="string" calcext:value-type="string">
            <text:p>winds</text:p>
          </table:table-cell>
          <table:table-cell office:value-type="string" calcext:value-type="string">
            <text:p>winding</text:p>
          </table:table-cell>
          <table:table-cell office:value-type="float" office:value="661" calcext:value-type="float">
            <text:p>661</text:p>
          </table:table-cell>
          <table:table-cell table:number-columns-repeated="1014"/>
        </table:table-row>
        <table:table-row table:style-name="ro1">
          <table:table-cell table:formula="of:=&quot;I &quot; &amp; [.E119]" office:value-type="string" office:string-value="I bite" calcext:value-type="string">
            <text:p>I bite</text:p>
          </table:table-cell>
          <table:table-cell/>
          <table:table-cell table:style-name="ce2" table:formula="of:=&quot;(irreg. v) no.&quot; &amp; [.D119] &amp; &quot; Top0200&quot;" office:value-type="string" office:string-value="(irreg. v) no.118 Top0200" calcext:value-type="string">
            <text:p>(irreg. v) no.118 Top020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bitten</text:p>
          </table:table-cell>
          <table:table-cell office:value-type="string" calcext:value-type="string">
            <text:p>bites</text:p>
          </table:table-cell>
          <table:table-cell office:value-type="string" calcext:value-type="string">
            <text:p>biting</text:p>
          </table:table-cell>
          <table:table-cell office:value-type="float" office:value="663" calcext:value-type="float">
            <text:p>663</text:p>
          </table:table-cell>
          <table:table-cell table:number-columns-repeated="1014"/>
        </table:table-row>
        <table:table-row table:style-name="ro1">
          <table:table-cell table:formula="of:=&quot;I &quot; &amp; [.E120]" office:value-type="string" office:string-value="I knit" calcext:value-type="string">
            <text:p>I knit</text:p>
          </table:table-cell>
          <table:table-cell/>
          <table:table-cell table:style-name="ce2" table:formula="of:=&quot;(irreg. v) no.&quot; &amp; [.D120] &amp; &quot; Top0200&quot;" office:value-type="string" office:string-value="(irreg. v) no.119 Top0200" calcext:value-type="string">
            <text:p>(irreg. v) no.119 Top020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it</text:p>
          </table:table-cell>
          <table:table-cell table:number-columns-repeated="2" office:value-type="string" calcext:value-type="string">
            <text:p>knit/knitted</text:p>
          </table:table-cell>
          <table:table-cell office:value-type="string" calcext:value-type="string">
            <text:p>knits</text:p>
          </table:table-cell>
          <table:table-cell office:value-type="string" calcext:value-type="string">
            <text:p>knitting</text:p>
          </table:table-cell>
          <table:table-cell office:value-type="float" office:value="670" calcext:value-type="float">
            <text:p>670</text:p>
          </table:table-cell>
          <table:table-cell table:number-columns-repeated="1014"/>
        </table:table-row>
        <table:table-row table:style-name="ro1">
          <table:table-cell table:formula="of:=&quot;I &quot; &amp; [.E121]" office:value-type="string" office:string-value="I shine" calcext:value-type="string">
            <text:p>I shine</text:p>
          </table:table-cell>
          <table:table-cell/>
          <table:table-cell table:style-name="ce2" table:formula="of:=&quot;(irreg. v) no.&quot; &amp; [.D121] &amp; &quot; Top0200&quot;" office:value-type="string" office:string-value="(irreg. v) no.120 Top0200" calcext:value-type="string">
            <text:p>(irreg. v) no.120 Top02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hine</text:p>
          </table:table-cell>
          <table:table-cell table:number-columns-repeated="2" office:value-type="string" calcext:value-type="string">
            <text:p>shone</text:p>
          </table:table-cell>
          <table:table-cell office:value-type="string" calcext:value-type="string">
            <text:p>shines</text:p>
          </table:table-cell>
          <table:table-cell office:value-type="string" calcext:value-type="string">
            <text:p>shining</text:p>
          </table:table-cell>
          <table:table-cell office:value-type="float" office:value="675" calcext:value-type="float">
            <text:p>675</text:p>
          </table:table-cell>
          <table:table-cell table:number-columns-repeated="1014"/>
        </table:table-row>
        <table:table-row table:style-name="ro1">
          <table:table-cell table:formula="of:=&quot;I &quot; &amp; [.E122]" office:value-type="string" office:string-value="I flee" calcext:value-type="string">
            <text:p>I flee</text:p>
          </table:table-cell>
          <table:table-cell/>
          <table:table-cell table:style-name="ce2" table:formula="of:=&quot;(irreg. v) no.&quot; &amp; [.D122] &amp; &quot; Top0200&quot;" office:value-type="string" office:string-value="(irreg. v) no.121 Top0200" calcext:value-type="string">
            <text:p>(irreg. v) no.121 Top020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flee</text:p>
          </table:table-cell>
          <table:table-cell table:number-columns-repeated="2" office:value-type="string" calcext:value-type="string">
            <text:p>fled</text:p>
          </table:table-cell>
          <table:table-cell office:value-type="string" calcext:value-type="string">
            <text:p>flees</text:p>
          </table:table-cell>
          <table:table-cell office:value-type="string" calcext:value-type="string">
            <text:p>fleeing</text:p>
          </table:table-cell>
          <table:table-cell office:value-type="float" office:value="692" calcext:value-type="float">
            <text:p>692</text:p>
          </table:table-cell>
          <table:table-cell table:number-columns-repeated="1014"/>
        </table:table-row>
        <table:table-row table:style-name="ro1">
          <table:table-cell table:formula="of:=&quot;I &quot; &amp; [.E123]" office:value-type="string" office:string-value="I forgive" calcext:value-type="string">
            <text:p>I forgive</text:p>
          </table:table-cell>
          <table:table-cell/>
          <table:table-cell table:style-name="ce2" table:formula="of:=&quot;(irreg. v) no.&quot; &amp; [.D123] &amp; &quot; Top0200&quot;" office:value-type="string" office:string-value="(irreg. v) no.122 Top0200" calcext:value-type="string">
            <text:p>(irreg. v) no.122 Top020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forgave</text:p>
          </table:table-cell>
          <table:table-cell office:value-type="string" calcext:value-type="string">
            <text:p>forgiven</text:p>
          </table:table-cell>
          <table:table-cell office:value-type="string" calcext:value-type="string">
            <text:p>forgives</text:p>
          </table:table-cell>
          <table:table-cell office:value-type="string" calcext:value-type="string">
            <text:p>forgiving</text:p>
          </table:table-cell>
          <table:table-cell office:value-type="float" office:value="693" calcext:value-type="float">
            <text:p>693</text:p>
          </table:table-cell>
          <table:table-cell table:number-columns-repeated="1014"/>
        </table:table-row>
        <table:table-row table:style-name="ro1">
          <table:table-cell table:formula="of:=&quot;I &quot; &amp; [.E124]" office:value-type="string" office:string-value="I leap" calcext:value-type="string">
            <text:p>I leap</text:p>
          </table:table-cell>
          <table:table-cell/>
          <table:table-cell table:style-name="ce2" table:formula="of:=&quot;(irreg. v) no.&quot; &amp; [.D124] &amp; &quot; Top0200&quot;" office:value-type="string" office:string-value="(irreg. v) no.123 Top0200" calcext:value-type="string">
            <text:p>(irreg. v) no.123 Top02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eap</text:p>
          </table:table-cell>
          <table:table-cell table:number-columns-repeated="2" office:value-type="string" calcext:value-type="string">
            <text:p>leapt/leaped</text:p>
          </table:table-cell>
          <table:table-cell office:value-type="string" calcext:value-type="string">
            <text:p>leaps</text:p>
          </table:table-cell>
          <table:table-cell office:value-type="string" calcext:value-type="string">
            <text:p>leaping</text:p>
          </table:table-cell>
          <table:table-cell office:value-type="float" office:value="696" calcext:value-type="float">
            <text:p>696</text:p>
          </table:table-cell>
          <table:table-cell table:number-columns-repeated="1014"/>
        </table:table-row>
        <table:table-row table:style-name="ro1">
          <table:table-cell table:formula="of:=&quot;I &quot; &amp; [.E125]" office:value-type="string" office:string-value="I spell" calcext:value-type="string">
            <text:p>I spell</text:p>
          </table:table-cell>
          <table:table-cell/>
          <table:table-cell table:style-name="ce2" table:formula="of:=&quot;(irreg. v) no.&quot; &amp; [.D125] &amp; &quot; Top0200&quot;" office:value-type="string" office:string-value="(irreg. v) no.124 Top0200" calcext:value-type="string">
            <text:p>(irreg. v) no.124 Top020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pell</text:p>
          </table:table-cell>
          <table:table-cell table:number-columns-repeated="2" office:value-type="string" calcext:value-type="string">
            <text:p>spelt/spelled</text:p>
          </table:table-cell>
          <table:table-cell office:value-type="string" calcext:value-type="string">
            <text:p>spells</text:p>
          </table:table-cell>
          <table:table-cell office:value-type="string" calcext:value-type="string">
            <text:p>spelling</text:p>
          </table:table-cell>
          <table:table-cell office:value-type="float" office:value="701" calcext:value-type="float">
            <text:p>701</text:p>
          </table:table-cell>
          <table:table-cell table:number-columns-repeated="1014"/>
        </table:table-row>
        <table:table-row table:style-name="ro1">
          <table:table-cell table:formula="of:=&quot;I &quot; &amp; [.E126]" office:value-type="string" office:string-value="I freeze" calcext:value-type="string">
            <text:p>I freeze</text:p>
          </table:table-cell>
          <table:table-cell/>
          <table:table-cell table:style-name="ce2" table:formula="of:=&quot;(irreg. v) no.&quot; &amp; [.D126] &amp; &quot; Top0200&quot;" office:value-type="string" office:string-value="(irreg. v) no.125 Top0200" calcext:value-type="string">
            <text:p>(irreg. v) no.125 Top020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froze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freezes</text:p>
          </table:table-cell>
          <table:table-cell office:value-type="string" calcext:value-type="string">
            <text:p>freezing</text:p>
          </table:table-cell>
          <table:table-cell office:value-type="float" office:value="714" calcext:value-type="float">
            <text:p>714</text:p>
          </table:table-cell>
          <table:table-cell table:number-columns-repeated="1014"/>
        </table:table-row>
        <table:table-row table:style-name="ro1">
          <table:table-cell table:formula="of:=&quot;I &quot; &amp; [.E127]" office:value-type="string" office:string-value="I speed" calcext:value-type="string">
            <text:p>I speed</text:p>
          </table:table-cell>
          <table:table-cell/>
          <table:table-cell table:style-name="ce2" table:formula="of:=&quot;(irreg. v) no.&quot; &amp; [.D127] &amp; &quot; Top0200&quot;" office:value-type="string" office:string-value="(irreg. v) no.126 Top0200" calcext:value-type="string">
            <text:p>(irreg. v) no.126 Top020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peed</text:p>
          </table:table-cell>
          <table:table-cell table:number-columns-repeated="2" office:value-type="string" calcext:value-type="string">
            <text:p>sped/speeded</text:p>
          </table:table-cell>
          <table:table-cell office:value-type="string" calcext:value-type="string">
            <text:p>speeds</text:p>
          </table:table-cell>
          <table:table-cell office:value-type="string" calcext:value-type="string">
            <text:p>speeding</text:p>
          </table:table-cell>
          <table:table-cell office:value-type="float" office:value="771" calcext:value-type="float">
            <text:p>771</text:p>
          </table:table-cell>
          <table:table-cell table:number-columns-repeated="1014"/>
        </table:table-row>
        <table:table-row table:style-name="ro1">
          <table:table-cell table:formula="of:=&quot;I &quot; &amp; [.E128]" office:value-type="string" office:string-value="I spin" calcext:value-type="string">
            <text:p>I spin</text:p>
          </table:table-cell>
          <table:table-cell/>
          <table:table-cell table:style-name="ce2" table:formula="of:=&quot;(irreg. v) no.&quot; &amp; [.D128] &amp; &quot; Top0200&quot;" office:value-type="string" office:string-value="(irreg. v) no.127 Top0200" calcext:value-type="string">
            <text:p>(irreg. v) no.127 Top020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pin</text:p>
          </table:table-cell>
          <table:table-cell office:value-type="string" calcext:value-type="string">
            <text:p>span/spun</text:p>
          </table:table-cell>
          <table:table-cell office:value-type="string" calcext:value-type="string">
            <text:p>spun</text:p>
          </table:table-cell>
          <table:table-cell office:value-type="string" calcext:value-type="string">
            <text:p>spins</text:p>
          </table:table-cell>
          <table:table-cell office:value-type="string" calcext:value-type="string">
            <text:p>spinning</text:p>
          </table:table-cell>
          <table:table-cell office:value-type="float" office:value="772" calcext:value-type="float">
            <text:p>772</text:p>
          </table:table-cell>
          <table:table-cell table:number-columns-repeated="1014"/>
        </table:table-row>
        <table:table-row table:style-name="ro1">
          <table:table-cell table:formula="of:=&quot;I &quot; &amp; [.E129]" office:value-type="string" office:string-value="I spring" calcext:value-type="string">
            <text:p>I spring</text:p>
          </table:table-cell>
          <table:table-cell/>
          <table:table-cell table:style-name="ce2" table:formula="of:=&quot;(irreg. v) no.&quot; &amp; [.D129] &amp; &quot; Top0200&quot;" office:value-type="string" office:string-value="(irreg. v) no.128 Top0200" calcext:value-type="string">
            <text:p>(irreg. v) no.128 Top02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prang</text:p>
          </table:table-cell>
          <table:table-cell office:value-type="string" calcext:value-type="string">
            <text:p>sprung</text:p>
          </table:table-cell>
          <table:table-cell office:value-type="string" calcext:value-type="string">
            <text:p>springs</text:p>
          </table:table-cell>
          <table:table-cell office:value-type="string" calcext:value-type="string">
            <text:p>springing</text:p>
          </table:table-cell>
          <table:table-cell office:value-type="float" office:value="773" calcext:value-type="float">
            <text:p>773</text:p>
          </table:table-cell>
          <table:table-cell table:number-columns-repeated="1014"/>
        </table:table-row>
        <table:table-row table:style-name="ro1">
          <table:table-cell table:formula="of:=&quot;I &quot; &amp; [.E130]" office:value-type="string" office:string-value="I breed" calcext:value-type="string">
            <text:p>I breed</text:p>
          </table:table-cell>
          <table:table-cell/>
          <table:table-cell table:style-name="ce2" table:formula="of:=&quot;(irreg. v) no.&quot; &amp; [.D130] &amp; &quot; Top0200&quot;" office:value-type="string" office:string-value="(irreg. v) no.129 Top0200" calcext:value-type="string">
            <text:p>(irreg. v) no.129 Top020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reed</text:p>
          </table:table-cell>
          <table:table-cell table:number-columns-repeated="2" office:value-type="string" calcext:value-type="string">
            <text:p>bred</text:p>
          </table:table-cell>
          <table:table-cell office:value-type="string" calcext:value-type="string">
            <text:p>breeds</text:p>
          </table:table-cell>
          <table:table-cell office:value-type="string" calcext:value-type="string">
            <text:p>breeding</text:p>
          </table:table-cell>
          <table:table-cell office:value-type="float" office:value="778" calcext:value-type="float">
            <text:p>778</text:p>
          </table:table-cell>
          <table:table-cell table:number-columns-repeated="1014"/>
        </table:table-row>
        <table:table-row table:style-name="ro1">
          <table:table-cell table:formula="of:=&quot;I &quot; &amp; [.E131]" office:value-type="string" office:string-value="I cling" calcext:value-type="string">
            <text:p>I cling</text:p>
          </table:table-cell>
          <table:table-cell/>
          <table:table-cell table:style-name="ce2" table:formula="of:=&quot;(irreg. v) no.&quot; &amp; [.D131] &amp; &quot; Top0200&quot;" office:value-type="string" office:string-value="(irreg. v) no.130 Top0200" calcext:value-type="string">
            <text:p>(irreg. v) no.130 Top02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ling</text:p>
          </table:table-cell>
          <table:table-cell table:number-columns-repeated="2" office:value-type="string" calcext:value-type="string">
            <text:p>clung</text:p>
          </table:table-cell>
          <table:table-cell office:value-type="string" calcext:value-type="string">
            <text:p>clings</text:p>
          </table:table-cell>
          <table:table-cell office:value-type="string" calcext:value-type="string">
            <text:p>clinging</text:p>
          </table:table-cell>
          <table:table-cell office:value-type="float" office:value="779" calcext:value-type="float">
            <text:p>779</text:p>
          </table:table-cell>
          <table:table-cell table:number-columns-repeated="1014"/>
        </table:table-row>
        <table:table-row table:style-name="ro1">
          <table:table-cell table:formula="of:=&quot;I &quot; &amp; [.E132]" office:value-type="string" office:string-value="I strip" calcext:value-type="string">
            <text:p>I strip</text:p>
          </table:table-cell>
          <table:table-cell/>
          <table:table-cell table:style-name="ce2" table:formula="of:=&quot;(irreg. v) no.&quot; &amp; [.D132] &amp; &quot; Top0200&quot;" office:value-type="string" office:string-value="(irreg. v) no.131 Top0200" calcext:value-type="string">
            <text:p>(irreg. v) no.131 Top020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trip</text:p>
          </table:table-cell>
          <table:table-cell table:number-columns-repeated="2" office:value-type="string" calcext:value-type="string">
            <text:p>stript/stripped</text:p>
          </table:table-cell>
          <table:table-cell office:value-type="string" calcext:value-type="string">
            <text:p>strips</text:p>
          </table:table-cell>
          <table:table-cell office:value-type="string" calcext:value-type="string">
            <text:p>stripping</text:p>
          </table:table-cell>
          <table:table-cell office:value-type="float" office:value="801" calcext:value-type="float">
            <text:p>801</text:p>
          </table:table-cell>
          <table:table-cell table:number-columns-repeated="1014"/>
        </table:table-row>
        <table:table-row table:style-name="ro1">
          <table:table-cell table:formula="of:=&quot;I &quot; &amp; [.E133]" office:value-type="string" office:string-value="I upset" calcext:value-type="string">
            <text:p>I upset</text:p>
          </table:table-cell>
          <table:table-cell/>
          <table:table-cell table:style-name="ce2" table:formula="of:=&quot;(irreg. v) no.&quot; &amp; [.D133] &amp; &quot; Top0200&quot;" office:value-type="string" office:string-value="(irreg. v) no.132 Top0200" calcext:value-type="string">
            <text:p>(irreg. v) no.132 Top0200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string" calcext:value-type="string">
            <text:p>upset</text:p>
          </table:table-cell>
          <table:table-cell office:value-type="string" calcext:value-type="string">
            <text:p>upsets</text:p>
          </table:table-cell>
          <table:table-cell office:value-type="string" calcext:value-type="string">
            <text:p>upsetting</text:p>
          </table:table-cell>
          <table:table-cell office:value-type="float" office:value="803" calcext:value-type="float">
            <text:p>803</text:p>
          </table:table-cell>
          <table:table-cell table:number-columns-repeated="1014"/>
        </table:table-row>
        <table:table-row table:style-name="ro1">
          <table:table-cell table:formula="of:=&quot;I &quot; &amp; [.E134]" office:value-type="string" office:string-value="I creep" calcext:value-type="string">
            <text:p>I creep</text:p>
          </table:table-cell>
          <table:table-cell/>
          <table:table-cell table:style-name="ce2" table:formula="of:=&quot;(irreg. v) no.&quot; &amp; [.D134] &amp; &quot; Top0200&quot;" office:value-type="string" office:string-value="(irreg. v) no.133 Top0200" calcext:value-type="string">
            <text:p>(irreg. v) no.133 Top020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reep</text:p>
          </table:table-cell>
          <table:table-cell table:number-columns-repeated="2" office:value-type="string" calcext:value-type="string">
            <text:p>crept</text:p>
          </table:table-cell>
          <table:table-cell office:value-type="string" calcext:value-type="string">
            <text:p>creeps</text:p>
          </table:table-cell>
          <table:table-cell office:value-type="string" calcext:value-type="string">
            <text:p>creeping</text:p>
          </table:table-cell>
          <table:table-cell office:value-type="float" office:value="812" calcext:value-type="float">
            <text:p>812</text:p>
          </table:table-cell>
          <table:table-cell table:number-columns-repeated="1014"/>
        </table:table-row>
        <table:table-row table:style-name="ro1">
          <table:table-cell table:formula="of:=&quot;I &quot; &amp; [.E135]" office:value-type="string" office:string-value="I spoil" calcext:value-type="string">
            <text:p>I spoil</text:p>
          </table:table-cell>
          <table:table-cell/>
          <table:table-cell table:style-name="ce2" table:formula="of:=&quot;(irreg. v) no.&quot; &amp; [.D135] &amp; &quot; Top0200&quot;" office:value-type="string" office:string-value="(irreg. v) no.134 Top0200" calcext:value-type="string">
            <text:p>(irreg. v) no.134 Top020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poil</text:p>
          </table:table-cell>
          <table:table-cell table:number-columns-repeated="2" office:value-type="string" calcext:value-type="string">
            <text:p>spoilt/spoiled</text:p>
          </table:table-cell>
          <table:table-cell office:value-type="string" calcext:value-type="string">
            <text:p>spoils</text:p>
          </table:table-cell>
          <table:table-cell office:value-type="string" calcext:value-type="string">
            <text:p>spoiling</text:p>
          </table:table-cell>
          <table:table-cell office:value-type="float" office:value="858" calcext:value-type="float">
            <text:p>858</text:p>
          </table:table-cell>
          <table:table-cell table:number-columns-repeated="1014"/>
        </table:table-row>
        <table:table-row table:style-name="ro1">
          <table:table-cell table:formula="of:=&quot;I &quot; &amp; [.E136]" office:value-type="string" office:string-value="I bid" calcext:value-type="string">
            <text:p>I bid</text:p>
          </table:table-cell>
          <table:table-cell/>
          <table:table-cell table:style-name="ce2" table:formula="of:=&quot;(irreg. v) no.&quot; &amp; [.D136] &amp; &quot; Top0200&quot;" office:value-type="string" office:string-value="(irreg. v) no.135 Top0200" calcext:value-type="string">
            <text:p>(irreg. v) no.135 Top0200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string" calcext:value-type="string">
            <text:p>bid</text:p>
          </table:table-cell>
          <table:table-cell office:value-type="string" calcext:value-type="string">
            <text:p>bids</text:p>
          </table:table-cell>
          <table:table-cell office:value-type="string" calcext:value-type="string">
            <text:p>bidding</text:p>
          </table:table-cell>
          <table:table-cell office:value-type="float" office:value="871" calcext:value-type="float">
            <text:p>871</text:p>
          </table:table-cell>
          <table:table-cell table:number-columns-repeated="1014"/>
        </table:table-row>
        <table:table-row table:style-name="ro1">
          <table:table-cell table:formula="of:=&quot;I &quot; &amp; [.E137]" office:value-type="string" office:string-value="I bid" calcext:value-type="string">
            <text:p>I bid</text:p>
          </table:table-cell>
          <table:table-cell/>
          <table:table-cell table:style-name="ce2" table:formula="of:=&quot;(irreg. v) no.&quot; &amp; [.D137] &amp; &quot; Top0200&quot;" office:value-type="string" office:string-value="(irreg. v) no.136 Top0200" calcext:value-type="string">
            <text:p>(irreg. v) no.136 Top020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bade</text:p>
          </table:table-cell>
          <table:table-cell office:value-type="string" calcext:value-type="string">
            <text:p>bidden</text:p>
          </table:table-cell>
          <table:table-cell office:value-type="string" calcext:value-type="string">
            <text:p>bids</text:p>
          </table:table-cell>
          <table:table-cell office:value-type="string" calcext:value-type="string">
            <text:p>bidding</text:p>
          </table:table-cell>
          <table:table-cell office:value-type="float" office:value="871" calcext:value-type="float">
            <text:p>871</text:p>
          </table:table-cell>
          <table:table-cell table:number-columns-repeated="1014"/>
        </table:table-row>
        <table:table-row table:style-name="ro1">
          <table:table-cell table:formula="of:=&quot;I &quot; &amp; [.E138]" office:value-type="string" office:string-value="I fling" calcext:value-type="string">
            <text:p>I fling</text:p>
          </table:table-cell>
          <table:table-cell/>
          <table:table-cell table:style-name="ce2" table:formula="of:=&quot;(irreg. v) no.&quot; &amp; [.D138] &amp; &quot; Top0200&quot;" office:value-type="string" office:string-value="(irreg. v) no.137 Top0200" calcext:value-type="string">
            <text:p>(irreg. v) no.137 Top020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fling</text:p>
          </table:table-cell>
          <table:table-cell table:number-columns-repeated="2" office:value-type="string" calcext:value-type="string">
            <text:p>flung</text:p>
          </table:table-cell>
          <table:table-cell office:value-type="string" calcext:value-type="string">
            <text:p>flings</text:p>
          </table:table-cell>
          <table:table-cell office:value-type="string" calcext:value-type="string">
            <text:p>flinging</text:p>
          </table:table-cell>
          <table:table-cell office:value-type="float" office:value="890" calcext:value-type="float">
            <text:p>890</text:p>
          </table:table-cell>
          <table:table-cell table:number-columns-repeated="1014"/>
        </table:table-row>
        <table:table-row table:style-name="ro1">
          <table:table-cell table:formula="of:=&quot;I &quot; &amp; [.E139]" office:value-type="string" office:string-value="I melt" calcext:value-type="string">
            <text:p>I melt</text:p>
          </table:table-cell>
          <table:table-cell/>
          <table:table-cell table:style-name="ce2" table:formula="of:=&quot;(irreg. v) no.&quot; &amp; [.D139] &amp; &quot; Top0200&quot;" office:value-type="string" office:string-value="(irreg. v) no.138 Top0200" calcext:value-type="string">
            <text:p>(irreg. v) no.138 Top02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elt</text:p>
          </table:table-cell>
          <table:table-cell office:value-type="string" calcext:value-type="string">
            <text:p>melted</text:p>
          </table:table-cell>
          <table:table-cell office:value-type="string" calcext:value-type="string">
            <text:p>molten/melted</text:p>
          </table:table-cell>
          <table:table-cell office:value-type="string" calcext:value-type="string">
            <text:p>melts</text:p>
          </table:table-cell>
          <table:table-cell office:value-type="string" calcext:value-type="string">
            <text:p>melting</text:p>
          </table:table-cell>
          <table:table-cell office:value-type="float" office:value="893" calcext:value-type="float">
            <text:p>893</text:p>
          </table:table-cell>
          <table:table-cell table:number-columns-repeated="1014"/>
        </table:table-row>
        <table:table-row table:style-name="ro1">
          <table:table-cell table:formula="of:=&quot;I &quot; &amp; [.E140]" office:value-type="string" office:string-value="I shed" calcext:value-type="string">
            <text:p>I shed</text:p>
          </table:table-cell>
          <table:table-cell/>
          <table:table-cell table:style-name="ce2" table:formula="of:=&quot;(irreg. v) no.&quot; &amp; [.D140] &amp; &quot; Top0200&quot;" office:value-type="string" office:string-value="(irreg. v) no.139 Top0200" calcext:value-type="string">
            <text:p>(irreg. v) no.139 Top0200</text:p>
          </table:table-cell>
          <table:table-cell office:value-type="float" office:value="139" calcext:value-type="float">
            <text:p>139</text:p>
          </table:table-cell>
          <table:table-cell table:number-columns-repeated="3" office:value-type="string" calcext:value-type="string">
            <text:p>shed</text:p>
          </table:table-cell>
          <table:table-cell office:value-type="string" calcext:value-type="string">
            <text:p>sheds</text:p>
          </table:table-cell>
          <table:table-cell office:value-type="string" calcext:value-type="string">
            <text:p>shedding</text:p>
          </table:table-cell>
          <table:table-cell office:value-type="float" office:value="902" calcext:value-type="float">
            <text:p>902</text:p>
          </table:table-cell>
          <table:table-cell table:number-columns-repeated="1014"/>
        </table:table-row>
        <table:table-row table:style-name="ro1">
          <table:table-cell table:formula="of:=&quot;I &quot; &amp; [.E141]" office:value-type="string" office:string-value="I spill" calcext:value-type="string">
            <text:p>I spill</text:p>
          </table:table-cell>
          <table:table-cell/>
          <table:table-cell table:style-name="ce2" table:formula="of:=&quot;(irreg. v) no.&quot; &amp; [.D141] &amp; &quot; Top0200&quot;" office:value-type="string" office:string-value="(irreg. v) no.140 Top0200" calcext:value-type="string">
            <text:p>(irreg. v) no.140 Top020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pill</text:p>
          </table:table-cell>
          <table:table-cell table:number-columns-repeated="2" office:value-type="string" calcext:value-type="string">
            <text:p>spilt/spilled</text:p>
          </table:table-cell>
          <table:table-cell office:value-type="string" calcext:value-type="string">
            <text:p>spills</text:p>
          </table:table-cell>
          <table:table-cell office:value-type="string" calcext:value-type="string">
            <text:p>spilling</text:p>
          </table:table-cell>
          <table:table-cell office:value-type="float" office:value="904" calcext:value-type="float">
            <text:p>904</text:p>
          </table:table-cell>
          <table:table-cell table:number-columns-repeated="1014"/>
        </table:table-row>
        <table:table-row table:style-name="ro1">
          <table:table-cell table:formula="of:=&quot;I &quot; &amp; [.E142]" office:value-type="string" office:string-value="I thrust" calcext:value-type="string">
            <text:p>I thrust</text:p>
          </table:table-cell>
          <table:table-cell/>
          <table:table-cell table:style-name="ce2" table:formula="of:=&quot;(irreg. v) no.&quot; &amp; [.D142] &amp; &quot; Top0200&quot;" office:value-type="string" office:string-value="(irreg. v) no.141 Top0200" calcext:value-type="string">
            <text:p>(irreg. v) no.141 Top0200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string" calcext:value-type="string">
            <text:p>thrust</text:p>
          </table:table-cell>
          <table:table-cell office:value-type="string" calcext:value-type="string">
            <text:p>thrusts</text:p>
          </table:table-cell>
          <table:table-cell office:value-type="string" calcext:value-type="string">
            <text:p>thrusting</text:p>
          </table:table-cell>
          <table:table-cell office:value-type="float" office:value="912" calcext:value-type="float">
            <text:p>912</text:p>
          </table:table-cell>
          <table:table-cell table:number-columns-repeated="1014"/>
        </table:table-row>
        <table:table-row table:style-name="ro1">
          <table:table-cell table:formula="of:=&quot;I &quot; &amp; [.E143]" office:value-type="string" office:string-value="I forbid" calcext:value-type="string">
            <text:p>I forbid</text:p>
          </table:table-cell>
          <table:table-cell/>
          <table:table-cell table:style-name="ce2" table:formula="of:=&quot;(irreg. v) no.&quot; &amp; [.D143] &amp; &quot; Top0200&quot;" office:value-type="string" office:string-value="(irreg. v) no.142 Top0200" calcext:value-type="string">
            <text:p>(irreg. v) no.142 Top020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orbid</text:p>
          </table:table-cell>
          <table:table-cell office:value-type="string" calcext:value-type="string">
            <text:p>forbade/forbad</text:p>
          </table:table-cell>
          <table:table-cell office:value-type="string" calcext:value-type="string">
            <text:p>forbidden</text:p>
          </table:table-cell>
          <table:table-cell office:value-type="string" calcext:value-type="string">
            <text:p>forbids</text:p>
          </table:table-cell>
          <table:table-cell office:value-type="string" calcext:value-type="string">
            <text:p>forbidding</text:p>
          </table:table-cell>
          <table:table-cell office:value-type="float" office:value="934" calcext:value-type="float">
            <text:p>934</text:p>
          </table:table-cell>
          <table:table-cell table:number-columns-repeated="1014"/>
        </table:table-row>
        <table:table-row table:style-name="ro1">
          <table:table-cell table:formula="of:=&quot;I &quot; &amp; [.E144]" office:value-type="string" office:string-value="I abide" calcext:value-type="string">
            <text:p>I abide</text:p>
          </table:table-cell>
          <table:table-cell/>
          <table:table-cell table:style-name="ce2" table:formula="of:=&quot;(irreg. v) no.&quot; &amp; [.D144] &amp; &quot; Top0200&quot;" office:value-type="string" office:string-value="(irreg. v) no.143 Top0200" calcext:value-type="string">
            <text:p>(irreg. v) no.143 Top020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abode/abided</text:p>
          </table:table-cell>
          <table:table-cell office:value-type="string" calcext:value-type="string">
            <text:p>abode/abided/abidden</text:p>
          </table:table-cell>
          <table:table-cell office:value-type="string" calcext:value-type="string">
            <text:p>abides</text:p>
          </table:table-cell>
          <table:table-cell office:value-type="string" calcext:value-type="string">
            <text:p>abiding</text:p>
          </table:table-cell>
          <table:table-cell table:number-columns-repeated="1015"/>
        </table:table-row>
        <table:table-row table:style-name="ro1">
          <table:table-cell table:formula="of:=&quot;I &quot; &amp; [.E145]" office:value-type="string" office:string-value="I alight" calcext:value-type="string">
            <text:p>I alight</text:p>
          </table:table-cell>
          <table:table-cell/>
          <table:table-cell table:style-name="ce2" table:formula="of:=&quot;(irreg. v) no.&quot; &amp; [.D145] &amp; &quot; Top0200&quot;" office:value-type="string" office:string-value="(irreg. v) no.144 Top0200" calcext:value-type="string">
            <text:p>(irreg. v) no.144 Top020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light</text:p>
          </table:table-cell>
          <table:table-cell table:number-columns-repeated="2" office:value-type="string" calcext:value-type="string">
            <text:p>alit/alighted</text:p>
          </table:table-cell>
          <table:table-cell office:value-type="string" calcext:value-type="string">
            <text:p>alights</text:p>
          </table:table-cell>
          <table:table-cell office:value-type="string" calcext:value-type="string">
            <text:p>alighting</text:p>
          </table:table-cell>
          <table:table-cell table:number-columns-repeated="1015"/>
        </table:table-row>
        <table:table-row table:style-name="ro1">
          <table:table-cell table:formula="of:=&quot;I &quot; &amp; [.E146]" office:value-type="string" office:string-value="I awake" calcext:value-type="string">
            <text:p>I awake</text:p>
          </table:table-cell>
          <table:table-cell/>
          <table:table-cell table:style-name="ce2" table:formula="of:=&quot;(irreg. v) no.&quot; &amp; [.D146] &amp; &quot; Top0200&quot;" office:value-type="string" office:string-value="(irreg. v) no.145 Top0200" calcext:value-type="string">
            <text:p>(irreg. v) no.145 Top020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awoke</text:p>
          </table:table-cell>
          <table:table-cell office:value-type="string" calcext:value-type="string">
            <text:p>awoken</text:p>
          </table:table-cell>
          <table:table-cell office:value-type="string" calcext:value-type="string">
            <text:p>awakes</text:p>
          </table:table-cell>
          <table:table-cell office:value-type="string" calcext:value-type="string">
            <text:p>awaking</text:p>
          </table:table-cell>
          <table:table-cell table:number-columns-repeated="1015"/>
        </table:table-row>
        <table:table-row table:style-name="ro1">
          <table:table-cell table:formula="of:=&quot;I &quot; &amp; [.E147]" office:value-type="string" office:string-value="I behold" calcext:value-type="string">
            <text:p>I behold</text:p>
          </table:table-cell>
          <table:table-cell/>
          <table:table-cell table:style-name="ce2" table:formula="of:=&quot;(irreg. v) no.&quot; &amp; [.D147] &amp; &quot; Top0200&quot;" office:value-type="string" office:string-value="(irreg. v) no.146 Top0200" calcext:value-type="string">
            <text:p>(irreg. v) no.146 Top020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ehold</text:p>
          </table:table-cell>
          <table:table-cell table:number-columns-repeated="2" office:value-type="string" calcext:value-type="string">
            <text:p>beheld</text:p>
          </table:table-cell>
          <table:table-cell office:value-type="string" calcext:value-type="string">
            <text:p>beholds</text:p>
          </table:table-cell>
          <table:table-cell office:value-type="string" calcext:value-type="string">
            <text:p>beholding</text:p>
          </table:table-cell>
          <table:table-cell table:number-columns-repeated="1015"/>
        </table:table-row>
        <table:table-row table:style-name="ro1">
          <table:table-cell table:formula="of:=&quot;I &quot; &amp; [.E148]" office:value-type="string" office:string-value="I bleed" calcext:value-type="string">
            <text:p>I bleed</text:p>
          </table:table-cell>
          <table:table-cell/>
          <table:table-cell table:style-name="ce2" table:formula="of:=&quot;(irreg. v) no.&quot; &amp; [.D148] &amp; &quot; Top0200&quot;" office:value-type="string" office:string-value="(irreg. v) no.147 Top0200" calcext:value-type="string">
            <text:p>(irreg. v) no.147 Top020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leed</text:p>
          </table:table-cell>
          <table:table-cell table:number-columns-repeated="2" office:value-type="string" calcext:value-type="string">
            <text:p>bled</text:p>
          </table:table-cell>
          <table:table-cell office:value-type="string" calcext:value-type="string">
            <text:p>bleeds</text:p>
          </table:table-cell>
          <table:table-cell office:value-type="string" calcext:value-type="string">
            <text:p>bleeding</text:p>
          </table:table-cell>
          <table:table-cell table:number-columns-repeated="1015"/>
        </table:table-row>
        <table:table-row table:style-name="ro1">
          <table:table-cell table:formula="of:=&quot;I &quot; &amp; [.E149]" office:value-type="string" office:string-value="I broadcast" calcext:value-type="string">
            <text:p>I broadcast</text:p>
          </table:table-cell>
          <table:table-cell/>
          <table:table-cell table:style-name="ce2" table:formula="of:=&quot;(irreg. v) no.&quot; &amp; [.D149] &amp; &quot; Top0200&quot;" office:value-type="string" office:string-value="(irreg. v) no.148 Top0200" calcext:value-type="string">
            <text:p>(irreg. v) no.148 Top020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roadcast</text:p>
          </table:table-cell>
          <table:table-cell table:number-columns-repeated="2" office:value-type="string" calcext:value-type="string">
            <text:p>broadcast/broadcasted</text:p>
          </table:table-cell>
          <table:table-cell office:value-type="string" calcext:value-type="string">
            <text:p>broadcasts</text:p>
          </table:table-cell>
          <table:table-cell office:value-type="string" calcext:value-type="string">
            <text:p>broadcasting</text:p>
          </table:table-cell>
          <table:table-cell table:number-columns-repeated="1015"/>
        </table:table-row>
        <table:table-row table:style-name="ro1">
          <table:table-cell table:formula="of:=&quot;I &quot; &amp; [.E150]" office:value-type="string" office:string-value="I bust" calcext:value-type="string">
            <text:p>I bust</text:p>
          </table:table-cell>
          <table:table-cell/>
          <table:table-cell table:style-name="ce2" table:formula="of:=&quot;(irreg. v) no.&quot; &amp; [.D150] &amp; &quot; Top0200&quot;" office:value-type="string" office:string-value="(irreg. v) no.149 Top0200" calcext:value-type="string">
            <text:p>(irreg. v) no.149 Top0200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string" calcext:value-type="string">
            <text:p>bust</text:p>
          </table:table-cell>
          <table:table-cell office:value-type="string" calcext:value-type="string">
            <text:p>busts</text:p>
          </table:table-cell>
          <table:table-cell office:value-type="string" calcext:value-type="string">
            <text:p>busting</text:p>
          </table:table-cell>
          <table:table-cell table:number-columns-repeated="1015"/>
        </table:table-row>
        <table:table-row table:style-name="ro1">
          <table:table-cell table:formula="of:=&quot;I &quot; &amp; [.E151]" office:value-type="string" office:string-value="I clap" calcext:value-type="string">
            <text:p>I clap</text:p>
          </table:table-cell>
          <table:table-cell/>
          <table:table-cell table:style-name="ce2" table:formula="of:=&quot;(irreg. v) no.&quot; &amp; [.D151] &amp; &quot; Top0200&quot;" office:value-type="string" office:string-value="(irreg. v) no.150 Top0200" calcext:value-type="string">
            <text:p>(irreg. v) no.150 Top0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lap</text:p>
          </table:table-cell>
          <table:table-cell table:number-columns-repeated="2" office:value-type="string" calcext:value-type="string">
            <text:p>clapped/clapt</text:p>
          </table:table-cell>
          <table:table-cell office:value-type="string" calcext:value-type="string">
            <text:p>claps</text:p>
          </table:table-cell>
          <table:table-cell office:value-type="string" calcext:value-type="string">
            <text:p>clapping</text:p>
          </table:table-cell>
          <table:table-cell table:number-columns-repeated="1015"/>
        </table:table-row>
        <table:table-row table:style-name="ro1">
          <table:table-cell table:formula="of:=&quot;I &quot; &amp; [.E152]" office:value-type="string" office:string-value="I clothe" calcext:value-type="string">
            <text:p>I clothe</text:p>
          </table:table-cell>
          <table:table-cell/>
          <table:table-cell table:style-name="ce2" table:formula="of:=&quot;(irreg. v) no.&quot; &amp; [.D152] &amp; &quot; Top0200&quot;" office:value-type="string" office:string-value="(irreg. v) no.151 Top0200" calcext:value-type="string">
            <text:p>(irreg. v) no.151 Top020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lothe</text:p>
          </table:table-cell>
          <table:table-cell table:number-columns-repeated="2" office:value-type="string" calcext:value-type="string">
            <text:p>clad/clothed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clothing</text:p>
          </table:table-cell>
          <table:table-cell table:number-columns-repeated="1015"/>
        </table:table-row>
        <table:table-row table:style-name="ro1">
          <table:table-cell table:formula="of:=&quot;I &quot; &amp; [.E153]" office:value-type="string" office:string-value="I countersink" calcext:value-type="string">
            <text:p>I countersink</text:p>
          </table:table-cell>
          <table:table-cell/>
          <table:table-cell table:style-name="ce2" table:formula="of:=&quot;(irreg. v) no.&quot; &amp; [.D153] &amp; &quot; Top0200&quot;" office:value-type="string" office:string-value="(irreg. v) no.152 Top0200" calcext:value-type="string">
            <text:p>(irreg. v) no.152 Top020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untersink</text:p>
          </table:table-cell>
          <table:table-cell office:value-type="string" calcext:value-type="string">
            <text:p>countersank/countersunk</text:p>
          </table:table-cell>
          <table:table-cell office:value-type="string" calcext:value-type="string">
            <text:p>countersunk</text:p>
          </table:table-cell>
          <table:table-cell office:value-type="string" calcext:value-type="string">
            <text:p>countersinks</text:p>
          </table:table-cell>
          <table:table-cell office:value-type="string" calcext:value-type="string">
            <text:p>countersinking</text:p>
          </table:table-cell>
          <table:table-cell table:number-columns-repeated="1015"/>
        </table:table-row>
        <table:table-row table:style-name="ro1">
          <table:table-cell table:formula="of:=&quot;I &quot; &amp; [.E154]" office:value-type="string" office:string-value="I dive" calcext:value-type="string">
            <text:p>I dive</text:p>
          </table:table-cell>
          <table:table-cell/>
          <table:table-cell table:style-name="ce2" table:formula="of:=&quot;(irreg. v) no.&quot; &amp; [.D154] &amp; &quot; Top0200&quot;" office:value-type="string" office:string-value="(irreg. v) no.153 Top0200" calcext:value-type="string">
            <text:p>(irreg. v) no.153 Top020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dive</text:p>
          </table:table-cell>
          <table:table-cell office:value-type="string" calcext:value-type="string">
            <text:p>dived/dove</text:p>
          </table:table-cell>
          <table:table-cell office:value-type="string" calcext:value-type="string">
            <text:p>dived</text:p>
          </table:table-cell>
          <table:table-cell office:value-type="string" calcext:value-type="string">
            <text:p>dives</text:p>
          </table:table-cell>
          <table:table-cell office:value-type="string" calcext:value-type="string">
            <text:p>diving</text:p>
          </table:table-cell>
          <table:table-cell table:number-columns-repeated="1015"/>
        </table:table-row>
        <table:table-row table:style-name="ro1">
          <table:table-cell table:formula="of:=&quot;I &quot; &amp; [.E155]" office:value-type="string" office:string-value="I dwell" calcext:value-type="string">
            <text:p>I dwell</text:p>
          </table:table-cell>
          <table:table-cell/>
          <table:table-cell table:style-name="ce2" table:formula="of:=&quot;(irreg. v) no.&quot; &amp; [.D155] &amp; &quot; Top0200&quot;" office:value-type="string" office:string-value="(irreg. v) no.154 Top0200" calcext:value-type="string">
            <text:p>(irreg. v) no.154 Top020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dwell</text:p>
          </table:table-cell>
          <table:table-cell table:number-columns-repeated="2" office:value-type="string" calcext:value-type="string">
            <text:p>dwelt</text:p>
          </table:table-cell>
          <table:table-cell office:value-type="string" calcext:value-type="string">
            <text:p>dwells</text:p>
          </table:table-cell>
          <table:table-cell office:value-type="string" calcext:value-type="string">
            <text:p>dwelling</text:p>
          </table:table-cell>
          <table:table-cell table:number-columns-repeated="1015"/>
        </table:table-row>
        <table:table-row table:style-name="ro1">
          <table:table-cell table:formula="of:=&quot;I &quot; &amp; [.E156]" office:value-type="string" office:string-value="I forecast" calcext:value-type="string">
            <text:p>I forecast</text:p>
          </table:table-cell>
          <table:table-cell/>
          <table:table-cell table:style-name="ce2" table:formula="of:=&quot;(irreg. v) no.&quot; &amp; [.D156] &amp; &quot; Top0200&quot;" office:value-type="string" office:string-value="(irreg. v) no.155 Top0200" calcext:value-type="string">
            <text:p>(irreg. v) no.155 Top020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forecast</text:p>
          </table:table-cell>
          <table:table-cell table:number-columns-repeated="2" office:value-type="string" calcext:value-type="string">
            <text:p>forecast/forecasted</text:p>
          </table:table-cell>
          <table:table-cell office:value-type="string" calcext:value-type="string">
            <text:p>forecasts</text:p>
          </table:table-cell>
          <table:table-cell office:value-type="string" calcext:value-type="string">
            <text:p>forecasting</text:p>
          </table:table-cell>
          <table:table-cell table:number-columns-repeated="1015"/>
        </table:table-row>
        <table:table-row table:style-name="ro1">
          <table:table-cell table:formula="of:=&quot;I &quot; &amp; [.E157]" office:value-type="string" office:string-value="I foresee" calcext:value-type="string">
            <text:p>I foresee</text:p>
          </table:table-cell>
          <table:table-cell/>
          <table:table-cell table:style-name="ce2" table:formula="of:=&quot;(irreg. v) no.&quot; &amp; [.D157] &amp; &quot; Top0200&quot;" office:value-type="string" office:string-value="(irreg. v) no.156 Top0200" calcext:value-type="string">
            <text:p>(irreg. v) no.156 Top020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foresee</text:p>
          </table:table-cell>
          <table:table-cell office:value-type="string" calcext:value-type="string">
            <text:p>foresaw</text:p>
          </table:table-cell>
          <table:table-cell office:value-type="string" calcext:value-type="string">
            <text:p>foreseen</text:p>
          </table:table-cell>
          <table:table-cell office:value-type="string" calcext:value-type="string">
            <text:p>foresees</text:p>
          </table:table-cell>
          <table:table-cell office:value-type="string" calcext:value-type="string">
            <text:p>foreseeing</text:p>
          </table:table-cell>
          <table:table-cell table:number-columns-repeated="1015"/>
        </table:table-row>
        <table:table-row table:style-name="ro1">
          <table:table-cell table:formula="of:=&quot;I &quot; &amp; [.E158]" office:value-type="string" office:string-value="I foretell" calcext:value-type="string">
            <text:p>I foretell</text:p>
          </table:table-cell>
          <table:table-cell/>
          <table:table-cell table:style-name="ce2" table:formula="of:=&quot;(irreg. v) no.&quot; &amp; [.D158] &amp; &quot; Top0200&quot;" office:value-type="string" office:string-value="(irreg. v) no.157 Top0200" calcext:value-type="string">
            <text:p>(irreg. v) no.157 Top020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foretell</text:p>
          </table:table-cell>
          <table:table-cell table:number-columns-repeated="2" office:value-type="string" calcext:value-type="string">
            <text:p>foretold</text:p>
          </table:table-cell>
          <table:table-cell office:value-type="string" calcext:value-type="string">
            <text:p>foretells</text:p>
          </table:table-cell>
          <table:table-cell office:value-type="string" calcext:value-type="string">
            <text:p>foretelling</text:p>
          </table:table-cell>
          <table:table-cell table:number-columns-repeated="1015"/>
        </table:table-row>
        <table:table-row table:style-name="ro1">
          <table:table-cell table:formula="of:=&quot;I &quot; &amp; [.E159]" office:value-type="string" office:string-value="I forsake" calcext:value-type="string">
            <text:p>I forsake</text:p>
          </table:table-cell>
          <table:table-cell/>
          <table:table-cell table:style-name="ce2" table:formula="of:=&quot;(irreg. v) no.&quot; &amp; [.D159] &amp; &quot; Top0200&quot;" office:value-type="string" office:string-value="(irreg. v) no.158 Top0200" calcext:value-type="string">
            <text:p>(irreg. v) no.158 Top020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forsake</text:p>
          </table:table-cell>
          <table:table-cell office:value-type="string" calcext:value-type="string">
            <text:p>forsook</text:p>
          </table:table-cell>
          <table:table-cell office:value-type="string" calcext:value-type="string">
            <text:p>forsaken</text:p>
          </table:table-cell>
          <table:table-cell office:value-type="string" calcext:value-type="string">
            <text:p>forsakes</text:p>
          </table:table-cell>
          <table:table-cell office:value-type="string" calcext:value-type="string">
            <text:p>forsaking</text:p>
          </table:table-cell>
          <table:table-cell table:number-columns-repeated="1015"/>
        </table:table-row>
        <table:table-row table:style-name="ro1">
          <table:table-cell table:formula="of:=&quot;I &quot; &amp; [.E160]" office:value-type="string" office:string-value="I frostbite" calcext:value-type="string">
            <text:p>I frostbite</text:p>
          </table:table-cell>
          <table:table-cell/>
          <table:table-cell table:style-name="ce2" table:formula="of:=&quot;(irreg. v) no.&quot; &amp; [.D160] &amp; &quot; Top0200&quot;" office:value-type="string" office:string-value="(irreg. v) no.159 Top0200" calcext:value-type="string">
            <text:p>(irreg. v) no.159 Top020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frostbit</text:p>
          </table:table-cell>
          <table:table-cell office:value-type="string" calcext:value-type="string">
            <text:p>frostbitten</text:p>
          </table:table-cell>
          <table:table-cell office:value-type="string" calcext:value-type="string">
            <text:p>frostbites</text:p>
          </table:table-cell>
          <table:table-cell office:value-type="string" calcext:value-type="string">
            <text:p>frostbiting</text:p>
          </table:table-cell>
          <table:table-cell table:number-columns-repeated="1015"/>
        </table:table-row>
        <table:table-row table:style-name="ro1">
          <table:table-cell table:formula="of:=&quot;I &quot; &amp; [.E161]" office:value-type="string" office:string-value="I grind" calcext:value-type="string">
            <text:p>I grind</text:p>
          </table:table-cell>
          <table:table-cell/>
          <table:table-cell table:style-name="ce2" table:formula="of:=&quot;(irreg. v) no.&quot; &amp; [.D161] &amp; &quot; Top0200&quot;" office:value-type="string" office:string-value="(irreg. v) no.160 Top0200" calcext:value-type="string">
            <text:p>(irreg. v) no.160 Top02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rind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grinds</text:p>
          </table:table-cell>
          <table:table-cell office:value-type="string" calcext:value-type="string">
            <text:p>grinding</text:p>
          </table:table-cell>
          <table:table-cell table:number-columns-repeated="1015"/>
        </table:table-row>
        <table:table-row table:style-name="ro1">
          <table:table-cell table:formula="of:=&quot;I &quot; &amp; [.E162]" office:value-type="string" office:string-value="I handwrite" calcext:value-type="string">
            <text:p>I handwrite</text:p>
          </table:table-cell>
          <table:table-cell/>
          <table:table-cell table:style-name="ce2" table:formula="of:=&quot;(irreg. v) no.&quot; &amp; [.D162] &amp; &quot; Top0200&quot;" office:value-type="string" office:string-value="(irreg. v) no.161 Top0200" calcext:value-type="string">
            <text:p>(irreg. v) no.161 Top020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handwrite</text:p>
          </table:table-cell>
          <table:table-cell office:value-type="string" calcext:value-type="string">
            <text:p>handwrote</text:p>
          </table:table-cell>
          <table:table-cell office:value-type="string" calcext:value-type="string">
            <text:p>handwritten</text:p>
          </table:table-cell>
          <table:table-cell office:value-type="string" calcext:value-type="string">
            <text:p>handwrites</text:p>
          </table:table-cell>
          <table:table-cell office:value-type="string" calcext:value-type="string">
            <text:p>handwriting</text:p>
          </table:table-cell>
          <table:table-cell table:number-columns-repeated="1015"/>
        </table:table-row>
        <table:table-row table:style-name="ro1">
          <table:table-cell table:formula="of:=&quot;I &quot; &amp; [.E163]" office:value-type="string" office:string-value="I inlay" calcext:value-type="string">
            <text:p>I inlay</text:p>
          </table:table-cell>
          <table:table-cell/>
          <table:table-cell table:style-name="ce2" table:formula="of:=&quot;(irreg. v) no.&quot; &amp; [.D163] &amp; &quot; Top0200&quot;" office:value-type="string" office:string-value="(irreg. v) no.162 Top0200" calcext:value-type="string">
            <text:p>(irreg. v) no.162 Top020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inlay</text:p>
          </table:table-cell>
          <table:table-cell table:number-columns-repeated="2" office:value-type="string" calcext:value-type="string">
            <text:p>inlaid</text:p>
          </table:table-cell>
          <table:table-cell office:value-type="string" calcext:value-type="string">
            <text:p>inlays</text:p>
          </table:table-cell>
          <table:table-cell office:value-type="string" calcext:value-type="string">
            <text:p>inlaying</text:p>
          </table:table-cell>
          <table:table-cell table:number-columns-repeated="1015"/>
        </table:table-row>
        <table:table-row table:style-name="ro1">
          <table:table-cell table:formula="of:=&quot;I &quot; &amp; [.E164]" office:value-type="string" office:string-value="I input" calcext:value-type="string">
            <text:p>I input</text:p>
          </table:table-cell>
          <table:table-cell/>
          <table:table-cell table:style-name="ce2" table:formula="of:=&quot;(irreg. v) no.&quot; &amp; [.D164] &amp; &quot; Top0200&quot;" office:value-type="string" office:string-value="(irreg. v) no.163 Top0200" calcext:value-type="string">
            <text:p>(irreg. v) no.163 Top020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input/inputted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inputting</text:p>
          </table:table-cell>
          <table:table-cell table:number-columns-repeated="1015"/>
        </table:table-row>
        <table:table-row table:style-name="ro1">
          <table:table-cell table:formula="of:=&quot;I &quot; &amp; [.E165]" office:value-type="string" office:string-value="I interlay" calcext:value-type="string">
            <text:p>I interlay</text:p>
          </table:table-cell>
          <table:table-cell/>
          <table:table-cell table:style-name="ce2" table:formula="of:=&quot;(irreg. v) no.&quot; &amp; [.D165] &amp; &quot; Top0200&quot;" office:value-type="string" office:string-value="(irreg. v) no.164 Top0200" calcext:value-type="string">
            <text:p>(irreg. v) no.164 Top020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terlay</text:p>
          </table:table-cell>
          <table:table-cell table:number-columns-repeated="2" office:value-type="string" calcext:value-type="string">
            <text:p>interlaid</text:p>
          </table:table-cell>
          <table:table-cell office:value-type="string" calcext:value-type="string">
            <text:p>interlays</text:p>
          </table:table-cell>
          <table:table-cell office:value-type="string" calcext:value-type="string">
            <text:p>interlaying</text:p>
          </table:table-cell>
          <table:table-cell table:number-columns-repeated="1015"/>
        </table:table-row>
        <table:table-row table:style-name="ro1">
          <table:table-cell table:formula="of:=&quot;I &quot; &amp; [.E166]" office:value-type="string" office:string-value="I kneel" calcext:value-type="string">
            <text:p>I kneel</text:p>
          </table:table-cell>
          <table:table-cell/>
          <table:table-cell table:style-name="ce2" table:formula="of:=&quot;(irreg. v) no.&quot; &amp; [.D166] &amp; &quot; Top0200&quot;" office:value-type="string" office:string-value="(irreg. v) no.165 Top0200" calcext:value-type="string">
            <text:p>(irreg. v) no.165 Top020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kneel</text:p>
          </table:table-cell>
          <table:table-cell table:number-columns-repeated="2" office:value-type="string" calcext:value-type="string">
            <text:p>knelt/kneeled</text:p>
          </table:table-cell>
          <table:table-cell office:value-type="string" calcext:value-type="string">
            <text:p>kneels</text:p>
          </table:table-cell>
          <table:table-cell office:value-type="string" calcext:value-type="string">
            <text:p>kneeling</text:p>
          </table:table-cell>
          <table:table-cell table:number-columns-repeated="1015"/>
        </table:table-row>
        <table:table-row table:style-name="ro1">
          <table:table-cell table:formula="of:=&quot;I &quot; &amp; [.E167]" office:value-type="string" office:string-value="I mislead" calcext:value-type="string">
            <text:p>I mislead</text:p>
          </table:table-cell>
          <table:table-cell/>
          <table:table-cell table:style-name="ce2" table:formula="of:=&quot;(irreg. v) no.&quot; &amp; [.D167] &amp; &quot; Top0200&quot;" office:value-type="string" office:string-value="(irreg. v) no.166 Top0200" calcext:value-type="string">
            <text:p>(irreg. v) no.166 Top020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mislead</text:p>
          </table:table-cell>
          <table:table-cell table:number-columns-repeated="2" office:value-type="string" calcext:value-type="string">
            <text:p>misled</text:p>
          </table:table-cell>
          <table:table-cell office:value-type="string" calcext:value-type="string">
            <text:p>misleads</text:p>
          </table:table-cell>
          <table:table-cell office:value-type="string" calcext:value-type="string">
            <text:p>misleading</text:p>
          </table:table-cell>
          <table:table-cell table:number-columns-repeated="1015"/>
        </table:table-row>
        <table:table-row table:style-name="ro1">
          <table:table-cell table:formula="of:=&quot;I &quot; &amp; [.E168]" office:value-type="string" office:string-value="I mistake" calcext:value-type="string">
            <text:p>I mistake</text:p>
          </table:table-cell>
          <table:table-cell/>
          <table:table-cell table:style-name="ce2" table:formula="of:=&quot;(irreg. v) no.&quot; &amp; [.D168] &amp; &quot; Top0200&quot;" office:value-type="string" office:string-value="(irreg. v) no.167 Top0200" calcext:value-type="string">
            <text:p>(irreg. v) no.167 Top020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istake</text:p>
          </table:table-cell>
          <table:table-cell office:value-type="string" calcext:value-type="string">
            <text:p>mistook</text:p>
          </table:table-cell>
          <table:table-cell office:value-type="string" calcext:value-type="string">
            <text:p>mistaken</text:p>
          </table:table-cell>
          <table:table-cell office:value-type="string" calcext:value-type="string">
            <text:p>mistakes</text:p>
          </table:table-cell>
          <table:table-cell office:value-type="string" calcext:value-type="string">
            <text:p>mistaking</text:p>
          </table:table-cell>
          <table:table-cell table:number-columns-repeated="1015"/>
        </table:table-row>
        <table:table-row table:style-name="ro1">
          <table:table-cell table:formula="of:=&quot;I &quot; &amp; [.E169]" office:value-type="string" office:string-value="I misunderstand" calcext:value-type="string">
            <text:p>I misunderstand</text:p>
          </table:table-cell>
          <table:table-cell/>
          <table:table-cell table:style-name="ce2" table:formula="of:=&quot;(irreg. v) no.&quot; &amp; [.D169] &amp; &quot; Top0200&quot;" office:value-type="string" office:string-value="(irreg. v) no.168 Top0200" calcext:value-type="string">
            <text:p>(irreg. v) no.168 Top020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misunderstand</text:p>
          </table:table-cell>
          <table:table-cell table:number-columns-repeated="2" office:value-type="string" calcext:value-type="string">
            <text:p>misunderstood</text:p>
          </table:table-cell>
          <table:table-cell office:value-type="string" calcext:value-type="string">
            <text:p>misunderstands</text:p>
          </table:table-cell>
          <table:table-cell office:value-type="string" calcext:value-type="string">
            <text:p>misunderstanding</text:p>
          </table:table-cell>
          <table:table-cell table:number-columns-repeated="1015"/>
        </table:table-row>
        <table:table-row table:style-name="ro1">
          <table:table-cell table:formula="of:=&quot;I &quot; &amp; [.E170]" office:value-type="string" office:string-value="I miswed" calcext:value-type="string">
            <text:p>I miswed</text:p>
          </table:table-cell>
          <table:table-cell/>
          <table:table-cell table:style-name="ce2" table:formula="of:=&quot;(irreg. v) no.&quot; &amp; [.D170] &amp; &quot; Top0200&quot;" office:value-type="string" office:string-value="(irreg. v) no.169 Top0200" calcext:value-type="string">
            <text:p>(irreg. v) no.169 Top020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miswed</text:p>
          </table:table-cell>
          <table:table-cell table:number-columns-repeated="2" office:value-type="string" calcext:value-type="string">
            <text:p>miswed/miswedded</text:p>
          </table:table-cell>
          <table:table-cell office:value-type="string" calcext:value-type="string">
            <text:p>misweds</text:p>
          </table:table-cell>
          <table:table-cell office:value-type="string" calcext:value-type="string">
            <text:p>miswedding</text:p>
          </table:table-cell>
          <table:table-cell table:number-columns-repeated="1015"/>
        </table:table-row>
        <table:table-row table:style-name="ro1">
          <table:table-cell table:formula="of:=&quot;I &quot; &amp; [.E171]" office:value-type="string" office:string-value="I mow" calcext:value-type="string">
            <text:p>I mow</text:p>
          </table:table-cell>
          <table:table-cell/>
          <table:table-cell table:style-name="ce2" table:formula="of:=&quot;(irreg. v) no.&quot; &amp; [.D171] &amp; &quot; Top0200&quot;" office:value-type="string" office:string-value="(irreg. v) no.170 Top0200" calcext:value-type="string">
            <text:p>(irreg. v) no.170 Top020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ow</text:p>
          </table:table-cell>
          <table:table-cell office:value-type="string" calcext:value-type="string">
            <text:p>mowed</text:p>
          </table:table-cell>
          <table:table-cell office:value-type="string" calcext:value-type="string">
            <text:p>mown</text:p>
          </table:table-cell>
          <table:table-cell office:value-type="string" calcext:value-type="string">
            <text:p>mows</text:p>
          </table:table-cell>
          <table:table-cell office:value-type="string" calcext:value-type="string">
            <text:p>mowing</text:p>
          </table:table-cell>
          <table:table-cell table:number-columns-repeated="1015"/>
        </table:table-row>
        <table:table-row table:style-name="ro1">
          <table:table-cell table:formula="of:=&quot;I &quot; &amp; [.E172]" office:value-type="string" office:string-value="I overdraw" calcext:value-type="string">
            <text:p>I overdraw</text:p>
          </table:table-cell>
          <table:table-cell/>
          <table:table-cell table:style-name="ce2" table:formula="of:=&quot;(irreg. v) no.&quot; &amp; [.D172] &amp; &quot; Top0200&quot;" office:value-type="string" office:string-value="(irreg. v) no.171 Top0200" calcext:value-type="string">
            <text:p>(irreg. v) no.171 Top020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overdraw</text:p>
          </table:table-cell>
          <table:table-cell office:value-type="string" calcext:value-type="string">
            <text:p>overdrew</text:p>
          </table:table-cell>
          <table:table-cell office:value-type="string" calcext:value-type="string">
            <text:p>overdrawn</text:p>
          </table:table-cell>
          <table:table-cell office:value-type="string" calcext:value-type="string">
            <text:p>overdraws</text:p>
          </table:table-cell>
          <table:table-cell office:value-type="string" calcext:value-type="string">
            <text:p>overdrawing</text:p>
          </table:table-cell>
          <table:table-cell table:number-columns-repeated="1015"/>
        </table:table-row>
        <table:table-row table:style-name="ro1">
          <table:table-cell table:formula="of:=&quot;I &quot; &amp; [.E173]" office:value-type="string" office:string-value="I overhear" calcext:value-type="string">
            <text:p>I overhear</text:p>
          </table:table-cell>
          <table:table-cell/>
          <table:table-cell table:style-name="ce2" table:formula="of:=&quot;(irreg. v) no.&quot; &amp; [.D173] &amp; &quot; Top0200&quot;" office:value-type="string" office:string-value="(irreg. v) no.172 Top0200" calcext:value-type="string">
            <text:p>(irreg. v) no.172 Top020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overhear</text:p>
          </table:table-cell>
          <table:table-cell table:number-columns-repeated="2" office:value-type="string" calcext:value-type="string">
            <text:p>overheard</text:p>
          </table:table-cell>
          <table:table-cell office:value-type="string" calcext:value-type="string">
            <text:p>overhears</text:p>
          </table:table-cell>
          <table:table-cell office:value-type="string" calcext:value-type="string">
            <text:p>overhearing</text:p>
          </table:table-cell>
          <table:table-cell table:number-columns-repeated="1015"/>
        </table:table-row>
        <table:table-row table:style-name="ro1">
          <table:table-cell table:formula="of:=&quot;I &quot; &amp; [.E174]" office:value-type="string" office:string-value="I overtake" calcext:value-type="string">
            <text:p>I overtake</text:p>
          </table:table-cell>
          <table:table-cell/>
          <table:table-cell table:style-name="ce2" table:formula="of:=&quot;(irreg. v) no.&quot; &amp; [.D174] &amp; &quot; Top0200&quot;" office:value-type="string" office:string-value="(irreg. v) no.173 Top0200" calcext:value-type="string">
            <text:p>(irreg. v) no.173 Top020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overtake</text:p>
          </table:table-cell>
          <table:table-cell office:value-type="string" calcext:value-type="string">
            <text:p>overtook</text:p>
          </table:table-cell>
          <table:table-cell office:value-type="string" calcext:value-type="string">
            <text:p>overtaken</text:p>
          </table:table-cell>
          <table:table-cell office:value-type="string" calcext:value-type="string">
            <text:p>overtakes</text:p>
          </table:table-cell>
          <table:table-cell office:value-type="string" calcext:value-type="string">
            <text:p>overtaking</text:p>
          </table:table-cell>
          <table:table-cell table:number-columns-repeated="1015"/>
        </table:table-row>
        <table:table-row table:style-name="ro1">
          <table:table-cell table:formula="of:=&quot;I &quot; &amp; [.E175]" office:value-type="string" office:string-value="I preset" calcext:value-type="string">
            <text:p>I preset</text:p>
          </table:table-cell>
          <table:table-cell/>
          <table:table-cell table:style-name="ce2" table:formula="of:=&quot;(irreg. v) no.&quot; &amp; [.D175] &amp; &quot; Top0200&quot;" office:value-type="string" office:string-value="(irreg. v) no.174 Top0200" calcext:value-type="string">
            <text:p>(irreg. v) no.174 Top0200</text:p>
          </table:table-cell>
          <table:table-cell office:value-type="float" office:value="174" calcext:value-type="float">
            <text:p>174</text:p>
          </table:table-cell>
          <table:table-cell table:number-columns-repeated="3" office:value-type="string" calcext:value-type="string">
            <text:p>preset</text:p>
          </table:table-cell>
          <table:table-cell office:value-type="string" calcext:value-type="string">
            <text:p>presets</text:p>
          </table:table-cell>
          <table:table-cell office:value-type="string" calcext:value-type="string">
            <text:p>presetting</text:p>
          </table:table-cell>
          <table:table-cell table:number-columns-repeated="1015"/>
        </table:table-row>
        <table:table-row table:style-name="ro1">
          <table:table-cell table:formula="of:=&quot;I &quot; &amp; [.E176]" office:value-type="string" office:string-value="I quit" calcext:value-type="string">
            <text:p>I quit</text:p>
          </table:table-cell>
          <table:table-cell/>
          <table:table-cell table:style-name="ce2" table:formula="of:=&quot;(irreg. v) no.&quot; &amp; [.D176] &amp; &quot; Top0200&quot;" office:value-type="string" office:string-value="(irreg. v) no.175 Top0200" calcext:value-type="string">
            <text:p>(irreg. v) no.175 Top0200</text:p>
          </table:table-cell>
          <table:table-cell office:value-type="float" office:value="175" calcext:value-type="float">
            <text:p>175</text:p>
          </table:table-cell>
          <table:table-cell table:number-columns-repeated="3" office:value-type="string" calcext:value-type="string">
            <text:p>quit</text:p>
          </table:table-cell>
          <table:table-cell office:value-type="string" calcext:value-type="string">
            <text:p>quits</text:p>
          </table:table-cell>
          <table:table-cell office:value-type="string" calcext:value-type="string">
            <text:p>quitting</text:p>
          </table:table-cell>
          <table:table-cell table:number-columns-repeated="1015"/>
        </table:table-row>
        <table:table-row table:style-name="ro1">
          <table:table-cell table:formula="of:=&quot;I &quot; &amp; [.E177]" office:value-type="string" office:string-value="I re-prove" calcext:value-type="string">
            <text:p>I re-prove</text:p>
          </table:table-cell>
          <table:table-cell/>
          <table:table-cell table:style-name="ce2" table:formula="of:=&quot;(irreg. v) no.&quot; &amp; [.D177] &amp; &quot; Top0200&quot;" office:value-type="string" office:string-value="(irreg. v) no.176 Top0200" calcext:value-type="string">
            <text:p>(irreg. v) no.176 Top020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re-prove</text:p>
          </table:table-cell>
          <table:table-cell office:value-type="string" calcext:value-type="string">
            <text:p>re-proved</text:p>
          </table:table-cell>
          <table:table-cell office:value-type="string" calcext:value-type="string">
            <text:p>re-proven/re-proved</text:p>
          </table:table-cell>
          <table:table-cell office:value-type="string" calcext:value-type="string">
            <text:p>re-proves</text:p>
          </table:table-cell>
          <table:table-cell office:value-type="string" calcext:value-type="string">
            <text:p>re-proving</text:p>
          </table:table-cell>
          <table:table-cell table:number-columns-repeated="1015"/>
        </table:table-row>
        <table:table-row table:style-name="ro1">
          <table:table-cell table:formula="of:=&quot;I &quot; &amp; [.E178]" office:value-type="string" office:string-value="I rive" calcext:value-type="string">
            <text:p>I rive</text:p>
          </table:table-cell>
          <table:table-cell/>
          <table:table-cell table:style-name="ce2" table:formula="of:=&quot;(irreg. v) no.&quot; &amp; [.D178] &amp; &quot; Top0200&quot;" office:value-type="string" office:string-value="(irreg. v) no.177 Top0200" calcext:value-type="string">
            <text:p>(irreg. v) no.177 Top020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rive</text:p>
          </table:table-cell>
          <table:table-cell office:value-type="string" calcext:value-type="string">
            <text:p>rived</text:p>
          </table:table-cell>
          <table:table-cell office:value-type="string" calcext:value-type="string">
            <text:p>riven/rived</text:p>
          </table:table-cell>
          <table:table-cell office:value-type="string" calcext:value-type="string">
            <text:p>rives</text:p>
          </table:table-cell>
          <table:table-cell office:value-type="string" calcext:value-type="string">
            <text:p>riving</text:p>
          </table:table-cell>
          <table:table-cell table:number-columns-repeated="1015"/>
        </table:table-row>
        <table:table-row table:style-name="ro1">
          <table:table-cell table:formula="of:=&quot;I &quot; &amp; [.E179]" office:value-type="string" office:string-value="I saw" calcext:value-type="string">
            <text:p>I saw</text:p>
          </table:table-cell>
          <table:table-cell/>
          <table:table-cell table:style-name="ce2" table:formula="of:=&quot;(irreg. v) no.&quot; &amp; [.D179] &amp; &quot; Top0200&quot;" office:value-type="string" office:string-value="(irreg. v) no.178 Top0200" calcext:value-type="string">
            <text:p>(irreg. v) no.178 Top020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sawed</text:p>
          </table:table-cell>
          <table:table-cell office:value-type="string" calcext:value-type="string">
            <text:p>sawn/sawed</text:p>
          </table:table-cell>
          <table:table-cell office:value-type="string" calcext:value-type="string">
            <text:p>saws</text:p>
          </table:table-cell>
          <table:table-cell office:value-type="string" calcext:value-type="string">
            <text:p>sawing</text:p>
          </table:table-cell>
          <table:table-cell table:number-columns-repeated="1015"/>
        </table:table-row>
        <table:table-row table:style-name="ro1">
          <table:table-cell table:formula="of:=&quot;I &quot; &amp; [.E180]" office:value-type="string" office:string-value="I sew" calcext:value-type="string">
            <text:p>I sew</text:p>
          </table:table-cell>
          <table:table-cell/>
          <table:table-cell table:style-name="ce2" table:formula="of:=&quot;(irreg. v) no.&quot; &amp; [.D180] &amp; &quot; Top0200&quot;" office:value-type="string" office:string-value="(irreg. v) no.179 Top0200" calcext:value-type="string">
            <text:p>(irreg. v) no.179 Top020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sewed</text:p>
          </table:table-cell>
          <table:table-cell office:value-type="string" calcext:value-type="string">
            <text:p>sewn/sewed</text:p>
          </table:table-cell>
          <table:table-cell office:value-type="string" calcext:value-type="string">
            <text:p>sews</text:p>
          </table:table-cell>
          <table:table-cell office:value-type="string" calcext:value-type="string">
            <text:p>sewing</text:p>
          </table:table-cell>
          <table:table-cell table:number-columns-repeated="1015"/>
        </table:table-row>
        <table:table-row table:style-name="ro1">
          <table:table-cell table:formula="of:=&quot;I &quot; &amp; [.E181]" office:value-type="string" office:string-value="I shave" calcext:value-type="string">
            <text:p>I shave</text:p>
          </table:table-cell>
          <table:table-cell/>
          <table:table-cell table:style-name="ce2" table:formula="of:=&quot;(irreg. v) no.&quot; &amp; [.D181] &amp; &quot; Top0200&quot;" office:value-type="string" office:string-value="(irreg. v) no.180 Top0200" calcext:value-type="string">
            <text:p>(irreg. v) no.180 Top02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shaved</text:p>
          </table:table-cell>
          <table:table-cell office:value-type="string" calcext:value-type="string">
            <text:p>shaven/shaved</text:p>
          </table:table-cell>
          <table:table-cell office:value-type="string" calcext:value-type="string">
            <text:p>shaves</text:p>
          </table:table-cell>
          <table:table-cell office:value-type="string" calcext:value-type="string">
            <text:p>shaving</text:p>
          </table:table-cell>
          <table:table-cell table:number-columns-repeated="1015"/>
        </table:table-row>
        <table:table-row table:style-name="ro1">
          <table:table-cell table:formula="of:=&quot;I &quot; &amp; [.E182]" office:value-type="string" office:string-value="I shear" calcext:value-type="string">
            <text:p>I shear</text:p>
          </table:table-cell>
          <table:table-cell/>
          <table:table-cell table:style-name="ce2" table:formula="of:=&quot;(irreg. v) no.&quot; &amp; [.D182] &amp; &quot; Top0200&quot;" office:value-type="string" office:string-value="(irreg. v) no.181 Top0200" calcext:value-type="string">
            <text:p>(irreg. v) no.181 Top020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ore/sheared</text:p>
          </table:table-cell>
          <table:table-cell office:value-type="string" calcext:value-type="string">
            <text:p>shorn/sheared</text:p>
          </table:table-cell>
          <table:table-cell office:value-type="string" calcext:value-type="string">
            <text:p>shears</text:p>
          </table:table-cell>
          <table:table-cell office:value-type="string" calcext:value-type="string">
            <text:p>shearing</text:p>
          </table:table-cell>
          <table:table-cell table:number-columns-repeated="1015"/>
        </table:table-row>
        <table:table-row table:style-name="ro1">
          <table:table-cell table:formula="of:=&quot;I &quot; &amp; [.E183]" office:value-type="string" office:string-value="I shoe" calcext:value-type="string">
            <text:p>I shoe</text:p>
          </table:table-cell>
          <table:table-cell/>
          <table:table-cell table:style-name="ce2" table:formula="of:=&quot;(irreg. v) no.&quot; &amp; [.D183] &amp; &quot; Top0200&quot;" office:value-type="string" office:string-value="(irreg. v) no.182 Top0200" calcext:value-type="string">
            <text:p>(irreg. v) no.182 Top020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hoe</text:p>
          </table:table-cell>
          <table:table-cell table:number-columns-repeated="2" office:value-type="string" calcext:value-type="string">
            <text:p>shod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shoeing</text:p>
          </table:table-cell>
          <table:table-cell table:number-columns-repeated="1015"/>
        </table:table-row>
        <table:table-row table:style-name="ro1">
          <table:table-cell table:formula="of:=&quot;I &quot; &amp; [.E184]" office:value-type="string" office:string-value="I shrink" calcext:value-type="string">
            <text:p>I shrink</text:p>
          </table:table-cell>
          <table:table-cell/>
          <table:table-cell table:style-name="ce2" table:formula="of:=&quot;(irreg. v) no.&quot; &amp; [.D184] &amp; &quot; Top0200&quot;" office:value-type="string" office:string-value="(irreg. v) no.183 Top0200" calcext:value-type="string">
            <text:p>(irreg. v) no.183 Top02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hrink</text:p>
          </table:table-cell>
          <table:table-cell office:value-type="string" calcext:value-type="string">
            <text:p>shrank</text:p>
          </table:table-cell>
          <table:table-cell office:value-type="string" calcext:value-type="string">
            <text:p>shrunk</text:p>
          </table:table-cell>
          <table:table-cell office:value-type="string" calcext:value-type="string">
            <text:p>shrinks</text:p>
          </table:table-cell>
          <table:table-cell office:value-type="string" calcext:value-type="string">
            <text:p>shrinking</text:p>
          </table:table-cell>
          <table:table-cell table:number-columns-repeated="1015"/>
        </table:table-row>
        <table:table-row table:style-name="ro1">
          <table:table-cell table:formula="of:=&quot;I &quot; &amp; [.E185]" office:value-type="string" office:string-value="I slay" calcext:value-type="string">
            <text:p>I slay</text:p>
          </table:table-cell>
          <table:table-cell/>
          <table:table-cell table:style-name="ce2" table:formula="of:=&quot;(irreg. v) no.&quot; &amp; [.D185] &amp; &quot; Top0200&quot;" office:value-type="string" office:string-value="(irreg. v) no.184 Top0200" calcext:value-type="string">
            <text:p>(irreg. v) no.184 Top020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lay</text:p>
          </table:table-cell>
          <table:table-cell office:value-type="string" calcext:value-type="string">
            <text:p>slew</text:p>
          </table:table-cell>
          <table:table-cell office:value-type="string" calcext:value-type="string">
            <text:p>slain</text:p>
          </table:table-cell>
          <table:table-cell office:value-type="string" calcext:value-type="string">
            <text:p>slays</text:p>
          </table:table-cell>
          <table:table-cell office:value-type="string" calcext:value-type="string">
            <text:p>slaying</text:p>
          </table:table-cell>
          <table:table-cell table:number-columns-repeated="1015"/>
        </table:table-row>
        <table:table-row table:style-name="ro1">
          <table:table-cell table:formula="of:=&quot;I &quot; &amp; [.E186]" office:value-type="string" office:string-value="I sling" calcext:value-type="string">
            <text:p>I sling</text:p>
          </table:table-cell>
          <table:table-cell/>
          <table:table-cell table:style-name="ce2" table:formula="of:=&quot;(irreg. v) no.&quot; &amp; [.D186] &amp; &quot; Top0200&quot;" office:value-type="string" office:string-value="(irreg. v) no.185 Top0200" calcext:value-type="string">
            <text:p>(irreg. v) no.185 Top020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ling</text:p>
          </table:table-cell>
          <table:table-cell table:number-columns-repeated="2" office:value-type="string" calcext:value-type="string">
            <text:p>slung</text:p>
          </table:table-cell>
          <table:table-cell office:value-type="string" calcext:value-type="string">
            <text:p>slings</text:p>
          </table:table-cell>
          <table:table-cell office:value-type="string" calcext:value-type="string">
            <text:p>slinging</text:p>
          </table:table-cell>
          <table:table-cell table:number-columns-repeated="1015"/>
        </table:table-row>
        <table:table-row table:style-name="ro1">
          <table:table-cell table:formula="of:=&quot;I &quot; &amp; [.E187]" office:value-type="string" office:string-value="I slink" calcext:value-type="string">
            <text:p>I slink</text:p>
          </table:table-cell>
          <table:table-cell/>
          <table:table-cell table:style-name="ce2" table:formula="of:=&quot;(irreg. v) no.&quot; &amp; [.D187] &amp; &quot; Top0200&quot;" office:value-type="string" office:string-value="(irreg. v) no.186 Top0200" calcext:value-type="string">
            <text:p>(irreg. v) no.186 Top020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link</text:p>
          </table:table-cell>
          <table:table-cell table:number-columns-repeated="2" office:value-type="string" calcext:value-type="string">
            <text:p>slunk</text:p>
          </table:table-cell>
          <table:table-cell office:value-type="string" calcext:value-type="string">
            <text:p>slinks</text:p>
          </table:table-cell>
          <table:table-cell office:value-type="string" calcext:value-type="string">
            <text:p>slinking</text:p>
          </table:table-cell>
          <table:table-cell table:number-columns-repeated="1015"/>
        </table:table-row>
        <table:table-row table:style-name="ro1">
          <table:table-cell table:formula="of:=&quot;I &quot; &amp; [.E188]" office:value-type="string" office:string-value="I slit" calcext:value-type="string">
            <text:p>I slit</text:p>
          </table:table-cell>
          <table:table-cell/>
          <table:table-cell table:style-name="ce2" table:formula="of:=&quot;(irreg. v) no.&quot; &amp; [.D188] &amp; &quot; Top0200&quot;" office:value-type="string" office:string-value="(irreg. v) no.187 Top0200" calcext:value-type="string">
            <text:p>(irreg. v) no.187 Top0200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string" calcext:value-type="string">
            <text:p>slit</text:p>
          </table:table-cell>
          <table:table-cell office:value-type="string" calcext:value-type="string">
            <text:p>slits</text:p>
          </table:table-cell>
          <table:table-cell office:value-type="string" calcext:value-type="string">
            <text:p>slitting</text:p>
          </table:table-cell>
          <table:table-cell table:number-columns-repeated="1015"/>
        </table:table-row>
        <table:table-row table:style-name="ro1">
          <table:table-cell table:formula="of:=&quot;I &quot; &amp; [.E189]" office:value-type="string" office:string-value="I sneak" calcext:value-type="string">
            <text:p>I sneak</text:p>
          </table:table-cell>
          <table:table-cell/>
          <table:table-cell table:style-name="ce2" table:formula="of:=&quot;(irreg. v) no.&quot; &amp; [.D189] &amp; &quot; Top0200&quot;" office:value-type="string" office:string-value="(irreg. v) no.188 Top0200" calcext:value-type="string">
            <text:p>(irreg. v) no.188 Top020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neak</text:p>
          </table:table-cell>
          <table:table-cell table:number-columns-repeated="2" office:value-type="string" calcext:value-type="string">
            <text:p>sneaked/snuck</text:p>
          </table:table-cell>
          <table:table-cell office:value-type="string" calcext:value-type="string">
            <text:p>sneaks</text:p>
          </table:table-cell>
          <table:table-cell office:value-type="string" calcext:value-type="string">
            <text:p>sneaking</text:p>
          </table:table-cell>
          <table:table-cell table:number-columns-repeated="1015"/>
        </table:table-row>
        <table:table-row table:style-name="ro1">
          <table:table-cell table:formula="of:=&quot;I &quot; &amp; [.E190]" office:value-type="string" office:string-value="I soothsay" calcext:value-type="string">
            <text:p>I soothsay</text:p>
          </table:table-cell>
          <table:table-cell/>
          <table:table-cell table:style-name="ce2" table:formula="of:=&quot;(irreg. v) no.&quot; &amp; [.D190] &amp; &quot; Top0200&quot;" office:value-type="string" office:string-value="(irreg. v) no.189 Top0200" calcext:value-type="string">
            <text:p>(irreg. v) no.189 Top02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oothsay</text:p>
          </table:table-cell>
          <table:table-cell table:number-columns-repeated="2" office:value-type="string" calcext:value-type="string">
            <text:p>soothsaid</text:p>
          </table:table-cell>
          <table:table-cell office:value-type="string" calcext:value-type="string">
            <text:p>soothsays</text:p>
          </table:table-cell>
          <table:table-cell office:value-type="string" calcext:value-type="string">
            <text:p>soothsaying</text:p>
          </table:table-cell>
          <table:table-cell table:number-columns-repeated="1015"/>
        </table:table-row>
        <table:table-row table:style-name="ro1">
          <table:table-cell table:formula="of:=&quot;I &quot; &amp; [.E191]" office:value-type="string" office:string-value="I sow" calcext:value-type="string">
            <text:p>I sow</text:p>
          </table:table-cell>
          <table:table-cell/>
          <table:table-cell table:style-name="ce2" table:formula="of:=&quot;(irreg. v) no.&quot; &amp; [.D191] &amp; &quot; Top0200&quot;" office:value-type="string" office:string-value="(irreg. v) no.190 Top0200" calcext:value-type="string">
            <text:p>(irreg. v) no.190 Top020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sowed</text:p>
          </table:table-cell>
          <table:table-cell office:value-type="string" calcext:value-type="string">
            <text:p>sown</text:p>
          </table:table-cell>
          <table:table-cell office:value-type="string" calcext:value-type="string">
            <text:p>sows</text:p>
          </table:table-cell>
          <table:table-cell office:value-type="string" calcext:value-type="string">
            <text:p>sowing</text:p>
          </table:table-cell>
          <table:table-cell table:number-columns-repeated="1015"/>
        </table:table-row>
        <table:table-row table:style-name="ro1">
          <table:table-cell table:formula="of:=&quot;I &quot; &amp; [.E192]" office:value-type="string" office:string-value="I spit" calcext:value-type="string">
            <text:p>I spit</text:p>
          </table:table-cell>
          <table:table-cell/>
          <table:table-cell table:style-name="ce2" table:formula="of:=&quot;(irreg. v) no.&quot; &amp; [.D192] &amp; &quot; Top0200&quot;" office:value-type="string" office:string-value="(irreg. v) no.191 Top0200" calcext:value-type="string">
            <text:p>(irreg. v) no.191 Top020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pit</text:p>
          </table:table-cell>
          <table:table-cell table:number-columns-repeated="2" office:value-type="string" calcext:value-type="string">
            <text:p>spat/spit</text:p>
          </table:table-cell>
          <table:table-cell office:value-type="string" calcext:value-type="string">
            <text:p>spits</text:p>
          </table:table-cell>
          <table:table-cell office:value-type="string" calcext:value-type="string">
            <text:p>spitting</text:p>
          </table:table-cell>
          <table:table-cell table:number-columns-repeated="1015"/>
        </table:table-row>
        <table:table-row table:style-name="ro1">
          <table:table-cell table:formula="of:=&quot;I &quot; &amp; [.E193]" office:value-type="string" office:string-value="I sting" calcext:value-type="string">
            <text:p>I sting</text:p>
          </table:table-cell>
          <table:table-cell/>
          <table:table-cell table:style-name="ce2" table:formula="of:=&quot;(irreg. v) no.&quot; &amp; [.D193] &amp; &quot; Top0200&quot;" office:value-type="string" office:string-value="(irreg. v) no.192 Top0200" calcext:value-type="string">
            <text:p>(irreg. v) no.192 Top020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ting</text:p>
          </table:table-cell>
          <table:table-cell table:number-columns-repeated="2" office:value-type="string" calcext:value-type="string">
            <text:p>stung</text:p>
          </table:table-cell>
          <table:table-cell office:value-type="string" calcext:value-type="string">
            <text:p>stings</text:p>
          </table:table-cell>
          <table:table-cell office:value-type="string" calcext:value-type="string">
            <text:p>stinging</text:p>
          </table:table-cell>
          <table:table-cell table:number-columns-repeated="1015"/>
        </table:table-row>
        <table:table-row table:style-name="ro1">
          <table:table-cell table:formula="of:=&quot;I &quot; &amp; [.E194]" office:value-type="string" office:string-value="I stink" calcext:value-type="string">
            <text:p>I stink</text:p>
          </table:table-cell>
          <table:table-cell/>
          <table:table-cell table:style-name="ce2" table:formula="of:=&quot;(irreg. v) no.&quot; &amp; [.D194] &amp; &quot; Top0200&quot;" office:value-type="string" office:string-value="(irreg. v) no.193 Top0200" calcext:value-type="string">
            <text:p>(irreg. v) no.193 Top020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tink</text:p>
          </table:table-cell>
          <table:table-cell office:value-type="string" calcext:value-type="string">
            <text:p>stank</text:p>
          </table:table-cell>
          <table:table-cell office:value-type="string" calcext:value-type="string">
            <text:p>stunk</text:p>
          </table:table-cell>
          <table:table-cell office:value-type="string" calcext:value-type="string">
            <text:p>stinks</text:p>
          </table:table-cell>
          <table:table-cell office:value-type="string" calcext:value-type="string">
            <text:p>stinking</text:p>
          </table:table-cell>
          <table:table-cell table:number-columns-repeated="1015"/>
        </table:table-row>
        <table:table-row table:style-name="ro1">
          <table:table-cell table:formula="of:=&quot;I &quot; &amp; [.E195]" office:value-type="string" office:string-value="I stride" calcext:value-type="string">
            <text:p>I stride</text:p>
          </table:table-cell>
          <table:table-cell/>
          <table:table-cell table:style-name="ce2" table:formula="of:=&quot;(irreg. v) no.&quot; &amp; [.D195] &amp; &quot; Top0200&quot;" office:value-type="string" office:string-value="(irreg. v) no.194 Top0200" calcext:value-type="string">
            <text:p>(irreg. v) no.194 Top020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strode/strided</text:p>
          </table:table-cell>
          <table:table-cell office:value-type="string" calcext:value-type="string">
            <text:p>stridden</text:p>
          </table:table-cell>
          <table:table-cell office:value-type="string" calcext:value-type="string">
            <text:p>strides</text:p>
          </table:table-cell>
          <table:table-cell office:value-type="string" calcext:value-type="string">
            <text:p>striding</text:p>
          </table:table-cell>
          <table:table-cell table:number-columns-repeated="1015"/>
        </table:table-row>
        <table:table-row table:style-name="ro1">
          <table:table-cell table:formula="of:=&quot;I &quot; &amp; [.E196]" office:value-type="string" office:string-value="I string" calcext:value-type="string">
            <text:p>I string</text:p>
          </table:table-cell>
          <table:table-cell/>
          <table:table-cell table:style-name="ce2" table:formula="of:=&quot;(irreg. v) no.&quot; &amp; [.D196] &amp; &quot; Top0200&quot;" office:value-type="string" office:string-value="(irreg. v) no.195 Top0200" calcext:value-type="string">
            <text:p>(irreg. v) no.195 Top020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strung</text:p>
          </table:table-cell>
          <table:table-cell office:value-type="string" calcext:value-type="string">
            <text:p>strings</text:p>
          </table:table-cell>
          <table:table-cell office:value-type="string" calcext:value-type="string">
            <text:p>stringing</text:p>
          </table:table-cell>
          <table:table-cell table:number-columns-repeated="1015"/>
        </table:table-row>
        <table:table-row table:style-name="ro1">
          <table:table-cell table:formula="of:=&quot;I &quot; &amp; [.E197]" office:value-type="string" office:string-value="I strive" calcext:value-type="string">
            <text:p>I strive</text:p>
          </table:table-cell>
          <table:table-cell/>
          <table:table-cell table:style-name="ce2" table:formula="of:=&quot;(irreg. v) no.&quot; &amp; [.D197] &amp; &quot; Top0200&quot;" office:value-type="string" office:string-value="(irreg. v) no.196 Top0200" calcext:value-type="string">
            <text:p>(irreg. v) no.196 Top020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trive</text:p>
          </table:table-cell>
          <table:table-cell office:value-type="string" calcext:value-type="string">
            <text:p>strove</text:p>
          </table:table-cell>
          <table:table-cell office:value-type="string" calcext:value-type="string">
            <text:p>striven</text:p>
          </table:table-cell>
          <table:table-cell office:value-type="string" calcext:value-type="string">
            <text:p>strives</text:p>
          </table:table-cell>
          <table:table-cell office:value-type="string" calcext:value-type="string">
            <text:p>striving</text:p>
          </table:table-cell>
          <table:table-cell table:number-columns-repeated="1015"/>
        </table:table-row>
        <table:table-row table:style-name="ro1">
          <table:table-cell table:formula="of:=&quot;I &quot; &amp; [.E198]" office:value-type="string" office:string-value="I sublet" calcext:value-type="string">
            <text:p>I sublet</text:p>
          </table:table-cell>
          <table:table-cell/>
          <table:table-cell table:style-name="ce2" table:formula="of:=&quot;(irreg. v) no.&quot; &amp; [.D198] &amp; &quot; Top0200&quot;" office:value-type="string" office:string-value="(irreg. v) no.197 Top0200" calcext:value-type="string">
            <text:p>(irreg. v) no.197 Top0200</text:p>
          </table:table-cell>
          <table:table-cell office:value-type="float" office:value="197" calcext:value-type="float">
            <text:p>197</text:p>
          </table:table-cell>
          <table:table-cell table:number-columns-repeated="3" office:value-type="string" calcext:value-type="string">
            <text:p>sublet</text:p>
          </table:table-cell>
          <table:table-cell office:value-type="string" calcext:value-type="string">
            <text:p>sublets</text:p>
          </table:table-cell>
          <table:table-cell office:value-type="string" calcext:value-type="string">
            <text:p>subletting</text:p>
          </table:table-cell>
          <table:table-cell table:number-columns-repeated="1015"/>
        </table:table-row>
        <table:table-row table:style-name="ro1">
          <table:table-cell table:formula="of:=&quot;I &quot; &amp; [.E199]" office:value-type="string" office:string-value="I sunburn" calcext:value-type="string">
            <text:p>I sunburn</text:p>
          </table:table-cell>
          <table:table-cell/>
          <table:table-cell table:style-name="ce2" table:formula="of:=&quot;(irreg. v) no.&quot; &amp; [.D199] &amp; &quot; Top0200&quot;" office:value-type="string" office:string-value="(irreg. v) no.198 Top0200" calcext:value-type="string">
            <text:p>(irreg. v) no.198 Top020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unburn</text:p>
          </table:table-cell>
          <table:table-cell table:number-columns-repeated="2" office:value-type="string" calcext:value-type="string">
            <text:p>sunburned/sunburnt</text:p>
          </table:table-cell>
          <table:table-cell office:value-type="string" calcext:value-type="string">
            <text:p>sunburns</text:p>
          </table:table-cell>
          <table:table-cell office:value-type="string" calcext:value-type="string">
            <text:p>sunburning</text:p>
          </table:table-cell>
          <table:table-cell table:number-columns-repeated="1015"/>
        </table:table-row>
        <table:table-row table:style-name="ro1">
          <table:table-cell table:formula="of:=&quot;I &quot; &amp; [.E200]" office:value-type="string" office:string-value="I sweat" calcext:value-type="string">
            <text:p>I sweat</text:p>
          </table:table-cell>
          <table:table-cell/>
          <table:table-cell table:style-name="ce2" table:formula="of:=&quot;(irreg. v) no.&quot; &amp; [.D200] &amp; &quot; Top0200&quot;" office:value-type="string" office:string-value="(irreg. v) no.199 Top0200" calcext:value-type="string">
            <text:p>(irreg. v) no.199 Top020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weat</text:p>
          </table:table-cell>
          <table:table-cell table:number-columns-repeated="2" office:value-type="string" calcext:value-type="string">
            <text:p>sweat/sweated</text:p>
          </table:table-cell>
          <table:table-cell office:value-type="string" calcext:value-type="string">
            <text:p>sweats</text:p>
          </table:table-cell>
          <table:table-cell office:value-type="string" calcext:value-type="string">
            <text:p>sweating</text:p>
          </table:table-cell>
          <table:table-cell table:number-columns-repeated="1015"/>
        </table:table-row>
        <table:table-row table:style-name="ro1">
          <table:table-cell table:formula="of:=&quot;I &quot; &amp; [.E201]" office:value-type="string" office:string-value="I swell" calcext:value-type="string">
            <text:p>I swell</text:p>
          </table:table-cell>
          <table:table-cell/>
          <table:table-cell table:style-name="ce2" table:formula="of:=&quot;(irreg. v) no.&quot; &amp; [.D201] &amp; &quot; Top0200&quot;" office:value-type="string" office:string-value="(irreg. v) no.200 Top0200" calcext:value-type="string">
            <text:p>(irreg. v) no.200 Top0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well</text:p>
          </table:table-cell>
          <table:table-cell office:value-type="string" calcext:value-type="string">
            <text:p>swelled</text:p>
          </table:table-cell>
          <table:table-cell office:value-type="string" calcext:value-type="string">
            <text:p>swollen</text:p>
          </table:table-cell>
          <table:table-cell office:value-type="string" calcext:value-type="string">
            <text:p>swells</text:p>
          </table:table-cell>
          <table:table-cell office:value-type="string" calcext:value-type="string">
            <text:p>swelling</text:p>
          </table:table-cell>
          <table:table-cell table:number-columns-repeated="1015"/>
        </table:table-row>
        <table:table-row table:style-name="ro1">
          <table:table-cell table:formula="of:=&quot;I &quot; &amp; [.E202]" office:value-type="string" office:string-value="I thrive" calcext:value-type="string">
            <text:p>I thrive</text:p>
          </table:table-cell>
          <table:table-cell/>
          <table:table-cell table:style-name="ce2" table:formula="of:=&quot;(irreg. v) no.&quot; &amp; [.D202] &amp; &quot; Top0200&quot;" office:value-type="string" office:string-value="(irreg. v) no.201 Top0200" calcext:value-type="string">
            <text:p>(irreg. v) no.201 Top0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hrive</text:p>
          </table:table-cell>
          <table:table-cell office:value-type="string" calcext:value-type="string">
            <text:p>throve/thrived</text:p>
          </table:table-cell>
          <table:table-cell office:value-type="string" calcext:value-type="string">
            <text:p>thriven/thrived</text:p>
          </table:table-cell>
          <table:table-cell office:value-type="string" calcext:value-type="string">
            <text:p>thrives</text:p>
          </table:table-cell>
          <table:table-cell office:value-type="string" calcext:value-type="string">
            <text:p>thriving</text:p>
          </table:table-cell>
          <table:table-cell table:number-columns-repeated="1015"/>
        </table:table-row>
        <table:table-row table:style-name="ro1">
          <table:table-cell table:formula="of:=&quot;I &quot; &amp; [.E203]" office:value-type="string" office:string-value="I tread" calcext:value-type="string">
            <text:p>I tread</text:p>
          </table:table-cell>
          <table:table-cell/>
          <table:table-cell table:style-name="ce2" table:formula="of:=&quot;(irreg. v) no.&quot; &amp; [.D203] &amp; &quot; Top0200&quot;" office:value-type="string" office:string-value="(irreg. v) no.202 Top0200" calcext:value-type="string">
            <text:p>(irreg. v) no.202 Top020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tread</text:p>
          </table:table-cell>
          <table:table-cell office:value-type="string" calcext:value-type="string">
            <text:p>trod</text:p>
          </table:table-cell>
          <table:table-cell office:value-type="string" calcext:value-type="string">
            <text:p>trodden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treading</text:p>
          </table:table-cell>
          <table:table-cell table:number-columns-repeated="1015"/>
        </table:table-row>
        <table:table-row table:style-name="ro1">
          <table:table-cell table:formula="of:=&quot;I &quot; &amp; [.E204]" office:value-type="string" office:string-value="I upsell" calcext:value-type="string">
            <text:p>I upsell</text:p>
          </table:table-cell>
          <table:table-cell/>
          <table:table-cell table:style-name="ce2" table:formula="of:=&quot;(irreg. v) no.&quot; &amp; [.D204] &amp; &quot; Top0200&quot;" office:value-type="string" office:string-value="(irreg. v) no.203 Top0200" calcext:value-type="string">
            <text:p>(irreg. v) no.203 Top020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upsell</text:p>
          </table:table-cell>
          <table:table-cell table:number-columns-repeated="2" office:value-type="string" calcext:value-type="string">
            <text:p>upsold</text:p>
          </table:table-cell>
          <table:table-cell office:value-type="string" calcext:value-type="string">
            <text:p>upsells</text:p>
          </table:table-cell>
          <table:table-cell office:value-type="string" calcext:value-type="string">
            <text:p>upselling</text:p>
          </table:table-cell>
          <table:table-cell table:number-columns-repeated="1015"/>
        </table:table-row>
        <table:table-row table:style-name="ro1">
          <table:table-cell table:formula="of:=&quot;I &quot; &amp; [.E205]" office:value-type="string" office:string-value="I vex" calcext:value-type="string">
            <text:p>I vex</text:p>
          </table:table-cell>
          <table:table-cell/>
          <table:table-cell table:style-name="ce2" table:formula="of:=&quot;(irreg. v) no.&quot; &amp; [.D205] &amp; &quot; Top0200&quot;" office:value-type="string" office:string-value="(irreg. v) no.204 Top0200" calcext:value-type="string">
            <text:p>(irreg. v) no.204 Top020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vex</text:p>
          </table:table-cell>
          <table:table-cell table:number-columns-repeated="2" office:value-type="string" calcext:value-type="string">
            <text:p>vext/vexed</text:p>
          </table:table-cell>
          <table:table-cell office:value-type="string" calcext:value-type="string">
            <text:p>vexes</text:p>
          </table:table-cell>
          <table:table-cell office:value-type="string" calcext:value-type="string">
            <text:p>vexing</text:p>
          </table:table-cell>
          <table:table-cell table:number-columns-repeated="1015"/>
        </table:table-row>
        <table:table-row table:style-name="ro1">
          <table:table-cell table:formula="of:=&quot;I &quot; &amp; [.E206]" office:value-type="string" office:string-value="I weave" calcext:value-type="string">
            <text:p>I weave</text:p>
          </table:table-cell>
          <table:table-cell/>
          <table:table-cell table:style-name="ce2" table:formula="of:=&quot;(irreg. v) no.&quot; &amp; [.D206] &amp; &quot; Top0200&quot;" office:value-type="string" office:string-value="(irreg. v) no.205 Top0200" calcext:value-type="string">
            <text:p>(irreg. v) no.205 Top020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weave</text:p>
          </table:table-cell>
          <table:table-cell office:value-type="string" calcext:value-type="string">
            <text:p>wove</text:p>
          </table:table-cell>
          <table:table-cell office:value-type="string" calcext:value-type="string">
            <text:p>woven</text:p>
          </table:table-cell>
          <table:table-cell office:value-type="string" calcext:value-type="string">
            <text:p>weaves</text:p>
          </table:table-cell>
          <table:table-cell office:value-type="string" calcext:value-type="string">
            <text:p>weaving</text:p>
          </table:table-cell>
          <table:table-cell table:number-columns-repeated="1015"/>
        </table:table-row>
        <table:table-row table:style-name="ro1">
          <table:table-cell table:formula="of:=&quot;I &quot; &amp; [.E207]" office:value-type="string" office:string-value="I wed" calcext:value-type="string">
            <text:p>I wed</text:p>
          </table:table-cell>
          <table:table-cell/>
          <table:table-cell table:style-name="ce2" table:formula="of:=&quot;(irreg. v) no.&quot; &amp; [.D207] &amp; &quot; Top0200&quot;" office:value-type="string" office:string-value="(irreg. v) no.206 Top0200" calcext:value-type="string">
            <text:p>(irreg. v) no.206 Top020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wed</text:p>
          </table:table-cell>
          <table:table-cell table:number-columns-repeated="2" office:value-type="string" calcext:value-type="string">
            <text:p>wed/wedded</text:p>
          </table:table-cell>
          <table:table-cell office:value-type="string" calcext:value-type="string">
            <text:p>weds</text:p>
          </table:table-cell>
          <table:table-cell office:value-type="string" calcext:value-type="string">
            <text:p>wedding</text:p>
          </table:table-cell>
          <table:table-cell table:number-columns-repeated="1015"/>
        </table:table-row>
        <table:table-row table:style-name="ro1">
          <table:table-cell table:formula="of:=&quot;I &quot; &amp; [.E208]" office:value-type="string" office:string-value="I weep" calcext:value-type="string">
            <text:p>I weep</text:p>
          </table:table-cell>
          <table:table-cell/>
          <table:table-cell table:style-name="ce2" table:formula="of:=&quot;(irreg. v) no.&quot; &amp; [.D208] &amp; &quot; Top0200&quot;" office:value-type="string" office:string-value="(irreg. v) no.207 Top0200" calcext:value-type="string">
            <text:p>(irreg. v) no.207 Top020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weep</text:p>
          </table:table-cell>
          <table:table-cell table:number-columns-repeated="2" office:value-type="string" calcext:value-type="string">
            <text:p>wept</text:p>
          </table:table-cell>
          <table:table-cell office:value-type="string" calcext:value-type="string">
            <text:p>weeps</text:p>
          </table:table-cell>
          <table:table-cell office:value-type="string" calcext:value-type="string">
            <text:p>weeping</text:p>
          </table:table-cell>
          <table:table-cell table:number-columns-repeated="1015"/>
        </table:table-row>
        <table:table-row table:style-name="ro1">
          <table:table-cell table:formula="of:=&quot;I &quot; &amp; [.E209]" office:value-type="string" office:string-value="I wend" calcext:value-type="string">
            <text:p>I wend</text:p>
          </table:table-cell>
          <table:table-cell/>
          <table:table-cell table:style-name="ce2" table:formula="of:=&quot;(irreg. v) no.&quot; &amp; [.D209] &amp; &quot; Top0200&quot;" office:value-type="string" office:string-value="(irreg. v) no.208 Top0200" calcext:value-type="string">
            <text:p>(irreg. v) no.208 Top020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end</text:p>
          </table:table-cell>
          <table:table-cell table:number-columns-repeated="2" office:value-type="string" calcext:value-type="string">
            <text:p>wended/went</text:p>
          </table:table-cell>
          <table:table-cell office:value-type="string" calcext:value-type="string">
            <text:p>wends</text:p>
          </table:table-cell>
          <table:table-cell office:value-type="string" calcext:value-type="string">
            <text:p>wending</text:p>
          </table:table-cell>
          <table:table-cell table:number-columns-repeated="1015"/>
        </table:table-row>
        <table:table-row table:style-name="ro1">
          <table:table-cell table:formula="of:=&quot;I &quot; &amp; [.E210]" office:value-type="string" office:string-value="I wet" calcext:value-type="string">
            <text:p>I wet</text:p>
          </table:table-cell>
          <table:table-cell/>
          <table:table-cell table:style-name="ce2" table:formula="of:=&quot;(irreg. v) no.&quot; &amp; [.D210] &amp; &quot; Top0200&quot;" office:value-type="string" office:string-value="(irreg. v) no.209 Top0200" calcext:value-type="string">
            <text:p>(irreg. v) no.209 Top020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wet</text:p>
          </table:table-cell>
          <table:table-cell table:number-columns-repeated="2" office:value-type="string" calcext:value-type="string">
            <text:p>wet/wetted</text:p>
          </table:table-cell>
          <table:table-cell office:value-type="string" calcext:value-type="string">
            <text:p>wets</text:p>
          </table:table-cell>
          <table:table-cell office:value-type="string" calcext:value-type="string">
            <text:p>wetting</text:p>
          </table:table-cell>
          <table:table-cell table:number-columns-repeated="1015"/>
        </table:table-row>
        <table:table-row table:style-name="ro1">
          <table:table-cell table:formula="of:=&quot;I &quot; &amp; [.E211]" office:value-type="string" office:string-value="I withhold" calcext:value-type="string">
            <text:p>I withhold</text:p>
          </table:table-cell>
          <table:table-cell/>
          <table:table-cell table:style-name="ce2" table:formula="of:=&quot;(irreg. v) no.&quot; &amp; [.D211] &amp; &quot; Top0200&quot;" office:value-type="string" office:string-value="(irreg. v) no.210 Top0200" calcext:value-type="string">
            <text:p>(irreg. v) no.210 Top020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withhold</text:p>
          </table:table-cell>
          <table:table-cell table:number-columns-repeated="2" office:value-type="string" calcext:value-type="string">
            <text:p>withheld</text:p>
          </table:table-cell>
          <table:table-cell office:value-type="string" calcext:value-type="string">
            <text:p>withholds</text:p>
          </table:table-cell>
          <table:table-cell office:value-type="string" calcext:value-type="string">
            <text:p>withholding</text:p>
          </table:table-cell>
          <table:table-cell table:number-columns-repeated="1015"/>
        </table:table-row>
        <table:table-row table:style-name="ro1">
          <table:table-cell table:formula="of:=&quot;I &quot; &amp; [.E212]" office:value-type="string" office:string-value="I withstand" calcext:value-type="string">
            <text:p>I withstand</text:p>
          </table:table-cell>
          <table:table-cell/>
          <table:table-cell table:style-name="ce2" table:formula="of:=&quot;(irreg. v) no.&quot; &amp; [.D212] &amp; &quot; Top0200&quot;" office:value-type="string" office:string-value="(irreg. v) no.211 Top0200" calcext:value-type="string">
            <text:p>(irreg. v) no.211 Top020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withstand</text:p>
          </table:table-cell>
          <table:table-cell table:number-columns-repeated="2" office:value-type="string" calcext:value-type="string">
            <text:p>withstood</text:p>
          </table:table-cell>
          <table:table-cell office:value-type="string" calcext:value-type="string">
            <text:p>withstands</text:p>
          </table:table-cell>
          <table:table-cell office:value-type="string" calcext:value-type="string">
            <text:p>withstanding</text:p>
          </table:table-cell>
          <table:table-cell table:number-columns-repeated="1015"/>
        </table:table-row>
        <table:table-row table:style-name="ro1">
          <table:table-cell table:formula="of:=&quot;I &quot; &amp; [.E213]" office:value-type="string" office:string-value="I wring" calcext:value-type="string">
            <text:p>I wring</text:p>
          </table:table-cell>
          <table:table-cell/>
          <table:table-cell table:style-name="ce2" table:formula="of:=&quot;(irreg. v) no.&quot; &amp; [.D213] &amp; &quot; Top0200&quot;" office:value-type="string" office:string-value="(irreg. v) no.212 Top0200" calcext:value-type="string">
            <text:p>(irreg. v) no.212 Top020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wring</text:p>
          </table:table-cell>
          <table:table-cell table:number-columns-repeated="2" office:value-type="string" calcext:value-type="string">
            <text:p>wrung</text:p>
          </table:table-cell>
          <table:table-cell office:value-type="string" calcext:value-type="string">
            <text:p>wrings</text:p>
          </table:table-cell>
          <table:table-cell office:value-type="string" calcext:value-type="string">
            <text:p>wringing</text:p>
          </table:table-cell>
          <table:table-cell table:number-columns-repeated="1015"/>
        </table:table-row>
        <table:table-row table:style-name="ro1" table:number-rows-repeated="10483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regular en-th'.A2:'regular en-th'.AMH1048434" table:contains-header="false">
          <table:sort>
            <table:sort-by table:field-number="3" table:data-type="automatic"/>
            <table:sort-by table:field-number="0" table:data-type="automatic"/>
          </table:sort>
        </table:database-range>
        <table:database-range table:name="__Anonymous_Sheet_DB__1" table:target-range-address="'irregular en-th'.E2:'irregular en-th'.AMJ1048575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6T21:31:24.008679000</dc:date>
    <meta:generator>LibreOffice/4.1.3.2$MacOSX_x86 LibreOffice_project/70feb7d99726f064edab4605a8ab840c50ec57a</meta:generator>
    <meta:editing-duration>PT1H9M43S</meta:editing-duration>
    <meta:editing-cycles>31</meta:editing-cycles>
    <meta:document-statistic meta:table-count="2" meta:cell-count="6144" meta:object-count="0"/>
  </office:meta>
</office:document-meta>
</file>